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13mm"/>
    </style:style>
    <style:style style:name="co3" style:family="table-column">
      <style:table-column-properties fo:break-before="auto" style:column-width="41.05mm"/>
    </style:style>
    <style:style style:name="co4" style:family="table-column">
      <style:table-column-properties fo:break-before="auto" style:column-width="42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67.09mm" svg:y="11323.68mm">
            <draw:object draw:notify-on-update-of-ranges="Лист1.H2:Лист1.H25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target</text:p>
          </table:table-cell>
          <table:table-cell table:number-columns-repeated="3"/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01660245764879" calcext:value-type="float">
            <text:p>-0,0501660245764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01660245764879" calcext:value-type="float">
            <text:p>-0,050166024576488</text:p>
          </table:table-cell>
          <table:table-cell/>
          <table:table-cell table:formula="of:=([.B2]-[.F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382605563020996" calcext:value-type="float">
            <text:p>-0,03826055630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382605563020996" calcext:value-type="float">
            <text:p>-0,0382605563021</text:p>
          </table:table-cell>
          <table:table-cell/>
          <table:table-cell table:formula="of:=([.B3]-[.F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81075317936176" calcext:value-type="float">
            <text:p>-0,0081075317936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81075317936176" calcext:value-type="float">
            <text:p>-0,008107531793618</text:p>
          </table:table-cell>
          <table:table-cell/>
          <table:table-cell table:formula="of:=([.B4]-[.F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563411646237353" calcext:value-type="float">
            <text:p>-0,0563411646237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563411646237353" calcext:value-type="float">
            <text:p>-0,056341164623735</text:p>
          </table:table-cell>
          <table:table-cell/>
          <table:table-cell table:formula="of:=([.B5]-[.F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4511145599305" calcext:value-type="float">
            <text:p>0,0245111455993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24511145599305" calcext:value-type="float">
            <text:p>0,024511145599305</text:p>
          </table:table-cell>
          <table:table-cell/>
          <table:table-cell table:formula="of:=([.B6]-[.F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330971102297292" calcext:value-type="float">
            <text:p>-0,0330971102297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330971102297292" calcext:value-type="float">
            <text:p>-0,033097110229729</text:p>
          </table:table-cell>
          <table:table-cell/>
          <table:table-cell table:formula="of:=([.B7]-[.F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90615557033297" calcext:value-type="float">
            <text:p>-0,00906155570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90615557033297" calcext:value-type="float">
            <text:p>-0,00906155570333</text:p>
          </table:table-cell>
          <table:table-cell/>
          <table:table-cell table:formula="of:=([.B8]-[.F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588821900120751" calcext:value-type="float">
            <text:p>-0,0588821900120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588821900120751" calcext:value-type="float">
            <text:p>-0,058882190012075</text:p>
          </table:table-cell>
          <table:table-cell/>
          <table:table-cell table:formula="of:=([.B9]-[.F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490051572946415" calcext:value-type="float">
            <text:p>-0,04900515729464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490051572946415" calcext:value-type="float">
            <text:p>-0,049005157294642</text:p>
          </table:table-cell>
          <table:table-cell/>
          <table:table-cell table:formula="of:=([.B10]-[.F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667821660747117" calcext:value-type="float">
            <text:p>-0,0667821660747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667821660747117" calcext:value-type="float">
            <text:p>-0,066782166074712</text:p>
          </table:table-cell>
          <table:table-cell/>
          <table:table-cell table:formula="of:=([.B11]-[.F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695009789939771" calcext:value-type="float">
            <text:p>-0,06950097899397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0695009789939771" calcext:value-type="float">
            <text:p>-0,069500978993977</text:p>
          </table:table-cell>
          <table:table-cell/>
          <table:table-cell table:formula="of:=([.B12]-[.F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841458040269186" calcext:value-type="float">
            <text:p>-0,0841458040269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0841458040269186" calcext:value-type="float">
            <text:p>-0,084145804026919</text:p>
          </table:table-cell>
          <table:table-cell/>
          <table:table-cell table:formula="of:=([.B13]-[.F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18014512853324" calcext:value-type="float">
            <text:p>-0,0180145128533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0.018014512853324" calcext:value-type="float">
            <text:p>-0,018014512853324</text:p>
          </table:table-cell>
          <table:table-cell/>
          <table:table-cell table:formula="of:=([.B14]-[.F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3603401362702" calcext:value-type="float">
            <text:p>0,16360340136270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163603401362702" calcext:value-type="float">
            <text:p>0,163603401362702</text:p>
          </table:table-cell>
          <table:table-cell/>
          <table:table-cell table:formula="of:=([.B15]-[.F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678307981663098" calcext:value-type="float">
            <text:p>-0,067830798166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0678307981663098" calcext:value-type="float">
            <text:p>-0,06783079816631</text:p>
          </table:table-cell>
          <table:table-cell/>
          <table:table-cell table:formula="of:=([.B16]-[.F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428709585020457" calcext:value-type="float">
            <text:p>-0,04287095850204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0.0428709585020457" calcext:value-type="float">
            <text:p>-0,042870958502046</text:p>
          </table:table-cell>
          <table:table-cell/>
          <table:table-cell table:formula="of:=([.B17]-[.F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704064881773697" calcext:value-type="float">
            <text:p>-0,0704064881773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0.0704064881773697" calcext:value-type="float">
            <text:p>-0,07040648817737</text:p>
          </table:table-cell>
          <table:table-cell/>
          <table:table-cell table:formula="of:=([.B18]-[.F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468397979044265" calcext:value-type="float">
            <text:p>-0,0468397979044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0.0468397979044265" calcext:value-type="float">
            <text:p>-0,046839797904427</text:p>
          </table:table-cell>
          <table:table-cell/>
          <table:table-cell table:formula="of:=([.B19]-[.F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257772391515913" calcext:value-type="float">
            <text:p>-0,02577723915159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0.0257772391515913" calcext:value-type="float">
            <text:p>-0,025777239151591</text:p>
          </table:table-cell>
          <table:table-cell/>
          <table:table-cell table:formula="of:=([.B20]-[.F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475404241289945" calcext:value-type="float">
            <text:p>-0,04754042412899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0.0475404241289945" calcext:value-type="float">
            <text:p>-0,047540424128995</text:p>
          </table:table-cell>
          <table:table-cell/>
          <table:table-cell table:formula="of:=([.B21]-[.F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25068970514143" calcext:value-type="float">
            <text:p>-0,02506897051414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0.025068970514143" calcext:value-type="float">
            <text:p>-0,025068970514143</text:p>
          </table:table-cell>
          <table:table-cell/>
          <table:table-cell table:formula="of:=([.B22]-[.F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91926048772687" calcext:value-type="float">
            <text:p>0,19192604877268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191926048772687" calcext:value-type="float">
            <text:p>0,191926048772687</text:p>
          </table:table-cell>
          <table:table-cell/>
          <table:table-cell table:formula="of:=([.B23]-[.F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76368940755365" calcext:value-type="float">
            <text:p>0,17636894075536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176368940755365" calcext:value-type="float">
            <text:p>0,176368940755365</text:p>
          </table:table-cell>
          <table:table-cell/>
          <table:table-cell table:formula="of:=([.B24]-[.F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24300514369693" calcext:value-type="float">
            <text:p>0,02243005143696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0224300514369693" calcext:value-type="float">
            <text:p>0,022430051436969</text:p>
          </table:table-cell>
          <table:table-cell/>
          <table:table-cell table:formula="of:=([.B25]-[.F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127032298823992" calcext:value-type="float">
            <text:p>-0,01270322988239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0.0127032298823992" calcext:value-type="float">
            <text:p>-0,012703229882399</text:p>
          </table:table-cell>
          <table:table-cell/>
          <table:table-cell table:formula="of:=([.B26]-[.F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397156751458045" calcext:value-type="float">
            <text:p>-0,03971567514580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0.0397156751458045" calcext:value-type="float">
            <text:p>-0,039715675145805</text:p>
          </table:table-cell>
          <table:table-cell/>
          <table:table-cell table:formula="of:=([.B27]-[.F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28310841045958" calcext:value-type="float">
            <text:p>0,04283108410459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0428310841045958" calcext:value-type="float">
            <text:p>0,042831084104596</text:p>
          </table:table-cell>
          <table:table-cell/>
          <table:table-cell table:formula="of:=([.B28]-[.F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49087262068006" calcext:value-type="float">
            <text:p>0,14908726206800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149087262068006" calcext:value-type="float">
            <text:p>0,149087262068006</text:p>
          </table:table-cell>
          <table:table-cell/>
          <table:table-cell table:formula="of:=([.B29]-[.F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38944906815542" calcext:value-type="float">
            <text:p>-0,03894490681554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0.038944906815542" calcext:value-type="float">
            <text:p>-0,038944906815542</text:p>
          </table:table-cell>
          <table:table-cell/>
          <table:table-cell table:formula="of:=([.B30]-[.F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281226480515776" calcext:value-type="float">
            <text:p>-0,02812264805157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0.0281226480515776" calcext:value-type="float">
            <text:p>-0,028122648051578</text:p>
          </table:table-cell>
          <table:table-cell/>
          <table:table-cell table:formula="of:=([.B31]-[.F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9928391354258" calcext:value-type="float">
            <text:p>0,06992839135425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69928391354258" calcext:value-type="float">
            <text:p>0,069928391354258</text:p>
          </table:table-cell>
          <table:table-cell/>
          <table:table-cell table:formula="of:=([.B32]-[.F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541159736139522" calcext:value-type="float">
            <text:p>-0,05411597361395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0.0541159736139522" calcext:value-type="float">
            <text:p>-0,054115973613952</text:p>
          </table:table-cell>
          <table:table-cell/>
          <table:table-cell table:formula="of:=([.B33]-[.F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452903744853895" calcext:value-type="float">
            <text:p>-0,0452903744853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0.0452903744853895" calcext:value-type="float">
            <text:p>-0,04529037448539</text:p>
          </table:table-cell>
          <table:table-cell/>
          <table:table-cell table:formula="of:=([.B34]-[.F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154398012486192" calcext:value-type="float">
            <text:p>-0,0154398012486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0.0154398012486192" calcext:value-type="float">
            <text:p>-0,015439801248619</text:p>
          </table:table-cell>
          <table:table-cell/>
          <table:table-cell table:formula="of:=([.B35]-[.F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727734356858643" calcext:value-type="float">
            <text:p>-0,07277343568586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0.0727734356858643" calcext:value-type="float">
            <text:p>-0,072773435685864</text:p>
          </table:table-cell>
          <table:table-cell/>
          <table:table-cell table:formula="of:=([.B36]-[.F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364495252713207" calcext:value-type="float">
            <text:p>-0,03644952527132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0.0364495252713207" calcext:value-type="float">
            <text:p>-0,036449525271321</text:p>
          </table:table-cell>
          <table:table-cell/>
          <table:table-cell table:formula="of:=([.B37]-[.F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700185684911979" calcext:value-type="float">
            <text:p>-0,07001856849119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0.0700185684911979" calcext:value-type="float">
            <text:p>-0,070018568491198</text:p>
          </table:table-cell>
          <table:table-cell/>
          <table:table-cell table:formula="of:=([.B38]-[.F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553289808848622" calcext:value-type="float">
            <text:p>-0,05532898088486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0.0553289808848622" calcext:value-type="float">
            <text:p>-0,055328980884862</text:p>
          </table:table-cell>
          <table:table-cell/>
          <table:table-cell table:formula="of:=([.B39]-[.F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910799376437946" calcext:value-type="float">
            <text:p>-0,09107993764379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0.0910799376437946" calcext:value-type="float">
            <text:p>-0,091079937643795</text:p>
          </table:table-cell>
          <table:table-cell/>
          <table:table-cell table:formula="of:=([.B40]-[.F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56790013047156" calcext:value-type="float">
            <text:p>0,0556790013047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0556790013047156" calcext:value-type="float">
            <text:p>0,055679001304716</text:p>
          </table:table-cell>
          <table:table-cell/>
          <table:table-cell table:formula="of:=([.B41]-[.F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37432792477926" calcext:value-type="float">
            <text:p>0,09374327924779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937432792477926" calcext:value-type="float">
            <text:p>0,093743279247793</text:p>
          </table:table-cell>
          <table:table-cell/>
          <table:table-cell table:formula="of:=([.B42]-[.F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377873933799973" calcext:value-type="float">
            <text:p>-0,03778739337999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0.0377873933799973" calcext:value-type="float">
            <text:p>-0,037787393379997</text:p>
          </table:table-cell>
          <table:table-cell/>
          <table:table-cell table:formula="of:=([.B43]-[.F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88910998990148" calcext:value-type="float">
            <text:p>0,00188910998990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00188910998990148" calcext:value-type="float">
            <text:p>0,001889109989901</text:p>
          </table:table-cell>
          <table:table-cell/>
          <table:table-cell table:formula="of:=([.B44]-[.F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63507602752252" calcext:value-type="float">
            <text:p>0,16350760275225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163507602752252" calcext:value-type="float">
            <text:p>0,163507602752252</text:p>
          </table:table-cell>
          <table:table-cell/>
          <table:table-cell table:formula="of:=([.B45]-[.F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657579802715016" calcext:value-type="float">
            <text:p>-0,06575798027150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0.0657579802715016" calcext:value-type="float">
            <text:p>-0,065757980271502</text:p>
          </table:table-cell>
          <table:table-cell/>
          <table:table-cell table:formula="of:=([.B46]-[.F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686095664521077" calcext:value-type="float">
            <text:p>-0,06860956645210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0.0686095664521077" calcext:value-type="float">
            <text:p>-0,068609566452108</text:p>
          </table:table-cell>
          <table:table-cell/>
          <table:table-cell table:formula="of:=([.B47]-[.F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773716233378611" calcext:value-type="float">
            <text:p>-0,07737162333786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0.0773716233378611" calcext:value-type="float">
            <text:p>-0,077371623337861</text:p>
          </table:table-cell>
          <table:table-cell/>
          <table:table-cell table:formula="of:=([.B48]-[.F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556591022436151" calcext:value-type="float">
            <text:p>-0,05565910224361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0.0556591022436151" calcext:value-type="float">
            <text:p>-0,055659102243615</text:p>
          </table:table-cell>
          <table:table-cell/>
          <table:table-cell table:formula="of:=([.B49]-[.F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36752432296255" calcext:value-type="float">
            <text:p>0,136752432296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136752432296255" calcext:value-type="float">
            <text:p>0,136752432296255</text:p>
          </table:table-cell>
          <table:table-cell/>
          <table:table-cell table:formula="of:=([.B50]-[.F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674370356050023" calcext:value-type="float">
            <text:p>-0,06743703560500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0.0674370356050023" calcext:value-type="float">
            <text:p>-0,067437035605002</text:p>
          </table:table-cell>
          <table:table-cell/>
          <table:table-cell table:formula="of:=([.B51]-[.F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695624164602668" calcext:value-type="float">
            <text:p>-0,06956241646026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0.0695624164602668" calcext:value-type="float">
            <text:p>-0,069562416460267</text:p>
          </table:table-cell>
          <table:table-cell/>
          <table:table-cell table:formula="of:=([.B52]-[.F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0415288060450884" calcext:value-type="float">
            <text:p>-0,041528806045088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0.0415288060450884" calcext:value-type="float">
            <text:p>-0,041528806045089</text:p>
          </table:table-cell>
          <table:table-cell/>
          <table:table-cell table:formula="of:=([.B53]-[.F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650785606225378" calcext:value-type="float">
            <text:p>-0,06507856062253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0.0650785606225378" calcext:value-type="float">
            <text:p>-0,065078560622538</text:p>
          </table:table-cell>
          <table:table-cell/>
          <table:table-cell table:formula="of:=([.B54]-[.F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0626883519520446" calcext:value-type="float">
            <text:p>-0,06268835195204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0.0626883519520446" calcext:value-type="float">
            <text:p>-0,062688351952045</text:p>
          </table:table-cell>
          <table:table-cell/>
          <table:table-cell table:formula="of:=([.B55]-[.F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37185348946501" calcext:value-type="float">
            <text:p>0,13718534894650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137185348946501" calcext:value-type="float">
            <text:p>0,137185348946501</text:p>
          </table:table-cell>
          <table:table-cell/>
          <table:table-cell table:formula="of:=([.B56]-[.F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323528852210517" calcext:value-type="float">
            <text:p>-0,03235288522105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0.0323528852210517" calcext:value-type="float">
            <text:p>-0,032352885221052</text:p>
          </table:table-cell>
          <table:table-cell/>
          <table:table-cell table:formula="of:=([.B57]-[.F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93073636999665" calcext:value-type="float">
            <text:p>-0,09307363699966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0.093073636999665" calcext:value-type="float">
            <text:p>-0,093073636999665</text:p>
          </table:table-cell>
          <table:table-cell/>
          <table:table-cell table:formula="of:=([.B58]-[.F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619602706392995" calcext:value-type="float">
            <text:p>-0,061960270639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0.0619602706392995" calcext:value-type="float">
            <text:p>-0,0619602706393</text:p>
          </table:table-cell>
          <table:table-cell/>
          <table:table-cell table:formula="of:=([.B59]-[.F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0359812912971439" calcext:value-type="float">
            <text:p>-0,03598129129714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0.0359812912971439" calcext:value-type="float">
            <text:p>-0,035981291297144</text:p>
          </table:table-cell>
          <table:table-cell/>
          <table:table-cell table:formula="of:=([.B60]-[.F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474876090043286" calcext:value-type="float">
            <text:p>-0,04748760900432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0.0474876090043286" calcext:value-type="float">
            <text:p>-0,047487609004329</text:p>
          </table:table-cell>
          <table:table-cell/>
          <table:table-cell table:formula="of:=([.B61]-[.F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284202053992754" calcext:value-type="float">
            <text:p>-0,02842020539927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0.0284202053992754" calcext:value-type="float">
            <text:p>-0,028420205399275</text:p>
          </table:table-cell>
          <table:table-cell/>
          <table:table-cell table:formula="of:=([.B62]-[.F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0237934557051812" calcext:value-type="float">
            <text:p>-0,00237934557051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0.00237934557051812" calcext:value-type="float">
            <text:p>-0,002379345570518</text:p>
          </table:table-cell>
          <table:table-cell/>
          <table:table-cell table:formula="of:=([.B63]-[.F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0486923389517265" calcext:value-type="float">
            <text:p>-0,04869233895172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0.0486923389517265" calcext:value-type="float">
            <text:p>-0,048692338951727</text:p>
          </table:table-cell>
          <table:table-cell/>
          <table:table-cell table:formula="of:=([.B64]-[.F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39503035503606" calcext:value-type="float">
            <text:p>0,13950303550360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139503035503606" calcext:value-type="float">
            <text:p>0,139503035503606</text:p>
          </table:table-cell>
          <table:table-cell/>
          <table:table-cell table:formula="of:=([.B65]-[.F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0307018307408648" calcext:value-type="float">
            <text:p>-0,00307018307408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0.00307018307408648" calcext:value-type="float">
            <text:p>-0,003070183074086</text:p>
          </table:table-cell>
          <table:table-cell/>
          <table:table-cell table:formula="of:=([.B66]-[.F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0585453536954416" calcext:value-type="float">
            <text:p>-0,05854535369544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0.0585453536954416" calcext:value-type="float">
            <text:p>-0,058545353695442</text:p>
          </table:table-cell>
          <table:table-cell/>
          <table:table-cell table:formula="of:=([.B67]-[.F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614014878920968" calcext:value-type="float">
            <text:p>-0,06140148789209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0.0614014878920968" calcext:value-type="float">
            <text:p>-0,061401487892097</text:p>
          </table:table-cell>
          <table:table-cell/>
          <table:table-cell table:formula="of:=([.B68]-[.F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52142609671321" calcext:value-type="float">
            <text:p>0,15214260967132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152142609671321" calcext:value-type="float">
            <text:p>0,152142609671321</text:p>
          </table:table-cell>
          <table:table-cell/>
          <table:table-cell table:formula="of:=([.B69]-[.F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0595004202889643" calcext:value-type="float">
            <text:p>-0,05950042028896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0.0595004202889643" calcext:value-type="float">
            <text:p>-0,059500420288964</text:p>
          </table:table-cell>
          <table:table-cell/>
          <table:table-cell table:formula="of:=([.B70]-[.F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8404612913093" calcext:value-type="float">
            <text:p>0,1840461291309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18404612913093" calcext:value-type="float">
            <text:p>0,18404612913093</text:p>
          </table:table-cell>
          <table:table-cell/>
          <table:table-cell table:formula="of:=([.B71]-[.F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223645381842455" calcext:value-type="float">
            <text:p>-0,02236453818424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0.0223645381842455" calcext:value-type="float">
            <text:p>-0,022364538184246</text:p>
          </table:table-cell>
          <table:table-cell/>
          <table:table-cell table:formula="of:=([.B72]-[.F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658583829461093" calcext:value-type="float">
            <text:p>0,06585838294610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0658583829461093" calcext:value-type="float">
            <text:p>0,065858382946109</text:p>
          </table:table-cell>
          <table:table-cell/>
          <table:table-cell table:formula="of:=([.B73]-[.F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0328743658875323" calcext:value-type="float">
            <text:p>-0,03287436588753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0.0328743658875323" calcext:value-type="float">
            <text:p>-0,032874365887532</text:p>
          </table:table-cell>
          <table:table-cell/>
          <table:table-cell table:formula="of:=([.B74]-[.F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0417892023295112" calcext:value-type="float">
            <text:p>-0,04178920232951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0.0417892023295112" calcext:value-type="float">
            <text:p>-0,041789202329511</text:p>
          </table:table-cell>
          <table:table-cell/>
          <table:table-cell table:formula="of:=([.B75]-[.F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739028555650775" calcext:value-type="float">
            <text:p>-0,07390285556507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0.0739028555650775" calcext:value-type="float">
            <text:p>-0,073902855565078</text:p>
          </table:table-cell>
          <table:table-cell/>
          <table:table-cell table:formula="of:=([.B76]-[.F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395028145230378" calcext:value-type="float">
            <text:p>-0,03950281452303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0.0395028145230378" calcext:value-type="float">
            <text:p>-0,039502814523038</text:p>
          </table:table-cell>
          <table:table-cell/>
          <table:table-cell table:formula="of:=([.B77]-[.F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431320082558917" calcext:value-type="float">
            <text:p>-0,04313200825589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1" office:value-type="float" office:value="-0.0431320082558917" calcext:value-type="float">
            <text:p>-4,31E-02</text:p>
          </table:table-cell>
          <table:table-cell/>
          <table:table-cell table:formula="of:=([.B78]-[.F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0369571424311741" calcext:value-type="float">
            <text:p>-0,03695714243117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0.0369571424311741" calcext:value-type="float">
            <text:p>-0,036957142431174</text:p>
          </table:table-cell>
          <table:table-cell/>
          <table:table-cell table:formula="of:=([.B79]-[.F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13934629643362" calcext:value-type="float">
            <text:p>0,01139346296433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0113934629643362" calcext:value-type="float">
            <text:p>0,011393462964336</text:p>
          </table:table-cell>
          <table:table-cell/>
          <table:table-cell table:formula="of:=([.B80]-[.F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0283047434643409" calcext:value-type="float">
            <text:p>-0,02830474346434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0.0283047434643409" calcext:value-type="float">
            <text:p>-0,028304743464341</text:p>
          </table:table-cell>
          <table:table-cell/>
          <table:table-cell table:formula="of:=([.B81]-[.F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0668822996343" calcext:value-type="float">
            <text:p>0,10066882299634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100668822996343" calcext:value-type="float">
            <text:p>0,100668822996343</text:p>
          </table:table-cell>
          <table:table-cell/>
          <table:table-cell table:formula="of:=([.B82]-[.F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0331553750149344" calcext:value-type="float">
            <text:p>-0,03315537501493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0.0331553750149344" calcext:value-type="float">
            <text:p>-0,033155375014935</text:p>
          </table:table-cell>
          <table:table-cell/>
          <table:table-cell table:formula="of:=([.B83]-[.F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25372978909772" calcext:value-type="float">
            <text:p>0,03253729789097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0325372978909772" calcext:value-type="float">
            <text:p>0,032537297890977</text:p>
          </table:table-cell>
          <table:table-cell/>
          <table:table-cell table:formula="of:=([.B84]-[.F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399034287015058" calcext:value-type="float">
            <text:p>0,00399034287015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00399034287015058" calcext:value-type="float">
            <text:p>0,003990342870151</text:p>
          </table:table-cell>
          <table:table-cell/>
          <table:table-cell table:formula="of:=([.B85]-[.F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740934350760554" calcext:value-type="float">
            <text:p>-0,07409343507605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0.0740934350760554" calcext:value-type="float">
            <text:p>-0,074093435076055</text:p>
          </table:table-cell>
          <table:table-cell/>
          <table:table-cell table:formula="of:=([.B86]-[.F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0662022172744042" calcext:value-type="float">
            <text:p>-0,06620221727440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0.0662022172744042" calcext:value-type="float">
            <text:p>-0,066202217274404</text:p>
          </table:table-cell>
          <table:table-cell/>
          <table:table-cell table:formula="of:=([.B87]-[.F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000480644231234409" calcext:value-type="float">
            <text:p>-0,00048064423123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0.000480644231234409" calcext:value-type="float">
            <text:p>-0,000480644231234</text:p>
          </table:table-cell>
          <table:table-cell/>
          <table:table-cell table:formula="of:=([.B88]-[.F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77760041268394" calcext:value-type="float">
            <text:p>0,05777600412683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0577760041268394" calcext:value-type="float">
            <text:p>0,05777600412684</text:p>
          </table:table-cell>
          <table:table-cell/>
          <table:table-cell table:formula="of:=([.B89]-[.F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26920482766615" calcext:value-type="float">
            <text:p>0,01269204827666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0126920482766615" calcext:value-type="float">
            <text:p>0,012692048276662</text:p>
          </table:table-cell>
          <table:table-cell/>
          <table:table-cell table:formula="of:=([.B90]-[.F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0701226291870741" calcext:value-type="float">
            <text:p>-0,07012262918707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0.0701226291870741" calcext:value-type="float">
            <text:p>-0,070122629187074</text:p>
          </table:table-cell>
          <table:table-cell/>
          <table:table-cell table:formula="of:=([.B91]-[.F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419758021015159" calcext:value-type="float">
            <text:p>-0,04197580210151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0.0419758021015159" calcext:value-type="float">
            <text:p>-0,041975802101516</text:p>
          </table:table-cell>
          <table:table-cell/>
          <table:table-cell table:formula="of:=([.B92]-[.F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0360858920140565" calcext:value-type="float">
            <text:p>-0,03608589201405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-0.0360858920140565" calcext:value-type="float">
            <text:p>-0,036085892014057</text:p>
          </table:table-cell>
          <table:table-cell/>
          <table:table-cell table:formula="of:=([.B93]-[.F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338280060138843" calcext:value-type="float">
            <text:p>0,03382800601388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0338280060138843" calcext:value-type="float">
            <text:p>0,033828006013884</text:p>
          </table:table-cell>
          <table:table-cell/>
          <table:table-cell table:formula="of:=([.B94]-[.F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0358691302996505" calcext:value-type="float">
            <text:p>-0,03586913029965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-0.0358691302996505" calcext:value-type="float">
            <text:p>-0,035869130299651</text:p>
          </table:table-cell>
          <table:table-cell/>
          <table:table-cell table:formula="of:=([.B95]-[.F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69905692760356" calcext:value-type="float">
            <text:p>0,01699056927603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0169905692760356" calcext:value-type="float">
            <text:p>0,016990569276036</text:p>
          </table:table-cell>
          <table:table-cell/>
          <table:table-cell table:formula="of:=([.B96]-[.F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0550172339333426" calcext:value-type="float">
            <text:p>-0,05501723393334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0.0550172339333426" calcext:value-type="float">
            <text:p>-0,055017233933343</text:p>
          </table:table-cell>
          <table:table-cell/>
          <table:table-cell table:formula="of:=([.B97]-[.F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0566252387684487" calcext:value-type="float">
            <text:p>-0,05662523876844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-0.0566252387684487" calcext:value-type="float">
            <text:p>-0,056625238768449</text:p>
          </table:table-cell>
          <table:table-cell/>
          <table:table-cell table:formula="of:=([.B98]-[.F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0516660897616674" calcext:value-type="float">
            <text:p>-0,05166608976166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-0.0516660897616674" calcext:value-type="float">
            <text:p>-0,051666089761668</text:p>
          </table:table-cell>
          <table:table-cell/>
          <table:table-cell table:formula="of:=([.B99]-[.F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228713140624891" calcext:value-type="float">
            <text:p>-0,022871314062489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-0.0228713140624891" calcext:value-type="float">
            <text:p>-0,022871314062489</text:p>
          </table:table-cell>
          <table:table-cell/>
          <table:table-cell table:formula="of:=([.B100]-[.F1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231815314500732" calcext:value-type="float">
            <text:p>-0,02318153145007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-0.0231815314500732" calcext:value-type="float">
            <text:p>-0,023181531450073</text:p>
          </table:table-cell>
          <table:table-cell/>
          <table:table-cell table:formula="of:=([.B101]-[.F1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5954211809058" calcext:value-type="float">
            <text:p>0,10595421180905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05954211809058" calcext:value-type="float">
            <text:p>0,105954211809058</text:p>
          </table:table-cell>
          <table:table-cell/>
          <table:table-cell table:formula="of:=([.B102]-[.F1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00591556067744214" calcext:value-type="float">
            <text:p>-0,00591556067744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-0.00591556067744214" calcext:value-type="float">
            <text:p>-0,005915560677442</text:p>
          </table:table-cell>
          <table:table-cell/>
          <table:table-cell table:formula="of:=([.B103]-[.F1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7176517830133" calcext:value-type="float">
            <text:p>0,01717651783013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017176517830133" calcext:value-type="float">
            <text:p>0,017176517830133</text:p>
          </table:table-cell>
          <table:table-cell/>
          <table:table-cell table:formula="of:=([.B104]-[.F1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0320455794721925" calcext:value-type="float">
            <text:p>-0,032045579472193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-0.0320455794721925" calcext:value-type="float">
            <text:p>-0,032045579472193</text:p>
          </table:table-cell>
          <table:table-cell/>
          <table:table-cell table:formula="of:=([.B105]-[.F1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0797856305457848" calcext:value-type="float">
            <text:p>-0,07978563054578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-0.0797856305457848" calcext:value-type="float">
            <text:p>-0,079785630545785</text:p>
          </table:table-cell>
          <table:table-cell/>
          <table:table-cell table:formula="of:=([.B106]-[.F1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0114945918548479" calcext:value-type="float">
            <text:p>-0,01149459185484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-0.0114945918548479" calcext:value-type="float">
            <text:p>-0,011494591854848</text:p>
          </table:table-cell>
          <table:table-cell/>
          <table:table-cell table:formula="of:=([.B107]-[.F1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0558540824061191" calcext:value-type="float">
            <text:p>-0,055854082406119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-0.0558540824061191" calcext:value-type="float">
            <text:p>-0,055854082406119</text:p>
          </table:table-cell>
          <table:table-cell/>
          <table:table-cell table:formula="of:=([.B108]-[.F1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0253586692525138" calcext:value-type="float">
            <text:p>-0,02535866925251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-0.0253586692525138" calcext:value-type="float">
            <text:p>-0,025358669252514</text:p>
          </table:table-cell>
          <table:table-cell/>
          <table:table-cell table:formula="of:=([.B109]-[.F1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0893654179055821" calcext:value-type="float">
            <text:p>-0,08936541790558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-0.0893654179055821" calcext:value-type="float">
            <text:p>-0,089365417905582</text:p>
          </table:table-cell>
          <table:table-cell/>
          <table:table-cell table:formula="of:=([.B110]-[.F1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0101491896265371" calcext:value-type="float">
            <text:p>-0,01014918962653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-0.0101491896265371" calcext:value-type="float">
            <text:p>-0,010149189626537</text:p>
          </table:table-cell>
          <table:table-cell/>
          <table:table-cell table:formula="of:=([.B111]-[.F1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0.000000363649139564919" calcext:value-type="float">
            <text:p>3,64E-0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style-name="ce1" office:value-type="float" office:value="0.000000363649139564919" calcext:value-type="float">
            <text:p>3,64E-07</text:p>
          </table:table-cell>
          <table:table-cell/>
          <table:table-cell table:formula="of:=([.B112]-[.F1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0695009789939771" calcext:value-type="float">
            <text:p>-0,06950097899397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-0.0695009789939771" calcext:value-type="float">
            <text:p>-0,069500978993977</text:p>
          </table:table-cell>
          <table:table-cell/>
          <table:table-cell table:formula="of:=([.B113]-[.F1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015289860683218" calcext:value-type="float">
            <text:p>-0,015289860683218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-0.015289860683218" calcext:value-type="float">
            <text:p>-0,015289860683218</text:p>
          </table:table-cell>
          <table:table-cell/>
          <table:table-cell table:formula="of:=([.B114]-[.F1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0410469525797804" calcext:value-type="float">
            <text:p>-0,0410469525797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-0.0410469525797804" calcext:value-type="float">
            <text:p>-0,04104695257978</text:p>
          </table:table-cell>
          <table:table-cell/>
          <table:table-cell table:formula="of:=([.B115]-[.F1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22888147011926" calcext:value-type="float">
            <text:p>0,122888147011926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122888147011926" calcext:value-type="float">
            <text:p>0,122888147011926</text:p>
          </table:table-cell>
          <table:table-cell/>
          <table:table-cell table:formula="of:=([.B116]-[.F116])^2" office:value-type="float" office:value="2.35926418187436E-031" calcext:value-type="float">
            <text:p>2,35926418187436E-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0627843593502616" calcext:value-type="float">
            <text:p>-0,06278435935026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-0.0627843593502616" calcext:value-type="float">
            <text:p>-0,062784359350262</text:p>
          </table:table-cell>
          <table:table-cell/>
          <table:table-cell table:formula="of:=([.B117]-[.F1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274442400900453" calcext:value-type="float">
            <text:p>0,027444240090045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0.0274442400900453" calcext:value-type="float">
            <text:p>0,027444240090045</text:p>
          </table:table-cell>
          <table:table-cell/>
          <table:table-cell table:formula="of:=([.B118]-[.F1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0154242897921561" calcext:value-type="float">
            <text:p>-0,015424289792156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-0.0154242897921561" calcext:value-type="float">
            <text:p>-0,015424289792156</text:p>
          </table:table-cell>
          <table:table-cell/>
          <table:table-cell table:formula="of:=([.B119]-[.F1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00422965460576144" calcext:value-type="float">
            <text:p>-0,00422965460576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-0.00422965460576144" calcext:value-type="float">
            <text:p>-0,004229654605761</text:p>
          </table:table-cell>
          <table:table-cell/>
          <table:table-cell table:formula="of:=([.B120]-[.F1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0206040417642142" calcext:value-type="float">
            <text:p>-0,02060404176421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-0.0206040417642142" calcext:value-type="float">
            <text:p>-0,020604041764214</text:p>
          </table:table-cell>
          <table:table-cell/>
          <table:table-cell table:formula="of:=([.B121]-[.F1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40381324377153" calcext:value-type="float">
            <text:p>0,14038132437715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140381324377153" calcext:value-type="float">
            <text:p>0,140381324377153</text:p>
          </table:table-cell>
          <table:table-cell/>
          <table:table-cell table:formula="of:=([.B122]-[.F1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0478901251533614" calcext:value-type="float">
            <text:p>-0,047890125153361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-0.0478901251533614" calcext:value-type="float">
            <text:p>-0,047890125153362</text:p>
          </table:table-cell>
          <table:table-cell/>
          <table:table-cell table:formula="of:=([.B123]-[.F1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87664658190462" calcext:value-type="float">
            <text:p>0,187664658190462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0.187664658190462" calcext:value-type="float">
            <text:p>0,187664658190462</text:p>
          </table:table-cell>
          <table:table-cell/>
          <table:table-cell table:formula="of:=([.B124]-[.F1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00889648556140172" calcext:value-type="float">
            <text:p>-0,00889648556140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-0.00889648556140172" calcext:value-type="float">
            <text:p>-0,008896485561402</text:p>
          </table:table-cell>
          <table:table-cell/>
          <table:table-cell table:formula="of:=([.B125]-[.F1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15657684343633" calcext:value-type="float">
            <text:p>0,11565768434363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115657684343633" calcext:value-type="float">
            <text:p>0,115657684343633</text:p>
          </table:table-cell>
          <table:table-cell/>
          <table:table-cell table:formula="of:=([.B126]-[.F1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0180931257700374" calcext:value-type="float">
            <text:p>-0,01809312577003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-0.0180931257700374" calcext:value-type="float">
            <text:p>-0,018093125770037</text:p>
          </table:table-cell>
          <table:table-cell/>
          <table:table-cell table:formula="of:=([.B127]-[.F1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0123451472188802" calcext:value-type="float">
            <text:p>-0,0123451472188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-0.0123451472188802" calcext:value-type="float">
            <text:p>-0,01234514721888</text:p>
          </table:table-cell>
          <table:table-cell/>
          <table:table-cell table:formula="of:=([.B128]-[.F1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0.0480715696473562" calcext:value-type="float">
            <text:p>-0,048071569647356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-0.0480715696473562" calcext:value-type="float">
            <text:p>-0,048071569647356</text:p>
          </table:table-cell>
          <table:table-cell/>
          <table:table-cell table:formula="of:=([.B129]-[.F1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00520371229744676" calcext:value-type="float">
            <text:p>-0,00520371229744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0.00520371229744676" calcext:value-type="float">
            <text:p>-0,005203712297447</text:p>
          </table:table-cell>
          <table:table-cell/>
          <table:table-cell table:formula="of:=([.B130]-[.F1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0566364275162942" calcext:value-type="float">
            <text:p>-0,056636427516294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0.0566364275162942" calcext:value-type="float">
            <text:p>-0,056636427516294</text:p>
          </table:table-cell>
          <table:table-cell/>
          <table:table-cell table:formula="of:=([.B131]-[.F1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0263004815623577" calcext:value-type="float">
            <text:p>-0,02630048156235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0.0263004815623577" calcext:value-type="float">
            <text:p>-0,026300481562358</text:p>
          </table:table-cell>
          <table:table-cell/>
          <table:table-cell table:formula="of:=([.B132]-[.F1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44423292968486" calcext:value-type="float">
            <text:p>0,044423292968486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0.044423292968486" calcext:value-type="float">
            <text:p>0,044423292968486</text:p>
          </table:table-cell>
          <table:table-cell/>
          <table:table-cell table:formula="of:=([.B133]-[.F1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0625083307862911" calcext:value-type="float">
            <text:p>-0,06250833078629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0.0625083307862911" calcext:value-type="float">
            <text:p>-0,062508330786291</text:p>
          </table:table-cell>
          <table:table-cell/>
          <table:table-cell table:formula="of:=([.B134]-[.F1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0474902289840822" calcext:value-type="float">
            <text:p>-0,047490228984082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0.0474902289840822" calcext:value-type="float">
            <text:p>-0,047490228984082</text:p>
          </table:table-cell>
          <table:table-cell/>
          <table:table-cell table:formula="of:=([.B135]-[.F1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0338809922312967" calcext:value-type="float">
            <text:p>-0,033880992231297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0.0338809922312967" calcext:value-type="float">
            <text:p>-0,033880992231297</text:p>
          </table:table-cell>
          <table:table-cell/>
          <table:table-cell table:formula="of:=([.B136]-[.F1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47624869169274" calcext:value-type="float">
            <text:p>0,147624869169274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147624869169274" calcext:value-type="float">
            <text:p>0,147624869169274</text:p>
          </table:table-cell>
          <table:table-cell/>
          <table:table-cell table:formula="of:=([.B137]-[.F1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0298781484550726" calcext:value-type="float">
            <text:p>-0,02987814845507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0.0298781484550726" calcext:value-type="float">
            <text:p>-0,029878148455073</text:p>
          </table:table-cell>
          <table:table-cell/>
          <table:table-cell table:formula="of:=([.B138]-[.F1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528690438601686" calcext:value-type="float">
            <text:p>0,005286904386017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0.00528690438601686" calcext:value-type="float">
            <text:p>0,005286904386017</text:p>
          </table:table-cell>
          <table:table-cell/>
          <table:table-cell table:formula="of:=([.B139]-[.F1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0418096567565196" calcext:value-type="float">
            <text:p>-0,0418096567565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0.0418096567565196" calcext:value-type="float">
            <text:p>-0,04180965675652</text:p>
          </table:table-cell>
          <table:table-cell/>
          <table:table-cell table:formula="of:=([.B140]-[.F1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0472597184809912" calcext:value-type="float">
            <text:p>-0,047259718480991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0.0472597184809912" calcext:value-type="float">
            <text:p>-0,047259718480991</text:p>
          </table:table-cell>
          <table:table-cell/>
          <table:table-cell table:formula="of:=([.B141]-[.F1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068660399643948" calcext:value-type="float">
            <text:p>-0,06866039964394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0.068660399643948" calcext:value-type="float">
            <text:p>-0,068660399643948</text:p>
          </table:table-cell>
          <table:table-cell/>
          <table:table-cell table:formula="of:=([.B142]-[.F1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025747946517401" calcext:value-type="float">
            <text:p>-0,02574794651740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0.025747946517401" calcext:value-type="float">
            <text:p>-0,025747946517401</text:p>
          </table:table-cell>
          <table:table-cell/>
          <table:table-cell table:formula="of:=([.B143]-[.F1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0199096938823686" calcext:value-type="float">
            <text:p>-0,019909693882369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0.0199096938823686" calcext:value-type="float">
            <text:p>-0,019909693882369</text:p>
          </table:table-cell>
          <table:table-cell/>
          <table:table-cell table:formula="of:=([.B144]-[.F1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0327162379024105" calcext:value-type="float">
            <text:p>-0,03271623790241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0.0327162379024105" calcext:value-type="float">
            <text:p>-0,032716237902411</text:p>
          </table:table-cell>
          <table:table-cell/>
          <table:table-cell table:formula="of:=([.B145]-[.F1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136516767248991" calcext:value-type="float">
            <text:p>0,00013651676724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0.000136516767248991" calcext:value-type="float">
            <text:p>0,000136516767249</text:p>
          </table:table-cell>
          <table:table-cell/>
          <table:table-cell table:formula="of:=([.B146]-[.F1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0258670312990404" calcext:value-type="float">
            <text:p>-0,02586703129904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-0.0258670312990404" calcext:value-type="float">
            <text:p>-0,025867031299041</text:p>
          </table:table-cell>
          <table:table-cell/>
          <table:table-cell table:formula="of:=([.B147]-[.F1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13257749666994" calcext:value-type="float">
            <text:p>0,113257749666994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0.113257749666994" calcext:value-type="float">
            <text:p>0,113257749666994</text:p>
          </table:table-cell>
          <table:table-cell/>
          <table:table-cell table:formula="of:=([.B148]-[.F1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710957502816755" calcext:value-type="float">
            <text:p>-0,071095750281676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-0.0710957502816755" calcext:value-type="float">
            <text:p>-0,071095750281676</text:p>
          </table:table-cell>
          <table:table-cell/>
          <table:table-cell table:formula="of:=([.B149]-[.F1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07885128231685" calcext:value-type="float">
            <text:p>-0,07885128231685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-0.07885128231685" calcext:value-type="float">
            <text:p>-0,07885128231685</text:p>
          </table:table-cell>
          <table:table-cell/>
          <table:table-cell table:formula="of:=([.B150]-[.F1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0727669189842404" calcext:value-type="float">
            <text:p>-0,07276691898424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-0.0727669189842404" calcext:value-type="float">
            <text:p>-0,07276691898424</text:p>
          </table:table-cell>
          <table:table-cell/>
          <table:table-cell table:formula="of:=([.B151]-[.F1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0620778598667562" calcext:value-type="float">
            <text:p>-0,06207785986675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-0.0620778598667562" calcext:value-type="float">
            <text:p>-0,062077859866756</text:p>
          </table:table-cell>
          <table:table-cell/>
          <table:table-cell table:formula="of:=([.B152]-[.F1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float" office:value="0.0000132829465049018" calcext:value-type="float">
            <text:p>1,33E-0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ce1" office:value-type="float" office:value="0.0000132829465049018" calcext:value-type="float">
            <text:p>1,33E-05</text:p>
          </table:table-cell>
          <table:table-cell/>
          <table:table-cell table:formula="of:=([.B153]-[.F1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0433643203961733" calcext:value-type="float">
            <text:p>-0,043364320396173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-0.0433643203961733" calcext:value-type="float">
            <text:p>-0,043364320396173</text:p>
          </table:table-cell>
          <table:table-cell/>
          <table:table-cell table:formula="of:=([.B154]-[.F1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0833340218443614" calcext:value-type="float">
            <text:p>-0,08333402184436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-0.0833340218443614" calcext:value-type="float">
            <text:p>-0,083334021844362</text:p>
          </table:table-cell>
          <table:table-cell/>
          <table:table-cell table:formula="of:=([.B155]-[.F1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31395815046134" calcext:value-type="float">
            <text:p>0,043139581504613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0.0431395815046134" calcext:value-type="float">
            <text:p>0,043139581504614</text:p>
          </table:table-cell>
          <table:table-cell/>
          <table:table-cell table:formula="of:=([.B156]-[.F1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0325654633272736" calcext:value-type="float">
            <text:p>-0,032565463327274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-0.0325654633272736" calcext:value-type="float">
            <text:p>-0,032565463327274</text:p>
          </table:table-cell>
          <table:table-cell/>
          <table:table-cell table:formula="of:=([.B157]-[.F1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0536125494040691" calcext:value-type="float">
            <text:p>-0,05361254940406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-0.0536125494040691" calcext:value-type="float">
            <text:p>-0,053612549404069</text:p>
          </table:table-cell>
          <table:table-cell/>
          <table:table-cell table:formula="of:=([.B158]-[.F1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0134702645288279" calcext:value-type="float">
            <text:p>-0,013470264528828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-0.0134702645288279" calcext:value-type="float">
            <text:p>-0,013470264528828</text:p>
          </table:table-cell>
          <table:table-cell/>
          <table:table-cell table:formula="of:=([.B159]-[.F1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29489973082089" calcext:value-type="float">
            <text:p>0,129489973082089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0.129489973082089" calcext:value-type="float">
            <text:p>0,129489973082089</text:p>
          </table:table-cell>
          <table:table-cell/>
          <table:table-cell table:formula="of:=([.B160]-[.F1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0816074196629676" calcext:value-type="float">
            <text:p>-0,081607419662968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-0.0816074196629676" calcext:value-type="float">
            <text:p>-0,081607419662968</text:p>
          </table:table-cell>
          <table:table-cell/>
          <table:table-cell table:formula="of:=([.B161]-[.F1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0304680395742257" calcext:value-type="float">
            <text:p>-0,030468039574226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-0.0304680395742257" calcext:value-type="float">
            <text:p>-0,030468039574226</text:p>
          </table:table-cell>
          <table:table-cell/>
          <table:table-cell table:formula="of:=([.B162]-[.F1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450984603980879" calcext:value-type="float">
            <text:p>0,00450984603980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0.00450984603980879" calcext:value-type="float">
            <text:p>0,004509846039809</text:p>
          </table:table-cell>
          <table:table-cell/>
          <table:table-cell table:formula="of:=([.B163]-[.F1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00520371229744676" calcext:value-type="float">
            <text:p>-0,00520371229744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-0.00520371229744676" calcext:value-type="float">
            <text:p>-0,005203712297447</text:p>
          </table:table-cell>
          <table:table-cell/>
          <table:table-cell table:formula="of:=([.B164]-[.F1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10038711276081" calcext:value-type="float">
            <text:p>0,01003871127608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0.010038711276081" calcext:value-type="float">
            <text:p>0,010038711276081</text:p>
          </table:table-cell>
          <table:table-cell/>
          <table:table-cell table:formula="of:=([.B165]-[.F1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0605935895411983" calcext:value-type="float">
            <text:p>-0,06059358954119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-0.0605935895411983" calcext:value-type="float">
            <text:p>-0,060593589541198</text:p>
          </table:table-cell>
          <table:table-cell/>
          <table:table-cell table:formula="of:=([.B166]-[.F1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0540773229322684" calcext:value-type="float">
            <text:p>-0,05407732293226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-0.0540773229322684" calcext:value-type="float">
            <text:p>-0,054077322932269</text:p>
          </table:table-cell>
          <table:table-cell/>
          <table:table-cell table:formula="of:=([.B167]-[.F1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0526670192853588" calcext:value-type="float">
            <text:p>-0,052667019285359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-0.0526670192853588" calcext:value-type="float">
            <text:p>-0,052667019285359</text:p>
          </table:table-cell>
          <table:table-cell/>
          <table:table-cell table:formula="of:=([.B168]-[.F1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0721347322009735" calcext:value-type="float">
            <text:p>-0,072134732200974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-0.0721347322009735" calcext:value-type="float">
            <text:p>-0,072134732200974</text:p>
          </table:table-cell>
          <table:table-cell/>
          <table:table-cell table:formula="of:=([.B169]-[.F1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0413424392769104" calcext:value-type="float">
            <text:p>-0,0413424392769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-0.0413424392769104" calcext:value-type="float">
            <text:p>-0,041342439276911</text:p>
          </table:table-cell>
          <table:table-cell/>
          <table:table-cell table:formula="of:=([.B170]-[.F1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00522664738281685" calcext:value-type="float">
            <text:p>-0,005226647382817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-0.00522664738281685" calcext:value-type="float">
            <text:p>-0,005226647382817</text:p>
          </table:table-cell>
          <table:table-cell/>
          <table:table-cell table:formula="of:=([.B171]-[.F1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63007507002188" calcext:value-type="float">
            <text:p>0,16300750700218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163007507002188" calcext:value-type="float">
            <text:p>0,163007507002188</text:p>
          </table:table-cell>
          <table:table-cell/>
          <table:table-cell table:formula="of:=([.B172]-[.F1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0295859686001426" calcext:value-type="float">
            <text:p>-0,02958596860014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-0.0295859686001426" calcext:value-type="float">
            <text:p>-0,029585968600143</text:p>
          </table:table-cell>
          <table:table-cell/>
          <table:table-cell table:formula="of:=([.B173]-[.F1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0524877362457055" calcext:value-type="float">
            <text:p>-0,052487736245706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-0.0524877362457055" calcext:value-type="float">
            <text:p>-0,052487736245706</text:p>
          </table:table-cell>
          <table:table-cell/>
          <table:table-cell table:formula="of:=([.B174]-[.F1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0128060828686898" calcext:value-type="float">
            <text:p>-0,01280608286869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-0.0128060828686898" calcext:value-type="float">
            <text:p>-0,01280608286869</text:p>
          </table:table-cell>
          <table:table-cell/>
          <table:table-cell table:formula="of:=([.B175]-[.F1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494581076916259" calcext:value-type="float">
            <text:p>0,00494581076916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0.00494581076916259" calcext:value-type="float">
            <text:p>0,004945810769163</text:p>
          </table:table-cell>
          <table:table-cell/>
          <table:table-cell table:formula="of:=([.B176]-[.F1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946642609336282" calcext:value-type="float">
            <text:p>0,09466426093362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0.0946642609336282" calcext:value-type="float">
            <text:p>0,094664260933628</text:p>
          </table:table-cell>
          <table:table-cell/>
          <table:table-cell table:formula="of:=([.B177]-[.F1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0280196767597606" calcext:value-type="float">
            <text:p>-0,028019676759761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-0.0280196767597606" calcext:value-type="float">
            <text:p>-0,028019676759761</text:p>
          </table:table-cell>
          <table:table-cell/>
          <table:table-cell table:formula="of:=([.B178]-[.F1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0500288325853555" calcext:value-type="float">
            <text:p>-0,050028832585356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-0.0500288325853555" calcext:value-type="float">
            <text:p>-0,050028832585356</text:p>
          </table:table-cell>
          <table:table-cell/>
          <table:table-cell table:formula="of:=([.B179]-[.F1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0104800098949731" calcext:value-type="float">
            <text:p>-0,01048000989497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-0.0104800098949731" calcext:value-type="float">
            <text:p>-0,010480009894973</text:p>
          </table:table-cell>
          <table:table-cell/>
          <table:table-cell table:formula="of:=([.B180]-[.F1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0831756463617759" calcext:value-type="float">
            <text:p>-0,083175646361776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-0.0831756463617759" calcext:value-type="float">
            <text:p>-0,083175646361776</text:p>
          </table:table-cell>
          <table:table-cell/>
          <table:table-cell table:formula="of:=([.B181]-[.F1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0813273960734868" calcext:value-type="float">
            <text:p>-0,08132739607348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-0.0813273960734868" calcext:value-type="float">
            <text:p>-0,081327396073487</text:p>
          </table:table-cell>
          <table:table-cell/>
          <table:table-cell table:formula="of:=([.B182]-[.F1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0285974757241646" calcext:value-type="float">
            <text:p>-0,028597475724165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-0.0285974757241646" calcext:value-type="float">
            <text:p>-0,028597475724165</text:p>
          </table:table-cell>
          <table:table-cell/>
          <table:table-cell table:formula="of:=([.B183]-[.F1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76098448853413" calcext:value-type="float">
            <text:p>0,17609844885341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0.176098448853413" calcext:value-type="float">
            <text:p>0,176098448853413</text:p>
          </table:table-cell>
          <table:table-cell/>
          <table:table-cell table:formula="of:=([.B184]-[.F1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0.0665996690735024" calcext:value-type="float">
            <text:p>-0,066599669073502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-0.0665996690735024" calcext:value-type="float">
            <text:p>-0,066599669073502</text:p>
          </table:table-cell>
          <table:table-cell/>
          <table:table-cell table:formula="of:=([.B185]-[.F1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0101491896265371" calcext:value-type="float">
            <text:p>-0,010149189626537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-0.0101491896265371" calcext:value-type="float">
            <text:p>-0,010149189626537</text:p>
          </table:table-cell>
          <table:table-cell/>
          <table:table-cell table:formula="of:=([.B186]-[.F1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344403142939317" calcext:value-type="float">
            <text:p>0,034440314293932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0.0344403142939317" calcext:value-type="float">
            <text:p>0,034440314293932</text:p>
          </table:table-cell>
          <table:table-cell/>
          <table:table-cell table:formula="of:=([.B187]-[.F1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0522829421508525" calcext:value-type="float">
            <text:p>-0,052282942150853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-0.0522829421508525" calcext:value-type="float">
            <text:p>-0,052282942150853</text:p>
          </table:table-cell>
          <table:table-cell/>
          <table:table-cell table:formula="of:=([.B188]-[.F1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0751607280882258" calcext:value-type="float">
            <text:p>-0,07516072808822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-0.0751607280882258" calcext:value-type="float">
            <text:p>-0,075160728088226</text:p>
          </table:table-cell>
          <table:table-cell/>
          <table:table-cell table:formula="of:=([.B189]-[.F1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20754709716915" calcext:value-type="float">
            <text:p>0,12075470971691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0.120754709716915" calcext:value-type="float">
            <text:p>0,120754709716915</text:p>
          </table:table-cell>
          <table:table-cell/>
          <table:table-cell table:formula="of:=([.B190]-[.F1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0.0158308409041861" calcext:value-type="float">
            <text:p>-0,015830840904186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-0.0158308409041861" calcext:value-type="float">
            <text:p>-0,015830840904186</text:p>
          </table:table-cell>
          <table:table-cell/>
          <table:table-cell table:formula="of:=([.B191]-[.F1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0119730322125619" calcext:value-type="float">
            <text:p>-0,01197303221256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-0.0119730322125619" calcext:value-type="float">
            <text:p>-0,011973032212562</text:p>
          </table:table-cell>
          <table:table-cell/>
          <table:table-cell table:formula="of:=([.B192]-[.F1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0456904319843204" calcext:value-type="float">
            <text:p>-0,0456904319843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-0.0456904319843204" calcext:value-type="float">
            <text:p>-0,045690431984321</text:p>
          </table:table-cell>
          <table:table-cell/>
          <table:table-cell table:formula="of:=([.B193]-[.F1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00355802214671662" calcext:value-type="float">
            <text:p>-0,003558022146717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style-name="ce1" office:value-type="float" office:value="-0.00355802214671662" calcext:value-type="float">
            <text:p>-3,56E-03</text:p>
          </table:table-cell>
          <table:table-cell/>
          <table:table-cell table:formula="of:=([.B194]-[.F1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07163295217332" calcext:value-type="float">
            <text:p>0,107163295217332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0.107163295217332" calcext:value-type="float">
            <text:p>0,107163295217332</text:p>
          </table:table-cell>
          <table:table-cell/>
          <table:table-cell table:formula="of:=([.B195]-[.F1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0192414925990075" calcext:value-type="float">
            <text:p>-0,01924149259900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-0.0192414925990075" calcext:value-type="float">
            <text:p>-0,019241492599008</text:p>
          </table:table-cell>
          <table:table-cell/>
          <table:table-cell table:formula="of:=([.B196]-[.F1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68171864542911" calcext:value-type="float">
            <text:p>0,16817186454291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0.168171864542911" calcext:value-type="float">
            <text:p>0,168171864542911</text:p>
          </table:table-cell>
          <table:table-cell/>
          <table:table-cell table:formula="of:=([.B197]-[.F1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0372709789742772" calcext:value-type="float">
            <text:p>-0,037270978974277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-0.0372709789742772" calcext:value-type="float">
            <text:p>-0,037270978974277</text:p>
          </table:table-cell>
          <table:table-cell/>
          <table:table-cell table:formula="of:=([.B198]-[.F1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3968569682735" calcext:value-type="float">
            <text:p>0,139685696827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0.13968569682735" calcext:value-type="float">
            <text:p>0,13968569682735</text:p>
          </table:table-cell>
          <table:table-cell/>
          <table:table-cell table:formula="of:=([.B199]-[.F1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101428830466727" calcext:value-type="float">
            <text:p>-0,101428830466727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-0.101428830466727" calcext:value-type="float">
            <text:p>-0,101428830466727</text:p>
          </table:table-cell>
          <table:table-cell/>
          <table:table-cell table:formula="of:=([.B200]-[.F200])^2" office:value-type="float" office:value="2.22637501571164E-031" calcext:value-type="float">
            <text:p>2,22637501571164E-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0668970594131765" calcext:value-type="float">
            <text:p>-0,066897059413177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-0.0668970594131765" calcext:value-type="float">
            <text:p>-0,066897059413177</text:p>
          </table:table-cell>
          <table:table-cell/>
          <table:table-cell table:formula="of:=([.B201]-[.F2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0441190131402543" calcext:value-type="float">
            <text:p>-0,04411901314025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-0.0441190131402543" calcext:value-type="float">
            <text:p>-0,044119013140254</text:p>
          </table:table-cell>
          <table:table-cell/>
          <table:table-cell table:formula="of:=([.B202]-[.F2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0106765565946429" calcext:value-type="float">
            <text:p>-0,01067655659464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-0.0106765565946429" calcext:value-type="float">
            <text:p>-0,010676556594643</text:p>
          </table:table-cell>
          <table:table-cell/>
          <table:table-cell table:formula="of:=([.B203]-[.F2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0.0573525295024519" calcext:value-type="float">
            <text:p>-0,057352529502452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-0.0573525295024519" calcext:value-type="float">
            <text:p>-0,057352529502452</text:p>
          </table:table-cell>
          <table:table-cell/>
          <table:table-cell table:formula="of:=([.B204]-[.F2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0.0342314451464474" calcext:value-type="float">
            <text:p>-0,034231445146447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-0.0342314451464474" calcext:value-type="float">
            <text:p>-0,034231445146447</text:p>
          </table:table-cell>
          <table:table-cell/>
          <table:table-cell table:formula="of:=([.B205]-[.F2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459860453382806" calcext:value-type="float">
            <text:p>0,0045986045338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0.00459860453382806" calcext:value-type="float">
            <text:p>0,004598604533828</text:p>
          </table:table-cell>
          <table:table-cell/>
          <table:table-cell table:formula="of:=([.B206]-[.F2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45668361073758" calcext:value-type="float">
            <text:p>0,145668361073758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0.145668361073758" calcext:value-type="float">
            <text:p>0,145668361073758</text:p>
          </table:table-cell>
          <table:table-cell/>
          <table:table-cell table:formula="of:=([.B207]-[.F2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0.0517313490148608" calcext:value-type="float">
            <text:p>-0,05173134901486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-0.0517313490148608" calcext:value-type="float">
            <text:p>-0,051731349014861</text:p>
          </table:table-cell>
          <table:table-cell/>
          <table:table-cell table:formula="of:=([.B208]-[.F2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0.0140940556083353" calcext:value-type="float">
            <text:p>-0,01409405560833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-0.0140940556083353" calcext:value-type="float">
            <text:p>-0,014094055608335</text:p>
          </table:table-cell>
          <table:table-cell/>
          <table:table-cell table:formula="of:=([.B209]-[.F2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72730374525808" calcext:value-type="float">
            <text:p>0,17273037452580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0.172730374525808" calcext:value-type="float">
            <text:p>0,172730374525808</text:p>
          </table:table-cell>
          <table:table-cell/>
          <table:table-cell table:formula="of:=([.B210]-[.F2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0.0449683628220359" calcext:value-type="float">
            <text:p>-0,044968362822036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-0.0449683628220359" calcext:value-type="float">
            <text:p>-0,044968362822036</text:p>
          </table:table-cell>
          <table:table-cell/>
          <table:table-cell table:formula="of:=([.B211]-[.F2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0.0786636796007894" calcext:value-type="float">
            <text:p>-0,078663679600789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-0.0786636796007894" calcext:value-type="float">
            <text:p>-0,07866367960079</text:p>
          </table:table-cell>
          <table:table-cell/>
          <table:table-cell table:formula="of:=([.B212]-[.F2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0.0552707303643091" calcext:value-type="float">
            <text:p>-0,055270730364309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-0.0552707303643091" calcext:value-type="float">
            <text:p>-0,055270730364309</text:p>
          </table:table-cell>
          <table:table-cell/>
          <table:table-cell table:formula="of:=([.B213]-[.F2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0753121880261825" calcext:value-type="float">
            <text:p>-0,07531218802618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-0.0753121880261825" calcext:value-type="float">
            <text:p>-0,075312188026183</text:p>
          </table:table-cell>
          <table:table-cell/>
          <table:table-cell table:formula="of:=([.B214]-[.F2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92784790314361" calcext:value-type="float">
            <text:p>0,19278479031436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0.192784790314361" calcext:value-type="float">
            <text:p>0,192784790314361</text:p>
          </table:table-cell>
          <table:table-cell/>
          <table:table-cell table:formula="of:=([.B215]-[.F2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0392034782611438" calcext:value-type="float">
            <text:p>-0,039203478261144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-0.0392034782611438" calcext:value-type="float">
            <text:p>-0,039203478261144</text:p>
          </table:table-cell>
          <table:table-cell/>
          <table:table-cell table:formula="of:=([.B216]-[.F2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0262466941924417" calcext:value-type="float">
            <text:p>-0,02624669419244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-0.0262466941924417" calcext:value-type="float">
            <text:p>-0,026246694192442</text:p>
          </table:table-cell>
          <table:table-cell/>
          <table:table-cell table:formula="of:=([.B217]-[.F2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0.0910065629595391" calcext:value-type="float">
            <text:p>-0,091006562959539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-0.0910065629595391" calcext:value-type="float">
            <text:p>-0,091006562959539</text:p>
          </table:table-cell>
          <table:table-cell/>
          <table:table-cell table:formula="of:=([.B218]-[.F2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76811291692303" calcext:value-type="float">
            <text:p>0,176811291692303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0.176811291692303" calcext:value-type="float">
            <text:p>0,176811291692303</text:p>
          </table:table-cell>
          <table:table-cell/>
          <table:table-cell table:formula="of:=([.B219]-[.F2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0.0737906866399221" calcext:value-type="float">
            <text:p>-0,07379068663992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-0.0737906866399221" calcext:value-type="float">
            <text:p>-0,073790686639922</text:p>
          </table:table-cell>
          <table:table-cell/>
          <table:table-cell table:formula="of:=([.B220]-[.F2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0302951469684821" calcext:value-type="float">
            <text:p>-0,03029514696848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-0.0302951469684821" calcext:value-type="float">
            <text:p>-0,030295146968482</text:p>
          </table:table-cell>
          <table:table-cell/>
          <table:table-cell table:formula="of:=([.B221]-[.F2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14844038553522" calcext:value-type="float">
            <text:p>0,11484403855352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0.114844038553522" calcext:value-type="float">
            <text:p>0,114844038553522</text:p>
          </table:table-cell>
          <table:table-cell/>
          <table:table-cell table:formula="of:=([.B222]-[.F222])^2" office:value-type="float" office:value="2.22637501571164E-031" calcext:value-type="float">
            <text:p>2,22637501571164E-3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029758389779088" calcext:value-type="float">
            <text:p>-0,029758389779088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-0.029758389779088" calcext:value-type="float">
            <text:p>-0,029758389779088</text:p>
          </table:table-cell>
          <table:table-cell/>
          <table:table-cell table:formula="of:=([.B223]-[.F2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87444846789976" calcext:value-type="float">
            <text:p>0,187444846789976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0.187444846789976" calcext:value-type="float">
            <text:p>0,187444846789976</text:p>
          </table:table-cell>
          <table:table-cell/>
          <table:table-cell table:formula="of:=([.B224]-[.F2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11751005999649" calcext:value-type="float">
            <text:p>0,111751005999649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0.111751005999649" calcext:value-type="float">
            <text:p>0,111751005999649</text:p>
          </table:table-cell>
          <table:table-cell/>
          <table:table-cell table:formula="of:=([.B225]-[.F2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680426497989092" calcext:value-type="float">
            <text:p>0,068042649798909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0.0680426497989092" calcext:value-type="float">
            <text:p>0,068042649798909</text:p>
          </table:table-cell>
          <table:table-cell/>
          <table:table-cell table:formula="of:=([.B226]-[.F2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0272450219793444" calcext:value-type="float">
            <text:p>-0,02724502197934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-0.0272450219793444" calcext:value-type="float">
            <text:p>-0,027245021979345</text:p>
          </table:table-cell>
          <table:table-cell/>
          <table:table-cell table:formula="of:=([.B227]-[.F2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0542702073216273" calcext:value-type="float">
            <text:p>-0,054270207321627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-0.0542702073216273" calcext:value-type="float">
            <text:p>-0,054270207321627</text:p>
          </table:table-cell>
          <table:table-cell/>
          <table:table-cell table:formula="of:=([.B228]-[.F2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144641410351421" calcext:value-type="float">
            <text:p>0,014464141035142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0.0144641410351421" calcext:value-type="float">
            <text:p>0,014464141035142</text:p>
          </table:table-cell>
          <table:table-cell/>
          <table:table-cell table:formula="of:=([.B229]-[.F2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0440856969445491" calcext:value-type="float">
            <text:p>-0,044085696944549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-0.0440856969445491" calcext:value-type="float">
            <text:p>-0,044085696944549</text:p>
          </table:table-cell>
          <table:table-cell/>
          <table:table-cell table:formula="of:=([.B230]-[.F2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485405747040047" calcext:value-type="float">
            <text:p>0,048540574704005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0.0485405747040047" calcext:value-type="float">
            <text:p>0,048540574704005</text:p>
          </table:table-cell>
          <table:table-cell/>
          <table:table-cell table:formula="of:=([.B231]-[.F2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0179931133002309" calcext:value-type="float">
            <text:p>-0,01799311330023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-0.0179931133002309" calcext:value-type="float">
            <text:p>-0,017993113300231</text:p>
          </table:table-cell>
          <table:table-cell/>
          <table:table-cell table:formula="of:=([.B232]-[.F2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459860453382806" calcext:value-type="float">
            <text:p>0,004598604533828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0.00459860453382806" calcext:value-type="float">
            <text:p>0,004598604533828</text:p>
          </table:table-cell>
          <table:table-cell/>
          <table:table-cell table:formula="of:=([.B233]-[.F2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0326958885616578" calcext:value-type="float">
            <text:p>-0,032695888561658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-0.0326958885616578" calcext:value-type="float">
            <text:p>-0,032695888561658</text:p>
          </table:table-cell>
          <table:table-cell/>
          <table:table-cell table:formula="of:=([.B234]-[.F2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0752520944809054" calcext:value-type="float">
            <text:p>-0,07525209448090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-0.0752520944809054" calcext:value-type="float">
            <text:p>-0,075252094480905</text:p>
          </table:table-cell>
          <table:table-cell/>
          <table:table-cell table:formula="of:=([.B235]-[.F2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125698649846195" calcext:value-type="float">
            <text:p>0,0125698649846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0.0125698649846195" calcext:value-type="float">
            <text:p>0,01256986498462</text:p>
          </table:table-cell>
          <table:table-cell/>
          <table:table-cell table:formula="of:=([.B236]-[.F236])^2" office:value-type="float" office:value="2.19375457727859E-033" calcext:value-type="float">
            <text:p>2,19375457727859E-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0724152529900344" calcext:value-type="float">
            <text:p>-0,072415252990034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-0.0724152529900344" calcext:value-type="float">
            <text:p>-0,072415252990034</text:p>
          </table:table-cell>
          <table:table-cell/>
          <table:table-cell table:formula="of:=([.B237]-[.F2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0689909094717" calcext:value-type="float">
            <text:p>0,20689909094717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0.20689909094717" calcext:value-type="float">
            <text:p>0,20689909094717</text:p>
          </table:table-cell>
          <table:table-cell/>
          <table:table-cell table:formula="of:=([.B238]-[.F2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0168781527658068" calcext:value-type="float">
            <text:p>-0,016878152765807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-0.0168781527658068" calcext:value-type="float">
            <text:p>-0,016878152765807</text:p>
          </table:table-cell>
          <table:table-cell/>
          <table:table-cell table:formula="of:=([.B239]-[.F2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474670779254553" calcext:value-type="float">
            <text:p>0,04746707792545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0.0474670779254553" calcext:value-type="float">
            <text:p>0,047467077925455</text:p>
          </table:table-cell>
          <table:table-cell/>
          <table:table-cell table:formula="of:=([.B240]-[.F2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0134555913868832" calcext:value-type="float">
            <text:p>-0,01345559138688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-0.0134555913868832" calcext:value-type="float">
            <text:p>-0,013455591386883</text:p>
          </table:table-cell>
          <table:table-cell/>
          <table:table-cell table:formula="of:=([.B241]-[.F2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65475937349154" calcext:value-type="float">
            <text:p>0,16547593734915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0.165475937349154" calcext:value-type="float">
            <text:p>0,165475937349154</text:p>
          </table:table-cell>
          <table:table-cell/>
          <table:table-cell table:formula="of:=([.B242]-[.F2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0558539817558697" calcext:value-type="float">
            <text:p>-0,055853981755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-0.0558539817558697" calcext:value-type="float">
            <text:p>-0,05585398175587</text:p>
          </table:table-cell>
          <table:table-cell/>
          <table:table-cell table:formula="of:=([.B243]-[.F2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0509249527189285" calcext:value-type="float">
            <text:p>-0,050924952718929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-0.0509249527189285" calcext:value-type="float">
            <text:p>-0,050924952718929</text:p>
          </table:table-cell>
          <table:table-cell/>
          <table:table-cell table:formula="of:=([.B244]-[.F2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042166446272823" calcext:value-type="float">
            <text:p>-0,04216644627282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-0.042166446272823" calcext:value-type="float">
            <text:p>-0,042166446272823</text:p>
          </table:table-cell>
          <table:table-cell/>
          <table:table-cell table:formula="of:=([.B245]-[.F2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10424763174872" calcext:value-type="float">
            <text:p>0,00104247631748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0.0010424763174872" calcext:value-type="float">
            <text:p>0,001042476317487</text:p>
          </table:table-cell>
          <table:table-cell/>
          <table:table-cell table:formula="of:=([.B246]-[.F246])^2" office:value-type="float" office:value="2.07357203485052E-035" calcext:value-type="float">
            <text:p>2,07357203485052E-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0507537149003991" calcext:value-type="float">
            <text:p>-0,050753714900399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-0.0507537149003991" calcext:value-type="float">
            <text:p>-0,050753714900399</text:p>
          </table:table-cell>
          <table:table-cell/>
          <table:table-cell table:formula="of:=([.B247]-[.F2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0.048427959995968" calcext:value-type="float">
            <text:p>-0,048427959995968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-0.048427959995968" calcext:value-type="float">
            <text:p>-0,048427959995968</text:p>
          </table:table-cell>
          <table:table-cell/>
          <table:table-cell table:formula="of:=([.B248]-[.F2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883183340165641" calcext:value-type="float">
            <text:p>0,088318334016564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0.0883183340165641" calcext:value-type="float">
            <text:p>0,088318334016564</text:p>
          </table:table-cell>
          <table:table-cell/>
          <table:table-cell table:formula="of:=([.B249]-[.F2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26894076457485" calcext:value-type="float">
            <text:p>0,126894076457485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0.126894076457485" calcext:value-type="float">
            <text:p>0,126894076457485</text:p>
          </table:table-cell>
          <table:table-cell/>
          <table:table-cell table:formula="of:=([.B250]-[.F2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0139454208013328" calcext:value-type="float">
            <text:p>-0,01394542080133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-0.0139454208013328" calcext:value-type="float">
            <text:p>-0,013945420801333</text:p>
          </table:table-cell>
          <table:table-cell/>
          <table:table-cell table:formula="of:=([.B251]-[.F2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0601176730402728" calcext:value-type="float">
            <text:p>-0,06011767304027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-0.0601176730402728" calcext:value-type="float">
            <text:p>-0,060117673040273</text:p>
          </table:table-cell>
          <table:table-cell/>
          <table:table-cell table:formula="of:=([.B252]-[.F2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0533950028527754" calcext:value-type="float">
            <text:p>-0,053395002852775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-0.0533950028527754" calcext:value-type="float">
            <text:p>-0,053395002852776</text:p>
          </table:table-cell>
          <table:table-cell/>
          <table:table-cell table:formula="of:=([.B253]-[.F2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0343411040004148" calcext:value-type="float">
            <text:p>-0,034341104000415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-0.0343411040004148" calcext:value-type="float">
            <text:p>-0,034341104000415</text:p>
          </table:table-cell>
          <table:table-cell/>
          <table:table-cell table:formula="of:=([.B254]-[.F2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06765278495525" calcext:value-type="float">
            <text:p>-0,06765278495525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-0.06765278495525" calcext:value-type="float">
            <text:p>-0,06765278495525</text:p>
          </table:table-cell>
          <table:table-cell/>
          <table:table-cell table:formula="of:=([.B255]-[.F2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35276120928495" calcext:value-type="float">
            <text:p>0,035276120928495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0.035276120928495" calcext:value-type="float">
            <text:p>0,035276120928495</text:p>
          </table:table-cell>
          <table:table-cell/>
          <table:table-cell table:formula="of:=([.B256]-[.F2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8665640384014" calcext:value-type="float">
            <text:p>0,18665640384014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0.18665640384014" calcext:value-type="float">
            <text:p>0,18665640384014</text:p>
          </table:table-cell>
          <table:table-cell/>
          <table:table-cell table:formula="of:=([.B257]-[.F2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757926264497" calcext:value-type="float">
            <text:p>0,01757926264497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1757926264497" calcext:value-type="float">
            <text:p>0,01757926264497</text:p>
          </table:table-cell>
          <table:table-cell/>
          <table:table-cell table:formula="of:=([.B258]-[.F2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0651498060898313" calcext:value-type="float">
            <text:p>-0,06514980608983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-0.0651498060898313" calcext:value-type="float">
            <text:p>-0,065149806089831</text:p>
          </table:table-cell>
          <table:table-cell/>
          <table:table-cell table:formula="of:=([.B259]-[.F2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28618500414868" calcext:value-type="float">
            <text:p>-0,028618500414868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-0.028618500414868" calcext:value-type="float">
            <text:p>-0,028618500414868</text:p>
          </table:table-cell>
          <table:table-cell/>
          <table:table-cell table:formula="of:=([.B260]-[.F2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0500674756017659" calcext:value-type="float">
            <text:p>-0,050067475601766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-0.0500674756017659" calcext:value-type="float">
            <text:p>-0,050067475601766</text:p>
          </table:table-cell>
          <table:table-cell/>
          <table:table-cell table:formula="of:=([.B261]-[.F2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0479713127981685" calcext:value-type="float">
            <text:p>-0,04797131279816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-0.0479713127981685" calcext:value-type="float">
            <text:p>-0,047971312798169</text:p>
          </table:table-cell>
          <table:table-cell/>
          <table:table-cell table:formula="of:=([.B262]-[.F2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0480560508330048" calcext:value-type="float">
            <text:p>-0,048056050833005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-0.0480560508330048" calcext:value-type="float">
            <text:p>-0,048056050833005</text:p>
          </table:table-cell>
          <table:table-cell/>
          <table:table-cell table:formula="of:=([.B263]-[.F2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0139409644549212" calcext:value-type="float">
            <text:p>-0,0139409644549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-0.0139409644549212" calcext:value-type="float">
            <text:p>-0,013940964454921</text:p>
          </table:table-cell>
          <table:table-cell/>
          <table:table-cell table:formula="of:=([.B264]-[.F2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10038711276081" calcext:value-type="float">
            <text:p>0,01003871127608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0.010038711276081" calcext:value-type="float">
            <text:p>0,010038711276081</text:p>
          </table:table-cell>
          <table:table-cell/>
          <table:table-cell table:formula="of:=([.B265]-[.F2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0481511577036162" calcext:value-type="float">
            <text:p>-0,048151157703616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-0.0481511577036162" calcext:value-type="float">
            <text:p>-0,048151157703616</text:p>
          </table:table-cell>
          <table:table-cell/>
          <table:table-cell table:formula="of:=([.B266]-[.F2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0196224983492643" calcext:value-type="float">
            <text:p>-0,019622498349264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-0.0196224983492643" calcext:value-type="float">
            <text:p>-0,019622498349264</text:p>
          </table:table-cell>
          <table:table-cell/>
          <table:table-cell table:formula="of:=([.B267]-[.F2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00104415885689555" calcext:value-type="float">
            <text:p>-0,001044158856896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-0.00104415885689555" calcext:value-type="float">
            <text:p>-0,001044158856896</text:p>
          </table:table-cell>
          <table:table-cell/>
          <table:table-cell table:formula="of:=([.B268]-[.F2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20130143264767" calcext:value-type="float">
            <text:p>0,0201301432647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0.020130143264767" calcext:value-type="float">
            <text:p>0,020130143264767</text:p>
          </table:table-cell>
          <table:table-cell/>
          <table:table-cell table:formula="of:=([.B269]-[.F2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0849578166074398" calcext:value-type="float">
            <text:p>-0,08495781660744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-0.0849578166074398" calcext:value-type="float">
            <text:p>-0,08495781660744</text:p>
          </table:table-cell>
          <table:table-cell/>
          <table:table-cell table:formula="of:=([.B270]-[.F2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050708077119771" calcext:value-type="float">
            <text:p>-0,05070807711977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-0.050708077119771" calcext:value-type="float">
            <text:p>-0,050708077119771</text:p>
          </table:table-cell>
          <table:table-cell/>
          <table:table-cell table:formula="of:=([.B271]-[.F2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0325269533098221" calcext:value-type="float">
            <text:p>-0,0325269533098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-0.0325269533098221" calcext:value-type="float">
            <text:p>-0,032526953309822</text:p>
          </table:table-cell>
          <table:table-cell/>
          <table:table-cell table:formula="of:=([.B272]-[.F2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00889648556140172" calcext:value-type="float">
            <text:p>-0,00889648556140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-0.00889648556140172" calcext:value-type="float">
            <text:p>-0,008896485561402</text:p>
          </table:table-cell>
          <table:table-cell/>
          <table:table-cell table:formula="of:=([.B273]-[.F2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292955992986071" calcext:value-type="float">
            <text:p>0,029295599298607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0.0292955992986071" calcext:value-type="float">
            <text:p>0,029295599298607</text:p>
          </table:table-cell>
          <table:table-cell/>
          <table:table-cell table:formula="of:=([.B274]-[.F2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48705393750338" calcext:value-type="float">
            <text:p>0,14870539375033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0.148705393750338" calcext:value-type="float">
            <text:p>0,148705393750338</text:p>
          </table:table-cell>
          <table:table-cell/>
          <table:table-cell table:formula="of:=([.B275]-[.F2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025175123046958" calcext:value-type="float">
            <text:p>-0,025175123046958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-0.025175123046958" calcext:value-type="float">
            <text:p>-0,025175123046958</text:p>
          </table:table-cell>
          <table:table-cell/>
          <table:table-cell table:formula="of:=([.B276]-[.F2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0516840110198529" calcext:value-type="float">
            <text:p>-0,05168401101985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-0.0516840110198529" calcext:value-type="float">
            <text:p>-0,051684011019853</text:p>
          </table:table-cell>
          <table:table-cell/>
          <table:table-cell table:formula="of:=([.B277]-[.F2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00475297058379978" calcext:value-type="float">
            <text:p>-0,0047529705838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-0.00475297058379978" calcext:value-type="float">
            <text:p>-0,0047529705838</text:p>
          </table:table-cell>
          <table:table-cell/>
          <table:table-cell table:formula="of:=([.B278]-[.F2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0173265896121692" calcext:value-type="float">
            <text:p>-0,017326589612169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-0.0173265896121692" calcext:value-type="float">
            <text:p>-0,017326589612169</text:p>
          </table:table-cell>
          <table:table-cell/>
          <table:table-cell table:formula="of:=([.B279]-[.F2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0161648814069641" calcext:value-type="float">
            <text:p>-0,016164881406964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-0.0161648814069641" calcext:value-type="float">
            <text:p>-0,016164881406964</text:p>
          </table:table-cell>
          <table:table-cell/>
          <table:table-cell table:formula="of:=([.B280]-[.F2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216449386048369" calcext:value-type="float">
            <text:p>0,021644938604837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0.0216449386048369" calcext:value-type="float">
            <text:p>0,021644938604837</text:p>
          </table:table-cell>
          <table:table-cell/>
          <table:table-cell table:formula="of:=([.B281]-[.F2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0434566865526627" calcext:value-type="float">
            <text:p>-0,04345668655266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-0.0434566865526627" calcext:value-type="float">
            <text:p>-0,043456686552663</text:p>
          </table:table-cell>
          <table:table-cell/>
          <table:table-cell table:formula="of:=([.B282]-[.F2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0223220593221689" calcext:value-type="float">
            <text:p>-0,022322059322169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-0.0223220593221689" calcext:value-type="float">
            <text:p>-0,022322059322169</text:p>
          </table:table-cell>
          <table:table-cell/>
          <table:table-cell table:formula="of:=([.B283]-[.F2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00420698417746487" calcext:value-type="float">
            <text:p>-0,004206984177465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-0.00420698417746487" calcext:value-type="float">
            <text:p>-0,004206984177465</text:p>
          </table:table-cell>
          <table:table-cell/>
          <table:table-cell table:formula="of:=([.B284]-[.F2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45390969759799" calcext:value-type="float">
            <text:p>0,145390969759799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office:value-type="float" office:value="0.145390969759799" calcext:value-type="float">
            <text:p>0,145390969759799</text:p>
          </table:table-cell>
          <table:table-cell/>
          <table:table-cell table:formula="of:=([.B285]-[.F2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48516059165545" calcext:value-type="float">
            <text:p>0,14851605916554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0.148516059165545" calcext:value-type="float">
            <text:p>0,148516059165545</text:p>
          </table:table-cell>
          <table:table-cell/>
          <table:table-cell table:formula="of:=([.B286]-[.F2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00706774110615627" calcext:value-type="float">
            <text:p>-0,007067741106156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-0.00706774110615627" calcext:value-type="float">
            <text:p>-0,007067741106156</text:p>
          </table:table-cell>
          <table:table-cell/>
          <table:table-cell table:formula="of:=([.B287]-[.F2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91654670050924" calcext:value-type="float">
            <text:p>0,191654670050924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0.191654670050924" calcext:value-type="float">
            <text:p>0,191654670050924</text:p>
          </table:table-cell>
          <table:table-cell/>
          <table:table-cell table:formula="of:=([.B288]-[.F2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098486288757435" calcext:value-type="float">
            <text:p>-0,098486288757435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-0.098486288757435" calcext:value-type="float">
            <text:p>-0,098486288757435</text:p>
          </table:table-cell>
          <table:table-cell/>
          <table:table-cell table:formula="of:=([.B289]-[.F2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0588237636722494" calcext:value-type="float">
            <text:p>-0,058823763672249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-0.0588237636722494" calcext:value-type="float">
            <text:p>-0,058823763672249</text:p>
          </table:table-cell>
          <table:table-cell/>
          <table:table-cell table:formula="of:=([.B290]-[.F2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323528852210517" calcext:value-type="float">
            <text:p>-0,032352885221052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-0.0323528852210517" calcext:value-type="float">
            <text:p>-0,032352885221052</text:p>
          </table:table-cell>
          <table:table-cell/>
          <table:table-cell table:formula="of:=([.B291]-[.F2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494824019583017" calcext:value-type="float">
            <text:p>0,049482401958302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0.0494824019583017" calcext:value-type="float">
            <text:p>0,049482401958302</text:p>
          </table:table-cell>
          <table:table-cell/>
          <table:table-cell table:formula="of:=([.B292]-[.F2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693110719833211" calcext:value-type="float">
            <text:p>-0,069311071983321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-0.0693110719833211" calcext:value-type="float">
            <text:p>-0,069311071983321</text:p>
          </table:table-cell>
          <table:table-cell/>
          <table:table-cell table:formula="of:=([.B293]-[.F2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114132194995912" calcext:value-type="float">
            <text:p>-0,011413219499591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office:value-type="float" office:value="-0.0114132194995912" calcext:value-type="float">
            <text:p>-0,011413219499591</text:p>
          </table:table-cell>
          <table:table-cell/>
          <table:table-cell table:formula="of:=([.B294]-[.F2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450283648434386" calcext:value-type="float">
            <text:p>0,045028364843439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0.0450283648434386" calcext:value-type="float">
            <text:p>0,045028364843439</text:p>
          </table:table-cell>
          <table:table-cell/>
          <table:table-cell table:formula="of:=([.B295]-[.F2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0526916025205149" calcext:value-type="float">
            <text:p>-0,052691602520515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-0.0526916025205149" calcext:value-type="float">
            <text:p>-0,052691602520515</text:p>
          </table:table-cell>
          <table:table-cell/>
          <table:table-cell table:formula="of:=([.B296]-[.F2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422253741019461" calcext:value-type="float">
            <text:p>-0,042225374101946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-0.0422253741019461" calcext:value-type="float">
            <text:p>-0,042225374101946</text:p>
          </table:table-cell>
          <table:table-cell/>
          <table:table-cell table:formula="of:=([.B297]-[.F2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0954058088673419" calcext:value-type="float">
            <text:p>-0,095405808867342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office:value-type="float" office:value="-0.0954058088673419" calcext:value-type="float">
            <text:p>-0,095405808867342</text:p>
          </table:table-cell>
          <table:table-cell/>
          <table:table-cell table:formula="of:=([.B298]-[.F2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0025996964260504" calcext:value-type="float">
            <text:p>-0,00259969642605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-0.0025996964260504" calcext:value-type="float">
            <text:p>-0,00259969642605</text:p>
          </table:table-cell>
          <table:table-cell/>
          <table:table-cell table:formula="of:=([.B299]-[.F2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0206322401951233" calcext:value-type="float">
            <text:p>-0,020632240195123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-0.0206322401951233" calcext:value-type="float">
            <text:p>-0,020632240195123</text:p>
          </table:table-cell>
          <table:table-cell/>
          <table:table-cell table:formula="of:=([.B300]-[.F3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0844446664503704" calcext:value-type="float">
            <text:p>-0,08444466645037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-0.0844446664503704" calcext:value-type="float">
            <text:p>-0,08444466645037</text:p>
          </table:table-cell>
          <table:table-cell/>
          <table:table-cell table:formula="of:=([.B301]-[.F3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0180539276980229" calcext:value-type="float">
            <text:p>-0,018053927698023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-0.0180539276980229" calcext:value-type="float">
            <text:p>-0,018053927698023</text:p>
          </table:table-cell>
          <table:table-cell/>
          <table:table-cell table:formula="of:=([.B302]-[.F3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00270035702105029" calcext:value-type="float">
            <text:p>-0,00270035702105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-0.00270035702105029" calcext:value-type="float">
            <text:p>-0,00270035702105</text:p>
          </table:table-cell>
          <table:table-cell/>
          <table:table-cell table:formula="of:=([.B303]-[.F3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79459948718405" calcext:value-type="float">
            <text:p>-0,079459948718405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office:value-type="float" office:value="-0.079459948718405" calcext:value-type="float">
            <text:p>-0,079459948718405</text:p>
          </table:table-cell>
          <table:table-cell/>
          <table:table-cell table:formula="of:=([.B304]-[.F3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0645096163351" calcext:value-type="float">
            <text:p>0,1064509616335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0.10645096163351" calcext:value-type="float">
            <text:p>0,10645096163351</text:p>
          </table:table-cell>
          <table:table-cell/>
          <table:table-cell table:formula="of:=([.B305]-[.F3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00867176894428136" calcext:value-type="float">
            <text:p>-0,008671768944281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-0.00867176894428136" calcext:value-type="float">
            <text:p>-0,008671768944281</text:p>
          </table:table-cell>
          <table:table-cell/>
          <table:table-cell table:formula="of:=([.B306]-[.F3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366583983640601" calcext:value-type="float">
            <text:p>-0,03665839836406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-0.0366583983640601" calcext:value-type="float">
            <text:p>-0,03665839836406</text:p>
          </table:table-cell>
          <table:table-cell/>
          <table:table-cell table:formula="of:=([.B307]-[.F3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43314111855242" calcext:value-type="float">
            <text:p>0,143314111855242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0.143314111855242" calcext:value-type="float">
            <text:p>0,143314111855242</text:p>
          </table:table-cell>
          <table:table-cell/>
          <table:table-cell table:formula="of:=([.B308]-[.F3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0217922822198941" calcext:value-type="float">
            <text:p>-0,021792282219894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-0.0217922822198941" calcext:value-type="float">
            <text:p>-0,021792282219894</text:p>
          </table:table-cell>
          <table:table-cell/>
          <table:table-cell table:formula="of:=([.B309]-[.F3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0422965460576144" calcext:value-type="float">
            <text:p>-0,00422965460576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-0.00422965460576144" calcext:value-type="float">
            <text:p>-0,004229654605761</text:p>
          </table:table-cell>
          <table:table-cell/>
          <table:table-cell table:formula="of:=([.B310]-[.F3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0610927106141513" calcext:value-type="float">
            <text:p>-0,006109271061415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-0.00610927106141513" calcext:value-type="float">
            <text:p>-0,006109271061415</text:p>
          </table:table-cell>
          <table:table-cell/>
          <table:table-cell table:formula="of:=([.B311]-[.F3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304622249586858" calcext:value-type="float">
            <text:p>-0,03046222495868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-0.0304622249586858" calcext:value-type="float">
            <text:p>-0,030462224958686</text:p>
          </table:table-cell>
          <table:table-cell/>
          <table:table-cell table:formula="of:=([.B312]-[.F3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57860445565719" calcext:value-type="float">
            <text:p>0,15786044556571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0.157860445565719" calcext:value-type="float">
            <text:p>0,157860445565719</text:p>
          </table:table-cell>
          <table:table-cell/>
          <table:table-cell table:formula="of:=([.B313]-[.F3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0491613674296427" calcext:value-type="float">
            <text:p>-0,04916136742964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-0.0491613674296427" calcext:value-type="float">
            <text:p>-0,049161367429643</text:p>
          </table:table-cell>
          <table:table-cell/>
          <table:table-cell table:formula="of:=([.B314]-[.F3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0529565851253406" calcext:value-type="float">
            <text:p>-0,052956585125341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-0.0529565851253406" calcext:value-type="float">
            <text:p>-0,052956585125341</text:p>
          </table:table-cell>
          <table:table-cell/>
          <table:table-cell table:formula="of:=([.B315]-[.F3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243335198715208" calcext:value-type="float">
            <text:p>-0,024333519871521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-0.0243335198715208" calcext:value-type="float">
            <text:p>-0,024333519871521</text:p>
          </table:table-cell>
          <table:table-cell/>
          <table:table-cell table:formula="of:=([.B316]-[.F3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0411125604313548" calcext:value-type="float">
            <text:p>-0,041112560431355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-0.0411125604313548" calcext:value-type="float">
            <text:p>-0,041112560431355</text:p>
          </table:table-cell>
          <table:table-cell/>
          <table:table-cell table:formula="of:=([.B317]-[.F3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76240267124203" calcext:value-type="float">
            <text:p>0,17624026712420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0.176240267124203" calcext:value-type="float">
            <text:p>0,176240267124203</text:p>
          </table:table-cell>
          <table:table-cell/>
          <table:table-cell table:formula="of:=([.B318]-[.F3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0196224983492643" calcext:value-type="float">
            <text:p>-0,019622498349264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-0.0196224983492643" calcext:value-type="float">
            <text:p>-0,019622498349264</text:p>
          </table:table-cell>
          <table:table-cell/>
          <table:table-cell table:formula="of:=([.B319]-[.F3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0401736874174795" calcext:value-type="float">
            <text:p>-0,04017368741748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-0.0401736874174795" calcext:value-type="float">
            <text:p>-0,04017368741748</text:p>
          </table:table-cell>
          <table:table-cell/>
          <table:table-cell table:formula="of:=([.B320]-[.F3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0.0132883881433252" calcext:value-type="float">
            <text:p>-0,013288388143325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-0.0132883881433252" calcext:value-type="float">
            <text:p>-0,013288388143325</text:p>
          </table:table-cell>
          <table:table-cell/>
          <table:table-cell table:formula="of:=([.B321]-[.F3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0442943962034871" calcext:value-type="float">
            <text:p>-0,044294396203487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-0.0442943962034871" calcext:value-type="float">
            <text:p>-0,044294396203487</text:p>
          </table:table-cell>
          <table:table-cell/>
          <table:table-cell table:formula="of:=([.B322]-[.F3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029758389779088" calcext:value-type="float">
            <text:p>-0,029758389779088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-0.029758389779088" calcext:value-type="float">
            <text:p>-0,029758389779088</text:p>
          </table:table-cell>
          <table:table-cell/>
          <table:table-cell table:formula="of:=([.B323]-[.F3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0147700679993825" calcext:value-type="float">
            <text:p>-0,014770067999383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-0.0147700679993825" calcext:value-type="float">
            <text:p>-0,014770067999383</text:p>
          </table:table-cell>
          <table:table-cell/>
          <table:table-cell table:formula="of:=([.B324]-[.F3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799468183983141" calcext:value-type="float">
            <text:p>0,007994681839831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0.00799468183983141" calcext:value-type="float">
            <text:p>0,007994681839831</text:p>
          </table:table-cell>
          <table:table-cell/>
          <table:table-cell table:formula="of:=([.B325]-[.F3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0232981306179892" calcext:value-type="float">
            <text:p>-0,023298130617989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-0.0232981306179892" calcext:value-type="float">
            <text:p>-0,023298130617989</text:p>
          </table:table-cell>
          <table:table-cell/>
          <table:table-cell table:formula="of:=([.B326]-[.F3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00497131207087539" calcext:value-type="float">
            <text:p>-0,00497131207087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-0.00497131207087539" calcext:value-type="float">
            <text:p>-0,004971312070875</text:p>
          </table:table-cell>
          <table:table-cell/>
          <table:table-cell table:formula="of:=([.B327]-[.F3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50551704480672" calcext:value-type="float">
            <text:p>0,150551704480672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0.150551704480672" calcext:value-type="float">
            <text:p>0,150551704480672</text:p>
          </table:table-cell>
          <table:table-cell/>
          <table:table-cell table:formula="of:=([.B328]-[.F3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0.0155377953308445" calcext:value-type="float">
            <text:p>-0,015537795330845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float" office:value="-0.0155377953308445" calcext:value-type="float">
            <text:p>-0,015537795330845</text:p>
          </table:table-cell>
          <table:table-cell/>
          <table:table-cell table:formula="of:=([.B329]-[.F3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0354430391842974" calcext:value-type="float">
            <text:p>-0,035443039184297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-0.0354430391842974" calcext:value-type="float">
            <text:p>-0,035443039184297</text:p>
          </table:table-cell>
          <table:table-cell/>
          <table:table-cell table:formula="of:=([.B330]-[.F3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15833964511913" calcext:value-type="float">
            <text:p>0,115833964511913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0.115833964511913" calcext:value-type="float">
            <text:p>0,115833964511913</text:p>
          </table:table-cell>
          <table:table-cell/>
          <table:table-cell table:formula="of:=([.B331]-[.F3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0649923341650343" calcext:value-type="float">
            <text:p>-0,064992334165034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-0.0649923341650343" calcext:value-type="float">
            <text:p>-0,064992334165034</text:p>
          </table:table-cell>
          <table:table-cell/>
          <table:table-cell table:formula="of:=([.B332]-[.F3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0695525554447382" calcext:value-type="float">
            <text:p>-0,069552555444738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-0.0695525554447382" calcext:value-type="float">
            <text:p>-0,069552555444738</text:p>
          </table:table-cell>
          <table:table-cell/>
          <table:table-cell table:formula="of:=([.B333]-[.F3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33886392636399" calcext:value-type="float">
            <text:p>0,133886392636399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0.133886392636399" calcext:value-type="float">
            <text:p>0,133886392636399</text:p>
          </table:table-cell>
          <table:table-cell/>
          <table:table-cell table:formula="of:=([.B334]-[.F3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243335198715208" calcext:value-type="float">
            <text:p>-0,024333519871521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-0.0243335198715208" calcext:value-type="float">
            <text:p>-0,024333519871521</text:p>
          </table:table-cell>
          <table:table-cell/>
          <table:table-cell table:formula="of:=([.B335]-[.F3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614270365591937" calcext:value-type="float">
            <text:p>-0,061427036559194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-0.0614270365591937" calcext:value-type="float">
            <text:p>-0,061427036559194</text:p>
          </table:table-cell>
          <table:table-cell/>
          <table:table-cell table:formula="of:=([.B336]-[.F3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0504714455728865" calcext:value-type="float">
            <text:p>-0,050471445572887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float" office:value="-0.0504714455728865" calcext:value-type="float">
            <text:p>-0,050471445572887</text:p>
          </table:table-cell>
          <table:table-cell/>
          <table:table-cell table:formula="of:=([.B337]-[.F3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38571169598214" calcext:value-type="float">
            <text:p>0,138571169598214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0.138571169598214" calcext:value-type="float">
            <text:p>0,138571169598214</text:p>
          </table:table-cell>
          <table:table-cell/>
          <table:table-cell table:formula="of:=([.B338]-[.F3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02598139506047" calcext:value-type="float">
            <text:p>-0,02598139506047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float" office:value="-0.02598139506047" calcext:value-type="float">
            <text:p>-0,02598139506047</text:p>
          </table:table-cell>
          <table:table-cell/>
          <table:table-cell table:formula="of:=([.B339]-[.F3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0920173527953" calcext:value-type="float">
            <text:p>-0,0920173527953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office:value-type="float" office:value="-0.0920173527953" calcext:value-type="float">
            <text:p>-0,0920173527953</text:p>
          </table:table-cell>
          <table:table-cell/>
          <table:table-cell table:formula="of:=([.B340]-[.F3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000262038388084093" calcext:value-type="float">
            <text:p>-0,000262038388084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-0.000262038388084093" calcext:value-type="float">
            <text:p>-0,000262038388084</text:p>
          </table:table-cell>
          <table:table-cell/>
          <table:table-cell table:formula="of:=([.B341]-[.F3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09136814123256" calcext:value-type="float">
            <text:p>0,209136814123256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0.209136814123256" calcext:value-type="float">
            <text:p>0,209136814123256</text:p>
          </table:table-cell>
          <table:table-cell/>
          <table:table-cell table:formula="of:=([.B342]-[.F3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0.00418362770191482" calcext:value-type="float">
            <text:p>-0,004183627701915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-0.00418362770191482" calcext:value-type="float">
            <text:p>-0,004183627701915</text:p>
          </table:table-cell>
          <table:table-cell/>
          <table:table-cell table:formula="of:=([.B343]-[.F3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0.0295736209795968" calcext:value-type="float">
            <text:p>-0,029573620979597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-0.0295736209795968" calcext:value-type="float">
            <text:p>-0,029573620979597</text:p>
          </table:table-cell>
          <table:table-cell/>
          <table:table-cell table:formula="of:=([.B344]-[.F3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00675119549237729" calcext:value-type="float">
            <text:p>-0,006751195492377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-0.00675119549237729" calcext:value-type="float">
            <text:p>-0,006751195492377</text:p>
          </table:table-cell>
          <table:table-cell/>
          <table:table-cell table:formula="of:=([.B345]-[.F3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0736695527951181" calcext:value-type="float">
            <text:p>-0,073669552795118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office:value-type="float" office:value="-0.0736695527951181" calcext:value-type="float">
            <text:p>-0,073669552795118</text:p>
          </table:table-cell>
          <table:table-cell/>
          <table:table-cell table:formula="of:=([.B346]-[.F3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101515229015361" calcext:value-type="float">
            <text:p>-0,101515229015361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-0.101515229015361" calcext:value-type="float">
            <text:p>-0,101515229015361</text:p>
          </table:table-cell>
          <table:table-cell/>
          <table:table-cell table:formula="of:=([.B347]-[.F347])^2" office:value-type="float" office:value="2.22637501571164E-031" calcext:value-type="float">
            <text:p>2,22637501571164E-3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72442289157157" calcext:value-type="float">
            <text:p>0,172442289157157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0.172442289157157" calcext:value-type="float">
            <text:p>0,172442289157157</text:p>
          </table:table-cell>
          <table:table-cell/>
          <table:table-cell table:formula="of:=([.B348]-[.F3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0230736552395975" calcext:value-type="float">
            <text:p>-0,023073655239598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-0.0230736552395975" calcext:value-type="float">
            <text:p>-0,023073655239598</text:p>
          </table:table-cell>
          <table:table-cell/>
          <table:table-cell table:formula="of:=([.B349]-[.F3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379713744471198" calcext:value-type="float">
            <text:p>0,03797137444712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0.0379713744471198" calcext:value-type="float">
            <text:p>0,03797137444712</text:p>
          </table:table-cell>
          <table:table-cell/>
          <table:table-cell table:formula="of:=([.B350]-[.F3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0.0252878851956104" calcext:value-type="float">
            <text:p>-0,0252878851956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-0.0252878851956104" calcext:value-type="float">
            <text:p>-0,02528788519561</text:p>
          </table:table-cell>
          <table:table-cell/>
          <table:table-cell table:formula="of:=([.B351]-[.F3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63578051695917" calcext:value-type="float">
            <text:p>0,163578051695917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0.163578051695917" calcext:value-type="float">
            <text:p>0,163578051695917</text:p>
          </table:table-cell>
          <table:table-cell/>
          <table:table-cell table:formula="of:=([.B352]-[.F3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00369922929060887" calcext:value-type="float">
            <text:p>-0,003699229290609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-0.00369922929060887" calcext:value-type="float">
            <text:p>-0,003699229290609</text:p>
          </table:table-cell>
          <table:table-cell/>
          <table:table-cell table:formula="of:=([.B353]-[.F3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1185899068013" calcext:value-type="float">
            <text:p>0,01185899068013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0.01185899068013" calcext:value-type="float">
            <text:p>0,01185899068013</text:p>
          </table:table-cell>
          <table:table-cell/>
          <table:table-cell table:formula="of:=([.B354]-[.F3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0735776435610668" calcext:value-type="float">
            <text:p>-0,073577643561067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-0.0735776435610668" calcext:value-type="float">
            <text:p>-0,073577643561067</text:p>
          </table:table-cell>
          <table:table-cell/>
          <table:table-cell table:formula="of:=([.B355]-[.F3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154119672397579" calcext:value-type="float">
            <text:p>0,15411967239757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0.154119672397579" calcext:value-type="float">
            <text:p>0,154119672397579</text:p>
          </table:table-cell>
          <table:table-cell/>
          <table:table-cell table:formula="of:=([.B356]-[.F3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0474342726552802" calcext:value-type="float">
            <text:p>-0,04743427265528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float" office:value="-0.0474342726552802" calcext:value-type="float">
            <text:p>-0,04743427265528</text:p>
          </table:table-cell>
          <table:table-cell/>
          <table:table-cell table:formula="of:=([.B357]-[.F3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16881367386668" calcext:value-type="float">
            <text:p>0,116881367386668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0.116881367386668" calcext:value-type="float">
            <text:p>0,116881367386668</text:p>
          </table:table-cell>
          <table:table-cell/>
          <table:table-cell table:formula="of:=([.B358]-[.F3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0.0466123348580304" calcext:value-type="float">
            <text:p>-0,0466123348580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-0.0466123348580304" calcext:value-type="float">
            <text:p>-0,046612334858031</text:p>
          </table:table-cell>
          <table:table-cell/>
          <table:table-cell table:formula="of:=([.B359]-[.F3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0562096928504476" calcext:value-type="float">
            <text:p>-0,056209692850448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-0.0562096928504476" calcext:value-type="float">
            <text:p>-0,056209692850448</text:p>
          </table:table-cell>
          <table:table-cell/>
          <table:table-cell table:formula="of:=([.B360]-[.F3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0.0258134158625316" calcext:value-type="float">
            <text:p>-0,025813415862532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office:value-type="float" office:value="-0.0258134158625316" calcext:value-type="float">
            <text:p>-0,025813415862532</text:p>
          </table:table-cell>
          <table:table-cell/>
          <table:table-cell table:formula="of:=([.B361]-[.F3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025747946517401" calcext:value-type="float">
            <text:p>-0,025747946517401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-0.025747946517401" calcext:value-type="float">
            <text:p>-0,025747946517401</text:p>
          </table:table-cell>
          <table:table-cell/>
          <table:table-cell table:formula="of:=([.B362]-[.F3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0263209116343361" calcext:value-type="float">
            <text:p>-0,026320911634336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-0.0263209116343361" calcext:value-type="float">
            <text:p>-0,026320911634336</text:p>
          </table:table-cell>
          <table:table-cell/>
          <table:table-cell table:formula="of:=([.B363]-[.F3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51904501376887" calcext:value-type="float">
            <text:p>0,151904501376887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0.151904501376887" calcext:value-type="float">
            <text:p>0,151904501376887</text:p>
          </table:table-cell>
          <table:table-cell/>
          <table:table-cell table:formula="of:=([.B364]-[.F3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53423325761248" calcext:value-type="float">
            <text:p>-0,053423325761248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-0.053423325761248" calcext:value-type="float">
            <text:p>-0,053423325761248</text:p>
          </table:table-cell>
          <table:table-cell/>
          <table:table-cell table:formula="of:=([.B365]-[.F3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593047225072331" calcext:value-type="float">
            <text:p>0,059304722507233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0.0593047225072331" calcext:value-type="float">
            <text:p>0,059304722507233</text:p>
          </table:table-cell>
          <table:table-cell/>
          <table:table-cell table:formula="of:=([.B366]-[.F3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389512447352682" calcext:value-type="float">
            <text:p>0,038951244735268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0.0389512447352682" calcext:value-type="float">
            <text:p>0,038951244735268</text:p>
          </table:table-cell>
          <table:table-cell/>
          <table:table-cell table:formula="of:=([.B367]-[.F3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122885680637673" calcext:value-type="float">
            <text:p>0,122885680637673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0.122885680637673" calcext:value-type="float">
            <text:p>0,122885680637673</text:p>
          </table:table-cell>
          <table:table-cell/>
          <table:table-cell table:formula="of:=([.B368]-[.F3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0135693289403848" calcext:value-type="float">
            <text:p>-0,013569328940385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-0.0135693289403848" calcext:value-type="float">
            <text:p>-0,013569328940385</text:p>
          </table:table-cell>
          <table:table-cell/>
          <table:table-cell table:formula="of:=([.B369]-[.F3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0539229070849355" calcext:value-type="float">
            <text:p>-0,053922907084936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office:value-type="float" office:value="-0.0539229070849355" calcext:value-type="float">
            <text:p>-0,053922907084936</text:p>
          </table:table-cell>
          <table:table-cell/>
          <table:table-cell table:formula="of:=([.B370]-[.F3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0597216379150871" calcext:value-type="float">
            <text:p>-0,059721637915087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-0.0597216379150871" calcext:value-type="float">
            <text:p>-0,059721637915087</text:p>
          </table:table-cell>
          <table:table-cell/>
          <table:table-cell table:formula="of:=([.B371]-[.F3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0.0399409172265893" calcext:value-type="float">
            <text:p>-0,039940917226589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-0.0399409172265893" calcext:value-type="float">
            <text:p>-0,039940917226589</text:p>
          </table:table-cell>
          <table:table-cell/>
          <table:table-cell table:formula="of:=([.B372]-[.F3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0625561161477654" calcext:value-type="float">
            <text:p>-0,062556116147765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-0.0625561161477654" calcext:value-type="float">
            <text:p>-0,062556116147765</text:p>
          </table:table-cell>
          <table:table-cell/>
          <table:table-cell table:formula="of:=([.B373]-[.F3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0086686447789492" calcext:value-type="float">
            <text:p>-0,008668644778949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-0.0086686447789492" calcext:value-type="float">
            <text:p>-0,008668644778949</text:p>
          </table:table-cell>
          <table:table-cell/>
          <table:table-cell table:formula="of:=([.B374]-[.F3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510057368377133" calcext:value-type="float">
            <text:p>0,005100573683771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0.00510057368377133" calcext:value-type="float">
            <text:p>0,005100573683771</text:p>
          </table:table-cell>
          <table:table-cell/>
          <table:table-cell table:formula="of:=([.B375]-[.F3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420625806790756" calcext:value-type="float">
            <text:p>0,042062580679076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float" office:value="0.0420625806790756" calcext:value-type="float">
            <text:p>0,042062580679076</text:p>
          </table:table-cell>
          <table:table-cell/>
          <table:table-cell table:formula="of:=([.B376]-[.F3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349036769865209" calcext:value-type="float">
            <text:p>0,003490367698652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0.00349036769865209" calcext:value-type="float">
            <text:p>0,003490367698652</text:p>
          </table:table-cell>
          <table:table-cell/>
          <table:table-cell table:formula="of:=([.B377]-[.F3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0288537690673284" calcext:value-type="float">
            <text:p>-0,028853769067328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-0.0288537690673284" calcext:value-type="float">
            <text:p>-0,028853769067329</text:p>
          </table:table-cell>
          <table:table-cell/>
          <table:table-cell table:formula="of:=([.B378]-[.F3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0243335198715208" calcext:value-type="float">
            <text:p>-0,024333519871521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-0.0243335198715208" calcext:value-type="float">
            <text:p>-0,024333519871521</text:p>
          </table:table-cell>
          <table:table-cell/>
          <table:table-cell table:formula="of:=([.B379]-[.F3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0272659179540563" calcext:value-type="float">
            <text:p>-0,027265917954056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-0.0272659179540563" calcext:value-type="float">
            <text:p>-0,027265917954056</text:p>
          </table:table-cell>
          <table:table-cell/>
          <table:table-cell table:formula="of:=([.B380]-[.F3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0447194590147424" calcext:value-type="float">
            <text:p>-0,044719459014742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office:value-type="float" office:value="-0.0447194590147424" calcext:value-type="float">
            <text:p>-0,044719459014743</text:p>
          </table:table-cell>
          <table:table-cell/>
          <table:table-cell table:formula="of:=([.B381]-[.F3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0.0295736209795968" calcext:value-type="float">
            <text:p>-0,029573620979597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-0.0295736209795968" calcext:value-type="float">
            <text:p>-0,029573620979597</text:p>
          </table:table-cell>
          <table:table-cell/>
          <table:table-cell table:formula="of:=([.B382]-[.F3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190944778135998" calcext:value-type="float">
            <text:p>0,0190944778136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0.0190944778135998" calcext:value-type="float">
            <text:p>0,0190944778136</text:p>
          </table:table-cell>
          <table:table-cell/>
          <table:table-cell table:formula="of:=([.B383]-[.F3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0.0666213631055987" calcext:value-type="float">
            <text:p>-0,066621363105599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-0.0666213631055987" calcext:value-type="float">
            <text:p>-0,066621363105599</text:p>
          </table:table-cell>
          <table:table-cell/>
          <table:table-cell table:formula="of:=([.B384]-[.F3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0.0264135263206579" calcext:value-type="float">
            <text:p>-0,026413526320658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-0.0264135263206579" calcext:value-type="float">
            <text:p>-0,026413526320658</text:p>
          </table:table-cell>
          <table:table-cell/>
          <table:table-cell table:formula="of:=([.B385]-[.F3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37441300223659" calcext:value-type="float">
            <text:p>0,033744130022366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0.0337441300223659" calcext:value-type="float">
            <text:p>0,033744130022366</text:p>
          </table:table-cell>
          <table:table-cell/>
          <table:table-cell table:formula="of:=([.B386]-[.F3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0.0897113468630584" calcext:value-type="float">
            <text:p>-0,089711346863058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-0.0897113468630584" calcext:value-type="float">
            <text:p>-0,089711346863058</text:p>
          </table:table-cell>
          <table:table-cell/>
          <table:table-cell table:formula="of:=([.B387]-[.F3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0746183775889674" calcext:value-type="float">
            <text:p>-0,074618377588967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-0.0746183775889674" calcext:value-type="float">
            <text:p>-0,074618377588967</text:p>
          </table:table-cell>
          <table:table-cell/>
          <table:table-cell table:formula="of:=([.B388]-[.F3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0535838967368275" calcext:value-type="float">
            <text:p>-0,053583896736828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office:value-type="float" office:value="-0.0535838967368275" calcext:value-type="float">
            <text:p>-0,053583896736828</text:p>
          </table:table-cell>
          <table:table-cell/>
          <table:table-cell table:formula="of:=([.B389]-[.F3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0.0166610428160119" calcext:value-type="float">
            <text:p>-0,016661042816012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-0.0166610428160119" calcext:value-type="float">
            <text:p>-0,016661042816012</text:p>
          </table:table-cell>
          <table:table-cell/>
          <table:table-cell table:formula="of:=([.B390]-[.F3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0886272573564035" calcext:value-type="float">
            <text:p>-0,088627257356404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-0.0886272573564035" calcext:value-type="float">
            <text:p>-0,088627257356404</text:p>
          </table:table-cell>
          <table:table-cell/>
          <table:table-cell table:formula="of:=([.B391]-[.F3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614985795544183" calcext:value-type="float">
            <text:p>0,061498579554418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0.0614985795544183" calcext:value-type="float">
            <text:p>0,061498579554418</text:p>
          </table:table-cell>
          <table:table-cell/>
          <table:table-cell table:formula="of:=([.B392]-[.F3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749058516723546" calcext:value-type="float">
            <text:p>0,007490585167235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0.00749058516723546" calcext:value-type="float">
            <text:p>0,007490585167235</text:p>
          </table:table-cell>
          <table:table-cell/>
          <table:table-cell table:formula="of:=([.B393]-[.F3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137505883712211" calcext:value-type="float">
            <text:p>0,137505883712211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0.137505883712211" calcext:value-type="float">
            <text:p>0,137505883712211</text:p>
          </table:table-cell>
          <table:table-cell/>
          <table:table-cell table:formula="of:=([.B394]-[.F3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038189500015745" calcext:value-type="float">
            <text:p>-0,03818950001574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-0.038189500015745" calcext:value-type="float">
            <text:p>-0,038189500015745</text:p>
          </table:table-cell>
          <table:table-cell/>
          <table:table-cell table:formula="of:=([.B395]-[.F3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185177557011542" calcext:value-type="float">
            <text:p>0,185177557011542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0.185177557011542" calcext:value-type="float">
            <text:p>0,185177557011542</text:p>
          </table:table-cell>
          <table:table-cell/>
          <table:table-cell table:formula="of:=([.B396]-[.F3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0.0387653049542904" calcext:value-type="float">
            <text:p>-0,03876530495429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office:value-type="float" office:value="-0.0387653049542904" calcext:value-type="float">
            <text:p>-0,038765304954291</text:p>
          </table:table-cell>
          <table:table-cell/>
          <table:table-cell table:formula="of:=([.B397]-[.F3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0422600695416148" calcext:value-type="float">
            <text:p>-0,042260069541615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-0.0422600695416148" calcext:value-type="float">
            <text:p>-0,042260069541615</text:p>
          </table:table-cell>
          <table:table-cell/>
          <table:table-cell table:formula="of:=([.B398]-[.F3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171116776844859" calcext:value-type="float">
            <text:p>0,171116776844859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office:value-type="float" office:value="0.171116776844859" calcext:value-type="float">
            <text:p>0,171116776844859</text:p>
          </table:table-cell>
          <table:table-cell/>
          <table:table-cell table:formula="of:=([.B399]-[.F3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06153070083919" calcext:value-type="float">
            <text:p>0,106153070083919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0.106153070083919" calcext:value-type="float">
            <text:p>0,106153070083919</text:p>
          </table:table-cell>
          <table:table-cell/>
          <table:table-cell table:formula="of:=([.B400]-[.F400])^2" office:value-type="float" office:value="2.22637501571164E-031" calcext:value-type="float">
            <text:p>2,22637501571164E-3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0471509559631936" calcext:value-type="float">
            <text:p>-0,047150955963194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office:value-type="float" office:value="-0.0471509559631936" calcext:value-type="float">
            <text:p>-0,047150955963194</text:p>
          </table:table-cell>
          <table:table-cell/>
          <table:table-cell table:formula="of:=([.B401]-[.F4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16449386048369" calcext:value-type="float">
            <text:p>0,021644938604837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0.0216449386048369" calcext:value-type="float">
            <text:p>0,021644938604837</text:p>
          </table:table-cell>
          <table:table-cell/>
          <table:table-cell table:formula="of:=([.B402]-[.F4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0.073782518441745" calcext:value-type="float">
            <text:p>-0,073782518441745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-0.073782518441745" calcext:value-type="float">
            <text:p>-0,073782518441745</text:p>
          </table:table-cell>
          <table:table-cell/>
          <table:table-cell table:formula="of:=([.B403]-[.F4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0.0274184457942693" calcext:value-type="float">
            <text:p>-0,027418445794269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-0.0274184457942693" calcext:value-type="float">
            <text:p>-0,027418445794269</text:p>
          </table:table-cell>
          <table:table-cell/>
          <table:table-cell table:formula="of:=([.B404]-[.F4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0775271462374063" calcext:value-type="float">
            <text:p>-0,077527146237406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-0.0775271462374063" calcext:value-type="float">
            <text:p>-0,077527146237406</text:p>
          </table:table-cell>
          <table:table-cell/>
          <table:table-cell table:formula="of:=([.B405]-[.F4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23687662576375" calcext:value-type="float">
            <text:p>0,123687662576375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float" office:value="0.123687662576375" calcext:value-type="float">
            <text:p>0,123687662576375</text:p>
          </table:table-cell>
          <table:table-cell/>
          <table:table-cell table:formula="of:=([.B406]-[.F4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0.0228717104244166" calcext:value-type="float">
            <text:p>-0,022871710424417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office:value-type="float" office:value="-0.0228717104244166" calcext:value-type="float">
            <text:p>-0,022871710424417</text:p>
          </table:table-cell>
          <table:table-cell/>
          <table:table-cell table:formula="of:=([.B407]-[.F4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0216650328967906" calcext:value-type="float">
            <text:p>-0,021665032896791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-0.0216650328967906" calcext:value-type="float">
            <text:p>-0,021665032896791</text:p>
          </table:table-cell>
          <table:table-cell/>
          <table:table-cell table:formula="of:=([.B408]-[.F4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55951507237934" calcext:value-type="float">
            <text:p>0,155951507237934</text:p>
          </table:table-cell>
          <table:table-cell table:number-columns-repeated="2"/>
          <table:table-cell office:value-type="float" office:value="407" calcext:value-type="float">
            <text:p>407</text:p>
          </table:table-cell>
          <table:table-cell office:value-type="float" office:value="0.155951507237934" calcext:value-type="float">
            <text:p>0,155951507237934</text:p>
          </table:table-cell>
          <table:table-cell/>
          <table:table-cell table:formula="of:=([.B409]-[.F4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85868242922908" calcext:value-type="float">
            <text:p>0,185868242922908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0.185868242922908" calcext:value-type="float">
            <text:p>0,185868242922908</text:p>
          </table:table-cell>
          <table:table-cell/>
          <table:table-cell table:formula="of:=([.B410]-[.F4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0398936397339625" calcext:value-type="float">
            <text:p>-0,039893639733963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-0.0398936397339625" calcext:value-type="float">
            <text:p>-0,039893639733963</text:p>
          </table:table-cell>
          <table:table-cell/>
          <table:table-cell table:formula="of:=([.B411]-[.F4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0.029957429200971" calcext:value-type="float">
            <text:p>-0,029957429200971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-0.029957429200971" calcext:value-type="float">
            <text:p>-0,029957429200971</text:p>
          </table:table-cell>
          <table:table-cell/>
          <table:table-cell table:formula="of:=([.B412]-[.F4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0.0320648653259797" calcext:value-type="float">
            <text:p>-0,03206486532598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-0.0320648653259797" calcext:value-type="float">
            <text:p>-0,03206486532598</text:p>
          </table:table-cell>
          <table:table-cell/>
          <table:table-cell table:formula="of:=([.B413]-[.F4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0.0320648653259797" calcext:value-type="float">
            <text:p>-0,03206486532598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-0.0320648653259797" calcext:value-type="float">
            <text:p>-0,03206486532598</text:p>
          </table:table-cell>
          <table:table-cell/>
          <table:table-cell table:formula="of:=([.B414]-[.F4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531718948653791" calcext:value-type="float">
            <text:p>0,053171894865379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office:value-type="float" office:value="0.0531718948653791" calcext:value-type="float">
            <text:p>0,053171894865379</text:p>
          </table:table-cell>
          <table:table-cell/>
          <table:table-cell table:formula="of:=([.B415]-[.F4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0.0112791778993849" calcext:value-type="float">
            <text:p>-0,011279177899385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-0.0112791778993849" calcext:value-type="float">
            <text:p>-0,011279177899385</text:p>
          </table:table-cell>
          <table:table-cell/>
          <table:table-cell table:formula="of:=([.B416]-[.F4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30010140900338" calcext:value-type="float">
            <text:p>0,130010140900338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office:value-type="float" office:value="0.130010140900338" calcext:value-type="float">
            <text:p>0,130010140900338</text:p>
          </table:table-cell>
          <table:table-cell/>
          <table:table-cell table:formula="of:=([.B417]-[.F4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0504450198284897" calcext:value-type="float">
            <text:p>-0,05044501982849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-0.0504450198284897" calcext:value-type="float">
            <text:p>-0,05044501982849</text:p>
          </table:table-cell>
          <table:table-cell/>
          <table:table-cell table:formula="of:=([.B418]-[.F4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0.031237159107321" calcext:value-type="float">
            <text:p>-0,03123715910732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-0.031237159107321" calcext:value-type="float">
            <text:p>-0,031237159107321</text:p>
          </table:table-cell>
          <table:table-cell/>
          <table:table-cell table:formula="of:=([.B419]-[.F4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668150782391004" calcext:value-type="float">
            <text:p>0,0668150782391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office:value-type="float" office:value="0.0668150782391004" calcext:value-type="float">
            <text:p>0,066815078239101</text:p>
          </table:table-cell>
          <table:table-cell/>
          <table:table-cell table:formula="of:=([.B420]-[.F4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466553549313002" calcext:value-type="float">
            <text:p>0,00466553549313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office:value-type="float" office:value="0.00466553549313002" calcext:value-type="float">
            <text:p>0,00466553549313</text:p>
          </table:table-cell>
          <table:table-cell/>
          <table:table-cell table:formula="of:=([.B421]-[.F4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018186921961576" calcext:value-type="float">
            <text:p>-0,018186921961576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-0.018186921961576" calcext:value-type="float">
            <text:p>-0,018186921961576</text:p>
          </table:table-cell>
          <table:table-cell/>
          <table:table-cell table:formula="of:=([.B422]-[.F4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0.0481706072825698" calcext:value-type="float">
            <text:p>-0,04817060728257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-0.0481706072825698" calcext:value-type="float">
            <text:p>-0,04817060728257</text:p>
          </table:table-cell>
          <table:table-cell/>
          <table:table-cell table:formula="of:=([.B423]-[.F4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198506434730817" calcext:value-type="float">
            <text:p>0,198506434730817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0.198506434730817" calcext:value-type="float">
            <text:p>0,198506434730817</text:p>
          </table:table-cell>
          <table:table-cell/>
          <table:table-cell table:formula="of:=([.B424]-[.F4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0.0642569568708705" calcext:value-type="float">
            <text:p>-0,064256956870871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float" office:value="-0.0642569568708705" calcext:value-type="float">
            <text:p>-0,064256956870871</text:p>
          </table:table-cell>
          <table:table-cell/>
          <table:table-cell table:formula="of:=([.B425]-[.F4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48165874643821" calcext:value-type="float">
            <text:p>0,148165874643821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office:value-type="float" office:value="0.148165874643821" calcext:value-type="float">
            <text:p>0,148165874643821</text:p>
          </table:table-cell>
          <table:table-cell/>
          <table:table-cell table:formula="of:=([.B426]-[.F4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64517443843491" calcext:value-type="float">
            <text:p>0,164517443843491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0.164517443843491" calcext:value-type="float">
            <text:p>0,164517443843491</text:p>
          </table:table-cell>
          <table:table-cell/>
          <table:table-cell table:formula="of:=([.B427]-[.F4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0.0321767017063633" calcext:value-type="float">
            <text:p>-0,032176701706363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-0.0321767017063633" calcext:value-type="float">
            <text:p>-0,032176701706363</text:p>
          </table:table-cell>
          <table:table-cell/>
          <table:table-cell table:formula="of:=([.B428]-[.F4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59327930295162" calcext:value-type="float">
            <text:p>0,159327930295162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0.159327930295162" calcext:value-type="float">
            <text:p>0,159327930295162</text:p>
          </table:table-cell>
          <table:table-cell/>
          <table:table-cell table:formula="of:=([.B429]-[.F4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132215999925694" calcext:value-type="float">
            <text:p>0,013221599992569</text:p>
          </table:table-cell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0.0132215999925694" calcext:value-type="float">
            <text:p>0,013221599992569</text:p>
          </table:table-cell>
          <table:table-cell/>
          <table:table-cell table:formula="of:=([.B430]-[.F4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0.0671200467239415" calcext:value-type="float">
            <text:p>-0,067120046723942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-0.0671200467239415" calcext:value-type="float">
            <text:p>-0,067120046723942</text:p>
          </table:table-cell>
          <table:table-cell/>
          <table:table-cell table:formula="of:=([.B431]-[.F4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168681166209253" calcext:value-type="float">
            <text:p>-0,016868116620925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-0.0168681166209253" calcext:value-type="float">
            <text:p>-0,016868116620925</text:p>
          </table:table-cell>
          <table:table-cell/>
          <table:table-cell table:formula="of:=([.B432]-[.F4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0219264921554592" calcext:value-type="float">
            <text:p>-0,021926492155459</text:p>
          </table:table-cell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-0.0219264921554592" calcext:value-type="float">
            <text:p>-0,021926492155459</text:p>
          </table:table-cell>
          <table:table-cell/>
          <table:table-cell table:formula="of:=([.B433]-[.F4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364134561702641" calcext:value-type="float">
            <text:p>0,003641345617026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0.00364134561702641" calcext:value-type="float">
            <text:p>0,003641345617026</text:p>
          </table:table-cell>
          <table:table-cell/>
          <table:table-cell table:formula="of:=([.B434]-[.F4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00983599971577674" calcext:value-type="float">
            <text:p>-0,009835999715777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-0.00983599971577674" calcext:value-type="float">
            <text:p>-0,009835999715777</text:p>
          </table:table-cell>
          <table:table-cell/>
          <table:table-cell table:formula="of:=([.B435]-[.F4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0147413995283658" calcext:value-type="float">
            <text:p>-0,014741399528366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float" office:value="-0.0147413995283658" calcext:value-type="float">
            <text:p>-0,014741399528366</text:p>
          </table:table-cell>
          <table:table-cell/>
          <table:table-cell table:formula="of:=([.B436]-[.F4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0695251690800612" calcext:value-type="float">
            <text:p>-0,006952516908006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-0.00695251690800612" calcext:value-type="float">
            <text:p>-0,006952516908006</text:p>
          </table:table-cell>
          <table:table-cell/>
          <table:table-cell table:formula="of:=([.B437]-[.F4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953300354158774" calcext:value-type="float">
            <text:p>0,095330035415877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0.0953300354158774" calcext:value-type="float">
            <text:p>0,095330035415878</text:p>
          </table:table-cell>
          <table:table-cell/>
          <table:table-cell table:formula="of:=([.B438]-[.F4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07311236770675" calcext:value-type="float">
            <text:p>0,107311236770675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float" office:value="0.107311236770675" calcext:value-type="float">
            <text:p>0,107311236770675</text:p>
          </table:table-cell>
          <table:table-cell/>
          <table:table-cell table:formula="of:=([.B439]-[.F4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0.0580432985459231" calcext:value-type="float">
            <text:p>-0,058043298545923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-0.0580432985459231" calcext:value-type="float">
            <text:p>-0,058043298545923</text:p>
          </table:table-cell>
          <table:table-cell/>
          <table:table-cell table:formula="of:=([.B440]-[.F4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0.0817663334748525" calcext:value-type="float">
            <text:p>-0,081766333474853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-0.0817663334748525" calcext:value-type="float">
            <text:p>-0,081766333474853</text:p>
          </table:table-cell>
          <table:table-cell/>
          <table:table-cell table:formula="of:=([.B441]-[.F4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0459953495931254" calcext:value-type="float">
            <text:p>-0,04599534959312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-0.0459953495931254" calcext:value-type="float">
            <text:p>-0,045995349593125</text:p>
          </table:table-cell>
          <table:table-cell/>
          <table:table-cell table:formula="of:=([.B442]-[.F4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17027059047531" calcext:value-type="float">
            <text:p>0,17027059047531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0.17027059047531" calcext:value-type="float">
            <text:p>0,17027059047531</text:p>
          </table:table-cell>
          <table:table-cell/>
          <table:table-cell table:formula="of:=([.B443]-[.F4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0.0686105498699882" calcext:value-type="float">
            <text:p>-0,068610549869988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-0.0686105498699882" calcext:value-type="float">
            <text:p>-0,068610549869988</text:p>
          </table:table-cell>
          <table:table-cell/>
          <table:table-cell table:formula="of:=([.B444]-[.F4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49977787725291" calcext:value-type="float">
            <text:p>0,049977787725291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0.049977787725291" calcext:value-type="float">
            <text:p>0,049977787725291</text:p>
          </table:table-cell>
          <table:table-cell/>
          <table:table-cell table:formula="of:=([.B445]-[.F4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0.0215806149596081" calcext:value-type="float">
            <text:p>-0,021580614959608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-0.0215806149596081" calcext:value-type="float">
            <text:p>-0,021580614959608</text:p>
          </table:table-cell>
          <table:table-cell/>
          <table:table-cell table:formula="of:=([.B446]-[.F4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186951543785049" calcext:value-type="float">
            <text:p>-0,018695154378505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-0.0186951543785049" calcext:value-type="float">
            <text:p>-0,018695154378505</text:p>
          </table:table-cell>
          <table:table-cell/>
          <table:table-cell table:formula="of:=([.B447]-[.F4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018349908741763" calcext:value-type="float">
            <text:p>-0,018349908741763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office:value-type="float" office:value="-0.018349908741763" calcext:value-type="float">
            <text:p>-0,018349908741763</text:p>
          </table:table-cell>
          <table:table-cell/>
          <table:table-cell table:formula="of:=([.B448]-[.F4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0025996964260504" calcext:value-type="float">
            <text:p>-0,00259969642605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-0.0025996964260504" calcext:value-type="float">
            <text:p>-0,00259969642605</text:p>
          </table:table-cell>
          <table:table-cell/>
          <table:table-cell table:formula="of:=([.B449]-[.F4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70599219936747" calcext:value-type="float">
            <text:p>0,170599219936747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0.170599219936747" calcext:value-type="float">
            <text:p>0,170599219936747</text:p>
          </table:table-cell>
          <table:table-cell/>
          <table:table-cell table:formula="of:=([.B450]-[.F4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148510017553927" calcext:value-type="float">
            <text:p>0,014851001755393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0.0148510017553927" calcext:value-type="float">
            <text:p>0,014851001755393</text:p>
          </table:table-cell>
          <table:table-cell/>
          <table:table-cell table:formula="of:=([.B451]-[.F4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0172879941339342" calcext:value-type="float">
            <text:p>-0,017287994133934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-0.0172879941339342" calcext:value-type="float">
            <text:p>-0,017287994133934</text:p>
          </table:table-cell>
          <table:table-cell/>
          <table:table-cell table:formula="of:=([.B452]-[.F4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0648820465116846" calcext:value-type="float">
            <text:p>-0,064882046511685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-0.0648820465116846" calcext:value-type="float">
            <text:p>-0,064882046511685</text:p>
          </table:table-cell>
          <table:table-cell/>
          <table:table-cell table:formula="of:=([.B453]-[.F4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193037171382387" calcext:value-type="float">
            <text:p>0,193037171382387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office:value-type="float" office:value="0.193037171382387" calcext:value-type="float">
            <text:p>0,193037171382387</text:p>
          </table:table-cell>
          <table:table-cell/>
          <table:table-cell table:formula="of:=([.B454]-[.F4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32092803893021" calcext:value-type="float">
            <text:p>0,132092803893021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0.132092803893021" calcext:value-type="float">
            <text:p>0,132092803893021</text:p>
          </table:table-cell>
          <table:table-cell/>
          <table:table-cell table:formula="of:=([.B455]-[.F4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170693955354128" calcext:value-type="float">
            <text:p>0,170693955354128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0.170693955354128" calcext:value-type="float">
            <text:p>0,170693955354128</text:p>
          </table:table-cell>
          <table:table-cell/>
          <table:table-cell table:formula="of:=([.B456]-[.F4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0157846045201193" calcext:value-type="float">
            <text:p>-0,015784604520119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-0.0157846045201193" calcext:value-type="float">
            <text:p>-0,015784604520119</text:p>
          </table:table-cell>
          <table:table-cell/>
          <table:table-cell table:formula="of:=([.B457]-[.F4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0276399807629409" calcext:value-type="float">
            <text:p>-0,027639980762941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-0.0276399807629409" calcext:value-type="float">
            <text:p>-0,027639980762941</text:p>
          </table:table-cell>
          <table:table-cell/>
          <table:table-cell table:formula="of:=([.B458]-[.F4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0394315548201311" calcext:value-type="float">
            <text:p>-0,039431554820131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office:value-type="float" office:value="-0.0394315548201311" calcext:value-type="float">
            <text:p>-0,039431554820131</text:p>
          </table:table-cell>
          <table:table-cell/>
          <table:table-cell table:formula="of:=([.B459]-[.F4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0419887393180322" calcext:value-type="float">
            <text:p>-0,041988739318032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office:value-type="float" office:value="-0.0419887393180322" calcext:value-type="float">
            <text:p>-0,041988739318032</text:p>
          </table:table-cell>
          <table:table-cell/>
          <table:table-cell table:formula="of:=([.B460]-[.F4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0508268320457185" calcext:value-type="float">
            <text:p>-0,05082683204571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-0.0508268320457185" calcext:value-type="float">
            <text:p>-0,050826832045719</text:p>
          </table:table-cell>
          <table:table-cell/>
          <table:table-cell table:formula="of:=([.B461]-[.F4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0649963449811645" calcext:value-type="float">
            <text:p>-0,064996344981165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-0.0649963449811645" calcext:value-type="float">
            <text:p>-0,064996344981165</text:p>
          </table:table-cell>
          <table:table-cell/>
          <table:table-cell table:formula="of:=([.B462]-[.F4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121319363016068" calcext:value-type="float">
            <text:p>0,121319363016068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0.121319363016068" calcext:value-type="float">
            <text:p>0,121319363016068</text:p>
          </table:table-cell>
          <table:table-cell/>
          <table:table-cell table:formula="of:=([.B463]-[.F4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426510129302686" calcext:value-type="float">
            <text:p>0,042651012930269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0.0426510129302686" calcext:value-type="float">
            <text:p>0,042651012930269</text:p>
          </table:table-cell>
          <table:table-cell/>
          <table:table-cell table:formula="of:=([.B464]-[.F4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62359407604658" calcext:value-type="float">
            <text:p>0,162359407604658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0.162359407604658" calcext:value-type="float">
            <text:p>0,162359407604658</text:p>
          </table:table-cell>
          <table:table-cell/>
          <table:table-cell table:formula="of:=([.B465]-[.F4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0820557737436754" calcext:value-type="float">
            <text:p>-0,082055773743675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 office:value-type="float" office:value="-0.0820557737436754" calcext:value-type="float">
            <text:p>-0,082055773743676</text:p>
          </table:table-cell>
          <table:table-cell/>
          <table:table-cell table:formula="of:=([.B466]-[.F4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461547336071241" calcext:value-type="float">
            <text:p>0,046154733607124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0.0461547336071241" calcext:value-type="float">
            <text:p>0,046154733607124</text:p>
          </table:table-cell>
          <table:table-cell/>
          <table:table-cell table:formula="of:=([.B467]-[.F4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00648292713526984" calcext:value-type="float">
            <text:p>-0,00648292713527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-0.00648292713526984" calcext:value-type="float">
            <text:p>-0,00648292713527</text:p>
          </table:table-cell>
          <table:table-cell/>
          <table:table-cell table:formula="of:=([.B468]-[.F4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322790941895447" calcext:value-type="float">
            <text:p>0,032279094189545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0.0322790941895447" calcext:value-type="float">
            <text:p>0,032279094189545</text:p>
          </table:table-cell>
          <table:table-cell/>
          <table:table-cell table:formula="of:=([.B469]-[.F4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595920858220703" calcext:value-type="float">
            <text:p>0,05959208582207</text:p>
          </table:table-cell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0.0595920858220703" calcext:value-type="float">
            <text:p>0,05959208582207</text:p>
          </table:table-cell>
          <table:table-cell/>
          <table:table-cell table:formula="of:=([.B470]-[.F4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6281096619955" calcext:value-type="float">
            <text:p>0,16281096619955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0.16281096619955" calcext:value-type="float">
            <text:p>0,16281096619955</text:p>
          </table:table-cell>
          <table:table-cell/>
          <table:table-cell table:formula="of:=([.B471]-[.F4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0475309233179266" calcext:value-type="float">
            <text:p>-0,047530923317927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-0.0475309233179266" calcext:value-type="float">
            <text:p>-0,047530923317927</text:p>
          </table:table-cell>
          <table:table-cell/>
          <table:table-cell table:formula="of:=([.B472]-[.F4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23531790522301" calcext:value-type="float">
            <text:p>0,123531790522301</text:p>
          </table:table-cell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0.123531790522301" calcext:value-type="float">
            <text:p>0,123531790522301</text:p>
          </table:table-cell>
          <table:table-cell/>
          <table:table-cell table:formula="of:=([.B473]-[.F4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0651962758966552" calcext:value-type="float">
            <text:p>-0,065196275896655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 office:value-type="float" office:value="-0.0651962758966552" calcext:value-type="float">
            <text:p>-0,065196275896655</text:p>
          </table:table-cell>
          <table:table-cell/>
          <table:table-cell table:formula="of:=([.B474]-[.F4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0039272876591623" calcext:value-type="float">
            <text:p>-0,003927287659162</text:p>
          </table:table-cell>
          <table:table-cell table:number-columns-repeated="2"/>
          <table:table-cell office:value-type="float" office:value="473" calcext:value-type="float">
            <text:p>473</text:p>
          </table:table-cell>
          <table:table-cell office:value-type="float" office:value="-0.0039272876591623" calcext:value-type="float">
            <text:p>-0,003927287659162</text:p>
          </table:table-cell>
          <table:table-cell/>
          <table:table-cell table:formula="of:=([.B475]-[.F4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0286496075640175" calcext:value-type="float">
            <text:p>-0,028649607564018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-0.0286496075640175" calcext:value-type="float">
            <text:p>-0,028649607564018</text:p>
          </table:table-cell>
          <table:table-cell/>
          <table:table-cell table:formula="of:=([.B476]-[.F4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0755541711877225" calcext:value-type="float">
            <text:p>-0,07555417118772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-0.0755541711877225" calcext:value-type="float">
            <text:p>-0,075554171187723</text:p>
          </table:table-cell>
          <table:table-cell/>
          <table:table-cell table:formula="of:=([.B477]-[.F4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0632404983891166" calcext:value-type="float">
            <text:p>-0,063240498389117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-0.0632404983891166" calcext:value-type="float">
            <text:p>-0,063240498389117</text:p>
          </table:table-cell>
          <table:table-cell/>
          <table:table-cell table:formula="of:=([.B478]-[.F4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178291571580706" calcext:value-type="float">
            <text:p>0,017829157158071</text:p>
          </table:table-cell>
          <table:table-cell table:number-columns-repeated="2"/>
          <table:table-cell office:value-type="float" office:value="477" calcext:value-type="float">
            <text:p>477</text:p>
          </table:table-cell>
          <table:table-cell office:value-type="float" office:value="0.0178291571580706" calcext:value-type="float">
            <text:p>0,017829157158071</text:p>
          </table:table-cell>
          <table:table-cell/>
          <table:table-cell table:formula="of:=([.B479]-[.F4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0680270559769294" calcext:value-type="float">
            <text:p>-0,068027055976929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float" office:value="-0.0680270559769294" calcext:value-type="float">
            <text:p>-0,06802705597693</text:p>
          </table:table-cell>
          <table:table-cell/>
          <table:table-cell table:formula="of:=([.B480]-[.F4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0197401458893125" calcext:value-type="float">
            <text:p>-0,019740145889313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office:value-type="float" office:value="-0.0197401458893125" calcext:value-type="float">
            <text:p>-0,019740145889313</text:p>
          </table:table-cell>
          <table:table-cell/>
          <table:table-cell table:formula="of:=([.B481]-[.F4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0272273280177141" calcext:value-type="float">
            <text:p>-0,027227328017714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-0.0272273280177141" calcext:value-type="float">
            <text:p>-0,027227328017714</text:p>
          </table:table-cell>
          <table:table-cell/>
          <table:table-cell table:formula="of:=([.B482]-[.F4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0387621010241639" calcext:value-type="float">
            <text:p>-0,038762101024164</text:p>
          </table:table-cell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-0.0387621010241639" calcext:value-type="float">
            <text:p>-0,038762101024164</text:p>
          </table:table-cell>
          <table:table-cell/>
          <table:table-cell table:formula="of:=([.B483]-[.F4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0462832388714842" calcext:value-type="float">
            <text:p>-0,046283238871484</text:p>
          </table:table-cell>
          <table:table-cell table:number-columns-repeated="2"/>
          <table:table-cell office:value-type="float" office:value="482" calcext:value-type="float">
            <text:p>482</text:p>
          </table:table-cell>
          <table:table-cell office:value-type="float" office:value="-0.0462832388714842" calcext:value-type="float">
            <text:p>-0,046283238871484</text:p>
          </table:table-cell>
          <table:table-cell/>
          <table:table-cell table:formula="of:=([.B484]-[.F4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411985555523908" calcext:value-type="float">
            <text:p>0,041198555552391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0.0411985555523908" calcext:value-type="float">
            <text:p>0,041198555552391</text:p>
          </table:table-cell>
          <table:table-cell/>
          <table:table-cell table:formula="of:=([.B485]-[.F4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0313452224668784" calcext:value-type="float">
            <text:p>-0,031345222466878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-0.0313452224668784" calcext:value-type="float">
            <text:p>-0,031345222466878</text:p>
          </table:table-cell>
          <table:table-cell/>
          <table:table-cell table:formula="of:=([.B486]-[.F4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75915299648852" calcext:value-type="float">
            <text:p>0,175915299648852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0.175915299648852" calcext:value-type="float">
            <text:p>0,175915299648852</text:p>
          </table:table-cell>
          <table:table-cell/>
          <table:table-cell table:formula="of:=([.B487]-[.F4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303626044735317" calcext:value-type="float">
            <text:p>0,030362604473532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0.0303626044735317" calcext:value-type="float">
            <text:p>0,030362604473532</text:p>
          </table:table-cell>
          <table:table-cell/>
          <table:table-cell table:formula="of:=([.B488]-[.F4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00788136928417217" calcext:value-type="float">
            <text:p>-0,007881369284172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-0.00788136928417217" calcext:value-type="float">
            <text:p>-0,007881369284172</text:p>
          </table:table-cell>
          <table:table-cell/>
          <table:table-cell table:formula="of:=([.B489]-[.F4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283497369335454" calcext:value-type="float">
            <text:p>0,028349736933545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0.0283497369335454" calcext:value-type="float">
            <text:p>0,028349736933545</text:p>
          </table:table-cell>
          <table:table-cell/>
          <table:table-cell table:formula="of:=([.B490]-[.F4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0323185425270338" calcext:value-type="float">
            <text:p>-0,032318542527034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 office:value-type="float" office:value="-0.0323185425270338" calcext:value-type="float">
            <text:p>-0,032318542527034</text:p>
          </table:table-cell>
          <table:table-cell/>
          <table:table-cell table:formula="of:=([.B491]-[.F4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10038711276081" calcext:value-type="float">
            <text:p>0,010038711276081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0.010038711276081" calcext:value-type="float">
            <text:p>0,010038711276081</text:p>
          </table:table-cell>
          <table:table-cell/>
          <table:table-cell table:formula="of:=([.B492]-[.F4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0.0357126152641651" calcext:value-type="float">
            <text:p>-0,035712615264165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-0.0357126152641651" calcext:value-type="float">
            <text:p>-0,035712615264165</text:p>
          </table:table-cell>
          <table:table-cell/>
          <table:table-cell table:formula="of:=([.B493]-[.F4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58645724866929" calcext:value-type="float">
            <text:p>0,158645724866929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0.158645724866929" calcext:value-type="float">
            <text:p>0,158645724866929</text:p>
          </table:table-cell>
          <table:table-cell/>
          <table:table-cell table:formula="of:=([.B494]-[.F4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0295736209795968" calcext:value-type="float">
            <text:p>-0,029573620979597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-0.0295736209795968" calcext:value-type="float">
            <text:p>-0,029573620979597</text:p>
          </table:table-cell>
          <table:table-cell/>
          <table:table-cell table:formula="of:=([.B495]-[.F4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0406207675103605" calcext:value-type="float">
            <text:p>-0,040620767510361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-0.0406207675103605" calcext:value-type="float">
            <text:p>-0,040620767510361</text:p>
          </table:table-cell>
          <table:table-cell/>
          <table:table-cell table:formula="of:=([.B496]-[.F4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0627457636597974" calcext:value-type="float">
            <text:p>-0,06274576365979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-0.0627457636597974" calcext:value-type="float">
            <text:p>-0,062745763659797</text:p>
          </table:table-cell>
          <table:table-cell/>
          <table:table-cell table:formula="of:=([.B497]-[.F4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0167014489385919" calcext:value-type="float">
            <text:p>-0,016701448938592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-0.0167014489385919" calcext:value-type="float">
            <text:p>-0,016701448938592</text:p>
          </table:table-cell>
          <table:table-cell/>
          <table:table-cell table:formula="of:=([.B498]-[.F4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17850720120944" calcext:value-type="float">
            <text:p>0,001785072012094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table:style-name="ce1" office:value-type="float" office:value="0.0017850720120944" calcext:value-type="float">
            <text:p>1,79E-03</text:p>
          </table:table-cell>
          <table:table-cell/>
          <table:table-cell table:formula="of:=([.B499]-[.F4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0.111028032127693" calcext:value-type="float">
            <text:p>-0,111028032127693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-0.111028032127693" calcext:value-type="float">
            <text:p>-0,111028032127693</text:p>
          </table:table-cell>
          <table:table-cell/>
          <table:table-cell table:formula="of:=([.B500]-[.F500])^2" office:value-type="float" office:value="2.35926418187436E-031" calcext:value-type="float">
            <text:p>2,35926418187436E-3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022244114056118" calcext:value-type="float">
            <text:p>-0,022244114056118</text:p>
          </table:table-cell>
          <table:table-cell table:number-columns-repeated="2"/>
          <table:table-cell office:value-type="float" office:value="499" calcext:value-type="float">
            <text:p>499</text:p>
          </table:table-cell>
          <table:table-cell office:value-type="float" office:value="-0.022244114056118" calcext:value-type="float">
            <text:p>-0,022244114056118</text:p>
          </table:table-cell>
          <table:table-cell/>
          <table:table-cell table:formula="of:=([.B501]-[.F5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0.0192004583234751" calcext:value-type="float">
            <text:p>-0,01920045832347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-0.0192004583234751" calcext:value-type="float">
            <text:p>-0,019200458323475</text:p>
          </table:table-cell>
          <table:table-cell/>
          <table:table-cell table:formula="of:=([.B502]-[.F5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0.0203170268534187" calcext:value-type="float">
            <text:p>-0,020317026853419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-0.0203170268534187" calcext:value-type="float">
            <text:p>-0,020317026853419</text:p>
          </table:table-cell>
          <table:table-cell/>
          <table:table-cell table:formula="of:=([.B503]-[.F5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0.062613569662438" calcext:value-type="float">
            <text:p>-0,062613569662438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-0.062613569662438" calcext:value-type="float">
            <text:p>-0,062613569662438</text:p>
          </table:table-cell>
          <table:table-cell/>
          <table:table-cell table:formula="of:=([.B504]-[.F5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0.0338704471531164" calcext:value-type="float">
            <text:p>-0,033870447153116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-0.0338704471531164" calcext:value-type="float">
            <text:p>-0,033870447153116</text:p>
          </table:table-cell>
          <table:table-cell/>
          <table:table-cell table:formula="of:=([.B505]-[.F5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0.0544549178649028" calcext:value-type="float">
            <text:p>-0,054454917864903</text:p>
          </table:table-cell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-0.0544549178649028" calcext:value-type="float">
            <text:p>-0,054454917864903</text:p>
          </table:table-cell>
          <table:table-cell/>
          <table:table-cell table:formula="of:=([.B506]-[.F5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512782267780777" calcext:value-type="float">
            <text:p>0,005127822677808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0.00512782267780777" calcext:value-type="float">
            <text:p>0,005127822677808</text:p>
          </table:table-cell>
          <table:table-cell/>
          <table:table-cell table:formula="of:=([.B507]-[.F5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0.034473674750868" calcext:value-type="float">
            <text:p>-0,034473674750868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float" office:value="-0.034473674750868" calcext:value-type="float">
            <text:p>-0,034473674750868</text:p>
          </table:table-cell>
          <table:table-cell/>
          <table:table-cell table:formula="of:=([.B508]-[.F5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0.00947775372181165" calcext:value-type="float">
            <text:p>-0,00947775372181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-0.00947775372181165" calcext:value-type="float">
            <text:p>-0,009477753721812</text:p>
          </table:table-cell>
          <table:table-cell/>
          <table:table-cell table:formula="of:=([.B509]-[.F5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0797865713401443" calcext:value-type="float">
            <text:p>-0,079786571340144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-0.0797865713401443" calcext:value-type="float">
            <text:p>-0,079786571340144</text:p>
          </table:table-cell>
          <table:table-cell/>
          <table:table-cell table:formula="of:=([.B510]-[.F5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0.0301170222831493" calcext:value-type="float">
            <text:p>-0,030117022283149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-0.0301170222831493" calcext:value-type="float">
            <text:p>-0,030117022283149</text:p>
          </table:table-cell>
          <table:table-cell/>
          <table:table-cell table:formula="of:=([.B511]-[.F5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0.0314860162680569" calcext:value-type="float">
            <text:p>-0,031486016268057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-0.0314860162680569" calcext:value-type="float">
            <text:p>-0,031486016268057</text:p>
          </table:table-cell>
          <table:table-cell/>
          <table:table-cell table:formula="of:=([.B512]-[.F5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11987735539153" calcext:value-type="float">
            <text:p>0,111987735539153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0.111987735539153" calcext:value-type="float">
            <text:p>0,111987735539153</text:p>
          </table:table-cell>
          <table:table-cell/>
          <table:table-cell table:formula="of:=([.B513]-[.F5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0.0451122330112384" calcext:value-type="float">
            <text:p>-0,045112233011238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-0.0451122330112384" calcext:value-type="float">
            <text:p>-0,045112233011238</text:p>
          </table:table-cell>
          <table:table-cell/>
          <table:table-cell table:formula="of:=([.B514]-[.F5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0116333011330341" calcext:value-type="float">
            <text:p>-0,011633301133034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-0.0116333011330341" calcext:value-type="float">
            <text:p>-0,011633301133034</text:p>
          </table:table-cell>
          <table:table-cell/>
          <table:table-cell table:formula="of:=([.B515]-[.F515])^2" office:value-type="float" office:value="2.35926418187436E-033" calcext:value-type="float">
            <text:p>2,35926418187436E-3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151405280343104" calcext:value-type="float">
            <text:p>0,151405280343104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0.151405280343104" calcext:value-type="float">
            <text:p>0,151405280343104</text:p>
          </table:table-cell>
          <table:table-cell/>
          <table:table-cell table:formula="of:=([.B516]-[.F5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175202289227368" calcext:value-type="float">
            <text:p>0,175202289227368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0.175202289227368" calcext:value-type="float">
            <text:p>0,175202289227368</text:p>
          </table:table-cell>
          <table:table-cell/>
          <table:table-cell table:formula="of:=([.B517]-[.F5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0610606881417863" calcext:value-type="float">
            <text:p>-0,061060688141786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-0.0610606881417863" calcext:value-type="float">
            <text:p>-0,061060688141786</text:p>
          </table:table-cell>
          <table:table-cell/>
          <table:table-cell table:formula="of:=([.B518]-[.F5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0473349388894611" calcext:value-type="float">
            <text:p>-0,047334938889461</text:p>
          </table:table-cell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-0.0473349388894611" calcext:value-type="float">
            <text:p>-0,047334938889461</text:p>
          </table:table-cell>
          <table:table-cell/>
          <table:table-cell table:formula="of:=([.B519]-[.F5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0.0233145981042477" calcext:value-type="float">
            <text:p>-0,023314598104248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-0.0233145981042477" calcext:value-type="float">
            <text:p>-0,023314598104248</text:p>
          </table:table-cell>
          <table:table-cell/>
          <table:table-cell table:formula="of:=([.B520]-[.F5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155425641511625" calcext:value-type="float">
            <text:p>0,155425641511625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0.155425641511625" calcext:value-type="float">
            <text:p>0,155425641511625</text:p>
          </table:table-cell>
          <table:table-cell/>
          <table:table-cell table:formula="of:=([.B521]-[.F5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261845822117986" calcext:value-type="float">
            <text:p>0,000261845822118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0.000261845822117986" calcext:value-type="float">
            <text:p>0,000261845822118</text:p>
          </table:table-cell>
          <table:table-cell/>
          <table:table-cell table:formula="of:=([.B522]-[.F5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0.00589946022306283" calcext:value-type="float">
            <text:p>-0,005899460223063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-0.00589946022306283" calcext:value-type="float">
            <text:p>-0,005899460223063</text:p>
          </table:table-cell>
          <table:table-cell/>
          <table:table-cell table:formula="of:=([.B523]-[.F5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0.0115142780888072" calcext:value-type="float">
            <text:p>-0,011514278088807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-0.0115142780888072" calcext:value-type="float">
            <text:p>-0,011514278088807</text:p>
          </table:table-cell>
          <table:table-cell/>
          <table:table-cell table:formula="of:=([.B524]-[.F5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26102990858799" calcext:value-type="float">
            <text:p>0,026102990858799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0.026102990858799" calcext:value-type="float">
            <text:p>0,026102990858799</text:p>
          </table:table-cell>
          <table:table-cell/>
          <table:table-cell table:formula="of:=([.B525]-[.F5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0.0183458381513822" calcext:value-type="float">
            <text:p>-0,018345838151382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-0.0183458381513822" calcext:value-type="float">
            <text:p>-0,018345838151382</text:p>
          </table:table-cell>
          <table:table-cell/>
          <table:table-cell table:formula="of:=([.B526]-[.F5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0.0366193059143929" calcext:value-type="float">
            <text:p>-0,036619305914393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-0.0366193059143929" calcext:value-type="float">
            <text:p>-0,036619305914393</text:p>
          </table:table-cell>
          <table:table-cell/>
          <table:table-cell table:formula="of:=([.B527]-[.F5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0688102743435392" calcext:value-type="float">
            <text:p>-0,068810274343539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-0.0688102743435392" calcext:value-type="float">
            <text:p>-0,068810274343539</text:p>
          </table:table-cell>
          <table:table-cell/>
          <table:table-cell table:formula="of:=([.B528]-[.F5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51899522524927" calcext:value-type="float">
            <text:p>0,151899522524927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0.151899522524927" calcext:value-type="float">
            <text:p>0,151899522524927</text:p>
          </table:table-cell>
          <table:table-cell/>
          <table:table-cell table:formula="of:=([.B529]-[.F5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0.00358083750539057" calcext:value-type="float">
            <text:p>-0,003580837505391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-0.00358083750539057" calcext:value-type="float">
            <text:p>-0,003580837505391</text:p>
          </table:table-cell>
          <table:table-cell/>
          <table:table-cell table:formula="of:=([.B530]-[.F5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0.0857996500887129" calcext:value-type="float">
            <text:p>-0,085799650088713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-0.0857996500887129" calcext:value-type="float">
            <text:p>-0,085799650088713</text:p>
          </table:table-cell>
          <table:table-cell/>
          <table:table-cell table:formula="of:=([.B531]-[.F5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8471211263162" calcext:value-type="float">
            <text:p>0,1847121126316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0.18471211263162" calcext:value-type="float">
            <text:p>0,18471211263162</text:p>
          </table:table-cell>
          <table:table-cell/>
          <table:table-cell table:formula="of:=([.B532]-[.F5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18957899519866" calcext:value-type="float">
            <text:p>0,118957899519866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0.118957899519866" calcext:value-type="float">
            <text:p>0,118957899519866</text:p>
          </table:table-cell>
          <table:table-cell/>
          <table:table-cell table:formula="of:=([.B533]-[.F5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0.079510046522639" calcext:value-type="float">
            <text:p>-0,079510046522639</text:p>
          </table:table-cell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-0.079510046522639" calcext:value-type="float">
            <text:p>-0,079510046522639</text:p>
          </table:table-cell>
          <table:table-cell/>
          <table:table-cell table:formula="of:=([.B534]-[.F5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0.0377563736698969" calcext:value-type="float">
            <text:p>-0,037756373669897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-0.0377563736698969" calcext:value-type="float">
            <text:p>-0,037756373669897</text:p>
          </table:table-cell>
          <table:table-cell/>
          <table:table-cell table:formula="of:=([.B535]-[.F5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0.0494797228282051" calcext:value-type="float">
            <text:p>-0,049479722828205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-0.0494797228282051" calcext:value-type="float">
            <text:p>-0,049479722828205</text:p>
          </table:table-cell>
          <table:table-cell/>
          <table:table-cell table:formula="of:=([.B536]-[.F5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123922428361891" calcext:value-type="float">
            <text:p>0,123922428361891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0.123922428361891" calcext:value-type="float">
            <text:p>0,123922428361891</text:p>
          </table:table-cell>
          <table:table-cell/>
          <table:table-cell table:formula="of:=([.B537]-[.F5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0.0203252343481177" calcext:value-type="float">
            <text:p>-0,020325234348118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-0.0203252343481177" calcext:value-type="float">
            <text:p>-0,020325234348118</text:p>
          </table:table-cell>
          <table:table-cell/>
          <table:table-cell table:formula="of:=([.B538]-[.F5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169041492701634" calcext:value-type="float">
            <text:p>0,169041492701634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0.169041492701634" calcext:value-type="float">
            <text:p>0,169041492701634</text:p>
          </table:table-cell>
          <table:table-cell/>
          <table:table-cell table:formula="of:=([.B539]-[.F5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0.052030382116303" calcext:value-type="float">
            <text:p>-0,052030382116303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-0.052030382116303" calcext:value-type="float">
            <text:p>-0,052030382116303</text:p>
          </table:table-cell>
          <table:table-cell/>
          <table:table-cell table:formula="of:=([.B540]-[.F5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0.0552762068101297" calcext:value-type="float">
            <text:p>-0,05527620681013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-0.0552762068101297" calcext:value-type="float">
            <text:p>-0,05527620681013</text:p>
          </table:table-cell>
          <table:table-cell/>
          <table:table-cell table:formula="of:=([.B541]-[.F5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0.059298287457425" calcext:value-type="float">
            <text:p>-0,059298287457425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-0.059298287457425" calcext:value-type="float">
            <text:p>-0,059298287457425</text:p>
          </table:table-cell>
          <table:table-cell/>
          <table:table-cell table:formula="of:=([.B542]-[.F5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149206132408454" calcext:value-type="float">
            <text:p>0,149206132408454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0.149206132408454" calcext:value-type="float">
            <text:p>0,149206132408454</text:p>
          </table:table-cell>
          <table:table-cell/>
          <table:table-cell table:formula="of:=([.B543]-[.F5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0.0775687792228555" calcext:value-type="float">
            <text:p>-0,077568779222856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-0.0775687792228555" calcext:value-type="float">
            <text:p>-0,077568779222856</text:p>
          </table:table-cell>
          <table:table-cell/>
          <table:table-cell table:formula="of:=([.B544]-[.F5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172289190516738" calcext:value-type="float">
            <text:p>0,172289190516738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0.172289190516738" calcext:value-type="float">
            <text:p>0,172289190516738</text:p>
          </table:table-cell>
          <table:table-cell/>
          <table:table-cell table:formula="of:=([.B545]-[.F5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0.0515954768058154" calcext:value-type="float">
            <text:p>-0,051595476805815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-0.0515954768058154" calcext:value-type="float">
            <text:p>-0,051595476805816</text:p>
          </table:table-cell>
          <table:table-cell/>
          <table:table-cell table:formula="of:=([.B546]-[.F5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0.0286983782813033" calcext:value-type="float">
            <text:p>-0,028698378281303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-0.0286983782813033" calcext:value-type="float">
            <text:p>-0,028698378281303</text:p>
          </table:table-cell>
          <table:table-cell/>
          <table:table-cell table:formula="of:=([.B547]-[.F5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0411773052027197" calcext:value-type="float">
            <text:p>-0,04117730520272</text:p>
          </table:table-cell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-0.0411773052027197" calcext:value-type="float">
            <text:p>-0,04117730520272</text:p>
          </table:table-cell>
          <table:table-cell/>
          <table:table-cell table:formula="of:=([.B548]-[.F5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44423292968486" calcext:value-type="float">
            <text:p>0,044423292968486</text:p>
          </table:table-cell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0.044423292968486" calcext:value-type="float">
            <text:p>0,044423292968486</text:p>
          </table:table-cell>
          <table:table-cell/>
          <table:table-cell table:formula="of:=([.B549]-[.F5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318283016575085" calcext:value-type="float">
            <text:p>-0,031828301657509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-0.0318283016575085" calcext:value-type="float">
            <text:p>-0,031828301657509</text:p>
          </table:table-cell>
          <table:table-cell/>
          <table:table-cell table:formula="of:=([.B550]-[.F5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213554402367576" calcext:value-type="float">
            <text:p>0,021355440236758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0.0213554402367576" calcext:value-type="float">
            <text:p>0,021355440236758</text:p>
          </table:table-cell>
          <table:table-cell/>
          <table:table-cell table:formula="of:=([.B551]-[.F5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221035243827406" calcext:value-type="float">
            <text:p>0,02210352438274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0.0221035243827406" calcext:value-type="float">
            <text:p>0,022103524382741</text:p>
          </table:table-cell>
          <table:table-cell/>
          <table:table-cell table:formula="of:=([.B552]-[.F5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0.0593334570032016" calcext:value-type="float">
            <text:p>-0,059333457003202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-0.0593334570032016" calcext:value-type="float">
            <text:p>-0,059333457003202</text:p>
          </table:table-cell>
          <table:table-cell/>
          <table:table-cell table:formula="of:=([.B553]-[.F5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0.00762005319071634" calcext:value-type="float">
            <text:p>-0,007620053190716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-0.00762005319071634" calcext:value-type="float">
            <text:p>-0,007620053190716</text:p>
          </table:table-cell>
          <table:table-cell/>
          <table:table-cell table:formula="of:=([.B554]-[.F5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00348826425832657" calcext:value-type="float">
            <text:p>-0,003488264258327</text:p>
          </table:table-cell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-0.00348826425832657" calcext:value-type="float">
            <text:p>-0,003488264258327</text:p>
          </table:table-cell>
          <table:table-cell/>
          <table:table-cell table:formula="of:=([.B555]-[.F5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110183031757956" calcext:value-type="float">
            <text:p>0,110183031757956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0.110183031757956" calcext:value-type="float">
            <text:p>0,110183031757956</text:p>
          </table:table-cell>
          <table:table-cell/>
          <table:table-cell table:formula="of:=([.B556]-[.F5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494581076916259" calcext:value-type="float">
            <text:p>0,004945810769163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0.00494581076916259" calcext:value-type="float">
            <text:p>0,004945810769163</text:p>
          </table:table-cell>
          <table:table-cell/>
          <table:table-cell table:formula="of:=([.B557]-[.F5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206088282736773" calcext:value-type="float">
            <text:p>0,020608828273677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0.0206088282736773" calcext:value-type="float">
            <text:p>0,020608828273677</text:p>
          </table:table-cell>
          <table:table-cell/>
          <table:table-cell table:formula="of:=([.B558]-[.F5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0.00104415885689555" calcext:value-type="float">
            <text:p>-0,001044158856896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-0.00104415885689555" calcext:value-type="float">
            <text:p>-0,001044158856896</text:p>
          </table:table-cell>
          <table:table-cell/>
          <table:table-cell table:formula="of:=([.B559]-[.F5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0.0362272947247371" calcext:value-type="float">
            <text:p>-0,036227294724737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-0.0362272947247371" calcext:value-type="float">
            <text:p>-0,036227294724737</text:p>
          </table:table-cell>
          <table:table-cell/>
          <table:table-cell table:formula="of:=([.B560]-[.F5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0449859725874647" calcext:value-type="float">
            <text:p>-0,044985972587465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-0.0449859725874647" calcext:value-type="float">
            <text:p>-0,044985972587465</text:p>
          </table:table-cell>
          <table:table-cell/>
          <table:table-cell table:formula="of:=([.B561]-[.F5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0.0529391631973459" calcext:value-type="float">
            <text:p>-0,052939163197346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-0.0529391631973459" calcext:value-type="float">
            <text:p>-0,052939163197346</text:p>
          </table:table-cell>
          <table:table-cell/>
          <table:table-cell table:formula="of:=([.B562]-[.F5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312585397468029" calcext:value-type="float">
            <text:p>-0,031258539746803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-0.0312585397468029" calcext:value-type="float">
            <text:p>-0,031258539746803</text:p>
          </table:table-cell>
          <table:table-cell/>
          <table:table-cell table:formula="of:=([.B563]-[.F5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124427018210309" calcext:value-type="float">
            <text:p>0,001244270182103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0.00124427018210309" calcext:value-type="float">
            <text:p>0,001244270182103</text:p>
          </table:table-cell>
          <table:table-cell/>
          <table:table-cell table:formula="of:=([.B564]-[.F5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0.0617011081267004" calcext:value-type="float">
            <text:p>-0,0617011081267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-0.0617011081267004" calcext:value-type="float">
            <text:p>-0,0617011081267</text:p>
          </table:table-cell>
          <table:table-cell/>
          <table:table-cell table:formula="of:=([.B565]-[.F5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00193632557109796" calcext:value-type="float">
            <text:p>-0,001936325571098</text:p>
          </table:table-cell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-0.00193632557109796" calcext:value-type="float">
            <text:p>-0,001936325571098</text:p>
          </table:table-cell>
          <table:table-cell/>
          <table:table-cell table:formula="of:=([.B566]-[.F5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0419764248781776" calcext:value-type="float">
            <text:p>-0,041976424878178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-0.0419764248781776" calcext:value-type="float">
            <text:p>-0,041976424878178</text:p>
          </table:table-cell>
          <table:table-cell/>
          <table:table-cell table:formula="of:=([.B567]-[.F5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852947555530553" calcext:value-type="float">
            <text:p>0,085294755553055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0.0852947555530553" calcext:value-type="float">
            <text:p>0,085294755553055</text:p>
          </table:table-cell>
          <table:table-cell/>
          <table:table-cell table:formula="of:=([.B568]-[.F5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0264718550539457" calcext:value-type="float">
            <text:p>-0,026471855053946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-0.0264718550539457" calcext:value-type="float">
            <text:p>-0,026471855053946</text:p>
          </table:table-cell>
          <table:table-cell/>
          <table:table-cell table:formula="of:=([.B569]-[.F5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0.00513489920917275" calcext:value-type="float">
            <text:p>-0,005134899209173</text:p>
          </table:table-cell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-0.00513489920917275" calcext:value-type="float">
            <text:p>-0,005134899209173</text:p>
          </table:table-cell>
          <table:table-cell/>
          <table:table-cell table:formula="of:=([.B570]-[.F5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0.041587357078149" calcext:value-type="float">
            <text:p>-0,041587357078149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-0.041587357078149" calcext:value-type="float">
            <text:p>-0,041587357078149</text:p>
          </table:table-cell>
          <table:table-cell/>
          <table:table-cell table:formula="of:=([.B571]-[.F5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0.00934788833556017" calcext:value-type="float">
            <text:p>-0,00934788833556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-0.00934788833556017" calcext:value-type="float">
            <text:p>-0,00934788833556</text:p>
          </table:table-cell>
          <table:table-cell/>
          <table:table-cell table:formula="of:=([.B572]-[.F5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0.0339136628151553" calcext:value-type="float">
            <text:p>-0,033913662815155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 office:value-type="float" office:value="-0.0339136628151553" calcext:value-type="float">
            <text:p>-0,033913662815155</text:p>
          </table:table-cell>
          <table:table-cell/>
          <table:table-cell table:formula="of:=([.B573]-[.F5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0.0534636587797927" calcext:value-type="float">
            <text:p>-0,053463658779793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office:value-type="float" office:value="-0.0534636587797927" calcext:value-type="float">
            <text:p>-0,053463658779793</text:p>
          </table:table-cell>
          <table:table-cell/>
          <table:table-cell table:formula="of:=([.B574]-[.F5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274643578732625" calcext:value-type="float">
            <text:p>0,002746435787326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0.00274643578732625" calcext:value-type="float">
            <text:p>0,002746435787326</text:p>
          </table:table-cell>
          <table:table-cell/>
          <table:table-cell table:formula="of:=([.B575]-[.F5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0.0427021627743164" calcext:value-type="float">
            <text:p>-0,042702162774316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-0.0427021627743164" calcext:value-type="float">
            <text:p>-0,042702162774317</text:p>
          </table:table-cell>
          <table:table-cell/>
          <table:table-cell table:formula="of:=([.B576]-[.F5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182327684588529" calcext:value-type="float">
            <text:p>0,182327684588529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0.182327684588529" calcext:value-type="float">
            <text:p>0,182327684588529</text:p>
          </table:table-cell>
          <table:table-cell/>
          <table:table-cell table:formula="of:=([.B577]-[.F5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0.0768378565224886" calcext:value-type="float">
            <text:p>-0,076837856522489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-0.0768378565224886" calcext:value-type="float">
            <text:p>-0,076837856522489</text:p>
          </table:table-cell>
          <table:table-cell/>
          <table:table-cell table:formula="of:=([.B578]-[.F5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0.0234267573455248" calcext:value-type="float">
            <text:p>-0,023426757345525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-0.0234267573455248" calcext:value-type="float">
            <text:p>-0,023426757345525</text:p>
          </table:table-cell>
          <table:table-cell/>
          <table:table-cell table:formula="of:=([.B579]-[.F5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0.0217461093341592" calcext:value-type="float">
            <text:p>-0,021746109334159</text:p>
          </table:table-cell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-0.0217461093341592" calcext:value-type="float">
            <text:p>-0,021746109334159</text:p>
          </table:table-cell>
          <table:table-cell/>
          <table:table-cell table:formula="of:=([.B580]-[.F5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0.061414143138037" calcext:value-type="float">
            <text:p>-0,061414143138037</text:p>
          </table:table-cell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-0.061414143138037" calcext:value-type="float">
            <text:p>-0,061414143138037</text:p>
          </table:table-cell>
          <table:table-cell/>
          <table:table-cell table:formula="of:=([.B581]-[.F5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131946256294656" calcext:value-type="float">
            <text:p>0,131946256294656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0.131946256294656" calcext:value-type="float">
            <text:p>0,131946256294656</text:p>
          </table:table-cell>
          <table:table-cell/>
          <table:table-cell table:formula="of:=([.B582]-[.F5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407074976424158" calcext:value-type="float">
            <text:p>-0,040707497642416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-0.0407074976424158" calcext:value-type="float">
            <text:p>-0,040707497642416</text:p>
          </table:table-cell>
          <table:table-cell/>
          <table:table-cell table:formula="of:=([.B583]-[.F5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0.033509872891107" calcext:value-type="float">
            <text:p>-0,033509872891107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-0.033509872891107" calcext:value-type="float">
            <text:p>-0,033509872891107</text:p>
          </table:table-cell>
          <table:table-cell/>
          <table:table-cell table:formula="of:=([.B584]-[.F5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0.0359532456193869" calcext:value-type="float">
            <text:p>-0,035953245619387</text:p>
          </table:table-cell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-0.0359532456193869" calcext:value-type="float">
            <text:p>-0,035953245619387</text:p>
          </table:table-cell>
          <table:table-cell/>
          <table:table-cell table:formula="of:=([.B585]-[.F5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593907257778671" calcext:value-type="float">
            <text:p>0,059390725777867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0.0593907257778671" calcext:value-type="float">
            <text:p>0,059390725777867</text:p>
          </table:table-cell>
          <table:table-cell/>
          <table:table-cell table:formula="of:=([.B586]-[.F5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0.0365094791595544" calcext:value-type="float">
            <text:p>-0,036509479159554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-0.0365094791595544" calcext:value-type="float">
            <text:p>-0,036509479159555</text:p>
          </table:table-cell>
          <table:table-cell/>
          <table:table-cell table:formula="of:=([.B587]-[.F5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180930967995411" calcext:value-type="float">
            <text:p>0,180930967995411</text:p>
          </table:table-cell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0.180930967995411" calcext:value-type="float">
            <text:p>0,180930967995411</text:p>
          </table:table-cell>
          <table:table-cell/>
          <table:table-cell table:formula="of:=([.B588]-[.F5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00859076987495067" calcext:value-type="float">
            <text:p>-0,008590769874951</text:p>
          </table:table-cell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-0.00859076987495067" calcext:value-type="float">
            <text:p>-0,008590769874951</text:p>
          </table:table-cell>
          <table:table-cell/>
          <table:table-cell table:formula="of:=([.B589]-[.F5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0.0295287786429307" calcext:value-type="float">
            <text:p>-0,029528778642931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-0.0295287786429307" calcext:value-type="float">
            <text:p>-0,029528778642931</text:p>
          </table:table-cell>
          <table:table-cell/>
          <table:table-cell table:formula="of:=([.B590]-[.F5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159798148002047" calcext:value-type="float">
            <text:p>0,159798148002047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0.159798148002047" calcext:value-type="float">
            <text:p>0,159798148002047</text:p>
          </table:table-cell>
          <table:table-cell/>
          <table:table-cell table:formula="of:=([.B591]-[.F5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654387774531713" calcext:value-type="float">
            <text:p>0,006543877745317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0.00654387774531713" calcext:value-type="float">
            <text:p>0,006543877745317</text:p>
          </table:table-cell>
          <table:table-cell/>
          <table:table-cell table:formula="of:=([.B592]-[.F5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0111150365742918" calcext:value-type="float">
            <text:p>-0,011115036574292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-0.0111150365742918" calcext:value-type="float">
            <text:p>-0,011115036574292</text:p>
          </table:table-cell>
          <table:table-cell/>
          <table:table-cell table:formula="of:=([.B593]-[.F5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0.0520318610506685" calcext:value-type="float">
            <text:p>-0,052031861050669</text:p>
          </table:table-cell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-0.0520318610506685" calcext:value-type="float">
            <text:p>-0,052031861050669</text:p>
          </table:table-cell>
          <table:table-cell/>
          <table:table-cell table:formula="of:=([.B594]-[.F5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0.106404950080537" calcext:value-type="float">
            <text:p>-0,106404950080537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-0.106404950080537" calcext:value-type="float">
            <text:p>-0,106404950080537</text:p>
          </table:table-cell>
          <table:table-cell/>
          <table:table-cell table:formula="of:=([.B595]-[.F5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930163435867077" calcext:value-type="float">
            <text:p>0,093016343586708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0.0930163435867077" calcext:value-type="float">
            <text:p>0,093016343586708</text:p>
          </table:table-cell>
          <table:table-cell/>
          <table:table-cell table:formula="of:=([.B596]-[.F5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0.00591556067744214" calcext:value-type="float">
            <text:p>-0,005915560677442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-0.00591556067744214" calcext:value-type="float">
            <text:p>-0,005915560677442</text:p>
          </table:table-cell>
          <table:table-cell/>
          <table:table-cell table:formula="of:=([.B597]-[.F5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131186588464834" calcext:value-type="float">
            <text:p>0,131186588464834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0.131186588464834" calcext:value-type="float">
            <text:p>0,131186588464834</text:p>
          </table:table-cell>
          <table:table-cell/>
          <table:table-cell table:formula="of:=([.B598]-[.F5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24511145599305" calcext:value-type="float">
            <text:p>0,024511145599305</text:p>
          </table:table-cell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0.024511145599305" calcext:value-type="float">
            <text:p>0,024511145599305</text:p>
          </table:table-cell>
          <table:table-cell/>
          <table:table-cell table:formula="of:=([.B599]-[.F5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0.043913745347181" calcext:value-type="float">
            <text:p>-0,043913745347181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-0.043913745347181" calcext:value-type="float">
            <text:p>-0,043913745347181</text:p>
          </table:table-cell>
          <table:table-cell/>
          <table:table-cell table:formula="of:=([.B600]-[.F6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0134555913868832" calcext:value-type="float">
            <text:p>-0,013455591386883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-0.0134555913868832" calcext:value-type="float">
            <text:p>-0,013455591386883</text:p>
          </table:table-cell>
          <table:table-cell/>
          <table:table-cell table:formula="of:=([.B601]-[.F6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0.00947775372181165" calcext:value-type="float">
            <text:p>-0,00947775372181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-0.00947775372181165" calcext:value-type="float">
            <text:p>-0,009477753721812</text:p>
          </table:table-cell>
          <table:table-cell/>
          <table:table-cell table:formula="of:=([.B602]-[.F6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313774276200893" calcext:value-type="float">
            <text:p>0,031377427620089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0.0313774276200893" calcext:value-type="float">
            <text:p>0,031377427620089</text:p>
          </table:table-cell>
          <table:table-cell/>
          <table:table-cell table:formula="of:=([.B603]-[.F6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0.0580927279550653" calcext:value-type="float">
            <text:p>-0,05809272795506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-0.0580927279550653" calcext:value-type="float">
            <text:p>-0,058092727955065</text:p>
          </table:table-cell>
          <table:table-cell/>
          <table:table-cell table:formula="of:=([.B604]-[.F6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0.0417425373168846" calcext:value-type="float">
            <text:p>-0,041742537316885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-0.0417425373168846" calcext:value-type="float">
            <text:p>-0,041742537316885</text:p>
          </table:table-cell>
          <table:table-cell/>
          <table:table-cell table:formula="of:=([.B605]-[.F6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0432997388566922" calcext:value-type="float">
            <text:p>-0,043299738856692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-0.0432997388566922" calcext:value-type="float">
            <text:p>-0,043299738856692</text:p>
          </table:table-cell>
          <table:table-cell/>
          <table:table-cell table:formula="of:=([.B606]-[.F6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0.0432397197171946" calcext:value-type="float">
            <text:p>-0,043239719717195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-0.0432397197171946" calcext:value-type="float">
            <text:p>-0,043239719717195</text:p>
          </table:table-cell>
          <table:table-cell/>
          <table:table-cell table:formula="of:=([.B607]-[.F6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0.0293789959942023" calcext:value-type="float">
            <text:p>-0,029378995994202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-0.0293789959942023" calcext:value-type="float">
            <text:p>-0,029378995994202</text:p>
          </table:table-cell>
          <table:table-cell/>
          <table:table-cell table:formula="of:=([.B608]-[.F6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0.0230736552395975" calcext:value-type="float">
            <text:p>-0,023073655239598</text:p>
          </table:table-cell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-0.0230736552395975" calcext:value-type="float">
            <text:p>-0,023073655239598</text:p>
          </table:table-cell>
          <table:table-cell/>
          <table:table-cell table:formula="of:=([.B609]-[.F6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64699626041942" calcext:value-type="float">
            <text:p>0,164699626041942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0.164699626041942" calcext:value-type="float">
            <text:p>0,164699626041942</text:p>
          </table:table-cell>
          <table:table-cell/>
          <table:table-cell table:formula="of:=([.B610]-[.F6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0.0450031385928839" calcext:value-type="float">
            <text:p>-0,045003138592884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-0.0450031385928839" calcext:value-type="float">
            <text:p>-0,045003138592884</text:p>
          </table:table-cell>
          <table:table-cell/>
          <table:table-cell table:formula="of:=([.B611]-[.F6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0.0181122764848261" calcext:value-type="float">
            <text:p>-0,018112276484826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-0.0181122764848261" calcext:value-type="float">
            <text:p>-0,018112276484826</text:p>
          </table:table-cell>
          <table:table-cell/>
          <table:table-cell table:formula="of:=([.B612]-[.F6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406440013301577" calcext:value-type="float">
            <text:p>0,004064400133016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0.00406440013301577" calcext:value-type="float">
            <text:p>0,004064400133016</text:p>
          </table:table-cell>
          <table:table-cell/>
          <table:table-cell table:formula="of:=([.B613]-[.F6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0.00198048077624626" calcext:value-type="float">
            <text:p>-0,001980480776246</text:p>
          </table:table-cell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-0.00198048077624626" calcext:value-type="float">
            <text:p>-0,001980480776246</text:p>
          </table:table-cell>
          <table:table-cell/>
          <table:table-cell table:formula="of:=([.B614]-[.F6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0100423868005924" calcext:value-type="float">
            <text:p>-0,010042386800592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-0.0100423868005924" calcext:value-type="float">
            <text:p>-0,010042386800592</text:p>
          </table:table-cell>
          <table:table-cell/>
          <table:table-cell table:formula="of:=([.B615]-[.F6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0.0215155340920912" calcext:value-type="float">
            <text:p>-0,021515534092091</text:p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-0.0215155340920912" calcext:value-type="float">
            <text:p>-0,021515534092091</text:p>
          </table:table-cell>
          <table:table-cell/>
          <table:table-cell table:formula="of:=([.B616]-[.F6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123455092569139" calcext:value-type="float">
            <text:p>0,001234550925691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0.00123455092569139" calcext:value-type="float">
            <text:p>0,001234550925691</text:p>
          </table:table-cell>
          <table:table-cell/>
          <table:table-cell table:formula="of:=([.B617]-[.F6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0.0425137074243963" calcext:value-type="float">
            <text:p>-0,042513707424396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-0.0425137074243963" calcext:value-type="float">
            <text:p>-0,042513707424396</text:p>
          </table:table-cell>
          <table:table-cell/>
          <table:table-cell table:formula="of:=([.B618]-[.F6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0.0459223885716245" calcext:value-type="float">
            <text:p>-0,045922388571625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-0.0459223885716245" calcext:value-type="float">
            <text:p>-0,045922388571625</text:p>
          </table:table-cell>
          <table:table-cell/>
          <table:table-cell table:formula="of:=([.B619]-[.F6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0.0596739435510606" calcext:value-type="float">
            <text:p>-0,059673943551061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-0.0596739435510606" calcext:value-type="float">
            <text:p>-0,059673943551061</text:p>
          </table:table-cell>
          <table:table-cell/>
          <table:table-cell table:formula="of:=([.B620]-[.F6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0.0193119488256768" calcext:value-type="float">
            <text:p>-0,019311948825677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-0.0193119488256768" calcext:value-type="float">
            <text:p>-0,019311948825677</text:p>
          </table:table-cell>
          <table:table-cell/>
          <table:table-cell table:formula="of:=([.B621]-[.F6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0.0906058557021961" calcext:value-type="float">
            <text:p>-0,090605855702196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-0.0906058557021961" calcext:value-type="float">
            <text:p>-0,090605855702196</text:p>
          </table:table-cell>
          <table:table-cell/>
          <table:table-cell table:formula="of:=([.B622]-[.F6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0.0495298535655096" calcext:value-type="float">
            <text:p>-0,04952985356551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-0.0495298535655096" calcext:value-type="float">
            <text:p>-0,04952985356551</text:p>
          </table:table-cell>
          <table:table-cell/>
          <table:table-cell table:formula="of:=([.B623]-[.F6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0.0189149910855285" calcext:value-type="float">
            <text:p>-0,018914991085529</text:p>
          </table:table-cell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-0.0189149910855285" calcext:value-type="float">
            <text:p>-0,018914991085529</text:p>
          </table:table-cell>
          <table:table-cell/>
          <table:table-cell table:formula="of:=([.B624]-[.F6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143546983723664" calcext:value-type="float">
            <text:p>0,143546983723664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0.143546983723664" calcext:value-type="float">
            <text:p>0,143546983723664</text:p>
          </table:table-cell>
          <table:table-cell/>
          <table:table-cell table:formula="of:=([.B625]-[.F6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0.0214975444746597" calcext:value-type="float">
            <text:p>-0,02149754447466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-0.0214975444746597" calcext:value-type="float">
            <text:p>-0,02149754447466</text:p>
          </table:table-cell>
          <table:table-cell/>
          <table:table-cell table:formula="of:=([.B626]-[.F6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181798539365925" calcext:value-type="float">
            <text:p>0,018179853936593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0.0181798539365925" calcext:value-type="float">
            <text:p>0,018179853936593</text:p>
          </table:table-cell>
          <table:table-cell/>
          <table:table-cell table:formula="of:=([.B627]-[.F6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0.0301182421287118" calcext:value-type="float">
            <text:p>-0,030118242128712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-0.0301182421287118" calcext:value-type="float">
            <text:p>-0,030118242128712</text:p>
          </table:table-cell>
          <table:table-cell/>
          <table:table-cell table:formula="of:=([.B628]-[.F6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0.0632539159877091" calcext:value-type="float">
            <text:p>-0,063253915987709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-0.0632539159877091" calcext:value-type="float">
            <text:p>-0,063253915987709</text:p>
          </table:table-cell>
          <table:table-cell/>
          <table:table-cell table:formula="of:=([.B629]-[.F6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0.078812000235884" calcext:value-type="float">
            <text:p>-0,078812000235884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-0.078812000235884" calcext:value-type="float">
            <text:p>-0,078812000235884</text:p>
          </table:table-cell>
          <table:table-cell/>
          <table:table-cell table:formula="of:=([.B630]-[.F6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103499272194885" calcext:value-type="float">
            <text:p>0,103499272194885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 office:value-type="float" office:value="0.103499272194885" calcext:value-type="float">
            <text:p>0,103499272194885</text:p>
          </table:table-cell>
          <table:table-cell/>
          <table:table-cell table:formula="of:=([.B631]-[.F6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0.0324273617246137" calcext:value-type="float">
            <text:p>-0,032427361724614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-0.0324273617246137" calcext:value-type="float">
            <text:p>-0,032427361724614</text:p>
          </table:table-cell>
          <table:table-cell/>
          <table:table-cell table:formula="of:=([.B632]-[.F6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0.0275049639637117" calcext:value-type="float">
            <text:p>-0,027504963963712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-0.0275049639637117" calcext:value-type="float">
            <text:p>-0,027504963963712</text:p>
          </table:table-cell>
          <table:table-cell/>
          <table:table-cell table:formula="of:=([.B633]-[.F6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0.0560541266514357" calcext:value-type="float">
            <text:p>-0,056054126651436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-0.0560541266514357" calcext:value-type="float">
            <text:p>-0,056054126651436</text:p>
          </table:table-cell>
          <table:table-cell/>
          <table:table-cell table:formula="of:=([.B634]-[.F6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0.0658562549774339" calcext:value-type="float">
            <text:p>-0,065856254977434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office:value-type="float" office:value="-0.0658562549774339" calcext:value-type="float">
            <text:p>-0,065856254977434</text:p>
          </table:table-cell>
          <table:table-cell/>
          <table:table-cell table:formula="of:=([.B635]-[.F6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0.0578564061284398" calcext:value-type="float">
            <text:p>-0,0578564061284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-0.0578564061284398" calcext:value-type="float">
            <text:p>-0,05785640612844</text:p>
          </table:table-cell>
          <table:table-cell/>
          <table:table-cell table:formula="of:=([.B636]-[.F6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0.0219296263695117" calcext:value-type="float">
            <text:p>-0,021929626369512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-0.0219296263695117" calcext:value-type="float">
            <text:p>-0,021929626369512</text:p>
          </table:table-cell>
          <table:table-cell/>
          <table:table-cell table:formula="of:=([.B637]-[.F6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0.0830161800371097" calcext:value-type="float">
            <text:p>-0,08301618003711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-0.0830161800371097" calcext:value-type="float">
            <text:p>-0,08301618003711</text:p>
          </table:table-cell>
          <table:table-cell/>
          <table:table-cell table:formula="of:=([.B638]-[.F6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0.0701913181899998" calcext:value-type="float">
            <text:p>-0,07019131819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-0.0701913181899998" calcext:value-type="float">
            <text:p>-0,07019131819</text:p>
          </table:table-cell>
          <table:table-cell/>
          <table:table-cell table:formula="of:=([.B639]-[.F6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132979406143673" calcext:value-type="float">
            <text:p>0,132979406143673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office:value-type="float" office:value="0.132979406143673" calcext:value-type="float">
            <text:p>0,132979406143673</text:p>
          </table:table-cell>
          <table:table-cell/>
          <table:table-cell table:formula="of:=([.B640]-[.F6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0.0269696145851735" calcext:value-type="float">
            <text:p>-0,026969614585174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-0.0269696145851735" calcext:value-type="float">
            <text:p>-0,026969614585174</text:p>
          </table:table-cell>
          <table:table-cell/>
          <table:table-cell table:formula="of:=([.B641]-[.F6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76098448853413" calcext:value-type="float">
            <text:p>0,176098448853413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0.176098448853413" calcext:value-type="float">
            <text:p>0,176098448853413</text:p>
          </table:table-cell>
          <table:table-cell/>
          <table:table-cell table:formula="of:=([.B642]-[.F6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0.0359363644220566" calcext:value-type="float">
            <text:p>-0,035936364422057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-0.0359363644220566" calcext:value-type="float">
            <text:p>-0,035936364422057</text:p>
          </table:table-cell>
          <table:table-cell/>
          <table:table-cell table:formula="of:=([.B643]-[.F6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0.046458714051133" calcext:value-type="float">
            <text:p>-0,046458714051133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-0.046458714051133" calcext:value-type="float">
            <text:p>-0,046458714051133</text:p>
          </table:table-cell>
          <table:table-cell/>
          <table:table-cell table:formula="of:=([.B644]-[.F6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0.0643515344111334" calcext:value-type="float">
            <text:p>-0,064351534411133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-0.0643515344111334" calcext:value-type="float">
            <text:p>-0,064351534411133</text:p>
          </table:table-cell>
          <table:table-cell/>
          <table:table-cell table:formula="of:=([.B645]-[.F6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171567614947115" calcext:value-type="float">
            <text:p>0,171567614947115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0.171567614947115" calcext:value-type="float">
            <text:p>0,171567614947115</text:p>
          </table:table-cell>
          <table:table-cell/>
          <table:table-cell table:formula="of:=([.B646]-[.F6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0.0265276829230848" calcext:value-type="float">
            <text:p>-0,026527682923085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-0.0265276829230848" calcext:value-type="float">
            <text:p>-0,026527682923085</text:p>
          </table:table-cell>
          <table:table-cell/>
          <table:table-cell table:formula="of:=([.B647]-[.F6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0.0156865523212668" calcext:value-type="float">
            <text:p>-0,015686552321267</text:p>
          </table:table-cell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-0.0156865523212668" calcext:value-type="float">
            <text:p>-0,015686552321267</text:p>
          </table:table-cell>
          <table:table-cell/>
          <table:table-cell table:formula="of:=([.B648]-[.F6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0.0106765565946429" calcext:value-type="float">
            <text:p>-0,010676556594643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-0.0106765565946429" calcext:value-type="float">
            <text:p>-0,010676556594643</text:p>
          </table:table-cell>
          <table:table-cell/>
          <table:table-cell table:formula="of:=([.B649]-[.F6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0.0739605985433365" calcext:value-type="float">
            <text:p>-0,073960598543337</text:p>
          </table:table-cell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-0.0739605985433365" calcext:value-type="float">
            <text:p>-0,073960598543337</text:p>
          </table:table-cell>
          <table:table-cell/>
          <table:table-cell table:formula="of:=([.B650]-[.F6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0.0663157382431651" calcext:value-type="float">
            <text:p>-0,066315738243165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-0.0663157382431651" calcext:value-type="float">
            <text:p>-0,066315738243165</text:p>
          </table:table-cell>
          <table:table-cell/>
          <table:table-cell table:formula="of:=([.B651]-[.F6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0.0560758158579615" calcext:value-type="float">
            <text:p>-0,056075815857962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-0.0560758158579615" calcext:value-type="float">
            <text:p>-0,056075815857962</text:p>
          </table:table-cell>
          <table:table-cell/>
          <table:table-cell table:formula="of:=([.B652]-[.F6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0.0121944382800002" calcext:value-type="float">
            <text:p>-0,01219443828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-0.0121944382800002" calcext:value-type="float">
            <text:p>-0,01219443828</text:p>
          </table:table-cell>
          <table:table-cell/>
          <table:table-cell table:formula="of:=([.B653]-[.F653])^2" office:value-type="float" office:value="2.35926418187436E-033" calcext:value-type="float">
            <text:p>2,35926418187436E-3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0.0107492240759002" calcext:value-type="float">
            <text:p>-0,0107492240759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office:value-type="float" office:value="-0.0107492240759002" calcext:value-type="float">
            <text:p>-0,0107492240759</text:p>
          </table:table-cell>
          <table:table-cell/>
          <table:table-cell table:formula="of:=([.B654]-[.F654])^2" office:value-type="float" office:value="1.59190146965757E-033" calcext:value-type="float">
            <text:p>1,59190146965757E-3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108420204544334" calcext:value-type="float">
            <text:p>0,108420204544334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0.108420204544334" calcext:value-type="float">
            <text:p>0,108420204544334</text:p>
          </table:table-cell>
          <table:table-cell/>
          <table:table-cell table:formula="of:=([.B655]-[.F655])^2" office:value-type="float" office:value="2.22637501571164E-031" calcext:value-type="float">
            <text:p>2,22637501571164E-3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123455092569139" calcext:value-type="float">
            <text:p>0,001234550925691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0.00123455092569139" calcext:value-type="float">
            <text:p>0,001234550925691</text:p>
          </table:table-cell>
          <table:table-cell/>
          <table:table-cell table:formula="of:=([.B656]-[.F6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680426497989092" calcext:value-type="float">
            <text:p>0,068042649798909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office:value-type="float" office:value="0.0680426497989092" calcext:value-type="float">
            <text:p>0,068042649798909</text:p>
          </table:table-cell>
          <table:table-cell/>
          <table:table-cell table:formula="of:=([.B657]-[.F6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0.0520363797315318" calcext:value-type="float">
            <text:p>-0,052036379731532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office:value-type="float" office:value="-0.0520363797315318" calcext:value-type="float">
            <text:p>-0,052036379731532</text:p>
          </table:table-cell>
          <table:table-cell/>
          <table:table-cell table:formula="of:=([.B658]-[.F6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0.0512165649752988" calcext:value-type="float">
            <text:p>-0,051216564975299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office:value-type="float" office:value="-0.0512165649752988" calcext:value-type="float">
            <text:p>-0,051216564975299</text:p>
          </table:table-cell>
          <table:table-cell/>
          <table:table-cell table:formula="of:=([.B659]-[.F6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0.028301631360823" calcext:value-type="float">
            <text:p>-0,028301631360823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office:value-type="float" office:value="-0.028301631360823" calcext:value-type="float">
            <text:p>-0,028301631360823</text:p>
          </table:table-cell>
          <table:table-cell/>
          <table:table-cell table:formula="of:=([.B660]-[.F6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0.0451562372010129" calcext:value-type="float">
            <text:p>-0,045156237201013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office:value-type="float" office:value="-0.0451562372010129" calcext:value-type="float">
            <text:p>-0,045156237201013</text:p>
          </table:table-cell>
          <table:table-cell/>
          <table:table-cell table:formula="of:=([.B661]-[.F6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0.0390778239759577" calcext:value-type="float">
            <text:p>-0,039077823975958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-0.0390778239759577" calcext:value-type="float">
            <text:p>-0,039077823975958</text:p>
          </table:table-cell>
          <table:table-cell/>
          <table:table-cell table:formula="of:=([.B662]-[.F6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577760041268394" calcext:value-type="float">
            <text:p>0,057776004126839</text:p>
          </table:table-cell>
          <table:table-cell table:number-columns-repeated="2"/>
          <table:table-cell office:value-type="float" office:value="661" calcext:value-type="float">
            <text:p>661</text:p>
          </table:table-cell>
          <table:table-cell office:value-type="float" office:value="0.0577760041268394" calcext:value-type="float">
            <text:p>0,05777600412684</text:p>
          </table:table-cell>
          <table:table-cell/>
          <table:table-cell table:formula="of:=([.B663]-[.F6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0.0653872073024256" calcext:value-type="float">
            <text:p>-0,065387207302426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 office:value-type="float" office:value="-0.0653872073024256" calcext:value-type="float">
            <text:p>-0,065387207302426</text:p>
          </table:table-cell>
          <table:table-cell/>
          <table:table-cell table:formula="of:=([.B664]-[.F6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0.0173265896121692" calcext:value-type="float">
            <text:p>-0,017326589612169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 office:value-type="float" office:value="-0.0173265896121692" calcext:value-type="float">
            <text:p>-0,017326589612169</text:p>
          </table:table-cell>
          <table:table-cell/>
          <table:table-cell table:formula="of:=([.B665]-[.F6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93381769000675" calcext:value-type="float">
            <text:p>0,193381769000675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0.193381769000675" calcext:value-type="float">
            <text:p>0,193381769000675</text:p>
          </table:table-cell>
          <table:table-cell/>
          <table:table-cell table:formula="of:=([.B666]-[.F6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0.00947775372181165" calcext:value-type="float">
            <text:p>-0,009477753721812</text:p>
          </table:table-cell>
          <table:table-cell table:number-columns-repeated="2"/>
          <table:table-cell office:value-type="float" office:value="665" calcext:value-type="float">
            <text:p>665</text:p>
          </table:table-cell>
          <table:table-cell office:value-type="float" office:value="-0.00947775372181165" calcext:value-type="float">
            <text:p>-0,009477753721812</text:p>
          </table:table-cell>
          <table:table-cell/>
          <table:table-cell table:formula="of:=([.B667]-[.F6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0.00812189087227168" calcext:value-type="float">
            <text:p>-0,008121890872272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-0.00812189087227168" calcext:value-type="float">
            <text:p>-0,008121890872272</text:p>
          </table:table-cell>
          <table:table-cell/>
          <table:table-cell table:formula="of:=([.B668]-[.F6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26102990858799" calcext:value-type="float">
            <text:p>0,026102990858799</text:p>
          </table:table-cell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0.026102990858799" calcext:value-type="float">
            <text:p>0,026102990858799</text:p>
          </table:table-cell>
          <table:table-cell/>
          <table:table-cell table:formula="of:=([.B669]-[.F6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0.0230200630042968" calcext:value-type="float">
            <text:p>-0,023020063004297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 office:value-type="float" office:value="-0.0230200630042968" calcext:value-type="float">
            <text:p>-0,023020063004297</text:p>
          </table:table-cell>
          <table:table-cell/>
          <table:table-cell table:formula="of:=([.B670]-[.F6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0.0598862966587968" calcext:value-type="float">
            <text:p>-0,059886296658797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-0.0598862966587968" calcext:value-type="float">
            <text:p>-0,059886296658797</text:p>
          </table:table-cell>
          <table:table-cell/>
          <table:table-cell table:formula="of:=([.B671]-[.F6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0.0214771762845902" calcext:value-type="float">
            <text:p>-0,02147717628459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-0.0214771762845902" calcext:value-type="float">
            <text:p>-0,02147717628459</text:p>
          </table:table-cell>
          <table:table-cell/>
          <table:table-cell table:formula="of:=([.B672]-[.F6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101257654429499" calcext:value-type="float">
            <text:p>0,101257654429499</text:p>
          </table:table-cell>
          <table:table-cell table:number-columns-repeated="2"/>
          <table:table-cell office:value-type="float" office:value="671" calcext:value-type="float">
            <text:p>671</text:p>
          </table:table-cell>
          <table:table-cell office:value-type="float" office:value="0.101257654429499" calcext:value-type="float">
            <text:p>0,101257654429499</text:p>
          </table:table-cell>
          <table:table-cell/>
          <table:table-cell table:formula="of:=([.B673]-[.F673])^2" office:value-type="float" office:value="1.97215226305253E-031" calcext:value-type="float">
            <text:p>1,97215226305253E-3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0.0298617441809774" calcext:value-type="float">
            <text:p>-0,029861744180977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-0.0298617441809774" calcext:value-type="float">
            <text:p>-0,029861744180977</text:p>
          </table:table-cell>
          <table:table-cell/>
          <table:table-cell table:formula="of:=([.B674]-[.F6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0.0394304922375893" calcext:value-type="float">
            <text:p>-0,039430492237589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-0.0394304922375893" calcext:value-type="float">
            <text:p>-0,039430492237589</text:p>
          </table:table-cell>
          <table:table-cell/>
          <table:table-cell table:formula="of:=([.B675]-[.F6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141684914889011" calcext:value-type="float">
            <text:p>0,014168491488901</text:p>
          </table:table-cell>
          <table:table-cell table:number-columns-repeated="2"/>
          <table:table-cell office:value-type="float" office:value="674" calcext:value-type="float">
            <text:p>674</text:p>
          </table:table-cell>
          <table:table-cell office:value-type="float" office:value="0.0141684914889011" calcext:value-type="float">
            <text:p>0,014168491488901</text:p>
          </table:table-cell>
          <table:table-cell/>
          <table:table-cell table:formula="of:=([.B676]-[.F6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897967687858051" calcext:value-type="float">
            <text:p>0,089796768785805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 office:value-type="float" office:value="0.0897967687858051" calcext:value-type="float">
            <text:p>0,089796768785805</text:p>
          </table:table-cell>
          <table:table-cell/>
          <table:table-cell table:formula="of:=([.B677]-[.F6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140050136508179" calcext:value-type="float">
            <text:p>0,140050136508179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0.140050136508179" calcext:value-type="float">
            <text:p>0,140050136508179</text:p>
          </table:table-cell>
          <table:table-cell/>
          <table:table-cell table:formula="of:=([.B678]-[.F6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0.0291118078295426" calcext:value-type="float">
            <text:p>-0,029111807829543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 office:value-type="float" office:value="-0.0291118078295426" calcext:value-type="float">
            <text:p>-0,029111807829543</text:p>
          </table:table-cell>
          <table:table-cell/>
          <table:table-cell table:formula="of:=([.B679]-[.F6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0.0182694144012615" calcext:value-type="float">
            <text:p>-0,018269414401262</text:p>
          </table:table-cell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-0.0182694144012615" calcext:value-type="float">
            <text:p>-0,018269414401262</text:p>
          </table:table-cell>
          <table:table-cell/>
          <table:table-cell table:formula="of:=([.B680]-[.F6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0.0786138664770801" calcext:value-type="float">
            <text:p>-0,07861386647708</text:p>
          </table:table-cell>
          <table:table-cell table:number-columns-repeated="2"/>
          <table:table-cell office:value-type="float" office:value="679" calcext:value-type="float">
            <text:p>679</text:p>
          </table:table-cell>
          <table:table-cell office:value-type="float" office:value="-0.0786138664770801" calcext:value-type="float">
            <text:p>-0,07861386647708</text:p>
          </table:table-cell>
          <table:table-cell/>
          <table:table-cell table:formula="of:=([.B681]-[.F6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0.00591556067744214" calcext:value-type="float">
            <text:p>-0,005915560677442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-0.00591556067744214" calcext:value-type="float">
            <text:p>-0,005915560677442</text:p>
          </table:table-cell>
          <table:table-cell/>
          <table:table-cell table:formula="of:=([.B682]-[.F6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0.0371541360001101" calcext:value-type="float">
            <text:p>-0,03715413600011</text:p>
          </table:table-cell>
          <table:table-cell table:number-columns-repeated="2"/>
          <table:table-cell office:value-type="float" office:value="681" calcext:value-type="float">
            <text:p>681</text:p>
          </table:table-cell>
          <table:table-cell office:value-type="float" office:value="-0.0371541360001101" calcext:value-type="float">
            <text:p>-0,03715413600011</text:p>
          </table:table-cell>
          <table:table-cell/>
          <table:table-cell table:formula="of:=([.B683]-[.F6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0.0550091420303926" calcext:value-type="float">
            <text:p>-0,055009142030393</text:p>
          </table:table-cell>
          <table:table-cell table:number-columns-repeated="2"/>
          <table:table-cell office:value-type="float" office:value="682" calcext:value-type="float">
            <text:p>682</text:p>
          </table:table-cell>
          <table:table-cell office:value-type="float" office:value="-0.0550091420303926" calcext:value-type="float">
            <text:p>-0,055009142030393</text:p>
          </table:table-cell>
          <table:table-cell/>
          <table:table-cell table:formula="of:=([.B684]-[.F6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0.0177149764550408" calcext:value-type="float">
            <text:p>-0,017714976455041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-0.0177149764550408" calcext:value-type="float">
            <text:p>-0,017714976455041</text:p>
          </table:table-cell>
          <table:table-cell/>
          <table:table-cell table:formula="of:=([.B685]-[.F6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0.102126930151377" calcext:value-type="float">
            <text:p>-0,102126930151377</text:p>
          </table:table-cell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-0.102126930151377" calcext:value-type="float">
            <text:p>-0,102126930151377</text:p>
          </table:table-cell>
          <table:table-cell/>
          <table:table-cell table:formula="of:=([.B686]-[.F686])^2" office:value-type="float" office:value="1.97215226305253E-031" calcext:value-type="float">
            <text:p>1,97215226305253E-3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0.0415073945794943" calcext:value-type="float">
            <text:p>-0,041507394579494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 office:value-type="float" office:value="-0.0415073945794943" calcext:value-type="float">
            <text:p>-0,041507394579494</text:p>
          </table:table-cell>
          <table:table-cell/>
          <table:table-cell table:formula="of:=([.B687]-[.F6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145604456228411" calcext:value-type="float">
            <text:p>0,145604456228411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0.145604456228411" calcext:value-type="float">
            <text:p>0,145604456228411</text:p>
          </table:table-cell>
          <table:table-cell/>
          <table:table-cell table:formula="of:=([.B688]-[.F6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0.00508990517681195" calcext:value-type="float">
            <text:p>-0,005089905176812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-0.00508990517681195" calcext:value-type="float">
            <text:p>-0,005089905176812</text:p>
          </table:table-cell>
          <table:table-cell/>
          <table:table-cell table:formula="of:=([.B689]-[.F6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1147787133566" calcext:value-type="float">
            <text:p>0,1147787133566</text:p>
          </table:table-cell>
          <table:table-cell table:number-columns-repeated="2"/>
          <table:table-cell office:value-type="float" office:value="688" calcext:value-type="float">
            <text:p>688</text:p>
          </table:table-cell>
          <table:table-cell office:value-type="float" office:value="0.1147787133566" calcext:value-type="float">
            <text:p>0,1147787133566</text:p>
          </table:table-cell>
          <table:table-cell/>
          <table:table-cell table:formula="of:=([.B690]-[.F690])^2" office:value-type="float" office:value="1.85081867655613E-031" calcext:value-type="float">
            <text:p>1,85081867655613E-3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0.0140044549870854" calcext:value-type="float">
            <text:p>-0,014004454987085</text:p>
          </table:table-cell>
          <table:table-cell table:number-columns-repeated="2"/>
          <table:table-cell office:value-type="float" office:value="689" calcext:value-type="float">
            <text:p>689</text:p>
          </table:table-cell>
          <table:table-cell office:value-type="float" office:value="-0.0140044549870854" calcext:value-type="float">
            <text:p>-0,014004454987085</text:p>
          </table:table-cell>
          <table:table-cell/>
          <table:table-cell table:formula="of:=([.B691]-[.F6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129996629145278" calcext:value-type="float">
            <text:p>0,129996629145278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0.129996629145278" calcext:value-type="float">
            <text:p>0,129996629145278</text:p>
          </table:table-cell>
          <table:table-cell/>
          <table:table-cell table:formula="of:=([.B692]-[.F6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420625806790756" calcext:value-type="float">
            <text:p>0,042062580679076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office:value-type="float" office:value="0.0420625806790756" calcext:value-type="float">
            <text:p>0,042062580679076</text:p>
          </table:table-cell>
          <table:table-cell/>
          <table:table-cell table:formula="of:=([.B693]-[.F6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 office:value-type="float" office:value="-0.0000490040262497735" calcext:value-type="float">
            <text:p>-4,90E-05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style-name="ce1" office:value-type="float" office:value="-0.0000490040262497735" calcext:value-type="float">
            <text:p>-4,90E-05</text:p>
          </table:table-cell>
          <table:table-cell/>
          <table:table-cell table:formula="of:=([.B694]-[.F6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468798266489178" calcext:value-type="float">
            <text:p>0,046879826648918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0.0468798266489178" calcext:value-type="float">
            <text:p>0,046879826648918</text:p>
          </table:table-cell>
          <table:table-cell/>
          <table:table-cell table:formula="of:=([.B695]-[.F6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0.0220355131821323" calcext:value-type="float">
            <text:p>-0,022035513182132</text:p>
          </table:table-cell>
          <table:table-cell table:number-columns-repeated="2"/>
          <table:table-cell office:value-type="float" office:value="694" calcext:value-type="float">
            <text:p>694</text:p>
          </table:table-cell>
          <table:table-cell office:value-type="float" office:value="-0.0220355131821323" calcext:value-type="float">
            <text:p>-0,022035513182132</text:p>
          </table:table-cell>
          <table:table-cell/>
          <table:table-cell table:formula="of:=([.B696]-[.F6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0.0658361017299756" calcext:value-type="float">
            <text:p>-0,065836101729976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 office:value-type="float" office:value="-0.0658361017299756" calcext:value-type="float">
            <text:p>-0,065836101729976</text:p>
          </table:table-cell>
          <table:table-cell/>
          <table:table-cell table:formula="of:=([.B697]-[.F6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0.0263209156320543" calcext:value-type="float">
            <text:p>-0,026320915632054</text:p>
          </table:table-cell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-0.0263209156320543" calcext:value-type="float">
            <text:p>-0,026320915632054</text:p>
          </table:table-cell>
          <table:table-cell/>
          <table:table-cell table:formula="of:=([.B698]-[.F6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0.0154306406096619" calcext:value-type="float">
            <text:p>-0,015430640609662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office:value-type="float" office:value="-0.0154306406096619" calcext:value-type="float">
            <text:p>-0,015430640609662</text:p>
          </table:table-cell>
          <table:table-cell/>
          <table:table-cell table:formula="of:=([.B699]-[.F6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0.0426166444408052" calcext:value-type="float">
            <text:p>-0,042616644440805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-0.0426166444408052" calcext:value-type="float">
            <text:p>-0,042616644440805</text:p>
          </table:table-cell>
          <table:table-cell/>
          <table:table-cell table:formula="of:=([.B700]-[.F7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0.0556473385561193" calcext:value-type="float">
            <text:p>-0,055647338556119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-0.0556473385561193" calcext:value-type="float">
            <text:p>-0,055647338556119</text:p>
          </table:table-cell>
          <table:table-cell/>
          <table:table-cell table:formula="of:=([.B701]-[.F7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0.0573831497903463" calcext:value-type="float">
            <text:p>-0,057383149790346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-0.0573831497903463" calcext:value-type="float">
            <text:p>-0,057383149790346</text:p>
          </table:table-cell>
          <table:table-cell/>
          <table:table-cell table:formula="of:=([.B702]-[.F7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141563500201737" calcext:value-type="float">
            <text:p>0,141563500201737</text:p>
          </table:table-cell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0.141563500201737" calcext:value-type="float">
            <text:p>0,141563500201737</text:p>
          </table:table-cell>
          <table:table-cell/>
          <table:table-cell table:formula="of:=([.B703]-[.F7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0.0362884107874796" calcext:value-type="float">
            <text:p>-0,03628841078748</text:p>
          </table:table-cell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-0.0362884107874796" calcext:value-type="float">
            <text:p>-0,03628841078748</text:p>
          </table:table-cell>
          <table:table-cell/>
          <table:table-cell table:formula="of:=([.B704]-[.F7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112378463044924" calcext:value-type="float">
            <text:p>0,112378463044924</text:p>
          </table:table-cell>
          <table:table-cell table:number-columns-repeated="2"/>
          <table:table-cell office:value-type="float" office:value="703" calcext:value-type="float">
            <text:p>703</text:p>
          </table:table-cell>
          <table:table-cell office:value-type="float" office:value="0.112378463044924" calcext:value-type="float">
            <text:p>0,112378463044924</text:p>
          </table:table-cell>
          <table:table-cell/>
          <table:table-cell table:formula="of:=([.B705]-[.F705])^2" office:value-type="float" office:value="1.97215226305253E-031" calcext:value-type="float">
            <text:p>1,97215226305253E-3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0.0355538392179808" calcext:value-type="float">
            <text:p>-0,035553839217981</text:p>
          </table:table-cell>
          <table:table-cell table:number-columns-repeated="2"/>
          <table:table-cell office:value-type="float" office:value="704" calcext:value-type="float">
            <text:p>704</text:p>
          </table:table-cell>
          <table:table-cell office:value-type="float" office:value="-0.0355538392179808" calcext:value-type="float">
            <text:p>-0,035553839217981</text:p>
          </table:table-cell>
          <table:table-cell/>
          <table:table-cell table:formula="of:=([.B706]-[.F7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117358459126383" calcext:value-type="float">
            <text:p>0,117358459126383</text:p>
          </table:table-cell>
          <table:table-cell table:number-columns-repeated="2"/>
          <table:table-cell office:value-type="float" office:value="705" calcext:value-type="float">
            <text:p>705</text:p>
          </table:table-cell>
          <table:table-cell office:value-type="float" office:value="0.117358459126383" calcext:value-type="float">
            <text:p>0,117358459126383</text:p>
          </table:table-cell>
          <table:table-cell/>
          <table:table-cell table:formula="of:=([.B707]-[.F707])^2" office:value-type="float" office:value="1.97215226305253E-031" calcext:value-type="float">
            <text:p>1,97215226305253E-3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0.0400864756207352" calcext:value-type="float">
            <text:p>-0,040086475620735</text:p>
          </table:table-cell>
          <table:table-cell table:number-columns-repeated="2"/>
          <table:table-cell office:value-type="float" office:value="706" calcext:value-type="float">
            <text:p>706</text:p>
          </table:table-cell>
          <table:table-cell office:value-type="float" office:value="-0.0400864756207352" calcext:value-type="float">
            <text:p>-0,040086475620735</text:p>
          </table:table-cell>
          <table:table-cell/>
          <table:table-cell table:formula="of:=([.B708]-[.F7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0.0910756822735068" calcext:value-type="float">
            <text:p>-0,091075682273507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-0.0910756822735068" calcext:value-type="float">
            <text:p>-0,091075682273507</text:p>
          </table:table-cell>
          <table:table-cell/>
          <table:table-cell table:formula="of:=([.B709]-[.F7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0.0590070969436884" calcext:value-type="float">
            <text:p>-0,059007096943688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-0.0590070969436884" calcext:value-type="float">
            <text:p>-0,059007096943688</text:p>
          </table:table-cell>
          <table:table-cell/>
          <table:table-cell table:formula="of:=([.B710]-[.F7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593907257778671" calcext:value-type="float">
            <text:p>0,059390725777867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office:value-type="float" office:value="0.0593907257778671" calcext:value-type="float">
            <text:p>0,059390725777867</text:p>
          </table:table-cell>
          <table:table-cell/>
          <table:table-cell table:formula="of:=([.B711]-[.F7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0.0352695741759332" calcext:value-type="float">
            <text:p>-0,035269574175933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-0.0352695741759332" calcext:value-type="float">
            <text:p>-0,035269574175933</text:p>
          </table:table-cell>
          <table:table-cell/>
          <table:table-cell table:formula="of:=([.B712]-[.F7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121918955080717" calcext:value-type="float">
            <text:p>0,121918955080717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0.121918955080717" calcext:value-type="float">
            <text:p>0,121918955080717</text:p>
          </table:table-cell>
          <table:table-cell/>
          <table:table-cell table:formula="of:=([.B713]-[.F7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577760041268394" calcext:value-type="float">
            <text:p>0,057776004126839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0.0577760041268394" calcext:value-type="float">
            <text:p>0,05777600412684</text:p>
          </table:table-cell>
          <table:table-cell/>
          <table:table-cell table:formula="of:=([.B714]-[.F7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145612292090707" calcext:value-type="float">
            <text:p>0,145612292090707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 office:value-type="float" office:value="0.145612292090707" calcext:value-type="float">
            <text:p>0,145612292090707</text:p>
          </table:table-cell>
          <table:table-cell/>
          <table:table-cell table:formula="of:=([.B715]-[.F7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0.0302951469684821" calcext:value-type="float">
            <text:p>-0,030295146968482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-0.0302951469684821" calcext:value-type="float">
            <text:p>-0,030295146968482</text:p>
          </table:table-cell>
          <table:table-cell/>
          <table:table-cell table:formula="of:=([.B716]-[.F7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0.0616644004898113" calcext:value-type="float">
            <text:p>-0,061664400489811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 office:value-type="float" office:value="-0.0616644004898113" calcext:value-type="float">
            <text:p>-0,061664400489811</text:p>
          </table:table-cell>
          <table:table-cell/>
          <table:table-cell table:formula="of:=([.B717]-[.F7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0.00288805889970556" calcext:value-type="float">
            <text:p>-0,002888058899706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float" office:value="-0.00288805889970556" calcext:value-type="float">
            <text:p>-0,002888058899706</text:p>
          </table:table-cell>
          <table:table-cell/>
          <table:table-cell table:formula="of:=([.B718]-[.F7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0.0168965269190807" calcext:value-type="float">
            <text:p>-0,016896526919081</text:p>
          </table:table-cell>
          <table:table-cell table:number-columns-repeated="2"/>
          <table:table-cell office:value-type="float" office:value="717" calcext:value-type="float">
            <text:p>717</text:p>
          </table:table-cell>
          <table:table-cell office:value-type="float" office:value="-0.0168965269190807" calcext:value-type="float">
            <text:p>-0,016896526919081</text:p>
          </table:table-cell>
          <table:table-cell/>
          <table:table-cell table:formula="of:=([.B719]-[.F7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152486153575726" calcext:value-type="float">
            <text:p>0,152486153575726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0.152486153575726" calcext:value-type="float">
            <text:p>0,152486153575726</text:p>
          </table:table-cell>
          <table:table-cell/>
          <table:table-cell table:formula="of:=([.B720]-[.F7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0.0112811895497483" calcext:value-type="float">
            <text:p>-0,011281189549748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float" office:value="-0.0112811895497483" calcext:value-type="float">
            <text:p>-0,011281189549748</text:p>
          </table:table-cell>
          <table:table-cell/>
          <table:table-cell table:formula="of:=([.B721]-[.F7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0.0233994935669515" calcext:value-type="float">
            <text:p>-0,023399493566952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-0.0233994935669515" calcext:value-type="float">
            <text:p>-0,023399493566952</text:p>
          </table:table-cell>
          <table:table-cell/>
          <table:table-cell table:formula="of:=([.B722]-[.F7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0.0446605312931371" calcext:value-type="float">
            <text:p>-0,044660531293137</text:p>
          </table:table-cell>
          <table:table-cell table:number-columns-repeated="2"/>
          <table:table-cell office:value-type="float" office:value="721" calcext:value-type="float">
            <text:p>721</text:p>
          </table:table-cell>
          <table:table-cell office:value-type="float" office:value="-0.0446605312931371" calcext:value-type="float">
            <text:p>-0,044660531293137</text:p>
          </table:table-cell>
          <table:table-cell/>
          <table:table-cell table:formula="of:=([.B723]-[.F7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0.057383132304021" calcext:value-type="float">
            <text:p>-0,057383132304021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-0.057383132304021" calcext:value-type="float">
            <text:p>-0,057383132304021</text:p>
          </table:table-cell>
          <table:table-cell/>
          <table:table-cell table:formula="of:=([.B724]-[.F7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 office:value-type="float" office:value="-0.00209124215503527" calcext:value-type="float">
            <text:p>-2,09E-03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-0.00209124215503527" calcext:value-type="float">
            <text:p>-0,002091242155035</text:p>
          </table:table-cell>
          <table:table-cell/>
          <table:table-cell table:formula="of:=([.B725]-[.F7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164793004468738" calcext:value-type="float">
            <text:p>0,164793004468738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 office:value-type="float" office:value="0.164793004468738" calcext:value-type="float">
            <text:p>0,164793004468738</text:p>
          </table:table-cell>
          <table:table-cell/>
          <table:table-cell table:formula="of:=([.B726]-[.F7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0.0291817064857816" calcext:value-type="float">
            <text:p>-0,029181706485782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 office:value-type="float" office:value="-0.0291817064857816" calcext:value-type="float">
            <text:p>-0,029181706485782</text:p>
          </table:table-cell>
          <table:table-cell/>
          <table:table-cell table:formula="of:=([.B727]-[.F7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0.0537116520459525" calcext:value-type="float">
            <text:p>-0,053711652045953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-0.0537116520459525" calcext:value-type="float">
            <text:p>-0,053711652045953</text:p>
          </table:table-cell>
          <table:table-cell/>
          <table:table-cell table:formula="of:=([.B728]-[.F7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110565603561501" calcext:value-type="float">
            <text:p>0,110565603561501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 office:value-type="float" office:value="0.110565603561501" calcext:value-type="float">
            <text:p>0,110565603561501</text:p>
          </table:table-cell>
          <table:table-cell/>
          <table:table-cell table:formula="of:=([.B729]-[.F729])^2" office:value-type="float" office:value="2.22637501571164E-031" calcext:value-type="float">
            <text:p>2,22637501571164E-3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0.02598139506047" calcext:value-type="float">
            <text:p>-0,02598139506047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-0.02598139506047" calcext:value-type="float">
            <text:p>-0,02598139506047</text:p>
          </table:table-cell>
          <table:table-cell/>
          <table:table-cell table:formula="of:=([.B730]-[.F7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0.0302929576357208" calcext:value-type="float">
            <text:p>-0,030292957635721</text:p>
          </table:table-cell>
          <table:table-cell table:number-columns-repeated="2"/>
          <table:table-cell office:value-type="float" office:value="729" calcext:value-type="float">
            <text:p>729</text:p>
          </table:table-cell>
          <table:table-cell office:value-type="float" office:value="-0.0302929576357208" calcext:value-type="float">
            <text:p>-0,030292957635721</text:p>
          </table:table-cell>
          <table:table-cell/>
          <table:table-cell table:formula="of:=([.B731]-[.F7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0.071769437662736" calcext:value-type="float">
            <text:p>-0,071769437662736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-0.071769437662736" calcext:value-type="float">
            <text:p>-0,071769437662736</text:p>
          </table:table-cell>
          <table:table-cell/>
          <table:table-cell table:formula="of:=([.B732]-[.F7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0.040104530277887" calcext:value-type="float">
            <text:p>-0,040104530277887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-0.040104530277887" calcext:value-type="float">
            <text:p>-0,040104530277887</text:p>
          </table:table-cell>
          <table:table-cell/>
          <table:table-cell table:formula="of:=([.B733]-[.F7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44423292968486" calcext:value-type="float">
            <text:p>0,044423292968486</text:p>
          </table:table-cell>
          <table:table-cell table:number-columns-repeated="2"/>
          <table:table-cell office:value-type="float" office:value="732" calcext:value-type="float">
            <text:p>732</text:p>
          </table:table-cell>
          <table:table-cell office:value-type="float" office:value="0.044423292968486" calcext:value-type="float">
            <text:p>0,044423292968486</text:p>
          </table:table-cell>
          <table:table-cell/>
          <table:table-cell table:formula="of:=([.B734]-[.F7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165347384660081" calcext:value-type="float">
            <text:p>0,165347384660081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0.165347384660081" calcext:value-type="float">
            <text:p>0,165347384660081</text:p>
          </table:table-cell>
          <table:table-cell/>
          <table:table-cell table:formula="of:=([.B735]-[.F7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0.0665745081169651" calcext:value-type="float">
            <text:p>-0,066574508116965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-0.0665745081169651" calcext:value-type="float">
            <text:p>-0,066574508116965</text:p>
          </table:table-cell>
          <table:table-cell/>
          <table:table-cell table:formula="of:=([.B736]-[.F7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173146136565458" calcext:value-type="float">
            <text:p>0,173146136565458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 office:value-type="float" office:value="0.173146136565458" calcext:value-type="float">
            <text:p>0,173146136565458</text:p>
          </table:table-cell>
          <table:table-cell/>
          <table:table-cell table:formula="of:=([.B737]-[.F7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129117859220649" calcext:value-type="float">
            <text:p>0,129117859220649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office:value-type="float" office:value="0.129117859220649" calcext:value-type="float">
            <text:p>0,129117859220649</text:p>
          </table:table-cell>
          <table:table-cell/>
          <table:table-cell table:formula="of:=([.B738]-[.F7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0.0425916264691435" calcext:value-type="float">
            <text:p>-0,042591626469144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office:value-type="float" office:value="-0.0425916264691435" calcext:value-type="float">
            <text:p>-0,042591626469144</text:p>
          </table:table-cell>
          <table:table-cell/>
          <table:table-cell table:formula="of:=([.B739]-[.F7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0.0387867272144195" calcext:value-type="float">
            <text:p>-0,03878672721442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-0.0387867272144195" calcext:value-type="float">
            <text:p>-0,03878672721442</text:p>
          </table:table-cell>
          <table:table-cell/>
          <table:table-cell table:formula="of:=([.B740]-[.F7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0.0966004952913329" calcext:value-type="float">
            <text:p>-0,096600495291333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-0.0966004952913329" calcext:value-type="float">
            <text:p>-0,096600495291333</text:p>
          </table:table-cell>
          <table:table-cell/>
          <table:table-cell table:formula="of:=([.B741]-[.F7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0.087682854047692" calcext:value-type="float">
            <text:p>-0,087682854047692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-0.087682854047692" calcext:value-type="float">
            <text:p>-0,087682854047692</text:p>
          </table:table-cell>
          <table:table-cell/>
          <table:table-cell table:formula="of:=([.B742]-[.F7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175641425490164" calcext:value-type="float">
            <text:p>0,175641425490164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0.175641425490164" calcext:value-type="float">
            <text:p>0,175641425490164</text:p>
          </table:table-cell>
          <table:table-cell/>
          <table:table-cell table:formula="of:=([.B743]-[.F7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0.0212973971860386" calcext:value-type="float">
            <text:p>-0,021297397186039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-0.0212973971860386" calcext:value-type="float">
            <text:p>-0,021297397186039</text:p>
          </table:table-cell>
          <table:table-cell/>
          <table:table-cell table:formula="of:=([.B744]-[.F7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494581076916259" calcext:value-type="float">
            <text:p>0,004945810769163</text:p>
          </table:table-cell>
          <table:table-cell table:number-columns-repeated="2"/>
          <table:table-cell office:value-type="float" office:value="743" calcext:value-type="float">
            <text:p>743</text:p>
          </table:table-cell>
          <table:table-cell office:value-type="float" office:value="0.00494581076916259" calcext:value-type="float">
            <text:p>0,004945810769163</text:p>
          </table:table-cell>
          <table:table-cell/>
          <table:table-cell table:formula="of:=([.B745]-[.F7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0.0786530451208179" calcext:value-type="float">
            <text:p>-0,078653045120818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-0.0786530451208179" calcext:value-type="float">
            <text:p>-0,078653045120818</text:p>
          </table:table-cell>
          <table:table-cell/>
          <table:table-cell table:formula="of:=([.B746]-[.F7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18109052740974" calcext:value-type="float">
            <text:p>0,18109052740974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0.18109052740974" calcext:value-type="float">
            <text:p>0,18109052740974</text:p>
          </table:table-cell>
          <table:table-cell/>
          <table:table-cell table:formula="of:=([.B747]-[.F7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0.0358669351343808" calcext:value-type="float">
            <text:p>-0,035866935134381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-0.0358669351343808" calcext:value-type="float">
            <text:p>-0,035866935134381</text:p>
          </table:table-cell>
          <table:table-cell/>
          <table:table-cell table:formula="of:=([.B748]-[.F7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0.0284839151666192" calcext:value-type="float">
            <text:p>-0,028483915166619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-0.0284839151666192" calcext:value-type="float">
            <text:p>-0,028483915166619</text:p>
          </table:table-cell>
          <table:table-cell/>
          <table:table-cell table:formula="of:=([.B749]-[.F7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146087294821575" calcext:value-type="float">
            <text:p>0,146087294821575</text:p>
          </table:table-cell>
          <table:table-cell table:number-columns-repeated="2"/>
          <table:table-cell office:value-type="float" office:value="748" calcext:value-type="float">
            <text:p>748</text:p>
          </table:table-cell>
          <table:table-cell office:value-type="float" office:value="0.146087294821575" calcext:value-type="float">
            <text:p>0,146087294821575</text:p>
          </table:table-cell>
          <table:table-cell/>
          <table:table-cell table:formula="of:=([.B750]-[.F7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0.00589946022306283" calcext:value-type="float">
            <text:p>-0,005899460223063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-0.00589946022306283" calcext:value-type="float">
            <text:p>-0,005899460223063</text:p>
          </table:table-cell>
          <table:table-cell/>
          <table:table-cell table:formula="of:=([.B751]-[.F7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33786502167673" calcext:value-type="float">
            <text:p>0,133786502167673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0.133786502167673" calcext:value-type="float">
            <text:p>0,133786502167673</text:p>
          </table:table-cell>
          <table:table-cell/>
          <table:table-cell table:formula="of:=([.B752]-[.F7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0.0307259920691012" calcext:value-type="float">
            <text:p>-0,030725992069101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-0.0307259920691012" calcext:value-type="float">
            <text:p>-0,030725992069101</text:p>
          </table:table-cell>
          <table:table-cell/>
          <table:table-cell table:formula="of:=([.B753]-[.F7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257388060425545" calcext:value-type="float">
            <text:p>0,025738806042555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office:value-type="float" office:value="0.0257388060425545" calcext:value-type="float">
            <text:p>0,025738806042555</text:p>
          </table:table-cell>
          <table:table-cell/>
          <table:table-cell table:formula="of:=([.B754]-[.F7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0.0963872403114044" calcext:value-type="float">
            <text:p>-0,096387240311404</text:p>
          </table:table-cell>
          <table:table-cell table:number-columns-repeated="2"/>
          <table:table-cell office:value-type="float" office:value="753" calcext:value-type="float">
            <text:p>753</text:p>
          </table:table-cell>
          <table:table-cell office:value-type="float" office:value="-0.0963872403114044" calcext:value-type="float">
            <text:p>-0,096387240311404</text:p>
          </table:table-cell>
          <table:table-cell/>
          <table:table-cell table:formula="of:=([.B755]-[.F7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0.0208748504567136" calcext:value-type="float">
            <text:p>-0,020874850456714</text:p>
          </table:table-cell>
          <table:table-cell table:number-columns-repeated="2"/>
          <table:table-cell office:value-type="float" office:value="754" calcext:value-type="float">
            <text:p>754</text:p>
          </table:table-cell>
          <table:table-cell office:value-type="float" office:value="-0.0208748504567136" calcext:value-type="float">
            <text:p>-0,020874850456714</text:p>
          </table:table-cell>
          <table:table-cell/>
          <table:table-cell table:formula="of:=([.B756]-[.F7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0.0750112457166497" calcext:value-type="float">
            <text:p>-0,07501124571665</text:p>
          </table:table-cell>
          <table:table-cell table:number-columns-repeated="2"/>
          <table:table-cell office:value-type="float" office:value="755" calcext:value-type="float">
            <text:p>755</text:p>
          </table:table-cell>
          <table:table-cell office:value-type="float" office:value="-0.0750112457166497" calcext:value-type="float">
            <text:p>-0,07501124571665</text:p>
          </table:table-cell>
          <table:table-cell/>
          <table:table-cell table:formula="of:=([.B757]-[.F7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1127173411574" calcext:value-type="float">
            <text:p>0,1127173411574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0.1127173411574" calcext:value-type="float">
            <text:p>0,1127173411574</text:p>
          </table:table-cell>
          <table:table-cell/>
          <table:table-cell table:formula="of:=([.B758]-[.F758])^2" office:value-type="float" office:value="1.73333694994851E-031" calcext:value-type="float">
            <text:p>1,73333694994851E-3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713647063188608" calcext:value-type="float">
            <text:p>0,007136470631886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0.00713647063188608" calcext:value-type="float">
            <text:p>0,007136470631886</text:p>
          </table:table-cell>
          <table:table-cell/>
          <table:table-cell table:formula="of:=([.B759]-[.F7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0.00162481000039611" calcext:value-type="float">
            <text:p>-0,001624810000396</text:p>
          </table:table-cell>
          <table:table-cell table:number-columns-repeated="2"/>
          <table:table-cell office:value-type="float" office:value="758" calcext:value-type="float">
            <text:p>758</text:p>
          </table:table-cell>
          <table:table-cell office:value-type="float" office:value="-0.00162481000039611" calcext:value-type="float">
            <text:p>-0,001624810000396</text:p>
          </table:table-cell>
          <table:table-cell/>
          <table:table-cell table:formula="of:=([.B760]-[.F7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139760781972741" calcext:value-type="float">
            <text:p>0,139760781972741</text:p>
          </table:table-cell>
          <table:table-cell table:number-columns-repeated="2"/>
          <table:table-cell office:value-type="float" office:value="759" calcext:value-type="float">
            <text:p>759</text:p>
          </table:table-cell>
          <table:table-cell office:value-type="float" office:value="0.139760781972741" calcext:value-type="float">
            <text:p>0,139760781972741</text:p>
          </table:table-cell>
          <table:table-cell/>
          <table:table-cell table:formula="of:=([.B761]-[.F7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0.0081852023240859" calcext:value-type="float">
            <text:p>-0,008185202324086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-0.0081852023240859" calcext:value-type="float">
            <text:p>-0,008185202324086</text:p>
          </table:table-cell>
          <table:table-cell/>
          <table:table-cell table:formula="of:=([.B762]-[.F7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0.0344350072925622" calcext:value-type="float">
            <text:p>-0,034435007292562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-0.0344350072925622" calcext:value-type="float">
            <text:p>-0,034435007292562</text:p>
          </table:table-cell>
          <table:table-cell/>
          <table:table-cell table:formula="of:=([.B763]-[.F7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149256936081179" calcext:value-type="float">
            <text:p>0,149256936081179</text:p>
          </table:table-cell>
          <table:table-cell table:number-columns-repeated="2"/>
          <table:table-cell office:value-type="float" office:value="762" calcext:value-type="float">
            <text:p>762</text:p>
          </table:table-cell>
          <table:table-cell office:value-type="float" office:value="0.149256936081179" calcext:value-type="float">
            <text:p>0,149256936081179</text:p>
          </table:table-cell>
          <table:table-cell/>
          <table:table-cell table:formula="of:=([.B764]-[.F7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0.0275445314746241" calcext:value-type="float">
            <text:p>-0,027544531474624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office:value-type="float" office:value="-0.0275445314746241" calcext:value-type="float">
            <text:p>-0,027544531474624</text:p>
          </table:table-cell>
          <table:table-cell/>
          <table:table-cell table:formula="of:=([.B765]-[.F7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0.0135632879605445" calcext:value-type="float">
            <text:p>-0,013563287960545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 office:value-type="float" office:value="-0.0135632879605445" calcext:value-type="float">
            <text:p>-0,013563287960545</text:p>
          </table:table-cell>
          <table:table-cell/>
          <table:table-cell table:formula="of:=([.B766]-[.F7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177839481231889" calcext:value-type="float">
            <text:p>0,177839481231889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0.177839481231889" calcext:value-type="float">
            <text:p>0,177839481231889</text:p>
          </table:table-cell>
          <table:table-cell/>
          <table:table-cell table:formula="of:=([.B767]-[.F7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0.0343420797374477" calcext:value-type="float">
            <text:p>-0,034342079737448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-0.0343420797374477" calcext:value-type="float">
            <text:p>-0,034342079737448</text:p>
          </table:table-cell>
          <table:table-cell/>
          <table:table-cell table:formula="of:=([.B768]-[.F7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139236550112796" calcext:value-type="float">
            <text:p>0,139236550112796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 office:value-type="float" office:value="0.139236550112796" calcext:value-type="float">
            <text:p>0,139236550112796</text:p>
          </table:table-cell>
          <table:table-cell/>
          <table:table-cell table:formula="of:=([.B769]-[.F7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0.0106765565946429" calcext:value-type="float">
            <text:p>-0,010676556594643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-0.0106765565946429" calcext:value-type="float">
            <text:p>-0,010676556594643</text:p>
          </table:table-cell>
          <table:table-cell/>
          <table:table-cell table:formula="of:=([.B770]-[.F7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0.0999982576456453" calcext:value-type="float">
            <text:p>-0,099998257645645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-0.0999982576456453" calcext:value-type="float">
            <text:p>-0,099998257645645</text:p>
          </table:table-cell>
          <table:table-cell/>
          <table:table-cell table:formula="of:=([.B771]-[.F7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216449386048369" calcext:value-type="float">
            <text:p>0,021644938604837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0.0216449386048369" calcext:value-type="float">
            <text:p>0,021644938604837</text:p>
          </table:table-cell>
          <table:table-cell/>
          <table:table-cell table:formula="of:=([.B772]-[.F7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0.0505561311544745" calcext:value-type="float">
            <text:p>-0,050556131154475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-0.0505561311544745" calcext:value-type="float">
            <text:p>-0,050556131154475</text:p>
          </table:table-cell>
          <table:table-cell/>
          <table:table-cell table:formula="of:=([.B773]-[.F7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831218356274032" calcext:value-type="float">
            <text:p>0,00831218356274</text:p>
          </table:table-cell>
          <table:table-cell table:number-columns-repeated="2"/>
          <table:table-cell office:value-type="float" office:value="772" calcext:value-type="float">
            <text:p>772</text:p>
          </table:table-cell>
          <table:table-cell office:value-type="float" office:value="0.00831218356274032" calcext:value-type="float">
            <text:p>0,00831218356274</text:p>
          </table:table-cell>
          <table:table-cell/>
          <table:table-cell table:formula="of:=([.B774]-[.F7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167387347641706" calcext:value-type="float">
            <text:p>0,167387347641706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0.167387347641706" calcext:value-type="float">
            <text:p>0,167387347641706</text:p>
          </table:table-cell>
          <table:table-cell/>
          <table:table-cell table:formula="of:=([.B775]-[.F7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0.00313084604411144" calcext:value-type="float">
            <text:p>-0,003130846044111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office:value-type="float" office:value="-0.00313084604411144" calcext:value-type="float">
            <text:p>-0,003130846044111</text:p>
          </table:table-cell>
          <table:table-cell/>
          <table:table-cell table:formula="of:=([.B776]-[.F7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0.0153277399731548" calcext:value-type="float">
            <text:p>-0,015327739973155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office:value-type="float" office:value="-0.0153277399731548" calcext:value-type="float">
            <text:p>-0,015327739973155</text:p>
          </table:table-cell>
          <table:table-cell/>
          <table:table-cell table:formula="of:=([.B777]-[.F7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0.0339216579551119" calcext:value-type="float">
            <text:p>-0,033921657955112</text:p>
          </table:table-cell>
          <table:table-cell table:number-columns-repeated="2"/>
          <table:table-cell office:value-type="float" office:value="776" calcext:value-type="float">
            <text:p>776</text:p>
          </table:table-cell>
          <table:table-cell office:value-type="float" office:value="-0.0339216579551119" calcext:value-type="float">
            <text:p>-0,033921657955112</text:p>
          </table:table-cell>
          <table:table-cell/>
          <table:table-cell table:formula="of:=([.B778]-[.F7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272126946394898" calcext:value-type="float">
            <text:p>0,02721269463949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0.0272126946394898" calcext:value-type="float">
            <text:p>0,02721269463949</text:p>
          </table:table-cell>
          <table:table-cell/>
          <table:table-cell table:formula="of:=([.B779]-[.F7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0.0129234157061867" calcext:value-type="float">
            <text:p>-0,012923415706187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 office:value-type="float" office:value="-0.0129234157061867" calcext:value-type="float">
            <text:p>-0,012923415706187</text:p>
          </table:table-cell>
          <table:table-cell/>
          <table:table-cell table:formula="of:=([.B780]-[.F7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0.0787782392586254" calcext:value-type="float">
            <text:p>-0,078778239258625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-0.0787782392586254" calcext:value-type="float">
            <text:p>-0,078778239258626</text:p>
          </table:table-cell>
          <table:table-cell/>
          <table:table-cell table:formula="of:=([.B781]-[.F7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0.073329077362797" calcext:value-type="float">
            <text:p>-0,073329077362797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-0.073329077362797" calcext:value-type="float">
            <text:p>-0,073329077362797</text:p>
          </table:table-cell>
          <table:table-cell/>
          <table:table-cell table:formula="of:=([.B782]-[.F7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0.0360895530830553" calcext:value-type="float">
            <text:p>-0,036089553083055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-0.0360895530830553" calcext:value-type="float">
            <text:p>-0,036089553083055</text:p>
          </table:table-cell>
          <table:table-cell/>
          <table:table-cell table:formula="of:=([.B783]-[.F7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0.0476770745932451" calcext:value-type="float">
            <text:p>-0,047677074593245</text:p>
          </table:table-cell>
          <table:table-cell table:number-columns-repeated="2"/>
          <table:table-cell office:value-type="float" office:value="782" calcext:value-type="float">
            <text:p>782</text:p>
          </table:table-cell>
          <table:table-cell office:value-type="float" office:value="-0.0476770745932451" calcext:value-type="float">
            <text:p>-0,047677074593245</text:p>
          </table:table-cell>
          <table:table-cell/>
          <table:table-cell table:formula="of:=([.B784]-[.F7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0.101783203733136" calcext:value-type="float">
            <text:p>-0,101783203733136</text:p>
          </table:table-cell>
          <table:table-cell table:number-columns-repeated="2"/>
          <table:table-cell office:value-type="float" office:value="783" calcext:value-type="float">
            <text:p>783</text:p>
          </table:table-cell>
          <table:table-cell office:value-type="float" office:value="-0.101783203733136" calcext:value-type="float">
            <text:p>-0,101783203733136</text:p>
          </table:table-cell>
          <table:table-cell/>
          <table:table-cell table:formula="of:=([.B785]-[.F7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148375086185149" calcext:value-type="float">
            <text:p>0,148375086185149</text:p>
          </table:table-cell>
          <table:table-cell table:number-columns-repeated="2"/>
          <table:table-cell office:value-type="float" office:value="784" calcext:value-type="float">
            <text:p>784</text:p>
          </table:table-cell>
          <table:table-cell office:value-type="float" office:value="0.148375086185149" calcext:value-type="float">
            <text:p>0,148375086185149</text:p>
          </table:table-cell>
          <table:table-cell/>
          <table:table-cell table:formula="of:=([.B786]-[.F7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0.0696864772633685" calcext:value-type="float">
            <text:p>-0,069686477263369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-0.0696864772633685" calcext:value-type="float">
            <text:p>-0,069686477263369</text:p>
          </table:table-cell>
          <table:table-cell/>
          <table:table-cell table:formula="of:=([.B787]-[.F7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0.0897906174577627" calcext:value-type="float">
            <text:p>-0,089790617457763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office:value-type="float" office:value="-0.0897906174577627" calcext:value-type="float">
            <text:p>-0,089790617457763</text:p>
          </table:table-cell>
          <table:table-cell/>
          <table:table-cell table:formula="of:=([.B788]-[.F7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410320027818161" calcext:value-type="float">
            <text:p>0,041032002781816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office:value-type="float" office:value="0.0410320027818161" calcext:value-type="float">
            <text:p>0,041032002781816</text:p>
          </table:table-cell>
          <table:table-cell/>
          <table:table-cell table:formula="of:=([.B789]-[.F7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168550351424567" calcext:value-type="float">
            <text:p>0,016855035142457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0.0168550351424567" calcext:value-type="float">
            <text:p>0,016855035142457</text:p>
          </table:table-cell>
          <table:table-cell/>
          <table:table-cell table:formula="of:=([.B790]-[.F7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0.0361297201976797" calcext:value-type="float">
            <text:p>-0,03612972019768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-0.0361297201976797" calcext:value-type="float">
            <text:p>-0,03612972019768</text:p>
          </table:table-cell>
          <table:table-cell/>
          <table:table-cell table:formula="of:=([.B791]-[.F7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0.00270035702105029" calcext:value-type="float">
            <text:p>-0,00270035702105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-0.00270035702105029" calcext:value-type="float">
            <text:p>-0,00270035702105</text:p>
          </table:table-cell>
          <table:table-cell/>
          <table:table-cell table:formula="of:=([.B792]-[.F7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0.0746060007516578" calcext:value-type="float">
            <text:p>-0,074606000751658</text:p>
          </table:table-cell>
          <table:table-cell table:number-columns-repeated="2"/>
          <table:table-cell office:value-type="float" office:value="791" calcext:value-type="float">
            <text:p>791</text:p>
          </table:table-cell>
          <table:table-cell office:value-type="float" office:value="-0.0746060007516578" calcext:value-type="float">
            <text:p>-0,074606000751658</text:p>
          </table:table-cell>
          <table:table-cell/>
          <table:table-cell table:formula="of:=([.B793]-[.F7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145979955386914" calcext:value-type="float">
            <text:p>0,145979955386914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0.145979955386914" calcext:value-type="float">
            <text:p>0,145979955386914</text:p>
          </table:table-cell>
          <table:table-cell/>
          <table:table-cell table:formula="of:=([.B794]-[.F7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30642478162838" calcext:value-type="float">
            <text:p>0,003064247816284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0.0030642478162838" calcext:value-type="float">
            <text:p>0,003064247816284</text:p>
          </table:table-cell>
          <table:table-cell/>
          <table:table-cell table:formula="of:=([.B795]-[.F7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141804129467541" calcext:value-type="float">
            <text:p>0,141804129467541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0.141804129467541" calcext:value-type="float">
            <text:p>0,141804129467541</text:p>
          </table:table-cell>
          <table:table-cell/>
          <table:table-cell table:formula="of:=([.B796]-[.F7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18968589347458" calcext:value-type="float">
            <text:p>0,18968589347458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office:value-type="float" office:value="0.18968589347458" calcext:value-type="float">
            <text:p>0,18968589347458</text:p>
          </table:table-cell>
          <table:table-cell/>
          <table:table-cell table:formula="of:=([.B797]-[.F7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0.0583613224479562" calcext:value-type="float">
            <text:p>-0,058361322447956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-0.0583613224479562" calcext:value-type="float">
            <text:p>-0,058361322447956</text:p>
          </table:table-cell>
          <table:table-cell/>
          <table:table-cell table:formula="of:=([.B798]-[.F7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0.0286846653925" calcext:value-type="float">
            <text:p>-0,0286846653925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office:value-type="float" office:value="-0.0286846653925" calcext:value-type="float">
            <text:p>-0,0286846653925</text:p>
          </table:table-cell>
          <table:table-cell/>
          <table:table-cell table:formula="of:=([.B799]-[.F7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0.052753812047056" calcext:value-type="float">
            <text:p>-0,052753812047056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float" office:value="-0.052753812047056" calcext:value-type="float">
            <text:p>-0,052753812047056</text:p>
          </table:table-cell>
          <table:table-cell/>
          <table:table-cell table:formula="of:=([.B800]-[.F8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106349830457685" calcext:value-type="float">
            <text:p>0,106349830457685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0.106349830457685" calcext:value-type="float">
            <text:p>0,106349830457685</text:p>
          </table:table-cell>
          <table:table-cell/>
          <table:table-cell table:formula="of:=([.B801]-[.F8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0.0472553721457114" calcext:value-type="float">
            <text:p>-0,04725537214571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-0.0472553721457114" calcext:value-type="float">
            <text:p>-0,047255372145711</text:p>
          </table:table-cell>
          <table:table-cell/>
          <table:table-cell table:formula="of:=([.B802]-[.F8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558745335437196" calcext:value-type="float">
            <text:p>0,05587453354372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0.0558745335437196" calcext:value-type="float">
            <text:p>0,05587453354372</text:p>
          </table:table-cell>
          <table:table-cell/>
          <table:table-cell table:formula="of:=([.B803]-[.F8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0.0167831665251849" calcext:value-type="float">
            <text:p>-0,016783166525185</text:p>
          </table:table-cell>
          <table:table-cell table:number-columns-repeated="2"/>
          <table:table-cell office:value-type="float" office:value="802" calcext:value-type="float">
            <text:p>802</text:p>
          </table:table-cell>
          <table:table-cell office:value-type="float" office:value="-0.0167831665251849" calcext:value-type="float">
            <text:p>-0,016783166525185</text:p>
          </table:table-cell>
          <table:table-cell/>
          <table:table-cell table:formula="of:=([.B804]-[.F8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0.11957061487844" calcext:value-type="float">
            <text:p>-0,11957061487844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-0.11957061487844" calcext:value-type="float">
            <text:p>-0,11957061487844</text:p>
          </table:table-cell>
          <table:table-cell/>
          <table:table-cell table:formula="of:=([.B805]-[.F8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0.0241995317196604" calcext:value-type="float">
            <text:p>-0,02419953171966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office:value-type="float" office:value="-0.0241995317196604" calcext:value-type="float">
            <text:p>-0,02419953171966</text:p>
          </table:table-cell>
          <table:table-cell/>
          <table:table-cell table:formula="of:=([.B806]-[.F8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0.0608307119704336" calcext:value-type="float">
            <text:p>-0,060830711970434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-0.0608307119704336" calcext:value-type="float">
            <text:p>-0,060830711970434</text:p>
          </table:table-cell>
          <table:table-cell/>
          <table:table-cell table:formula="of:=([.B807]-[.F8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0.0609935882139417" calcext:value-type="float">
            <text:p>-0,060993588213942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 office:value-type="float" office:value="-0.0609935882139417" calcext:value-type="float">
            <text:p>-0,060993588213942</text:p>
          </table:table-cell>
          <table:table-cell/>
          <table:table-cell table:formula="of:=([.B808]-[.F8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0.05492434759076" calcext:value-type="float">
            <text:p>-0,0549243475907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-0.05492434759076" calcext:value-type="float">
            <text:p>-0,05492434759076</text:p>
          </table:table-cell>
          <table:table-cell/>
          <table:table-cell table:formula="of:=([.B809]-[.F8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206088282736773" calcext:value-type="float">
            <text:p>0,020608828273677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0.0206088282736773" calcext:value-type="float">
            <text:p>0,020608828273677</text:p>
          </table:table-cell>
          <table:table-cell/>
          <table:table-cell table:formula="of:=([.B810]-[.F8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0.035877190064082" calcext:value-type="float">
            <text:p>-0,035877190064082</text:p>
          </table:table-cell>
          <table:table-cell table:number-columns-repeated="2"/>
          <table:table-cell office:value-type="float" office:value="809" calcext:value-type="float">
            <text:p>809</text:p>
          </table:table-cell>
          <table:table-cell office:value-type="float" office:value="-0.035877190064082" calcext:value-type="float">
            <text:p>-0,035877190064082</text:p>
          </table:table-cell>
          <table:table-cell/>
          <table:table-cell table:formula="of:=([.B811]-[.F8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0.0818112414150621" calcext:value-type="float">
            <text:p>-0,081811241415062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-0.0818112414150621" calcext:value-type="float">
            <text:p>-0,081811241415062</text:p>
          </table:table-cell>
          <table:table-cell/>
          <table:table-cell table:formula="of:=([.B812]-[.F8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0.0513696211434942" calcext:value-type="float">
            <text:p>-0,051369621143494</text:p>
          </table:table-cell>
          <table:table-cell table:number-columns-repeated="2"/>
          <table:table-cell office:value-type="float" office:value="811" calcext:value-type="float">
            <text:p>811</text:p>
          </table:table-cell>
          <table:table-cell office:value-type="float" office:value="-0.0513696211434942" calcext:value-type="float">
            <text:p>-0,051369621143494</text:p>
          </table:table-cell>
          <table:table-cell/>
          <table:table-cell table:formula="of:=([.B813]-[.F8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102022310656353" calcext:value-type="float">
            <text:p>0,102022310656353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office:value-type="float" office:value="0.102022310656353" calcext:value-type="float">
            <text:p>0,102022310656353</text:p>
          </table:table-cell>
          <table:table-cell/>
          <table:table-cell table:formula="of:=([.B814]-[.F8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0.00331566180565814" calcext:value-type="float">
            <text:p>-0,003315661805658</text:p>
          </table:table-cell>
          <table:table-cell table:number-columns-repeated="2"/>
          <table:table-cell office:value-type="float" office:value="813" calcext:value-type="float">
            <text:p>813</text:p>
          </table:table-cell>
          <table:table-cell office:value-type="float" office:value="-0.00331566180565814" calcext:value-type="float">
            <text:p>-0,003315661805658</text:p>
          </table:table-cell>
          <table:table-cell/>
          <table:table-cell table:formula="of:=([.B815]-[.F8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0.0624069698530337" calcext:value-type="float">
            <text:p>-0,062406969853034</text:p>
          </table:table-cell>
          <table:table-cell table:number-columns-repeated="2"/>
          <table:table-cell office:value-type="float" office:value="814" calcext:value-type="float">
            <text:p>814</text:p>
          </table:table-cell>
          <table:table-cell office:value-type="float" office:value="-0.0624069698530337" calcext:value-type="float">
            <text:p>-0,062406969853034</text:p>
          </table:table-cell>
          <table:table-cell/>
          <table:table-cell table:formula="of:=([.B816]-[.F8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0.0339589989938728" calcext:value-type="float">
            <text:p>-0,033958998993873</text:p>
          </table:table-cell>
          <table:table-cell table:number-columns-repeated="2"/>
          <table:table-cell office:value-type="float" office:value="815" calcext:value-type="float">
            <text:p>815</text:p>
          </table:table-cell>
          <table:table-cell office:value-type="float" office:value="-0.0339589989938728" calcext:value-type="float">
            <text:p>-0,033958998993873</text:p>
          </table:table-cell>
          <table:table-cell/>
          <table:table-cell table:formula="of:=([.B817]-[.F8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0.0251849051499657" calcext:value-type="float">
            <text:p>-0,025184905149966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office:value-type="float" office:value="-0.0251849051499657" calcext:value-type="float">
            <text:p>-0,025184905149966</text:p>
          </table:table-cell>
          <table:table-cell/>
          <table:table-cell table:formula="of:=([.B818]-[.F8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159116329699522" calcext:value-type="float">
            <text:p>0,159116329699522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office:value-type="float" office:value="0.159116329699522" calcext:value-type="float">
            <text:p>0,159116329699522</text:p>
          </table:table-cell>
          <table:table-cell/>
          <table:table-cell table:formula="of:=([.B819]-[.F8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177250400438233" calcext:value-type="float">
            <text:p>0,017725040043823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 office:value-type="float" office:value="0.0177250400438233" calcext:value-type="float">
            <text:p>0,017725040043823</text:p>
          </table:table-cell>
          <table:table-cell/>
          <table:table-cell table:formula="of:=([.B820]-[.F8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0.0255249252549018" calcext:value-type="float">
            <text:p>-0,025524925254902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office:value-type="float" office:value="-0.0255249252549018" calcext:value-type="float">
            <text:p>-0,025524925254902</text:p>
          </table:table-cell>
          <table:table-cell/>
          <table:table-cell table:formula="of:=([.B821]-[.F8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0.0105485213876802" calcext:value-type="float">
            <text:p>-0,01054852138768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-0.0105485213876802" calcext:value-type="float">
            <text:p>-0,01054852138768</text:p>
          </table:table-cell>
          <table:table-cell/>
          <table:table-cell table:formula="of:=([.B822]-[.F8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159267585567635" calcext:value-type="float">
            <text:p>0,159267585567635</text:p>
          </table:table-cell>
          <table:table-cell table:number-columns-repeated="2"/>
          <table:table-cell office:value-type="float" office:value="821" calcext:value-type="float">
            <text:p>821</text:p>
          </table:table-cell>
          <table:table-cell office:value-type="float" office:value="0.159267585567635" calcext:value-type="float">
            <text:p>0,159267585567635</text:p>
          </table:table-cell>
          <table:table-cell/>
          <table:table-cell table:formula="of:=([.B823]-[.F8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0.00193632557109796" calcext:value-type="float">
            <text:p>-0,001936325571098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-0.00193632557109796" calcext:value-type="float">
            <text:p>-0,001936325571098</text:p>
          </table:table-cell>
          <table:table-cell/>
          <table:table-cell table:formula="of:=([.B824]-[.F8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0.0767793960139504" calcext:value-type="float">
            <text:p>-0,0767793960139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 office:value-type="float" office:value="-0.0767793960139504" calcext:value-type="float">
            <text:p>-0,07677939601395</text:p>
          </table:table-cell>
          <table:table-cell/>
          <table:table-cell table:formula="of:=([.B825]-[.F8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137973946819979" calcext:value-type="float">
            <text:p>0,137973946819979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0.137973946819979" calcext:value-type="float">
            <text:p>0,137973946819979</text:p>
          </table:table-cell>
          <table:table-cell/>
          <table:table-cell table:formula="of:=([.B826]-[.F8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0.0457277297922211" calcext:value-type="float">
            <text:p>-0,045727729792221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-0.0457277297922211" calcext:value-type="float">
            <text:p>-0,045727729792221</text:p>
          </table:table-cell>
          <table:table-cell/>
          <table:table-cell table:formula="of:=([.B827]-[.F8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122287856181546" calcext:value-type="float">
            <text:p>0,122287856181546</text:p>
          </table:table-cell>
          <table:table-cell table:number-columns-repeated="2"/>
          <table:table-cell office:value-type="float" office:value="826" calcext:value-type="float">
            <text:p>826</text:p>
          </table:table-cell>
          <table:table-cell office:value-type="float" office:value="0.122287856181546" calcext:value-type="float">
            <text:p>0,122287856181546</text:p>
          </table:table-cell>
          <table:table-cell/>
          <table:table-cell table:formula="of:=([.B828]-[.F8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0.0175415699370028" calcext:value-type="float">
            <text:p>-0,017541569937003</text:p>
          </table:table-cell>
          <table:table-cell table:number-columns-repeated="2"/>
          <table:table-cell office:value-type="float" office:value="827" calcext:value-type="float">
            <text:p>827</text:p>
          </table:table-cell>
          <table:table-cell office:value-type="float" office:value="-0.0175415699370028" calcext:value-type="float">
            <text:p>-0,017541569937003</text:p>
          </table:table-cell>
          <table:table-cell/>
          <table:table-cell table:formula="of:=([.B829]-[.F8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577760041268394" calcext:value-type="float">
            <text:p>0,057776004126839</text:p>
          </table:table-cell>
          <table:table-cell table:number-columns-repeated="2"/>
          <table:table-cell office:value-type="float" office:value="828" calcext:value-type="float">
            <text:p>828</text:p>
          </table:table-cell>
          <table:table-cell office:value-type="float" office:value="0.0577760041268394" calcext:value-type="float">
            <text:p>0,05777600412684</text:p>
          </table:table-cell>
          <table:table-cell/>
          <table:table-cell table:formula="of:=([.B830]-[.F8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344397958501534" calcext:value-type="float">
            <text:p>0,034439795850153</text:p>
          </table:table-cell>
          <table:table-cell table:number-columns-repeated="2"/>
          <table:table-cell office:value-type="float" office:value="829" calcext:value-type="float">
            <text:p>829</text:p>
          </table:table-cell>
          <table:table-cell office:value-type="float" office:value="0.0344397958501534" calcext:value-type="float">
            <text:p>0,034439795850154</text:p>
          </table:table-cell>
          <table:table-cell/>
          <table:table-cell table:formula="of:=([.B831]-[.F8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185693445267054" calcext:value-type="float">
            <text:p>0,018569344526705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 office:value-type="float" office:value="0.0185693445267054" calcext:value-type="float">
            <text:p>0,018569344526705</text:p>
          </table:table-cell>
          <table:table-cell/>
          <table:table-cell table:formula="of:=([.B832]-[.F8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0.0285725851916719" calcext:value-type="float">
            <text:p>-0,028572585191672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-0.0285725851916719" calcext:value-type="float">
            <text:p>-0,028572585191672</text:p>
          </table:table-cell>
          <table:table-cell/>
          <table:table-cell table:formula="of:=([.B833]-[.F8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155013401975811" calcext:value-type="float">
            <text:p>0,155013401975811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float" office:value="0.155013401975811" calcext:value-type="float">
            <text:p>0,155013401975811</text:p>
          </table:table-cell>
          <table:table-cell/>
          <table:table-cell table:formula="of:=([.B834]-[.F8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0.025645025294837" calcext:value-type="float">
            <text:p>-0,025645025294837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 office:value-type="float" office:value="-0.025645025294837" calcext:value-type="float">
            <text:p>-0,025645025294837</text:p>
          </table:table-cell>
          <table:table-cell/>
          <table:table-cell table:formula="of:=([.B835]-[.F8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0.0291511286584142" calcext:value-type="float">
            <text:p>-0,029151128658414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-0.0291511286584142" calcext:value-type="float">
            <text:p>-0,029151128658414</text:p>
          </table:table-cell>
          <table:table-cell/>
          <table:table-cell table:formula="of:=([.B836]-[.F8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0.0182194460731492" calcext:value-type="float">
            <text:p>-0,018219446073149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 table:style-name="ce1" office:value-type="float" office:value="-0.0182194460731492" calcext:value-type="float">
            <text:p>-1,82E-02</text:p>
          </table:table-cell>
          <table:table-cell/>
          <table:table-cell table:formula="of:=([.B837]-[.F8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0.0692333459471451" calcext:value-type="float">
            <text:p>-0,069233345947145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 office:value-type="float" office:value="-0.0692333459471451" calcext:value-type="float">
            <text:p>-0,069233345947145</text:p>
          </table:table-cell>
          <table:table-cell/>
          <table:table-cell table:formula="of:=([.B838]-[.F8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0.0521545718341403" calcext:value-type="float">
            <text:p>-0,05215457183414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office:value-type="float" office:value="-0.0521545718341403" calcext:value-type="float">
            <text:p>-0,05215457183414</text:p>
          </table:table-cell>
          <table:table-cell/>
          <table:table-cell table:formula="of:=([.B839]-[.F8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0.0243911871540952" calcext:value-type="float">
            <text:p>-0,024391187154095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 office:value-type="float" office:value="-0.0243911871540952" calcext:value-type="float">
            <text:p>-0,024391187154095</text:p>
          </table:table-cell>
          <table:table-cell/>
          <table:table-cell table:formula="of:=([.B840]-[.F8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0.0320648653259797" calcext:value-type="float">
            <text:p>-0,03206486532598</text:p>
          </table:table-cell>
          <table:table-cell table:number-columns-repeated="2"/>
          <table:table-cell office:value-type="float" office:value="839" calcext:value-type="float">
            <text:p>839</text:p>
          </table:table-cell>
          <table:table-cell office:value-type="float" office:value="-0.0320648653259797" calcext:value-type="float">
            <text:p>-0,03206486532598</text:p>
          </table:table-cell>
          <table:table-cell/>
          <table:table-cell table:formula="of:=([.B841]-[.F8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190964263677927" calcext:value-type="float">
            <text:p>0,190964263677927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0.190964263677927" calcext:value-type="float">
            <text:p>0,190964263677927</text:p>
          </table:table-cell>
          <table:table-cell/>
          <table:table-cell table:formula="of:=([.B842]-[.F8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0.03960079496085" calcext:value-type="float">
            <text:p>-0,03960079496085</text:p>
          </table:table-cell>
          <table:table-cell table:number-columns-repeated="2"/>
          <table:table-cell office:value-type="float" office:value="841" calcext:value-type="float">
            <text:p>841</text:p>
          </table:table-cell>
          <table:table-cell office:value-type="float" office:value="-0.03960079496085" calcext:value-type="float">
            <text:p>-0,03960079496085</text:p>
          </table:table-cell>
          <table:table-cell/>
          <table:table-cell table:formula="of:=([.B843]-[.F8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103270015630329" calcext:value-type="float">
            <text:p>0,001032700156303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 office:value-type="float" office:value="0.00103270015630329" calcext:value-type="float">
            <text:p>0,001032700156303</text:p>
          </table:table-cell>
          <table:table-cell/>
          <table:table-cell table:formula="of:=([.B844]-[.F844])^2" office:value-type="float" office:value="2.07357203485052E-035" calcext:value-type="float">
            <text:p>2,07357203485052E-3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188199497791729" calcext:value-type="float">
            <text:p>0,188199497791729</text:p>
          </table:table-cell>
          <table:table-cell table:number-columns-repeated="2"/>
          <table:table-cell office:value-type="float" office:value="843" calcext:value-type="float">
            <text:p>843</text:p>
          </table:table-cell>
          <table:table-cell office:value-type="float" office:value="0.188199497791729" calcext:value-type="float">
            <text:p>0,188199497791729</text:p>
          </table:table-cell>
          <table:table-cell/>
          <table:table-cell table:formula="of:=([.B845]-[.F8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0.0335995031699306" calcext:value-type="float">
            <text:p>-0,033599503169931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office:value-type="float" office:value="-0.0335995031699306" calcext:value-type="float">
            <text:p>-0,033599503169931</text:p>
          </table:table-cell>
          <table:table-cell/>
          <table:table-cell table:formula="of:=([.B846]-[.F8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0.0407338092853297" calcext:value-type="float">
            <text:p>-0,04073380928533</text:p>
          </table:table-cell>
          <table:table-cell table:number-columns-repeated="2"/>
          <table:table-cell office:value-type="float" office:value="845" calcext:value-type="float">
            <text:p>845</text:p>
          </table:table-cell>
          <table:table-cell office:value-type="float" office:value="-0.0407338092853297" calcext:value-type="float">
            <text:p>-0,04073380928533</text:p>
          </table:table-cell>
          <table:table-cell/>
          <table:table-cell table:formula="of:=([.B847]-[.F8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0.0522443616927861" calcext:value-type="float">
            <text:p>-0,052244361692786</text:p>
          </table:table-cell>
          <table:table-cell table:number-columns-repeated="2"/>
          <table:table-cell office:value-type="float" office:value="846" calcext:value-type="float">
            <text:p>846</text:p>
          </table:table-cell>
          <table:table-cell office:value-type="float" office:value="-0.0522443616927861" calcext:value-type="float">
            <text:p>-0,052244361692786</text:p>
          </table:table-cell>
          <table:table-cell/>
          <table:table-cell table:formula="of:=([.B848]-[.F8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0.0235573363097119" calcext:value-type="float">
            <text:p>-0,023557336309712</text:p>
          </table:table-cell>
          <table:table-cell table:number-columns-repeated="2"/>
          <table:table-cell office:value-type="float" office:value="847" calcext:value-type="float">
            <text:p>847</text:p>
          </table:table-cell>
          <table:table-cell office:value-type="float" office:value="-0.0235573363097119" calcext:value-type="float">
            <text:p>-0,023557336309712</text:p>
          </table:table-cell>
          <table:table-cell/>
          <table:table-cell table:formula="of:=([.B849]-[.F8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0.0848641145265815" calcext:value-type="float">
            <text:p>-0,084864114526582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 office:value-type="float" office:value="-0.0848641145265815" calcext:value-type="float">
            <text:p>-0,084864114526582</text:p>
          </table:table-cell>
          <table:table-cell/>
          <table:table-cell table:formula="of:=([.B850]-[.F8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0.00654015501797873" calcext:value-type="float">
            <text:p>-0,006540155017979</text:p>
          </table:table-cell>
          <table:table-cell table:number-columns-repeated="2"/>
          <table:table-cell office:value-type="float" office:value="849" calcext:value-type="float">
            <text:p>849</text:p>
          </table:table-cell>
          <table:table-cell office:value-type="float" office:value="-0.00654015501797873" calcext:value-type="float">
            <text:p>-0,006540155017979</text:p>
          </table:table-cell>
          <table:table-cell/>
          <table:table-cell table:formula="of:=([.B851]-[.F8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150791372043488" calcext:value-type="float">
            <text:p>0,150791372043488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0.150791372043488" calcext:value-type="float">
            <text:p>0,150791372043488</text:p>
          </table:table-cell>
          <table:table-cell/>
          <table:table-cell table:formula="of:=([.B852]-[.F8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0.0395736562728158" calcext:value-type="float">
            <text:p>-0,039573656272816</text:p>
          </table:table-cell>
          <table:table-cell table:number-columns-repeated="2"/>
          <table:table-cell office:value-type="float" office:value="851" calcext:value-type="float">
            <text:p>851</text:p>
          </table:table-cell>
          <table:table-cell office:value-type="float" office:value="-0.0395736562728158" calcext:value-type="float">
            <text:p>-0,039573656272816</text:p>
          </table:table-cell>
          <table:table-cell/>
          <table:table-cell table:formula="of:=([.B853]-[.F8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0.0267281648746782" calcext:value-type="float">
            <text:p>-0,026728164874678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 office:value-type="float" office:value="-0.0267281648746782" calcext:value-type="float">
            <text:p>-0,026728164874678</text:p>
          </table:table-cell>
          <table:table-cell/>
          <table:table-cell table:formula="of:=([.B854]-[.F8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0.0392256278602915" calcext:value-type="float">
            <text:p>-0,039225627860292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-0.0392256278602915" calcext:value-type="float">
            <text:p>-0,039225627860292</text:p>
          </table:table-cell>
          <table:table-cell/>
          <table:table-cell table:formula="of:=([.B855]-[.F8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0.0366244675717155" calcext:value-type="float">
            <text:p>-0,036624467571716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-0.0366244675717155" calcext:value-type="float">
            <text:p>-0,036624467571716</text:p>
          </table:table-cell>
          <table:table-cell/>
          <table:table-cell table:formula="of:=([.B856]-[.F8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0.0442353747471374" calcext:value-type="float">
            <text:p>-0,044235374747137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 office:value-type="float" office:value="-0.0442353747471374" calcext:value-type="float">
            <text:p>-0,044235374747137</text:p>
          </table:table-cell>
          <table:table-cell/>
          <table:table-cell table:formula="of:=([.B857]-[.F8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0.00835218624789463" calcext:value-type="float">
            <text:p>-0,008352186247895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 office:value-type="float" office:value="-0.00835218624789463" calcext:value-type="float">
            <text:p>-0,008352186247895</text:p>
          </table:table-cell>
          <table:table-cell/>
          <table:table-cell table:formula="of:=([.B858]-[.F8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0.0530255515387816" calcext:value-type="float">
            <text:p>-0,053025551538782</text:p>
          </table:table-cell>
          <table:table-cell table:number-columns-repeated="2"/>
          <table:table-cell office:value-type="float" office:value="857" calcext:value-type="float">
            <text:p>857</text:p>
          </table:table-cell>
          <table:table-cell office:value-type="float" office:value="-0.0530255515387816" calcext:value-type="float">
            <text:p>-0,053025551538782</text:p>
          </table:table-cell>
          <table:table-cell/>
          <table:table-cell table:formula="of:=([.B859]-[.F8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176272280112552" calcext:value-type="float">
            <text:p>0,176272280112552</text:p>
          </table:table-cell>
          <table:table-cell table:number-columns-repeated="2"/>
          <table:table-cell office:value-type="float" office:value="858" calcext:value-type="float">
            <text:p>858</text:p>
          </table:table-cell>
          <table:table-cell office:value-type="float" office:value="0.176272280112552" calcext:value-type="float">
            <text:p>0,176272280112552</text:p>
          </table:table-cell>
          <table:table-cell/>
          <table:table-cell table:formula="of:=([.B860]-[.F8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166112147390977" calcext:value-type="float">
            <text:p>0,00166112147391</text:p>
          </table:table-cell>
          <table:table-cell table:number-columns-repeated="2"/>
          <table:table-cell office:value-type="float" office:value="859" calcext:value-type="float">
            <text:p>859</text:p>
          </table:table-cell>
          <table:table-cell office:value-type="float" office:value="0.00166112147390977" calcext:value-type="float">
            <text:p>0,00166112147391</text:p>
          </table:table-cell>
          <table:table-cell/>
          <table:table-cell table:formula="of:=([.B861]-[.F8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479082145034613" calcext:value-type="float">
            <text:p>0,047908214503461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0.0479082145034613" calcext:value-type="float">
            <text:p>0,047908214503461</text:p>
          </table:table-cell>
          <table:table-cell/>
          <table:table-cell table:formula="of:=([.B862]-[.F8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0.0401736874174795" calcext:value-type="float">
            <text:p>-0,04017368741748</text:p>
          </table:table-cell>
          <table:table-cell table:number-columns-repeated="2"/>
          <table:table-cell office:value-type="float" office:value="861" calcext:value-type="float">
            <text:p>861</text:p>
          </table:table-cell>
          <table:table-cell office:value-type="float" office:value="-0.0401736874174795" calcext:value-type="float">
            <text:p>-0,04017368741748</text:p>
          </table:table-cell>
          <table:table-cell/>
          <table:table-cell table:formula="of:=([.B863]-[.F8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0.0301346154647384" calcext:value-type="float">
            <text:p>-0,030134615464738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-0.0301346154647384" calcext:value-type="float">
            <text:p>-0,030134615464738</text:p>
          </table:table-cell>
          <table:table-cell/>
          <table:table-cell table:formula="of:=([.B864]-[.F8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701222584383853" calcext:value-type="float">
            <text:p>0,007012225843839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 office:value-type="float" office:value="0.00701222584383853" calcext:value-type="float">
            <text:p>0,007012225843839</text:p>
          </table:table-cell>
          <table:table-cell/>
          <table:table-cell table:formula="of:=([.B865]-[.F8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0.0383413018083925" calcext:value-type="float">
            <text:p>-0,038341301808393</text:p>
          </table:table-cell>
          <table:table-cell table:number-columns-repeated="2"/>
          <table:table-cell office:value-type="float" office:value="864" calcext:value-type="float">
            <text:p>864</text:p>
          </table:table-cell>
          <table:table-cell office:value-type="float" office:value="-0.0383413018083925" calcext:value-type="float">
            <text:p>-0,038341301808393</text:p>
          </table:table-cell>
          <table:table-cell/>
          <table:table-cell table:formula="of:=([.B866]-[.F8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130943685825572" calcext:value-type="float">
            <text:p>0,130943685825572</text:p>
          </table:table-cell>
          <table:table-cell table:number-columns-repeated="2"/>
          <table:table-cell office:value-type="float" office:value="865" calcext:value-type="float">
            <text:p>865</text:p>
          </table:table-cell>
          <table:table-cell office:value-type="float" office:value="0.130943685825572" calcext:value-type="float">
            <text:p>0,130943685825572</text:p>
          </table:table-cell>
          <table:table-cell/>
          <table:table-cell table:formula="of:=([.B867]-[.F8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0.00868615089882059" calcext:value-type="float">
            <text:p>-0,008686150898821</text:p>
          </table:table-cell>
          <table:table-cell table:number-columns-repeated="2"/>
          <table:table-cell office:value-type="float" office:value="866" calcext:value-type="float">
            <text:p>866</text:p>
          </table:table-cell>
          <table:table-cell office:value-type="float" office:value="-0.00868615089882059" calcext:value-type="float">
            <text:p>-0,008686150898821</text:p>
          </table:table-cell>
          <table:table-cell/>
          <table:table-cell table:formula="of:=([.B868]-[.F8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 office:value-type="float" office:value="0.000000363649139564919" calcext:value-type="float">
            <text:p>3,64E-07</text:p>
          </table:table-cell>
          <table:table-cell table:number-columns-repeated="2"/>
          <table:table-cell office:value-type="float" office:value="867" calcext:value-type="float">
            <text:p>867</text:p>
          </table:table-cell>
          <table:table-cell table:style-name="ce1" office:value-type="float" office:value="0.000000363649139564919" calcext:value-type="float">
            <text:p>3,64E-07</text:p>
          </table:table-cell>
          <table:table-cell/>
          <table:table-cell table:formula="of:=([.B869]-[.F8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101631286526405" calcext:value-type="float">
            <text:p>0,010163128652641</text:p>
          </table:table-cell>
          <table:table-cell table:number-columns-repeated="2"/>
          <table:table-cell office:value-type="float" office:value="868" calcext:value-type="float">
            <text:p>868</text:p>
          </table:table-cell>
          <table:table-cell office:value-type="float" office:value="0.0101631286526405" calcext:value-type="float">
            <text:p>0,010163128652641</text:p>
          </table:table-cell>
          <table:table-cell/>
          <table:table-cell table:formula="of:=([.B870]-[.F8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178291571580706" calcext:value-type="float">
            <text:p>0,017829157158071</text:p>
          </table:table-cell>
          <table:table-cell table:number-columns-repeated="2"/>
          <table:table-cell office:value-type="float" office:value="869" calcext:value-type="float">
            <text:p>869</text:p>
          </table:table-cell>
          <table:table-cell office:value-type="float" office:value="0.0178291571580706" calcext:value-type="float">
            <text:p>0,017829157158071</text:p>
          </table:table-cell>
          <table:table-cell/>
          <table:table-cell table:formula="of:=([.B871]-[.F8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428310841045958" calcext:value-type="float">
            <text:p>0,042831084104596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0.0428310841045958" calcext:value-type="float">
            <text:p>0,042831084104596</text:p>
          </table:table-cell>
          <table:table-cell/>
          <table:table-cell table:formula="of:=([.B872]-[.F8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0.0728597891831094" calcext:value-type="float">
            <text:p>-0,072859789183109</text:p>
          </table:table-cell>
          <table:table-cell table:number-columns-repeated="2"/>
          <table:table-cell office:value-type="float" office:value="871" calcext:value-type="float">
            <text:p>871</text:p>
          </table:table-cell>
          <table:table-cell office:value-type="float" office:value="-0.0728597891831094" calcext:value-type="float">
            <text:p>-0,07285978918311</text:p>
          </table:table-cell>
          <table:table-cell/>
          <table:table-cell table:formula="of:=([.B873]-[.F8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132555384063418" calcext:value-type="float">
            <text:p>0,132555384063418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 office:value-type="float" office:value="0.132555384063418" calcext:value-type="float">
            <text:p>0,132555384063418</text:p>
          </table:table-cell>
          <table:table-cell/>
          <table:table-cell table:formula="of:=([.B874]-[.F8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0.0546206345390716" calcext:value-type="float">
            <text:p>-0,054620634539072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-0.0546206345390716" calcext:value-type="float">
            <text:p>-0,054620634539072</text:p>
          </table:table-cell>
          <table:table-cell/>
          <table:table-cell table:formula="of:=([.B875]-[.F8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658583829461093" calcext:value-type="float">
            <text:p>0,065858382946109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office:value-type="float" office:value="0.0658583829461093" calcext:value-type="float">
            <text:p>0,065858382946109</text:p>
          </table:table-cell>
          <table:table-cell/>
          <table:table-cell table:formula="of:=([.B876]-[.F8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0.0394650741355966" calcext:value-type="float">
            <text:p>-0,039465074135597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-0.0394650741355966" calcext:value-type="float">
            <text:p>-0,039465074135597</text:p>
          </table:table-cell>
          <table:table-cell/>
          <table:table-cell table:formula="of:=([.B877]-[.F8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0.0471829918496142" calcext:value-type="float">
            <text:p>-0,047182991849614</text:p>
          </table:table-cell>
          <table:table-cell table:number-columns-repeated="2"/>
          <table:table-cell office:value-type="float" office:value="876" calcext:value-type="float">
            <text:p>876</text:p>
          </table:table-cell>
          <table:table-cell office:value-type="float" office:value="-0.0471829918496142" calcext:value-type="float">
            <text:p>-0,047182991849614</text:p>
          </table:table-cell>
          <table:table-cell/>
          <table:table-cell table:formula="of:=([.B878]-[.F8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0.0691188152782025" calcext:value-type="float">
            <text:p>-0,069118815278203</text:p>
          </table:table-cell>
          <table:table-cell table:number-columns-repeated="2"/>
          <table:table-cell office:value-type="float" office:value="877" calcext:value-type="float">
            <text:p>877</text:p>
          </table:table-cell>
          <table:table-cell office:value-type="float" office:value="-0.0691188152782025" calcext:value-type="float">
            <text:p>-0,069118815278203</text:p>
          </table:table-cell>
          <table:table-cell/>
          <table:table-cell table:formula="of:=([.B879]-[.F8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0.0400198282857909" calcext:value-type="float">
            <text:p>-0,040019828285791</text:p>
          </table:table-cell>
          <table:table-cell table:number-columns-repeated="2"/>
          <table:table-cell office:value-type="float" office:value="878" calcext:value-type="float">
            <text:p>878</text:p>
          </table:table-cell>
          <table:table-cell office:value-type="float" office:value="-0.0400198282857909" calcext:value-type="float">
            <text:p>-0,040019828285791</text:p>
          </table:table-cell>
          <table:table-cell/>
          <table:table-cell table:formula="of:=([.B880]-[.F8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0.0345747540653465" calcext:value-type="float">
            <text:p>-0,034574754065347</text:p>
          </table:table-cell>
          <table:table-cell table:number-columns-repeated="2"/>
          <table:table-cell office:value-type="float" office:value="879" calcext:value-type="float">
            <text:p>879</text:p>
          </table:table-cell>
          <table:table-cell office:value-type="float" office:value="-0.0345747540653465" calcext:value-type="float">
            <text:p>-0,034574754065347</text:p>
          </table:table-cell>
          <table:table-cell/>
          <table:table-cell table:formula="of:=([.B881]-[.F8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0.111972017138276" calcext:value-type="float">
            <text:p>-0,111972017138276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-0.111972017138276" calcext:value-type="float">
            <text:p>-0,111972017138276</text:p>
          </table:table-cell>
          <table:table-cell/>
          <table:table-cell table:formula="of:=([.B882]-[.F8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0.029614138174472" calcext:value-type="float">
            <text:p>-0,029614138174472</text:p>
          </table:table-cell>
          <table:table-cell table:number-columns-repeated="2"/>
          <table:table-cell office:value-type="float" office:value="881" calcext:value-type="float">
            <text:p>881</text:p>
          </table:table-cell>
          <table:table-cell office:value-type="float" office:value="-0.029614138174472" calcext:value-type="float">
            <text:p>-0,029614138174472</text:p>
          </table:table-cell>
          <table:table-cell/>
          <table:table-cell table:formula="of:=([.B883]-[.F8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0.0316503220986771" calcext:value-type="float">
            <text:p>-0,031650322098677</text:p>
          </table:table-cell>
          <table:table-cell table:number-columns-repeated="2"/>
          <table:table-cell office:value-type="float" office:value="882" calcext:value-type="float">
            <text:p>882</text:p>
          </table:table-cell>
          <table:table-cell office:value-type="float" office:value="-0.0316503220986771" calcext:value-type="float">
            <text:p>-0,031650322098677</text:p>
          </table:table-cell>
          <table:table-cell/>
          <table:table-cell table:formula="of:=([.B884]-[.F8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0.0515260025567277" calcext:value-type="float">
            <text:p>-0,051526002556728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office:value-type="float" office:value="-0.0515260025567277" calcext:value-type="float">
            <text:p>-0,051526002556728</text:p>
          </table:table-cell>
          <table:table-cell/>
          <table:table-cell table:formula="of:=([.B885]-[.F8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588130319668296" calcext:value-type="float">
            <text:p>0,05881303196683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 office:value-type="float" office:value="0.0588130319668296" calcext:value-type="float">
            <text:p>0,05881303196683</text:p>
          </table:table-cell>
          <table:table-cell/>
          <table:table-cell table:formula="of:=([.B886]-[.F8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0.0627669303874363" calcext:value-type="float">
            <text:p>-0,062766930387436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office:value-type="float" office:value="-0.0627669303874363" calcext:value-type="float">
            <text:p>-0,062766930387436</text:p>
          </table:table-cell>
          <table:table-cell/>
          <table:table-cell table:formula="of:=([.B887]-[.F8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0.00522664738281685" calcext:value-type="float">
            <text:p>-0,005226647382817</text:p>
          </table:table-cell>
          <table:table-cell table:number-columns-repeated="2"/>
          <table:table-cell office:value-type="float" office:value="886" calcext:value-type="float">
            <text:p>886</text:p>
          </table:table-cell>
          <table:table-cell office:value-type="float" office:value="-0.00522664738281685" calcext:value-type="float">
            <text:p>-0,005226647382817</text:p>
          </table:table-cell>
          <table:table-cell/>
          <table:table-cell table:formula="of:=([.B888]-[.F8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0.0668239720269278" calcext:value-type="float">
            <text:p>-0,066823972026928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-0.0668239720269278" calcext:value-type="float">
            <text:p>-0,066823972026928</text:p>
          </table:table-cell>
          <table:table-cell/>
          <table:table-cell table:formula="of:=([.B889]-[.F8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0.0330971102297292" calcext:value-type="float">
            <text:p>-0,033097110229729</text:p>
          </table:table-cell>
          <table:table-cell table:number-columns-repeated="2"/>
          <table:table-cell office:value-type="float" office:value="888" calcext:value-type="float">
            <text:p>888</text:p>
          </table:table-cell>
          <table:table-cell office:value-type="float" office:value="-0.0330971102297292" calcext:value-type="float">
            <text:p>-0,033097110229729</text:p>
          </table:table-cell>
          <table:table-cell/>
          <table:table-cell table:formula="of:=([.B890]-[.F8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0.0192026698085807" calcext:value-type="float">
            <text:p>-0,019202669808581</text:p>
          </table:table-cell>
          <table:table-cell table:number-columns-repeated="2"/>
          <table:table-cell office:value-type="float" office:value="889" calcext:value-type="float">
            <text:p>889</text:p>
          </table:table-cell>
          <table:table-cell office:value-type="float" office:value="-0.0192026698085807" calcext:value-type="float">
            <text:p>-0,019202669808581</text:p>
          </table:table-cell>
          <table:table-cell/>
          <table:table-cell table:formula="of:=([.B891]-[.F8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0.00289348265479361" calcext:value-type="float">
            <text:p>-0,002893482654794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-0.00289348265479361" calcext:value-type="float">
            <text:p>-0,002893482654794</text:p>
          </table:table-cell>
          <table:table-cell/>
          <table:table-cell table:formula="of:=([.B892]-[.F8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0.0742226562853436" calcext:value-type="float">
            <text:p>-0,074222656285344</text:p>
          </table:table-cell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-0.0742226562853436" calcext:value-type="float">
            <text:p>-0,074222656285344</text:p>
          </table:table-cell>
          <table:table-cell/>
          <table:table-cell table:formula="of:=([.B893]-[.F8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0.0778871609203172" calcext:value-type="float">
            <text:p>-0,077887160920317</text:p>
          </table:table-cell>
          <table:table-cell table:number-columns-repeated="2"/>
          <table:table-cell office:value-type="float" office:value="892" calcext:value-type="float">
            <text:p>892</text:p>
          </table:table-cell>
          <table:table-cell office:value-type="float" office:value="-0.0778871609203172" calcext:value-type="float">
            <text:p>-0,077887160920317</text:p>
          </table:table-cell>
          <table:table-cell/>
          <table:table-cell table:formula="of:=([.B894]-[.F8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158363162754658" calcext:value-type="float">
            <text:p>0,015836316275466</text:p>
          </table:table-cell>
          <table:table-cell table:number-columns-repeated="2"/>
          <table:table-cell office:value-type="float" office:value="893" calcext:value-type="float">
            <text:p>893</text:p>
          </table:table-cell>
          <table:table-cell office:value-type="float" office:value="0.0158363162754658" calcext:value-type="float">
            <text:p>0,015836316275466</text:p>
          </table:table-cell>
          <table:table-cell/>
          <table:table-cell table:formula="of:=([.B895]-[.F8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0.0284995706303511" calcext:value-type="float">
            <text:p>-0,028499570630351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 office:value-type="float" office:value="-0.0284995706303511" calcext:value-type="float">
            <text:p>-0,028499570630351</text:p>
          </table:table-cell>
          <table:table-cell/>
          <table:table-cell table:formula="of:=([.B896]-[.F8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0.0359176488122263" calcext:value-type="float">
            <text:p>-0,035917648812226</text:p>
          </table:table-cell>
          <table:table-cell table:number-columns-repeated="2"/>
          <table:table-cell office:value-type="float" office:value="895" calcext:value-type="float">
            <text:p>895</text:p>
          </table:table-cell>
          <table:table-cell office:value-type="float" office:value="-0.0359176488122263" calcext:value-type="float">
            <text:p>-0,035917648812226</text:p>
          </table:table-cell>
          <table:table-cell/>
          <table:table-cell table:formula="of:=([.B897]-[.F8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0.012281812728931" calcext:value-type="float">
            <text:p>-0,012281812728931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office:value-type="float" office:value="-0.012281812728931" calcext:value-type="float">
            <text:p>-0,012281812728931</text:p>
          </table:table-cell>
          <table:table-cell/>
          <table:table-cell table:formula="of:=([.B898]-[.F8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140924035816946" calcext:value-type="float">
            <text:p>0,140924035816946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0.140924035816946" calcext:value-type="float">
            <text:p>0,140924035816946</text:p>
          </table:table-cell>
          <table:table-cell/>
          <table:table-cell table:formula="of:=([.B899]-[.F8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178587852923831" calcext:value-type="float">
            <text:p>0,178587852923831</text:p>
          </table:table-cell>
          <table:table-cell table:number-columns-repeated="2"/>
          <table:table-cell office:value-type="float" office:value="898" calcext:value-type="float">
            <text:p>898</text:p>
          </table:table-cell>
          <table:table-cell office:value-type="float" office:value="0.178587852923831" calcext:value-type="float">
            <text:p>0,178587852923831</text:p>
          </table:table-cell>
          <table:table-cell/>
          <table:table-cell table:formula="of:=([.B900]-[.F9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0.0597711525925993" calcext:value-type="float">
            <text:p>-0,059771152592599</text:p>
          </table:table-cell>
          <table:table-cell table:number-columns-repeated="2"/>
          <table:table-cell office:value-type="float" office:value="899" calcext:value-type="float">
            <text:p>899</text:p>
          </table:table-cell>
          <table:table-cell office:value-type="float" office:value="-0.0597711525925993" calcext:value-type="float">
            <text:p>-0,059771152592599</text:p>
          </table:table-cell>
          <table:table-cell/>
          <table:table-cell table:formula="of:=([.B901]-[.F9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0.0164781432063753" calcext:value-type="float">
            <text:p>-0,016478143206375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-0.0164781432063753" calcext:value-type="float">
            <text:p>-0,016478143206375</text:p>
          </table:table-cell>
          <table:table-cell/>
          <table:table-cell table:formula="of:=([.B902]-[.F9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0.0404979213672995" calcext:value-type="float">
            <text:p>-0,0404979213673</text:p>
          </table:table-cell>
          <table:table-cell table:number-columns-repeated="2"/>
          <table:table-cell office:value-type="float" office:value="901" calcext:value-type="float">
            <text:p>901</text:p>
          </table:table-cell>
          <table:table-cell office:value-type="float" office:value="-0.0404979213672995" calcext:value-type="float">
            <text:p>-0,0404979213673</text:p>
          </table:table-cell>
          <table:table-cell/>
          <table:table-cell table:formula="of:=([.B903]-[.F9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0.00698344962129745" calcext:value-type="float">
            <text:p>-0,006983449621297</text:p>
          </table:table-cell>
          <table:table-cell table:number-columns-repeated="2"/>
          <table:table-cell office:value-type="float" office:value="902" calcext:value-type="float">
            <text:p>902</text:p>
          </table:table-cell>
          <table:table-cell office:value-type="float" office:value="-0.00698344962129745" calcext:value-type="float">
            <text:p>-0,006983449621297</text:p>
          </table:table-cell>
          <table:table-cell/>
          <table:table-cell table:formula="of:=([.B904]-[.F9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0.0165728259915498" calcext:value-type="float">
            <text:p>-0,0165728259915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-0.0165728259915498" calcext:value-type="float">
            <text:p>-0,01657282599155</text:p>
          </table:table-cell>
          <table:table-cell/>
          <table:table-cell table:formula="of:=([.B905]-[.F9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0.0128060828686898" calcext:value-type="float">
            <text:p>-0,01280608286869</text:p>
          </table:table-cell>
          <table:table-cell table:number-columns-repeated="2"/>
          <table:table-cell office:value-type="float" office:value="904" calcext:value-type="float">
            <text:p>904</text:p>
          </table:table-cell>
          <table:table-cell office:value-type="float" office:value="-0.0128060828686898" calcext:value-type="float">
            <text:p>-0,01280608286869</text:p>
          </table:table-cell>
          <table:table-cell/>
          <table:table-cell table:formula="of:=([.B906]-[.F9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0.00822150014662469" calcext:value-type="float">
            <text:p>-0,008221500146625</text:p>
          </table:table-cell>
          <table:table-cell table:number-columns-repeated="2"/>
          <table:table-cell office:value-type="float" office:value="905" calcext:value-type="float">
            <text:p>905</text:p>
          </table:table-cell>
          <table:table-cell office:value-type="float" office:value="-0.00822150014662469" calcext:value-type="float">
            <text:p>-0,008221500146625</text:p>
          </table:table-cell>
          <table:table-cell/>
          <table:table-cell table:formula="of:=([.B907]-[.F9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0.0602916177773309" calcext:value-type="float">
            <text:p>-0,060291617777331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 office:value-type="float" office:value="-0.0602916177773309" calcext:value-type="float">
            <text:p>-0,060291617777331</text:p>
          </table:table-cell>
          <table:table-cell/>
          <table:table-cell table:formula="of:=([.B908]-[.F9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261845822117986" calcext:value-type="float">
            <text:p>0,000261845822118</text:p>
          </table:table-cell>
          <table:table-cell table:number-columns-repeated="2"/>
          <table:table-cell office:value-type="float" office:value="907" calcext:value-type="float">
            <text:p>907</text:p>
          </table:table-cell>
          <table:table-cell office:value-type="float" office:value="0.000261845822117986" calcext:value-type="float">
            <text:p>0,000261845822118</text:p>
          </table:table-cell>
          <table:table-cell/>
          <table:table-cell table:formula="of:=([.B909]-[.F9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558745335437196" calcext:value-type="float">
            <text:p>0,05587453354372</text:p>
          </table:table-cell>
          <table:table-cell table:number-columns-repeated="2"/>
          <table:table-cell office:value-type="float" office:value="908" calcext:value-type="float">
            <text:p>908</text:p>
          </table:table-cell>
          <table:table-cell office:value-type="float" office:value="0.0558745335437196" calcext:value-type="float">
            <text:p>0,05587453354372</text:p>
          </table:table-cell>
          <table:table-cell/>
          <table:table-cell table:formula="of:=([.B910]-[.F9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0.0331570693658138" calcext:value-type="float">
            <text:p>-0,033157069365814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 office:value-type="float" office:value="-0.0331570693658138" calcext:value-type="float">
            <text:p>-0,033157069365814</text:p>
          </table:table-cell>
          <table:table-cell/>
          <table:table-cell table:formula="of:=([.B911]-[.F9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0.0168323246486459" calcext:value-type="float">
            <text:p>-0,016832324648646</text:p>
          </table:table-cell>
          <table:table-cell table:number-columns-repeated="2"/>
          <table:table-cell office:value-type="float" office:value="910" calcext:value-type="float">
            <text:p>910</text:p>
          </table:table-cell>
          <table:table-cell office:value-type="float" office:value="-0.0168323246486459" calcext:value-type="float">
            <text:p>-0,016832324648646</text:p>
          </table:table-cell>
          <table:table-cell/>
          <table:table-cell table:formula="of:=([.B912]-[.F9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0.00574013832725197" calcext:value-type="float">
            <text:p>-0,005740138327252</text:p>
          </table:table-cell>
          <table:table-cell table:number-columns-repeated="2"/>
          <table:table-cell office:value-type="float" office:value="911" calcext:value-type="float">
            <text:p>911</text:p>
          </table:table-cell>
          <table:table-cell office:value-type="float" office:value="-0.00574013832725197" calcext:value-type="float">
            <text:p>-0,005740138327252</text:p>
          </table:table-cell>
          <table:table-cell/>
          <table:table-cell table:formula="of:=([.B913]-[.F9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0.0645150091717149" calcext:value-type="float">
            <text:p>-0,064515009171715</text:p>
          </table:table-cell>
          <table:table-cell table:number-columns-repeated="2"/>
          <table:table-cell office:value-type="float" office:value="912" calcext:value-type="float">
            <text:p>912</text:p>
          </table:table-cell>
          <table:table-cell office:value-type="float" office:value="-0.0645150091717149" calcext:value-type="float">
            <text:p>-0,064515009171715</text:p>
          </table:table-cell>
          <table:table-cell/>
          <table:table-cell table:formula="of:=([.B914]-[.F9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186107071300863" calcext:value-type="float">
            <text:p>0,186107071300863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office:value-type="float" office:value="0.186107071300863" calcext:value-type="float">
            <text:p>0,186107071300863</text:p>
          </table:table-cell>
          <table:table-cell/>
          <table:table-cell table:formula="of:=([.B915]-[.F9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0.0553961074049024" calcext:value-type="float">
            <text:p>-0,055396107404902</text:p>
          </table:table-cell>
          <table:table-cell table:number-columns-repeated="2"/>
          <table:table-cell office:value-type="float" office:value="914" calcext:value-type="float">
            <text:p>914</text:p>
          </table:table-cell>
          <table:table-cell office:value-type="float" office:value="-0.0553961074049024" calcext:value-type="float">
            <text:p>-0,055396107404902</text:p>
          </table:table-cell>
          <table:table-cell/>
          <table:table-cell table:formula="of:=([.B916]-[.F9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0.0134555913868832" calcext:value-type="float">
            <text:p>-0,013455591386883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office:value-type="float" office:value="-0.0134555913868832" calcext:value-type="float">
            <text:p>-0,013455591386883</text:p>
          </table:table-cell>
          <table:table-cell/>
          <table:table-cell table:formula="of:=([.B917]-[.F9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0.0345747540653465" calcext:value-type="float">
            <text:p>-0,034574754065347</text:p>
          </table:table-cell>
          <table:table-cell table:number-columns-repeated="2"/>
          <table:table-cell office:value-type="float" office:value="916" calcext:value-type="float">
            <text:p>916</text:p>
          </table:table-cell>
          <table:table-cell office:value-type="float" office:value="-0.0345747540653465" calcext:value-type="float">
            <text:p>-0,034574754065347</text:p>
          </table:table-cell>
          <table:table-cell/>
          <table:table-cell table:formula="of:=([.B918]-[.F9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162939236015313" calcext:value-type="float">
            <text:p>0,162939236015313</text:p>
          </table:table-cell>
          <table:table-cell table:number-columns-repeated="2"/>
          <table:table-cell office:value-type="float" office:value="917" calcext:value-type="float">
            <text:p>917</text:p>
          </table:table-cell>
          <table:table-cell office:value-type="float" office:value="0.162939236015313" calcext:value-type="float">
            <text:p>0,162939236015313</text:p>
          </table:table-cell>
          <table:table-cell/>
          <table:table-cell table:formula="of:=([.B919]-[.F9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350285365513252" calcext:value-type="float">
            <text:p>0,000350285365513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0.000350285365513252" calcext:value-type="float">
            <text:p>0,000350285365513</text:p>
          </table:table-cell>
          <table:table-cell/>
          <table:table-cell table:formula="of:=([.B920]-[.F9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0.0049986902661362" calcext:value-type="float">
            <text:p>-0,004998690266136</text:p>
          </table:table-cell>
          <table:table-cell table:number-columns-repeated="2"/>
          <table:table-cell office:value-type="float" office:value="919" calcext:value-type="float">
            <text:p>919</text:p>
          </table:table-cell>
          <table:table-cell office:value-type="float" office:value="-0.0049986902661362" calcext:value-type="float">
            <text:p>-0,004998690266136</text:p>
          </table:table-cell>
          <table:table-cell/>
          <table:table-cell table:formula="of:=([.B921]-[.F9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216449386048369" calcext:value-type="float">
            <text:p>0,021644938604837</text:p>
          </table:table-cell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0.0216449386048369" calcext:value-type="float">
            <text:p>0,021644938604837</text:p>
          </table:table-cell>
          <table:table-cell/>
          <table:table-cell table:formula="of:=([.B922]-[.F9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0.0177724510695555" calcext:value-type="float">
            <text:p>-0,01777245106955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table:style-name="ce1" office:value-type="float" office:value="-0.0177724510695555" calcext:value-type="float">
            <text:p>-1,78E-02</text:p>
          </table:table-cell>
          <table:table-cell/>
          <table:table-cell table:formula="of:=([.B923]-[.F9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0.0424466150211153" calcext:value-type="float">
            <text:p>-0,042446615021115</text:p>
          </table:table-cell>
          <table:table-cell table:number-columns-repeated="2"/>
          <table:table-cell office:value-type="float" office:value="922" calcext:value-type="float">
            <text:p>922</text:p>
          </table:table-cell>
          <table:table-cell office:value-type="float" office:value="-0.0424466150211153" calcext:value-type="float">
            <text:p>-0,042446615021115</text:p>
          </table:table-cell>
          <table:table-cell/>
          <table:table-cell table:formula="of:=([.B924]-[.F9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0.0254281309512687" calcext:value-type="float">
            <text:p>-0,025428130951269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-0.0254281309512687" calcext:value-type="float">
            <text:p>-0,025428130951269</text:p>
          </table:table-cell>
          <table:table-cell/>
          <table:table-cell table:formula="of:=([.B925]-[.F9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0.0645300021395365" calcext:value-type="float">
            <text:p>-0,064530002139537</text:p>
          </table:table-cell>
          <table:table-cell table:number-columns-repeated="2"/>
          <table:table-cell office:value-type="float" office:value="924" calcext:value-type="float">
            <text:p>924</text:p>
          </table:table-cell>
          <table:table-cell office:value-type="float" office:value="-0.0645300021395365" calcext:value-type="float">
            <text:p>-0,064530002139537</text:p>
          </table:table-cell>
          <table:table-cell/>
          <table:table-cell table:formula="of:=([.B926]-[.F9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0.00625561502126452" calcext:value-type="float">
            <text:p>-0,006255615021265</text:p>
          </table:table-cell>
          <table:table-cell table:number-columns-repeated="2"/>
          <table:table-cell office:value-type="float" office:value="925" calcext:value-type="float">
            <text:p>925</text:p>
          </table:table-cell>
          <table:table-cell office:value-type="float" office:value="-0.00625561502126452" calcext:value-type="float">
            <text:p>-0,006255615021265</text:p>
          </table:table-cell>
          <table:table-cell/>
          <table:table-cell table:formula="of:=([.B927]-[.F9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0.0494100257512454" calcext:value-type="float">
            <text:p>-0,049410025751245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-0.0494100257512454" calcext:value-type="float">
            <text:p>-0,049410025751245</text:p>
          </table:table-cell>
          <table:table-cell/>
          <table:table-cell table:formula="of:=([.B928]-[.F9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0.0483423874445735" calcext:value-type="float">
            <text:p>-0,048342387444574</text:p>
          </table:table-cell>
          <table:table-cell table:number-columns-repeated="2"/>
          <table:table-cell office:value-type="float" office:value="927" calcext:value-type="float">
            <text:p>927</text:p>
          </table:table-cell>
          <table:table-cell office:value-type="float" office:value="-0.0483423874445735" calcext:value-type="float">
            <text:p>-0,048342387444574</text:p>
          </table:table-cell>
          <table:table-cell/>
          <table:table-cell table:formula="of:=([.B929]-[.F9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0.0274184457942693" calcext:value-type="float">
            <text:p>-0,027418445794269</text:p>
          </table:table-cell>
          <table:table-cell table:number-columns-repeated="2"/>
          <table:table-cell office:value-type="float" office:value="928" calcext:value-type="float">
            <text:p>928</text:p>
          </table:table-cell>
          <table:table-cell office:value-type="float" office:value="-0.0274184457942693" calcext:value-type="float">
            <text:p>-0,027418445794269</text:p>
          </table:table-cell>
          <table:table-cell/>
          <table:table-cell table:formula="of:=([.B930]-[.F9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0.0025996964260504" calcext:value-type="float">
            <text:p>-0,00259969642605</text:p>
          </table:table-cell>
          <table:table-cell table:number-columns-repeated="2"/>
          <table:table-cell office:value-type="float" office:value="929" calcext:value-type="float">
            <text:p>929</text:p>
          </table:table-cell>
          <table:table-cell office:value-type="float" office:value="-0.0025996964260504" calcext:value-type="float">
            <text:p>-0,00259969642605</text:p>
          </table:table-cell>
          <table:table-cell/>
          <table:table-cell table:formula="of:=([.B931]-[.F9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181566626465527" calcext:value-type="float">
            <text:p>0,181566626465527</text:p>
          </table:table-cell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0.181566626465527" calcext:value-type="float">
            <text:p>0,181566626465527</text:p>
          </table:table-cell>
          <table:table-cell/>
          <table:table-cell table:formula="of:=([.B932]-[.F9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249646385032996" calcext:value-type="float">
            <text:p>0,0249646385033</text:p>
          </table:table-cell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0.0249646385032996" calcext:value-type="float">
            <text:p>0,0249646385033</text:p>
          </table:table-cell>
          <table:table-cell/>
          <table:table-cell table:formula="of:=([.B933]-[.F9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180323579008681" calcext:value-type="float">
            <text:p>0,018032357900868</text:p>
          </table:table-cell>
          <table:table-cell table:number-columns-repeated="2"/>
          <table:table-cell office:value-type="float" office:value="932" calcext:value-type="float">
            <text:p>932</text:p>
          </table:table-cell>
          <table:table-cell office:value-type="float" office:value="0.0180323579008681" calcext:value-type="float">
            <text:p>0,018032357900868</text:p>
          </table:table-cell>
          <table:table-cell/>
          <table:table-cell table:formula="of:=([.B934]-[.F9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179221348799774" calcext:value-type="float">
            <text:p>0,179221348799774</text:p>
          </table:table-cell>
          <table:table-cell table:number-columns-repeated="2"/>
          <table:table-cell office:value-type="float" office:value="933" calcext:value-type="float">
            <text:p>933</text:p>
          </table:table-cell>
          <table:table-cell office:value-type="float" office:value="0.179221348799774" calcext:value-type="float">
            <text:p>0,179221348799774</text:p>
          </table:table-cell>
          <table:table-cell/>
          <table:table-cell table:formula="of:=([.B935]-[.F9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0.0520690613956798" calcext:value-type="float">
            <text:p>-0,05206906139568</text:p>
          </table:table-cell>
          <table:table-cell table:number-columns-repeated="2"/>
          <table:table-cell office:value-type="float" office:value="934" calcext:value-type="float">
            <text:p>934</text:p>
          </table:table-cell>
          <table:table-cell office:value-type="float" office:value="-0.0520690613956798" calcext:value-type="float">
            <text:p>-0,05206906139568</text:p>
          </table:table-cell>
          <table:table-cell/>
          <table:table-cell table:formula="of:=([.B936]-[.F9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0.0590538839426981" calcext:value-type="float">
            <text:p>-0,059053883942698</text:p>
          </table:table-cell>
          <table:table-cell table:number-columns-repeated="2"/>
          <table:table-cell office:value-type="float" office:value="935" calcext:value-type="float">
            <text:p>935</text:p>
          </table:table-cell>
          <table:table-cell office:value-type="float" office:value="-0.0590538839426981" calcext:value-type="float">
            <text:p>-0,059053883942698</text:p>
          </table:table-cell>
          <table:table-cell/>
          <table:table-cell table:formula="of:=([.B937]-[.F9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183613297620745" calcext:value-type="float">
            <text:p>0,183613297620745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float" office:value="0.183613297620745" calcext:value-type="float">
            <text:p>0,183613297620745</text:p>
          </table:table-cell>
          <table:table-cell/>
          <table:table-cell table:formula="of:=([.B938]-[.F9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0.0948898004284942" calcext:value-type="float">
            <text:p>-0,094889800428494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-0.0948898004284942" calcext:value-type="float">
            <text:p>-0,094889800428494</text:p>
          </table:table-cell>
          <table:table-cell/>
          <table:table-cell table:formula="of:=([.B939]-[.F9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0.049330014137732" calcext:value-type="float">
            <text:p>-0,049330014137732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-0.049330014137732" calcext:value-type="float">
            <text:p>-0,049330014137732</text:p>
          </table:table-cell>
          <table:table-cell/>
          <table:table-cell table:formula="of:=([.B940]-[.F9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0.0496687042356421" calcext:value-type="float">
            <text:p>-0,049668704235642</text:p>
          </table:table-cell>
          <table:table-cell table:number-columns-repeated="2"/>
          <table:table-cell office:value-type="float" office:value="939" calcext:value-type="float">
            <text:p>939</text:p>
          </table:table-cell>
          <table:table-cell office:value-type="float" office:value="-0.0496687042356421" calcext:value-type="float">
            <text:p>-0,049668704235642</text:p>
          </table:table-cell>
          <table:table-cell/>
          <table:table-cell table:formula="of:=([.B941]-[.F9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179058991816826" calcext:value-type="float">
            <text:p>0,179058991816826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0.179058991816826" calcext:value-type="float">
            <text:p>0,179058991816826</text:p>
          </table:table-cell>
          <table:table-cell/>
          <table:table-cell table:formula="of:=([.B942]-[.F9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0.0357147447242764" calcext:value-type="float">
            <text:p>-0,035714744724276</text:p>
          </table:table-cell>
          <table:table-cell table:number-columns-repeated="2"/>
          <table:table-cell office:value-type="float" office:value="941" calcext:value-type="float">
            <text:p>941</text:p>
          </table:table-cell>
          <table:table-cell office:value-type="float" office:value="-0.0357147447242764" calcext:value-type="float">
            <text:p>-0,035714744724277</text:p>
          </table:table-cell>
          <table:table-cell/>
          <table:table-cell table:formula="of:=([.B943]-[.F9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0.0881296904005123" calcext:value-type="float">
            <text:p>-0,088129690400512</text:p>
          </table:table-cell>
          <table:table-cell table:number-columns-repeated="2"/>
          <table:table-cell office:value-type="float" office:value="942" calcext:value-type="float">
            <text:p>942</text:p>
          </table:table-cell>
          <table:table-cell office:value-type="float" office:value="-0.0881296904005123" calcext:value-type="float">
            <text:p>-0,088129690400512</text:p>
          </table:table-cell>
          <table:table-cell/>
          <table:table-cell table:formula="of:=([.B944]-[.F9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0.023850542487044" calcext:value-type="float">
            <text:p>-0,023850542487044</text:p>
          </table:table-cell>
          <table:table-cell table:number-columns-repeated="2"/>
          <table:table-cell office:value-type="float" office:value="943" calcext:value-type="float">
            <text:p>943</text:p>
          </table:table-cell>
          <table:table-cell office:value-type="float" office:value="-0.023850542487044" calcext:value-type="float">
            <text:p>-0,023850542487044</text:p>
          </table:table-cell>
          <table:table-cell/>
          <table:table-cell table:formula="of:=([.B945]-[.F9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0.0454880199120063" calcext:value-type="float">
            <text:p>-0,045488019912006</text:p>
          </table:table-cell>
          <table:table-cell table:number-columns-repeated="2"/>
          <table:table-cell office:value-type="float" office:value="944" calcext:value-type="float">
            <text:p>944</text:p>
          </table:table-cell>
          <table:table-cell office:value-type="float" office:value="-0.0454880199120063" calcext:value-type="float">
            <text:p>-0,045488019912006</text:p>
          </table:table-cell>
          <table:table-cell/>
          <table:table-cell table:formula="of:=([.B946]-[.F9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147612034072829" calcext:value-type="float">
            <text:p>0,147612034072829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0.147612034072829" calcext:value-type="float">
            <text:p>0,147612034072829</text:p>
          </table:table-cell>
          <table:table-cell/>
          <table:table-cell table:formula="of:=([.B947]-[.F9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0.0318506102845598" calcext:value-type="float">
            <text:p>-0,03185061028456</text:p>
          </table:table-cell>
          <table:table-cell table:number-columns-repeated="2"/>
          <table:table-cell office:value-type="float" office:value="946" calcext:value-type="float">
            <text:p>946</text:p>
          </table:table-cell>
          <table:table-cell office:value-type="float" office:value="-0.0318506102845598" calcext:value-type="float">
            <text:p>-0,03185061028456</text:p>
          </table:table-cell>
          <table:table-cell/>
          <table:table-cell table:formula="of:=([.B948]-[.F9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0.0386687002009998" calcext:value-type="float">
            <text:p>-0,038668700201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float" office:value="-0.0386687002009998" calcext:value-type="float">
            <text:p>-0,038668700201</text:p>
          </table:table-cell>
          <table:table-cell/>
          <table:table-cell table:formula="of:=([.B949]-[.F9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0.0348812623462016" calcext:value-type="float">
            <text:p>-0,034881262346202</text:p>
          </table:table-cell>
          <table:table-cell table:number-columns-repeated="2"/>
          <table:table-cell office:value-type="float" office:value="948" calcext:value-type="float">
            <text:p>948</text:p>
          </table:table-cell>
          <table:table-cell office:value-type="float" office:value="-0.0348812623462016" calcext:value-type="float">
            <text:p>-0,034881262346202</text:p>
          </table:table-cell>
          <table:table-cell/>
          <table:table-cell table:formula="of:=([.B950]-[.F9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0.0459444696550875" calcext:value-type="float">
            <text:p>-0,045944469655088</text:p>
          </table:table-cell>
          <table:table-cell table:number-columns-repeated="2"/>
          <table:table-cell office:value-type="float" office:value="949" calcext:value-type="float">
            <text:p>949</text:p>
          </table:table-cell>
          <table:table-cell office:value-type="float" office:value="-0.0459444696550875" calcext:value-type="float">
            <text:p>-0,045944469655088</text:p>
          </table:table-cell>
          <table:table-cell/>
          <table:table-cell table:formula="of:=([.B951]-[.F9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0.0639893840922936" calcext:value-type="float">
            <text:p>-0,063989384092294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-0.0639893840922936" calcext:value-type="float">
            <text:p>-0,063989384092294</text:p>
          </table:table-cell>
          <table:table-cell/>
          <table:table-cell table:formula="of:=([.B952]-[.F9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0.0388021619178442" calcext:value-type="float">
            <text:p>-0,038802161917844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-0.0388021619178442" calcext:value-type="float">
            <text:p>-0,038802161917844</text:p>
          </table:table-cell>
          <table:table-cell/>
          <table:table-cell table:formula="of:=([.B953]-[.F9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0.0470251124460617" calcext:value-type="float">
            <text:p>-0,047025112446062</text:p>
          </table:table-cell>
          <table:table-cell table:number-columns-repeated="2"/>
          <table:table-cell office:value-type="float" office:value="952" calcext:value-type="float">
            <text:p>952</text:p>
          </table:table-cell>
          <table:table-cell office:value-type="float" office:value="-0.0470251124460617" calcext:value-type="float">
            <text:p>-0,047025112446062</text:p>
          </table:table-cell>
          <table:table-cell/>
          <table:table-cell table:formula="of:=([.B954]-[.F9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0.0293008896094879" calcext:value-type="float">
            <text:p>-0,029300889609488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 office:value-type="float" office:value="-0.0293008896094879" calcext:value-type="float">
            <text:p>-0,029300889609488</text:p>
          </table:table-cell>
          <table:table-cell/>
          <table:table-cell table:formula="of:=([.B955]-[.F9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0.0112811895497483" calcext:value-type="float">
            <text:p>-0,011281189549748</text:p>
          </table:table-cell>
          <table:table-cell table:number-columns-repeated="2"/>
          <table:table-cell office:value-type="float" office:value="954" calcext:value-type="float">
            <text:p>954</text:p>
          </table:table-cell>
          <table:table-cell office:value-type="float" office:value="-0.0112811895497483" calcext:value-type="float">
            <text:p>-0,011281189549748</text:p>
          </table:table-cell>
          <table:table-cell/>
          <table:table-cell table:formula="of:=([.B956]-[.F9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0.0368758435968862" calcext:value-type="float">
            <text:p>-0,036875843596886</text:p>
          </table:table-cell>
          <table:table-cell table:number-columns-repeated="2"/>
          <table:table-cell office:value-type="float" office:value="955" calcext:value-type="float">
            <text:p>955</text:p>
          </table:table-cell>
          <table:table-cell office:value-type="float" office:value="-0.0368758435968862" calcext:value-type="float">
            <text:p>-0,036875843596886</text:p>
          </table:table-cell>
          <table:table-cell/>
          <table:table-cell table:formula="of:=([.B957]-[.F9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175828550706226" calcext:value-type="float">
            <text:p>0,175828550706226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0.175828550706226" calcext:value-type="float">
            <text:p>0,175828550706226</text:p>
          </table:table-cell>
          <table:table-cell/>
          <table:table-cell table:formula="of:=([.B958]-[.F9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0.0404380631551014" calcext:value-type="float">
            <text:p>-0,040438063155101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-0.0404380631551014" calcext:value-type="float">
            <text:p>-0,040438063155102</text:p>
          </table:table-cell>
          <table:table-cell/>
          <table:table-cell table:formula="of:=([.B959]-[.F9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272403093637949" calcext:value-type="float">
            <text:p>0,002724030936379</text:p>
          </table:table-cell>
          <table:table-cell table:number-columns-repeated="2"/>
          <table:table-cell office:value-type="float" office:value="958" calcext:value-type="float">
            <text:p>958</text:p>
          </table:table-cell>
          <table:table-cell office:value-type="float" office:value="0.00272403093637949" calcext:value-type="float">
            <text:p>0,002724030936379</text:p>
          </table:table-cell>
          <table:table-cell/>
          <table:table-cell table:formula="of:=([.B960]-[.F9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0.0276572491253449" calcext:value-type="float">
            <text:p>-0,027657249125345</text:p>
          </table:table-cell>
          <table:table-cell table:number-columns-repeated="2"/>
          <table:table-cell office:value-type="float" office:value="959" calcext:value-type="float">
            <text:p>959</text:p>
          </table:table-cell>
          <table:table-cell office:value-type="float" office:value="-0.0276572491253449" calcext:value-type="float">
            <text:p>-0,027657249125345</text:p>
          </table:table-cell>
          <table:table-cell/>
          <table:table-cell table:formula="of:=([.B961]-[.F9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0.0192414925990075" calcext:value-type="float">
            <text:p>-0,019241492599008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-0.0192414925990075" calcext:value-type="float">
            <text:p>-0,019241492599008</text:p>
          </table:table-cell>
          <table:table-cell/>
          <table:table-cell table:formula="of:=([.B962]-[.F9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0.0948179081816982" calcext:value-type="float">
            <text:p>-0,094817908181698</text:p>
          </table:table-cell>
          <table:table-cell table:number-columns-repeated="2"/>
          <table:table-cell office:value-type="float" office:value="961" calcext:value-type="float">
            <text:p>961</text:p>
          </table:table-cell>
          <table:table-cell office:value-type="float" office:value="-0.0948179081816982" calcext:value-type="float">
            <text:p>-0,094817908181698</text:p>
          </table:table-cell>
          <table:table-cell/>
          <table:table-cell table:formula="of:=([.B963]-[.F9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0.0288626436712025" calcext:value-type="float">
            <text:p>-0,028862643671203</text:p>
          </table:table-cell>
          <table:table-cell table:number-columns-repeated="2"/>
          <table:table-cell office:value-type="float" office:value="962" calcext:value-type="float">
            <text:p>962</text:p>
          </table:table-cell>
          <table:table-cell office:value-type="float" office:value="-0.0288626436712025" calcext:value-type="float">
            <text:p>-0,028862643671203</text:p>
          </table:table-cell>
          <table:table-cell/>
          <table:table-cell table:formula="of:=([.B964]-[.F9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0.0115745083838413" calcext:value-type="float">
            <text:p>-0,011574508383841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-0.0115745083838413" calcext:value-type="float">
            <text:p>-0,011574508383841</text:p>
          </table:table-cell>
          <table:table-cell/>
          <table:table-cell table:formula="of:=([.B965]-[.F9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12326172139348" calcext:value-type="float">
            <text:p>0,12326172139348</text:p>
          </table:table-cell>
          <table:table-cell table:number-columns-repeated="2"/>
          <table:table-cell office:value-type="float" office:value="964" calcext:value-type="float">
            <text:p>964</text:p>
          </table:table-cell>
          <table:table-cell office:value-type="float" office:value="0.12326172139348" calcext:value-type="float">
            <text:p>0,12326172139348</text:p>
          </table:table-cell>
          <table:table-cell/>
          <table:table-cell table:formula="of:=([.B966]-[.F9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142120435994662" calcext:value-type="float">
            <text:p>0,142120435994662</text:p>
          </table:table-cell>
          <table:table-cell table:number-columns-repeated="2"/>
          <table:table-cell office:value-type="float" office:value="965" calcext:value-type="float">
            <text:p>965</text:p>
          </table:table-cell>
          <table:table-cell office:value-type="float" office:value="0.142120435994662" calcext:value-type="float">
            <text:p>0,142120435994662</text:p>
          </table:table-cell>
          <table:table-cell/>
          <table:table-cell table:formula="of:=([.B967]-[.F9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0.0513811635675979" calcext:value-type="float">
            <text:p>-0,051381163567598</text:p>
          </table:table-cell>
          <table:table-cell table:number-columns-repeated="2"/>
          <table:table-cell office:value-type="float" office:value="966" calcext:value-type="float">
            <text:p>966</text:p>
          </table:table-cell>
          <table:table-cell office:value-type="float" office:value="-0.0513811635675979" calcext:value-type="float">
            <text:p>-0,051381163567598</text:p>
          </table:table-cell>
          <table:table-cell/>
          <table:table-cell table:formula="of:=([.B968]-[.F9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0.0441325099440307" calcext:value-type="float">
            <text:p>-0,044132509944031</text:p>
          </table:table-cell>
          <table:table-cell table:number-columns-repeated="2"/>
          <table:table-cell office:value-type="float" office:value="967" calcext:value-type="float">
            <text:p>967</text:p>
          </table:table-cell>
          <table:table-cell office:value-type="float" office:value="-0.0441325099440307" calcext:value-type="float">
            <text:p>-0,044132509944031</text:p>
          </table:table-cell>
          <table:table-cell/>
          <table:table-cell table:formula="of:=([.B969]-[.F9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13926639320108" calcext:value-type="float">
            <text:p>0,013926639320108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0.013926639320108" calcext:value-type="float">
            <text:p>0,013926639320108</text:p>
          </table:table-cell>
          <table:table-cell/>
          <table:table-cell table:formula="of:=([.B970]-[.F9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539260838272757" calcext:value-type="float">
            <text:p>0,005392608382728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0.00539260838272757" calcext:value-type="float">
            <text:p>0,005392608382728</text:p>
          </table:table-cell>
          <table:table-cell/>
          <table:table-cell table:formula="of:=([.B971]-[.F9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0.0783613001208182" calcext:value-type="float">
            <text:p>-0,078361300120818</text:p>
          </table:table-cell>
          <table:table-cell table:number-columns-repeated="2"/>
          <table:table-cell office:value-type="float" office:value="970" calcext:value-type="float">
            <text:p>970</text:p>
          </table:table-cell>
          <table:table-cell office:value-type="float" office:value="-0.0783613001208182" calcext:value-type="float">
            <text:p>-0,078361300120818</text:p>
          </table:table-cell>
          <table:table-cell/>
          <table:table-cell table:formula="of:=([.B972]-[.F9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0131100613270242" calcext:value-type="float">
            <text:p>0,00013110061327</text:p>
          </table:table-cell>
          <table:table-cell table:number-columns-repeated="2"/>
          <table:table-cell office:value-type="float" office:value="971" calcext:value-type="float">
            <text:p>971</text:p>
          </table:table-cell>
          <table:table-cell office:value-type="float" office:value="0.000131100613270242" calcext:value-type="float">
            <text:p>0,00013110061327</text:p>
          </table:table-cell>
          <table:table-cell/>
          <table:table-cell table:formula="of:=([.B973]-[.F9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0.0296601021285104" calcext:value-type="float">
            <text:p>-0,02966010212851</text:p>
          </table:table-cell>
          <table:table-cell table:number-columns-repeated="2"/>
          <table:table-cell office:value-type="float" office:value="972" calcext:value-type="float">
            <text:p>972</text:p>
          </table:table-cell>
          <table:table-cell office:value-type="float" office:value="-0.0296601021285104" calcext:value-type="float">
            <text:p>-0,029660102128511</text:p>
          </table:table-cell>
          <table:table-cell/>
          <table:table-cell table:formula="of:=([.B974]-[.F9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0.0112811895497483" calcext:value-type="float">
            <text:p>-0,011281189549748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-0.0112811895497483" calcext:value-type="float">
            <text:p>-0,011281189549748</text:p>
          </table:table-cell>
          <table:table-cell/>
          <table:table-cell table:formula="of:=([.B975]-[.F9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0.0289288258715767" calcext:value-type="float">
            <text:p>-0,028928825871577</text:p>
          </table:table-cell>
          <table:table-cell table:number-columns-repeated="2"/>
          <table:table-cell office:value-type="float" office:value="974" calcext:value-type="float">
            <text:p>974</text:p>
          </table:table-cell>
          <table:table-cell office:value-type="float" office:value="-0.0289288258715767" calcext:value-type="float">
            <text:p>-0,028928825871577</text:p>
          </table:table-cell>
          <table:table-cell/>
          <table:table-cell table:formula="of:=([.B976]-[.F9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0.084368289046911" calcext:value-type="float">
            <text:p>-0,084368289046911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-0.084368289046911" calcext:value-type="float">
            <text:p>-0,084368289046911</text:p>
          </table:table-cell>
          <table:table-cell/>
          <table:table-cell table:formula="of:=([.B977]-[.F9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0.0136807012666727" calcext:value-type="float">
            <text:p>-0,013680701266673</text:p>
          </table:table-cell>
          <table:table-cell table:number-columns-repeated="2"/>
          <table:table-cell office:value-type="float" office:value="976" calcext:value-type="float">
            <text:p>976</text:p>
          </table:table-cell>
          <table:table-cell office:value-type="float" office:value="-0.0136807012666727" calcext:value-type="float">
            <text:p>-0,013680701266673</text:p>
          </table:table-cell>
          <table:table-cell/>
          <table:table-cell table:formula="of:=([.B978]-[.F9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0.0533756219641351" calcext:value-type="float">
            <text:p>-0,053375621964135</text:p>
          </table:table-cell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-0.0533756219641351" calcext:value-type="float">
            <text:p>-0,053375621964135</text:p>
          </table:table-cell>
          <table:table-cell/>
          <table:table-cell table:formula="of:=([.B979]-[.F9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0.0439246683079125" calcext:value-type="float">
            <text:p>-0,043924668307913</text:p>
          </table:table-cell>
          <table:table-cell table:number-columns-repeated="2"/>
          <table:table-cell office:value-type="float" office:value="978" calcext:value-type="float">
            <text:p>978</text:p>
          </table:table-cell>
          <table:table-cell office:value-type="float" office:value="-0.0439246683079125" calcext:value-type="float">
            <text:p>-0,043924668307913</text:p>
          </table:table-cell>
          <table:table-cell/>
          <table:table-cell table:formula="of:=([.B980]-[.F9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0.0292498952573025" calcext:value-type="float">
            <text:p>-0,029249895257303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 office:value-type="float" office:value="-0.0292498952573025" calcext:value-type="float">
            <text:p>-0,029249895257303</text:p>
          </table:table-cell>
          <table:table-cell/>
          <table:table-cell table:formula="of:=([.B981]-[.F9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14753404142892" calcext:value-type="float">
            <text:p>0,14753404142892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0.14753404142892" calcext:value-type="float">
            <text:p>0,14753404142892</text:p>
          </table:table-cell>
          <table:table-cell/>
          <table:table-cell table:formula="of:=([.B982]-[.F9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249131540228997" calcext:value-type="float">
            <text:p>0,00249131540229</text:p>
          </table:table-cell>
          <table:table-cell table:number-columns-repeated="2"/>
          <table:table-cell office:value-type="float" office:value="981" calcext:value-type="float">
            <text:p>981</text:p>
          </table:table-cell>
          <table:table-cell office:value-type="float" office:value="0.00249131540228997" calcext:value-type="float">
            <text:p>0,00249131540229</text:p>
          </table:table-cell>
          <table:table-cell/>
          <table:table-cell table:formula="of:=([.B983]-[.F9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0.0497534083964815" calcext:value-type="float">
            <text:p>-0,049753408396482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 office:value-type="float" office:value="-0.0497534083964815" calcext:value-type="float">
            <text:p>-0,049753408396482</text:p>
          </table:table-cell>
          <table:table-cell/>
          <table:table-cell table:formula="of:=([.B984]-[.F9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0.0449237325136655" calcext:value-type="float">
            <text:p>-0,044923732513666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 office:value-type="float" office:value="-0.0449237325136655" calcext:value-type="float">
            <text:p>-0,044923732513666</text:p>
          </table:table-cell>
          <table:table-cell/>
          <table:table-cell table:formula="of:=([.B985]-[.F9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479082145034613" calcext:value-type="float">
            <text:p>0,047908214503461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office:value-type="float" office:value="0.0479082145034613" calcext:value-type="float">
            <text:p>0,047908214503461</text:p>
          </table:table-cell>
          <table:table-cell/>
          <table:table-cell table:formula="of:=([.B986]-[.F9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0.0275132139083921" calcext:value-type="float">
            <text:p>-0,027513213908392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office:value-type="float" office:value="-0.0275132139083921" calcext:value-type="float">
            <text:p>-0,027513213908392</text:p>
          </table:table-cell>
          <table:table-cell/>
          <table:table-cell table:formula="of:=([.B987]-[.F9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0.024914926281814" calcext:value-type="float">
            <text:p>-0,024914926281814</text:p>
          </table:table-cell>
          <table:table-cell table:number-columns-repeated="2"/>
          <table:table-cell office:value-type="float" office:value="986" calcext:value-type="float">
            <text:p>986</text:p>
          </table:table-cell>
          <table:table-cell office:value-type="float" office:value="-0.024914926281814" calcext:value-type="float">
            <text:p>-0,024914926281814</text:p>
          </table:table-cell>
          <table:table-cell/>
          <table:table-cell table:formula="of:=([.B988]-[.F9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0.0387478607847057" calcext:value-type="float">
            <text:p>-0,038747860784706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office:value-type="float" office:value="-0.0387478607847057" calcext:value-type="float">
            <text:p>-0,038747860784706</text:p>
          </table:table-cell>
          <table:table-cell/>
          <table:table-cell table:formula="of:=([.B989]-[.F9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0.026395249839173" calcext:value-type="float">
            <text:p>-0,026395249839173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-0.026395249839173" calcext:value-type="float">
            <text:p>-0,026395249839173</text:p>
          </table:table-cell>
          <table:table-cell/>
          <table:table-cell table:formula="of:=([.B990]-[.F9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49977787725291" calcext:value-type="float">
            <text:p>0,049977787725291</text:p>
          </table:table-cell>
          <table:table-cell table:number-columns-repeated="2"/>
          <table:table-cell office:value-type="float" office:value="989" calcext:value-type="float">
            <text:p>989</text:p>
          </table:table-cell>
          <table:table-cell office:value-type="float" office:value="0.049977787725291" calcext:value-type="float">
            <text:p>0,049977787725291</text:p>
          </table:table-cell>
          <table:table-cell/>
          <table:table-cell table:formula="of:=([.B991]-[.F9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0.00520371229744676" calcext:value-type="float">
            <text:p>-0,005203712297447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-0.00520371229744676" calcext:value-type="float">
            <text:p>-0,005203712297447</text:p>
          </table:table-cell>
          <table:table-cell/>
          <table:table-cell table:formula="of:=([.B992]-[.F9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0.0351403869800576" calcext:value-type="float">
            <text:p>-0,035140386980058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float" office:value="-0.0351403869800576" calcext:value-type="float">
            <text:p>-0,035140386980058</text:p>
          </table:table-cell>
          <table:table-cell/>
          <table:table-cell table:formula="of:=([.B993]-[.F9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0.0495416271534116" calcext:value-type="float">
            <text:p>-0,049541627153412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-0.0495416271534116" calcext:value-type="float">
            <text:p>-0,049541627153412</text:p>
          </table:table-cell>
          <table:table-cell/>
          <table:table-cell table:formula="of:=([.B994]-[.F9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127835345852674" calcext:value-type="float">
            <text:p>0,127835345852674</text:p>
          </table:table-cell>
          <table:table-cell table:number-columns-repeated="2"/>
          <table:table-cell office:value-type="float" office:value="993" calcext:value-type="float">
            <text:p>993</text:p>
          </table:table-cell>
          <table:table-cell office:value-type="float" office:value="0.127835345852674" calcext:value-type="float">
            <text:p>0,127835345852674</text:p>
          </table:table-cell>
          <table:table-cell/>
          <table:table-cell table:formula="of:=([.B995]-[.F9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447511588617041" calcext:value-type="float">
            <text:p>0,00447511588617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office:value-type="float" office:value="0.00447511588617041" calcext:value-type="float">
            <text:p>0,00447511588617</text:p>
          </table:table-cell>
          <table:table-cell/>
          <table:table-cell table:formula="of:=([.B996]-[.F9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0.0481723785495077" calcext:value-type="float">
            <text:p>-0,048172378549508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office:value-type="float" office:value="-0.0481723785495077" calcext:value-type="float">
            <text:p>-0,048172378549508</text:p>
          </table:table-cell>
          <table:table-cell/>
          <table:table-cell table:formula="of:=([.B997]-[.F9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199868084605302" calcext:value-type="float">
            <text:p>0,199868084605302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0.199868084605302" calcext:value-type="float">
            <text:p>0,199868084605302</text:p>
          </table:table-cell>
          <table:table-cell/>
          <table:table-cell table:formula="of:=([.B998]-[.F9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0.0492193008532338" calcext:value-type="float">
            <text:p>-0,049219300853234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 office:value-type="float" office:value="-0.0492193008532338" calcext:value-type="float">
            <text:p>-0,049219300853234</text:p>
          </table:table-cell>
          <table:table-cell/>
          <table:table-cell table:formula="of:=([.B999]-[.F9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0.0577177536517977" calcext:value-type="float">
            <text:p>-0,057717753651798</text:p>
          </table:table-cell>
          <table:table-cell table:number-columns-repeated="2"/>
          <table:table-cell office:value-type="float" office:value="998" calcext:value-type="float">
            <text:p>998</text:p>
          </table:table-cell>
          <table:table-cell office:value-type="float" office:value="-0.0577177536517977" calcext:value-type="float">
            <text:p>-0,057717753651798</text:p>
          </table:table-cell>
          <table:table-cell/>
          <table:table-cell table:formula="of:=([.B1000]-[.F10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518628930391248" calcext:value-type="float">
            <text:p>0,05186289303912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0.0518628930391248" calcext:value-type="float">
            <text:p>0,051862893039125</text:p>
          </table:table-cell>
          <table:table-cell/>
          <table:table-cell table:formula="of:=([.B1001]-[.F10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0.0344350072925622" calcext:value-type="float">
            <text:p>-0,03443500729256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-0.0344350072925622" calcext:value-type="float">
            <text:p>-0,034435007292562</text:p>
          </table:table-cell>
          <table:table-cell/>
          <table:table-cell table:formula="of:=([.B1002]-[.F10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0.080009990955011" calcext:value-type="float">
            <text:p>-0,080009990955011</text:p>
          </table:table-cell>
          <table:table-cell table:number-columns-repeated="2"/>
          <table:table-cell office:value-type="float" office:value="1001" calcext:value-type="float">
            <text:p>1001</text:p>
          </table:table-cell>
          <table:table-cell office:value-type="float" office:value="-0.080009990955011" calcext:value-type="float">
            <text:p>-0,080009990955011</text:p>
          </table:table-cell>
          <table:table-cell/>
          <table:table-cell table:formula="of:=([.B1003]-[.F10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147901644039733" calcext:value-type="float">
            <text:p>0,147901644039733</text:p>
          </table:table-cell>
          <table:table-cell table:number-columns-repeated="2"/>
          <table:table-cell office:value-type="float" office:value="1002" calcext:value-type="float">
            <text:p>1002</text:p>
          </table:table-cell>
          <table:table-cell office:value-type="float" office:value="0.147901644039733" calcext:value-type="float">
            <text:p>0,147901644039733</text:p>
          </table:table-cell>
          <table:table-cell/>
          <table:table-cell table:formula="of:=([.B1004]-[.F10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0.119704675287292" calcext:value-type="float">
            <text:p>-0,119704675287292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-0.119704675287292" calcext:value-type="float">
            <text:p>-0,119704675287292</text:p>
          </table:table-cell>
          <table:table-cell/>
          <table:table-cell table:formula="of:=([.B1005]-[.F1005])^2" office:value-type="float" office:value="1.97215226305253E-031" calcext:value-type="float">
            <text:p>1,97215226305253E-3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 office:value-type="float" office:value="-0.0000490040262497735" calcext:value-type="float">
            <text:p>-4,90E-05</text:p>
          </table:table-cell>
          <table:table-cell table:number-columns-repeated="2"/>
          <table:table-cell office:value-type="float" office:value="1004" calcext:value-type="float">
            <text:p>1004</text:p>
          </table:table-cell>
          <table:table-cell table:style-name="ce1" office:value-type="float" office:value="-0.0000490040262497735" calcext:value-type="float">
            <text:p>-4,90E-05</text:p>
          </table:table-cell>
          <table:table-cell/>
          <table:table-cell table:formula="of:=([.B1006]-[.F10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0.0998899694946815" calcext:value-type="float">
            <text:p>-0,099889969494682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-0.0998899694946815" calcext:value-type="float">
            <text:p>-0,099889969494682</text:p>
          </table:table-cell>
          <table:table-cell/>
          <table:table-cell table:formula="of:=([.B1007]-[.F10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0673377625011877" calcext:value-type="float">
            <text:p>0,006733776250119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office:value-type="float" office:value="0.00673377625011877" calcext:value-type="float">
            <text:p>0,006733776250119</text:p>
          </table:table-cell>
          <table:table-cell/>
          <table:table-cell table:formula="of:=([.B1008]-[.F10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0.0314938290670081" calcext:value-type="float">
            <text:p>-0,031493829067008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 office:value-type="float" office:value="-0.0314938290670081" calcext:value-type="float">
            <text:p>-0,031493829067008</text:p>
          </table:table-cell>
          <table:table-cell/>
          <table:table-cell table:formula="of:=([.B1009]-[.F10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0.023676328802663" calcext:value-type="float">
            <text:p>-0,023676328802663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-0.023676328802663" calcext:value-type="float">
            <text:p>-0,023676328802663</text:p>
          </table:table-cell>
          <table:table-cell/>
          <table:table-cell table:formula="of:=([.B1010]-[.F10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0836160814422371" calcext:value-type="float">
            <text:p>0,083616081442237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float" office:value="0.0836160814422371" calcext:value-type="float">
            <text:p>0,083616081442237</text:p>
          </table:table-cell>
          <table:table-cell/>
          <table:table-cell table:formula="of:=([.B1011]-[.F10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178291571580706" calcext:value-type="float">
            <text:p>0,017829157158071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0.0178291571580706" calcext:value-type="float">
            <text:p>0,017829157158071</text:p>
          </table:table-cell>
          <table:table-cell/>
          <table:table-cell table:formula="of:=([.B1012]-[.F10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0.0589403904315325" calcext:value-type="float">
            <text:p>-0,058940390431533</text:p>
          </table:table-cell>
          <table:table-cell table:number-columns-repeated="2"/>
          <table:table-cell office:value-type="float" office:value="1011" calcext:value-type="float">
            <text:p>1011</text:p>
          </table:table-cell>
          <table:table-cell office:value-type="float" office:value="-0.0589403904315325" calcext:value-type="float">
            <text:p>-0,058940390431533</text:p>
          </table:table-cell>
          <table:table-cell/>
          <table:table-cell table:formula="of:=([.B1013]-[.F10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0.0553037222954548" calcext:value-type="float">
            <text:p>-0,055303722295455</text:p>
          </table:table-cell>
          <table:table-cell table:number-columns-repeated="2"/>
          <table:table-cell office:value-type="float" office:value="1012" calcext:value-type="float">
            <text:p>1012</text:p>
          </table:table-cell>
          <table:table-cell office:value-type="float" office:value="-0.0553037222954548" calcext:value-type="float">
            <text:p>-0,055303722295455</text:p>
          </table:table-cell>
          <table:table-cell/>
          <table:table-cell table:formula="of:=([.B1014]-[.F10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0.0664958111533703" calcext:value-type="float">
            <text:p>-0,06649581115337</text:p>
          </table:table-cell>
          <table:table-cell table:number-columns-repeated="2"/>
          <table:table-cell office:value-type="float" office:value="1013" calcext:value-type="float">
            <text:p>1013</text:p>
          </table:table-cell>
          <table:table-cell office:value-type="float" office:value="-0.0664958111533703" calcext:value-type="float">
            <text:p>-0,06649581115337</text:p>
          </table:table-cell>
          <table:table-cell/>
          <table:table-cell table:formula="of:=([.B1015]-[.F10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0.0122203297049519" calcext:value-type="float">
            <text:p>-0,012220329704952</text:p>
          </table:table-cell>
          <table:table-cell table:number-columns-repeated="2"/>
          <table:table-cell office:value-type="float" office:value="1014" calcext:value-type="float">
            <text:p>1014</text:p>
          </table:table-cell>
          <table:table-cell office:value-type="float" office:value="-0.0122203297049519" calcext:value-type="float">
            <text:p>-0,012220329704952</text:p>
          </table:table-cell>
          <table:table-cell/>
          <table:table-cell table:formula="of:=([.B1016]-[.F10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0.015574457583604" calcext:value-type="float">
            <text:p>-0,015574457583604</text:p>
          </table:table-cell>
          <table:table-cell table:number-columns-repeated="2"/>
          <table:table-cell office:value-type="float" office:value="1015" calcext:value-type="float">
            <text:p>1015</text:p>
          </table:table-cell>
          <table:table-cell office:value-type="float" office:value="-0.015574457583604" calcext:value-type="float">
            <text:p>-0,015574457583604</text:p>
          </table:table-cell>
          <table:table-cell/>
          <table:table-cell table:formula="of:=([.B1017]-[.F10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0.0694384448563276" calcext:value-type="float">
            <text:p>-0,069438444856328</text:p>
          </table:table-cell>
          <table:table-cell table:number-columns-repeated="2"/>
          <table:table-cell office:value-type="float" office:value="1016" calcext:value-type="float">
            <text:p>1016</text:p>
          </table:table-cell>
          <table:table-cell office:value-type="float" office:value="-0.0694384448563276" calcext:value-type="float">
            <text:p>-0,069438444856328</text:p>
          </table:table-cell>
          <table:table-cell/>
          <table:table-cell table:formula="of:=([.B1018]-[.F10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00023803931442751" calcext:value-type="float">
            <text:p>0,000238039314428</text:p>
          </table:table-cell>
          <table:table-cell table:number-columns-repeated="2"/>
          <table:table-cell office:value-type="float" office:value="1017" calcext:value-type="float">
            <text:p>1017</text:p>
          </table:table-cell>
          <table:table-cell office:value-type="float" office:value="0.00023803931442751" calcext:value-type="float">
            <text:p>0,000238039314428</text:p>
          </table:table-cell>
          <table:table-cell/>
          <table:table-cell table:formula="of:=([.B1019]-[.F10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0.0525441159684333" calcext:value-type="float">
            <text:p>-0,052544115968433</text:p>
          </table:table-cell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-0.0525441159684333" calcext:value-type="float">
            <text:p>-0,052544115968433</text:p>
          </table:table-cell>
          <table:table-cell/>
          <table:table-cell table:formula="of:=([.B1020]-[.F10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0.0722637928231205" calcext:value-type="float">
            <text:p>-0,072263792823121</text:p>
          </table:table-cell>
          <table:table-cell table:number-columns-repeated="2"/>
          <table:table-cell office:value-type="float" office:value="1019" calcext:value-type="float">
            <text:p>1019</text:p>
          </table:table-cell>
          <table:table-cell office:value-type="float" office:value="-0.0722637928231205" calcext:value-type="float">
            <text:p>-0,072263792823121</text:p>
          </table:table-cell>
          <table:table-cell/>
          <table:table-cell table:formula="of:=([.B1021]-[.F10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125750901308437" calcext:value-type="float">
            <text:p>0,125750901308437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0.125750901308437" calcext:value-type="float">
            <text:p>0,125750901308437</text:p>
          </table:table-cell>
          <table:table-cell/>
          <table:table-cell table:formula="of:=([.B1022]-[.F10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0.0147602899934837" calcext:value-type="float">
            <text:p>-0,014760289993484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-0.0147602899934837" calcext:value-type="float">
            <text:p>-0,014760289993484</text:p>
          </table:table-cell>
          <table:table-cell/>
          <table:table-cell table:formula="of:=([.B1023]-[.F10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0.0463935163850041" calcext:value-type="float">
            <text:p>-0,046393516385004</text:p>
          </table:table-cell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-0.0463935163850041" calcext:value-type="float">
            <text:p>-0,046393516385004</text:p>
          </table:table-cell>
          <table:table-cell/>
          <table:table-cell table:formula="of:=([.B1024]-[.F10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0.0415009700963186" calcext:value-type="float">
            <text:p>-0,041500970096319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office:value-type="float" office:value="-0.0415009700963186" calcext:value-type="float">
            <text:p>-0,041500970096319</text:p>
          </table:table-cell>
          <table:table-cell/>
          <table:table-cell table:formula="of:=([.B1025]-[.F10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58914480660806" calcext:value-type="float">
            <text:p>0,158914480660806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158914480660806" calcext:value-type="float">
            <text:p>0,158914480660806</text:p>
          </table:table-cell>
          <table:table-cell/>
          <table:table-cell table:formula="of:=([.B1026]-[.F10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0.0776956590586031" calcext:value-type="float">
            <text:p>-0,077695659058603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-0.0776956590586031" calcext:value-type="float">
            <text:p>-0,077695659058603</text:p>
          </table:table-cell>
          <table:table-cell/>
          <table:table-cell table:formula="of:=([.B1027]-[.F10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-0.0442349828742773" calcext:value-type="float">
            <text:p>-0,044234982874277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-0.0442349828742773" calcext:value-type="float">
            <text:p>-0,044234982874277</text:p>
          </table:table-cell>
          <table:table-cell/>
          <table:table-cell table:formula="of:=([.B1028]-[.F10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0.0353233954353473" calcext:value-type="float">
            <text:p>-0,035323395435347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-0.0353233954353473" calcext:value-type="float">
            <text:p>-0,035323395435347</text:p>
          </table:table-cell>
          <table:table-cell/>
          <table:table-cell table:formula="of:=([.B1029]-[.F10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-0.0186951543785049" calcext:value-type="float">
            <text:p>-0,018695154378505</text:p>
          </table:table-cell>
          <table:table-cell table:number-columns-repeated="2"/>
          <table:table-cell office:value-type="float" office:value="1028" calcext:value-type="float">
            <text:p>1028</text:p>
          </table:table-cell>
          <table:table-cell office:value-type="float" office:value="-0.0186951543785049" calcext:value-type="float">
            <text:p>-0,018695154378505</text:p>
          </table:table-cell>
          <table:table-cell/>
          <table:table-cell table:formula="of:=([.B1030]-[.F10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0.0455939067350105" calcext:value-type="float">
            <text:p>-0,045593906735011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float" office:value="-0.0455939067350105" calcext:value-type="float">
            <text:p>-0,045593906735011</text:p>
          </table:table-cell>
          <table:table-cell/>
          <table:table-cell table:formula="of:=([.B1031]-[.F10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143544022796206" calcext:value-type="float">
            <text:p>0,143544022796206</text:p>
          </table:table-cell>
          <table:table-cell table:number-columns-repeated="2"/>
          <table:table-cell office:value-type="float" office:value="1030" calcext:value-type="float">
            <text:p>1030</text:p>
          </table:table-cell>
          <table:table-cell office:value-type="float" office:value="0.143544022796206" calcext:value-type="float">
            <text:p>0,143544022796206</text:p>
          </table:table-cell>
          <table:table-cell/>
          <table:table-cell table:formula="of:=([.B1032]-[.F10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0.0307941708730507" calcext:value-type="float">
            <text:p>-0,030794170873051</text:p>
          </table:table-cell>
          <table:table-cell table:number-columns-repeated="2"/>
          <table:table-cell office:value-type="float" office:value="1031" calcext:value-type="float">
            <text:p>1031</text:p>
          </table:table-cell>
          <table:table-cell office:value-type="float" office:value="-0.0307941708730507" calcext:value-type="float">
            <text:p>-0,030794170873051</text:p>
          </table:table-cell>
          <table:table-cell/>
          <table:table-cell table:formula="of:=([.B1033]-[.F10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-0.0791548838382494" calcext:value-type="float">
            <text:p>-0,079154883838249</text:p>
          </table:table-cell>
          <table:table-cell table:number-columns-repeated="2"/>
          <table:table-cell office:value-type="float" office:value="1032" calcext:value-type="float">
            <text:p>1032</text:p>
          </table:table-cell>
          <table:table-cell office:value-type="float" office:value="-0.0791548838382494" calcext:value-type="float">
            <text:p>-0,079154883838249</text:p>
          </table:table-cell>
          <table:table-cell/>
          <table:table-cell table:formula="of:=([.B1034]-[.F10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0.0901827289924755" calcext:value-type="float">
            <text:p>-0,090182728992476</text:p>
          </table:table-cell>
          <table:table-cell table:number-columns-repeated="2"/>
          <table:table-cell office:value-type="float" office:value="1033" calcext:value-type="float">
            <text:p>1033</text:p>
          </table:table-cell>
          <table:table-cell office:value-type="float" office:value="-0.0901827289924755" calcext:value-type="float">
            <text:p>-0,090182728992476</text:p>
          </table:table-cell>
          <table:table-cell/>
          <table:table-cell table:formula="of:=([.B1035]-[.F10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-0.0154188542860446" calcext:value-type="float">
            <text:p>-0,015418854286045</text:p>
          </table:table-cell>
          <table:table-cell table:number-columns-repeated="2"/>
          <table:table-cell office:value-type="float" office:value="1034" calcext:value-type="float">
            <text:p>1034</text:p>
          </table:table-cell>
          <table:table-cell office:value-type="float" office:value="-0.0154188542860446" calcext:value-type="float">
            <text:p>-0,015418854286045</text:p>
          </table:table-cell>
          <table:table-cell/>
          <table:table-cell table:formula="of:=([.B1036]-[.F10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0.034179218141575" calcext:value-type="float">
            <text:p>-0,03417921814157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-0.034179218141575" calcext:value-type="float">
            <text:p>-0,034179218141575</text:p>
          </table:table-cell>
          <table:table-cell/>
          <table:table-cell table:formula="of:=([.B1037]-[.F10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0.0338781487601515" calcext:value-type="float">
            <text:p>-0,033878148760152</text:p>
          </table:table-cell>
          <table:table-cell table:number-columns-repeated="2"/>
          <table:table-cell office:value-type="float" office:value="1036" calcext:value-type="float">
            <text:p>1036</text:p>
          </table:table-cell>
          <table:table-cell office:value-type="float" office:value="-0.0338781487601515" calcext:value-type="float">
            <text:p>-0,033878148760152</text:p>
          </table:table-cell>
          <table:table-cell/>
          <table:table-cell table:formula="of:=([.B1038]-[.F10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0109187623985155" calcext:value-type="float">
            <text:p>0,010918762398516</text:p>
          </table:table-cell>
          <table:table-cell table:number-columns-repeated="2"/>
          <table:table-cell office:value-type="float" office:value="1037" calcext:value-type="float">
            <text:p>1037</text:p>
          </table:table-cell>
          <table:table-cell office:value-type="float" office:value="0.0109187623985155" calcext:value-type="float">
            <text:p>0,010918762398516</text:p>
          </table:table-cell>
          <table:table-cell/>
          <table:table-cell table:formula="of:=([.B1039]-[.F10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0.0255820332067242" calcext:value-type="float">
            <text:p>-0,025582033206724</text:p>
          </table:table-cell>
          <table:table-cell table:number-columns-repeated="2"/>
          <table:table-cell office:value-type="float" office:value="1038" calcext:value-type="float">
            <text:p>1038</text:p>
          </table:table-cell>
          <table:table-cell office:value-type="float" office:value="-0.0255820332067242" calcext:value-type="float">
            <text:p>-0,025582033206724</text:p>
          </table:table-cell>
          <table:table-cell/>
          <table:table-cell table:formula="of:=([.B1040]-[.F10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00678232430613267" calcext:value-type="float">
            <text:p>0,006782324306133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0.00678232430613267" calcext:value-type="float">
            <text:p>0,006782324306133</text:p>
          </table:table-cell>
          <table:table-cell/>
          <table:table-cell table:formula="of:=([.B1041]-[.F10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-0.0546821870202593" calcext:value-type="float">
            <text:p>-0,054682187020259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-0.0546821870202593" calcext:value-type="float">
            <text:p>-0,054682187020259</text:p>
          </table:table-cell>
          <table:table-cell/>
          <table:table-cell table:formula="of:=([.B1042]-[.F10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0.0653821528603604" calcext:value-type="float">
            <text:p>-0,06538215286036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office:value-type="float" office:value="-0.0653821528603604" calcext:value-type="float">
            <text:p>-0,06538215286036</text:p>
          </table:table-cell>
          <table:table-cell/>
          <table:table-cell table:formula="of:=([.B1043]-[.F10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-0.0493286568024841" calcext:value-type="float">
            <text:p>-0,049328656802484</text:p>
          </table:table-cell>
          <table:table-cell table:number-columns-repeated="2"/>
          <table:table-cell office:value-type="float" office:value="1042" calcext:value-type="float">
            <text:p>1042</text:p>
          </table:table-cell>
          <table:table-cell office:value-type="float" office:value="-0.0493286568024841" calcext:value-type="float">
            <text:p>-0,049328656802484</text:p>
          </table:table-cell>
          <table:table-cell/>
          <table:table-cell table:formula="of:=([.B1044]-[.F10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0404992717918692" calcext:value-type="float">
            <text:p>0,040499271791869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0.0404992717918692" calcext:value-type="float">
            <text:p>0,040499271791869</text:p>
          </table:table-cell>
          <table:table-cell/>
          <table:table-cell table:formula="of:=([.B1045]-[.F10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-0.0729578427986938" calcext:value-type="float">
            <text:p>-0,072957842798694</text:p>
          </table:table-cell>
          <table:table-cell table:number-columns-repeated="2"/>
          <table:table-cell office:value-type="float" office:value="1044" calcext:value-type="float">
            <text:p>1044</text:p>
          </table:table-cell>
          <table:table-cell office:value-type="float" office:value="-0.0729578427986938" calcext:value-type="float">
            <text:p>-0,072957842798694</text:p>
          </table:table-cell>
          <table:table-cell/>
          <table:table-cell table:formula="of:=([.B1046]-[.F10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164383205167285" calcext:value-type="float">
            <text:p>0,164383205167285</text:p>
          </table:table-cell>
          <table:table-cell table:number-columns-repeated="2"/>
          <table:table-cell office:value-type="float" office:value="1045" calcext:value-type="float">
            <text:p>1045</text:p>
          </table:table-cell>
          <table:table-cell office:value-type="float" office:value="0.164383205167285" calcext:value-type="float">
            <text:p>0,164383205167285</text:p>
          </table:table-cell>
          <table:table-cell/>
          <table:table-cell table:formula="of:=([.B1047]-[.F10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00100585070414812" calcext:value-type="float">
            <text:p>0,001005850704148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0.00100585070414812" calcext:value-type="float">
            <text:p>0,001005850704148</text:p>
          </table:table-cell>
          <table:table-cell/>
          <table:table-cell table:formula="of:=([.B1048]-[.F1048])^2" office:value-type="float" office:value="1.35887146955056E-035" calcext:value-type="float">
            <text:p>1,35887146955056E-3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0.0352695741759332" calcext:value-type="float">
            <text:p>-0,035269574175933</text:p>
          </table:table-cell>
          <table:table-cell table:number-columns-repeated="2"/>
          <table:table-cell office:value-type="float" office:value="1047" calcext:value-type="float">
            <text:p>1047</text:p>
          </table:table-cell>
          <table:table-cell office:value-type="float" office:value="-0.0352695741759332" calcext:value-type="float">
            <text:p>-0,035269574175933</text:p>
          </table:table-cell>
          <table:table-cell/>
          <table:table-cell table:formula="of:=([.B1049]-[.F10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-0.0535201218194813" calcext:value-type="float">
            <text:p>-0,053520121819481</text:p>
          </table:table-cell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-0.0535201218194813" calcext:value-type="float">
            <text:p>-0,053520121819481</text:p>
          </table:table-cell>
          <table:table-cell/>
          <table:table-cell table:formula="of:=([.B1050]-[.F10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0.0408129882588106" calcext:value-type="float">
            <text:p>-0,040812988258811</text:p>
          </table:table-cell>
          <table:table-cell table:number-columns-repeated="2"/>
          <table:table-cell office:value-type="float" office:value="1049" calcext:value-type="float">
            <text:p>1049</text:p>
          </table:table-cell>
          <table:table-cell office:value-type="float" office:value="-0.0408129882588106" calcext:value-type="float">
            <text:p>-0,040812988258811</text:p>
          </table:table-cell>
          <table:table-cell/>
          <table:table-cell table:formula="of:=([.B1051]-[.F10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032748356258962" calcext:value-type="float">
            <text:p>-0,032748356258962</text:p>
          </table:table-cell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-0.032748356258962" calcext:value-type="float">
            <text:p>-0,032748356258962</text:p>
          </table:table-cell>
          <table:table-cell/>
          <table:table-cell table:formula="of:=([.B1052]-[.F10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0.0632860846081729" calcext:value-type="float">
            <text:p>-0,063286084608173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office:value-type="float" office:value="-0.0632860846081729" calcext:value-type="float">
            <text:p>-0,063286084608173</text:p>
          </table:table-cell>
          <table:table-cell/>
          <table:table-cell table:formula="of:=([.B1053]-[.F10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-0.0422253686337434" calcext:value-type="float">
            <text:p>-0,042225368633743</text:p>
          </table:table-cell>
          <table:table-cell table:number-columns-repeated="2"/>
          <table:table-cell office:value-type="float" office:value="1052" calcext:value-type="float">
            <text:p>1052</text:p>
          </table:table-cell>
          <table:table-cell office:value-type="float" office:value="-0.0422253686337434" calcext:value-type="float">
            <text:p>-0,042225368633743</text:p>
          </table:table-cell>
          <table:table-cell/>
          <table:table-cell table:formula="of:=([.B1054]-[.F10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0275319132284179" calcext:value-type="float">
            <text:p>0,027531913228418</text:p>
          </table:table-cell>
          <table:table-cell table:number-columns-repeated="2"/>
          <table:table-cell office:value-type="float" office:value="1053" calcext:value-type="float">
            <text:p>1053</text:p>
          </table:table-cell>
          <table:table-cell office:value-type="float" office:value="0.0275319132284179" calcext:value-type="float">
            <text:p>0,027531913228418</text:p>
          </table:table-cell>
          <table:table-cell/>
          <table:table-cell table:formula="of:=([.B1055]-[.F10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0.00881373419245545" calcext:value-type="float">
            <text:p>-0,008813734192455</text:p>
          </table:table-cell>
          <table:table-cell table:number-columns-repeated="2"/>
          <table:table-cell office:value-type="float" office:value="1054" calcext:value-type="float">
            <text:p>1054</text:p>
          </table:table-cell>
          <table:table-cell office:value-type="float" office:value="-0.00881373419245545" calcext:value-type="float">
            <text:p>-0,008813734192455</text:p>
          </table:table-cell>
          <table:table-cell/>
          <table:table-cell table:formula="of:=([.B1056]-[.F10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149087262068006" calcext:value-type="float">
            <text:p>0,149087262068006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0.149087262068006" calcext:value-type="float">
            <text:p>0,149087262068006</text:p>
          </table:table-cell>
          <table:table-cell/>
          <table:table-cell table:formula="of:=([.B1057]-[.F10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131086105441649" calcext:value-type="float">
            <text:p>0,131086105441649</text:p>
          </table:table-cell>
          <table:table-cell table:number-columns-repeated="2"/>
          <table:table-cell office:value-type="float" office:value="1056" calcext:value-type="float">
            <text:p>1056</text:p>
          </table:table-cell>
          <table:table-cell office:value-type="float" office:value="0.131086105441649" calcext:value-type="float">
            <text:p>0,131086105441649</text:p>
          </table:table-cell>
          <table:table-cell/>
          <table:table-cell table:formula="of:=([.B1058]-[.F10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14702513266036" calcext:value-type="float">
            <text:p>0,14702513266036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0.14702513266036" calcext:value-type="float">
            <text:p>0,14702513266036</text:p>
          </table:table-cell>
          <table:table-cell/>
          <table:table-cell table:formula="of:=([.B1059]-[.F10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0.0318283016575085" calcext:value-type="float">
            <text:p>-0,031828301657509</text:p>
          </table:table-cell>
          <table:table-cell table:number-columns-repeated="2"/>
          <table:table-cell office:value-type="float" office:value="1058" calcext:value-type="float">
            <text:p>1058</text:p>
          </table:table-cell>
          <table:table-cell office:value-type="float" office:value="-0.0318283016575085" calcext:value-type="float">
            <text:p>-0,031828301657509</text:p>
          </table:table-cell>
          <table:table-cell/>
          <table:table-cell table:formula="of:=([.B1060]-[.F10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0.0553501290455145" calcext:value-type="float">
            <text:p>-0,055350129045515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float" office:value="-0.0553501290455145" calcext:value-type="float">
            <text:p>-0,055350129045515</text:p>
          </table:table-cell>
          <table:table-cell/>
          <table:table-cell table:formula="of:=([.B1061]-[.F10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-0.0167014489385919" calcext:value-type="float">
            <text:p>-0,016701448938592</text:p>
          </table:table-cell>
          <table:table-cell table:number-columns-repeated="2"/>
          <table:table-cell office:value-type="float" office:value="1060" calcext:value-type="float">
            <text:p>1060</text:p>
          </table:table-cell>
          <table:table-cell office:value-type="float" office:value="-0.0167014489385919" calcext:value-type="float">
            <text:p>-0,016701448938592</text:p>
          </table:table-cell>
          <table:table-cell/>
          <table:table-cell table:formula="of:=([.B1062]-[.F10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0.0344232659235314" calcext:value-type="float">
            <text:p>-0,034423265923531</text:p>
          </table:table-cell>
          <table:table-cell table:number-columns-repeated="2"/>
          <table:table-cell office:value-type="float" office:value="1061" calcext:value-type="float">
            <text:p>1061</text:p>
          </table:table-cell>
          <table:table-cell office:value-type="float" office:value="-0.0344232659235314" calcext:value-type="float">
            <text:p>-0,034423265923531</text:p>
          </table:table-cell>
          <table:table-cell/>
          <table:table-cell table:formula="of:=([.B1063]-[.F10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0.040711351900834" calcext:value-type="float">
            <text:p>-0,040711351900834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-0.040711351900834" calcext:value-type="float">
            <text:p>-0,040711351900834</text:p>
          </table:table-cell>
          <table:table-cell/>
          <table:table-cell table:formula="of:=([.B1064]-[.F10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127292891005781" calcext:value-type="float">
            <text:p>0,127292891005781</text:p>
          </table:table-cell>
          <table:table-cell table:number-columns-repeated="2"/>
          <table:table-cell office:value-type="float" office:value="1063" calcext:value-type="float">
            <text:p>1063</text:p>
          </table:table-cell>
          <table:table-cell office:value-type="float" office:value="0.127292891005781" calcext:value-type="float">
            <text:p>0,127292891005781</text:p>
          </table:table-cell>
          <table:table-cell/>
          <table:table-cell table:formula="of:=([.B1065]-[.F10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129419220265192" calcext:value-type="float">
            <text:p>0,129419220265192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office:value-type="float" office:value="0.129419220265192" calcext:value-type="float">
            <text:p>0,129419220265192</text:p>
          </table:table-cell>
          <table:table-cell/>
          <table:table-cell table:formula="of:=([.B1066]-[.F10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0.025584411074241" calcext:value-type="float">
            <text:p>-0,025584411074241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-0.025584411074241" calcext:value-type="float">
            <text:p>-0,025584411074241</text:p>
          </table:table-cell>
          <table:table-cell/>
          <table:table-cell table:formula="of:=([.B1067]-[.F10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-0.0200104449292043" calcext:value-type="float">
            <text:p>-0,020010444929204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-0.0200104449292043" calcext:value-type="float">
            <text:p>-0,020010444929204</text:p>
          </table:table-cell>
          <table:table-cell/>
          <table:table-cell table:formula="of:=([.B1068]-[.F10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0.0584470139875594" calcext:value-type="float">
            <text:p>-0,058447013987559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 office:value-type="float" office:value="-0.0584470139875594" calcext:value-type="float">
            <text:p>-0,05844701398756</text:p>
          </table:table-cell>
          <table:table-cell/>
          <table:table-cell table:formula="of:=([.B1069]-[.F10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146622017637936" calcext:value-type="float">
            <text:p>0,146622017637936</text:p>
          </table:table-cell>
          <table:table-cell table:number-columns-repeated="2"/>
          <table:table-cell office:value-type="float" office:value="1068" calcext:value-type="float">
            <text:p>1068</text:p>
          </table:table-cell>
          <table:table-cell office:value-type="float" office:value="0.146622017637936" calcext:value-type="float">
            <text:p>0,146622017637936</text:p>
          </table:table-cell>
          <table:table-cell/>
          <table:table-cell table:formula="of:=([.B1070]-[.F10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0.0408061834890343" calcext:value-type="float">
            <text:p>-0,040806183489034</text:p>
          </table:table-cell>
          <table:table-cell table:number-columns-repeated="2"/>
          <table:table-cell office:value-type="float" office:value="1069" calcext:value-type="float">
            <text:p>1069</text:p>
          </table:table-cell>
          <table:table-cell office:value-type="float" office:value="-0.0408061834890343" calcext:value-type="float">
            <text:p>-0,040806183489034</text:p>
          </table:table-cell>
          <table:table-cell/>
          <table:table-cell table:formula="of:=([.B1071]-[.F10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0.0570133401324979" calcext:value-type="float">
            <text:p>-0,057013340132498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office:value-type="float" office:value="-0.0570133401324979" calcext:value-type="float">
            <text:p>-0,057013340132498</text:p>
          </table:table-cell>
          <table:table-cell/>
          <table:table-cell table:formula="of:=([.B1072]-[.F10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0.0213163444885589" calcext:value-type="float">
            <text:p>-0,021316344488559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float" office:value="-0.0213163444885589" calcext:value-type="float">
            <text:p>-0,021316344488559</text:p>
          </table:table-cell>
          <table:table-cell/>
          <table:table-cell table:formula="of:=([.B1073]-[.F10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0.0415633189191067" calcext:value-type="float">
            <text:p>-0,041563318919107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office:value-type="float" office:value="-0.0415633189191067" calcext:value-type="float">
            <text:p>-0,041563318919107</text:p>
          </table:table-cell>
          <table:table-cell/>
          <table:table-cell table:formula="of:=([.B1074]-[.F10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16101169390501" calcext:value-type="float">
            <text:p>0,16101169390501</text:p>
          </table:table-cell>
          <table:table-cell table:number-columns-repeated="2"/>
          <table:table-cell office:value-type="float" office:value="1073" calcext:value-type="float">
            <text:p>1073</text:p>
          </table:table-cell>
          <table:table-cell office:value-type="float" office:value="0.16101169390501" calcext:value-type="float">
            <text:p>0,16101169390501</text:p>
          </table:table-cell>
          <table:table-cell/>
          <table:table-cell table:formula="of:=([.B1075]-[.F10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-0.0129447779629621" calcext:value-type="float">
            <text:p>-0,012944777962962</text:p>
          </table:table-cell>
          <table:table-cell table:number-columns-repeated="2"/>
          <table:table-cell office:value-type="float" office:value="1074" calcext:value-type="float">
            <text:p>1074</text:p>
          </table:table-cell>
          <table:table-cell office:value-type="float" office:value="-0.0129447779629621" calcext:value-type="float">
            <text:p>-0,012944777962962</text:p>
          </table:table-cell>
          <table:table-cell/>
          <table:table-cell table:formula="of:=([.B1076]-[.F10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0.0867386056610844" calcext:value-type="float">
            <text:p>-0,086738605661084</text:p>
          </table:table-cell>
          <table:table-cell table:number-columns-repeated="2"/>
          <table:table-cell office:value-type="float" office:value="1075" calcext:value-type="float">
            <text:p>1075</text:p>
          </table:table-cell>
          <table:table-cell office:value-type="float" office:value="-0.0867386056610844" calcext:value-type="float">
            <text:p>-0,086738605661084</text:p>
          </table:table-cell>
          <table:table-cell/>
          <table:table-cell table:formula="of:=([.B1077]-[.F10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165533763164733" calcext:value-type="float">
            <text:p>0,165533763164733</text:p>
          </table:table-cell>
          <table:table-cell table:number-columns-repeated="2"/>
          <table:table-cell office:value-type="float" office:value="1076" calcext:value-type="float">
            <text:p>1076</text:p>
          </table:table-cell>
          <table:table-cell office:value-type="float" office:value="0.165533763164733" calcext:value-type="float">
            <text:p>0,165533763164733</text:p>
          </table:table-cell>
          <table:table-cell/>
          <table:table-cell table:formula="of:=([.B1078]-[.F10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131186588464834" calcext:value-type="float">
            <text:p>0,131186588464834</text:p>
          </table:table-cell>
          <table:table-cell table:number-columns-repeated="2"/>
          <table:table-cell office:value-type="float" office:value="1077" calcext:value-type="float">
            <text:p>1077</text:p>
          </table:table-cell>
          <table:table-cell office:value-type="float" office:value="0.131186588464834" calcext:value-type="float">
            <text:p>0,131186588464834</text:p>
          </table:table-cell>
          <table:table-cell/>
          <table:table-cell table:formula="of:=([.B1079]-[.F10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0593047225072331" calcext:value-type="float">
            <text:p>0,059304722507233</text:p>
          </table:table-cell>
          <table:table-cell table:number-columns-repeated="2"/>
          <table:table-cell office:value-type="float" office:value="1078" calcext:value-type="float">
            <text:p>1078</text:p>
          </table:table-cell>
          <table:table-cell office:value-type="float" office:value="0.0593047225072331" calcext:value-type="float">
            <text:p>0,059304722507233</text:p>
          </table:table-cell>
          <table:table-cell/>
          <table:table-cell table:formula="of:=([.B1080]-[.F10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0.0502117646233673" calcext:value-type="float">
            <text:p>-0,050211764623367</text:p>
          </table:table-cell>
          <table:table-cell table:number-columns-repeated="2"/>
          <table:table-cell office:value-type="float" office:value="1079" calcext:value-type="float">
            <text:p>1079</text:p>
          </table:table-cell>
          <table:table-cell office:value-type="float" office:value="-0.0502117646233673" calcext:value-type="float">
            <text:p>-0,050211764623367</text:p>
          </table:table-cell>
          <table:table-cell/>
          <table:table-cell table:formula="of:=([.B1081]-[.F10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0.0385755120472674" calcext:value-type="float">
            <text:p>-0,038575512047267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-0.0385755120472674" calcext:value-type="float">
            <text:p>-0,038575512047268</text:p>
          </table:table-cell>
          <table:table-cell/>
          <table:table-cell table:formula="of:=([.B1082]-[.F10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0.0116177194159223" calcext:value-type="float">
            <text:p>-0,011617719415922</text:p>
          </table:table-cell>
          <table:table-cell table:number-columns-repeated="2"/>
          <table:table-cell office:value-type="float" office:value="1081" calcext:value-type="float">
            <text:p>1081</text:p>
          </table:table-cell>
          <table:table-cell office:value-type="float" office:value="-0.0116177194159223" calcext:value-type="float">
            <text:p>-0,011617719415922</text:p>
          </table:table-cell>
          <table:table-cell/>
          <table:table-cell table:formula="of:=([.B1083]-[.F10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-0.0804588421335548" calcext:value-type="float">
            <text:p>-0,080458842133555</text:p>
          </table:table-cell>
          <table:table-cell table:number-columns-repeated="2"/>
          <table:table-cell office:value-type="float" office:value="1082" calcext:value-type="float">
            <text:p>1082</text:p>
          </table:table-cell>
          <table:table-cell office:value-type="float" office:value="-0.0804588421335548" calcext:value-type="float">
            <text:p>-0,080458842133555</text:p>
          </table:table-cell>
          <table:table-cell/>
          <table:table-cell table:formula="of:=([.B1084]-[.F10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0.0205174255129731" calcext:value-type="float">
            <text:p>-0,020517425512973</text:p>
          </table:table-cell>
          <table:table-cell table:number-columns-repeated="2"/>
          <table:table-cell office:value-type="float" office:value="1083" calcext:value-type="float">
            <text:p>1083</text:p>
          </table:table-cell>
          <table:table-cell office:value-type="float" office:value="-0.0205174255129731" calcext:value-type="float">
            <text:p>-0,020517425512973</text:p>
          </table:table-cell>
          <table:table-cell/>
          <table:table-cell table:formula="of:=([.B1085]-[.F10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-0.0193680946789732" calcext:value-type="float">
            <text:p>-0,019368094678973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office:value-type="float" office:value="-0.0193680946789732" calcext:value-type="float">
            <text:p>-0,019368094678973</text:p>
          </table:table-cell>
          <table:table-cell/>
          <table:table-cell table:formula="of:=([.B1086]-[.F10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0.0541566098218469" calcext:value-type="float">
            <text:p>-0,054156609821847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-0.0541566098218469" calcext:value-type="float">
            <text:p>-0,054156609821847</text:p>
          </table:table-cell>
          <table:table-cell/>
          <table:table-cell table:formula="of:=([.B1087]-[.F10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120402655056186" calcext:value-type="float">
            <text:p>0,120402655056186</text:p>
          </table:table-cell>
          <table:table-cell table:number-columns-repeated="2"/>
          <table:table-cell office:value-type="float" office:value="1086" calcext:value-type="float">
            <text:p>1086</text:p>
          </table:table-cell>
          <table:table-cell office:value-type="float" office:value="0.120402655056186" calcext:value-type="float">
            <text:p>0,120402655056186</text:p>
          </table:table-cell>
          <table:table-cell/>
          <table:table-cell table:formula="of:=([.B1088]-[.F10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0.0305476705665796" calcext:value-type="float">
            <text:p>-0,03054767056658</text:p>
          </table:table-cell>
          <table:table-cell table:number-columns-repeated="2"/>
          <table:table-cell office:value-type="float" office:value="1087" calcext:value-type="float">
            <text:p>1087</text:p>
          </table:table-cell>
          <table:table-cell office:value-type="float" office:value="-0.0305476705665796" calcext:value-type="float">
            <text:p>-0,03054767056658</text:p>
          </table:table-cell>
          <table:table-cell/>
          <table:table-cell table:formula="of:=([.B1089]-[.F10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0.0839060700702715" calcext:value-type="float">
            <text:p>-0,083906070070272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office:value-type="float" office:value="-0.0839060700702715" calcext:value-type="float">
            <text:p>-0,083906070070272</text:p>
          </table:table-cell>
          <table:table-cell/>
          <table:table-cell table:formula="of:=([.B1090]-[.F10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0.0192806644338159" calcext:value-type="float">
            <text:p>-0,019280664433816</text:p>
          </table:table-cell>
          <table:table-cell table:number-columns-repeated="2"/>
          <table:table-cell office:value-type="float" office:value="1089" calcext:value-type="float">
            <text:p>1089</text:p>
          </table:table-cell>
          <table:table-cell office:value-type="float" office:value="-0.0192806644338159" calcext:value-type="float">
            <text:p>-0,019280664433816</text:p>
          </table:table-cell>
          <table:table-cell/>
          <table:table-cell table:formula="of:=([.B1091]-[.F10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-0.0431320082558917" calcext:value-type="float">
            <text:p>-0,043132008255892</text:p>
          </table:table-cell>
          <table:table-cell table:number-columns-repeated="2"/>
          <table:table-cell office:value-type="float" office:value="1090" calcext:value-type="float">
            <text:p>1090</text:p>
          </table:table-cell>
          <table:table-cell table:style-name="ce1" office:value-type="float" office:value="-0.0431320082558917" calcext:value-type="float">
            <text:p>-4,31E-02</text:p>
          </table:table-cell>
          <table:table-cell/>
          <table:table-cell table:formula="of:=([.B1092]-[.F10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00797875866579922" calcext:value-type="float">
            <text:p>0,007978758665799</text:p>
          </table:table-cell>
          <table:table-cell table:number-columns-repeated="2"/>
          <table:table-cell office:value-type="float" office:value="1091" calcext:value-type="float">
            <text:p>1091</text:p>
          </table:table-cell>
          <table:table-cell office:value-type="float" office:value="0.00797875866579922" calcext:value-type="float">
            <text:p>0,007978758665799</text:p>
          </table:table-cell>
          <table:table-cell/>
          <table:table-cell table:formula="of:=([.B1093]-[.F10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-0.0371574106464587" calcext:value-type="float">
            <text:p>-0,037157410646459</text:p>
          </table:table-cell>
          <table:table-cell table:number-columns-repeated="2"/>
          <table:table-cell office:value-type="float" office:value="1092" calcext:value-type="float">
            <text:p>1092</text:p>
          </table:table-cell>
          <table:table-cell office:value-type="float" office:value="-0.0371574106464587" calcext:value-type="float">
            <text:p>-0,037157410646459</text:p>
          </table:table-cell>
          <table:table-cell/>
          <table:table-cell table:formula="of:=([.B1094]-[.F10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0.0154623229196697" calcext:value-type="float">
            <text:p>-0,01546232291967</text:p>
          </table:table-cell>
          <table:table-cell table:number-columns-repeated="2"/>
          <table:table-cell office:value-type="float" office:value="1093" calcext:value-type="float">
            <text:p>1093</text:p>
          </table:table-cell>
          <table:table-cell office:value-type="float" office:value="-0.0154623229196697" calcext:value-type="float">
            <text:p>-0,01546232291967</text:p>
          </table:table-cell>
          <table:table-cell/>
          <table:table-cell table:formula="of:=([.B1095]-[.F10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-0.0465974117564269" calcext:value-type="float">
            <text:p>-0,046597411756427</text:p>
          </table:table-cell>
          <table:table-cell table:number-columns-repeated="2"/>
          <table:table-cell office:value-type="float" office:value="1094" calcext:value-type="float">
            <text:p>1094</text:p>
          </table:table-cell>
          <table:table-cell office:value-type="float" office:value="-0.0465974117564269" calcext:value-type="float">
            <text:p>-0,046597411756427</text:p>
          </table:table-cell>
          <table:table-cell/>
          <table:table-cell table:formula="of:=([.B1096]-[.F10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0.00742080276590672" calcext:value-type="float">
            <text:p>-0,00742080276590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-0.00742080276590672" calcext:value-type="float">
            <text:p>-0,007420802765907</text:p>
          </table:table-cell>
          <table:table-cell/>
          <table:table-cell table:formula="of:=([.B1097]-[.F10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-0.0916144080560086" calcext:value-type="float">
            <text:p>-0,091614408056009</text:p>
          </table:table-cell>
          <table:table-cell table:number-columns-repeated="2"/>
          <table:table-cell office:value-type="float" office:value="1096" calcext:value-type="float">
            <text:p>1096</text:p>
          </table:table-cell>
          <table:table-cell office:value-type="float" office:value="-0.0916144080560086" calcext:value-type="float">
            <text:p>-0,091614408056009</text:p>
          </table:table-cell>
          <table:table-cell/>
          <table:table-cell table:formula="of:=([.B1098]-[.F10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123166706229704" calcext:value-type="float">
            <text:p>0,123166706229704</text:p>
          </table:table-cell>
          <table:table-cell table:number-columns-repeated="2"/>
          <table:table-cell office:value-type="float" office:value="1097" calcext:value-type="float">
            <text:p>1097</text:p>
          </table:table-cell>
          <table:table-cell office:value-type="float" office:value="0.123166706229704" calcext:value-type="float">
            <text:p>0,123166706229704</text:p>
          </table:table-cell>
          <table:table-cell/>
          <table:table-cell table:formula="of:=([.B1099]-[.F1099])^2" office:value-type="float" office:value="2.63659809386613E-031" calcext:value-type="float">
            <text:p>2,63659809386613E-3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0.0927769160739638" calcext:value-type="float">
            <text:p>-0,092776916073964</text:p>
          </table:table-cell>
          <table:table-cell table:number-columns-repeated="2"/>
          <table:table-cell office:value-type="float" office:value="1098" calcext:value-type="float">
            <text:p>1098</text:p>
          </table:table-cell>
          <table:table-cell office:value-type="float" office:value="-0.0927769160739638" calcext:value-type="float">
            <text:p>-0,092776916073964</text:p>
          </table:table-cell>
          <table:table-cell/>
          <table:table-cell table:formula="of:=([.B1100]-[.F11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0.0717131576039258" calcext:value-type="float">
            <text:p>-0,071713157603926</text:p>
          </table:table-cell>
          <table:table-cell table:number-columns-repeated="2"/>
          <table:table-cell office:value-type="float" office:value="1099" calcext:value-type="float">
            <text:p>1099</text:p>
          </table:table-cell>
          <table:table-cell office:value-type="float" office:value="-0.0717131576039258" calcext:value-type="float">
            <text:p>-0,071713157603926</text:p>
          </table:table-cell>
          <table:table-cell/>
          <table:table-cell table:formula="of:=([.B1101]-[.F11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69966623202586" calcext:value-type="float">
            <text:p>-0,069966623202586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-0.069966623202586" calcext:value-type="float">
            <text:p>-0,069966623202586</text:p>
          </table:table-cell>
          <table:table-cell/>
          <table:table-cell table:formula="of:=([.B1102]-[.F11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139478439691251" calcext:value-type="float">
            <text:p>0,139478439691251</text:p>
          </table:table-cell>
          <table:table-cell table:number-columns-repeated="2"/>
          <table:table-cell office:value-type="float" office:value="1101" calcext:value-type="float">
            <text:p>1101</text:p>
          </table:table-cell>
          <table:table-cell office:value-type="float" office:value="0.139478439691251" calcext:value-type="float">
            <text:p>0,139478439691251</text:p>
          </table:table-cell>
          <table:table-cell/>
          <table:table-cell table:formula="of:=([.B1103]-[.F11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0.0164781432063753" calcext:value-type="float">
            <text:p>-0,016478143206375</text:p>
          </table:table-cell>
          <table:table-cell table:number-columns-repeated="2"/>
          <table:table-cell office:value-type="float" office:value="1102" calcext:value-type="float">
            <text:p>1102</text:p>
          </table:table-cell>
          <table:table-cell office:value-type="float" office:value="-0.0164781432063753" calcext:value-type="float">
            <text:p>-0,016478143206375</text:p>
          </table:table-cell>
          <table:table-cell/>
          <table:table-cell table:formula="of:=([.B1104]-[.F11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 office:value-type="float" office:value="0.00000441925514430842" calcext:value-type="float">
            <text:p>4,42E-06</text:p>
          </table:table-cell>
          <table:table-cell table:number-columns-repeated="2"/>
          <table:table-cell office:value-type="float" office:value="1103" calcext:value-type="float">
            <text:p>1103</text:p>
          </table:table-cell>
          <table:table-cell table:style-name="ce1" office:value-type="float" office:value="0.00000441925514430842" calcext:value-type="float">
            <text:p>4,42E-06</text:p>
          </table:table-cell>
          <table:table-cell/>
          <table:table-cell table:formula="of:=([.B1105]-[.F11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0.0454215814609361" calcext:value-type="float">
            <text:p>-0,045421581460936</text:p>
          </table:table-cell>
          <table:table-cell table:number-columns-repeated="2"/>
          <table:table-cell office:value-type="float" office:value="1104" calcext:value-type="float">
            <text:p>1104</text:p>
          </table:table-cell>
          <table:table-cell office:value-type="float" office:value="-0.0454215814609361" calcext:value-type="float">
            <text:p>-0,045421581460936</text:p>
          </table:table-cell>
          <table:table-cell/>
          <table:table-cell table:formula="of:=([.B1106]-[.F11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0.0756131021861481" calcext:value-type="float">
            <text:p>-0,075613102186148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-0.0756131021861481" calcext:value-type="float">
            <text:p>-0,075613102186148</text:p>
          </table:table-cell>
          <table:table-cell/>
          <table:table-cell table:formula="of:=([.B1107]-[.F11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-0.0112284786100904" calcext:value-type="float">
            <text:p>-0,01122847861009</text:p>
          </table:table-cell>
          <table:table-cell table:number-columns-repeated="2"/>
          <table:table-cell office:value-type="float" office:value="1106" calcext:value-type="float">
            <text:p>1106</text:p>
          </table:table-cell>
          <table:table-cell office:value-type="float" office:value="-0.0112284786100904" calcext:value-type="float">
            <text:p>-0,011228478610091</text:p>
          </table:table-cell>
          <table:table-cell/>
          <table:table-cell table:formula="of:=([.B1108]-[.F11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0.0211254165500712" calcext:value-type="float">
            <text:p>-0,021125416550071</text:p>
          </table:table-cell>
          <table:table-cell table:number-columns-repeated="2"/>
          <table:table-cell office:value-type="float" office:value="1107" calcext:value-type="float">
            <text:p>1107</text:p>
          </table:table-cell>
          <table:table-cell office:value-type="float" office:value="-0.0211254165500712" calcext:value-type="float">
            <text:p>-0,021125416550071</text:p>
          </table:table-cell>
          <table:table-cell/>
          <table:table-cell table:formula="of:=([.B1109]-[.F11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-0.0710583273529084" calcext:value-type="float">
            <text:p>-0,071058327352908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-0.0710583273529084" calcext:value-type="float">
            <text:p>-0,071058327352909</text:p>
          </table:table-cell>
          <table:table-cell/>
          <table:table-cell table:formula="of:=([.B1110]-[.F11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0.0257591300248942" calcext:value-type="float">
            <text:p>-0,025759130024894</text:p>
          </table:table-cell>
          <table:table-cell table:number-columns-repeated="2"/>
          <table:table-cell office:value-type="float" office:value="1109" calcext:value-type="float">
            <text:p>1109</text:p>
          </table:table-cell>
          <table:table-cell office:value-type="float" office:value="-0.0257591300248942" calcext:value-type="float">
            <text:p>-0,025759130024894</text:p>
          </table:table-cell>
          <table:table-cell/>
          <table:table-cell table:formula="of:=([.B1111]-[.F11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-0.0656982447535117" calcext:value-type="float">
            <text:p>-0,065698244753512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office:value-type="float" office:value="-0.0656982447535117" calcext:value-type="float">
            <text:p>-0,065698244753512</text:p>
          </table:table-cell>
          <table:table-cell/>
          <table:table-cell table:formula="of:=([.B1112]-[.F11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00383648142946622" calcext:value-type="float">
            <text:p>0,003836481429466</text:p>
          </table:table-cell>
          <table:table-cell table:number-columns-repeated="2"/>
          <table:table-cell office:value-type="float" office:value="1111" calcext:value-type="float">
            <text:p>1111</text:p>
          </table:table-cell>
          <table:table-cell office:value-type="float" office:value="0.00383648142946622" calcext:value-type="float">
            <text:p>0,003836481429466</text:p>
          </table:table-cell>
          <table:table-cell/>
          <table:table-cell table:formula="of:=([.B1113]-[.F11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-0.00726025011831366" calcext:value-type="float">
            <text:p>-0,007260250118314</text:p>
          </table:table-cell>
          <table:table-cell table:number-columns-repeated="2"/>
          <table:table-cell office:value-type="float" office:value="1112" calcext:value-type="float">
            <text:p>1112</text:p>
          </table:table-cell>
          <table:table-cell office:value-type="float" office:value="-0.00726025011831366" calcext:value-type="float">
            <text:p>-0,007260250118314</text:p>
          </table:table-cell>
          <table:table-cell/>
          <table:table-cell table:formula="of:=([.B1114]-[.F11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0.0533159160280738" calcext:value-type="float">
            <text:p>-0,053315916028074</text:p>
          </table:table-cell>
          <table:table-cell table:number-columns-repeated="2"/>
          <table:table-cell office:value-type="float" office:value="1113" calcext:value-type="float">
            <text:p>1113</text:p>
          </table:table-cell>
          <table:table-cell office:value-type="float" office:value="-0.0533159160280738" calcext:value-type="float">
            <text:p>-0,053315916028074</text:p>
          </table:table-cell>
          <table:table-cell/>
          <table:table-cell table:formula="of:=([.B1115]-[.F11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-0.0952693530456521" calcext:value-type="float">
            <text:p>-0,095269353045652</text:p>
          </table:table-cell>
          <table:table-cell table:number-columns-repeated="2"/>
          <table:table-cell office:value-type="float" office:value="1114" calcext:value-type="float">
            <text:p>1114</text:p>
          </table:table-cell>
          <table:table-cell office:value-type="float" office:value="-0.0952693530456521" calcext:value-type="float">
            <text:p>-0,095269353045652</text:p>
          </table:table-cell>
          <table:table-cell/>
          <table:table-cell table:formula="of:=([.B1116]-[.F11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0.0477232946189401" calcext:value-type="float">
            <text:p>-0,04772329461894</text:p>
          </table:table-cell>
          <table:table-cell table:number-columns-repeated="2"/>
          <table:table-cell office:value-type="float" office:value="1115" calcext:value-type="float">
            <text:p>1115</text:p>
          </table:table-cell>
          <table:table-cell office:value-type="float" office:value="-0.0477232946189401" calcext:value-type="float">
            <text:p>-0,04772329461894</text:p>
          </table:table-cell>
          <table:table-cell/>
          <table:table-cell table:formula="of:=([.B1117]-[.F11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-0.00730840669267082" calcext:value-type="float">
            <text:p>-0,007308406692671</text:p>
          </table:table-cell>
          <table:table-cell table:number-columns-repeated="2"/>
          <table:table-cell office:value-type="float" office:value="1116" calcext:value-type="float">
            <text:p>1116</text:p>
          </table:table-cell>
          <table:table-cell office:value-type="float" office:value="-0.00730840669267082" calcext:value-type="float">
            <text:p>-0,007308406692671</text:p>
          </table:table-cell>
          <table:table-cell/>
          <table:table-cell table:formula="of:=([.B1118]-[.F11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0.0546031348425418" calcext:value-type="float">
            <text:p>-0,054603134842542</text:p>
          </table:table-cell>
          <table:table-cell table:number-columns-repeated="2"/>
          <table:table-cell office:value-type="float" office:value="1117" calcext:value-type="float">
            <text:p>1117</text:p>
          </table:table-cell>
          <table:table-cell office:value-type="float" office:value="-0.0546031348425418" calcext:value-type="float">
            <text:p>-0,054603134842542</text:p>
          </table:table-cell>
          <table:table-cell/>
          <table:table-cell table:formula="of:=([.B1119]-[.F11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-0.0714802909889934" calcext:value-type="float">
            <text:p>-0,071480290988993</text:p>
          </table:table-cell>
          <table:table-cell table:number-columns-repeated="2"/>
          <table:table-cell office:value-type="float" office:value="1118" calcext:value-type="float">
            <text:p>1118</text:p>
          </table:table-cell>
          <table:table-cell office:value-type="float" office:value="-0.0714802909889934" calcext:value-type="float">
            <text:p>-0,071480290988993</text:p>
          </table:table-cell>
          <table:table-cell/>
          <table:table-cell table:formula="of:=([.B1120]-[.F11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113887655083106" calcext:value-type="float">
            <text:p>0,113887655083106</text:p>
          </table:table-cell>
          <table:table-cell table:number-columns-repeated="2"/>
          <table:table-cell office:value-type="float" office:value="1119" calcext:value-type="float">
            <text:p>1119</text:p>
          </table:table-cell>
          <table:table-cell office:value-type="float" office:value="0.113887655083106" calcext:value-type="float">
            <text:p>0,113887655083106</text:p>
          </table:table-cell>
          <table:table-cell/>
          <table:table-cell table:formula="of:=([.B1121]-[.F1121])^2" office:value-type="float" office:value="2.22637501571164E-031" calcext:value-type="float">
            <text:p>2,22637501571164E-3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473486965069486" calcext:value-type="float">
            <text:p>0,004734869650695</text:p>
          </table:table-cell>
          <table:table-cell table:number-columns-repeated="2"/>
          <table:table-cell office:value-type="float" office:value="1120" calcext:value-type="float">
            <text:p>1120</text:p>
          </table:table-cell>
          <table:table-cell office:value-type="float" office:value="0.00473486965069486" calcext:value-type="float">
            <text:p>0,004734869650695</text:p>
          </table:table-cell>
          <table:table-cell/>
          <table:table-cell table:formula="of:=([.B1122]-[.F11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0.0501875216374731" calcext:value-type="float">
            <text:p>-0,050187521637473</text:p>
          </table:table-cell>
          <table:table-cell table:number-columns-repeated="2"/>
          <table:table-cell office:value-type="float" office:value="1121" calcext:value-type="float">
            <text:p>1121</text:p>
          </table:table-cell>
          <table:table-cell office:value-type="float" office:value="-0.0501875216374731" calcext:value-type="float">
            <text:p>-0,050187521637473</text:p>
          </table:table-cell>
          <table:table-cell/>
          <table:table-cell table:formula="of:=([.B1123]-[.F11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-0.0390453298879127" calcext:value-type="float">
            <text:p>-0,039045329887913</text:p>
          </table:table-cell>
          <table:table-cell table:number-columns-repeated="2"/>
          <table:table-cell office:value-type="float" office:value="1122" calcext:value-type="float">
            <text:p>1122</text:p>
          </table:table-cell>
          <table:table-cell office:value-type="float" office:value="-0.0390453298879127" calcext:value-type="float">
            <text:p>-0,039045329887913</text:p>
          </table:table-cell>
          <table:table-cell/>
          <table:table-cell table:formula="of:=([.B1124]-[.F11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0.00250487720234366" calcext:value-type="float">
            <text:p>-0,002504877202344</text:p>
          </table:table-cell>
          <table:table-cell table:number-columns-repeated="2"/>
          <table:table-cell office:value-type="float" office:value="1123" calcext:value-type="float">
            <text:p>1123</text:p>
          </table:table-cell>
          <table:table-cell office:value-type="float" office:value="-0.00250487720234366" calcext:value-type="float">
            <text:p>-0,002504877202344</text:p>
          </table:table-cell>
          <table:table-cell/>
          <table:table-cell table:formula="of:=([.B1125]-[.F11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0.0504526239036707" calcext:value-type="float">
            <text:p>-0,050452623903671</text:p>
          </table:table-cell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-0.0504526239036707" calcext:value-type="float">
            <text:p>-0,050452623903671</text:p>
          </table:table-cell>
          <table:table-cell/>
          <table:table-cell table:formula="of:=([.B1126]-[.F11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0.0681223717563954" calcext:value-type="float">
            <text:p>-0,068122371756395</text:p>
          </table:table-cell>
          <table:table-cell table:number-columns-repeated="2"/>
          <table:table-cell office:value-type="float" office:value="1125" calcext:value-type="float">
            <text:p>1125</text:p>
          </table:table-cell>
          <table:table-cell office:value-type="float" office:value="-0.0681223717563954" calcext:value-type="float">
            <text:p>-0,068122371756395</text:p>
          </table:table-cell>
          <table:table-cell/>
          <table:table-cell table:formula="of:=([.B1127]-[.F11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-0.0627374009591212" calcext:value-type="float">
            <text:p>-0,062737400959121</text:p>
          </table:table-cell>
          <table:table-cell table:number-columns-repeated="2"/>
          <table:table-cell office:value-type="float" office:value="1126" calcext:value-type="float">
            <text:p>1126</text:p>
          </table:table-cell>
          <table:table-cell office:value-type="float" office:value="-0.0627374009591212" calcext:value-type="float">
            <text:p>-0,062737400959121</text:p>
          </table:table-cell>
          <table:table-cell/>
          <table:table-cell table:formula="of:=([.B1128]-[.F11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0.0518154011975766" calcext:value-type="float">
            <text:p>-0,051815401197577</text:p>
          </table:table-cell>
          <table:table-cell table:number-columns-repeated="2"/>
          <table:table-cell office:value-type="float" office:value="1127" calcext:value-type="float">
            <text:p>1127</text:p>
          </table:table-cell>
          <table:table-cell office:value-type="float" office:value="-0.0518154011975766" calcext:value-type="float">
            <text:p>-0,051815401197577</text:p>
          </table:table-cell>
          <table:table-cell/>
          <table:table-cell table:formula="of:=([.B1129]-[.F11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0.0753495796865148" calcext:value-type="float">
            <text:p>-0,075349579686515</text:p>
          </table:table-cell>
          <table:table-cell table:number-columns-repeated="2"/>
          <table:table-cell office:value-type="float" office:value="1128" calcext:value-type="float">
            <text:p>1128</text:p>
          </table:table-cell>
          <table:table-cell office:value-type="float" office:value="-0.0753495796865148" calcext:value-type="float">
            <text:p>-0,075349579686515</text:p>
          </table:table-cell>
          <table:table-cell/>
          <table:table-cell table:formula="of:=([.B1130]-[.F11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18404612913093" calcext:value-type="float">
            <text:p>0,18404612913093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0.18404612913093" calcext:value-type="float">
            <text:p>0,18404612913093</text:p>
          </table:table-cell>
          <table:table-cell/>
          <table:table-cell table:formula="of:=([.B1131]-[.F11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0.0507726265686333" calcext:value-type="float">
            <text:p>-0,050772626568633</text:p>
          </table:table-cell>
          <table:table-cell table:number-columns-repeated="2"/>
          <table:table-cell office:value-type="float" office:value="1130" calcext:value-type="float">
            <text:p>1130</text:p>
          </table:table-cell>
          <table:table-cell office:value-type="float" office:value="-0.0507726265686333" calcext:value-type="float">
            <text:p>-0,050772626568633</text:p>
          </table:table-cell>
          <table:table-cell/>
          <table:table-cell table:formula="of:=([.B1132]-[.F11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0.0203446208212995" calcext:value-type="float">
            <text:p>-0,0203446208213</text:p>
          </table:table-cell>
          <table:table-cell table:number-columns-repeated="2"/>
          <table:table-cell office:value-type="float" office:value="1131" calcext:value-type="float">
            <text:p>1131</text:p>
          </table:table-cell>
          <table:table-cell office:value-type="float" office:value="-0.0203446208212995" calcext:value-type="float">
            <text:p>-0,0203446208213</text:p>
          </table:table-cell>
          <table:table-cell/>
          <table:table-cell table:formula="of:=([.B1133]-[.F11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0.0382716737914136" calcext:value-type="float">
            <text:p>-0,038271673791414</text:p>
          </table:table-cell>
          <table:table-cell table:number-columns-repeated="2"/>
          <table:table-cell office:value-type="float" office:value="1132" calcext:value-type="float">
            <text:p>1132</text:p>
          </table:table-cell>
          <table:table-cell office:value-type="float" office:value="-0.0382716737914136" calcext:value-type="float">
            <text:p>-0,038271673791414</text:p>
          </table:table-cell>
          <table:table-cell/>
          <table:table-cell table:formula="of:=([.B1134]-[.F11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0.0593549992421958" calcext:value-type="float">
            <text:p>-0,059354999242196</text:p>
          </table:table-cell>
          <table:table-cell table:number-columns-repeated="2"/>
          <table:table-cell office:value-type="float" office:value="1133" calcext:value-type="float">
            <text:p>1133</text:p>
          </table:table-cell>
          <table:table-cell office:value-type="float" office:value="-0.0593549992421958" calcext:value-type="float">
            <text:p>-0,059354999242196</text:p>
          </table:table-cell>
          <table:table-cell/>
          <table:table-cell table:formula="of:=([.B1135]-[.F11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0.070802132122967" calcext:value-type="float">
            <text:p>-0,070802132122967</text:p>
          </table:table-cell>
          <table:table-cell table:number-columns-repeated="2"/>
          <table:table-cell office:value-type="float" office:value="1134" calcext:value-type="float">
            <text:p>1134</text:p>
          </table:table-cell>
          <table:table-cell office:value-type="float" office:value="-0.070802132122967" calcext:value-type="float">
            <text:p>-0,070802132122967</text:p>
          </table:table-cell>
          <table:table-cell/>
          <table:table-cell table:formula="of:=([.B1136]-[.F11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0.0433056338885063" calcext:value-type="float">
            <text:p>-0,043305633888506</text:p>
          </table:table-cell>
          <table:table-cell table:number-columns-repeated="2"/>
          <table:table-cell office:value-type="float" office:value="1135" calcext:value-type="float">
            <text:p>1135</text:p>
          </table:table-cell>
          <table:table-cell office:value-type="float" office:value="-0.0433056338885063" calcext:value-type="float">
            <text:p>-0,043305633888506</text:p>
          </table:table-cell>
          <table:table-cell/>
          <table:table-cell table:formula="of:=([.B1137]-[.F11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10792149529002" calcext:value-type="float">
            <text:p>0,10792149529002</text:p>
          </table:table-cell>
          <table:table-cell table:number-columns-repeated="2"/>
          <table:table-cell office:value-type="float" office:value="1136" calcext:value-type="float">
            <text:p>1136</text:p>
          </table:table-cell>
          <table:table-cell office:value-type="float" office:value="0.10792149529002" calcext:value-type="float">
            <text:p>0,10792149529002</text:p>
          </table:table-cell>
          <table:table-cell/>
          <table:table-cell table:formula="of:=([.B1138]-[.F11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122991466343547" calcext:value-type="float">
            <text:p>0,122991466343547</text:p>
          </table:table-cell>
          <table:table-cell table:number-columns-repeated="2"/>
          <table:table-cell office:value-type="float" office:value="1137" calcext:value-type="float">
            <text:p>1137</text:p>
          </table:table-cell>
          <table:table-cell office:value-type="float" office:value="0.122991466343547" calcext:value-type="float">
            <text:p>0,122991466343547</text:p>
          </table:table-cell>
          <table:table-cell/>
          <table:table-cell table:formula="of:=([.B1139]-[.F11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-0.00696666341083779" calcext:value-type="float">
            <text:p>-0,006966663410838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-0.00696666341083779" calcext:value-type="float">
            <text:p>-0,006966663410838</text:p>
          </table:table-cell>
          <table:table-cell/>
          <table:table-cell table:formula="of:=([.B1140]-[.F11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0.0494893996219324" calcext:value-type="float">
            <text:p>-0,049489399621932</text:p>
          </table:table-cell>
          <table:table-cell table:number-columns-repeated="2"/>
          <table:table-cell office:value-type="float" office:value="1139" calcext:value-type="float">
            <text:p>1139</text:p>
          </table:table-cell>
          <table:table-cell office:value-type="float" office:value="-0.0494893996219324" calcext:value-type="float">
            <text:p>-0,049489399621933</text:p>
          </table:table-cell>
          <table:table-cell/>
          <table:table-cell table:formula="of:=([.B1141]-[.F11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0.00138302763392142" calcext:value-type="float">
            <text:p>-0,001383027633921</text:p>
          </table:table-cell>
          <table:table-cell table:number-columns-repeated="2"/>
          <table:table-cell office:value-type="float" office:value="1140" calcext:value-type="float">
            <text:p>1140</text:p>
          </table:table-cell>
          <table:table-cell office:value-type="float" office:value="-0.00138302763392142" calcext:value-type="float">
            <text:p>-0,001383027633921</text:p>
          </table:table-cell>
          <table:table-cell/>
          <table:table-cell table:formula="of:=([.B1142]-[.F11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00831218356274032" calcext:value-type="float">
            <text:p>0,00831218356274</text:p>
          </table:table-cell>
          <table:table-cell table:number-columns-repeated="2"/>
          <table:table-cell office:value-type="float" office:value="1141" calcext:value-type="float">
            <text:p>1141</text:p>
          </table:table-cell>
          <table:table-cell office:value-type="float" office:value="0.00831218356274032" calcext:value-type="float">
            <text:p>0,00831218356274</text:p>
          </table:table-cell>
          <table:table-cell/>
          <table:table-cell table:formula="of:=([.B1143]-[.F11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-0.0489620881319266" calcext:value-type="float">
            <text:p>-0,048962088131927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-0.0489620881319266" calcext:value-type="float">
            <text:p>-0,048962088131927</text:p>
          </table:table-cell>
          <table:table-cell/>
          <table:table-cell table:formula="of:=([.B1144]-[.F11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0.0319191836768428" calcext:value-type="float">
            <text:p>-0,031919183676843</text:p>
          </table:table-cell>
          <table:table-cell table:number-columns-repeated="2"/>
          <table:table-cell office:value-type="float" office:value="1143" calcext:value-type="float">
            <text:p>1143</text:p>
          </table:table-cell>
          <table:table-cell office:value-type="float" office:value="-0.0319191836768428" calcext:value-type="float">
            <text:p>-0,031919183676843</text:p>
          </table:table-cell>
          <table:table-cell/>
          <table:table-cell table:formula="of:=([.B1145]-[.F11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-0.0977365992004904" calcext:value-type="float">
            <text:p>-0,09773659920049</text:p>
          </table:table-cell>
          <table:table-cell table:number-columns-repeated="2"/>
          <table:table-cell office:value-type="float" office:value="1144" calcext:value-type="float">
            <text:p>1144</text:p>
          </table:table-cell>
          <table:table-cell office:value-type="float" office:value="-0.0977365992004904" calcext:value-type="float">
            <text:p>-0,09773659920049</text:p>
          </table:table-cell>
          <table:table-cell/>
          <table:table-cell table:formula="of:=([.B1146]-[.F11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0.0356472266210264" calcext:value-type="float">
            <text:p>-0,035647226621026</text:p>
          </table:table-cell>
          <table:table-cell table:number-columns-repeated="2"/>
          <table:table-cell office:value-type="float" office:value="1145" calcext:value-type="float">
            <text:p>1145</text:p>
          </table:table-cell>
          <table:table-cell office:value-type="float" office:value="-0.0356472266210264" calcext:value-type="float">
            <text:p>-0,035647226621027</text:p>
          </table:table-cell>
          <table:table-cell/>
          <table:table-cell table:formula="of:=([.B1147]-[.F11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-0.138513484120341" calcext:value-type="float">
            <text:p>-0,138513484120341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-0.138513484120341" calcext:value-type="float">
            <text:p>-0,138513484120341</text:p>
          </table:table-cell>
          <table:table-cell/>
          <table:table-cell table:formula="of:=([.B1148]-[.F11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0235628813813576" calcext:value-type="float">
            <text:p>0,023562881381358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float" office:value="0.0235628813813576" calcext:value-type="float">
            <text:p>0,023562881381358</text:p>
          </table:table-cell>
          <table:table-cell/>
          <table:table-cell table:formula="of:=([.B1149]-[.F11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145169230530612" calcext:value-type="float">
            <text:p>0,145169230530612</text:p>
          </table:table-cell>
          <table:table-cell table:number-columns-repeated="2"/>
          <table:table-cell office:value-type="float" office:value="1148" calcext:value-type="float">
            <text:p>1148</text:p>
          </table:table-cell>
          <table:table-cell office:value-type="float" office:value="0.145169230530612" calcext:value-type="float">
            <text:p>0,145169230530612</text:p>
          </table:table-cell>
          <table:table-cell/>
          <table:table-cell table:formula="of:=([.B1150]-[.F11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114459957381173" calcext:value-type="float">
            <text:p>0,114459957381173</text:p>
          </table:table-cell>
          <table:table-cell table:number-columns-repeated="2"/>
          <table:table-cell office:value-type="float" office:value="1149" calcext:value-type="float">
            <text:p>1149</text:p>
          </table:table-cell>
          <table:table-cell office:value-type="float" office:value="0.114459957381173" calcext:value-type="float">
            <text:p>0,114459957381173</text:p>
          </table:table-cell>
          <table:table-cell/>
          <table:table-cell table:formula="of:=([.B1151]-[.F11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112622286092897" calcext:value-type="float">
            <text:p>0,11262228609289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0.112622286092897" calcext:value-type="float">
            <text:p>0,112622286092897</text:p>
          </table:table-cell>
          <table:table-cell/>
          <table:table-cell table:formula="of:=([.B1152]-[.F11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0.0684321439196811" calcext:value-type="float">
            <text:p>-0,068432143919681</text:p>
          </table:table-cell>
          <table:table-cell table:number-columns-repeated="2"/>
          <table:table-cell office:value-type="float" office:value="1151" calcext:value-type="float">
            <text:p>1151</text:p>
          </table:table-cell>
          <table:table-cell office:value-type="float" office:value="-0.0684321439196811" calcext:value-type="float">
            <text:p>-0,068432143919681</text:p>
          </table:table-cell>
          <table:table-cell/>
          <table:table-cell table:formula="of:=([.B1153]-[.F11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-0.0367307387796491" calcext:value-type="float">
            <text:p>-0,036730738779649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-0.0367307387796491" calcext:value-type="float">
            <text:p>-0,036730738779649</text:p>
          </table:table-cell>
          <table:table-cell/>
          <table:table-cell table:formula="of:=([.B1154]-[.F11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0.0422946195681633" calcext:value-type="float">
            <text:p>-0,042294619568163</text:p>
          </table:table-cell>
          <table:table-cell table:number-columns-repeated="2"/>
          <table:table-cell office:value-type="float" office:value="1153" calcext:value-type="float">
            <text:p>1153</text:p>
          </table:table-cell>
          <table:table-cell office:value-type="float" office:value="-0.0422946195681633" calcext:value-type="float">
            <text:p>-0,042294619568163</text:p>
          </table:table-cell>
          <table:table-cell/>
          <table:table-cell table:formula="of:=([.B1155]-[.F11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0.037497860553977" calcext:value-type="float">
            <text:p>-0,037497860553977</text:p>
          </table:table-cell>
          <table:table-cell table:number-columns-repeated="2"/>
          <table:table-cell office:value-type="float" office:value="1154" calcext:value-type="float">
            <text:p>1154</text:p>
          </table:table-cell>
          <table:table-cell office:value-type="float" office:value="-0.037497860553977" calcext:value-type="float">
            <text:p>-0,037497860553977</text:p>
          </table:table-cell>
          <table:table-cell/>
          <table:table-cell table:formula="of:=([.B1156]-[.F11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0428310841045958" calcext:value-type="float">
            <text:p>0,042831084104596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0.0428310841045958" calcext:value-type="float">
            <text:p>0,042831084104596</text:p>
          </table:table-cell>
          <table:table-cell/>
          <table:table-cell table:formula="of:=([.B1157]-[.F11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0.0179484891270274" calcext:value-type="float">
            <text:p>-0,017948489127027</text:p>
          </table:table-cell>
          <table:table-cell table:number-columns-repeated="2"/>
          <table:table-cell office:value-type="float" office:value="1156" calcext:value-type="float">
            <text:p>1156</text:p>
          </table:table-cell>
          <table:table-cell office:value-type="float" office:value="-0.0179484891270274" calcext:value-type="float">
            <text:p>-0,017948489127028</text:p>
          </table:table-cell>
          <table:table-cell/>
          <table:table-cell table:formula="of:=([.B1158]-[.F11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0.0292498952573025" calcext:value-type="float">
            <text:p>-0,029249895257303</text:p>
          </table:table-cell>
          <table:table-cell table:number-columns-repeated="2"/>
          <table:table-cell office:value-type="float" office:value="1157" calcext:value-type="float">
            <text:p>1157</text:p>
          </table:table-cell>
          <table:table-cell office:value-type="float" office:value="-0.0292498952573025" calcext:value-type="float">
            <text:p>-0,029249895257303</text:p>
          </table:table-cell>
          <table:table-cell/>
          <table:table-cell table:formula="of:=([.B1159]-[.F11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-0.0236340472937066" calcext:value-type="float">
            <text:p>-0,023634047293707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-0.0236340472937066" calcext:value-type="float">
            <text:p>-0,023634047293707</text:p>
          </table:table-cell>
          <table:table-cell/>
          <table:table-cell table:formula="of:=([.B1160]-[.F11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0.00860100417913207" calcext:value-type="float">
            <text:p>-0,008601004179132</text:p>
          </table:table-cell>
          <table:table-cell table:number-columns-repeated="2"/>
          <table:table-cell office:value-type="float" office:value="1159" calcext:value-type="float">
            <text:p>1159</text:p>
          </table:table-cell>
          <table:table-cell office:value-type="float" office:value="-0.00860100417913207" calcext:value-type="float">
            <text:p>-0,008601004179132</text:p>
          </table:table-cell>
          <table:table-cell/>
          <table:table-cell table:formula="of:=([.B1161]-[.F11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0.0562976218683208" calcext:value-type="float">
            <text:p>-0,056297621868321</text:p>
          </table:table-cell>
          <table:table-cell table:number-columns-repeated="2"/>
          <table:table-cell office:value-type="float" office:value="1160" calcext:value-type="float">
            <text:p>1160</text:p>
          </table:table-cell>
          <table:table-cell office:value-type="float" office:value="-0.0562976218683208" calcext:value-type="float">
            <text:p>-0,056297621868321</text:p>
          </table:table-cell>
          <table:table-cell/>
          <table:table-cell table:formula="of:=([.B1162]-[.F11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0172296962668488" calcext:value-type="float">
            <text:p>0,017229696266849</text:p>
          </table:table-cell>
          <table:table-cell table:number-columns-repeated="2"/>
          <table:table-cell office:value-type="float" office:value="1161" calcext:value-type="float">
            <text:p>1161</text:p>
          </table:table-cell>
          <table:table-cell office:value-type="float" office:value="0.0172296962668488" calcext:value-type="float">
            <text:p>0,017229696266849</text:p>
          </table:table-cell>
          <table:table-cell/>
          <table:table-cell table:formula="of:=([.B1163]-[.F11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0.0464359848946656" calcext:value-type="float">
            <text:p>-0,046435984894666</text:p>
          </table:table-cell>
          <table:table-cell table:number-columns-repeated="2"/>
          <table:table-cell office:value-type="float" office:value="1162" calcext:value-type="float">
            <text:p>1162</text:p>
          </table:table-cell>
          <table:table-cell office:value-type="float" office:value="-0.0464359848946656" calcext:value-type="float">
            <text:p>-0,046435984894666</text:p>
          </table:table-cell>
          <table:table-cell/>
          <table:table-cell table:formula="of:=([.B1164]-[.F11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0.0177724510695555" calcext:value-type="float">
            <text:p>-0,017772451069556</text:p>
          </table:table-cell>
          <table:table-cell table:number-columns-repeated="2"/>
          <table:table-cell office:value-type="float" office:value="1163" calcext:value-type="float">
            <text:p>1163</text:p>
          </table:table-cell>
          <table:table-cell table:style-name="ce1" office:value-type="float" office:value="-0.0177724510695555" calcext:value-type="float">
            <text:p>-1,78E-02</text:p>
          </table:table-cell>
          <table:table-cell/>
          <table:table-cell table:formula="of:=([.B1165]-[.F11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-0.0081852023240859" calcext:value-type="float">
            <text:p>-0,008185202324086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-0.0081852023240859" calcext:value-type="float">
            <text:p>-0,008185202324086</text:p>
          </table:table-cell>
          <table:table-cell/>
          <table:table-cell table:formula="of:=([.B1166]-[.F11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0126920482766615" calcext:value-type="float">
            <text:p>0,012692048276662</text:p>
          </table:table-cell>
          <table:table-cell table:number-columns-repeated="2"/>
          <table:table-cell office:value-type="float" office:value="1165" calcext:value-type="float">
            <text:p>1165</text:p>
          </table:table-cell>
          <table:table-cell office:value-type="float" office:value="0.0126920482766615" calcext:value-type="float">
            <text:p>0,012692048276662</text:p>
          </table:table-cell>
          <table:table-cell/>
          <table:table-cell table:formula="of:=([.B1167]-[.F11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0122351272247036" calcext:value-type="float">
            <text:p>0,012235127224704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 office:value-type="float" office:value="0.0122351272247036" calcext:value-type="float">
            <text:p>0,012235127224704</text:p>
          </table:table-cell>
          <table:table-cell/>
          <table:table-cell table:formula="of:=([.B1168]-[.F1168])^2" office:value-type="float" office:value="2.03426350375902E-033" calcext:value-type="float">
            <text:p>2,03426350375902E-3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0.0207086277735441" calcext:value-type="float">
            <text:p>-0,020708627773544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-0.0207086277735441" calcext:value-type="float">
            <text:p>-0,020708627773544</text:p>
          </table:table-cell>
          <table:table-cell/>
          <table:table-cell table:formula="of:=([.B1169]-[.F11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-0.0757444089249782" calcext:value-type="float">
            <text:p>-0,075744408924978</text:p>
          </table:table-cell>
          <table:table-cell table:number-columns-repeated="2"/>
          <table:table-cell office:value-type="float" office:value="1168" calcext:value-type="float">
            <text:p>1168</text:p>
          </table:table-cell>
          <table:table-cell office:value-type="float" office:value="-0.0757444089249782" calcext:value-type="float">
            <text:p>-0,075744408924978</text:p>
          </table:table-cell>
          <table:table-cell/>
          <table:table-cell table:formula="of:=([.B1170]-[.F11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135162988086819" calcext:value-type="float">
            <text:p>0,135162988086819</text:p>
          </table:table-cell>
          <table:table-cell table:number-columns-repeated="2"/>
          <table:table-cell office:value-type="float" office:value="1169" calcext:value-type="float">
            <text:p>1169</text:p>
          </table:table-cell>
          <table:table-cell office:value-type="float" office:value="0.135162988086819" calcext:value-type="float">
            <text:p>0,135162988086819</text:p>
          </table:table-cell>
          <table:table-cell/>
          <table:table-cell table:formula="of:=([.B1171]-[.F11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0.0980213366169489" calcext:value-type="float">
            <text:p>-0,098021336616949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-0.0980213366169489" calcext:value-type="float">
            <text:p>-0,098021336616949</text:p>
          </table:table-cell>
          <table:table-cell/>
          <table:table-cell table:formula="of:=([.B1172]-[.F11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176867807058326" calcext:value-type="float">
            <text:p>0,176867807058326</text:p>
          </table:table-cell>
          <table:table-cell table:number-columns-repeated="2"/>
          <table:table-cell office:value-type="float" office:value="1171" calcext:value-type="float">
            <text:p>1171</text:p>
          </table:table-cell>
          <table:table-cell office:value-type="float" office:value="0.176867807058326" calcext:value-type="float">
            <text:p>0,176867807058326</text:p>
          </table:table-cell>
          <table:table-cell/>
          <table:table-cell table:formula="of:=([.B1173]-[.F11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131621543656742" calcext:value-type="float">
            <text:p>0,131621543656742</text:p>
          </table:table-cell>
          <table:table-cell table:number-columns-repeated="2"/>
          <table:table-cell office:value-type="float" office:value="1172" calcext:value-type="float">
            <text:p>1172</text:p>
          </table:table-cell>
          <table:table-cell office:value-type="float" office:value="0.131621543656742" calcext:value-type="float">
            <text:p>0,131621543656742</text:p>
          </table:table-cell>
          <table:table-cell/>
          <table:table-cell table:formula="of:=([.B1174]-[.F1174])^2" office:value-type="float" office:value="2.49600520792586E-031" calcext:value-type="float">
            <text:p>2,49600520792586E-3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0280520449209054" calcext:value-type="float">
            <text:p>0,028052044920905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 office:value-type="float" office:value="0.0280520449209054" calcext:value-type="float">
            <text:p>0,028052044920906</text:p>
          </table:table-cell>
          <table:table-cell/>
          <table:table-cell table:formula="of:=([.B1175]-[.F11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-0.100565083646758" calcext:value-type="float">
            <text:p>-0,100565083646758</text:p>
          </table:table-cell>
          <table:table-cell table:number-columns-repeated="2"/>
          <table:table-cell office:value-type="float" office:value="1174" calcext:value-type="float">
            <text:p>1174</text:p>
          </table:table-cell>
          <table:table-cell office:value-type="float" office:value="-0.100565083646758" calcext:value-type="float">
            <text:p>-0,100565083646758</text:p>
          </table:table-cell>
          <table:table-cell/>
          <table:table-cell table:formula="of:=([.B1176]-[.F11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0.0773588017354087" calcext:value-type="float">
            <text:p>-0,077358801735409</text:p>
          </table:table-cell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-0.0773588017354087" calcext:value-type="float">
            <text:p>-0,077358801735409</text:p>
          </table:table-cell>
          <table:table-cell/>
          <table:table-cell table:formula="of:=([.B1177]-[.F11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0253448500018514" calcext:value-type="float">
            <text:p>0,002534485000185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office:value-type="float" office:value="0.00253448500018514" calcext:value-type="float">
            <text:p>0,002534485000185</text:p>
          </table:table-cell>
          <table:table-cell/>
          <table:table-cell table:formula="of:=([.B1178]-[.F11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0.0293153404931178" calcext:value-type="float">
            <text:p>-0,029315340493118</text:p>
          </table:table-cell>
          <table:table-cell table:number-columns-repeated="2"/>
          <table:table-cell office:value-type="float" office:value="1177" calcext:value-type="float">
            <text:p>1177</text:p>
          </table:table-cell>
          <table:table-cell office:value-type="float" office:value="-0.0293153404931178" calcext:value-type="float">
            <text:p>-0,029315340493118</text:p>
          </table:table-cell>
          <table:table-cell/>
          <table:table-cell table:formula="of:=([.B1179]-[.F11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0450283648434386" calcext:value-type="float">
            <text:p>0,045028364843439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0.0450283648434386" calcext:value-type="float">
            <text:p>0,045028364843439</text:p>
          </table:table-cell>
          <table:table-cell/>
          <table:table-cell table:formula="of:=([.B1180]-[.F11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028822912333091" calcext:value-type="float">
            <text:p>0,028822912333091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office:value-type="float" office:value="0.028822912333091" calcext:value-type="float">
            <text:p>0,028822912333091</text:p>
          </table:table-cell>
          <table:table-cell/>
          <table:table-cell table:formula="of:=([.B1181]-[.F11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0.0292291288371595" calcext:value-type="float">
            <text:p>-0,02922912883716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-0.0292291288371595" calcext:value-type="float">
            <text:p>-0,02922912883716</text:p>
          </table:table-cell>
          <table:table-cell/>
          <table:table-cell table:formula="of:=([.B1182]-[.F11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0.0687012185142253" calcext:value-type="float">
            <text:p>-0,068701218514225</text:p>
          </table:table-cell>
          <table:table-cell table:number-columns-repeated="2"/>
          <table:table-cell office:value-type="float" office:value="1181" calcext:value-type="float">
            <text:p>1181</text:p>
          </table:table-cell>
          <table:table-cell office:value-type="float" office:value="-0.0687012185142253" calcext:value-type="float">
            <text:p>-0,068701218514225</text:p>
          </table:table-cell>
          <table:table-cell/>
          <table:table-cell table:formula="of:=([.B1183]-[.F11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-0.0360858920140565" calcext:value-type="float">
            <text:p>-0,036085892014057</text:p>
          </table:table-cell>
          <table:table-cell table:number-columns-repeated="2"/>
          <table:table-cell office:value-type="float" office:value="1182" calcext:value-type="float">
            <text:p>1182</text:p>
          </table:table-cell>
          <table:table-cell office:value-type="float" office:value="-0.0360858920140565" calcext:value-type="float">
            <text:p>-0,036085892014057</text:p>
          </table:table-cell>
          <table:table-cell/>
          <table:table-cell table:formula="of:=([.B1184]-[.F11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116746474648298" calcext:value-type="float">
            <text:p>0,116746474648298</text:p>
          </table:table-cell>
          <table:table-cell table:number-columns-repeated="2"/>
          <table:table-cell office:value-type="float" office:value="1183" calcext:value-type="float">
            <text:p>1183</text:p>
          </table:table-cell>
          <table:table-cell office:value-type="float" office:value="0.116746474648298" calcext:value-type="float">
            <text:p>0,116746474648298</text:p>
          </table:table-cell>
          <table:table-cell/>
          <table:table-cell table:formula="of:=([.B1185]-[.F11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017176517830133" calcext:value-type="float">
            <text:p>0,017176517830133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office:value-type="float" office:value="0.017176517830133" calcext:value-type="float">
            <text:p>0,017176517830133</text:p>
          </table:table-cell>
          <table:table-cell/>
          <table:table-cell table:formula="of:=([.B1186]-[.F11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167923734240319" calcext:value-type="float">
            <text:p>0,16792373424031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0.167923734240319" calcext:value-type="float">
            <text:p>0,167923734240319</text:p>
          </table:table-cell>
          <table:table-cell/>
          <table:table-cell table:formula="of:=([.B1187]-[.F11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0.0468300499000428" calcext:value-type="float">
            <text:p>-0,046830049900043</text:p>
          </table:table-cell>
          <table:table-cell table:number-columns-repeated="2"/>
          <table:table-cell office:value-type="float" office:value="1186" calcext:value-type="float">
            <text:p>1186</text:p>
          </table:table-cell>
          <table:table-cell office:value-type="float" office:value="-0.0468300499000428" calcext:value-type="float">
            <text:p>-0,046830049900043</text:p>
          </table:table-cell>
          <table:table-cell/>
          <table:table-cell table:formula="of:=([.B1188]-[.F11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0178291571580706" calcext:value-type="float">
            <text:p>0,017829157158071</text:p>
          </table:table-cell>
          <table:table-cell table:number-columns-repeated="2"/>
          <table:table-cell office:value-type="float" office:value="1187" calcext:value-type="float">
            <text:p>1187</text:p>
          </table:table-cell>
          <table:table-cell office:value-type="float" office:value="0.0178291571580706" calcext:value-type="float">
            <text:p>0,017829157158071</text:p>
          </table:table-cell>
          <table:table-cell/>
          <table:table-cell table:formula="of:=([.B1189]-[.F11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0101631286526405" calcext:value-type="float">
            <text:p>0,010163128652641</text:p>
          </table:table-cell>
          <table:table-cell table:number-columns-repeated="2"/>
          <table:table-cell office:value-type="float" office:value="1188" calcext:value-type="float">
            <text:p>1188</text:p>
          </table:table-cell>
          <table:table-cell office:value-type="float" office:value="0.0101631286526405" calcext:value-type="float">
            <text:p>0,010163128652641</text:p>
          </table:table-cell>
          <table:table-cell/>
          <table:table-cell table:formula="of:=([.B1190]-[.F11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0.0374351359070622" calcext:value-type="float">
            <text:p>-0,037435135907062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office:value-type="float" office:value="-0.0374351359070622" calcext:value-type="float">
            <text:p>-0,037435135907062</text:p>
          </table:table-cell>
          <table:table-cell/>
          <table:table-cell table:formula="of:=([.B1191]-[.F11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0.0438009558503679" calcext:value-type="float">
            <text:p>-0,043800955850368</text:p>
          </table:table-cell>
          <table:table-cell table:number-columns-repeated="2"/>
          <table:table-cell office:value-type="float" office:value="1190" calcext:value-type="float">
            <text:p>1190</text:p>
          </table:table-cell>
          <table:table-cell office:value-type="float" office:value="-0.0438009558503679" calcext:value-type="float">
            <text:p>-0,043800955850368</text:p>
          </table:table-cell>
          <table:table-cell/>
          <table:table-cell table:formula="of:=([.B1192]-[.F11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0.0775949273304182" calcext:value-type="float">
            <text:p>-0,077594927330418</text:p>
          </table:table-cell>
          <table:table-cell table:number-columns-repeated="2"/>
          <table:table-cell office:value-type="float" office:value="1191" calcext:value-type="float">
            <text:p>1191</text:p>
          </table:table-cell>
          <table:table-cell office:value-type="float" office:value="-0.0775949273304182" calcext:value-type="float">
            <text:p>-0,077594927330418</text:p>
          </table:table-cell>
          <table:table-cell/>
          <table:table-cell table:formula="of:=([.B1193]-[.F11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-0.045939685308618" calcext:value-type="float">
            <text:p>-0,045939685308618</text:p>
          </table:table-cell>
          <table:table-cell table:number-columns-repeated="2"/>
          <table:table-cell office:value-type="float" office:value="1192" calcext:value-type="float">
            <text:p>1192</text:p>
          </table:table-cell>
          <table:table-cell office:value-type="float" office:value="-0.045939685308618" calcext:value-type="float">
            <text:p>-0,045939685308618</text:p>
          </table:table-cell>
          <table:table-cell/>
          <table:table-cell table:formula="of:=([.B1194]-[.F11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0.0548035862321311" calcext:value-type="float">
            <text:p>-0,054803586232131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-0.0548035862321311" calcext:value-type="float">
            <text:p>-0,054803586232131</text:p>
          </table:table-cell>
          <table:table-cell/>
          <table:table-cell table:formula="of:=([.B1195]-[.F11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-0.0292498952573025" calcext:value-type="float">
            <text:p>-0,029249895257303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office:value-type="float" office:value="-0.0292498952573025" calcext:value-type="float">
            <text:p>-0,029249895257303</text:p>
          </table:table-cell>
          <table:table-cell/>
          <table:table-cell table:formula="of:=([.B1196]-[.F11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0404992717918692" calcext:value-type="float">
            <text:p>0,040499271791869</text:p>
          </table:table-cell>
          <table:table-cell table:number-columns-repeated="2"/>
          <table:table-cell office:value-type="float" office:value="1195" calcext:value-type="float">
            <text:p>1195</text:p>
          </table:table-cell>
          <table:table-cell office:value-type="float" office:value="0.0404992717918692" calcext:value-type="float">
            <text:p>0,040499271791869</text:p>
          </table:table-cell>
          <table:table-cell/>
          <table:table-cell table:formula="of:=([.B1197]-[.F11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0.0538658462531957" calcext:value-type="float">
            <text:p>-0,053865846253196</text:p>
          </table:table-cell>
          <table:table-cell table:number-columns-repeated="2"/>
          <table:table-cell office:value-type="float" office:value="1196" calcext:value-type="float">
            <text:p>1196</text:p>
          </table:table-cell>
          <table:table-cell office:value-type="float" office:value="-0.0538658462531957" calcext:value-type="float">
            <text:p>-0,053865846253196</text:p>
          </table:table-cell>
          <table:table-cell/>
          <table:table-cell table:formula="of:=([.B1198]-[.F11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0.0275860567323399" calcext:value-type="float">
            <text:p>-0,02758605673234</text:p>
          </table:table-cell>
          <table:table-cell table:number-columns-repeated="2"/>
          <table:table-cell office:value-type="float" office:value="1197" calcext:value-type="float">
            <text:p>1197</text:p>
          </table:table-cell>
          <table:table-cell office:value-type="float" office:value="-0.0275860567323399" calcext:value-type="float">
            <text:p>-0,02758605673234</text:p>
          </table:table-cell>
          <table:table-cell/>
          <table:table-cell table:formula="of:=([.B1199]-[.F11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0.0712116476559336" calcext:value-type="float">
            <text:p>-0,071211647655934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-0.0712116476559336" calcext:value-type="float">
            <text:p>-0,071211647655934</text:p>
          </table:table-cell>
          <table:table-cell/>
          <table:table-cell table:formula="of:=([.B1200]-[.F12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0341127694964154" calcext:value-type="float">
            <text:p>0,034112769496415</text:p>
          </table:table-cell>
          <table:table-cell table:number-columns-repeated="2"/>
          <table:table-cell office:value-type="float" office:value="1199" calcext:value-type="float">
            <text:p>1199</text:p>
          </table:table-cell>
          <table:table-cell office:value-type="float" office:value="0.0341127694964154" calcext:value-type="float">
            <text:p>0,034112769496415</text:p>
          </table:table-cell>
          <table:table-cell/>
          <table:table-cell table:formula="of:=([.B1201]-[.F12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0.0167831665251849" calcext:value-type="float">
            <text:p>-0,01678316652518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-0.0167831665251849" calcext:value-type="float">
            <text:p>-0,016783166525185</text:p>
          </table:table-cell>
          <table:table-cell/>
          <table:table-cell table:formula="of:=([.B1202]-[.F12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0.0546638030143152" calcext:value-type="float">
            <text:p>-0,054663803014315</text:p>
          </table:table-cell>
          <table:table-cell table:number-columns-repeated="2"/>
          <table:table-cell office:value-type="float" office:value="1201" calcext:value-type="float">
            <text:p>1201</text:p>
          </table:table-cell>
          <table:table-cell office:value-type="float" office:value="-0.0546638030143152" calcext:value-type="float">
            <text:p>-0,054663803014315</text:p>
          </table:table-cell>
          <table:table-cell/>
          <table:table-cell table:formula="of:=([.B1203]-[.F12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153308145421972" calcext:value-type="float">
            <text:p>0,153308145421972</text:p>
          </table:table-cell>
          <table:table-cell table:number-columns-repeated="2"/>
          <table:table-cell office:value-type="float" office:value="1202" calcext:value-type="float">
            <text:p>1202</text:p>
          </table:table-cell>
          <table:table-cell office:value-type="float" office:value="0.153308145421972" calcext:value-type="float">
            <text:p>0,153308145421972</text:p>
          </table:table-cell>
          <table:table-cell/>
          <table:table-cell table:formula="of:=([.B1204]-[.F12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143943890282814" calcext:value-type="float">
            <text:p>0,143943890282814</text:p>
          </table:table-cell>
          <table:table-cell table:number-columns-repeated="2"/>
          <table:table-cell office:value-type="float" office:value="1203" calcext:value-type="float">
            <text:p>1203</text:p>
          </table:table-cell>
          <table:table-cell office:value-type="float" office:value="0.143943890282814" calcext:value-type="float">
            <text:p>0,143943890282814</text:p>
          </table:table-cell>
          <table:table-cell/>
          <table:table-cell table:formula="of:=([.B1205]-[.F12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140727824812298" calcext:value-type="float">
            <text:p>0,140727824812298</text:p>
          </table:table-cell>
          <table:table-cell table:number-columns-repeated="2"/>
          <table:table-cell office:value-type="float" office:value="1204" calcext:value-type="float">
            <text:p>1204</text:p>
          </table:table-cell>
          <table:table-cell office:value-type="float" office:value="0.140727824812298" calcext:value-type="float">
            <text:p>0,140727824812298</text:p>
          </table:table-cell>
          <table:table-cell/>
          <table:table-cell table:formula="of:=([.B1206]-[.F12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0.0154088863126534" calcext:value-type="float">
            <text:p>-0,015408886312653</text:p>
          </table:table-cell>
          <table:table-cell table:number-columns-repeated="2"/>
          <table:table-cell office:value-type="float" office:value="1205" calcext:value-type="float">
            <text:p>1205</text:p>
          </table:table-cell>
          <table:table-cell office:value-type="float" office:value="-0.0154088863126534" calcext:value-type="float">
            <text:p>-0,015408886312653</text:p>
          </table:table-cell>
          <table:table-cell/>
          <table:table-cell table:formula="of:=([.B1207]-[.F12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0.0454463756206696" calcext:value-type="float">
            <text:p>-0,04544637562067</text:p>
          </table:table-cell>
          <table:table-cell table:number-columns-repeated="2"/>
          <table:table-cell office:value-type="float" office:value="1206" calcext:value-type="float">
            <text:p>1206</text:p>
          </table:table-cell>
          <table:table-cell office:value-type="float" office:value="-0.0454463756206696" calcext:value-type="float">
            <text:p>-0,04544637562067</text:p>
          </table:table-cell>
          <table:table-cell/>
          <table:table-cell table:formula="of:=([.B1208]-[.F12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0.0530255515387816" calcext:value-type="float">
            <text:p>-0,053025551538782</text:p>
          </table:table-cell>
          <table:table-cell table:number-columns-repeated="2"/>
          <table:table-cell office:value-type="float" office:value="1207" calcext:value-type="float">
            <text:p>1207</text:p>
          </table:table-cell>
          <table:table-cell office:value-type="float" office:value="-0.0530255515387816" calcext:value-type="float">
            <text:p>-0,053025551538782</text:p>
          </table:table-cell>
          <table:table-cell/>
          <table:table-cell table:formula="of:=([.B1209]-[.F12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0.0774682973963824" calcext:value-type="float">
            <text:p>-0,077468297396382</text:p>
          </table:table-cell>
          <table:table-cell table:number-columns-repeated="2"/>
          <table:table-cell office:value-type="float" office:value="1208" calcext:value-type="float">
            <text:p>1208</text:p>
          </table:table-cell>
          <table:table-cell office:value-type="float" office:value="-0.0774682973963824" calcext:value-type="float">
            <text:p>-0,077468297396382</text:p>
          </table:table-cell>
          <table:table-cell/>
          <table:table-cell table:formula="of:=([.B1210]-[.F12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0.0589972478289261" calcext:value-type="float">
            <text:p>-0,058997247828926</text:p>
          </table:table-cell>
          <table:table-cell table:number-columns-repeated="2"/>
          <table:table-cell office:value-type="float" office:value="1209" calcext:value-type="float">
            <text:p>1209</text:p>
          </table:table-cell>
          <table:table-cell office:value-type="float" office:value="-0.0589972478289261" calcext:value-type="float">
            <text:p>-0,058997247828926</text:p>
          </table:table-cell>
          <table:table-cell/>
          <table:table-cell table:formula="of:=([.B1211]-[.F12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0.0165243156460976" calcext:value-type="float">
            <text:p>-0,016524315646098</text:p>
          </table:table-cell>
          <table:table-cell table:number-columns-repeated="2"/>
          <table:table-cell office:value-type="float" office:value="1210" calcext:value-type="float">
            <text:p>1210</text:p>
          </table:table-cell>
          <table:table-cell office:value-type="float" office:value="-0.0165243156460976" calcext:value-type="float">
            <text:p>-0,016524315646098</text:p>
          </table:table-cell>
          <table:table-cell/>
          <table:table-cell table:formula="of:=([.B1212]-[.F12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0.10448549992413" calcext:value-type="float">
            <text:p>-0,10448549992413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-0.10448549992413" calcext:value-type="float">
            <text:p>-0,10448549992413</text:p>
          </table:table-cell>
          <table:table-cell/>
          <table:table-cell table:formula="of:=([.B1213]-[.F12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0.0338329356218566" calcext:value-type="float">
            <text:p>-0,033832935621857</text:p>
          </table:table-cell>
          <table:table-cell table:number-columns-repeated="2"/>
          <table:table-cell office:value-type="float" office:value="1212" calcext:value-type="float">
            <text:p>1212</text:p>
          </table:table-cell>
          <table:table-cell office:value-type="float" office:value="-0.0338329356218566" calcext:value-type="float">
            <text:p>-0,033832935621857</text:p>
          </table:table-cell>
          <table:table-cell/>
          <table:table-cell table:formula="of:=([.B1214]-[.F12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0202366817158241" calcext:value-type="float">
            <text:p>0,020236681715824</text:p>
          </table:table-cell>
          <table:table-cell table:number-columns-repeated="2"/>
          <table:table-cell office:value-type="float" office:value="1213" calcext:value-type="float">
            <text:p>1213</text:p>
          </table:table-cell>
          <table:table-cell office:value-type="float" office:value="0.0202366817158241" calcext:value-type="float">
            <text:p>0,020236681715824</text:p>
          </table:table-cell>
          <table:table-cell/>
          <table:table-cell table:formula="of:=([.B1215]-[.F12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0.0363479807075917" calcext:value-type="float">
            <text:p>-0,036347980707592</text:p>
          </table:table-cell>
          <table:table-cell table:number-columns-repeated="2"/>
          <table:table-cell office:value-type="float" office:value="1214" calcext:value-type="float">
            <text:p>1214</text:p>
          </table:table-cell>
          <table:table-cell office:value-type="float" office:value="-0.0363479807075917" calcext:value-type="float">
            <text:p>-0,036347980707592</text:p>
          </table:table-cell>
          <table:table-cell/>
          <table:table-cell table:formula="of:=([.B1216]-[.F12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0.0177724510695555" calcext:value-type="float">
            <text:p>-0,017772451069556</text:p>
          </table:table-cell>
          <table:table-cell table:number-columns-repeated="2"/>
          <table:table-cell office:value-type="float" office:value="1215" calcext:value-type="float">
            <text:p>1215</text:p>
          </table:table-cell>
          <table:table-cell table:style-name="ce1" office:value-type="float" office:value="-0.0177724510695555" calcext:value-type="float">
            <text:p>-1,78E-02</text:p>
          </table:table-cell>
          <table:table-cell/>
          <table:table-cell table:formula="of:=([.B1217]-[.F12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-0.0236863628641874" calcext:value-type="float">
            <text:p>-0,023686362864187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office:value-type="float" office:value="-0.0236863628641874" calcext:value-type="float">
            <text:p>-0,023686362864187</text:p>
          </table:table-cell>
          <table:table-cell/>
          <table:table-cell table:formula="of:=([.B1218]-[.F12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139671896789235" calcext:value-type="float">
            <text:p>0,139671896789235</text:p>
          </table:table-cell>
          <table:table-cell table:number-columns-repeated="2"/>
          <table:table-cell office:value-type="float" office:value="1217" calcext:value-type="float">
            <text:p>1217</text:p>
          </table:table-cell>
          <table:table-cell office:value-type="float" office:value="0.139671896789235" calcext:value-type="float">
            <text:p>0,139671896789235</text:p>
          </table:table-cell>
          <table:table-cell/>
          <table:table-cell table:formula="of:=([.B1219]-[.F12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0.0192370628912239" calcext:value-type="float">
            <text:p>-0,019237062891224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float" office:value="-0.0192370628912239" calcext:value-type="float">
            <text:p>-0,019237062891224</text:p>
          </table:table-cell>
          <table:table-cell/>
          <table:table-cell table:formula="of:=([.B1220]-[.F12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0.0697037611119607" calcext:value-type="float">
            <text:p>-0,069703761111961</text:p>
          </table:table-cell>
          <table:table-cell table:number-columns-repeated="2"/>
          <table:table-cell office:value-type="float" office:value="1219" calcext:value-type="float">
            <text:p>1219</text:p>
          </table:table-cell>
          <table:table-cell office:value-type="float" office:value="-0.0697037611119607" calcext:value-type="float">
            <text:p>-0,069703761111961</text:p>
          </table:table-cell>
          <table:table-cell/>
          <table:table-cell table:formula="of:=([.B1221]-[.F12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125269867059736" calcext:value-type="float">
            <text:p>0,012526986705974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0.0125269867059736" calcext:value-type="float">
            <text:p>0,012526986705974</text:p>
          </table:table-cell>
          <table:table-cell/>
          <table:table-cell table:formula="of:=([.B1222]-[.F12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115231709898832" calcext:value-type="float">
            <text:p>0,115231709898832</text:p>
          </table:table-cell>
          <table:table-cell table:number-columns-repeated="2"/>
          <table:table-cell office:value-type="float" office:value="1221" calcext:value-type="float">
            <text:p>1221</text:p>
          </table:table-cell>
          <table:table-cell office:value-type="float" office:value="0.115231709898832" calcext:value-type="float">
            <text:p>0,115231709898832</text:p>
          </table:table-cell>
          <table:table-cell/>
          <table:table-cell table:formula="of:=([.B1223]-[.F12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0.0905645992968835" calcext:value-type="float">
            <text:p>-0,090564599296884</text:p>
          </table:table-cell>
          <table:table-cell table:number-columns-repeated="2"/>
          <table:table-cell office:value-type="float" office:value="1222" calcext:value-type="float">
            <text:p>1222</text:p>
          </table:table-cell>
          <table:table-cell office:value-type="float" office:value="-0.0905645992968835" calcext:value-type="float">
            <text:p>-0,090564599296884</text:p>
          </table:table-cell>
          <table:table-cell/>
          <table:table-cell table:formula="of:=([.B1224]-[.F12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0.0318283016575085" calcext:value-type="float">
            <text:p>-0,031828301657509</text:p>
          </table:table-cell>
          <table:table-cell table:number-columns-repeated="2"/>
          <table:table-cell office:value-type="float" office:value="1223" calcext:value-type="float">
            <text:p>1223</text:p>
          </table:table-cell>
          <table:table-cell office:value-type="float" office:value="-0.0318283016575085" calcext:value-type="float">
            <text:p>-0,031828301657509</text:p>
          </table:table-cell>
          <table:table-cell/>
          <table:table-cell table:formula="of:=([.B1225]-[.F12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0325121215593569" calcext:value-type="float">
            <text:p>0,032512121559357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0.0325121215593569" calcext:value-type="float">
            <text:p>0,032512121559357</text:p>
          </table:table-cell>
          <table:table-cell/>
          <table:table-cell table:formula="of:=([.B1226]-[.F12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137516712866155" calcext:value-type="float">
            <text:p>0,137516712866155</text:p>
          </table:table-cell>
          <table:table-cell table:number-columns-repeated="2"/>
          <table:table-cell office:value-type="float" office:value="1225" calcext:value-type="float">
            <text:p>1225</text:p>
          </table:table-cell>
          <table:table-cell office:value-type="float" office:value="0.137516712866155" calcext:value-type="float">
            <text:p>0,137516712866155</text:p>
          </table:table-cell>
          <table:table-cell/>
          <table:table-cell table:formula="of:=([.B1227]-[.F12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0.0351522774447255" calcext:value-type="float">
            <text:p>-0,035152277444726</text:p>
          </table:table-cell>
          <table:table-cell table:number-columns-repeated="2"/>
          <table:table-cell office:value-type="float" office:value="1226" calcext:value-type="float">
            <text:p>1226</text:p>
          </table:table-cell>
          <table:table-cell office:value-type="float" office:value="-0.0351522774447255" calcext:value-type="float">
            <text:p>-0,035152277444726</text:p>
          </table:table-cell>
          <table:table-cell/>
          <table:table-cell table:formula="of:=([.B1228]-[.F12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0.0110130681805664" calcext:value-type="float">
            <text:p>-0,011013068180566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-0.0110130681805664" calcext:value-type="float">
            <text:p>-0,011013068180566</text:p>
          </table:table-cell>
          <table:table-cell/>
          <table:table-cell table:formula="of:=([.B1229]-[.F1229])^2" office:value-type="float" office:value="1.88079096131566E-033" calcext:value-type="float">
            <text:p>1,88079096131566E-3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-0.0572403645457668" calcext:value-type="float">
            <text:p>-0,057240364545767</text:p>
          </table:table-cell>
          <table:table-cell table:number-columns-repeated="2"/>
          <table:table-cell office:value-type="float" office:value="1228" calcext:value-type="float">
            <text:p>1228</text:p>
          </table:table-cell>
          <table:table-cell office:value-type="float" office:value="-0.0572403645457668" calcext:value-type="float">
            <text:p>-0,057240364545767</text:p>
          </table:table-cell>
          <table:table-cell/>
          <table:table-cell table:formula="of:=([.B1230]-[.F12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0.0508610411880013" calcext:value-type="float">
            <text:p>-0,050861041188001</text:p>
          </table:table-cell>
          <table:table-cell table:number-columns-repeated="2"/>
          <table:table-cell office:value-type="float" office:value="1229" calcext:value-type="float">
            <text:p>1229</text:p>
          </table:table-cell>
          <table:table-cell office:value-type="float" office:value="-0.0508610411880013" calcext:value-type="float">
            <text:p>-0,050861041188001</text:p>
          </table:table-cell>
          <table:table-cell/>
          <table:table-cell table:formula="of:=([.B1231]-[.F12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0.0634256404325757" calcext:value-type="float">
            <text:p>-0,063425640432576</text:p>
          </table:table-cell>
          <table:table-cell table:number-columns-repeated="2"/>
          <table:table-cell office:value-type="float" office:value="1230" calcext:value-type="float">
            <text:p>1230</text:p>
          </table:table-cell>
          <table:table-cell office:value-type="float" office:value="-0.0634256404325757" calcext:value-type="float">
            <text:p>-0,063425640432576</text:p>
          </table:table-cell>
          <table:table-cell/>
          <table:table-cell table:formula="of:=([.B1232]-[.F12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155123296525103" calcext:value-type="float">
            <text:p>0,155123296525103</text:p>
          </table:table-cell>
          <table:table-cell table:number-columns-repeated="2"/>
          <table:table-cell office:value-type="float" office:value="1231" calcext:value-type="float">
            <text:p>1231</text:p>
          </table:table-cell>
          <table:table-cell office:value-type="float" office:value="0.155123296525103" calcext:value-type="float">
            <text:p>0,155123296525103</text:p>
          </table:table-cell>
          <table:table-cell/>
          <table:table-cell table:formula="of:=([.B1233]-[.F12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0.0645020509151095" calcext:value-type="float">
            <text:p>-0,06450205091511</text:p>
          </table:table-cell>
          <table:table-cell table:number-columns-repeated="2"/>
          <table:table-cell office:value-type="float" office:value="1232" calcext:value-type="float">
            <text:p>1232</text:p>
          </table:table-cell>
          <table:table-cell office:value-type="float" office:value="-0.0645020509151095" calcext:value-type="float">
            <text:p>-0,06450205091511</text:p>
          </table:table-cell>
          <table:table-cell/>
          <table:table-cell table:formula="of:=([.B1234]-[.F12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00272403093637949" calcext:value-type="float">
            <text:p>0,002724030936379</text:p>
          </table:table-cell>
          <table:table-cell table:number-columns-repeated="2"/>
          <table:table-cell office:value-type="float" office:value="1233" calcext:value-type="float">
            <text:p>1233</text:p>
          </table:table-cell>
          <table:table-cell office:value-type="float" office:value="0.00272403093637949" calcext:value-type="float">
            <text:p>0,002724030936379</text:p>
          </table:table-cell>
          <table:table-cell/>
          <table:table-cell table:formula="of:=([.B1235]-[.F12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0.00406152759730217" calcext:value-type="float">
            <text:p>-0,004061527597302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office:value-type="float" office:value="-0.00406152759730217" calcext:value-type="float">
            <text:p>-0,004061527597302</text:p>
          </table:table-cell>
          <table:table-cell/>
          <table:table-cell table:formula="of:=([.B1236]-[.F12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0.0496980340810182" calcext:value-type="float">
            <text:p>-0,049698034081018</text:p>
          </table:table-cell>
          <table:table-cell table:number-columns-repeated="2"/>
          <table:table-cell office:value-type="float" office:value="1235" calcext:value-type="float">
            <text:p>1235</text:p>
          </table:table-cell>
          <table:table-cell office:value-type="float" office:value="-0.0496980340810182" calcext:value-type="float">
            <text:p>-0,049698034081018</text:p>
          </table:table-cell>
          <table:table-cell/>
          <table:table-cell table:formula="of:=([.B1237]-[.F12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178178547381705" calcext:value-type="float">
            <text:p>0,178178547381705</text:p>
          </table:table-cell>
          <table:table-cell table:number-columns-repeated="2"/>
          <table:table-cell office:value-type="float" office:value="1236" calcext:value-type="float">
            <text:p>1236</text:p>
          </table:table-cell>
          <table:table-cell office:value-type="float" office:value="0.178178547381705" calcext:value-type="float">
            <text:p>0,178178547381705</text:p>
          </table:table-cell>
          <table:table-cell/>
          <table:table-cell table:formula="of:=([.B1238]-[.F12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0.0431315835494091" calcext:value-type="float">
            <text:p>-0,043131583549409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-0.0431315835494091" calcext:value-type="float">
            <text:p>-0,043131583549409</text:p>
          </table:table-cell>
          <table:table-cell/>
          <table:table-cell table:formula="of:=([.B1239]-[.F12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0.0104818435691799" calcext:value-type="float">
            <text:p>-0,01048184356918</text:p>
          </table:table-cell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-0.0104818435691799" calcext:value-type="float">
            <text:p>-0,01048184356918</text:p>
          </table:table-cell>
          <table:table-cell/>
          <table:table-cell table:formula="of:=([.B1240]-[.F12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0.0601861115783648" calcext:value-type="float">
            <text:p>-0,060186111578365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office:value-type="float" office:value="-0.0601861115783648" calcext:value-type="float">
            <text:p>-0,060186111578365</text:p>
          </table:table-cell>
          <table:table-cell/>
          <table:table-cell table:formula="of:=([.B1241]-[.F12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411985555523908" calcext:value-type="float">
            <text:p>0,041198555552391</text:p>
          </table:table-cell>
          <table:table-cell table:number-columns-repeated="2"/>
          <table:table-cell office:value-type="float" office:value="1240" calcext:value-type="float">
            <text:p>1240</text:p>
          </table:table-cell>
          <table:table-cell office:value-type="float" office:value="0.0411985555523908" calcext:value-type="float">
            <text:p>0,041198555552391</text:p>
          </table:table-cell>
          <table:table-cell/>
          <table:table-cell table:formula="of:=([.B1242]-[.F12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156998222685538" calcext:value-type="float">
            <text:p>0,156998222685538</text:p>
          </table:table-cell>
          <table:table-cell table:number-columns-repeated="2"/>
          <table:table-cell office:value-type="float" office:value="1241" calcext:value-type="float">
            <text:p>1241</text:p>
          </table:table-cell>
          <table:table-cell office:value-type="float" office:value="0.156998222685538" calcext:value-type="float">
            <text:p>0,156998222685538</text:p>
          </table:table-cell>
          <table:table-cell/>
          <table:table-cell table:formula="of:=([.B1243]-[.F12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-0.0320515934602672" calcext:value-type="float">
            <text:p>-0,032051593460267</text:p>
          </table:table-cell>
          <table:table-cell table:number-columns-repeated="2"/>
          <table:table-cell office:value-type="float" office:value="1242" calcext:value-type="float">
            <text:p>1242</text:p>
          </table:table-cell>
          <table:table-cell office:value-type="float" office:value="-0.0320515934602672" calcext:value-type="float">
            <text:p>-0,032051593460267</text:p>
          </table:table-cell>
          <table:table-cell/>
          <table:table-cell table:formula="of:=([.B1244]-[.F12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0.0860184561750482" calcext:value-type="float">
            <text:p>-0,086018456175048</text:p>
          </table:table-cell>
          <table:table-cell table:number-columns-repeated="2"/>
          <table:table-cell office:value-type="float" office:value="1243" calcext:value-type="float">
            <text:p>1243</text:p>
          </table:table-cell>
          <table:table-cell office:value-type="float" office:value="-0.0860184561750482" calcext:value-type="float">
            <text:p>-0,086018456175048</text:p>
          </table:table-cell>
          <table:table-cell/>
          <table:table-cell table:formula="of:=([.B1245]-[.F12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0.0608623816180958" calcext:value-type="float">
            <text:p>-0,060862381618096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office:value-type="float" office:value="-0.0608623816180958" calcext:value-type="float">
            <text:p>-0,060862381618096</text:p>
          </table:table-cell>
          <table:table-cell/>
          <table:table-cell table:formula="of:=([.B1246]-[.F12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0.0348773492865004" calcext:value-type="float">
            <text:p>-0,0348773492865</text:p>
          </table:table-cell>
          <table:table-cell table:number-columns-repeated="2"/>
          <table:table-cell office:value-type="float" office:value="1245" calcext:value-type="float">
            <text:p>1245</text:p>
          </table:table-cell>
          <table:table-cell office:value-type="float" office:value="-0.0348773492865004" calcext:value-type="float">
            <text:p>-0,0348773492865</text:p>
          </table:table-cell>
          <table:table-cell/>
          <table:table-cell table:formula="of:=([.B1247]-[.F12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0.0410562784679215" calcext:value-type="float">
            <text:p>-0,041056278467922</text:p>
          </table:table-cell>
          <table:table-cell table:number-columns-repeated="2"/>
          <table:table-cell office:value-type="float" office:value="1246" calcext:value-type="float">
            <text:p>1246</text:p>
          </table:table-cell>
          <table:table-cell office:value-type="float" office:value="-0.0410562784679215" calcext:value-type="float">
            <text:p>-0,041056278467922</text:p>
          </table:table-cell>
          <table:table-cell/>
          <table:table-cell table:formula="of:=([.B1248]-[.F12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110990687746838" calcext:value-type="float">
            <text:p>0,110990687746838</text:p>
          </table:table-cell>
          <table:table-cell table:number-columns-repeated="2"/>
          <table:table-cell office:value-type="float" office:value="1247" calcext:value-type="float">
            <text:p>1247</text:p>
          </table:table-cell>
          <table:table-cell office:value-type="float" office:value="0.110990687746838" calcext:value-type="float">
            <text:p>0,110990687746838</text:p>
          </table:table-cell>
          <table:table-cell/>
          <table:table-cell table:formula="of:=([.B1249]-[.F12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00914487402645815" calcext:value-type="float">
            <text:p>0,009144874026458</text:p>
          </table:table-cell>
          <table:table-cell table:number-columns-repeated="2"/>
          <table:table-cell office:value-type="float" office:value="1248" calcext:value-type="float">
            <text:p>1248</text:p>
          </table:table-cell>
          <table:table-cell table:style-name="ce1" office:value-type="float" office:value="0.00914487402645815" calcext:value-type="float">
            <text:p>9,14E-03</text:p>
          </table:table-cell>
          <table:table-cell/>
          <table:table-cell table:formula="of:=([.B1250]-[.F12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0.00244883948468774" calcext:value-type="float">
            <text:p>-0,002448839484688</text:p>
          </table:table-cell>
          <table:table-cell table:number-columns-repeated="2"/>
          <table:table-cell office:value-type="float" office:value="1249" calcext:value-type="float">
            <text:p>1249</text:p>
          </table:table-cell>
          <table:table-cell office:value-type="float" office:value="-0.00244883948468774" calcext:value-type="float">
            <text:p>-0,002448839484688</text:p>
          </table:table-cell>
          <table:table-cell/>
          <table:table-cell table:formula="of:=([.B1251]-[.F12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143336944725815" calcext:value-type="float">
            <text:p>0,001433369447258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0.00143336944725815" calcext:value-type="float">
            <text:p>0,001433369447258</text:p>
          </table:table-cell>
          <table:table-cell/>
          <table:table-cell table:formula="of:=([.B1252]-[.F12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0.0427973871562582" calcext:value-type="float">
            <text:p>-0,042797387156258</text:p>
          </table:table-cell>
          <table:table-cell table:number-columns-repeated="2"/>
          <table:table-cell office:value-type="float" office:value="1251" calcext:value-type="float">
            <text:p>1251</text:p>
          </table:table-cell>
          <table:table-cell office:value-type="float" office:value="-0.0427973871562582" calcext:value-type="float">
            <text:p>-0,042797387156258</text:p>
          </table:table-cell>
          <table:table-cell/>
          <table:table-cell table:formula="of:=([.B1253]-[.F12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185868242922908" calcext:value-type="float">
            <text:p>0,185868242922908</text:p>
          </table:table-cell>
          <table:table-cell table:number-columns-repeated="2"/>
          <table:table-cell office:value-type="float" office:value="1252" calcext:value-type="float">
            <text:p>1252</text:p>
          </table:table-cell>
          <table:table-cell office:value-type="float" office:value="0.185868242922908" calcext:value-type="float">
            <text:p>0,185868242922908</text:p>
          </table:table-cell>
          <table:table-cell/>
          <table:table-cell table:formula="of:=([.B1254]-[.F12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176000669206082" calcext:value-type="float">
            <text:p>0,176000669206082</text:p>
          </table:table-cell>
          <table:table-cell table:number-columns-repeated="2"/>
          <table:table-cell office:value-type="float" office:value="1253" calcext:value-type="float">
            <text:p>1253</text:p>
          </table:table-cell>
          <table:table-cell office:value-type="float" office:value="0.176000669206082" calcext:value-type="float">
            <text:p>0,176000669206082</text:p>
          </table:table-cell>
          <table:table-cell/>
          <table:table-cell table:formula="of:=([.B1255]-[.F12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0.0335625515218114" calcext:value-type="float">
            <text:p>-0,033562551521811</text:p>
          </table:table-cell>
          <table:table-cell table:number-columns-repeated="2"/>
          <table:table-cell office:value-type="float" office:value="1254" calcext:value-type="float">
            <text:p>1254</text:p>
          </table:table-cell>
          <table:table-cell office:value-type="float" office:value="-0.0335625515218114" calcext:value-type="float">
            <text:p>-0,033562551521812</text:p>
          </table:table-cell>
          <table:table-cell/>
          <table:table-cell table:formula="of:=([.B1256]-[.F12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0.0347209931674741" calcext:value-type="float">
            <text:p>-0,034720993167474</text:p>
          </table:table-cell>
          <table:table-cell table:number-columns-repeated="2"/>
          <table:table-cell office:value-type="float" office:value="1255" calcext:value-type="float">
            <text:p>1255</text:p>
          </table:table-cell>
          <table:table-cell office:value-type="float" office:value="-0.0347209931674741" calcext:value-type="float">
            <text:p>-0,034720993167474</text:p>
          </table:table-cell>
          <table:table-cell/>
          <table:table-cell table:formula="of:=([.B1257]-[.F12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-0.0190532874411531" calcext:value-type="float">
            <text:p>-0,019053287441153</text:p>
          </table:table-cell>
          <table:table-cell table:number-columns-repeated="2"/>
          <table:table-cell office:value-type="float" office:value="1256" calcext:value-type="float">
            <text:p>1256</text:p>
          </table:table-cell>
          <table:table-cell office:value-type="float" office:value="-0.0190532874411531" calcext:value-type="float">
            <text:p>-0,019053287441153</text:p>
          </table:table-cell>
          <table:table-cell/>
          <table:table-cell table:formula="of:=([.B1258]-[.F12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00811221932604004" calcext:value-type="float">
            <text:p>0,00811221932604</text:p>
          </table:table-cell>
          <table:table-cell table:number-columns-repeated="2"/>
          <table:table-cell office:value-type="float" office:value="1257" calcext:value-type="float">
            <text:p>1257</text:p>
          </table:table-cell>
          <table:table-cell office:value-type="float" office:value="0.00811221932604004" calcext:value-type="float">
            <text:p>0,00811221932604</text:p>
          </table:table-cell>
          <table:table-cell/>
          <table:table-cell table:formula="of:=([.B1259]-[.F12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0.0663757918498241" calcext:value-type="float">
            <text:p>-0,066375791849824</text:p>
          </table:table-cell>
          <table:table-cell table:number-columns-repeated="2"/>
          <table:table-cell office:value-type="float" office:value="1258" calcext:value-type="float">
            <text:p>1258</text:p>
          </table:table-cell>
          <table:table-cell office:value-type="float" office:value="-0.0663757918498241" calcext:value-type="float">
            <text:p>-0,066375791849824</text:p>
          </table:table-cell>
          <table:table-cell/>
          <table:table-cell table:formula="of:=([.B1260]-[.F12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0.0107492240759002" calcext:value-type="float">
            <text:p>-0,0107492240759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-0.0107492240759002" calcext:value-type="float">
            <text:p>-0,0107492240759</text:p>
          </table:table-cell>
          <table:table-cell/>
          <table:table-cell table:formula="of:=([.B1261]-[.F1261])^2" office:value-type="float" office:value="1.59190146965757E-033" calcext:value-type="float">
            <text:p>1,59190146965757E-3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0.0480560508330048" calcext:value-type="float">
            <text:p>-0,048056050833005</text:p>
          </table:table-cell>
          <table:table-cell table:number-columns-repeated="2"/>
          <table:table-cell office:value-type="float" office:value="1260" calcext:value-type="float">
            <text:p>1260</text:p>
          </table:table-cell>
          <table:table-cell office:value-type="float" office:value="-0.0480560508330048" calcext:value-type="float">
            <text:p>-0,048056050833005</text:p>
          </table:table-cell>
          <table:table-cell/>
          <table:table-cell table:formula="of:=([.B1262]-[.F12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0.0508782160384616" calcext:value-type="float">
            <text:p>-0,050878216038462</text:p>
          </table:table-cell>
          <table:table-cell table:number-columns-repeated="2"/>
          <table:table-cell office:value-type="float" office:value="1261" calcext:value-type="float">
            <text:p>1261</text:p>
          </table:table-cell>
          <table:table-cell office:value-type="float" office:value="-0.0508782160384616" calcext:value-type="float">
            <text:p>-0,050878216038462</text:p>
          </table:table-cell>
          <table:table-cell/>
          <table:table-cell table:formula="of:=([.B1263]-[.F12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17196344539316" calcext:value-type="float">
            <text:p>0,17196344539316</text:p>
          </table:table-cell>
          <table:table-cell table:number-columns-repeated="2"/>
          <table:table-cell office:value-type="float" office:value="1262" calcext:value-type="float">
            <text:p>1262</text:p>
          </table:table-cell>
          <table:table-cell office:value-type="float" office:value="0.17196344539316" calcext:value-type="float">
            <text:p>0,17196344539316</text:p>
          </table:table-cell>
          <table:table-cell/>
          <table:table-cell table:formula="of:=([.B1264]-[.F12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0.0633714874896049" calcext:value-type="float">
            <text:p>-0,063371487489605</text:p>
          </table:table-cell>
          <table:table-cell table:number-columns-repeated="2"/>
          <table:table-cell office:value-type="float" office:value="1263" calcext:value-type="float">
            <text:p>1263</text:p>
          </table:table-cell>
          <table:table-cell office:value-type="float" office:value="-0.0633714874896049" calcext:value-type="float">
            <text:p>-0,063371487489605</text:p>
          </table:table-cell>
          <table:table-cell/>
          <table:table-cell table:formula="of:=([.B1265]-[.F12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0365814357105942" calcext:value-type="float">
            <text:p>0,036581435710594</text:p>
          </table:table-cell>
          <table:table-cell table:number-columns-repeated="2"/>
          <table:table-cell office:value-type="float" office:value="1264" calcext:value-type="float">
            <text:p>1264</text:p>
          </table:table-cell>
          <table:table-cell office:value-type="float" office:value="0.0365814357105942" calcext:value-type="float">
            <text:p>0,036581435710594</text:p>
          </table:table-cell>
          <table:table-cell/>
          <table:table-cell table:formula="of:=([.B1266]-[.F12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0.0630104249496467" calcext:value-type="float">
            <text:p>-0,063010424949647</text:p>
          </table:table-cell>
          <table:table-cell table:number-columns-repeated="2"/>
          <table:table-cell office:value-type="float" office:value="1265" calcext:value-type="float">
            <text:p>1265</text:p>
          </table:table-cell>
          <table:table-cell office:value-type="float" office:value="-0.0630104249496467" calcext:value-type="float">
            <text:p>-0,063010424949647</text:p>
          </table:table-cell>
          <table:table-cell/>
          <table:table-cell table:formula="of:=([.B1267]-[.F12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0225636752406102" calcext:value-type="float">
            <text:p>0,02256367524061</text:p>
          </table:table-cell>
          <table:table-cell table:number-columns-repeated="2"/>
          <table:table-cell office:value-type="float" office:value="1266" calcext:value-type="float">
            <text:p>1266</text:p>
          </table:table-cell>
          <table:table-cell office:value-type="float" office:value="0.0225636752406102" calcext:value-type="float">
            <text:p>0,02256367524061</text:p>
          </table:table-cell>
          <table:table-cell/>
          <table:table-cell table:formula="of:=([.B1268]-[.F12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0.059422430496072" calcext:value-type="float">
            <text:p>-0,059422430496072</text:p>
          </table:table-cell>
          <table:table-cell table:number-columns-repeated="2"/>
          <table:table-cell office:value-type="float" office:value="1267" calcext:value-type="float">
            <text:p>1267</text:p>
          </table:table-cell>
          <table:table-cell office:value-type="float" office:value="-0.059422430496072" calcext:value-type="float">
            <text:p>-0,059422430496072</text:p>
          </table:table-cell>
          <table:table-cell/>
          <table:table-cell table:formula="of:=([.B1269]-[.F12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-0.0377124082762129" calcext:value-type="float">
            <text:p>-0,037712408276213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-0.0377124082762129" calcext:value-type="float">
            <text:p>-0,037712408276213</text:p>
          </table:table-cell>
          <table:table-cell/>
          <table:table-cell table:formula="of:=([.B1270]-[.F12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0.0821973875586091" calcext:value-type="float">
            <text:p>-0,082197387558609</text:p>
          </table:table-cell>
          <table:table-cell table:number-columns-repeated="2"/>
          <table:table-cell office:value-type="float" office:value="1269" calcext:value-type="float">
            <text:p>1269</text:p>
          </table:table-cell>
          <table:table-cell office:value-type="float" office:value="-0.0821973875586091" calcext:value-type="float">
            <text:p>-0,082197387558609</text:p>
          </table:table-cell>
          <table:table-cell/>
          <table:table-cell table:formula="of:=([.B1271]-[.F12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0.0701009797428581" calcext:value-type="float">
            <text:p>-0,070100979742858</text:p>
          </table:table-cell>
          <table:table-cell table:number-columns-repeated="2"/>
          <table:table-cell office:value-type="float" office:value="1270" calcext:value-type="float">
            <text:p>1270</text:p>
          </table:table-cell>
          <table:table-cell office:value-type="float" office:value="-0.0701009797428581" calcext:value-type="float">
            <text:p>-0,070100979742858</text:p>
          </table:table-cell>
          <table:table-cell/>
          <table:table-cell table:formula="of:=([.B1272]-[.F12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0.0493794887641843" calcext:value-type="float">
            <text:p>-0,049379488764184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-0.0493794887641843" calcext:value-type="float">
            <text:p>-0,049379488764184</text:p>
          </table:table-cell>
          <table:table-cell/>
          <table:table-cell table:formula="of:=([.B1273]-[.F12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0.0116333011330341" calcext:value-type="float">
            <text:p>-0,011633301133034</text:p>
          </table:table-cell>
          <table:table-cell table:number-columns-repeated="2"/>
          <table:table-cell office:value-type="float" office:value="1272" calcext:value-type="float">
            <text:p>1272</text:p>
          </table:table-cell>
          <table:table-cell office:value-type="float" office:value="-0.0116333011330341" calcext:value-type="float">
            <text:p>-0,011633301133034</text:p>
          </table:table-cell>
          <table:table-cell/>
          <table:table-cell table:formula="of:=([.B1274]-[.F1274])^2" office:value-type="float" office:value="2.35926418187436E-033" calcext:value-type="float">
            <text:p>2,35926418187436E-3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0.0741948171863961" calcext:value-type="float">
            <text:p>-0,074194817186396</text:p>
          </table:table-cell>
          <table:table-cell table:number-columns-repeated="2"/>
          <table:table-cell office:value-type="float" office:value="1273" calcext:value-type="float">
            <text:p>1273</text:p>
          </table:table-cell>
          <table:table-cell office:value-type="float" office:value="-0.0741948171863961" calcext:value-type="float">
            <text:p>-0,074194817186396</text:p>
          </table:table-cell>
          <table:table-cell/>
          <table:table-cell table:formula="of:=([.B1275]-[.F12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0.0349009628746325" calcext:value-type="float">
            <text:p>-0,034900962874633</text:p>
          </table:table-cell>
          <table:table-cell table:number-columns-repeated="2"/>
          <table:table-cell office:value-type="float" office:value="1274" calcext:value-type="float">
            <text:p>1274</text:p>
          </table:table-cell>
          <table:table-cell office:value-type="float" office:value="-0.0349009628746325" calcext:value-type="float">
            <text:p>-0,034900962874633</text:p>
          </table:table-cell>
          <table:table-cell/>
          <table:table-cell table:formula="of:=([.B1276]-[.F12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0325121215593569" calcext:value-type="float">
            <text:p>0,032512121559357</text:p>
          </table:table-cell>
          <table:table-cell table:number-columns-repeated="2"/>
          <table:table-cell office:value-type="float" office:value="1275" calcext:value-type="float">
            <text:p>1275</text:p>
          </table:table-cell>
          <table:table-cell office:value-type="float" office:value="0.0325121215593569" calcext:value-type="float">
            <text:p>0,032512121559357</text:p>
          </table:table-cell>
          <table:table-cell/>
          <table:table-cell table:formula="of:=([.B1277]-[.F12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0.0625153215894909" calcext:value-type="float">
            <text:p>-0,062515321589491</text:p>
          </table:table-cell>
          <table:table-cell table:number-columns-repeated="2"/>
          <table:table-cell office:value-type="float" office:value="1276" calcext:value-type="float">
            <text:p>1276</text:p>
          </table:table-cell>
          <table:table-cell office:value-type="float" office:value="-0.0625153215894909" calcext:value-type="float">
            <text:p>-0,062515321589491</text:p>
          </table:table-cell>
          <table:table-cell/>
          <table:table-cell table:formula="of:=([.B1278]-[.F12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0.03255186561405" calcext:value-type="float">
            <text:p>-0,03255186561405</text:p>
          </table:table-cell>
          <table:table-cell table:number-columns-repeated="2"/>
          <table:table-cell office:value-type="float" office:value="1277" calcext:value-type="float">
            <text:p>1277</text:p>
          </table:table-cell>
          <table:table-cell office:value-type="float" office:value="-0.03255186561405" calcext:value-type="float">
            <text:p>-0,03255186561405</text:p>
          </table:table-cell>
          <table:table-cell/>
          <table:table-cell table:formula="of:=([.B1279]-[.F12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0.00354552279358293" calcext:value-type="float">
            <text:p>-0,003545522793583</text:p>
          </table:table-cell>
          <table:table-cell table:number-columns-repeated="2"/>
          <table:table-cell office:value-type="float" office:value="1278" calcext:value-type="float">
            <text:p>1278</text:p>
          </table:table-cell>
          <table:table-cell office:value-type="float" office:value="-0.00354552279358293" calcext:value-type="float">
            <text:p>-0,003545522793583</text:p>
          </table:table-cell>
          <table:table-cell/>
          <table:table-cell table:formula="of:=([.B1280]-[.F12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0.0384785941151628" calcext:value-type="float">
            <text:p>-0,038478594115163</text:p>
          </table:table-cell>
          <table:table-cell table:number-columns-repeated="2"/>
          <table:table-cell office:value-type="float" office:value="1279" calcext:value-type="float">
            <text:p>1279</text:p>
          </table:table-cell>
          <table:table-cell office:value-type="float" office:value="-0.0384785941151628" calcext:value-type="float">
            <text:p>-0,038478594115163</text:p>
          </table:table-cell>
          <table:table-cell/>
          <table:table-cell table:formula="of:=([.B1281]-[.F12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0.0346648734570069" calcext:value-type="float">
            <text:p>-0,034664873457007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-0.0346648734570069" calcext:value-type="float">
            <text:p>-0,034664873457007</text:p>
          </table:table-cell>
          <table:table-cell/>
          <table:table-cell table:formula="of:=([.B1282]-[.F12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011020804614215" calcext:value-type="float">
            <text:p>0,011020804614215</text:p>
          </table:table-cell>
          <table:table-cell table:number-columns-repeated="2"/>
          <table:table-cell office:value-type="float" office:value="1281" calcext:value-type="float">
            <text:p>1281</text:p>
          </table:table-cell>
          <table:table-cell table:style-name="ce1" office:value-type="float" office:value="0.011020804614215" calcext:value-type="float">
            <text:p>1,10E-02</text:p>
          </table:table-cell>
          <table:table-cell/>
          <table:table-cell table:formula="of:=([.B1283]-[.F12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0.031926576518286" calcext:value-type="float">
            <text:p>-0,031926576518286</text:p>
          </table:table-cell>
          <table:table-cell table:number-columns-repeated="2"/>
          <table:table-cell office:value-type="float" office:value="1282" calcext:value-type="float">
            <text:p>1282</text:p>
          </table:table-cell>
          <table:table-cell office:value-type="float" office:value="-0.031926576518286" calcext:value-type="float">
            <text:p>-0,031926576518286</text:p>
          </table:table-cell>
          <table:table-cell/>
          <table:table-cell table:formula="of:=([.B1284]-[.F12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0.0320648653259797" calcext:value-type="float">
            <text:p>-0,03206486532598</text:p>
          </table:table-cell>
          <table:table-cell table:number-columns-repeated="2"/>
          <table:table-cell office:value-type="float" office:value="1283" calcext:value-type="float">
            <text:p>1283</text:p>
          </table:table-cell>
          <table:table-cell office:value-type="float" office:value="-0.0320648653259797" calcext:value-type="float">
            <text:p>-0,03206486532598</text:p>
          </table:table-cell>
          <table:table-cell/>
          <table:table-cell table:formula="of:=([.B1285]-[.F12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0.0507651353124563" calcext:value-type="float">
            <text:p>-0,050765135312456</text:p>
          </table:table-cell>
          <table:table-cell table:number-columns-repeated="2"/>
          <table:table-cell office:value-type="float" office:value="1284" calcext:value-type="float">
            <text:p>1284</text:p>
          </table:table-cell>
          <table:table-cell office:value-type="float" office:value="-0.0507651353124563" calcext:value-type="float">
            <text:p>-0,050765135312456</text:p>
          </table:table-cell>
          <table:table-cell/>
          <table:table-cell table:formula="of:=([.B1286]-[.F12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0.0253702724570878" calcext:value-type="float">
            <text:p>-0,025370272457088</text:p>
          </table:table-cell>
          <table:table-cell table:number-columns-repeated="2"/>
          <table:table-cell office:value-type="float" office:value="1285" calcext:value-type="float">
            <text:p>1285</text:p>
          </table:table-cell>
          <table:table-cell office:value-type="float" office:value="-0.0253702724570878" calcext:value-type="float">
            <text:p>-0,025370272457088</text:p>
          </table:table-cell>
          <table:table-cell/>
          <table:table-cell table:formula="of:=([.B1287]-[.F12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150959564555468" calcext:value-type="float">
            <text:p>0,150959564555468</text:p>
          </table:table-cell>
          <table:table-cell table:number-columns-repeated="2"/>
          <table:table-cell office:value-type="float" office:value="1286" calcext:value-type="float">
            <text:p>1286</text:p>
          </table:table-cell>
          <table:table-cell office:value-type="float" office:value="0.150959564555468" calcext:value-type="float">
            <text:p>0,150959564555468</text:p>
          </table:table-cell>
          <table:table-cell/>
          <table:table-cell table:formula="of:=([.B1288]-[.F12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0.0375474708402779" calcext:value-type="float">
            <text:p>-0,037547470840278</text:p>
          </table:table-cell>
          <table:table-cell table:number-columns-repeated="2"/>
          <table:table-cell office:value-type="float" office:value="1287" calcext:value-type="float">
            <text:p>1287</text:p>
          </table:table-cell>
          <table:table-cell office:value-type="float" office:value="-0.0375474708402779" calcext:value-type="float">
            <text:p>-0,037547470840278</text:p>
          </table:table-cell>
          <table:table-cell/>
          <table:table-cell table:formula="of:=([.B1289]-[.F12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155576744561048" calcext:value-type="float">
            <text:p>0,155576744561048</text:p>
          </table:table-cell>
          <table:table-cell table:number-columns-repeated="2"/>
          <table:table-cell office:value-type="float" office:value="1288" calcext:value-type="float">
            <text:p>1288</text:p>
          </table:table-cell>
          <table:table-cell office:value-type="float" office:value="0.155576744561048" calcext:value-type="float">
            <text:p>0,155576744561048</text:p>
          </table:table-cell>
          <table:table-cell/>
          <table:table-cell table:formula="of:=([.B1290]-[.F12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0537633291075413" calcext:value-type="float">
            <text:p>0,053763329107541</text:p>
          </table:table-cell>
          <table:table-cell table:number-columns-repeated="2"/>
          <table:table-cell office:value-type="float" office:value="1289" calcext:value-type="float">
            <text:p>1289</text:p>
          </table:table-cell>
          <table:table-cell office:value-type="float" office:value="0.0537633291075413" calcext:value-type="float">
            <text:p>0,053763329107541</text:p>
          </table:table-cell>
          <table:table-cell/>
          <table:table-cell table:formula="of:=([.B1291]-[.F12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0.0410290978763918" calcext:value-type="float">
            <text:p>-0,041029097876392</text:p>
          </table:table-cell>
          <table:table-cell table:number-columns-repeated="2"/>
          <table:table-cell office:value-type="float" office:value="1290" calcext:value-type="float">
            <text:p>1290</text:p>
          </table:table-cell>
          <table:table-cell office:value-type="float" office:value="-0.0410290978763918" calcext:value-type="float">
            <text:p>-0,041029097876392</text:p>
          </table:table-cell>
          <table:table-cell/>
          <table:table-cell table:formula="of:=([.B1292]-[.F12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0.0396452315090155" calcext:value-type="float">
            <text:p>-0,039645231509016</text:p>
          </table:table-cell>
          <table:table-cell table:number-columns-repeated="2"/>
          <table:table-cell office:value-type="float" office:value="1291" calcext:value-type="float">
            <text:p>1291</text:p>
          </table:table-cell>
          <table:table-cell office:value-type="float" office:value="-0.0396452315090155" calcext:value-type="float">
            <text:p>-0,039645231509016</text:p>
          </table:table-cell>
          <table:table-cell/>
          <table:table-cell table:formula="of:=([.B1293]-[.F12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0.0393857982007065" calcext:value-type="float">
            <text:p>-0,039385798200707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-0.0393857982007065" calcext:value-type="float">
            <text:p>-0,039385798200707</text:p>
          </table:table-cell>
          <table:table-cell/>
          <table:table-cell table:formula="of:=([.B1294]-[.F12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0.0281922387461867" calcext:value-type="float">
            <text:p>-0,028192238746187</text:p>
          </table:table-cell>
          <table:table-cell table:number-columns-repeated="2"/>
          <table:table-cell office:value-type="float" office:value="1293" calcext:value-type="float">
            <text:p>1293</text:p>
          </table:table-cell>
          <table:table-cell office:value-type="float" office:value="-0.0281922387461867" calcext:value-type="float">
            <text:p>-0,028192238746187</text:p>
          </table:table-cell>
          <table:table-cell/>
          <table:table-cell table:formula="of:=([.B1295]-[.F12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0.0761378234720671" calcext:value-type="float">
            <text:p>-0,076137823472067</text:p>
          </table:table-cell>
          <table:table-cell table:number-columns-repeated="2"/>
          <table:table-cell office:value-type="float" office:value="1294" calcext:value-type="float">
            <text:p>1294</text:p>
          </table:table-cell>
          <table:table-cell office:value-type="float" office:value="-0.0761378234720671" calcext:value-type="float">
            <text:p>-0,076137823472067</text:p>
          </table:table-cell>
          <table:table-cell/>
          <table:table-cell table:formula="of:=([.B1296]-[.F12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0.0443583279639931" calcext:value-type="float">
            <text:p>-0,044358327963993</text:p>
          </table:table-cell>
          <table:table-cell table:number-columns-repeated="2"/>
          <table:table-cell office:value-type="float" office:value="1295" calcext:value-type="float">
            <text:p>1295</text:p>
          </table:table-cell>
          <table:table-cell office:value-type="float" office:value="-0.0443583279639931" calcext:value-type="float">
            <text:p>-0,044358327963993</text:p>
          </table:table-cell>
          <table:table-cell/>
          <table:table-cell table:formula="of:=([.B1297]-[.F12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129198109850627" calcext:value-type="float">
            <text:p>0,129198109850627</text:p>
          </table:table-cell>
          <table:table-cell table:number-columns-repeated="2"/>
          <table:table-cell office:value-type="float" office:value="1296" calcext:value-type="float">
            <text:p>1296</text:p>
          </table:table-cell>
          <table:table-cell office:value-type="float" office:value="0.129198109850627" calcext:value-type="float">
            <text:p>0,129198109850627</text:p>
          </table:table-cell>
          <table:table-cell/>
          <table:table-cell table:formula="of:=([.B1298]-[.F12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163656483567005" calcext:value-type="float">
            <text:p>0,163656483567005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0.163656483567005" calcext:value-type="float">
            <text:p>0,163656483567005</text:p>
          </table:table-cell>
          <table:table-cell/>
          <table:table-cell table:formula="of:=([.B1299]-[.F12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0.0134702645288279" calcext:value-type="float">
            <text:p>-0,013470264528828</text:p>
          </table:table-cell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-0.0134702645288279" calcext:value-type="float">
            <text:p>-0,013470264528828</text:p>
          </table:table-cell>
          <table:table-cell/>
          <table:table-cell table:formula="of:=([.B1300]-[.F13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0.0471332807474285" calcext:value-type="float">
            <text:p>-0,047133280747429</text:p>
          </table:table-cell>
          <table:table-cell table:number-columns-repeated="2"/>
          <table:table-cell office:value-type="float" office:value="1299" calcext:value-type="float">
            <text:p>1299</text:p>
          </table:table-cell>
          <table:table-cell office:value-type="float" office:value="-0.0471332807474285" calcext:value-type="float">
            <text:p>-0,047133280747429</text:p>
          </table:table-cell>
          <table:table-cell/>
          <table:table-cell table:formula="of:=([.B1301]-[.F13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65770649079169" calcext:value-type="float">
            <text:p>0,165770649079169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0.165770649079169" calcext:value-type="float">
            <text:p>0,165770649079169</text:p>
          </table:table-cell>
          <table:table-cell/>
          <table:table-cell table:formula="of:=([.B1302]-[.F13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0.0159559078796228" calcext:value-type="float">
            <text:p>-0,015955907879623</text:p>
          </table:table-cell>
          <table:table-cell table:number-columns-repeated="2"/>
          <table:table-cell office:value-type="float" office:value="1301" calcext:value-type="float">
            <text:p>1301</text:p>
          </table:table-cell>
          <table:table-cell office:value-type="float" office:value="-0.0159559078796228" calcext:value-type="float">
            <text:p>-0,015955907879623</text:p>
          </table:table-cell>
          <table:table-cell/>
          <table:table-cell table:formula="of:=([.B1303]-[.F13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-0.00831147175162937" calcext:value-type="float">
            <text:p>-0,008311471751629</text:p>
          </table:table-cell>
          <table:table-cell table:number-columns-repeated="2"/>
          <table:table-cell office:value-type="float" office:value="1302" calcext:value-type="float">
            <text:p>1302</text:p>
          </table:table-cell>
          <table:table-cell office:value-type="float" office:value="-0.00831147175162937" calcext:value-type="float">
            <text:p>-0,008311471751629</text:p>
          </table:table-cell>
          <table:table-cell/>
          <table:table-cell table:formula="of:=([.B1304]-[.F13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0.0473252756184832" calcext:value-type="float">
            <text:p>-0,047325275618483</text:p>
          </table:table-cell>
          <table:table-cell table:number-columns-repeated="2"/>
          <table:table-cell office:value-type="float" office:value="1303" calcext:value-type="float">
            <text:p>1303</text:p>
          </table:table-cell>
          <table:table-cell office:value-type="float" office:value="-0.0473252756184832" calcext:value-type="float">
            <text:p>-0,047325275618483</text:p>
          </table:table-cell>
          <table:table-cell/>
          <table:table-cell table:formula="of:=([.B1305]-[.F13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0.0216284558917531" calcext:value-type="float">
            <text:p>-0,021628455891753</text:p>
          </table:table-cell>
          <table:table-cell table:number-columns-repeated="2"/>
          <table:table-cell office:value-type="float" office:value="1304" calcext:value-type="float">
            <text:p>1304</text:p>
          </table:table-cell>
          <table:table-cell office:value-type="float" office:value="-0.0216284558917531" calcext:value-type="float">
            <text:p>-0,021628455891753</text:p>
          </table:table-cell>
          <table:table-cell/>
          <table:table-cell table:formula="of:=([.B1306]-[.F13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0354437980541791" calcext:value-type="float">
            <text:p>0,035443798054179</text:p>
          </table:table-cell>
          <table:table-cell table:number-columns-repeated="2"/>
          <table:table-cell office:value-type="float" office:value="1305" calcext:value-type="float">
            <text:p>1305</text:p>
          </table:table-cell>
          <table:table-cell office:value-type="float" office:value="0.0354437980541791" calcext:value-type="float">
            <text:p>0,035443798054179</text:p>
          </table:table-cell>
          <table:table-cell/>
          <table:table-cell table:formula="of:=([.B1307]-[.F13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133521135179746" calcext:value-type="float">
            <text:p>0,133521135179746</text:p>
          </table:table-cell>
          <table:table-cell table:number-columns-repeated="2"/>
          <table:table-cell office:value-type="float" office:value="1306" calcext:value-type="float">
            <text:p>1306</text:p>
          </table:table-cell>
          <table:table-cell office:value-type="float" office:value="0.133521135179746" calcext:value-type="float">
            <text:p>0,133521135179746</text:p>
          </table:table-cell>
          <table:table-cell/>
          <table:table-cell table:formula="of:=([.B1308]-[.F13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00391969739306938" calcext:value-type="float">
            <text:p>0,003919697393069</text:p>
          </table:table-cell>
          <table:table-cell table:number-columns-repeated="2"/>
          <table:table-cell office:value-type="float" office:value="1307" calcext:value-type="float">
            <text:p>1307</text:p>
          </table:table-cell>
          <table:table-cell office:value-type="float" office:value="0.00391969739306938" calcext:value-type="float">
            <text:p>0,003919697393069</text:p>
          </table:table-cell>
          <table:table-cell/>
          <table:table-cell table:formula="of:=([.B1309]-[.F13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-0.0345747540653465" calcext:value-type="float">
            <text:p>-0,03457475406534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-0.0345747540653465" calcext:value-type="float">
            <text:p>-0,034574754065347</text:p>
          </table:table-cell>
          <table:table-cell/>
          <table:table-cell table:formula="of:=([.B1310]-[.F13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0.0262589004595178" calcext:value-type="float">
            <text:p>-0,026258900459518</text:p>
          </table:table-cell>
          <table:table-cell table:number-columns-repeated="2"/>
          <table:table-cell office:value-type="float" office:value="1309" calcext:value-type="float">
            <text:p>1309</text:p>
          </table:table-cell>
          <table:table-cell office:value-type="float" office:value="-0.0262589004595178" calcext:value-type="float">
            <text:p>-0,026258900459518</text:p>
          </table:table-cell>
          <table:table-cell/>
          <table:table-cell table:formula="of:=([.B1311]-[.F13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0987636366254992" calcext:value-type="float">
            <text:p>0,00987636366255</text:p>
          </table:table-cell>
          <table:table-cell table:number-columns-repeated="2"/>
          <table:table-cell office:value-type="float" office:value="1310" calcext:value-type="float">
            <text:p>1310</text:p>
          </table:table-cell>
          <table:table-cell office:value-type="float" office:value="0.00987636366254992" calcext:value-type="float">
            <text:p>0,00987636366255</text:p>
          </table:table-cell>
          <table:table-cell/>
          <table:table-cell table:formula="of:=([.B1312]-[.F13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0.0894124414450069" calcext:value-type="float">
            <text:p>-0,089412441445007</text:p>
          </table:table-cell>
          <table:table-cell table:number-columns-repeated="2"/>
          <table:table-cell office:value-type="float" office:value="1311" calcext:value-type="float">
            <text:p>1311</text:p>
          </table:table-cell>
          <table:table-cell office:value-type="float" office:value="-0.0894124414450069" calcext:value-type="float">
            <text:p>-0,089412441445007</text:p>
          </table:table-cell>
          <table:table-cell/>
          <table:table-cell table:formula="of:=([.B1313]-[.F13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0.00964124648006359" calcext:value-type="float">
            <text:p>-0,009641246480064</text:p>
          </table:table-cell>
          <table:table-cell table:number-columns-repeated="2"/>
          <table:table-cell office:value-type="float" office:value="1312" calcext:value-type="float">
            <text:p>1312</text:p>
          </table:table-cell>
          <table:table-cell office:value-type="float" office:value="-0.00964124648006359" calcext:value-type="float">
            <text:p>-0,009641246480064</text:p>
          </table:table-cell>
          <table:table-cell/>
          <table:table-cell table:formula="of:=([.B1314]-[.F13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123529452497139" calcext:value-type="float">
            <text:p>0,123529452497139</text:p>
          </table:table-cell>
          <table:table-cell table:number-columns-repeated="2"/>
          <table:table-cell office:value-type="float" office:value="1313" calcext:value-type="float">
            <text:p>1313</text:p>
          </table:table-cell>
          <table:table-cell office:value-type="float" office:value="0.123529452497139" calcext:value-type="float">
            <text:p>0,123529452497139</text:p>
          </table:table-cell>
          <table:table-cell/>
          <table:table-cell table:formula="of:=([.B1315]-[.F1315])^2" office:value-type="float" office:value="2.0973377094377E-031" calcext:value-type="float">
            <text:p>2,0973377094377E-3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00862174446764774" calcext:value-type="float">
            <text:p>0,008621744467648</text:p>
          </table:table-cell>
          <table:table-cell table:number-columns-repeated="2"/>
          <table:table-cell office:value-type="float" office:value="1314" calcext:value-type="float">
            <text:p>1314</text:p>
          </table:table-cell>
          <table:table-cell office:value-type="float" office:value="0.00862174446764774" calcext:value-type="float">
            <text:p>0,008621744467648</text:p>
          </table:table-cell>
          <table:table-cell/>
          <table:table-cell table:formula="of:=([.B1316]-[.F13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0.0469972065529812" calcext:value-type="float">
            <text:p>-0,046997206552981</text:p>
          </table:table-cell>
          <table:table-cell table:number-columns-repeated="2"/>
          <table:table-cell office:value-type="float" office:value="1315" calcext:value-type="float">
            <text:p>1315</text:p>
          </table:table-cell>
          <table:table-cell office:value-type="float" office:value="-0.0469972065529812" calcext:value-type="float">
            <text:p>-0,046997206552981</text:p>
          </table:table-cell>
          <table:table-cell/>
          <table:table-cell table:formula="of:=([.B1317]-[.F13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157561447656942" calcext:value-type="float">
            <text:p>0,157561447656942</text:p>
          </table:table-cell>
          <table:table-cell table:number-columns-repeated="2"/>
          <table:table-cell office:value-type="float" office:value="1316" calcext:value-type="float">
            <text:p>1316</text:p>
          </table:table-cell>
          <table:table-cell office:value-type="float" office:value="0.157561447656942" calcext:value-type="float">
            <text:p>0,157561447656942</text:p>
          </table:table-cell>
          <table:table-cell/>
          <table:table-cell table:formula="of:=([.B1318]-[.F13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0.0427016048585486" calcext:value-type="float">
            <text:p>-0,042701604858549</text:p>
          </table:table-cell>
          <table:table-cell table:number-columns-repeated="2"/>
          <table:table-cell office:value-type="float" office:value="1317" calcext:value-type="float">
            <text:p>1317</text:p>
          </table:table-cell>
          <table:table-cell office:value-type="float" office:value="-0.0427016048585486" calcext:value-type="float">
            <text:p>-0,042701604858549</text:p>
          </table:table-cell>
          <table:table-cell/>
          <table:table-cell table:formula="of:=([.B1319]-[.F13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-0.0272299061148157" calcext:value-type="float">
            <text:p>-0,027229906114816</text:p>
          </table:table-cell>
          <table:table-cell table:number-columns-repeated="2"/>
          <table:table-cell office:value-type="float" office:value="1318" calcext:value-type="float">
            <text:p>1318</text:p>
          </table:table-cell>
          <table:table-cell office:value-type="float" office:value="-0.0272299061148157" calcext:value-type="float">
            <text:p>-0,027229906114816</text:p>
          </table:table-cell>
          <table:table-cell/>
          <table:table-cell table:formula="of:=([.B1320]-[.F13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0.0381346937715108" calcext:value-type="float">
            <text:p>-0,038134693771511</text:p>
          </table:table-cell>
          <table:table-cell table:number-columns-repeated="2"/>
          <table:table-cell office:value-type="float" office:value="1319" calcext:value-type="float">
            <text:p>1319</text:p>
          </table:table-cell>
          <table:table-cell office:value-type="float" office:value="-0.0381346937715108" calcext:value-type="float">
            <text:p>-0,038134693771511</text:p>
          </table:table-cell>
          <table:table-cell/>
          <table:table-cell table:formula="of:=([.B1321]-[.F13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0.0874175253783842" calcext:value-type="float">
            <text:p>-0,087417525378384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-0.0874175253783842" calcext:value-type="float">
            <text:p>-0,087417525378384</text:p>
          </table:table-cell>
          <table:table-cell/>
          <table:table-cell table:formula="of:=([.B1322]-[.F13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0430309694351035" calcext:value-type="float">
            <text:p>0,043030969435104</text:p>
          </table:table-cell>
          <table:table-cell table:number-columns-repeated="2"/>
          <table:table-cell office:value-type="float" office:value="1321" calcext:value-type="float">
            <text:p>1321</text:p>
          </table:table-cell>
          <table:table-cell office:value-type="float" office:value="0.0430309694351035" calcext:value-type="float">
            <text:p>0,043030969435104</text:p>
          </table:table-cell>
          <table:table-cell/>
          <table:table-cell table:formula="of:=([.B1323]-[.F13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0.103896764880032" calcext:value-type="float">
            <text:p>-0,103896764880032</text:p>
          </table:table-cell>
          <table:table-cell table:number-columns-repeated="2"/>
          <table:table-cell office:value-type="float" office:value="1322" calcext:value-type="float">
            <text:p>1322</text:p>
          </table:table-cell>
          <table:table-cell office:value-type="float" office:value="-0.103896764880032" calcext:value-type="float">
            <text:p>-0,103896764880032</text:p>
          </table:table-cell>
          <table:table-cell/>
          <table:table-cell table:formula="of:=([.B1324]-[.F1324])^2" office:value-type="float" office:value="1.97215226305253E-031" calcext:value-type="float">
            <text:p>1,97215226305253E-3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0196960282247821" calcext:value-type="float">
            <text:p>0,019696028224782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0.0196960282247821" calcext:value-type="float">
            <text:p>0,019696028224782</text:p>
          </table:table-cell>
          <table:table-cell/>
          <table:table-cell table:formula="of:=([.B1325]-[.F13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0.0527048427992464" calcext:value-type="float">
            <text:p>-0,052704842799246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office:value-type="float" office:value="-0.0527048427992464" calcext:value-type="float">
            <text:p>-0,052704842799246</text:p>
          </table:table-cell>
          <table:table-cell/>
          <table:table-cell table:formula="of:=([.B1326]-[.F13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169194942485314" calcext:value-type="float">
            <text:p>0,169194942485314</text:p>
          </table:table-cell>
          <table:table-cell table:number-columns-repeated="2"/>
          <table:table-cell office:value-type="float" office:value="1325" calcext:value-type="float">
            <text:p>1325</text:p>
          </table:table-cell>
          <table:table-cell office:value-type="float" office:value="0.169194942485314" calcext:value-type="float">
            <text:p>0,169194942485314</text:p>
          </table:table-cell>
          <table:table-cell/>
          <table:table-cell table:formula="of:=([.B1327]-[.F13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-0.0895247854475086" calcext:value-type="float">
            <text:p>-0,089524785447509</text:p>
          </table:table-cell>
          <table:table-cell table:number-columns-repeated="2"/>
          <table:table-cell office:value-type="float" office:value="1326" calcext:value-type="float">
            <text:p>1326</text:p>
          </table:table-cell>
          <table:table-cell office:value-type="float" office:value="-0.0895247854475086" calcext:value-type="float">
            <text:p>-0,089524785447509</text:p>
          </table:table-cell>
          <table:table-cell/>
          <table:table-cell table:formula="of:=([.B1328]-[.F13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0.034473674750868" calcext:value-type="float">
            <text:p>-0,034473674750868</text:p>
          </table:table-cell>
          <table:table-cell table:number-columns-repeated="2"/>
          <table:table-cell office:value-type="float" office:value="1327" calcext:value-type="float">
            <text:p>1327</text:p>
          </table:table-cell>
          <table:table-cell office:value-type="float" office:value="-0.034473674750868" calcext:value-type="float">
            <text:p>-0,034473674750868</text:p>
          </table:table-cell>
          <table:table-cell/>
          <table:table-cell table:formula="of:=([.B1329]-[.F13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-0.0567018647402575" calcext:value-type="float">
            <text:p>-0,056701864740258</text:p>
          </table:table-cell>
          <table:table-cell table:number-columns-repeated="2"/>
          <table:table-cell office:value-type="float" office:value="1328" calcext:value-type="float">
            <text:p>1328</text:p>
          </table:table-cell>
          <table:table-cell office:value-type="float" office:value="-0.0567018647402575" calcext:value-type="float">
            <text:p>-0,056701864740258</text:p>
          </table:table-cell>
          <table:table-cell/>
          <table:table-cell table:formula="of:=([.B1330]-[.F13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0.0742232960174755" calcext:value-type="float">
            <text:p>-0,074223296017476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office:value-type="float" office:value="-0.0742232960174755" calcext:value-type="float">
            <text:p>-0,074223296017476</text:p>
          </table:table-cell>
          <table:table-cell/>
          <table:table-cell table:formula="of:=([.B1331]-[.F13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0.0579062649765707" calcext:value-type="float">
            <text:p>-0,057906264976571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-0.0579062649765707" calcext:value-type="float">
            <text:p>-0,057906264976571</text:p>
          </table:table-cell>
          <table:table-cell/>
          <table:table-cell table:formula="of:=([.B1332]-[.F13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0.0384245446628179" calcext:value-type="float">
            <text:p>-0,038424544662818</text:p>
          </table:table-cell>
          <table:table-cell table:number-columns-repeated="2"/>
          <table:table-cell office:value-type="float" office:value="1331" calcext:value-type="float">
            <text:p>1331</text:p>
          </table:table-cell>
          <table:table-cell office:value-type="float" office:value="-0.0384245446628179" calcext:value-type="float">
            <text:p>-0,038424544662818</text:p>
          </table:table-cell>
          <table:table-cell/>
          <table:table-cell table:formula="of:=([.B1333]-[.F13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-0.0528828080085868" calcext:value-type="float">
            <text:p>-0,052882808008587</text:p>
          </table:table-cell>
          <table:table-cell table:number-columns-repeated="2"/>
          <table:table-cell office:value-type="float" office:value="1332" calcext:value-type="float">
            <text:p>1332</text:p>
          </table:table-cell>
          <table:table-cell office:value-type="float" office:value="-0.0528828080085868" calcext:value-type="float">
            <text:p>-0,052882808008587</text:p>
          </table:table-cell>
          <table:table-cell/>
          <table:table-cell table:formula="of:=([.B1334]-[.F13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0273841184716693" calcext:value-type="float">
            <text:p>0,027384118471669</text:p>
          </table:table-cell>
          <table:table-cell table:number-columns-repeated="2"/>
          <table:table-cell office:value-type="float" office:value="1333" calcext:value-type="float">
            <text:p>1333</text:p>
          </table:table-cell>
          <table:table-cell office:value-type="float" office:value="0.0273841184716693" calcext:value-type="float">
            <text:p>0,027384118471669</text:p>
          </table:table-cell>
          <table:table-cell/>
          <table:table-cell table:formula="of:=([.B1335]-[.F13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-0.0326706306507656" calcext:value-type="float">
            <text:p>-0,032670630650766</text:p>
          </table:table-cell>
          <table:table-cell table:number-columns-repeated="2"/>
          <table:table-cell office:value-type="float" office:value="1334" calcext:value-type="float">
            <text:p>1334</text:p>
          </table:table-cell>
          <table:table-cell office:value-type="float" office:value="-0.0326706306507656" calcext:value-type="float">
            <text:p>-0,032670630650766</text:p>
          </table:table-cell>
          <table:table-cell/>
          <table:table-cell table:formula="of:=([.B1336]-[.F13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0.0471144607916739" calcext:value-type="float">
            <text:p>-0,047114460791674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-0.0471144607916739" calcext:value-type="float">
            <text:p>-0,047114460791674</text:p>
          </table:table-cell>
          <table:table-cell/>
          <table:table-cell table:formula="of:=([.B1337]-[.F13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-0.0386485383557219" calcext:value-type="float">
            <text:p>-0,038648538355722</text:p>
          </table:table-cell>
          <table:table-cell table:number-columns-repeated="2"/>
          <table:table-cell office:value-type="float" office:value="1336" calcext:value-type="float">
            <text:p>1336</text:p>
          </table:table-cell>
          <table:table-cell office:value-type="float" office:value="-0.0386485383557219" calcext:value-type="float">
            <text:p>-0,038648538355722</text:p>
          </table:table-cell>
          <table:table-cell/>
          <table:table-cell table:formula="of:=([.B1338]-[.F13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000932730027910292" calcext:value-type="float">
            <text:p>0,00093273002791</text:p>
          </table:table-cell>
          <table:table-cell table:number-columns-repeated="2"/>
          <table:table-cell office:value-type="float" office:value="1337" calcext:value-type="float">
            <text:p>1337</text:p>
          </table:table-cell>
          <table:table-cell office:value-type="float" office:value="0.000932730027910292" calcext:value-type="float">
            <text:p>0,00093273002791</text:p>
          </table:table-cell>
          <table:table-cell/>
          <table:table-cell table:formula="of:=([.B1339]-[.F13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-0.045628190402361" calcext:value-type="float">
            <text:p>-0,045628190402361</text:p>
          </table:table-cell>
          <table:table-cell table:number-columns-repeated="2"/>
          <table:table-cell office:value-type="float" office:value="1338" calcext:value-type="float">
            <text:p>1338</text:p>
          </table:table-cell>
          <table:table-cell office:value-type="float" office:value="-0.045628190402361" calcext:value-type="float">
            <text:p>-0,045628190402361</text:p>
          </table:table-cell>
          <table:table-cell/>
          <table:table-cell table:formula="of:=([.B1340]-[.F13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0.0845924673059865" calcext:value-type="float">
            <text:p>-0,084592467305987</text:p>
          </table:table-cell>
          <table:table-cell table:number-columns-repeated="2"/>
          <table:table-cell office:value-type="float" office:value="1339" calcext:value-type="float">
            <text:p>1339</text:p>
          </table:table-cell>
          <table:table-cell office:value-type="float" office:value="-0.0845924673059865" calcext:value-type="float">
            <text:p>-0,084592467305987</text:p>
          </table:table-cell>
          <table:table-cell/>
          <table:table-cell table:formula="of:=([.B1341]-[.F13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0.0159336137808668" calcext:value-type="float">
            <text:p>-0,015933613780867</text:p>
          </table:table-cell>
          <table:table-cell table:number-columns-repeated="2"/>
          <table:table-cell office:value-type="float" office:value="1340" calcext:value-type="float">
            <text:p>1340</text:p>
          </table:table-cell>
          <table:table-cell office:value-type="float" office:value="-0.0159336137808668" calcext:value-type="float">
            <text:p>-0,015933613780867</text:p>
          </table:table-cell>
          <table:table-cell/>
          <table:table-cell table:formula="of:=([.B1342]-[.F13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0.0417409753964152" calcext:value-type="float">
            <text:p>-0,041740975396415</text:p>
          </table:table-cell>
          <table:table-cell table:number-columns-repeated="2"/>
          <table:table-cell office:value-type="float" office:value="1341" calcext:value-type="float">
            <text:p>1341</text:p>
          </table:table-cell>
          <table:table-cell office:value-type="float" office:value="-0.0417409753964152" calcext:value-type="float">
            <text:p>-0,041740975396415</text:p>
          </table:table-cell>
          <table:table-cell/>
          <table:table-cell table:formula="of:=([.B1343]-[.F13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-0.0508462082218929" calcext:value-type="float">
            <text:p>-0,050846208221893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float" office:value="-0.0508462082218929" calcext:value-type="float">
            <text:p>-0,050846208221893</text:p>
          </table:table-cell>
          <table:table-cell/>
          <table:table-cell table:formula="of:=([.B1344]-[.F13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141825798690537" calcext:value-type="float">
            <text:p>0,141825798690537</text:p>
          </table:table-cell>
          <table:table-cell table:number-columns-repeated="2"/>
          <table:table-cell office:value-type="float" office:value="1343" calcext:value-type="float">
            <text:p>1343</text:p>
          </table:table-cell>
          <table:table-cell office:value-type="float" office:value="0.141825798690537" calcext:value-type="float">
            <text:p>0,141825798690537</text:p>
          </table:table-cell>
          <table:table-cell/>
          <table:table-cell table:formula="of:=([.B1345]-[.F13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0593047225072331" calcext:value-type="float">
            <text:p>0,059304722507233</text:p>
          </table:table-cell>
          <table:table-cell table:number-columns-repeated="2"/>
          <table:table-cell office:value-type="float" office:value="1344" calcext:value-type="float">
            <text:p>1344</text:p>
          </table:table-cell>
          <table:table-cell office:value-type="float" office:value="0.0593047225072331" calcext:value-type="float">
            <text:p>0,059304722507233</text:p>
          </table:table-cell>
          <table:table-cell/>
          <table:table-cell table:formula="of:=([.B1346]-[.F13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0.0440593897665157" calcext:value-type="float">
            <text:p>-0,044059389766516</text:p>
          </table:table-cell>
          <table:table-cell table:number-columns-repeated="2"/>
          <table:table-cell office:value-type="float" office:value="1345" calcext:value-type="float">
            <text:p>1345</text:p>
          </table:table-cell>
          <table:table-cell office:value-type="float" office:value="-0.0440593897665157" calcext:value-type="float">
            <text:p>-0,044059389766516</text:p>
          </table:table-cell>
          <table:table-cell/>
          <table:table-cell table:formula="of:=([.B1347]-[.F13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0.0874098731426093" calcext:value-type="float">
            <text:p>-0,087409873142609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-0.0874098731426093" calcext:value-type="float">
            <text:p>-0,087409873142609</text:p>
          </table:table-cell>
          <table:table-cell/>
          <table:table-cell table:formula="of:=([.B1348]-[.F13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0.0168781527658068" calcext:value-type="float">
            <text:p>-0,016878152765807</text:p>
          </table:table-cell>
          <table:table-cell table:number-columns-repeated="2"/>
          <table:table-cell office:value-type="float" office:value="1347" calcext:value-type="float">
            <text:p>1347</text:p>
          </table:table-cell>
          <table:table-cell office:value-type="float" office:value="-0.0168781527658068" calcext:value-type="float">
            <text:p>-0,016878152765807</text:p>
          </table:table-cell>
          <table:table-cell/>
          <table:table-cell table:formula="of:=([.B1349]-[.F13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0.0505557932228642" calcext:value-type="float">
            <text:p>-0,050555793222864</text:p>
          </table:table-cell>
          <table:table-cell table:number-columns-repeated="2"/>
          <table:table-cell office:value-type="float" office:value="1348" calcext:value-type="float">
            <text:p>1348</text:p>
          </table:table-cell>
          <table:table-cell office:value-type="float" office:value="-0.0505557932228642" calcext:value-type="float">
            <text:p>-0,050555793222864</text:p>
          </table:table-cell>
          <table:table-cell/>
          <table:table-cell table:formula="of:=([.B1350]-[.F13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0.0277588526999785" calcext:value-type="float">
            <text:p>-0,027758852699979</text:p>
          </table:table-cell>
          <table:table-cell table:number-columns-repeated="2"/>
          <table:table-cell office:value-type="float" office:value="1349" calcext:value-type="float">
            <text:p>1349</text:p>
          </table:table-cell>
          <table:table-cell office:value-type="float" office:value="-0.0277588526999785" calcext:value-type="float">
            <text:p>-0,027758852699979</text:p>
          </table:table-cell>
          <table:table-cell/>
          <table:table-cell table:formula="of:=([.B1351]-[.F13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0.0532596689734257" calcext:value-type="float">
            <text:p>-0,053259668973426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office:value-type="float" office:value="-0.0532596689734257" calcext:value-type="float">
            <text:p>-0,053259668973426</text:p>
          </table:table-cell>
          <table:table-cell/>
          <table:table-cell table:formula="of:=([.B1352]-[.F13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0.0959857757834763" calcext:value-type="float">
            <text:p>-0,095985775783476</text:p>
          </table:table-cell>
          <table:table-cell table:number-columns-repeated="2"/>
          <table:table-cell office:value-type="float" office:value="1351" calcext:value-type="float">
            <text:p>1351</text:p>
          </table:table-cell>
          <table:table-cell office:value-type="float" office:value="-0.0959857757834763" calcext:value-type="float">
            <text:p>-0,095985775783476</text:p>
          </table:table-cell>
          <table:table-cell/>
          <table:table-cell table:formula="of:=([.B1353]-[.F13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0.0341841895149336" calcext:value-type="float">
            <text:p>-0,034184189514934</text:p>
          </table:table-cell>
          <table:table-cell table:number-columns-repeated="2"/>
          <table:table-cell office:value-type="float" office:value="1352" calcext:value-type="float">
            <text:p>1352</text:p>
          </table:table-cell>
          <table:table-cell office:value-type="float" office:value="-0.0341841895149336" calcext:value-type="float">
            <text:p>-0,034184189514934</text:p>
          </table:table-cell>
          <table:table-cell/>
          <table:table-cell table:formula="of:=([.B1354]-[.F13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0.0613341445244636" calcext:value-type="float">
            <text:p>-0,061334144524464</text:p>
          </table:table-cell>
          <table:table-cell table:number-columns-repeated="2"/>
          <table:table-cell office:value-type="float" office:value="1353" calcext:value-type="float">
            <text:p>1353</text:p>
          </table:table-cell>
          <table:table-cell office:value-type="float" office:value="-0.0613341445244636" calcext:value-type="float">
            <text:p>-0,061334144524464</text:p>
          </table:table-cell>
          <table:table-cell/>
          <table:table-cell table:formula="of:=([.B1355]-[.F13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-0.034473674750868" calcext:value-type="float">
            <text:p>-0,034473674750868</text:p>
          </table:table-cell>
          <table:table-cell table:number-columns-repeated="2"/>
          <table:table-cell office:value-type="float" office:value="1354" calcext:value-type="float">
            <text:p>1354</text:p>
          </table:table-cell>
          <table:table-cell office:value-type="float" office:value="-0.034473674750868" calcext:value-type="float">
            <text:p>-0,034473674750868</text:p>
          </table:table-cell>
          <table:table-cell/>
          <table:table-cell table:formula="of:=([.B1356]-[.F13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0.0094382255347573" calcext:value-type="float">
            <text:p>-0,009438225534757</text:p>
          </table:table-cell>
          <table:table-cell table:number-columns-repeated="2"/>
          <table:table-cell office:value-type="float" office:value="1355" calcext:value-type="float">
            <text:p>1355</text:p>
          </table:table-cell>
          <table:table-cell office:value-type="float" office:value="-0.0094382255347573" calcext:value-type="float">
            <text:p>-0,009438225534757</text:p>
          </table:table-cell>
          <table:table-cell/>
          <table:table-cell table:formula="of:=([.B1357]-[.F13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-0.0607962419116675" calcext:value-type="float">
            <text:p>-0,060796241911668</text:p>
          </table:table-cell>
          <table:table-cell table:number-columns-repeated="2"/>
          <table:table-cell office:value-type="float" office:value="1356" calcext:value-type="float">
            <text:p>1356</text:p>
          </table:table-cell>
          <table:table-cell office:value-type="float" office:value="-0.0607962419116675" calcext:value-type="float">
            <text:p>-0,060796241911668</text:p>
          </table:table-cell>
          <table:table-cell/>
          <table:table-cell table:formula="of:=([.B1358]-[.F13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0.0993949191969754" calcext:value-type="float">
            <text:p>-0,099394919196975</text:p>
          </table:table-cell>
          <table:table-cell table:number-columns-repeated="2"/>
          <table:table-cell office:value-type="float" office:value="1357" calcext:value-type="float">
            <text:p>1357</text:p>
          </table:table-cell>
          <table:table-cell office:value-type="float" office:value="-0.0993949191969754" calcext:value-type="float">
            <text:p>-0,099394919196975</text:p>
          </table:table-cell>
          <table:table-cell/>
          <table:table-cell table:formula="of:=([.B1359]-[.F13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-0.044290653681114" calcext:value-type="float">
            <text:p>-0,044290653681114</text:p>
          </table:table-cell>
          <table:table-cell table:number-columns-repeated="2"/>
          <table:table-cell office:value-type="float" office:value="1358" calcext:value-type="float">
            <text:p>1358</text:p>
          </table:table-cell>
          <table:table-cell office:value-type="float" office:value="-0.044290653681114" calcext:value-type="float">
            <text:p>-0,044290653681114</text:p>
          </table:table-cell>
          <table:table-cell/>
          <table:table-cell table:formula="of:=([.B1360]-[.F13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0982958965155281" calcext:value-type="float">
            <text:p>0,098295896515528</text:p>
          </table:table-cell>
          <table:table-cell table:number-columns-repeated="2"/>
          <table:table-cell office:value-type="float" office:value="1359" calcext:value-type="float">
            <text:p>1359</text:p>
          </table:table-cell>
          <table:table-cell office:value-type="float" office:value="0.0982958965155281" calcext:value-type="float">
            <text:p>0,098295896515528</text:p>
          </table:table-cell>
          <table:table-cell/>
          <table:table-cell table:formula="of:=([.B1361]-[.F13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0.0946699152259" calcext:value-type="float">
            <text:p>-0,0946699152259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float" office:value="-0.0946699152259" calcext:value-type="float">
            <text:p>-0,0946699152259</text:p>
          </table:table-cell>
          <table:table-cell/>
          <table:table-cell table:formula="of:=([.B1362]-[.F13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0.0663157382431651" calcext:value-type="float">
            <text:p>-0,066315738243165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office:value-type="float" office:value="-0.0663157382431651" calcext:value-type="float">
            <text:p>-0,066315738243165</text:p>
          </table:table-cell>
          <table:table-cell/>
          <table:table-cell table:formula="of:=([.B1363]-[.F13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-0.065709254101976" calcext:value-type="float">
            <text:p>-0,065709254101976</text:p>
          </table:table-cell>
          <table:table-cell table:number-columns-repeated="2"/>
          <table:table-cell office:value-type="float" office:value="1362" calcext:value-type="float">
            <text:p>1362</text:p>
          </table:table-cell>
          <table:table-cell office:value-type="float" office:value="-0.065709254101976" calcext:value-type="float">
            <text:p>-0,065709254101976</text:p>
          </table:table-cell>
          <table:table-cell/>
          <table:table-cell table:formula="of:=([.B1364]-[.F13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0.021154187696327" calcext:value-type="float">
            <text:p>-0,021154187696327</text:p>
          </table:table-cell>
          <table:table-cell table:number-columns-repeated="2"/>
          <table:table-cell office:value-type="float" office:value="1363" calcext:value-type="float">
            <text:p>1363</text:p>
          </table:table-cell>
          <table:table-cell office:value-type="float" office:value="-0.021154187696327" calcext:value-type="float">
            <text:p>-0,021154187696327</text:p>
          </table:table-cell>
          <table:table-cell/>
          <table:table-cell table:formula="of:=([.B1365]-[.F13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196958113380086" calcext:value-type="float">
            <text:p>0,196958113380086</text:p>
          </table:table-cell>
          <table:table-cell table:number-columns-repeated="2"/>
          <table:table-cell office:value-type="float" office:value="1364" calcext:value-type="float">
            <text:p>1364</text:p>
          </table:table-cell>
          <table:table-cell office:value-type="float" office:value="0.196958113380086" calcext:value-type="float">
            <text:p>0,196958113380086</text:p>
          </table:table-cell>
          <table:table-cell/>
          <table:table-cell table:formula="of:=([.B1366]-[.F13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0.0406460435905286" calcext:value-type="float">
            <text:p>-0,040646043590529</text:p>
          </table:table-cell>
          <table:table-cell table:number-columns-repeated="2"/>
          <table:table-cell office:value-type="float" office:value="1365" calcext:value-type="float">
            <text:p>1365</text:p>
          </table:table-cell>
          <table:table-cell office:value-type="float" office:value="-0.0406460435905286" calcext:value-type="float">
            <text:p>-0,040646043590529</text:p>
          </table:table-cell>
          <table:table-cell/>
          <table:table-cell table:formula="of:=([.B1367]-[.F13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185868242922908" calcext:value-type="float">
            <text:p>0,185868242922908</text:p>
          </table:table-cell>
          <table:table-cell table:number-columns-repeated="2"/>
          <table:table-cell office:value-type="float" office:value="1366" calcext:value-type="float">
            <text:p>1366</text:p>
          </table:table-cell>
          <table:table-cell office:value-type="float" office:value="0.185868242922908" calcext:value-type="float">
            <text:p>0,185868242922908</text:p>
          </table:table-cell>
          <table:table-cell/>
          <table:table-cell table:formula="of:=([.B1368]-[.F13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0.0338150806441393" calcext:value-type="float">
            <text:p>-0,033815080644139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-0.0338150806441393" calcext:value-type="float">
            <text:p>-0,033815080644139</text:p>
          </table:table-cell>
          <table:table-cell/>
          <table:table-cell table:formula="of:=([.B1369]-[.F13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-0.0469939392042477" calcext:value-type="float">
            <text:p>-0,046993939204248</text:p>
          </table:table-cell>
          <table:table-cell table:number-columns-repeated="2"/>
          <table:table-cell office:value-type="float" office:value="1368" calcext:value-type="float">
            <text:p>1368</text:p>
          </table:table-cell>
          <table:table-cell office:value-type="float" office:value="-0.0469939392042477" calcext:value-type="float">
            <text:p>-0,046993939204248</text:p>
          </table:table-cell>
          <table:table-cell/>
          <table:table-cell table:formula="of:=([.B1370]-[.F13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0.0604189143798465" calcext:value-type="float">
            <text:p>-0,060418914379847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-0.0604189143798465" calcext:value-type="float">
            <text:p>-0,060418914379847</text:p>
          </table:table-cell>
          <table:table-cell/>
          <table:table-cell table:formula="of:=([.B1371]-[.F13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0.0255930142721486" calcext:value-type="float">
            <text:p>-0,025593014272149</text:p>
          </table:table-cell>
          <table:table-cell table:number-columns-repeated="2"/>
          <table:table-cell office:value-type="float" office:value="1370" calcext:value-type="float">
            <text:p>1370</text:p>
          </table:table-cell>
          <table:table-cell table:style-name="ce1" office:value-type="float" office:value="-0.0255930142721486" calcext:value-type="float">
            <text:p>-2,56E-02</text:p>
          </table:table-cell>
          <table:table-cell/>
          <table:table-cell table:formula="of:=([.B1372]-[.F13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0.0708188874650805" calcext:value-type="float">
            <text:p>-0,070818887465081</text:p>
          </table:table-cell>
          <table:table-cell table:number-columns-repeated="2"/>
          <table:table-cell office:value-type="float" office:value="1371" calcext:value-type="float">
            <text:p>1371</text:p>
          </table:table-cell>
          <table:table-cell office:value-type="float" office:value="-0.0708188874650805" calcext:value-type="float">
            <text:p>-0,070818887465081</text:p>
          </table:table-cell>
          <table:table-cell/>
          <table:table-cell table:formula="of:=([.B1373]-[.F13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-0.0207086277735441" calcext:value-type="float">
            <text:p>-0,020708627773544</text:p>
          </table:table-cell>
          <table:table-cell table:number-columns-repeated="2"/>
          <table:table-cell office:value-type="float" office:value="1372" calcext:value-type="float">
            <text:p>1372</text:p>
          </table:table-cell>
          <table:table-cell office:value-type="float" office:value="-0.0207086277735441" calcext:value-type="float">
            <text:p>-0,020708627773544</text:p>
          </table:table-cell>
          <table:table-cell/>
          <table:table-cell table:formula="of:=([.B1374]-[.F13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0.0192189153252793" calcext:value-type="float">
            <text:p>-0,019218915325279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-0.0192189153252793" calcext:value-type="float">
            <text:p>-0,019218915325279</text:p>
          </table:table-cell>
          <table:table-cell/>
          <table:table-cell table:formula="of:=([.B1375]-[.F13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0309902582169678" calcext:value-type="float">
            <text:p>0,030990258216968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0.0309902582169678" calcext:value-type="float">
            <text:p>0,030990258216968</text:p>
          </table:table-cell>
          <table:table-cell/>
          <table:table-cell table:formula="of:=([.B1376]-[.F13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0.0786369168441303" calcext:value-type="float">
            <text:p>-0,07863691684413</text:p>
          </table:table-cell>
          <table:table-cell table:number-columns-repeated="2"/>
          <table:table-cell office:value-type="float" office:value="1375" calcext:value-type="float">
            <text:p>1375</text:p>
          </table:table-cell>
          <table:table-cell office:value-type="float" office:value="-0.0786369168441303" calcext:value-type="float">
            <text:p>-0,07863691684413</text:p>
          </table:table-cell>
          <table:table-cell/>
          <table:table-cell table:formula="of:=([.B1377]-[.F13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0.0600322502519913" calcext:value-type="float">
            <text:p>-0,060032250251991</text:p>
          </table:table-cell>
          <table:table-cell table:number-columns-repeated="2"/>
          <table:table-cell office:value-type="float" office:value="1376" calcext:value-type="float">
            <text:p>1376</text:p>
          </table:table-cell>
          <table:table-cell office:value-type="float" office:value="-0.0600322502519913" calcext:value-type="float">
            <text:p>-0,060032250251991</text:p>
          </table:table-cell>
          <table:table-cell/>
          <table:table-cell table:formula="of:=([.B1378]-[.F13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0538693183206926" calcext:value-type="float">
            <text:p>0,053869318320693</text:p>
          </table:table-cell>
          <table:table-cell table:number-columns-repeated="2"/>
          <table:table-cell office:value-type="float" office:value="1377" calcext:value-type="float">
            <text:p>1377</text:p>
          </table:table-cell>
          <table:table-cell office:value-type="float" office:value="0.0538693183206926" calcext:value-type="float">
            <text:p>0,053869318320693</text:p>
          </table:table-cell>
          <table:table-cell/>
          <table:table-cell table:formula="of:=([.B1379]-[.F13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-0.0495853381698052" calcext:value-type="float">
            <text:p>-0,049585338169805</text:p>
          </table:table-cell>
          <table:table-cell table:number-columns-repeated="2"/>
          <table:table-cell office:value-type="float" office:value="1378" calcext:value-type="float">
            <text:p>1378</text:p>
          </table:table-cell>
          <table:table-cell office:value-type="float" office:value="-0.0495853381698052" calcext:value-type="float">
            <text:p>-0,049585338169805</text:p>
          </table:table-cell>
          <table:table-cell/>
          <table:table-cell table:formula="of:=([.B1380]-[.F13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0.0753034908672616" calcext:value-type="float">
            <text:p>-0,075303490867262</text:p>
          </table:table-cell>
          <table:table-cell table:number-columns-repeated="2"/>
          <table:table-cell office:value-type="float" office:value="1379" calcext:value-type="float">
            <text:p>1379</text:p>
          </table:table-cell>
          <table:table-cell office:value-type="float" office:value="-0.0753034908672616" calcext:value-type="float">
            <text:p>-0,075303490867262</text:p>
          </table:table-cell>
          <table:table-cell/>
          <table:table-cell table:formula="of:=([.B1381]-[.F13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0.0812417614301111" calcext:value-type="float">
            <text:p>-0,081241761430111</text:p>
          </table:table-cell>
          <table:table-cell table:number-columns-repeated="2"/>
          <table:table-cell office:value-type="float" office:value="1380" calcext:value-type="float">
            <text:p>1380</text:p>
          </table:table-cell>
          <table:table-cell office:value-type="float" office:value="-0.0812417614301111" calcext:value-type="float">
            <text:p>-0,081241761430111</text:p>
          </table:table-cell>
          <table:table-cell/>
          <table:table-cell table:formula="of:=([.B1382]-[.F13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120077237666195" calcext:value-type="float">
            <text:p>0,120077237666195</text:p>
          </table:table-cell>
          <table:table-cell table:number-columns-repeated="2"/>
          <table:table-cell office:value-type="float" office:value="1381" calcext:value-type="float">
            <text:p>1381</text:p>
          </table:table-cell>
          <table:table-cell office:value-type="float" office:value="0.120077237666195" calcext:value-type="float">
            <text:p>0,120077237666195</text:p>
          </table:table-cell>
          <table:table-cell/>
          <table:table-cell table:formula="of:=([.B1383]-[.F13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-0.0267913214285987" calcext:value-type="float">
            <text:p>-0,026791321428599</text:p>
          </table:table-cell>
          <table:table-cell table:number-columns-repeated="2"/>
          <table:table-cell office:value-type="float" office:value="1382" calcext:value-type="float">
            <text:p>1382</text:p>
          </table:table-cell>
          <table:table-cell office:value-type="float" office:value="-0.0267913214285987" calcext:value-type="float">
            <text:p>-0,026791321428599</text:p>
          </table:table-cell>
          <table:table-cell/>
          <table:table-cell table:formula="of:=([.B1384]-[.F13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0.0630104620892789" calcext:value-type="float">
            <text:p>-0,063010462089279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-0.0630104620892789" calcext:value-type="float">
            <text:p>-0,063010462089279</text:p>
          </table:table-cell>
          <table:table-cell/>
          <table:table-cell table:formula="of:=([.B1385]-[.F13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-0.0534903579936659" calcext:value-type="float">
            <text:p>-0,053490357993666</text:p>
          </table:table-cell>
          <table:table-cell table:number-columns-repeated="2"/>
          <table:table-cell office:value-type="float" office:value="1384" calcext:value-type="float">
            <text:p>1384</text:p>
          </table:table-cell>
          <table:table-cell office:value-type="float" office:value="-0.0534903579936659" calcext:value-type="float">
            <text:p>-0,053490357993666</text:p>
          </table:table-cell>
          <table:table-cell/>
          <table:table-cell table:formula="of:=([.B1386]-[.F13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0.0157066520205389" calcext:value-type="float">
            <text:p>-0,015706652020539</text:p>
          </table:table-cell>
          <table:table-cell table:number-columns-repeated="2"/>
          <table:table-cell office:value-type="float" office:value="1385" calcext:value-type="float">
            <text:p>1385</text:p>
          </table:table-cell>
          <table:table-cell office:value-type="float" office:value="-0.0157066520205389" calcext:value-type="float">
            <text:p>-0,015706652020539</text:p>
          </table:table-cell>
          <table:table-cell/>
          <table:table-cell table:formula="of:=([.B1387]-[.F13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-0.0196276279843265" calcext:value-type="float">
            <text:p>-0,019627627984327</text:p>
          </table:table-cell>
          <table:table-cell table:number-columns-repeated="2"/>
          <table:table-cell office:value-type="float" office:value="1386" calcext:value-type="float">
            <text:p>1386</text:p>
          </table:table-cell>
          <table:table-cell office:value-type="float" office:value="-0.0196276279843265" calcext:value-type="float">
            <text:p>-0,019627627984327</text:p>
          </table:table-cell>
          <table:table-cell/>
          <table:table-cell table:formula="of:=([.B1388]-[.F13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0.0700875764186598" calcext:value-type="float">
            <text:p>-0,07008757641866</text:p>
          </table:table-cell>
          <table:table-cell table:number-columns-repeated="2"/>
          <table:table-cell office:value-type="float" office:value="1387" calcext:value-type="float">
            <text:p>1387</text:p>
          </table:table-cell>
          <table:table-cell office:value-type="float" office:value="-0.0700875764186598" calcext:value-type="float">
            <text:p>-0,07008757641866</text:p>
          </table:table-cell>
          <table:table-cell/>
          <table:table-cell table:formula="of:=([.B1389]-[.F13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-0.052710847274693" calcext:value-type="float">
            <text:p>-0,052710847274693</text:p>
          </table:table-cell>
          <table:table-cell table:number-columns-repeated="2"/>
          <table:table-cell office:value-type="float" office:value="1388" calcext:value-type="float">
            <text:p>1388</text:p>
          </table:table-cell>
          <table:table-cell office:value-type="float" office:value="-0.052710847274693" calcext:value-type="float">
            <text:p>-0,052710847274693</text:p>
          </table:table-cell>
          <table:table-cell/>
          <table:table-cell table:formula="of:=([.B1390]-[.F13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0.0407570539164944" calcext:value-type="float">
            <text:p>-0,040757053916494</text:p>
          </table:table-cell>
          <table:table-cell table:number-columns-repeated="2"/>
          <table:table-cell office:value-type="float" office:value="1389" calcext:value-type="float">
            <text:p>1389</text:p>
          </table:table-cell>
          <table:table-cell office:value-type="float" office:value="-0.0407570539164944" calcext:value-type="float">
            <text:p>-0,040757053916494</text:p>
          </table:table-cell>
          <table:table-cell/>
          <table:table-cell table:formula="of:=([.B1391]-[.F13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49977787725291" calcext:value-type="float">
            <text:p>0,049977787725291</text:p>
          </table:table-cell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0.049977787725291" calcext:value-type="float">
            <text:p>0,049977787725291</text:p>
          </table:table-cell>
          <table:table-cell/>
          <table:table-cell table:formula="of:=([.B1392]-[.F13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0468798266489178" calcext:value-type="float">
            <text:p>0,046879826648918</text:p>
          </table:table-cell>
          <table:table-cell table:number-columns-repeated="2"/>
          <table:table-cell office:value-type="float" office:value="1391" calcext:value-type="float">
            <text:p>1391</text:p>
          </table:table-cell>
          <table:table-cell office:value-type="float" office:value="0.0468798266489178" calcext:value-type="float">
            <text:p>0,046879826648918</text:p>
          </table:table-cell>
          <table:table-cell/>
          <table:table-cell table:formula="of:=([.B1393]-[.F13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0.064422258768306" calcext:value-type="float">
            <text:p>-0,064422258768306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-0.064422258768306" calcext:value-type="float">
            <text:p>-0,064422258768306</text:p>
          </table:table-cell>
          <table:table-cell/>
          <table:table-cell table:formula="of:=([.B1394]-[.F13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0.0542953869611254" calcext:value-type="float">
            <text:p>-0,054295386961125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-0.0542953869611254" calcext:value-type="float">
            <text:p>-0,054295386961125</text:p>
          </table:table-cell>
          <table:table-cell/>
          <table:table-cell table:formula="of:=([.B1395]-[.F13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-0.0279131163410694" calcext:value-type="float">
            <text:p>-0,027913116341069</text:p>
          </table:table-cell>
          <table:table-cell table:number-columns-repeated="2"/>
          <table:table-cell office:value-type="float" office:value="1394" calcext:value-type="float">
            <text:p>1394</text:p>
          </table:table-cell>
          <table:table-cell office:value-type="float" office:value="-0.0279131163410694" calcext:value-type="float">
            <text:p>-0,027913116341069</text:p>
          </table:table-cell>
          <table:table-cell/>
          <table:table-cell table:formula="of:=([.B1396]-[.F13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0.0665824916137933" calcext:value-type="float">
            <text:p>-0,066582491613793</text:p>
          </table:table-cell>
          <table:table-cell table:number-columns-repeated="2"/>
          <table:table-cell office:value-type="float" office:value="1395" calcext:value-type="float">
            <text:p>1395</text:p>
          </table:table-cell>
          <table:table-cell office:value-type="float" office:value="-0.0665824916137933" calcext:value-type="float">
            <text:p>-0,066582491613793</text:p>
          </table:table-cell>
          <table:table-cell/>
          <table:table-cell table:formula="of:=([.B1397]-[.F13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169701830405259" calcext:value-type="float">
            <text:p>0,169701830405259</text:p>
          </table:table-cell>
          <table:table-cell table:number-columns-repeated="2"/>
          <table:table-cell office:value-type="float" office:value="1396" calcext:value-type="float">
            <text:p>1396</text:p>
          </table:table-cell>
          <table:table-cell office:value-type="float" office:value="0.169701830405259" calcext:value-type="float">
            <text:p>0,169701830405259</text:p>
          </table:table-cell>
          <table:table-cell/>
          <table:table-cell table:formula="of:=([.B1398]-[.F13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0.0141011177892276" calcext:value-type="float">
            <text:p>-0,014101117789228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float" office:value="-0.0141011177892276" calcext:value-type="float">
            <text:p>-0,014101117789228</text:p>
          </table:table-cell>
          <table:table-cell/>
          <table:table-cell table:formula="of:=([.B1399]-[.F13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0.0336149243375109" calcext:value-type="float">
            <text:p>-0,033614924337511</text:p>
          </table:table-cell>
          <table:table-cell table:number-columns-repeated="2"/>
          <table:table-cell office:value-type="float" office:value="1398" calcext:value-type="float">
            <text:p>1398</text:p>
          </table:table-cell>
          <table:table-cell office:value-type="float" office:value="-0.0336149243375109" calcext:value-type="float">
            <text:p>-0,033614924337511</text:p>
          </table:table-cell>
          <table:table-cell/>
          <table:table-cell table:formula="of:=([.B1400]-[.F14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117118595427427" calcext:value-type="float">
            <text:p>0,117118595427427</text:p>
          </table:table-cell>
          <table:table-cell table:number-columns-repeated="2"/>
          <table:table-cell office:value-type="float" office:value="1399" calcext:value-type="float">
            <text:p>1399</text:p>
          </table:table-cell>
          <table:table-cell office:value-type="float" office:value="0.117118595427427" calcext:value-type="float">
            <text:p>0,117118595427427</text:p>
          </table:table-cell>
          <table:table-cell/>
          <table:table-cell table:formula="of:=([.B1401]-[.F1401])^2" office:value-type="float" office:value="2.0973377094377E-031" calcext:value-type="float">
            <text:p>2,0973377094377E-3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24243309998744" calcext:value-type="float">
            <text:p>0,124243309998744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0.124243309998744" calcext:value-type="float">
            <text:p>0,124243309998744</text:p>
          </table:table-cell>
          <table:table-cell/>
          <table:table-cell table:formula="of:=([.B1402]-[.F14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0.00616670100869327" calcext:value-type="float">
            <text:p>-0,006166701008693</text:p>
          </table:table-cell>
          <table:table-cell table:number-columns-repeated="2"/>
          <table:table-cell office:value-type="float" office:value="1401" calcext:value-type="float">
            <text:p>1401</text:p>
          </table:table-cell>
          <table:table-cell office:value-type="float" office:value="-0.00616670100869327" calcext:value-type="float">
            <text:p>-0,006166701008693</text:p>
          </table:table-cell>
          <table:table-cell/>
          <table:table-cell table:formula="of:=([.B1403]-[.F14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-0.0402281589333914" calcext:value-type="float">
            <text:p>-0,040228158933391</text:p>
          </table:table-cell>
          <table:table-cell table:number-columns-repeated="2"/>
          <table:table-cell office:value-type="float" office:value="1402" calcext:value-type="float">
            <text:p>1402</text:p>
          </table:table-cell>
          <table:table-cell office:value-type="float" office:value="-0.0402281589333914" calcext:value-type="float">
            <text:p>-0,040228158933391</text:p>
          </table:table-cell>
          <table:table-cell/>
          <table:table-cell table:formula="of:=([.B1404]-[.F14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0.0282871591427566" calcext:value-type="float">
            <text:p>-0,028287159142757</text:p>
          </table:table-cell>
          <table:table-cell table:number-columns-repeated="2"/>
          <table:table-cell office:value-type="float" office:value="1403" calcext:value-type="float">
            <text:p>1403</text:p>
          </table:table-cell>
          <table:table-cell office:value-type="float" office:value="-0.0282871591427566" calcext:value-type="float">
            <text:p>-0,028287159142757</text:p>
          </table:table-cell>
          <table:table-cell/>
          <table:table-cell table:formula="of:=([.B1405]-[.F14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0.00522664738281685" calcext:value-type="float">
            <text:p>-0,005226647382817</text:p>
          </table:table-cell>
          <table:table-cell table:number-columns-repeated="2"/>
          <table:table-cell office:value-type="float" office:value="1404" calcext:value-type="float">
            <text:p>1404</text:p>
          </table:table-cell>
          <table:table-cell office:value-type="float" office:value="-0.00522664738281685" calcext:value-type="float">
            <text:p>-0,005226647382817</text:p>
          </table:table-cell>
          <table:table-cell/>
          <table:table-cell table:formula="of:=([.B1406]-[.F14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0.0237512561969559" calcext:value-type="float">
            <text:p>-0,023751256196956</text:p>
          </table:table-cell>
          <table:table-cell table:number-columns-repeated="2"/>
          <table:table-cell office:value-type="float" office:value="1405" calcext:value-type="float">
            <text:p>1405</text:p>
          </table:table-cell>
          <table:table-cell office:value-type="float" office:value="-0.0237512561969559" calcext:value-type="float">
            <text:p>-0,023751256196956</text:p>
          </table:table-cell>
          <table:table-cell/>
          <table:table-cell table:formula="of:=([.B1407]-[.F14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-0.0121944382800002" calcext:value-type="float">
            <text:p>-0,01219443828</text:p>
          </table:table-cell>
          <table:table-cell table:number-columns-repeated="2"/>
          <table:table-cell office:value-type="float" office:value="1406" calcext:value-type="float">
            <text:p>1406</text:p>
          </table:table-cell>
          <table:table-cell office:value-type="float" office:value="-0.0121944382800002" calcext:value-type="float">
            <text:p>-0,01219443828</text:p>
          </table:table-cell>
          <table:table-cell/>
          <table:table-cell table:formula="of:=([.B1408]-[.F1408])^2" office:value-type="float" office:value="2.35926418187436E-033" calcext:value-type="float">
            <text:p>2,35926418187436E-3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0.0363193121439163" calcext:value-type="float">
            <text:p>-0,036319312143916</text:p>
          </table:table-cell>
          <table:table-cell table:number-columns-repeated="2"/>
          <table:table-cell office:value-type="float" office:value="1407" calcext:value-type="float">
            <text:p>1407</text:p>
          </table:table-cell>
          <table:table-cell office:value-type="float" office:value="-0.0363193121439163" calcext:value-type="float">
            <text:p>-0,036319312143916</text:p>
          </table:table-cell>
          <table:table-cell/>
          <table:table-cell table:formula="of:=([.B1409]-[.F14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0.0192026698085807" calcext:value-type="float">
            <text:p>-0,019202669808581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office:value-type="float" office:value="-0.0192026698085807" calcext:value-type="float">
            <text:p>-0,019202669808581</text:p>
          </table:table-cell>
          <table:table-cell/>
          <table:table-cell table:formula="of:=([.B1410]-[.F14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0636792383754143" calcext:value-type="float">
            <text:p>0,063679238375414</text:p>
          </table:table-cell>
          <table:table-cell table:number-columns-repeated="2"/>
          <table:table-cell office:value-type="float" office:value="1409" calcext:value-type="float">
            <text:p>1409</text:p>
          </table:table-cell>
          <table:table-cell office:value-type="float" office:value="0.0636792383754143" calcext:value-type="float">
            <text:p>0,063679238375414</text:p>
          </table:table-cell>
          <table:table-cell/>
          <table:table-cell table:formula="of:=([.B1411]-[.F14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487541668402873" calcext:value-type="float">
            <text:p>0,048754166840287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0.0487541668402873" calcext:value-type="float">
            <text:p>0,048754166840287</text:p>
          </table:table-cell>
          <table:table-cell/>
          <table:table-cell table:formula="of:=([.B1412]-[.F14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0338559773848658" calcext:value-type="float">
            <text:p>0,033855977384866</text:p>
          </table:table-cell>
          <table:table-cell table:number-columns-repeated="2"/>
          <table:table-cell office:value-type="float" office:value="1411" calcext:value-type="float">
            <text:p>1411</text:p>
          </table:table-cell>
          <table:table-cell office:value-type="float" office:value="0.0338559773848658" calcext:value-type="float">
            <text:p>0,033855977384866</text:p>
          </table:table-cell>
          <table:table-cell/>
          <table:table-cell table:formula="of:=([.B1413]-[.F14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0.052706993189527" calcext:value-type="float">
            <text:p>-0,052706993189527</text:p>
          </table:table-cell>
          <table:table-cell table:number-columns-repeated="2"/>
          <table:table-cell office:value-type="float" office:value="1412" calcext:value-type="float">
            <text:p>1412</text:p>
          </table:table-cell>
          <table:table-cell office:value-type="float" office:value="-0.052706993189527" calcext:value-type="float">
            <text:p>-0,052706993189527</text:p>
          </table:table-cell>
          <table:table-cell/>
          <table:table-cell table:formula="of:=([.B1414]-[.F14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0.019419082524823" calcext:value-type="float">
            <text:p>-0,019419082524823</text:p>
          </table:table-cell>
          <table:table-cell table:number-columns-repeated="2"/>
          <table:table-cell office:value-type="float" office:value="1413" calcext:value-type="float">
            <text:p>1413</text:p>
          </table:table-cell>
          <table:table-cell office:value-type="float" office:value="-0.019419082524823" calcext:value-type="float">
            <text:p>-0,019419082524823</text:p>
          </table:table-cell>
          <table:table-cell/>
          <table:table-cell table:formula="of:=([.B1415]-[.F14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0.104392074203966" calcext:value-type="float">
            <text:p>-0,104392074203966</text:p>
          </table:table-cell>
          <table:table-cell table:number-columns-repeated="2"/>
          <table:table-cell office:value-type="float" office:value="1414" calcext:value-type="float">
            <text:p>1414</text:p>
          </table:table-cell>
          <table:table-cell office:value-type="float" office:value="-0.104392074203966" calcext:value-type="float">
            <text:p>-0,104392074203966</text:p>
          </table:table-cell>
          <table:table-cell/>
          <table:table-cell table:formula="of:=([.B1416]-[.F1416])^2" office:value-type="float" office:value="1.85081867655613E-031" calcext:value-type="float">
            <text:p>1,85081867655613E-3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147320821838772" calcext:value-type="float">
            <text:p>0,147320821838772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0.147320821838772" calcext:value-type="float">
            <text:p>0,147320821838772</text:p>
          </table:table-cell>
          <table:table-cell/>
          <table:table-cell table:formula="of:=([.B1417]-[.F14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-0.0588655443017771" calcext:value-type="float">
            <text:p>-0,058865544301777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-0.0588655443017771" calcext:value-type="float">
            <text:p>-0,058865544301777</text:p>
          </table:table-cell>
          <table:table-cell/>
          <table:table-cell table:formula="of:=([.B1418]-[.F14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00447511588617041" calcext:value-type="float">
            <text:p>0,00447511588617</text:p>
          </table:table-cell>
          <table:table-cell table:number-columns-repeated="2"/>
          <table:table-cell office:value-type="float" office:value="1417" calcext:value-type="float">
            <text:p>1417</text:p>
          </table:table-cell>
          <table:table-cell office:value-type="float" office:value="0.00447511588617041" calcext:value-type="float">
            <text:p>0,00447511588617</text:p>
          </table:table-cell>
          <table:table-cell/>
          <table:table-cell table:formula="of:=([.B1419]-[.F14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0.0441325099440307" calcext:value-type="float">
            <text:p>-0,044132509944031</text:p>
          </table:table-cell>
          <table:table-cell table:number-columns-repeated="2"/>
          <table:table-cell office:value-type="float" office:value="1418" calcext:value-type="float">
            <text:p>1418</text:p>
          </table:table-cell>
          <table:table-cell office:value-type="float" office:value="-0.0441325099440307" calcext:value-type="float">
            <text:p>-0,044132509944031</text:p>
          </table:table-cell>
          <table:table-cell/>
          <table:table-cell table:formula="of:=([.B1420]-[.F14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0.0421885317036332" calcext:value-type="float">
            <text:p>-0,042188531703633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office:value-type="float" office:value="-0.0421885317036332" calcext:value-type="float">
            <text:p>-0,042188531703633</text:p>
          </table:table-cell>
          <table:table-cell/>
          <table:table-cell table:formula="of:=([.B1421]-[.F14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0.021913964512632" calcext:value-type="float">
            <text:p>-0,021913964512632</text:p>
          </table:table-cell>
          <table:table-cell table:number-columns-repeated="2"/>
          <table:table-cell office:value-type="float" office:value="1420" calcext:value-type="float">
            <text:p>1420</text:p>
          </table:table-cell>
          <table:table-cell office:value-type="float" office:value="-0.021913964512632" calcext:value-type="float">
            <text:p>-0,021913964512632</text:p>
          </table:table-cell>
          <table:table-cell/>
          <table:table-cell table:formula="of:=([.B1422]-[.F14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0.03054467514829" calcext:value-type="float">
            <text:p>-0,03054467514829</text:p>
          </table:table-cell>
          <table:table-cell table:number-columns-repeated="2"/>
          <table:table-cell office:value-type="float" office:value="1421" calcext:value-type="float">
            <text:p>1421</text:p>
          </table:table-cell>
          <table:table-cell office:value-type="float" office:value="-0.03054467514829" calcext:value-type="float">
            <text:p>-0,03054467514829</text:p>
          </table:table-cell>
          <table:table-cell/>
          <table:table-cell table:formula="of:=([.B1423]-[.F14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-0.0386954629748871" calcext:value-type="float">
            <text:p>-0,038695462974887</text:p>
          </table:table-cell>
          <table:table-cell table:number-columns-repeated="2"/>
          <table:table-cell office:value-type="float" office:value="1422" calcext:value-type="float">
            <text:p>1422</text:p>
          </table:table-cell>
          <table:table-cell office:value-type="float" office:value="-0.0386954629748871" calcext:value-type="float">
            <text:p>-0,038695462974887</text:p>
          </table:table-cell>
          <table:table-cell/>
          <table:table-cell table:formula="of:=([.B1424]-[.F14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0.0475621708605703" calcext:value-type="float">
            <text:p>-0,04756217086057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 office:value-type="float" office:value="-0.0475621708605703" calcext:value-type="float">
            <text:p>-0,04756217086057</text:p>
          </table:table-cell>
          <table:table-cell/>
          <table:table-cell table:formula="of:=([.B1425]-[.F14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-0.0529756284109341" calcext:value-type="float">
            <text:p>-0,052975628410934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-0.0529756284109341" calcext:value-type="float">
            <text:p>-0,052975628410934</text:p>
          </table:table-cell>
          <table:table-cell/>
          <table:table-cell table:formula="of:=([.B1426]-[.F14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0.00320088326004121" calcext:value-type="float">
            <text:p>-0,003200883260041</text:p>
          </table:table-cell>
          <table:table-cell table:number-columns-repeated="2"/>
          <table:table-cell office:value-type="float" office:value="1425" calcext:value-type="float">
            <text:p>1425</text:p>
          </table:table-cell>
          <table:table-cell office:value-type="float" office:value="-0.00320088326004121" calcext:value-type="float">
            <text:p>-0,003200883260041</text:p>
          </table:table-cell>
          <table:table-cell/>
          <table:table-cell table:formula="of:=([.B1427]-[.F14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0445271633405795" calcext:value-type="float">
            <text:p>0,04452716334058</text:p>
          </table:table-cell>
          <table:table-cell table:number-columns-repeated="2"/>
          <table:table-cell office:value-type="float" office:value="1426" calcext:value-type="float">
            <text:p>1426</text:p>
          </table:table-cell>
          <table:table-cell office:value-type="float" office:value="0.0445271633405795" calcext:value-type="float">
            <text:p>0,04452716334058</text:p>
          </table:table-cell>
          <table:table-cell/>
          <table:table-cell table:formula="of:=([.B1428]-[.F14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0.00589946022306283" calcext:value-type="float">
            <text:p>-0,005899460223063</text:p>
          </table:table-cell>
          <table:table-cell table:number-columns-repeated="2"/>
          <table:table-cell office:value-type="float" office:value="1427" calcext:value-type="float">
            <text:p>1427</text:p>
          </table:table-cell>
          <table:table-cell office:value-type="float" office:value="-0.00589946022306283" calcext:value-type="float">
            <text:p>-0,005899460223063</text:p>
          </table:table-cell>
          <table:table-cell/>
          <table:table-cell table:formula="of:=([.B1429]-[.F14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0.0460940780709675" calcext:value-type="float">
            <text:p>-0,046094078070968</text:p>
          </table:table-cell>
          <table:table-cell table:number-columns-repeated="2"/>
          <table:table-cell office:value-type="float" office:value="1428" calcext:value-type="float">
            <text:p>1428</text:p>
          </table:table-cell>
          <table:table-cell office:value-type="float" office:value="-0.0460940780709675" calcext:value-type="float">
            <text:p>-0,046094078070968</text:p>
          </table:table-cell>
          <table:table-cell/>
          <table:table-cell table:formula="of:=([.B1430]-[.F14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120820379646888" calcext:value-type="float">
            <text:p>0,120820379646888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office:value-type="float" office:value="0.120820379646888" calcext:value-type="float">
            <text:p>0,120820379646888</text:p>
          </table:table-cell>
          <table:table-cell/>
          <table:table-cell table:formula="of:=([.B1431]-[.F14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0.0112811895497483" calcext:value-type="float">
            <text:p>-0,011281189549748</text:p>
          </table:table-cell>
          <table:table-cell table:number-columns-repeated="2"/>
          <table:table-cell office:value-type="float" office:value="1430" calcext:value-type="float">
            <text:p>1430</text:p>
          </table:table-cell>
          <table:table-cell office:value-type="float" office:value="-0.0112811895497483" calcext:value-type="float">
            <text:p>-0,011281189549748</text:p>
          </table:table-cell>
          <table:table-cell/>
          <table:table-cell table:formula="of:=([.B1432]-[.F14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0.00591556067744214" calcext:value-type="float">
            <text:p>-0,005915560677442</text:p>
          </table:table-cell>
          <table:table-cell table:number-columns-repeated="2"/>
          <table:table-cell office:value-type="float" office:value="1431" calcext:value-type="float">
            <text:p>1431</text:p>
          </table:table-cell>
          <table:table-cell office:value-type="float" office:value="-0.00591556067744214" calcext:value-type="float">
            <text:p>-0,005915560677442</text:p>
          </table:table-cell>
          <table:table-cell/>
          <table:table-cell table:formula="of:=([.B1433]-[.F14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112533862954066" calcext:value-type="float">
            <text:p>0,112533862954066</text:p>
          </table:table-cell>
          <table:table-cell table:number-columns-repeated="2"/>
          <table:table-cell office:value-type="float" office:value="1432" calcext:value-type="float">
            <text:p>1432</text:p>
          </table:table-cell>
          <table:table-cell office:value-type="float" office:value="0.112533862954066" calcext:value-type="float">
            <text:p>0,112533862954066</text:p>
          </table:table-cell>
          <table:table-cell/>
          <table:table-cell table:formula="of:=([.B1434]-[.F1434])^2" office:value-type="float" office:value="1.97215226305253E-031" calcext:value-type="float">
            <text:p>1,97215226305253E-31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0.0687257863434431" calcext:value-type="float">
            <text:p>-0,068725786343443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 office:value-type="float" office:value="-0.0687257863434431" calcext:value-type="float">
            <text:p>-0,068725786343443</text:p>
          </table:table-cell>
          <table:table-cell/>
          <table:table-cell table:formula="of:=([.B1435]-[.F14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0.045884822523496" calcext:value-type="float">
            <text:p>-0,045884822523496</text:p>
          </table:table-cell>
          <table:table-cell table:number-columns-repeated="2"/>
          <table:table-cell office:value-type="float" office:value="1434" calcext:value-type="float">
            <text:p>1434</text:p>
          </table:table-cell>
          <table:table-cell office:value-type="float" office:value="-0.045884822523496" calcext:value-type="float">
            <text:p>-0,045884822523496</text:p>
          </table:table-cell>
          <table:table-cell/>
          <table:table-cell table:formula="of:=([.B1436]-[.F14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207901934234518" calcext:value-type="float">
            <text:p>0,207901934234518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0.207901934234518" calcext:value-type="float">
            <text:p>0,207901934234518</text:p>
          </table:table-cell>
          <table:table-cell/>
          <table:table-cell table:formula="of:=([.B1437]-[.F14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172446693678865" calcext:value-type="float">
            <text:p>0,172446693678865</text:p>
          </table:table-cell>
          <table:table-cell table:number-columns-repeated="2"/>
          <table:table-cell office:value-type="float" office:value="1436" calcext:value-type="float">
            <text:p>1436</text:p>
          </table:table-cell>
          <table:table-cell office:value-type="float" office:value="0.172446693678865" calcext:value-type="float">
            <text:p>0,172446693678865</text:p>
          </table:table-cell>
          <table:table-cell/>
          <table:table-cell table:formula="of:=([.B1438]-[.F14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0181502385296464" calcext:value-type="float">
            <text:p>0,018150238529646</text:p>
          </table:table-cell>
          <table:table-cell table:number-columns-repeated="2"/>
          <table:table-cell office:value-type="float" office:value="1437" calcext:value-type="float">
            <text:p>1437</text:p>
          </table:table-cell>
          <table:table-cell table:style-name="ce1" office:value-type="float" office:value="0.0181502385296464" calcext:value-type="float">
            <text:p>1,82E-02</text:p>
          </table:table-cell>
          <table:table-cell/>
          <table:table-cell table:formula="of:=([.B1439]-[.F14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0.0415073945794943" calcext:value-type="float">
            <text:p>-0,041507394579494</text:p>
          </table:table-cell>
          <table:table-cell table:number-columns-repeated="2"/>
          <table:table-cell office:value-type="float" office:value="1438" calcext:value-type="float">
            <text:p>1438</text:p>
          </table:table-cell>
          <table:table-cell office:value-type="float" office:value="-0.0415073945794943" calcext:value-type="float">
            <text:p>-0,041507394579494</text:p>
          </table:table-cell>
          <table:table-cell/>
          <table:table-cell table:formula="of:=([.B1440]-[.F14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0290557104441804" calcext:value-type="float">
            <text:p>0,02905571044418</text:p>
          </table:table-cell>
          <table:table-cell table:number-columns-repeated="2"/>
          <table:table-cell office:value-type="float" office:value="1439" calcext:value-type="float">
            <text:p>1439</text:p>
          </table:table-cell>
          <table:table-cell office:value-type="float" office:value="0.0290557104441804" calcext:value-type="float">
            <text:p>0,029055710444181</text:p>
          </table:table-cell>
          <table:table-cell/>
          <table:table-cell table:formula="of:=([.B1441]-[.F14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0.0279462088209215" calcext:value-type="float">
            <text:p>-0,027946208820922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-0.0279462088209215" calcext:value-type="float">
            <text:p>-0,027946208820922</text:p>
          </table:table-cell>
          <table:table-cell/>
          <table:table-cell table:formula="of:=([.B1442]-[.F14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0.068668498615175" calcext:value-type="float">
            <text:p>-0,068668498615175</text:p>
          </table:table-cell>
          <table:table-cell table:number-columns-repeated="2"/>
          <table:table-cell office:value-type="float" office:value="1441" calcext:value-type="float">
            <text:p>1441</text:p>
          </table:table-cell>
          <table:table-cell office:value-type="float" office:value="-0.068668498615175" calcext:value-type="float">
            <text:p>-0,068668498615175</text:p>
          </table:table-cell>
          <table:table-cell/>
          <table:table-cell table:formula="of:=([.B1443]-[.F14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-0.00601303996190064" calcext:value-type="float">
            <text:p>-0,006013039961901</text:p>
          </table:table-cell>
          <table:table-cell table:number-columns-repeated="2"/>
          <table:table-cell office:value-type="float" office:value="1442" calcext:value-type="float">
            <text:p>1442</text:p>
          </table:table-cell>
          <table:table-cell office:value-type="float" office:value="-0.00601303996190064" calcext:value-type="float">
            <text:p>-0,006013039961901</text:p>
          </table:table-cell>
          <table:table-cell/>
          <table:table-cell table:formula="of:=([.B1444]-[.F14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103873821764623" calcext:value-type="float">
            <text:p>0,103873821764623</text:p>
          </table:table-cell>
          <table:table-cell table:number-columns-repeated="2"/>
          <table:table-cell office:value-type="float" office:value="1443" calcext:value-type="float">
            <text:p>1443</text:p>
          </table:table-cell>
          <table:table-cell office:value-type="float" office:value="0.103873821764623" calcext:value-type="float">
            <text:p>0,103873821764623</text:p>
          </table:table-cell>
          <table:table-cell/>
          <table:table-cell table:formula="of:=([.B1445]-[.F1445])^2" office:value-type="float" office:value="1.61970708322967E-031" calcext:value-type="float">
            <text:p>1,61970708322967E-3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138407231455547" calcext:value-type="float">
            <text:p>0,138407231455547</text:p>
          </table:table-cell>
          <table:table-cell table:number-columns-repeated="2"/>
          <table:table-cell office:value-type="float" office:value="1444" calcext:value-type="float">
            <text:p>1444</text:p>
          </table:table-cell>
          <table:table-cell office:value-type="float" office:value="0.138407231455547" calcext:value-type="float">
            <text:p>0,138407231455547</text:p>
          </table:table-cell>
          <table:table-cell/>
          <table:table-cell table:formula="of:=([.B1446]-[.F14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0.0393599373144677" calcext:value-type="float">
            <text:p>-0,03935993731446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-0.0393599373144677" calcext:value-type="float">
            <text:p>-0,039359937314468</text:p>
          </table:table-cell>
          <table:table-cell/>
          <table:table-cell table:formula="of:=([.B1447]-[.F14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-0.0583166456739686" calcext:value-type="float">
            <text:p>-0,058316645673969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-0.0583166456739686" calcext:value-type="float">
            <text:p>-0,058316645673969</text:p>
          </table:table-cell>
          <table:table-cell/>
          <table:table-cell table:formula="of:=([.B1448]-[.F14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191704722190176" calcext:value-type="float">
            <text:p>0,191704722190176</text:p>
          </table:table-cell>
          <table:table-cell table:number-columns-repeated="2"/>
          <table:table-cell office:value-type="float" office:value="1447" calcext:value-type="float">
            <text:p>1447</text:p>
          </table:table-cell>
          <table:table-cell office:value-type="float" office:value="0.191704722190176" calcext:value-type="float">
            <text:p>0,191704722190176</text:p>
          </table:table-cell>
          <table:table-cell/>
          <table:table-cell table:formula="of:=([.B1449]-[.F14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0.0320214972897031" calcext:value-type="float">
            <text:p>-0,032021497289703</text:p>
          </table:table-cell>
          <table:table-cell table:number-columns-repeated="2"/>
          <table:table-cell office:value-type="float" office:value="1448" calcext:value-type="float">
            <text:p>1448</text:p>
          </table:table-cell>
          <table:table-cell office:value-type="float" office:value="-0.0320214972897031" calcext:value-type="float">
            <text:p>-0,032021497289703</text:p>
          </table:table-cell>
          <table:table-cell/>
          <table:table-cell table:formula="of:=([.B1450]-[.F14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0.0171498246947519" calcext:value-type="float">
            <text:p>-0,017149824694752</text:p>
          </table:table-cell>
          <table:table-cell table:number-columns-repeated="2"/>
          <table:table-cell office:value-type="float" office:value="1449" calcext:value-type="float">
            <text:p>1449</text:p>
          </table:table-cell>
          <table:table-cell office:value-type="float" office:value="-0.0171498246947519" calcext:value-type="float">
            <text:p>-0,017149824694752</text:p>
          </table:table-cell>
          <table:table-cell/>
          <table:table-cell table:formula="of:=([.B1451]-[.F14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0.0195226288110797" calcext:value-type="float">
            <text:p>-0,01952262881108</text:p>
          </table:table-cell>
          <table:table-cell table:number-columns-repeated="2"/>
          <table:table-cell office:value-type="float" office:value="1450" calcext:value-type="float">
            <text:p>1450</text:p>
          </table:table-cell>
          <table:table-cell office:value-type="float" office:value="-0.0195226288110797" calcext:value-type="float">
            <text:p>-0,01952262881108</text:p>
          </table:table-cell>
          <table:table-cell/>
          <table:table-cell table:formula="of:=([.B1452]-[.F14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0.00445349617819582" calcext:value-type="float">
            <text:p>-0,004453496178196</text:p>
          </table:table-cell>
          <table:table-cell table:number-columns-repeated="2"/>
          <table:table-cell office:value-type="float" office:value="1451" calcext:value-type="float">
            <text:p>1451</text:p>
          </table:table-cell>
          <table:table-cell office:value-type="float" office:value="-0.00445349617819582" calcext:value-type="float">
            <text:p>-0,004453496178196</text:p>
          </table:table-cell>
          <table:table-cell/>
          <table:table-cell table:formula="of:=([.B1453]-[.F14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-0.0767944955254993" calcext:value-type="float">
            <text:p>-0,076794495525499</text:p>
          </table:table-cell>
          <table:table-cell table:number-columns-repeated="2"/>
          <table:table-cell office:value-type="float" office:value="1452" calcext:value-type="float">
            <text:p>1452</text:p>
          </table:table-cell>
          <table:table-cell office:value-type="float" office:value="-0.0767944955254993" calcext:value-type="float">
            <text:p>-0,076794495525499</text:p>
          </table:table-cell>
          <table:table-cell/>
          <table:table-cell table:formula="of:=([.B1454]-[.F14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0.0504543753715231" calcext:value-type="float">
            <text:p>-0,050454375371523</text:p>
          </table:table-cell>
          <table:table-cell table:number-columns-repeated="2"/>
          <table:table-cell office:value-type="float" office:value="1453" calcext:value-type="float">
            <text:p>1453</text:p>
          </table:table-cell>
          <table:table-cell office:value-type="float" office:value="-0.0504543753715231" calcext:value-type="float">
            <text:p>-0,050454375371523</text:p>
          </table:table-cell>
          <table:table-cell/>
          <table:table-cell table:formula="of:=([.B1455]-[.F14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0.0509151332541758" calcext:value-type="float">
            <text:p>-0,050915133254176</text:p>
          </table:table-cell>
          <table:table-cell table:number-columns-repeated="2"/>
          <table:table-cell office:value-type="float" office:value="1454" calcext:value-type="float">
            <text:p>1454</text:p>
          </table:table-cell>
          <table:table-cell office:value-type="float" office:value="-0.0509151332541758" calcext:value-type="float">
            <text:p>-0,050915133254176</text:p>
          </table:table-cell>
          <table:table-cell/>
          <table:table-cell table:formula="of:=([.B1456]-[.F14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0.0262467305315786" calcext:value-type="float">
            <text:p>-0,026246730531579</text:p>
          </table:table-cell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-0.0262467305315786" calcext:value-type="float">
            <text:p>-0,026246730531579</text:p>
          </table:table-cell>
          <table:table-cell/>
          <table:table-cell table:formula="of:=([.B1457]-[.F14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0.000443694602009413" calcext:value-type="float">
            <text:p>-0,000443694602009</text:p>
          </table:table-cell>
          <table:table-cell table:number-columns-repeated="2"/>
          <table:table-cell office:value-type="float" office:value="1456" calcext:value-type="float">
            <text:p>1456</text:p>
          </table:table-cell>
          <table:table-cell office:value-type="float" office:value="-0.000443694602009413" calcext:value-type="float">
            <text:p>-0,000443694602009</text:p>
          </table:table-cell>
          <table:table-cell/>
          <table:table-cell table:formula="of:=([.B1458]-[.F14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0.0453801771631852" calcext:value-type="float">
            <text:p>-0,045380177163185</text:p>
          </table:table-cell>
          <table:table-cell table:number-columns-repeated="2"/>
          <table:table-cell office:value-type="float" office:value="1457" calcext:value-type="float">
            <text:p>1457</text:p>
          </table:table-cell>
          <table:table-cell office:value-type="float" office:value="-0.0453801771631852" calcext:value-type="float">
            <text:p>-0,045380177163185</text:p>
          </table:table-cell>
          <table:table-cell/>
          <table:table-cell table:formula="of:=([.B1459]-[.F14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000261845822117986" calcext:value-type="float">
            <text:p>0,000261845822118</text:p>
          </table:table-cell>
          <table:table-cell table:number-columns-repeated="2"/>
          <table:table-cell office:value-type="float" office:value="1458" calcext:value-type="float">
            <text:p>1458</text:p>
          </table:table-cell>
          <table:table-cell office:value-type="float" office:value="0.000261845822117986" calcext:value-type="float">
            <text:p>0,000261845822118</text:p>
          </table:table-cell>
          <table:table-cell/>
          <table:table-cell table:formula="of:=([.B1460]-[.F14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0.0219269459354396" calcext:value-type="float">
            <text:p>-0,02192694593544</text:p>
          </table:table-cell>
          <table:table-cell table:number-columns-repeated="2"/>
          <table:table-cell office:value-type="float" office:value="1459" calcext:value-type="float">
            <text:p>1459</text:p>
          </table:table-cell>
          <table:table-cell office:value-type="float" office:value="-0.0219269459354396" calcext:value-type="float">
            <text:p>-0,02192694593544</text:p>
          </table:table-cell>
          <table:table-cell/>
          <table:table-cell table:formula="of:=([.B1461]-[.F14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0.0143294563406777" calcext:value-type="float">
            <text:p>-0,014329456340678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-0.0143294563406777" calcext:value-type="float">
            <text:p>-0,014329456340678</text:p>
          </table:table-cell>
          <table:table-cell/>
          <table:table-cell table:formula="of:=([.B1462]-[.F14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0.0228194286791333" calcext:value-type="float">
            <text:p>-0,022819428679133</text:p>
          </table:table-cell>
          <table:table-cell table:number-columns-repeated="2"/>
          <table:table-cell office:value-type="float" office:value="1461" calcext:value-type="float">
            <text:p>1461</text:p>
          </table:table-cell>
          <table:table-cell office:value-type="float" office:value="-0.0228194286791333" calcext:value-type="float">
            <text:p>-0,022819428679133</text:p>
          </table:table-cell>
          <table:table-cell/>
          <table:table-cell table:formula="of:=([.B1463]-[.F14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0.0702369734555832" calcext:value-type="float">
            <text:p>-0,070236973455583</text:p>
          </table:table-cell>
          <table:table-cell table:number-columns-repeated="2"/>
          <table:table-cell office:value-type="float" office:value="1462" calcext:value-type="float">
            <text:p>1462</text:p>
          </table:table-cell>
          <table:table-cell office:value-type="float" office:value="-0.0702369734555832" calcext:value-type="float">
            <text:p>-0,070236973455583</text:p>
          </table:table-cell>
          <table:table-cell/>
          <table:table-cell table:formula="of:=([.B1464]-[.F14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0912404288444444" calcext:value-type="float">
            <text:p>0,091240428844444</text:p>
          </table:table-cell>
          <table:table-cell table:number-columns-repeated="2"/>
          <table:table-cell office:value-type="float" office:value="1463" calcext:value-type="float">
            <text:p>1463</text:p>
          </table:table-cell>
          <table:table-cell office:value-type="float" office:value="0.0912404288444444" calcext:value-type="float">
            <text:p>0,091240428844444</text:p>
          </table:table-cell>
          <table:table-cell/>
          <table:table-cell table:formula="of:=([.B1465]-[.F14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0.0589461011866371" calcext:value-type="float">
            <text:p>-0,058946101186637</text:p>
          </table:table-cell>
          <table:table-cell table:number-columns-repeated="2"/>
          <table:table-cell office:value-type="float" office:value="1464" calcext:value-type="float">
            <text:p>1464</text:p>
          </table:table-cell>
          <table:table-cell office:value-type="float" office:value="-0.0589461011866371" calcext:value-type="float">
            <text:p>-0,058946101186637</text:p>
          </table:table-cell>
          <table:table-cell/>
          <table:table-cell table:formula="of:=([.B1466]-[.F14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0.0502262483717825" calcext:value-type="float">
            <text:p>-0,050226248371783</text:p>
          </table:table-cell>
          <table:table-cell table:number-columns-repeated="2"/>
          <table:table-cell office:value-type="float" office:value="1465" calcext:value-type="float">
            <text:p>1465</text:p>
          </table:table-cell>
          <table:table-cell office:value-type="float" office:value="-0.0502262483717825" calcext:value-type="float">
            <text:p>-0,050226248371783</text:p>
          </table:table-cell>
          <table:table-cell/>
          <table:table-cell table:formula="of:=([.B1467]-[.F14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0.044350633504697" calcext:value-type="float">
            <text:p>-0,044350633504697</text:p>
          </table:table-cell>
          <table:table-cell table:number-columns-repeated="2"/>
          <table:table-cell office:value-type="float" office:value="1466" calcext:value-type="float">
            <text:p>1466</text:p>
          </table:table-cell>
          <table:table-cell office:value-type="float" office:value="-0.044350633504697" calcext:value-type="float">
            <text:p>-0,044350633504697</text:p>
          </table:table-cell>
          <table:table-cell/>
          <table:table-cell table:formula="of:=([.B1468]-[.F14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0.0392300913043764" calcext:value-type="float">
            <text:p>-0,039230091304376</text:p>
          </table:table-cell>
          <table:table-cell table:number-columns-repeated="2"/>
          <table:table-cell office:value-type="float" office:value="1467" calcext:value-type="float">
            <text:p>1467</text:p>
          </table:table-cell>
          <table:table-cell office:value-type="float" office:value="-0.0392300913043764" calcext:value-type="float">
            <text:p>-0,039230091304377</text:p>
          </table:table-cell>
          <table:table-cell/>
          <table:table-cell table:formula="of:=([.B1469]-[.F14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0.0434611265972414" calcext:value-type="float">
            <text:p>-0,043461126597241</text:p>
          </table:table-cell>
          <table:table-cell table:number-columns-repeated="2"/>
          <table:table-cell office:value-type="float" office:value="1468" calcext:value-type="float">
            <text:p>1468</text:p>
          </table:table-cell>
          <table:table-cell office:value-type="float" office:value="-0.0434611265972414" calcext:value-type="float">
            <text:p>-0,043461126597241</text:p>
          </table:table-cell>
          <table:table-cell/>
          <table:table-cell table:formula="of:=([.B1470]-[.F14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0.0335430519008799" calcext:value-type="float">
            <text:p>-0,03354305190088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 office:value-type="float" office:value="-0.0335430519008799" calcext:value-type="float">
            <text:p>-0,03354305190088</text:p>
          </table:table-cell>
          <table:table-cell/>
          <table:table-cell table:formula="of:=([.B1471]-[.F14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14539465327724" calcext:value-type="float">
            <text:p>0,14539465327724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 office:value-type="float" office:value="0.14539465327724" calcext:value-type="float">
            <text:p>0,14539465327724</text:p>
          </table:table-cell>
          <table:table-cell/>
          <table:table-cell table:formula="of:=([.B1472]-[.F14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0.0794579248987821" calcext:value-type="float">
            <text:p>-0,079457924898782</text:p>
          </table:table-cell>
          <table:table-cell table:number-columns-repeated="2"/>
          <table:table-cell office:value-type="float" office:value="1471" calcext:value-type="float">
            <text:p>1471</text:p>
          </table:table-cell>
          <table:table-cell office:value-type="float" office:value="-0.0794579248987821" calcext:value-type="float">
            <text:p>-0,079457924898782</text:p>
          </table:table-cell>
          <table:table-cell/>
          <table:table-cell table:formula="of:=([.B1473]-[.F14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-0.0151903727419267" calcext:value-type="float">
            <text:p>-0,015190372741927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-0.0151903727419267" calcext:value-type="float">
            <text:p>-0,015190372741927</text:p>
          </table:table-cell>
          <table:table-cell/>
          <table:table-cell table:formula="of:=([.B1474]-[.F14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0299366596064552" calcext:value-type="float">
            <text:p>0,029936659606455</text:p>
          </table:table-cell>
          <table:table-cell table:number-columns-repeated="2"/>
          <table:table-cell office:value-type="float" office:value="1473" calcext:value-type="float">
            <text:p>1473</text:p>
          </table:table-cell>
          <table:table-cell office:value-type="float" office:value="0.0299366596064552" calcext:value-type="float">
            <text:p>0,029936659606455</text:p>
          </table:table-cell>
          <table:table-cell/>
          <table:table-cell table:formula="of:=([.B1475]-[.F14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0.00846265383426497" calcext:value-type="float">
            <text:p>-0,008462653834265</text:p>
          </table:table-cell>
          <table:table-cell table:number-columns-repeated="2"/>
          <table:table-cell office:value-type="float" office:value="1474" calcext:value-type="float">
            <text:p>1474</text:p>
          </table:table-cell>
          <table:table-cell office:value-type="float" office:value="-0.00846265383426497" calcext:value-type="float">
            <text:p>-0,008462653834265</text:p>
          </table:table-cell>
          <table:table-cell/>
          <table:table-cell table:formula="of:=([.B1476]-[.F14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0.0651055600952628" calcext:value-type="float">
            <text:p>-0,065105560095263</text:p>
          </table:table-cell>
          <table:table-cell table:number-columns-repeated="2"/>
          <table:table-cell office:value-type="float" office:value="1475" calcext:value-type="float">
            <text:p>1475</text:p>
          </table:table-cell>
          <table:table-cell office:value-type="float" office:value="-0.0651055600952628" calcext:value-type="float">
            <text:p>-0,065105560095263</text:p>
          </table:table-cell>
          <table:table-cell/>
          <table:table-cell table:formula="of:=([.B1477]-[.F14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-0.0362775804106555" calcext:value-type="float">
            <text:p>-0,036277580410656</text:p>
          </table:table-cell>
          <table:table-cell table:number-columns-repeated="2"/>
          <table:table-cell office:value-type="float" office:value="1476" calcext:value-type="float">
            <text:p>1476</text:p>
          </table:table-cell>
          <table:table-cell office:value-type="float" office:value="-0.0362775804106555" calcext:value-type="float">
            <text:p>-0,036277580410656</text:p>
          </table:table-cell>
          <table:table-cell/>
          <table:table-cell table:formula="of:=([.B1478]-[.F14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0.0467733622481102" calcext:value-type="float">
            <text:p>-0,04677336224811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-0.0467733622481102" calcext:value-type="float">
            <text:p>-0,04677336224811</text:p>
          </table:table-cell>
          <table:table-cell/>
          <table:table-cell table:formula="of:=([.B1479]-[.F14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0.0304492329317406" calcext:value-type="float">
            <text:p>-0,030449232931741</text:p>
          </table:table-cell>
          <table:table-cell table:number-columns-repeated="2"/>
          <table:table-cell office:value-type="float" office:value="1478" calcext:value-type="float">
            <text:p>1478</text:p>
          </table:table-cell>
          <table:table-cell office:value-type="float" office:value="-0.0304492329317406" calcext:value-type="float">
            <text:p>-0,030449232931741</text:p>
          </table:table-cell>
          <table:table-cell/>
          <table:table-cell table:formula="of:=([.B1480]-[.F14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0.0097657177676336" calcext:value-type="float">
            <text:p>-0,009765717767634</text:p>
          </table:table-cell>
          <table:table-cell table:number-columns-repeated="2"/>
          <table:table-cell office:value-type="float" office:value="1479" calcext:value-type="float">
            <text:p>1479</text:p>
          </table:table-cell>
          <table:table-cell office:value-type="float" office:value="-0.0097657177676336" calcext:value-type="float">
            <text:p>-0,009765717767634</text:p>
          </table:table-cell>
          <table:table-cell/>
          <table:table-cell table:formula="of:=([.B1481]-[.F14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0.0504891709004797" calcext:value-type="float">
            <text:p>-0,05048917090048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office:value-type="float" office:value="-0.0504891709004797" calcext:value-type="float">
            <text:p>-0,05048917090048</text:p>
          </table:table-cell>
          <table:table-cell/>
          <table:table-cell table:formula="of:=([.B1482]-[.F14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0888067601581427" calcext:value-type="float">
            <text:p>0,088806760158143</text:p>
          </table:table-cell>
          <table:table-cell table:number-columns-repeated="2"/>
          <table:table-cell office:value-type="float" office:value="1481" calcext:value-type="float">
            <text:p>1481</text:p>
          </table:table-cell>
          <table:table-cell office:value-type="float" office:value="0.0888067601581427" calcext:value-type="float">
            <text:p>0,088806760158143</text:p>
          </table:table-cell>
          <table:table-cell/>
          <table:table-cell table:formula="of:=([.B1483]-[.F14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-0.0443485358497598" calcext:value-type="float">
            <text:p>-0,04434853584976</text:p>
          </table:table-cell>
          <table:table-cell table:number-columns-repeated="2"/>
          <table:table-cell office:value-type="float" office:value="1482" calcext:value-type="float">
            <text:p>1482</text:p>
          </table:table-cell>
          <table:table-cell office:value-type="float" office:value="-0.0443485358497598" calcext:value-type="float">
            <text:p>-0,04434853584976</text:p>
          </table:table-cell>
          <table:table-cell/>
          <table:table-cell table:formula="of:=([.B1484]-[.F14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0.0438558213508749" calcext:value-type="float">
            <text:p>-0,043855821350875</text:p>
          </table:table-cell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-0.0438558213508749" calcext:value-type="float">
            <text:p>-0,043855821350875</text:p>
          </table:table-cell>
          <table:table-cell/>
          <table:table-cell table:formula="of:=([.B1485]-[.F14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0.0311930865942649" calcext:value-type="float">
            <text:p>-0,031193086594265</text:p>
          </table:table-cell>
          <table:table-cell table:number-columns-repeated="2"/>
          <table:table-cell office:value-type="float" office:value="1484" calcext:value-type="float">
            <text:p>1484</text:p>
          </table:table-cell>
          <table:table-cell office:value-type="float" office:value="-0.0311930865942649" calcext:value-type="float">
            <text:p>-0,031193086594265</text:p>
          </table:table-cell>
          <table:table-cell/>
          <table:table-cell table:formula="of:=([.B1486]-[.F14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0.0245635162003953" calcext:value-type="float">
            <text:p>-0,024563516200395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office:value-type="float" office:value="-0.0245635162003953" calcext:value-type="float">
            <text:p>-0,024563516200395</text:p>
          </table:table-cell>
          <table:table-cell/>
          <table:table-cell table:formula="of:=([.B1487]-[.F14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160500637037757" calcext:value-type="float">
            <text:p>0,160500637037757</text:p>
          </table:table-cell>
          <table:table-cell table:number-columns-repeated="2"/>
          <table:table-cell office:value-type="float" office:value="1486" calcext:value-type="float">
            <text:p>1486</text:p>
          </table:table-cell>
          <table:table-cell office:value-type="float" office:value="0.160500637037757" calcext:value-type="float">
            <text:p>0,160500637037757</text:p>
          </table:table-cell>
          <table:table-cell/>
          <table:table-cell table:formula="of:=([.B1488]-[.F14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0.00388574604388785" calcext:value-type="float">
            <text:p>-0,003885746043888</text:p>
          </table:table-cell>
          <table:table-cell table:number-columns-repeated="2"/>
          <table:table-cell office:value-type="float" office:value="1487" calcext:value-type="float">
            <text:p>1487</text:p>
          </table:table-cell>
          <table:table-cell office:value-type="float" office:value="-0.00388574604388785" calcext:value-type="float">
            <text:p>-0,003885746043888</text:p>
          </table:table-cell>
          <table:table-cell/>
          <table:table-cell table:formula="of:=([.B1489]-[.F14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-0.049744094181519" calcext:value-type="float">
            <text:p>-0,049744094181519</text:p>
          </table:table-cell>
          <table:table-cell table:number-columns-repeated="2"/>
          <table:table-cell office:value-type="float" office:value="1488" calcext:value-type="float">
            <text:p>1488</text:p>
          </table:table-cell>
          <table:table-cell office:value-type="float" office:value="-0.049744094181519" calcext:value-type="float">
            <text:p>-0,049744094181519</text:p>
          </table:table-cell>
          <table:table-cell/>
          <table:table-cell table:formula="of:=([.B1490]-[.F14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138413910798933" calcext:value-type="float">
            <text:p>0,138413910798933</text:p>
          </table:table-cell>
          <table:table-cell table:number-columns-repeated="2"/>
          <table:table-cell office:value-type="float" office:value="1489" calcext:value-type="float">
            <text:p>1489</text:p>
          </table:table-cell>
          <table:table-cell office:value-type="float" office:value="0.138413910798933" calcext:value-type="float">
            <text:p>0,138413910798933</text:p>
          </table:table-cell>
          <table:table-cell/>
          <table:table-cell table:formula="of:=([.B1491]-[.F14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0.0377324928358969" calcext:value-type="float">
            <text:p>-0,037732492835897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-0.0377324928358969" calcext:value-type="float">
            <text:p>-0,037732492835897</text:p>
          </table:table-cell>
          <table:table-cell/>
          <table:table-cell table:formula="of:=([.B1492]-[.F14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0.0200834104909128" calcext:value-type="float">
            <text:p>-0,020083410490913</text:p>
          </table:table-cell>
          <table:table-cell table:number-columns-repeated="2"/>
          <table:table-cell office:value-type="float" office:value="1491" calcext:value-type="float">
            <text:p>1491</text:p>
          </table:table-cell>
          <table:table-cell office:value-type="float" office:value="-0.0200834104909128" calcext:value-type="float">
            <text:p>-0,020083410490913</text:p>
          </table:table-cell>
          <table:table-cell/>
          <table:table-cell table:formula="of:=([.B1493]-[.F14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0.0241144695733265" calcext:value-type="float">
            <text:p>-0,024114469573327</text:p>
          </table:table-cell>
          <table:table-cell table:number-columns-repeated="2"/>
          <table:table-cell office:value-type="float" office:value="1492" calcext:value-type="float">
            <text:p>1492</text:p>
          </table:table-cell>
          <table:table-cell office:value-type="float" office:value="-0.0241144695733265" calcext:value-type="float">
            <text:p>-0,024114469573327</text:p>
          </table:table-cell>
          <table:table-cell/>
          <table:table-cell table:formula="of:=([.B1494]-[.F14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0.00615850013136593" calcext:value-type="float">
            <text:p>-0,006158500131366</text:p>
          </table:table-cell>
          <table:table-cell table:number-columns-repeated="2"/>
          <table:table-cell office:value-type="float" office:value="1493" calcext:value-type="float">
            <text:p>1493</text:p>
          </table:table-cell>
          <table:table-cell office:value-type="float" office:value="-0.00615850013136593" calcext:value-type="float">
            <text:p>-0,006158500131366</text:p>
          </table:table-cell>
          <table:table-cell/>
          <table:table-cell table:formula="of:=([.B1495]-[.F14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209136814123256" calcext:value-type="float">
            <text:p>0,209136814123256</text:p>
          </table:table-cell>
          <table:table-cell table:number-columns-repeated="2"/>
          <table:table-cell office:value-type="float" office:value="1494" calcext:value-type="float">
            <text:p>1494</text:p>
          </table:table-cell>
          <table:table-cell office:value-type="float" office:value="0.209136814123256" calcext:value-type="float">
            <text:p>0,209136814123256</text:p>
          </table:table-cell>
          <table:table-cell/>
          <table:table-cell table:formula="of:=([.B1496]-[.F14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0.0509854007570901" calcext:value-type="float">
            <text:p>-0,05098540075709</text:p>
          </table:table-cell>
          <table:table-cell table:number-columns-repeated="2"/>
          <table:table-cell office:value-type="float" office:value="1495" calcext:value-type="float">
            <text:p>1495</text:p>
          </table:table-cell>
          <table:table-cell office:value-type="float" office:value="-0.0509854007570901" calcext:value-type="float">
            <text:p>-0,05098540075709</text:p>
          </table:table-cell>
          <table:table-cell/>
          <table:table-cell table:formula="of:=([.B1497]-[.F14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0.0228961544304639" calcext:value-type="float">
            <text:p>-0,022896154430464</text:p>
          </table:table-cell>
          <table:table-cell table:number-columns-repeated="2"/>
          <table:table-cell office:value-type="float" office:value="1496" calcext:value-type="float">
            <text:p>1496</text:p>
          </table:table-cell>
          <table:table-cell office:value-type="float" office:value="-0.0228961544304639" calcext:value-type="float">
            <text:p>-0,022896154430464</text:p>
          </table:table-cell>
          <table:table-cell/>
          <table:table-cell table:formula="of:=([.B1498]-[.F14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0.052964729808214" calcext:value-type="float">
            <text:p>-0,052964729808214</text:p>
          </table:table-cell>
          <table:table-cell table:number-columns-repeated="2"/>
          <table:table-cell office:value-type="float" office:value="1497" calcext:value-type="float">
            <text:p>1497</text:p>
          </table:table-cell>
          <table:table-cell office:value-type="float" office:value="-0.052964729808214" calcext:value-type="float">
            <text:p>-0,052964729808214</text:p>
          </table:table-cell>
          <table:table-cell/>
          <table:table-cell table:formula="of:=([.B1499]-[.F14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161038360467266" calcext:value-type="float">
            <text:p>0,161038360467266</text:p>
          </table:table-cell>
          <table:table-cell table:number-columns-repeated="2"/>
          <table:table-cell office:value-type="float" office:value="1498" calcext:value-type="float">
            <text:p>1498</text:p>
          </table:table-cell>
          <table:table-cell office:value-type="float" office:value="0.161038360467266" calcext:value-type="float">
            <text:p>0,161038360467266</text:p>
          </table:table-cell>
          <table:table-cell/>
          <table:table-cell table:formula="of:=([.B1500]-[.F15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0.0780611555518016" calcext:value-type="float">
            <text:p>-0,078061155551802</text:p>
          </table:table-cell>
          <table:table-cell table:number-columns-repeated="2"/>
          <table:table-cell office:value-type="float" office:value="1499" calcext:value-type="float">
            <text:p>1499</text:p>
          </table:table-cell>
          <table:table-cell office:value-type="float" office:value="-0.0780611555518016" calcext:value-type="float">
            <text:p>-0,078061155551802</text:p>
          </table:table-cell>
          <table:table-cell/>
          <table:table-cell table:formula="of:=([.B1501]-[.F15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65261679448691" calcext:value-type="float">
            <text:p>0,165261679448691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165261679448691" calcext:value-type="float">
            <text:p>0,165261679448691</text:p>
          </table:table-cell>
          <table:table-cell/>
          <table:table-cell table:formula="of:=([.B1502]-[.F15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0.0091651370049899" calcext:value-type="float">
            <text:p>-0,00916513700499</text:p>
          </table:table-cell>
          <table:table-cell table:number-columns-repeated="2"/>
          <table:table-cell office:value-type="float" office:value="1501" calcext:value-type="float">
            <text:p>1501</text:p>
          </table:table-cell>
          <table:table-cell office:value-type="float" office:value="-0.0091651370049899" calcext:value-type="float">
            <text:p>-0,00916513700499</text:p>
          </table:table-cell>
          <table:table-cell/>
          <table:table-cell table:formula="of:=([.B1503]-[.F15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0.0309583324680456" calcext:value-type="float">
            <text:p>-0,030958332468046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office:value-type="float" office:value="-0.0309583324680456" calcext:value-type="float">
            <text:p>-0,030958332468046</text:p>
          </table:table-cell>
          <table:table-cell/>
          <table:table-cell table:formula="of:=([.B1504]-[.F15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0.0475222289648349" calcext:value-type="float">
            <text:p>-0,047522228964835</text:p>
          </table:table-cell>
          <table:table-cell table:number-columns-repeated="2"/>
          <table:table-cell office:value-type="float" office:value="1503" calcext:value-type="float">
            <text:p>1503</text:p>
          </table:table-cell>
          <table:table-cell office:value-type="float" office:value="-0.0475222289648349" calcext:value-type="float">
            <text:p>-0,047522228964835</text:p>
          </table:table-cell>
          <table:table-cell/>
          <table:table-cell table:formula="of:=([.B1505]-[.F15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0.034851933036196" calcext:value-type="float">
            <text:p>-0,034851933036196</text:p>
          </table:table-cell>
          <table:table-cell table:number-columns-repeated="2"/>
          <table:table-cell office:value-type="float" office:value="1504" calcext:value-type="float">
            <text:p>1504</text:p>
          </table:table-cell>
          <table:table-cell office:value-type="float" office:value="-0.034851933036196" calcext:value-type="float">
            <text:p>-0,034851933036196</text:p>
          </table:table-cell>
          <table:table-cell/>
          <table:table-cell table:formula="of:=([.B1506]-[.F15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0426510129302686" calcext:value-type="float">
            <text:p>0,042651012930269</text:p>
          </table:table-cell>
          <table:table-cell table:number-columns-repeated="2"/>
          <table:table-cell office:value-type="float" office:value="1505" calcext:value-type="float">
            <text:p>1505</text:p>
          </table:table-cell>
          <table:table-cell office:value-type="float" office:value="0.0426510129302686" calcext:value-type="float">
            <text:p>0,042651012930269</text:p>
          </table:table-cell>
          <table:table-cell/>
          <table:table-cell table:formula="of:=([.B1507]-[.F15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00336530006065938" calcext:value-type="float">
            <text:p>0,003365300060659</text:p>
          </table:table-cell>
          <table:table-cell table:number-columns-repeated="2"/>
          <table:table-cell office:value-type="float" office:value="1506" calcext:value-type="float">
            <text:p>1506</text:p>
          </table:table-cell>
          <table:table-cell office:value-type="float" office:value="0.00336530006065938" calcext:value-type="float">
            <text:p>0,003365300060659</text:p>
          </table:table-cell>
          <table:table-cell/>
          <table:table-cell table:formula="of:=([.B1508]-[.F15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0.0706315304841711" calcext:value-type="float">
            <text:p>-0,070631530484171</text:p>
          </table:table-cell>
          <table:table-cell table:number-columns-repeated="2"/>
          <table:table-cell office:value-type="float" office:value="1507" calcext:value-type="float">
            <text:p>1507</text:p>
          </table:table-cell>
          <table:table-cell office:value-type="float" office:value="-0.0706315304841711" calcext:value-type="float">
            <text:p>-0,070631530484171</text:p>
          </table:table-cell>
          <table:table-cell/>
          <table:table-cell table:formula="of:=([.B1509]-[.F15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0.0215155340920912" calcext:value-type="float">
            <text:p>-0,021515534092091</text:p>
          </table:table-cell>
          <table:table-cell table:number-columns-repeated="2"/>
          <table:table-cell office:value-type="float" office:value="1508" calcext:value-type="float">
            <text:p>1508</text:p>
          </table:table-cell>
          <table:table-cell office:value-type="float" office:value="-0.0215155340920912" calcext:value-type="float">
            <text:p>-0,021515534092091</text:p>
          </table:table-cell>
          <table:table-cell/>
          <table:table-cell table:formula="of:=([.B1510]-[.F15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0.0260625763339524" calcext:value-type="float">
            <text:p>-0,026062576333952</text:p>
          </table:table-cell>
          <table:table-cell table:number-columns-repeated="2"/>
          <table:table-cell office:value-type="float" office:value="1509" calcext:value-type="float">
            <text:p>1509</text:p>
          </table:table-cell>
          <table:table-cell office:value-type="float" office:value="-0.0260625763339524" calcext:value-type="float">
            <text:p>-0,026062576333952</text:p>
          </table:table-cell>
          <table:table-cell/>
          <table:table-cell table:formula="of:=([.B1511]-[.F15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126559783857956" calcext:value-type="float">
            <text:p>0,126559783857956</text:p>
          </table:table-cell>
          <table:table-cell table:number-columns-repeated="2"/>
          <table:table-cell office:value-type="float" office:value="1510" calcext:value-type="float">
            <text:p>1510</text:p>
          </table:table-cell>
          <table:table-cell office:value-type="float" office:value="0.126559783857956" calcext:value-type="float">
            <text:p>0,126559783857956</text:p>
          </table:table-cell>
          <table:table-cell/>
          <table:table-cell table:formula="of:=([.B1512]-[.F15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129284449730178" calcext:value-type="float">
            <text:p>0,129284449730178</text:p>
          </table:table-cell>
          <table:table-cell table:number-columns-repeated="2"/>
          <table:table-cell office:value-type="float" office:value="1511" calcext:value-type="float">
            <text:p>1511</text:p>
          </table:table-cell>
          <table:table-cell office:value-type="float" office:value="0.129284449730178" calcext:value-type="float">
            <text:p>0,129284449730178</text:p>
          </table:table-cell>
          <table:table-cell/>
          <table:table-cell table:formula="of:=([.B1513]-[.F15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0.0335793132712432" calcext:value-type="float">
            <text:p>-0,033579313271243</text:p>
          </table:table-cell>
          <table:table-cell table:number-columns-repeated="2"/>
          <table:table-cell office:value-type="float" office:value="1512" calcext:value-type="float">
            <text:p>1512</text:p>
          </table:table-cell>
          <table:table-cell office:value-type="float" office:value="-0.0335793132712432" calcext:value-type="float">
            <text:p>-0,033579313271243</text:p>
          </table:table-cell>
          <table:table-cell/>
          <table:table-cell table:formula="of:=([.B1514]-[.F15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0.0441808643927959" calcext:value-type="float">
            <text:p>-0,044180864392796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-0.0441808643927959" calcext:value-type="float">
            <text:p>-0,044180864392796</text:p>
          </table:table-cell>
          <table:table-cell/>
          <table:table-cell table:formula="of:=([.B1515]-[.F15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16892634805618" calcext:value-type="float">
            <text:p>0,16892634805618</text:p>
          </table:table-cell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0.16892634805618" calcext:value-type="float">
            <text:p>0,16892634805618</text:p>
          </table:table-cell>
          <table:table-cell/>
          <table:table-cell table:formula="of:=([.B1516]-[.F15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0.0591189384056412" calcext:value-type="float">
            <text:p>-0,059118938405641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-0.0591189384056412" calcext:value-type="float">
            <text:p>-0,059118938405641</text:p>
          </table:table-cell>
          <table:table-cell/>
          <table:table-cell table:formula="of:=([.B1517]-[.F15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0.0506099261568523" calcext:value-type="float">
            <text:p>-0,050609926156852</text:p>
          </table:table-cell>
          <table:table-cell table:number-columns-repeated="2"/>
          <table:table-cell office:value-type="float" office:value="1516" calcext:value-type="float">
            <text:p>1516</text:p>
          </table:table-cell>
          <table:table-cell office:value-type="float" office:value="-0.0506099261568523" calcext:value-type="float">
            <text:p>-0,050609926156852</text:p>
          </table:table-cell>
          <table:table-cell/>
          <table:table-cell table:formula="of:=([.B1518]-[.F15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178587852923831" calcext:value-type="float">
            <text:p>0,178587852923831</text:p>
          </table:table-cell>
          <table:table-cell table:number-columns-repeated="2"/>
          <table:table-cell office:value-type="float" office:value="1517" calcext:value-type="float">
            <text:p>1517</text:p>
          </table:table-cell>
          <table:table-cell office:value-type="float" office:value="0.178587852923831" calcext:value-type="float">
            <text:p>0,178587852923831</text:p>
          </table:table-cell>
          <table:table-cell/>
          <table:table-cell table:formula="of:=([.B1519]-[.F15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-0.0455611815107729" calcext:value-type="float">
            <text:p>-0,045561181510773</text:p>
          </table:table-cell>
          <table:table-cell table:number-columns-repeated="2"/>
          <table:table-cell office:value-type="float" office:value="1518" calcext:value-type="float">
            <text:p>1518</text:p>
          </table:table-cell>
          <table:table-cell office:value-type="float" office:value="-0.0455611815107729" calcext:value-type="float">
            <text:p>-0,045561181510773</text:p>
          </table:table-cell>
          <table:table-cell/>
          <table:table-cell table:formula="of:=([.B1520]-[.F15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0.0134555913868832" calcext:value-type="float">
            <text:p>-0,013455591386883</text:p>
          </table:table-cell>
          <table:table-cell table:number-columns-repeated="2"/>
          <table:table-cell office:value-type="float" office:value="1519" calcext:value-type="float">
            <text:p>1519</text:p>
          </table:table-cell>
          <table:table-cell office:value-type="float" office:value="-0.0134555913868832" calcext:value-type="float">
            <text:p>-0,013455591386883</text:p>
          </table:table-cell>
          <table:table-cell/>
          <table:table-cell table:formula="of:=([.B1521]-[.F15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0.0368403690675297" calcext:value-type="float">
            <text:p>-0,03684036906753</text:p>
          </table:table-cell>
          <table:table-cell table:number-columns-repeated="2"/>
          <table:table-cell office:value-type="float" office:value="1520" calcext:value-type="float">
            <text:p>1520</text:p>
          </table:table-cell>
          <table:table-cell office:value-type="float" office:value="-0.0368403690675297" calcext:value-type="float">
            <text:p>-0,03684036906753</text:p>
          </table:table-cell>
          <table:table-cell/>
          <table:table-cell table:formula="of:=([.B1522]-[.F15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0.00961788361054509" calcext:value-type="float">
            <text:p>-0,009617883610545</text:p>
          </table:table-cell>
          <table:table-cell table:number-columns-repeated="2"/>
          <table:table-cell office:value-type="float" office:value="1521" calcext:value-type="float">
            <text:p>1521</text:p>
          </table:table-cell>
          <table:table-cell office:value-type="float" office:value="-0.00961788361054509" calcext:value-type="float">
            <text:p>-0,009617883610545</text:p>
          </table:table-cell>
          <table:table-cell/>
          <table:table-cell table:formula="of:=([.B1523]-[.F15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-0.0324534598379026" calcext:value-type="float">
            <text:p>-0,032453459837903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-0.0324534598379026" calcext:value-type="float">
            <text:p>-0,032453459837903</text:p>
          </table:table-cell>
          <table:table-cell/>
          <table:table-cell table:formula="of:=([.B1524]-[.F15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0.0430279449154197" calcext:value-type="float">
            <text:p>-0,04302794491542</text:p>
          </table:table-cell>
          <table:table-cell table:number-columns-repeated="2"/>
          <table:table-cell office:value-type="float" office:value="1523" calcext:value-type="float">
            <text:p>1523</text:p>
          </table:table-cell>
          <table:table-cell office:value-type="float" office:value="-0.0430279449154197" calcext:value-type="float">
            <text:p>-0,04302794491542</text:p>
          </table:table-cell>
          <table:table-cell/>
          <table:table-cell table:formula="of:=([.B1525]-[.F15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0.0336023055269635" calcext:value-type="float">
            <text:p>-0,033602305526964</text:p>
          </table:table-cell>
          <table:table-cell table:number-columns-repeated="2"/>
          <table:table-cell office:value-type="float" office:value="1524" calcext:value-type="float">
            <text:p>1524</text:p>
          </table:table-cell>
          <table:table-cell office:value-type="float" office:value="-0.0336023055269635" calcext:value-type="float">
            <text:p>-0,033602305526964</text:p>
          </table:table-cell>
          <table:table-cell/>
          <table:table-cell table:formula="of:=([.B1526]-[.F15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0.0419857914205627" calcext:value-type="float">
            <text:p>-0,041985791420563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-0.0419857914205627" calcext:value-type="float">
            <text:p>-0,041985791420563</text:p>
          </table:table-cell>
          <table:table-cell/>
          <table:table-cell table:formula="of:=([.B1527]-[.F15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0.0295736209795968" calcext:value-type="float">
            <text:p>-0,029573620979597</text:p>
          </table:table-cell>
          <table:table-cell table:number-columns-repeated="2"/>
          <table:table-cell office:value-type="float" office:value="1526" calcext:value-type="float">
            <text:p>1526</text:p>
          </table:table-cell>
          <table:table-cell office:value-type="float" office:value="-0.0295736209795968" calcext:value-type="float">
            <text:p>-0,029573620979597</text:p>
          </table:table-cell>
          <table:table-cell/>
          <table:table-cell table:formula="of:=([.B1528]-[.F15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0.0327687802282634" calcext:value-type="float">
            <text:p>-0,032768780228263</text:p>
          </table:table-cell>
          <table:table-cell table:number-columns-repeated="2"/>
          <table:table-cell office:value-type="float" office:value="1527" calcext:value-type="float">
            <text:p>1527</text:p>
          </table:table-cell>
          <table:table-cell office:value-type="float" office:value="-0.0327687802282634" calcext:value-type="float">
            <text:p>-0,032768780228264</text:p>
          </table:table-cell>
          <table:table-cell/>
          <table:table-cell table:formula="of:=([.B1529]-[.F15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00580362650724215" calcext:value-type="float">
            <text:p>0,005803626507242</text:p>
          </table:table-cell>
          <table:table-cell table:number-columns-repeated="2"/>
          <table:table-cell office:value-type="float" office:value="1528" calcext:value-type="float">
            <text:p>1528</text:p>
          </table:table-cell>
          <table:table-cell office:value-type="float" office:value="0.00580362650724215" calcext:value-type="float">
            <text:p>0,005803626507242</text:p>
          </table:table-cell>
          <table:table-cell/>
          <table:table-cell table:formula="of:=([.B1530]-[.F15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154653825665093" calcext:value-type="float">
            <text:p>0,154653825665093</text:p>
          </table:table-cell>
          <table:table-cell table:number-columns-repeated="2"/>
          <table:table-cell office:value-type="float" office:value="1529" calcext:value-type="float">
            <text:p>1529</text:p>
          </table:table-cell>
          <table:table-cell office:value-type="float" office:value="0.154653825665093" calcext:value-type="float">
            <text:p>0,154653825665093</text:p>
          </table:table-cell>
          <table:table-cell/>
          <table:table-cell table:formula="of:=([.B1531]-[.F15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0.0681810053898657" calcext:value-type="float">
            <text:p>-0,068181005389866</text:p>
          </table:table-cell>
          <table:table-cell table:number-columns-repeated="2"/>
          <table:table-cell office:value-type="float" office:value="1530" calcext:value-type="float">
            <text:p>1530</text:p>
          </table:table-cell>
          <table:table-cell office:value-type="float" office:value="-0.0681810053898657" calcext:value-type="float">
            <text:p>-0,068181005389866</text:p>
          </table:table-cell>
          <table:table-cell/>
          <table:table-cell table:formula="of:=([.B1532]-[.F15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0.0923080056798774" calcext:value-type="float">
            <text:p>-0,092308005679877</text:p>
          </table:table-cell>
          <table:table-cell table:number-columns-repeated="2"/>
          <table:table-cell office:value-type="float" office:value="1531" calcext:value-type="float">
            <text:p>1531</text:p>
          </table:table-cell>
          <table:table-cell office:value-type="float" office:value="-0.0923080056798774" calcext:value-type="float">
            <text:p>-0,092308005679877</text:p>
          </table:table-cell>
          <table:table-cell/>
          <table:table-cell table:formula="of:=([.B1533]-[.F15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135593128360283" calcext:value-type="float">
            <text:p>0,135593128360283</text:p>
          </table:table-cell>
          <table:table-cell table:number-columns-repeated="2"/>
          <table:table-cell office:value-type="float" office:value="1532" calcext:value-type="float">
            <text:p>1532</text:p>
          </table:table-cell>
          <table:table-cell office:value-type="float" office:value="0.135593128360283" calcext:value-type="float">
            <text:p>0,135593128360283</text:p>
          </table:table-cell>
          <table:table-cell/>
          <table:table-cell table:formula="of:=([.B1534]-[.F15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0.0616248113052706" calcext:value-type="float">
            <text:p>-0,061624811305271</text:p>
          </table:table-cell>
          <table:table-cell table:number-columns-repeated="2"/>
          <table:table-cell office:value-type="float" office:value="1533" calcext:value-type="float">
            <text:p>1533</text:p>
          </table:table-cell>
          <table:table-cell office:value-type="float" office:value="-0.0616248113052706" calcext:value-type="float">
            <text:p>-0,061624811305271</text:p>
          </table:table-cell>
          <table:table-cell/>
          <table:table-cell table:formula="of:=([.B1535]-[.F15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0.0360266028077062" calcext:value-type="float">
            <text:p>-0,036026602807706</text:p>
          </table:table-cell>
          <table:table-cell table:number-columns-repeated="2"/>
          <table:table-cell office:value-type="float" office:value="1534" calcext:value-type="float">
            <text:p>1534</text:p>
          </table:table-cell>
          <table:table-cell office:value-type="float" office:value="-0.0360266028077062" calcext:value-type="float">
            <text:p>-0,036026602807706</text:p>
          </table:table-cell>
          <table:table-cell/>
          <table:table-cell table:formula="of:=([.B1536]-[.F15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0.0461433906292991" calcext:value-type="float">
            <text:p>-0,046143390629299</text:p>
          </table:table-cell>
          <table:table-cell table:number-columns-repeated="2"/>
          <table:table-cell office:value-type="float" office:value="1535" calcext:value-type="float">
            <text:p>1535</text:p>
          </table:table-cell>
          <table:table-cell office:value-type="float" office:value="-0.0461433906292991" calcext:value-type="float">
            <text:p>-0,046143390629299</text:p>
          </table:table-cell>
          <table:table-cell/>
          <table:table-cell table:formula="of:=([.B1537]-[.F15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0.0114865949807672" calcext:value-type="float">
            <text:p>-0,011486594980767</text:p>
          </table:table-cell>
          <table:table-cell table:number-columns-repeated="2"/>
          <table:table-cell office:value-type="float" office:value="1536" calcext:value-type="float">
            <text:p>1536</text:p>
          </table:table-cell>
          <table:table-cell office:value-type="float" office:value="-0.0114865949807672" calcext:value-type="float">
            <text:p>-0,011486594980767</text:p>
          </table:table-cell>
          <table:table-cell/>
          <table:table-cell table:formula="of:=([.B1538]-[.F15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127448010578073" calcext:value-type="float">
            <text:p>0,127448010578073</text:p>
          </table:table-cell>
          <table:table-cell table:number-columns-repeated="2"/>
          <table:table-cell office:value-type="float" office:value="1537" calcext:value-type="float">
            <text:p>1537</text:p>
          </table:table-cell>
          <table:table-cell office:value-type="float" office:value="0.127448010578073" calcext:value-type="float">
            <text:p>0,127448010578073</text:p>
          </table:table-cell>
          <table:table-cell/>
          <table:table-cell table:formula="of:=([.B1539]-[.F15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0.0407003245778952" calcext:value-type="float">
            <text:p>-0,040700324577895</text:p>
          </table:table-cell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-0.0407003245778952" calcext:value-type="float">
            <text:p>-0,040700324577895</text:p>
          </table:table-cell>
          <table:table-cell/>
          <table:table-cell table:formula="of:=([.B1540]-[.F15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0.00968950226499236" calcext:value-type="float">
            <text:p>-0,009689502264992</text:p>
          </table:table-cell>
          <table:table-cell table:number-columns-repeated="2"/>
          <table:table-cell office:value-type="float" office:value="1539" calcext:value-type="float">
            <text:p>1539</text:p>
          </table:table-cell>
          <table:table-cell office:value-type="float" office:value="-0.00968950226499236" calcext:value-type="float">
            <text:p>-0,009689502264992</text:p>
          </table:table-cell>
          <table:table-cell/>
          <table:table-cell table:formula="of:=([.B1541]-[.F15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0.0242969501976107" calcext:value-type="float">
            <text:p>-0,024296950197611</text:p>
          </table:table-cell>
          <table:table-cell table:number-columns-repeated="2"/>
          <table:table-cell office:value-type="float" office:value="1540" calcext:value-type="float">
            <text:p>1540</text:p>
          </table:table-cell>
          <table:table-cell office:value-type="float" office:value="-0.0242969501976107" calcext:value-type="float">
            <text:p>-0,024296950197611</text:p>
          </table:table-cell>
          <table:table-cell/>
          <table:table-cell table:formula="of:=([.B1542]-[.F15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0169905692760356" calcext:value-type="float">
            <text:p>0,016990569276036</text:p>
          </table:table-cell>
          <table:table-cell table:number-columns-repeated="2"/>
          <table:table-cell office:value-type="float" office:value="1541" calcext:value-type="float">
            <text:p>1541</text:p>
          </table:table-cell>
          <table:table-cell office:value-type="float" office:value="0.0169905692760356" calcext:value-type="float">
            <text:p>0,016990569276036</text:p>
          </table:table-cell>
          <table:table-cell/>
          <table:table-cell table:formula="of:=([.B1543]-[.F15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00383648142946622" calcext:value-type="float">
            <text:p>0,003836481429466</text:p>
          </table:table-cell>
          <table:table-cell table:number-columns-repeated="2"/>
          <table:table-cell office:value-type="float" office:value="1542" calcext:value-type="float">
            <text:p>1542</text:p>
          </table:table-cell>
          <table:table-cell office:value-type="float" office:value="0.00383648142946622" calcext:value-type="float">
            <text:p>0,003836481429466</text:p>
          </table:table-cell>
          <table:table-cell/>
          <table:table-cell table:formula="of:=([.B1544]-[.F15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0.0655784216680946" calcext:value-type="float">
            <text:p>-0,065578421668095</text:p>
          </table:table-cell>
          <table:table-cell table:number-columns-repeated="2"/>
          <table:table-cell office:value-type="float" office:value="1543" calcext:value-type="float">
            <text:p>1543</text:p>
          </table:table-cell>
          <table:table-cell office:value-type="float" office:value="-0.0655784216680946" calcext:value-type="float">
            <text:p>-0,065578421668095</text:p>
          </table:table-cell>
          <table:table-cell/>
          <table:table-cell table:formula="of:=([.B1545]-[.F15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0.0377896205459274" calcext:value-type="float">
            <text:p>-0,037789620545927</text:p>
          </table:table-cell>
          <table:table-cell table:number-columns-repeated="2"/>
          <table:table-cell office:value-type="float" office:value="1544" calcext:value-type="float">
            <text:p>1544</text:p>
          </table:table-cell>
          <table:table-cell office:value-type="float" office:value="-0.0377896205459274" calcext:value-type="float">
            <text:p>-0,037789620545927</text:p>
          </table:table-cell>
          <table:table-cell/>
          <table:table-cell table:formula="of:=([.B1546]-[.F15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0.0548686494126373" calcext:value-type="float">
            <text:p>-0,054868649412637</text:p>
          </table:table-cell>
          <table:table-cell table:number-columns-repeated="2"/>
          <table:table-cell office:value-type="float" office:value="1545" calcext:value-type="float">
            <text:p>1545</text:p>
          </table:table-cell>
          <table:table-cell office:value-type="float" office:value="-0.0548686494126373" calcext:value-type="float">
            <text:p>-0,054868649412637</text:p>
          </table:table-cell>
          <table:table-cell/>
          <table:table-cell table:formula="of:=([.B1547]-[.F15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140826868309568" calcext:value-type="float">
            <text:p>0,140826868309568</text:p>
          </table:table-cell>
          <table:table-cell table:number-columns-repeated="2"/>
          <table:table-cell office:value-type="float" office:value="1546" calcext:value-type="float">
            <text:p>1546</text:p>
          </table:table-cell>
          <table:table-cell office:value-type="float" office:value="0.140826868309568" calcext:value-type="float">
            <text:p>0,140826868309568</text:p>
          </table:table-cell>
          <table:table-cell/>
          <table:table-cell table:formula="of:=([.B1548]-[.F15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0.0326425745087101" calcext:value-type="float">
            <text:p>-0,03264257450871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-0.0326425745087101" calcext:value-type="float">
            <text:p>-0,03264257450871</text:p>
          </table:table-cell>
          <table:table-cell/>
          <table:table-cell table:formula="of:=([.B1549]-[.F15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0.0507753895626334" calcext:value-type="float">
            <text:p>-0,050775389562633</text:p>
          </table:table-cell>
          <table:table-cell table:number-columns-repeated="2"/>
          <table:table-cell office:value-type="float" office:value="1548" calcext:value-type="float">
            <text:p>1548</text:p>
          </table:table-cell>
          <table:table-cell office:value-type="float" office:value="-0.0507753895626334" calcext:value-type="float">
            <text:p>-0,050775389562634</text:p>
          </table:table-cell>
          <table:table-cell/>
          <table:table-cell table:formula="of:=([.B1550]-[.F15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0.0105121824049818" calcext:value-type="float">
            <text:p>-0,010512182404982</text:p>
          </table:table-cell>
          <table:table-cell table:number-columns-repeated="2"/>
          <table:table-cell office:value-type="float" office:value="1549" calcext:value-type="float">
            <text:p>1549</text:p>
          </table:table-cell>
          <table:table-cell office:value-type="float" office:value="-0.0105121824049818" calcext:value-type="float">
            <text:p>-0,010512182404982</text:p>
          </table:table-cell>
          <table:table-cell/>
          <table:table-cell table:formula="of:=([.B1551]-[.F1551])^2" office:value-type="float" office:value="1.59190146965757E-033" calcext:value-type="float">
            <text:p>1,59190146965757E-3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0.0662135649718815" calcext:value-type="float">
            <text:p>-0,066213564971882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office:value-type="float" office:value="-0.0662135649718815" calcext:value-type="float">
            <text:p>-0,066213564971882</text:p>
          </table:table-cell>
          <table:table-cell/>
          <table:table-cell table:formula="of:=([.B1552]-[.F15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0.0635682485239755" calcext:value-type="float">
            <text:p>-0,063568248523976</text:p>
          </table:table-cell>
          <table:table-cell table:number-columns-repeated="2"/>
          <table:table-cell office:value-type="float" office:value="1551" calcext:value-type="float">
            <text:p>1551</text:p>
          </table:table-cell>
          <table:table-cell office:value-type="float" office:value="-0.0635682485239755" calcext:value-type="float">
            <text:p>-0,063568248523976</text:p>
          </table:table-cell>
          <table:table-cell/>
          <table:table-cell table:formula="of:=([.B1553]-[.F15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0.0318425761191659" calcext:value-type="float">
            <text:p>-0,031842576119166</text:p>
          </table:table-cell>
          <table:table-cell table:number-columns-repeated="2"/>
          <table:table-cell office:value-type="float" office:value="1552" calcext:value-type="float">
            <text:p>1552</text:p>
          </table:table-cell>
          <table:table-cell office:value-type="float" office:value="-0.0318425761191659" calcext:value-type="float">
            <text:p>-0,031842576119166</text:p>
          </table:table-cell>
          <table:table-cell/>
          <table:table-cell table:formula="of:=([.B1554]-[.F15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0.0178009728166953" calcext:value-type="float">
            <text:p>-0,017800972816695</text:p>
          </table:table-cell>
          <table:table-cell table:number-columns-repeated="2"/>
          <table:table-cell office:value-type="float" office:value="1553" calcext:value-type="float">
            <text:p>1553</text:p>
          </table:table-cell>
          <table:table-cell office:value-type="float" office:value="-0.0178009728166953" calcext:value-type="float">
            <text:p>-0,017800972816695</text:p>
          </table:table-cell>
          <table:table-cell/>
          <table:table-cell table:formula="of:=([.B1555]-[.F15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176780946189392" calcext:value-type="float">
            <text:p>0,176780946189392</text:p>
          </table:table-cell>
          <table:table-cell table:number-columns-repeated="2"/>
          <table:table-cell office:value-type="float" office:value="1554" calcext:value-type="float">
            <text:p>1554</text:p>
          </table:table-cell>
          <table:table-cell office:value-type="float" office:value="0.176780946189392" calcext:value-type="float">
            <text:p>0,176780946189392</text:p>
          </table:table-cell>
          <table:table-cell/>
          <table:table-cell table:formula="of:=([.B1556]-[.F15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0.0742669568212205" calcext:value-type="float">
            <text:p>-0,074266956821221</text:p>
          </table:table-cell>
          <table:table-cell table:number-columns-repeated="2"/>
          <table:table-cell office:value-type="float" office:value="1555" calcext:value-type="float">
            <text:p>1555</text:p>
          </table:table-cell>
          <table:table-cell office:value-type="float" office:value="-0.0742669568212205" calcext:value-type="float">
            <text:p>-0,074266956821221</text:p>
          </table:table-cell>
          <table:table-cell/>
          <table:table-cell table:formula="of:=([.B1557]-[.F15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0.0394431951324856" calcext:value-type="float">
            <text:p>-0,039443195132486</text:p>
          </table:table-cell>
          <table:table-cell table:number-columns-repeated="2"/>
          <table:table-cell office:value-type="float" office:value="1556" calcext:value-type="float">
            <text:p>1556</text:p>
          </table:table-cell>
          <table:table-cell office:value-type="float" office:value="-0.0394431951324856" calcext:value-type="float">
            <text:p>-0,039443195132486</text:p>
          </table:table-cell>
          <table:table-cell/>
          <table:table-cell table:formula="of:=([.B1558]-[.F15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00483091378923862" calcext:value-type="float">
            <text:p>0,004830913789239</text:p>
          </table:table-cell>
          <table:table-cell table:number-columns-repeated="2"/>
          <table:table-cell office:value-type="float" office:value="1557" calcext:value-type="float">
            <text:p>1557</text:p>
          </table:table-cell>
          <table:table-cell office:value-type="float" office:value="0.00483091378923862" calcext:value-type="float">
            <text:p>0,004830913789239</text:p>
          </table:table-cell>
          <table:table-cell/>
          <table:table-cell table:formula="of:=([.B1559]-[.F15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162023456834777" calcext:value-type="float">
            <text:p>0,162023456834777</text:p>
          </table:table-cell>
          <table:table-cell table:number-columns-repeated="2"/>
          <table:table-cell office:value-type="float" office:value="1558" calcext:value-type="float">
            <text:p>1558</text:p>
          </table:table-cell>
          <table:table-cell office:value-type="float" office:value="0.162023456834777" calcext:value-type="float">
            <text:p>0,162023456834777</text:p>
          </table:table-cell>
          <table:table-cell/>
          <table:table-cell table:formula="of:=([.B1560]-[.F15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0.0448031955793057" calcext:value-type="float">
            <text:p>-0,044803195579306</text:p>
          </table:table-cell>
          <table:table-cell table:number-columns-repeated="2"/>
          <table:table-cell office:value-type="float" office:value="1559" calcext:value-type="float">
            <text:p>1559</text:p>
          </table:table-cell>
          <table:table-cell office:value-type="float" office:value="-0.0448031955793057" calcext:value-type="float">
            <text:p>-0,044803195579306</text:p>
          </table:table-cell>
          <table:table-cell/>
          <table:table-cell table:formula="of:=([.B1561]-[.F15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0.101930393241825" calcext:value-type="float">
            <text:p>-0,101930393241825</text:p>
          </table:table-cell>
          <table:table-cell table:number-columns-repeated="2"/>
          <table:table-cell office:value-type="float" office:value="1560" calcext:value-type="float">
            <text:p>1560</text:p>
          </table:table-cell>
          <table:table-cell office:value-type="float" office:value="-0.101930393241825" calcext:value-type="float">
            <text:p>-0,101930393241825</text:p>
          </table:table-cell>
          <table:table-cell/>
          <table:table-cell table:formula="of:=([.B1562]-[.F15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0.0272643078209099" calcext:value-type="float">
            <text:p>-0,02726430782091</text:p>
          </table:table-cell>
          <table:table-cell table:number-columns-repeated="2"/>
          <table:table-cell office:value-type="float" office:value="1561" calcext:value-type="float">
            <text:p>1561</text:p>
          </table:table-cell>
          <table:table-cell office:value-type="float" office:value="-0.0272643078209099" calcext:value-type="float">
            <text:p>-0,02726430782091</text:p>
          </table:table-cell>
          <table:table-cell/>
          <table:table-cell table:formula="of:=([.B1563]-[.F15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135616796646546" calcext:value-type="float">
            <text:p>0,135616796646546</text:p>
          </table:table-cell>
          <table:table-cell table:number-columns-repeated="2"/>
          <table:table-cell office:value-type="float" office:value="1562" calcext:value-type="float">
            <text:p>1562</text:p>
          </table:table-cell>
          <table:table-cell office:value-type="float" office:value="0.135616796646546" calcext:value-type="float">
            <text:p>0,135616796646546</text:p>
          </table:table-cell>
          <table:table-cell/>
          <table:table-cell table:formula="of:=([.B1564]-[.F15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167941279193519" calcext:value-type="float">
            <text:p>0,167941279193519</text:p>
          </table:table-cell>
          <table:table-cell table:number-columns-repeated="2"/>
          <table:table-cell office:value-type="float" office:value="1563" calcext:value-type="float">
            <text:p>1563</text:p>
          </table:table-cell>
          <table:table-cell office:value-type="float" office:value="0.167941279193519" calcext:value-type="float">
            <text:p>0,167941279193519</text:p>
          </table:table-cell>
          <table:table-cell/>
          <table:table-cell table:formula="of:=([.B1565]-[.F15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129662244008433" calcext:value-type="float">
            <text:p>0,129662244008433</text:p>
          </table:table-cell>
          <table:table-cell table:number-columns-repeated="2"/>
          <table:table-cell office:value-type="float" office:value="1564" calcext:value-type="float">
            <text:p>1564</text:p>
          </table:table-cell>
          <table:table-cell office:value-type="float" office:value="0.129662244008433" calcext:value-type="float">
            <text:p>0,129662244008433</text:p>
          </table:table-cell>
          <table:table-cell/>
          <table:table-cell table:formula="of:=([.B1566]-[.F15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151949787168596" calcext:value-type="float">
            <text:p>0,151949787168596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0.151949787168596" calcext:value-type="float">
            <text:p>0,151949787168596</text:p>
          </table:table-cell>
          <table:table-cell/>
          <table:table-cell table:formula="of:=([.B1567]-[.F15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0.014916412508486" calcext:value-type="float">
            <text:p>-0,014916412508486</text:p>
          </table:table-cell>
          <table:table-cell table:number-columns-repeated="2"/>
          <table:table-cell office:value-type="float" office:value="1566" calcext:value-type="float">
            <text:p>1566</text:p>
          </table:table-cell>
          <table:table-cell office:value-type="float" office:value="-0.014916412508486" calcext:value-type="float">
            <text:p>-0,014916412508486</text:p>
          </table:table-cell>
          <table:table-cell/>
          <table:table-cell table:formula="of:=([.B1568]-[.F15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0171857870570161" calcext:value-type="float">
            <text:p>0,017185787057016</text:p>
          </table:table-cell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0.0171857870570161" calcext:value-type="float">
            <text:p>0,017185787057016</text:p>
          </table:table-cell>
          <table:table-cell/>
          <table:table-cell table:formula="of:=([.B1569]-[.F15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0.0797269929131071" calcext:value-type="float">
            <text:p>-0,079726992913107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office:value-type="float" office:value="-0.0797269929131071" calcext:value-type="float">
            <text:p>-0,079726992913107</text:p>
          </table:table-cell>
          <table:table-cell/>
          <table:table-cell table:formula="of:=([.B1570]-[.F15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0.041513005517521" calcext:value-type="float">
            <text:p>-0,041513005517521</text:p>
          </table:table-cell>
          <table:table-cell table:number-columns-repeated="2"/>
          <table:table-cell office:value-type="float" office:value="1569" calcext:value-type="float">
            <text:p>1569</text:p>
          </table:table-cell>
          <table:table-cell office:value-type="float" office:value="-0.041513005517521" calcext:value-type="float">
            <text:p>-0,041513005517521</text:p>
          </table:table-cell>
          <table:table-cell/>
          <table:table-cell table:formula="of:=([.B1571]-[.F15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0283756880959272" calcext:value-type="float">
            <text:p>0,028375688095927</text:p>
          </table:table-cell>
          <table:table-cell table:number-columns-repeated="2"/>
          <table:table-cell office:value-type="float" office:value="1570" calcext:value-type="float">
            <text:p>1570</text:p>
          </table:table-cell>
          <table:table-cell office:value-type="float" office:value="0.0283756880959272" calcext:value-type="float">
            <text:p>0,028375688095927</text:p>
          </table:table-cell>
          <table:table-cell/>
          <table:table-cell table:formula="of:=([.B1572]-[.F15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0.0852746149753558" calcext:value-type="float">
            <text:p>-0,085274614975356</text:p>
          </table:table-cell>
          <table:table-cell table:number-columns-repeated="2"/>
          <table:table-cell office:value-type="float" office:value="1571" calcext:value-type="float">
            <text:p>1571</text:p>
          </table:table-cell>
          <table:table-cell office:value-type="float" office:value="-0.0852746149753558" calcext:value-type="float">
            <text:p>-0,085274614975356</text:p>
          </table:table-cell>
          <table:table-cell/>
          <table:table-cell table:formula="of:=([.B1573]-[.F15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0.0373226890626226" calcext:value-type="float">
            <text:p>-0,037322689062623</text:p>
          </table:table-cell>
          <table:table-cell table:number-columns-repeated="2"/>
          <table:table-cell office:value-type="float" office:value="1572" calcext:value-type="float">
            <text:p>1572</text:p>
          </table:table-cell>
          <table:table-cell office:value-type="float" office:value="-0.0373226890626226" calcext:value-type="float">
            <text:p>-0,037322689062623</text:p>
          </table:table-cell>
          <table:table-cell/>
          <table:table-cell table:formula="of:=([.B1574]-[.F15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0406643278581596" calcext:value-type="float">
            <text:p>0,04066432785816</text:p>
          </table:table-cell>
          <table:table-cell table:number-columns-repeated="2"/>
          <table:table-cell office:value-type="float" office:value="1573" calcext:value-type="float">
            <text:p>1573</text:p>
          </table:table-cell>
          <table:table-cell office:value-type="float" office:value="0.0406643278581596" calcext:value-type="float">
            <text:p>0,04066432785816</text:p>
          </table:table-cell>
          <table:table-cell/>
          <table:table-cell table:formula="of:=([.B1575]-[.F15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210919404345668" calcext:value-type="float">
            <text:p>0,210919404345668</text:p>
          </table:table-cell>
          <table:table-cell table:number-columns-repeated="2"/>
          <table:table-cell office:value-type="float" office:value="1574" calcext:value-type="float">
            <text:p>1574</text:p>
          </table:table-cell>
          <table:table-cell office:value-type="float" office:value="0.210919404345668" calcext:value-type="float">
            <text:p>0,210919404345668</text:p>
          </table:table-cell>
          <table:table-cell/>
          <table:table-cell table:formula="of:=([.B1576]-[.F15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130109426365352" calcext:value-type="float">
            <text:p>0,130109426365352</text:p>
          </table:table-cell>
          <table:table-cell table:number-columns-repeated="2"/>
          <table:table-cell office:value-type="float" office:value="1575" calcext:value-type="float">
            <text:p>1575</text:p>
          </table:table-cell>
          <table:table-cell office:value-type="float" office:value="0.130109426365352" calcext:value-type="float">
            <text:p>0,130109426365352</text:p>
          </table:table-cell>
          <table:table-cell/>
          <table:table-cell table:formula="of:=([.B1577]-[.F15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0252355208092258" calcext:value-type="float">
            <text:p>0,025235520809226</text:p>
          </table:table-cell>
          <table:table-cell table:number-columns-repeated="2"/>
          <table:table-cell office:value-type="float" office:value="1576" calcext:value-type="float">
            <text:p>1576</text:p>
          </table:table-cell>
          <table:table-cell office:value-type="float" office:value="0.0252355208092258" calcext:value-type="float">
            <text:p>0,025235520809226</text:p>
          </table:table-cell>
          <table:table-cell/>
          <table:table-cell table:formula="of:=([.B1578]-[.F15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0.00925900706118869" calcext:value-type="float">
            <text:p>-0,009259007061189</text:p>
          </table:table-cell>
          <table:table-cell table:number-columns-repeated="2"/>
          <table:table-cell office:value-type="float" office:value="1577" calcext:value-type="float">
            <text:p>1577</text:p>
          </table:table-cell>
          <table:table-cell office:value-type="float" office:value="-0.00925900706118869" calcext:value-type="float">
            <text:p>-0,009259007061189</text:p>
          </table:table-cell>
          <table:table-cell/>
          <table:table-cell table:formula="of:=([.B1579]-[.F15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0.0663239995052978" calcext:value-type="float">
            <text:p>-0,066323999505298</text:p>
          </table:table-cell>
          <table:table-cell table:number-columns-repeated="2"/>
          <table:table-cell office:value-type="float" office:value="1578" calcext:value-type="float">
            <text:p>1578</text:p>
          </table:table-cell>
          <table:table-cell office:value-type="float" office:value="-0.0663239995052978" calcext:value-type="float">
            <text:p>-0,066323999505298</text:p>
          </table:table-cell>
          <table:table-cell/>
          <table:table-cell table:formula="of:=([.B1580]-[.F15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0.015993604992257" calcext:value-type="float">
            <text:p>-0,015993604992257</text:p>
          </table:table-cell>
          <table:table-cell table:number-columns-repeated="2"/>
          <table:table-cell office:value-type="float" office:value="1579" calcext:value-type="float">
            <text:p>1579</text:p>
          </table:table-cell>
          <table:table-cell office:value-type="float" office:value="-0.015993604992257" calcext:value-type="float">
            <text:p>-0,015993604992257</text:p>
          </table:table-cell>
          <table:table-cell/>
          <table:table-cell table:formula="of:=([.B1581]-[.F15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0.0893147900800452" calcext:value-type="float">
            <text:p>-0,089314790080045</text:p>
          </table:table-cell>
          <table:table-cell table:number-columns-repeated="2"/>
          <table:table-cell office:value-type="float" office:value="1580" calcext:value-type="float">
            <text:p>1580</text:p>
          </table:table-cell>
          <table:table-cell office:value-type="float" office:value="-0.0893147900800452" calcext:value-type="float">
            <text:p>-0,089314790080045</text:p>
          </table:table-cell>
          <table:table-cell/>
          <table:table-cell table:formula="of:=([.B1582]-[.F15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0.0417893196061203" calcext:value-type="float">
            <text:p>-0,04178931960612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-0.0417893196061203" calcext:value-type="float">
            <text:p>-0,04178931960612</text:p>
          </table:table-cell>
          <table:table-cell/>
          <table:table-cell table:formula="of:=([.B1583]-[.F15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-0.0240051484396049" calcext:value-type="float">
            <text:p>-0,024005148439605</text:p>
          </table:table-cell>
          <table:table-cell table:number-columns-repeated="2"/>
          <table:table-cell office:value-type="float" office:value="1582" calcext:value-type="float">
            <text:p>1582</text:p>
          </table:table-cell>
          <table:table-cell office:value-type="float" office:value="-0.0240051484396049" calcext:value-type="float">
            <text:p>-0,024005148439605</text:p>
          </table:table-cell>
          <table:table-cell/>
          <table:table-cell table:formula="of:=([.B1584]-[.F15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0.0582564362637027" calcext:value-type="float">
            <text:p>-0,058256436263703</text:p>
          </table:table-cell>
          <table:table-cell table:number-columns-repeated="2"/>
          <table:table-cell office:value-type="float" office:value="1583" calcext:value-type="float">
            <text:p>1583</text:p>
          </table:table-cell>
          <table:table-cell office:value-type="float" office:value="-0.0582564362637027" calcext:value-type="float">
            <text:p>-0,058256436263703</text:p>
          </table:table-cell>
          <table:table-cell/>
          <table:table-cell table:formula="of:=([.B1585]-[.F15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-0.00458943062483791" calcext:value-type="float">
            <text:p>-0,004589430624838</text:p>
          </table:table-cell>
          <table:table-cell table:number-columns-repeated="2"/>
          <table:table-cell office:value-type="float" office:value="1584" calcext:value-type="float">
            <text:p>1584</text:p>
          </table:table-cell>
          <table:table-cell office:value-type="float" office:value="-0.00458943062483791" calcext:value-type="float">
            <text:p>-0,004589430624838</text:p>
          </table:table-cell>
          <table:table-cell/>
          <table:table-cell table:formula="of:=([.B1586]-[.F15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0.00819771819876888" calcext:value-type="float">
            <text:p>-0,008197718198769</text:p>
          </table:table-cell>
          <table:table-cell table:number-columns-repeated="2"/>
          <table:table-cell office:value-type="float" office:value="1585" calcext:value-type="float">
            <text:p>1585</text:p>
          </table:table-cell>
          <table:table-cell office:value-type="float" office:value="-0.00819771819876888" calcext:value-type="float">
            <text:p>-0,008197718198769</text:p>
          </table:table-cell>
          <table:table-cell/>
          <table:table-cell table:formula="of:=([.B1587]-[.F15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-0.0294261254894893" calcext:value-type="float">
            <text:p>-0,029426125489489</text:p>
          </table:table-cell>
          <table:table-cell table:number-columns-repeated="2"/>
          <table:table-cell office:value-type="float" office:value="1586" calcext:value-type="float">
            <text:p>1586</text:p>
          </table:table-cell>
          <table:table-cell office:value-type="float" office:value="-0.0294261254894893" calcext:value-type="float">
            <text:p>-0,029426125489489</text:p>
          </table:table-cell>
          <table:table-cell/>
          <table:table-cell table:formula="of:=([.B1588]-[.F15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0.0754884128060283" calcext:value-type="float">
            <text:p>-0,075488412806028</text:p>
          </table:table-cell>
          <table:table-cell table:number-columns-repeated="2"/>
          <table:table-cell office:value-type="float" office:value="1587" calcext:value-type="float">
            <text:p>1587</text:p>
          </table:table-cell>
          <table:table-cell office:value-type="float" office:value="-0.0754884128060283" calcext:value-type="float">
            <text:p>-0,075488412806028</text:p>
          </table:table-cell>
          <table:table-cell/>
          <table:table-cell table:formula="of:=([.B1589]-[.F15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-0.0739437841938197" calcext:value-type="float">
            <text:p>-0,07394378419382</text:p>
          </table:table-cell>
          <table:table-cell table:number-columns-repeated="2"/>
          <table:table-cell office:value-type="float" office:value="1588" calcext:value-type="float">
            <text:p>1588</text:p>
          </table:table-cell>
          <table:table-cell office:value-type="float" office:value="-0.0739437841938197" calcext:value-type="float">
            <text:p>-0,07394378419382</text:p>
          </table:table-cell>
          <table:table-cell/>
          <table:table-cell table:formula="of:=([.B1590]-[.F15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127209544281467" calcext:value-type="float">
            <text:p>0,127209544281467</text:p>
          </table:table-cell>
          <table:table-cell table:number-columns-repeated="2"/>
          <table:table-cell office:value-type="float" office:value="1589" calcext:value-type="float">
            <text:p>1589</text:p>
          </table:table-cell>
          <table:table-cell office:value-type="float" office:value="0.127209544281467" calcext:value-type="float">
            <text:p>0,127209544281467</text:p>
          </table:table-cell>
          <table:table-cell/>
          <table:table-cell table:formula="of:=([.B1591]-[.F15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-0.0101491896265371" calcext:value-type="float">
            <text:p>-0,010149189626537</text:p>
          </table:table-cell>
          <table:table-cell table:number-columns-repeated="2"/>
          <table:table-cell office:value-type="float" office:value="1590" calcext:value-type="float">
            <text:p>1590</text:p>
          </table:table-cell>
          <table:table-cell office:value-type="float" office:value="-0.0101491896265371" calcext:value-type="float">
            <text:p>-0,010149189626537</text:p>
          </table:table-cell>
          <table:table-cell/>
          <table:table-cell table:formula="of:=([.B1592]-[.F15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142282451630501" calcext:value-type="float">
            <text:p>0,142282451630501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0.142282451630501" calcext:value-type="float">
            <text:p>0,142282451630501</text:p>
          </table:table-cell>
          <table:table-cell/>
          <table:table-cell table:formula="of:=([.B1593]-[.F15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129547977067164" calcext:value-type="float">
            <text:p>0,129547977067164</text:p>
          </table:table-cell>
          <table:table-cell table:number-columns-repeated="2"/>
          <table:table-cell office:value-type="float" office:value="1592" calcext:value-type="float">
            <text:p>1592</text:p>
          </table:table-cell>
          <table:table-cell office:value-type="float" office:value="0.129547977067164" calcext:value-type="float">
            <text:p>0,129547977067164</text:p>
          </table:table-cell>
          <table:table-cell/>
          <table:table-cell table:formula="of:=([.B1594]-[.F15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0.0364220983376651" calcext:value-type="float">
            <text:p>-0,036422098337665</text:p>
          </table:table-cell>
          <table:table-cell table:number-columns-repeated="2"/>
          <table:table-cell office:value-type="float" office:value="1593" calcext:value-type="float">
            <text:p>1593</text:p>
          </table:table-cell>
          <table:table-cell office:value-type="float" office:value="-0.0364220983376651" calcext:value-type="float">
            <text:p>-0,036422098337665</text:p>
          </table:table-cell>
          <table:table-cell/>
          <table:table-cell table:formula="of:=([.B1595]-[.F15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0.0114377969388616" calcext:value-type="float">
            <text:p>-0,011437796938862</text:p>
          </table:table-cell>
          <table:table-cell table:number-columns-repeated="2"/>
          <table:table-cell office:value-type="float" office:value="1594" calcext:value-type="float">
            <text:p>1594</text:p>
          </table:table-cell>
          <table:table-cell office:value-type="float" office:value="-0.0114377969388616" calcext:value-type="float">
            <text:p>-0,011437796938862</text:p>
          </table:table-cell>
          <table:table-cell/>
          <table:table-cell table:formula="of:=([.B1596]-[.F15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18404612913093" calcext:value-type="float">
            <text:p>0,18404612913093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0.18404612913093" calcext:value-type="float">
            <text:p>0,18404612913093</text:p>
          </table:table-cell>
          <table:table-cell/>
          <table:table-cell table:formula="of:=([.B1597]-[.F15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-0.0147777178013404" calcext:value-type="float">
            <text:p>-0,01477771780134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-0.0147777178013404" calcext:value-type="float">
            <text:p>-0,01477771780134</text:p>
          </table:table-cell>
          <table:table-cell/>
          <table:table-cell table:formula="of:=([.B1598]-[.F15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0.0243335198715208" calcext:value-type="float">
            <text:p>-0,024333519871521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-0.0243335198715208" calcext:value-type="float">
            <text:p>-0,024333519871521</text:p>
          </table:table-cell>
          <table:table-cell/>
          <table:table-cell table:formula="of:=([.B1599]-[.F15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0.0180621046890084" calcext:value-type="float">
            <text:p>-0,018062104689008</text:p>
          </table:table-cell>
          <table:table-cell table:number-columns-repeated="2"/>
          <table:table-cell office:value-type="float" office:value="1598" calcext:value-type="float">
            <text:p>1598</text:p>
          </table:table-cell>
          <table:table-cell office:value-type="float" office:value="-0.0180621046890084" calcext:value-type="float">
            <text:p>-0,018062104689008</text:p>
          </table:table-cell>
          <table:table-cell/>
          <table:table-cell table:formula="of:=([.B1600]-[.F16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0.00803387597910236" calcext:value-type="float">
            <text:p>-0,008033875979102</text:p>
          </table:table-cell>
          <table:table-cell table:number-columns-repeated="2"/>
          <table:table-cell office:value-type="float" office:value="1599" calcext:value-type="float">
            <text:p>1599</text:p>
          </table:table-cell>
          <table:table-cell office:value-type="float" office:value="-0.00803387597910236" calcext:value-type="float">
            <text:p>-0,008033875979102</text:p>
          </table:table-cell>
          <table:table-cell/>
          <table:table-cell table:formula="of:=([.B1601]-[.F16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468798266489178" calcext:value-type="float">
            <text:p>0,046879826648918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0.0468798266489178" calcext:value-type="float">
            <text:p>0,046879826648918</text:p>
          </table:table-cell>
          <table:table-cell/>
          <table:table-cell table:formula="of:=([.B1602]-[.F16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0267360402018308" calcext:value-type="float">
            <text:p>0,026736040201831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office:value-type="float" office:value="0.0267360402018308" calcext:value-type="float">
            <text:p>0,026736040201831</text:p>
          </table:table-cell>
          <table:table-cell/>
          <table:table-cell table:formula="of:=([.B1603]-[.F16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0926124491444162" calcext:value-type="float">
            <text:p>0,092612449144416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office:value-type="float" office:value="0.0926124491444162" calcext:value-type="float">
            <text:p>0,092612449144416</text:p>
          </table:table-cell>
          <table:table-cell/>
          <table:table-cell table:formula="of:=([.B1604]-[.F16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0.0206785285670848" calcext:value-type="float">
            <text:p>-0,020678528567085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office:value-type="float" office:value="-0.0206785285670848" calcext:value-type="float">
            <text:p>-0,020678528567085</text:p>
          </table:table-cell>
          <table:table-cell/>
          <table:table-cell table:formula="of:=([.B1605]-[.F16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00962833148220066" calcext:value-type="float">
            <text:p>0,009628331482201</text:p>
          </table:table-cell>
          <table:table-cell table:number-columns-repeated="2"/>
          <table:table-cell office:value-type="float" office:value="1604" calcext:value-type="float">
            <text:p>1604</text:p>
          </table:table-cell>
          <table:table-cell office:value-type="float" office:value="0.00962833148220066" calcext:value-type="float">
            <text:p>0,009628331482201</text:p>
          </table:table-cell>
          <table:table-cell/>
          <table:table-cell table:formula="of:=([.B1606]-[.F16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0.0637052709254234" calcext:value-type="float">
            <text:p>-0,063705270925423</text:p>
          </table:table-cell>
          <table:table-cell table:number-columns-repeated="2"/>
          <table:table-cell office:value-type="float" office:value="1605" calcext:value-type="float">
            <text:p>1605</text:p>
          </table:table-cell>
          <table:table-cell office:value-type="float" office:value="-0.0637052709254234" calcext:value-type="float">
            <text:p>-0,063705270925423</text:p>
          </table:table-cell>
          <table:table-cell/>
          <table:table-cell table:formula="of:=([.B1607]-[.F16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0.0396714095587666" calcext:value-type="float">
            <text:p>-0,039671409558767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-0.0396714095587666" calcext:value-type="float">
            <text:p>-0,039671409558767</text:p>
          </table:table-cell>
          <table:table-cell/>
          <table:table-cell table:formula="of:=([.B1608]-[.F16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0150028603710855" calcext:value-type="float">
            <text:p>0,015002860371086</text:p>
          </table:table-cell>
          <table:table-cell table:number-columns-repeated="2"/>
          <table:table-cell office:value-type="float" office:value="1607" calcext:value-type="float">
            <text:p>1607</text:p>
          </table:table-cell>
          <table:table-cell office:value-type="float" office:value="0.0150028603710855" calcext:value-type="float">
            <text:p>0,015002860371086</text:p>
          </table:table-cell>
          <table:table-cell/>
          <table:table-cell table:formula="of:=([.B1609]-[.F16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-0.00834056571434255" calcext:value-type="float">
            <text:p>-0,008340565714343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office:value-type="float" office:value="-0.00834056571434255" calcext:value-type="float">
            <text:p>-0,008340565714343</text:p>
          </table:table-cell>
          <table:table-cell/>
          <table:table-cell table:formula="of:=([.B1610]-[.F16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0519453508673555" calcext:value-type="float">
            <text:p>0,051945350867356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office:value-type="float" office:value="0.0519453508673555" calcext:value-type="float">
            <text:p>0,051945350867356</text:p>
          </table:table-cell>
          <table:table-cell/>
          <table:table-cell table:formula="of:=([.B1611]-[.F16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-0.00732451345981102" calcext:value-type="float">
            <text:p>-0,007324513459811</text:p>
          </table:table-cell>
          <table:table-cell table:number-columns-repeated="2"/>
          <table:table-cell office:value-type="float" office:value="1610" calcext:value-type="float">
            <text:p>1610</text:p>
          </table:table-cell>
          <table:table-cell office:value-type="float" office:value="-0.00732451345981102" calcext:value-type="float">
            <text:p>-0,007324513459811</text:p>
          </table:table-cell>
          <table:table-cell/>
          <table:table-cell table:formula="of:=([.B1612]-[.F16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159710128310162" calcext:value-type="float">
            <text:p>0,159710128310162</text:p>
          </table:table-cell>
          <table:table-cell table:number-columns-repeated="2"/>
          <table:table-cell office:value-type="float" office:value="1611" calcext:value-type="float">
            <text:p>1611</text:p>
          </table:table-cell>
          <table:table-cell office:value-type="float" office:value="0.159710128310162" calcext:value-type="float">
            <text:p>0,159710128310162</text:p>
          </table:table-cell>
          <table:table-cell/>
          <table:table-cell table:formula="of:=([.B1613]-[.F16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0142739753739482" calcext:value-type="float">
            <text:p>0,014273975373948</text:p>
          </table:table-cell>
          <table:table-cell table:number-columns-repeated="2"/>
          <table:table-cell office:value-type="float" office:value="1612" calcext:value-type="float">
            <text:p>1612</text:p>
          </table:table-cell>
          <table:table-cell office:value-type="float" office:value="0.0142739753739482" calcext:value-type="float">
            <text:p>0,014273975373948</text:p>
          </table:table-cell>
          <table:table-cell/>
          <table:table-cell table:formula="of:=([.B1614]-[.F16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0344397958501534" calcext:value-type="float">
            <text:p>0,034439795850153</text:p>
          </table:table-cell>
          <table:table-cell table:number-columns-repeated="2"/>
          <table:table-cell office:value-type="float" office:value="1613" calcext:value-type="float">
            <text:p>1613</text:p>
          </table:table-cell>
          <table:table-cell office:value-type="float" office:value="0.0344397958501534" calcext:value-type="float">
            <text:p>0,034439795850154</text:p>
          </table:table-cell>
          <table:table-cell/>
          <table:table-cell table:formula="of:=([.B1615]-[.F16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139384419012475" calcext:value-type="float">
            <text:p>0,139384419012475</text:p>
          </table:table-cell>
          <table:table-cell table:number-columns-repeated="2"/>
          <table:table-cell office:value-type="float" office:value="1614" calcext:value-type="float">
            <text:p>1614</text:p>
          </table:table-cell>
          <table:table-cell office:value-type="float" office:value="0.139384419012475" calcext:value-type="float">
            <text:p>0,139384419012475</text:p>
          </table:table-cell>
          <table:table-cell/>
          <table:table-cell table:formula="of:=([.B1616]-[.F16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0.0472666396640688" calcext:value-type="float">
            <text:p>-0,047266639664069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-0.0472666396640688" calcext:value-type="float">
            <text:p>-0,047266639664069</text:p>
          </table:table-cell>
          <table:table-cell/>
          <table:table-cell table:formula="of:=([.B1617]-[.F16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0.0603812414594582" calcext:value-type="float">
            <text:p>-0,060381241459458</text:p>
          </table:table-cell>
          <table:table-cell table:number-columns-repeated="2"/>
          <table:table-cell office:value-type="float" office:value="1616" calcext:value-type="float">
            <text:p>1616</text:p>
          </table:table-cell>
          <table:table-cell office:value-type="float" office:value="-0.0603812414594582" calcext:value-type="float">
            <text:p>-0,060381241459458</text:p>
          </table:table-cell>
          <table:table-cell/>
          <table:table-cell table:formula="of:=([.B1618]-[.F16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0.0344350072925622" calcext:value-type="float">
            <text:p>-0,034435007292562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float" office:value="-0.0344350072925622" calcext:value-type="float">
            <text:p>-0,034435007292562</text:p>
          </table:table-cell>
          <table:table-cell/>
          <table:table-cell table:formula="of:=([.B1619]-[.F16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-0.0263548821605771" calcext:value-type="float">
            <text:p>-0,026354882160577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office:value-type="float" office:value="-0.0263548821605771" calcext:value-type="float">
            <text:p>-0,026354882160577</text:p>
          </table:table-cell>
          <table:table-cell/>
          <table:table-cell table:formula="of:=([.B1620]-[.F16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0.0546509281824449" calcext:value-type="float">
            <text:p>-0,054650928182445</text:p>
          </table:table-cell>
          <table:table-cell table:number-columns-repeated="2"/>
          <table:table-cell office:value-type="float" office:value="1619" calcext:value-type="float">
            <text:p>1619</text:p>
          </table:table-cell>
          <table:table-cell office:value-type="float" office:value="-0.0546509281824449" calcext:value-type="float">
            <text:p>-0,054650928182445</text:p>
          </table:table-cell>
          <table:table-cell/>
          <table:table-cell table:formula="of:=([.B1621]-[.F16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0.0562272634279411" calcext:value-type="float">
            <text:p>-0,056227263427941</text:p>
          </table:table-cell>
          <table:table-cell table:number-columns-repeated="2"/>
          <table:table-cell office:value-type="float" office:value="1620" calcext:value-type="float">
            <text:p>1620</text:p>
          </table:table-cell>
          <table:table-cell office:value-type="float" office:value="-0.0562272634279411" calcext:value-type="float">
            <text:p>-0,056227263427941</text:p>
          </table:table-cell>
          <table:table-cell/>
          <table:table-cell table:formula="of:=([.B1622]-[.F16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0.0126591679597226" calcext:value-type="float">
            <text:p>-0,012659167959723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-0.0126591679597226" calcext:value-type="float">
            <text:p>-0,012659167959723</text:p>
          </table:table-cell>
          <table:table-cell/>
          <table:table-cell table:formula="of:=([.B1623]-[.F16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-0.012026953790877" calcext:value-type="float">
            <text:p>-0,012026953790877</text:p>
          </table:table-cell>
          <table:table-cell table:number-columns-repeated="2"/>
          <table:table-cell office:value-type="float" office:value="1622" calcext:value-type="float">
            <text:p>1622</text:p>
          </table:table-cell>
          <table:table-cell office:value-type="float" office:value="-0.012026953790877" calcext:value-type="float">
            <text:p>-0,012026953790877</text:p>
          </table:table-cell>
          <table:table-cell/>
          <table:table-cell table:formula="of:=([.B1624]-[.F16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0.0171655581328944" calcext:value-type="float">
            <text:p>-0,017165558132894</text:p>
          </table:table-cell>
          <table:table-cell table:number-columns-repeated="2"/>
          <table:table-cell office:value-type="float" office:value="1623" calcext:value-type="float">
            <text:p>1623</text:p>
          </table:table-cell>
          <table:table-cell office:value-type="float" office:value="-0.0171655581328944" calcext:value-type="float">
            <text:p>-0,017165558132894</text:p>
          </table:table-cell>
          <table:table-cell/>
          <table:table-cell table:formula="of:=([.B1625]-[.F16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186030167445498" calcext:value-type="float">
            <text:p>0,186030167445498</text:p>
          </table:table-cell>
          <table:table-cell table:number-columns-repeated="2"/>
          <table:table-cell office:value-type="float" office:value="1624" calcext:value-type="float">
            <text:p>1624</text:p>
          </table:table-cell>
          <table:table-cell office:value-type="float" office:value="0.186030167445498" calcext:value-type="float">
            <text:p>0,186030167445498</text:p>
          </table:table-cell>
          <table:table-cell/>
          <table:table-cell table:formula="of:=([.B1626]-[.F16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0012099725941104" calcext:value-type="float">
            <text:p>0,00120997259411</text:p>
          </table:table-cell>
          <table:table-cell table:number-columns-repeated="2"/>
          <table:table-cell office:value-type="float" office:value="1625" calcext:value-type="float">
            <text:p>1625</text:p>
          </table:table-cell>
          <table:table-cell office:value-type="float" office:value="0.0012099725941104" calcext:value-type="float">
            <text:p>0,00120997259411</text:p>
          </table:table-cell>
          <table:table-cell/>
          <table:table-cell table:formula="of:=([.B1627]-[.F16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-0.025332992213473" calcext:value-type="float">
            <text:p>-0,025332992213473</text:p>
          </table:table-cell>
          <table:table-cell table:number-columns-repeated="2"/>
          <table:table-cell office:value-type="float" office:value="1626" calcext:value-type="float">
            <text:p>1626</text:p>
          </table:table-cell>
          <table:table-cell office:value-type="float" office:value="-0.025332992213473" calcext:value-type="float">
            <text:p>-0,025332992213473</text:p>
          </table:table-cell>
          <table:table-cell/>
          <table:table-cell table:formula="of:=([.B1628]-[.F16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0.00726709146810075" calcext:value-type="float">
            <text:p>-0,007267091468101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float" office:value="-0.00726709146810075" calcext:value-type="float">
            <text:p>-0,007267091468101</text:p>
          </table:table-cell>
          <table:table-cell/>
          <table:table-cell table:formula="of:=([.B1629]-[.F16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-0.0356438456408901" calcext:value-type="float">
            <text:p>-0,03564384564089</text:p>
          </table:table-cell>
          <table:table-cell table:number-columns-repeated="2"/>
          <table:table-cell office:value-type="float" office:value="1628" calcext:value-type="float">
            <text:p>1628</text:p>
          </table:table-cell>
          <table:table-cell office:value-type="float" office:value="-0.0356438456408901" calcext:value-type="float">
            <text:p>-0,03564384564089</text:p>
          </table:table-cell>
          <table:table-cell/>
          <table:table-cell table:formula="of:=([.B1630]-[.F16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0.0311757976960353" calcext:value-type="float">
            <text:p>-0,031175797696035</text:p>
          </table:table-cell>
          <table:table-cell table:number-columns-repeated="2"/>
          <table:table-cell office:value-type="float" office:value="1629" calcext:value-type="float">
            <text:p>1629</text:p>
          </table:table-cell>
          <table:table-cell office:value-type="float" office:value="-0.0311757976960353" calcext:value-type="float">
            <text:p>-0,031175797696035</text:p>
          </table:table-cell>
          <table:table-cell/>
          <table:table-cell table:formula="of:=([.B1631]-[.F16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0.0365816970766979" calcext:value-type="float">
            <text:p>-0,036581697076698</text:p>
          </table:table-cell>
          <table:table-cell table:number-columns-repeated="2"/>
          <table:table-cell office:value-type="float" office:value="1630" calcext:value-type="float">
            <text:p>1630</text:p>
          </table:table-cell>
          <table:table-cell office:value-type="float" office:value="-0.0365816970766979" calcext:value-type="float">
            <text:p>-0,036581697076698</text:p>
          </table:table-cell>
          <table:table-cell/>
          <table:table-cell table:formula="of:=([.B1632]-[.F16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0.0387234806189149" calcext:value-type="float">
            <text:p>-0,038723480618915</text:p>
          </table:table-cell>
          <table:table-cell table:number-columns-repeated="2"/>
          <table:table-cell office:value-type="float" office:value="1631" calcext:value-type="float">
            <text:p>1631</text:p>
          </table:table-cell>
          <table:table-cell office:value-type="float" office:value="-0.0387234806189149" calcext:value-type="float">
            <text:p>-0,038723480618915</text:p>
          </table:table-cell>
          <table:table-cell/>
          <table:table-cell table:formula="of:=([.B1633]-[.F16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-0.0335459463625154" calcext:value-type="float">
            <text:p>-0,033545946362515</text:p>
          </table:table-cell>
          <table:table-cell table:number-columns-repeated="2"/>
          <table:table-cell office:value-type="float" office:value="1632" calcext:value-type="float">
            <text:p>1632</text:p>
          </table:table-cell>
          <table:table-cell office:value-type="float" office:value="-0.0335459463625154" calcext:value-type="float">
            <text:p>-0,033545946362516</text:p>
          </table:table-cell>
          <table:table-cell/>
          <table:table-cell table:formula="of:=([.B1634]-[.F16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0107665465937748" calcext:value-type="float">
            <text:p>0,010766546593775</text:p>
          </table:table-cell>
          <table:table-cell table:number-columns-repeated="2"/>
          <table:table-cell office:value-type="float" office:value="1633" calcext:value-type="float">
            <text:p>1633</text:p>
          </table:table-cell>
          <table:table-cell office:value-type="float" office:value="0.0107665465937748" calcext:value-type="float">
            <text:p>0,010766546593775</text:p>
          </table:table-cell>
          <table:table-cell/>
          <table:table-cell table:formula="of:=([.B1635]-[.F1635])^2" office:value-type="float" office:value="1.88079096131566E-033" calcext:value-type="float">
            <text:p>1,88079096131566E-3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-0.0744846860123747" calcext:value-type="float">
            <text:p>-0,074484686012375</text:p>
          </table:table-cell>
          <table:table-cell table:number-columns-repeated="2"/>
          <table:table-cell office:value-type="float" office:value="1634" calcext:value-type="float">
            <text:p>1634</text:p>
          </table:table-cell>
          <table:table-cell office:value-type="float" office:value="-0.0744846860123747" calcext:value-type="float">
            <text:p>-0,074484686012375</text:p>
          </table:table-cell>
          <table:table-cell/>
          <table:table-cell table:formula="of:=([.B1636]-[.F16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151083319798335" calcext:value-type="float">
            <text:p>0,151083319798335</text:p>
          </table:table-cell>
          <table:table-cell table:number-columns-repeated="2"/>
          <table:table-cell office:value-type="float" office:value="1635" calcext:value-type="float">
            <text:p>1635</text:p>
          </table:table-cell>
          <table:table-cell office:value-type="float" office:value="0.151083319798335" calcext:value-type="float">
            <text:p>0,151083319798335</text:p>
          </table:table-cell>
          <table:table-cell/>
          <table:table-cell table:formula="of:=([.B1637]-[.F16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-0.046489224125111" calcext:value-type="float">
            <text:p>-0,046489224125111</text:p>
          </table:table-cell>
          <table:table-cell table:number-columns-repeated="2"/>
          <table:table-cell office:value-type="float" office:value="1636" calcext:value-type="float">
            <text:p>1636</text:p>
          </table:table-cell>
          <table:table-cell office:value-type="float" office:value="-0.046489224125111" calcext:value-type="float">
            <text:p>-0,046489224125111</text:p>
          </table:table-cell>
          <table:table-cell/>
          <table:table-cell table:formula="of:=([.B1638]-[.F16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15400988676427" calcext:value-type="float">
            <text:p>0,15400988676427</text:p>
          </table:table-cell>
          <table:table-cell table:number-columns-repeated="2"/>
          <table:table-cell office:value-type="float" office:value="1637" calcext:value-type="float">
            <text:p>1637</text:p>
          </table:table-cell>
          <table:table-cell office:value-type="float" office:value="0.15400988676427" calcext:value-type="float">
            <text:p>0,15400988676427</text:p>
          </table:table-cell>
          <table:table-cell/>
          <table:table-cell table:formula="of:=([.B1639]-[.F16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-0.0196224983492643" calcext:value-type="float">
            <text:p>-0,019622498349264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float" office:value="-0.0196224983492643" calcext:value-type="float">
            <text:p>-0,019622498349264</text:p>
          </table:table-cell>
          <table:table-cell/>
          <table:table-cell table:formula="of:=([.B1640]-[.F16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0230203906077941" calcext:value-type="float">
            <text:p>0,023020390607794</text:p>
          </table:table-cell>
          <table:table-cell table:number-columns-repeated="2"/>
          <table:table-cell office:value-type="float" office:value="1639" calcext:value-type="float">
            <text:p>1639</text:p>
          </table:table-cell>
          <table:table-cell office:value-type="float" office:value="0.0230203906077941" calcext:value-type="float">
            <text:p>0,023020390607794</text:p>
          </table:table-cell>
          <table:table-cell/>
          <table:table-cell table:formula="of:=([.B1641]-[.F16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-0.0459923165254293" calcext:value-type="float">
            <text:p>-0,045992316525429</text:p>
          </table:table-cell>
          <table:table-cell table:number-columns-repeated="2"/>
          <table:table-cell office:value-type="float" office:value="1640" calcext:value-type="float">
            <text:p>1640</text:p>
          </table:table-cell>
          <table:table-cell office:value-type="float" office:value="-0.0459923165254293" calcext:value-type="float">
            <text:p>-0,045992316525429</text:p>
          </table:table-cell>
          <table:table-cell/>
          <table:table-cell table:formula="of:=([.B1642]-[.F16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0.0284202053992754" calcext:value-type="float">
            <text:p>-0,028420205399275</text:p>
          </table:table-cell>
          <table:table-cell table:number-columns-repeated="2"/>
          <table:table-cell office:value-type="float" office:value="1641" calcext:value-type="float">
            <text:p>1641</text:p>
          </table:table-cell>
          <table:table-cell office:value-type="float" office:value="-0.0284202053992754" calcext:value-type="float">
            <text:p>-0,028420205399275</text:p>
          </table:table-cell>
          <table:table-cell/>
          <table:table-cell table:formula="of:=([.B1643]-[.F16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-0.0210358665689358" calcext:value-type="float">
            <text:p>-0,021035866568936</text:p>
          </table:table-cell>
          <table:table-cell table:number-columns-repeated="2"/>
          <table:table-cell office:value-type="float" office:value="1642" calcext:value-type="float">
            <text:p>1642</text:p>
          </table:table-cell>
          <table:table-cell office:value-type="float" office:value="-0.0210358665689358" calcext:value-type="float">
            <text:p>-0,021035866568936</text:p>
          </table:table-cell>
          <table:table-cell/>
          <table:table-cell table:formula="of:=([.B1644]-[.F16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0.035877190064082" calcext:value-type="float">
            <text:p>-0,035877190064082</text:p>
          </table:table-cell>
          <table:table-cell table:number-columns-repeated="2"/>
          <table:table-cell office:value-type="float" office:value="1643" calcext:value-type="float">
            <text:p>1643</text:p>
          </table:table-cell>
          <table:table-cell office:value-type="float" office:value="-0.035877190064082" calcext:value-type="float">
            <text:p>-0,035877190064082</text:p>
          </table:table-cell>
          <table:table-cell/>
          <table:table-cell table:formula="of:=([.B1645]-[.F16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0.0559509200191446" calcext:value-type="float">
            <text:p>-0,055950920019145</text:p>
          </table:table-cell>
          <table:table-cell table:number-columns-repeated="2"/>
          <table:table-cell office:value-type="float" office:value="1644" calcext:value-type="float">
            <text:p>1644</text:p>
          </table:table-cell>
          <table:table-cell office:value-type="float" office:value="-0.0559509200191446" calcext:value-type="float">
            <text:p>-0,055950920019145</text:p>
          </table:table-cell>
          <table:table-cell/>
          <table:table-cell table:formula="of:=([.B1646]-[.F16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0.0802714520935008" calcext:value-type="float">
            <text:p>-0,080271452093501</text:p>
          </table:table-cell>
          <table:table-cell table:number-columns-repeated="2"/>
          <table:table-cell office:value-type="float" office:value="1645" calcext:value-type="float">
            <text:p>1645</text:p>
          </table:table-cell>
          <table:table-cell office:value-type="float" office:value="-0.0802714520935008" calcext:value-type="float">
            <text:p>-0,080271452093501</text:p>
          </table:table-cell>
          <table:table-cell/>
          <table:table-cell table:formula="of:=([.B1647]-[.F16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-0.036403311921137" calcext:value-type="float">
            <text:p>-0,036403311921137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-0.036403311921137" calcext:value-type="float">
            <text:p>-0,036403311921137</text:p>
          </table:table-cell>
          <table:table-cell/>
          <table:table-cell table:formula="of:=([.B1648]-[.F16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0.0125907571668938" calcext:value-type="float">
            <text:p>-0,012590757166894</text:p>
          </table:table-cell>
          <table:table-cell table:number-columns-repeated="2"/>
          <table:table-cell office:value-type="float" office:value="1647" calcext:value-type="float">
            <text:p>1647</text:p>
          </table:table-cell>
          <table:table-cell office:value-type="float" office:value="-0.0125907571668938" calcext:value-type="float">
            <text:p>-0,012590757166894</text:p>
          </table:table-cell>
          <table:table-cell/>
          <table:table-cell table:formula="of:=([.B1649]-[.F16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-0.0277218820163948" calcext:value-type="float">
            <text:p>-0,027721882016395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-0.0277218820163948" calcext:value-type="float">
            <text:p>-0,027721882016395</text:p>
          </table:table-cell>
          <table:table-cell/>
          <table:table-cell table:formula="of:=([.B1650]-[.F16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169497286711439" calcext:value-type="float">
            <text:p>0,169497286711439</text:p>
          </table:table-cell>
          <table:table-cell table:number-columns-repeated="2"/>
          <table:table-cell office:value-type="float" office:value="1649" calcext:value-type="float">
            <text:p>1649</text:p>
          </table:table-cell>
          <table:table-cell office:value-type="float" office:value="0.169497286711439" calcext:value-type="float">
            <text:p>0,169497286711439</text:p>
          </table:table-cell>
          <table:table-cell/>
          <table:table-cell table:formula="of:=([.B1651]-[.F16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-0.0235580407314128" calcext:value-type="float">
            <text:p>-0,023558040731413</text:p>
          </table:table-cell>
          <table:table-cell table:number-columns-repeated="2"/>
          <table:table-cell office:value-type="float" office:value="1650" calcext:value-type="float">
            <text:p>1650</text:p>
          </table:table-cell>
          <table:table-cell office:value-type="float" office:value="-0.0235580407314128" calcext:value-type="float">
            <text:p>-0,023558040731413</text:p>
          </table:table-cell>
          <table:table-cell/>
          <table:table-cell table:formula="of:=([.B1652]-[.F16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00188910998990148" calcext:value-type="float">
            <text:p>0,001889109989901</text:p>
          </table:table-cell>
          <table:table-cell table:number-columns-repeated="2"/>
          <table:table-cell office:value-type="float" office:value="1651" calcext:value-type="float">
            <text:p>1651</text:p>
          </table:table-cell>
          <table:table-cell office:value-type="float" office:value="0.00188910998990148" calcext:value-type="float">
            <text:p>0,001889109989901</text:p>
          </table:table-cell>
          <table:table-cell/>
          <table:table-cell table:formula="of:=([.B1653]-[.F16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-0.0165571387913058" calcext:value-type="float">
            <text:p>-0,016557138791306</text:p>
          </table:table-cell>
          <table:table-cell table:number-columns-repeated="2"/>
          <table:table-cell office:value-type="float" office:value="1652" calcext:value-type="float">
            <text:p>1652</text:p>
          </table:table-cell>
          <table:table-cell office:value-type="float" office:value="-0.0165571387913058" calcext:value-type="float">
            <text:p>-0,016557138791306</text:p>
          </table:table-cell>
          <table:table-cell/>
          <table:table-cell table:formula="of:=([.B1654]-[.F16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0.013648270501182" calcext:value-type="float">
            <text:p>-0,013648270501182</text:p>
          </table:table-cell>
          <table:table-cell table:number-columns-repeated="2"/>
          <table:table-cell office:value-type="float" office:value="1653" calcext:value-type="float">
            <text:p>1653</text:p>
          </table:table-cell>
          <table:table-cell office:value-type="float" office:value="-0.013648270501182" calcext:value-type="float">
            <text:p>-0,013648270501182</text:p>
          </table:table-cell>
          <table:table-cell/>
          <table:table-cell table:formula="of:=([.B1655]-[.F16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139601662690317" calcext:value-type="float">
            <text:p>0,139601662690317</text:p>
          </table:table-cell>
          <table:table-cell table:number-columns-repeated="2"/>
          <table:table-cell office:value-type="float" office:value="1654" calcext:value-type="float">
            <text:p>1654</text:p>
          </table:table-cell>
          <table:table-cell office:value-type="float" office:value="0.139601662690317" calcext:value-type="float">
            <text:p>0,139601662690317</text:p>
          </table:table-cell>
          <table:table-cell/>
          <table:table-cell table:formula="of:=([.B1656]-[.F16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0.0647549925024228" calcext:value-type="float">
            <text:p>-0,064754992502423</text:p>
          </table:table-cell>
          <table:table-cell table:number-columns-repeated="2"/>
          <table:table-cell office:value-type="float" office:value="1655" calcext:value-type="float">
            <text:p>1655</text:p>
          </table:table-cell>
          <table:table-cell office:value-type="float" office:value="-0.0647549925024228" calcext:value-type="float">
            <text:p>-0,064754992502423</text:p>
          </table:table-cell>
          <table:table-cell/>
          <table:table-cell table:formula="of:=([.B1657]-[.F16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-0.0599258925707219" calcext:value-type="float">
            <text:p>-0,059925892570722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-0.0599258925707219" calcext:value-type="float">
            <text:p>-0,059925892570722</text:p>
          </table:table-cell>
          <table:table-cell/>
          <table:table-cell table:formula="of:=([.B1658]-[.F16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0.0541817831783241" calcext:value-type="float">
            <text:p>-0,054181783178324</text:p>
          </table:table-cell>
          <table:table-cell table:number-columns-repeated="2"/>
          <table:table-cell office:value-type="float" office:value="1657" calcext:value-type="float">
            <text:p>1657</text:p>
          </table:table-cell>
          <table:table-cell office:value-type="float" office:value="-0.0541817831783241" calcext:value-type="float">
            <text:p>-0,054181783178324</text:p>
          </table:table-cell>
          <table:table-cell/>
          <table:table-cell table:formula="of:=([.B1659]-[.F16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-0.0139902335861494" calcext:value-type="float">
            <text:p>-0,013990233586149</text:p>
          </table:table-cell>
          <table:table-cell table:number-columns-repeated="2"/>
          <table:table-cell office:value-type="float" office:value="1658" calcext:value-type="float">
            <text:p>1658</text:p>
          </table:table-cell>
          <table:table-cell office:value-type="float" office:value="-0.0139902335861494" calcext:value-type="float">
            <text:p>-0,013990233586149</text:p>
          </table:table-cell>
          <table:table-cell/>
          <table:table-cell table:formula="of:=([.B1660]-[.F16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0.0360322013513778" calcext:value-type="float">
            <text:p>-0,036032201351378</text:p>
          </table:table-cell>
          <table:table-cell table:number-columns-repeated="2"/>
          <table:table-cell office:value-type="float" office:value="1659" calcext:value-type="float">
            <text:p>1659</text:p>
          </table:table-cell>
          <table:table-cell office:value-type="float" office:value="-0.0360322013513778" calcext:value-type="float">
            <text:p>-0,036032201351378</text:p>
          </table:table-cell>
          <table:table-cell/>
          <table:table-cell table:formula="of:=([.B1661]-[.F16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13904871247799" calcext:value-type="float">
            <text:p>0,13904871247799</text:p>
          </table:table-cell>
          <table:table-cell table:number-columns-repeated="2"/>
          <table:table-cell office:value-type="float" office:value="1660" calcext:value-type="float">
            <text:p>1660</text:p>
          </table:table-cell>
          <table:table-cell office:value-type="float" office:value="0.13904871247799" calcext:value-type="float">
            <text:p>0,13904871247799</text:p>
          </table:table-cell>
          <table:table-cell/>
          <table:table-cell table:formula="of:=([.B1662]-[.F16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0.00682276346908827" calcext:value-type="float">
            <text:p>-0,006822763469088</text:p>
          </table:table-cell>
          <table:table-cell table:number-columns-repeated="2"/>
          <table:table-cell office:value-type="float" office:value="1661" calcext:value-type="float">
            <text:p>1661</text:p>
          </table:table-cell>
          <table:table-cell office:value-type="float" office:value="-0.00682276346908827" calcext:value-type="float">
            <text:p>-0,006822763469088</text:p>
          </table:table-cell>
          <table:table-cell/>
          <table:table-cell table:formula="of:=([.B1663]-[.F16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-0.00307634253751299" calcext:value-type="float">
            <text:p>-0,003076342537513</text:p>
          </table:table-cell>
          <table:table-cell table:number-columns-repeated="2"/>
          <table:table-cell office:value-type="float" office:value="1662" calcext:value-type="float">
            <text:p>1662</text:p>
          </table:table-cell>
          <table:table-cell office:value-type="float" office:value="-0.00307634253751299" calcext:value-type="float">
            <text:p>-0,003076342537513</text:p>
          </table:table-cell>
          <table:table-cell/>
          <table:table-cell table:formula="of:=([.B1664]-[.F16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0.0495830858691708" calcext:value-type="float">
            <text:p>-0,049583085869171</text:p>
          </table:table-cell>
          <table:table-cell table:number-columns-repeated="2"/>
          <table:table-cell office:value-type="float" office:value="1663" calcext:value-type="float">
            <text:p>1663</text:p>
          </table:table-cell>
          <table:table-cell office:value-type="float" office:value="-0.0495830858691708" calcext:value-type="float">
            <text:p>-0,049583085869171</text:p>
          </table:table-cell>
          <table:table-cell/>
          <table:table-cell table:formula="of:=([.B1665]-[.F16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0290557104441804" calcext:value-type="float">
            <text:p>0,02905571044418</text:p>
          </table:table-cell>
          <table:table-cell table:number-columns-repeated="2"/>
          <table:table-cell office:value-type="float" office:value="1664" calcext:value-type="float">
            <text:p>1664</text:p>
          </table:table-cell>
          <table:table-cell office:value-type="float" office:value="0.0290557104441804" calcext:value-type="float">
            <text:p>0,029055710444181</text:p>
          </table:table-cell>
          <table:table-cell/>
          <table:table-cell table:formula="of:=([.B1666]-[.F16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0.034776205415" calcext:value-type="float">
            <text:p>-0,034776205415</text:p>
          </table:table-cell>
          <table:table-cell table:number-columns-repeated="2"/>
          <table:table-cell office:value-type="float" office:value="1665" calcext:value-type="float">
            <text:p>1665</text:p>
          </table:table-cell>
          <table:table-cell office:value-type="float" office:value="-0.034776205415" calcext:value-type="float">
            <text:p>-0,034776205415</text:p>
          </table:table-cell>
          <table:table-cell/>
          <table:table-cell table:formula="of:=([.B1667]-[.F16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-0.0599944151487015" calcext:value-type="float">
            <text:p>-0,059994415148702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-0.0599944151487015" calcext:value-type="float">
            <text:p>-0,059994415148702</text:p>
          </table:table-cell>
          <table:table-cell/>
          <table:table-cell table:formula="of:=([.B1668]-[.F16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0.0497916124872544" calcext:value-type="float">
            <text:p>-0,049791612487254</text:p>
          </table:table-cell>
          <table:table-cell table:number-columns-repeated="2"/>
          <table:table-cell office:value-type="float" office:value="1667" calcext:value-type="float">
            <text:p>1667</text:p>
          </table:table-cell>
          <table:table-cell office:value-type="float" office:value="-0.0497916124872544" calcext:value-type="float">
            <text:p>-0,049791612487254</text:p>
          </table:table-cell>
          <table:table-cell/>
          <table:table-cell table:formula="of:=([.B1669]-[.F16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-0.0249800911970101" calcext:value-type="float">
            <text:p>-0,02498009119701</text:p>
          </table:table-cell>
          <table:table-cell table:number-columns-repeated="2"/>
          <table:table-cell office:value-type="float" office:value="1668" calcext:value-type="float">
            <text:p>1668</text:p>
          </table:table-cell>
          <table:table-cell office:value-type="float" office:value="-0.0249800911970101" calcext:value-type="float">
            <text:p>-0,02498009119701</text:p>
          </table:table-cell>
          <table:table-cell/>
          <table:table-cell table:formula="of:=([.B1670]-[.F16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134393371109549" calcext:value-type="float">
            <text:p>0,134393371109549</text:p>
          </table:table-cell>
          <table:table-cell table:number-columns-repeated="2"/>
          <table:table-cell office:value-type="float" office:value="1669" calcext:value-type="float">
            <text:p>1669</text:p>
          </table:table-cell>
          <table:table-cell office:value-type="float" office:value="0.134393371109549" calcext:value-type="float">
            <text:p>0,134393371109549</text:p>
          </table:table-cell>
          <table:table-cell/>
          <table:table-cell table:formula="of:=([.B1671]-[.F16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-0.00422965460576144" calcext:value-type="float">
            <text:p>-0,004229654605761</text:p>
          </table:table-cell>
          <table:table-cell table:number-columns-repeated="2"/>
          <table:table-cell office:value-type="float" office:value="1670" calcext:value-type="float">
            <text:p>1670</text:p>
          </table:table-cell>
          <table:table-cell office:value-type="float" office:value="-0.00422965460576144" calcext:value-type="float">
            <text:p>-0,004229654605761</text:p>
          </table:table-cell>
          <table:table-cell/>
          <table:table-cell table:formula="of:=([.B1672]-[.F16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0.113087127233635" calcext:value-type="float">
            <text:p>-0,113087127233635</text:p>
          </table:table-cell>
          <table:table-cell table:number-columns-repeated="2"/>
          <table:table-cell office:value-type="float" office:value="1671" calcext:value-type="float">
            <text:p>1671</text:p>
          </table:table-cell>
          <table:table-cell office:value-type="float" office:value="-0.113087127233635" calcext:value-type="float">
            <text:p>-0,113087127233635</text:p>
          </table:table-cell>
          <table:table-cell/>
          <table:table-cell table:formula="of:=([.B1673]-[.F16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118845950173623" calcext:value-type="float">
            <text:p>0,118845950173623</text:p>
          </table:table-cell>
          <table:table-cell table:number-columns-repeated="2"/>
          <table:table-cell office:value-type="float" office:value="1672" calcext:value-type="float">
            <text:p>1672</text:p>
          </table:table-cell>
          <table:table-cell office:value-type="float" office:value="0.118845950173623" calcext:value-type="float">
            <text:p>0,118845950173623</text:p>
          </table:table-cell>
          <table:table-cell/>
          <table:table-cell table:formula="of:=([.B1674]-[.F16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0.0510449527373555" calcext:value-type="float">
            <text:p>-0,051044952737356</text:p>
          </table:table-cell>
          <table:table-cell table:number-columns-repeated="2"/>
          <table:table-cell office:value-type="float" office:value="1673" calcext:value-type="float">
            <text:p>1673</text:p>
          </table:table-cell>
          <table:table-cell office:value-type="float" office:value="-0.0510449527373555" calcext:value-type="float">
            <text:p>-0,051044952737356</text:p>
          </table:table-cell>
          <table:table-cell/>
          <table:table-cell table:formula="of:=([.B1675]-[.F16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000350285365513252" calcext:value-type="float">
            <text:p>0,000350285365513</text:p>
          </table:table-cell>
          <table:table-cell table:number-columns-repeated="2"/>
          <table:table-cell office:value-type="float" office:value="1674" calcext:value-type="float">
            <text:p>1674</text:p>
          </table:table-cell>
          <table:table-cell office:value-type="float" office:value="0.000350285365513252" calcext:value-type="float">
            <text:p>0,000350285365513</text:p>
          </table:table-cell>
          <table:table-cell/>
          <table:table-cell table:formula="of:=([.B1676]-[.F16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0.0318283016575085" calcext:value-type="float">
            <text:p>-0,031828301657509</text:p>
          </table:table-cell>
          <table:table-cell table:number-columns-repeated="2"/>
          <table:table-cell office:value-type="float" office:value="1675" calcext:value-type="float">
            <text:p>1675</text:p>
          </table:table-cell>
          <table:table-cell office:value-type="float" office:value="-0.0318283016575085" calcext:value-type="float">
            <text:p>-0,031828301657509</text:p>
          </table:table-cell>
          <table:table-cell/>
          <table:table-cell table:formula="of:=([.B1677]-[.F16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-0.0165561021255501" calcext:value-type="float">
            <text:p>-0,01655610212555</text:p>
          </table:table-cell>
          <table:table-cell table:number-columns-repeated="2"/>
          <table:table-cell office:value-type="float" office:value="1676" calcext:value-type="float">
            <text:p>1676</text:p>
          </table:table-cell>
          <table:table-cell office:value-type="float" office:value="-0.0165561021255501" calcext:value-type="float">
            <text:p>-0,01655610212555</text:p>
          </table:table-cell>
          <table:table-cell/>
          <table:table-cell table:formula="of:=([.B1678]-[.F16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0.0394315548201311" calcext:value-type="float">
            <text:p>-0,039431554820131</text:p>
          </table:table-cell>
          <table:table-cell table:number-columns-repeated="2"/>
          <table:table-cell office:value-type="float" office:value="1677" calcext:value-type="float">
            <text:p>1677</text:p>
          </table:table-cell>
          <table:table-cell office:value-type="float" office:value="-0.0394315548201311" calcext:value-type="float">
            <text:p>-0,039431554820131</text:p>
          </table:table-cell>
          <table:table-cell/>
          <table:table-cell table:formula="of:=([.B1679]-[.F16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135273629722421" calcext:value-type="float">
            <text:p>0,135273629722421</text:p>
          </table:table-cell>
          <table:table-cell table:number-columns-repeated="2"/>
          <table:table-cell office:value-type="float" office:value="1678" calcext:value-type="float">
            <text:p>1678</text:p>
          </table:table-cell>
          <table:table-cell office:value-type="float" office:value="0.135273629722421" calcext:value-type="float">
            <text:p>0,135273629722421</text:p>
          </table:table-cell>
          <table:table-cell/>
          <table:table-cell table:formula="of:=([.B1680]-[.F16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0.0210981332282123" calcext:value-type="float">
            <text:p>-0,021098133228212</text:p>
          </table:table-cell>
          <table:table-cell table:number-columns-repeated="2"/>
          <table:table-cell office:value-type="float" office:value="1679" calcext:value-type="float">
            <text:p>1679</text:p>
          </table:table-cell>
          <table:table-cell office:value-type="float" office:value="-0.0210981332282123" calcext:value-type="float">
            <text:p>-0,021098133228212</text:p>
          </table:table-cell>
          <table:table-cell/>
          <table:table-cell table:formula="of:=([.B1681]-[.F16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0.0660276875678373" calcext:value-type="float">
            <text:p>-0,066027687567837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-0.0660276875678373" calcext:value-type="float">
            <text:p>-0,066027687567837</text:p>
          </table:table-cell>
          <table:table-cell/>
          <table:table-cell table:formula="of:=([.B1682]-[.F16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.0233555808454469" calcext:value-type="float">
            <text:p>0,023355580845447</text:p>
          </table:table-cell>
          <table:table-cell table:number-columns-repeated="2"/>
          <table:table-cell office:value-type="float" office:value="1681" calcext:value-type="float">
            <text:p>1681</text:p>
          </table:table-cell>
          <table:table-cell office:value-type="float" office:value="0.0233555808454469" calcext:value-type="float">
            <text:p>0,023355580845447</text:p>
          </table:table-cell>
          <table:table-cell/>
          <table:table-cell table:formula="of:=([.B1683]-[.F16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-0.0667046776621863" calcext:value-type="float">
            <text:p>-0,066704677662186</text:p>
          </table:table-cell>
          <table:table-cell table:number-columns-repeated="2"/>
          <table:table-cell office:value-type="float" office:value="1682" calcext:value-type="float">
            <text:p>1682</text:p>
          </table:table-cell>
          <table:table-cell office:value-type="float" office:value="-0.0667046776621863" calcext:value-type="float">
            <text:p>-0,066704677662186</text:p>
          </table:table-cell>
          <table:table-cell/>
          <table:table-cell table:formula="of:=([.B1684]-[.F16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0.0261984760191125" calcext:value-type="float">
            <text:p>-0,026198476019113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-0.0261984760191125" calcext:value-type="float">
            <text:p>-0,026198476019113</text:p>
          </table:table-cell>
          <table:table-cell/>
          <table:table-cell table:formula="of:=([.B1685]-[.F16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14914253590333" calcext:value-type="float">
            <text:p>0,14914253590333</text:p>
          </table:table-cell>
          <table:table-cell table:number-columns-repeated="2"/>
          <table:table-cell office:value-type="float" office:value="1684" calcext:value-type="float">
            <text:p>1684</text:p>
          </table:table-cell>
          <table:table-cell office:value-type="float" office:value="0.14914253590333" calcext:value-type="float">
            <text:p>0,14914253590333</text:p>
          </table:table-cell>
          <table:table-cell/>
          <table:table-cell table:formula="of:=([.B1686]-[.F16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0.0232634859276663" calcext:value-type="float">
            <text:p>-0,023263485927666</text:p>
          </table:table-cell>
          <table:table-cell table:number-columns-repeated="2"/>
          <table:table-cell office:value-type="float" office:value="1685" calcext:value-type="float">
            <text:p>1685</text:p>
          </table:table-cell>
          <table:table-cell office:value-type="float" office:value="-0.0232634859276663" calcext:value-type="float">
            <text:p>-0,023263485927666</text:p>
          </table:table-cell>
          <table:table-cell/>
          <table:table-cell table:formula="of:=([.B1687]-[.F16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-0.0341460339839214" calcext:value-type="float">
            <text:p>-0,034146033983921</text:p>
          </table:table-cell>
          <table:table-cell table:number-columns-repeated="2"/>
          <table:table-cell office:value-type="float" office:value="1686" calcext:value-type="float">
            <text:p>1686</text:p>
          </table:table-cell>
          <table:table-cell office:value-type="float" office:value="-0.0341460339839214" calcext:value-type="float">
            <text:p>-0,034146033983922</text:p>
          </table:table-cell>
          <table:table-cell/>
          <table:table-cell table:formula="of:=([.B1688]-[.F16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11268233612229" calcext:value-type="float">
            <text:p>0,11268233612229</text:p>
          </table:table-cell>
          <table:table-cell table:number-columns-repeated="2"/>
          <table:table-cell office:value-type="float" office:value="1687" calcext:value-type="float">
            <text:p>1687</text:p>
          </table:table-cell>
          <table:table-cell office:value-type="float" office:value="0.11268233612229" calcext:value-type="float">
            <text:p>0,11268233612229</text:p>
          </table:table-cell>
          <table:table-cell/>
          <table:table-cell table:formula="of:=([.B1689]-[.F16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-0.0376525656562072" calcext:value-type="float">
            <text:p>-0,037652565656207</text:p>
          </table:table-cell>
          <table:table-cell table:number-columns-repeated="2"/>
          <table:table-cell office:value-type="float" office:value="1688" calcext:value-type="float">
            <text:p>1688</text:p>
          </table:table-cell>
          <table:table-cell office:value-type="float" office:value="-0.0376525656562072" calcext:value-type="float">
            <text:p>-0,037652565656207</text:p>
          </table:table-cell>
          <table:table-cell/>
          <table:table-cell table:formula="of:=([.B1690]-[.F16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0246057840763937" calcext:value-type="float">
            <text:p>0,024605784076394</text:p>
          </table:table-cell>
          <table:table-cell table:number-columns-repeated="2"/>
          <table:table-cell office:value-type="float" office:value="1689" calcext:value-type="float">
            <text:p>1689</text:p>
          </table:table-cell>
          <table:table-cell office:value-type="float" office:value="0.0246057840763937" calcext:value-type="float">
            <text:p>0,024605784076394</text:p>
          </table:table-cell>
          <table:table-cell/>
          <table:table-cell table:formula="of:=([.B1691]-[.F16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0.0530351839255227" calcext:value-type="float">
            <text:p>-0,053035183925523</text:p>
          </table:table-cell>
          <table:table-cell table:number-columns-repeated="2"/>
          <table:table-cell office:value-type="float" office:value="1690" calcext:value-type="float">
            <text:p>1690</text:p>
          </table:table-cell>
          <table:table-cell office:value-type="float" office:value="-0.0530351839255227" calcext:value-type="float">
            <text:p>-0,053035183925523</text:p>
          </table:table-cell>
          <table:table-cell/>
          <table:table-cell table:formula="of:=([.B1692]-[.F16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00447511588617041" calcext:value-type="float">
            <text:p>0,00447511588617</text:p>
          </table:table-cell>
          <table:table-cell table:number-columns-repeated="2"/>
          <table:table-cell office:value-type="float" office:value="1691" calcext:value-type="float">
            <text:p>1691</text:p>
          </table:table-cell>
          <table:table-cell office:value-type="float" office:value="0.00447511588617041" calcext:value-type="float">
            <text:p>0,00447511588617</text:p>
          </table:table-cell>
          <table:table-cell/>
          <table:table-cell table:formula="of:=([.B1693]-[.F16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-0.0169766187432216" calcext:value-type="float">
            <text:p>-0,016976618743222</text:p>
          </table:table-cell>
          <table:table-cell table:number-columns-repeated="2"/>
          <table:table-cell office:value-type="float" office:value="1692" calcext:value-type="float">
            <text:p>1692</text:p>
          </table:table-cell>
          <table:table-cell office:value-type="float" office:value="-0.0169766187432216" calcext:value-type="float">
            <text:p>-0,016976618743222</text:p>
          </table:table-cell>
          <table:table-cell/>
          <table:table-cell table:formula="of:=([.B1694]-[.F16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0.0323930100224327" calcext:value-type="float">
            <text:p>-0,032393010022433</text:p>
          </table:table-cell>
          <table:table-cell table:number-columns-repeated="2"/>
          <table:table-cell office:value-type="float" office:value="1693" calcext:value-type="float">
            <text:p>1693</text:p>
          </table:table-cell>
          <table:table-cell office:value-type="float" office:value="-0.0323930100224327" calcext:value-type="float">
            <text:p>-0,032393010022433</text:p>
          </table:table-cell>
          <table:table-cell/>
          <table:table-cell table:formula="of:=([.B1695]-[.F16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-0.0357126152641651" calcext:value-type="float">
            <text:p>-0,035712615264165</text:p>
          </table:table-cell>
          <table:table-cell table:number-columns-repeated="2"/>
          <table:table-cell office:value-type="float" office:value="1694" calcext:value-type="float">
            <text:p>1694</text:p>
          </table:table-cell>
          <table:table-cell office:value-type="float" office:value="-0.0357126152641651" calcext:value-type="float">
            <text:p>-0,035712615264165</text:p>
          </table:table-cell>
          <table:table-cell/>
          <table:table-cell table:formula="of:=([.B1696]-[.F16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195851429905032" calcext:value-type="float">
            <text:p>0,195851429905032</text:p>
          </table:table-cell>
          <table:table-cell table:number-columns-repeated="2"/>
          <table:table-cell office:value-type="float" office:value="1695" calcext:value-type="float">
            <text:p>1695</text:p>
          </table:table-cell>
          <table:table-cell office:value-type="float" office:value="0.195851429905032" calcext:value-type="float">
            <text:p>0,195851429905032</text:p>
          </table:table-cell>
          <table:table-cell/>
          <table:table-cell table:formula="of:=([.B1697]-[.F16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-0.0368289806427089" calcext:value-type="float">
            <text:p>-0,036828980642709</text:p>
          </table:table-cell>
          <table:table-cell table:number-columns-repeated="2"/>
          <table:table-cell office:value-type="float" office:value="1696" calcext:value-type="float">
            <text:p>1696</text:p>
          </table:table-cell>
          <table:table-cell office:value-type="float" office:value="-0.0368289806427089" calcext:value-type="float">
            <text:p>-0,036828980642709</text:p>
          </table:table-cell>
          <table:table-cell/>
          <table:table-cell table:formula="of:=([.B1698]-[.F16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0.0516601329346467" calcext:value-type="float">
            <text:p>-0,051660132934647</text:p>
          </table:table-cell>
          <table:table-cell table:number-columns-repeated="2"/>
          <table:table-cell office:value-type="float" office:value="1697" calcext:value-type="float">
            <text:p>1697</text:p>
          </table:table-cell>
          <table:table-cell office:value-type="float" office:value="-0.0516601329346467" calcext:value-type="float">
            <text:p>-0,051660132934647</text:p>
          </table:table-cell>
          <table:table-cell/>
          <table:table-cell table:formula="of:=([.B1699]-[.F16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-0.0694991250955947" calcext:value-type="float">
            <text:p>-0,069499125095595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office:value-type="float" office:value="-0.0694991250955947" calcext:value-type="float">
            <text:p>-0,069499125095595</text:p>
          </table:table-cell>
          <table:table-cell/>
          <table:table-cell table:formula="of:=([.B1700]-[.F17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0.0769890804150082" calcext:value-type="float">
            <text:p>-0,076989080415008</text:p>
          </table:table-cell>
          <table:table-cell table:number-columns-repeated="2"/>
          <table:table-cell office:value-type="float" office:value="1699" calcext:value-type="float">
            <text:p>1699</text:p>
          </table:table-cell>
          <table:table-cell office:value-type="float" office:value="-0.0769890804150082" calcext:value-type="float">
            <text:p>-0,076989080415008</text:p>
          </table:table-cell>
          <table:table-cell/>
          <table:table-cell table:formula="of:=([.B1701]-[.F17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383648142946622" calcext:value-type="float">
            <text:p>0,003836481429466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0.00383648142946622" calcext:value-type="float">
            <text:p>0,003836481429466</text:p>
          </table:table-cell>
          <table:table-cell/>
          <table:table-cell table:formula="of:=([.B1702]-[.F17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0.0458173725501867" calcext:value-type="float">
            <text:p>-0,045817372550187</text:p>
          </table:table-cell>
          <table:table-cell table:number-columns-repeated="2"/>
          <table:table-cell office:value-type="float" office:value="1701" calcext:value-type="float">
            <text:p>1701</text:p>
          </table:table-cell>
          <table:table-cell office:value-type="float" office:value="-0.0458173725501867" calcext:value-type="float">
            <text:p>-0,045817372550187</text:p>
          </table:table-cell>
          <table:table-cell/>
          <table:table-cell table:formula="of:=([.B1703]-[.F17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.155349475544323" calcext:value-type="float">
            <text:p>0,155349475544323</text:p>
          </table:table-cell>
          <table:table-cell table:number-columns-repeated="2"/>
          <table:table-cell office:value-type="float" office:value="1702" calcext:value-type="float">
            <text:p>1702</text:p>
          </table:table-cell>
          <table:table-cell office:value-type="float" office:value="0.155349475544323" calcext:value-type="float">
            <text:p>0,155349475544323</text:p>
          </table:table-cell>
          <table:table-cell/>
          <table:table-cell table:formula="of:=([.B1704]-[.F17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.200125220051976" calcext:value-type="float">
            <text:p>0,200125220051976</text:p>
          </table:table-cell>
          <table:table-cell table:number-columns-repeated="2"/>
          <table:table-cell office:value-type="float" office:value="1703" calcext:value-type="float">
            <text:p>1703</text:p>
          </table:table-cell>
          <table:table-cell office:value-type="float" office:value="0.200125220051976" calcext:value-type="float">
            <text:p>0,200125220051976</text:p>
          </table:table-cell>
          <table:table-cell/>
          <table:table-cell table:formula="of:=([.B1705]-[.F17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.157978835497428" calcext:value-type="float">
            <text:p>0,157978835497428</text:p>
          </table:table-cell>
          <table:table-cell table:number-columns-repeated="2"/>
          <table:table-cell office:value-type="float" office:value="1704" calcext:value-type="float">
            <text:p>1704</text:p>
          </table:table-cell>
          <table:table-cell office:value-type="float" office:value="0.157978835497428" calcext:value-type="float">
            <text:p>0,157978835497428</text:p>
          </table:table-cell>
          <table:table-cell/>
          <table:table-cell table:formula="of:=([.B1706]-[.F17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0.0332672009991636" calcext:value-type="float">
            <text:p>-0,033267200999164</text:p>
          </table:table-cell>
          <table:table-cell table:number-columns-repeated="2"/>
          <table:table-cell office:value-type="float" office:value="1705" calcext:value-type="float">
            <text:p>1705</text:p>
          </table:table-cell>
          <table:table-cell office:value-type="float" office:value="-0.0332672009991636" calcext:value-type="float">
            <text:p>-0,033267200999164</text:p>
          </table:table-cell>
          <table:table-cell/>
          <table:table-cell table:formula="of:=([.B1707]-[.F17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-0.0987229711718435" calcext:value-type="float">
            <text:p>-0,098722971171844</text:p>
          </table:table-cell>
          <table:table-cell table:number-columns-repeated="2"/>
          <table:table-cell office:value-type="float" office:value="1706" calcext:value-type="float">
            <text:p>1706</text:p>
          </table:table-cell>
          <table:table-cell office:value-type="float" office:value="-0.0987229711718435" calcext:value-type="float">
            <text:p>-0,098722971171844</text:p>
          </table:table-cell>
          <table:table-cell/>
          <table:table-cell table:formula="of:=([.B1708]-[.F17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0.0324251565434492" calcext:value-type="float">
            <text:p>-0,032425156543449</text:p>
          </table:table-cell>
          <table:table-cell table:number-columns-repeated="2"/>
          <table:table-cell office:value-type="float" office:value="1707" calcext:value-type="float">
            <text:p>1707</text:p>
          </table:table-cell>
          <table:table-cell office:value-type="float" office:value="-0.0324251565434492" calcext:value-type="float">
            <text:p>-0,032425156543449</text:p>
          </table:table-cell>
          <table:table-cell/>
          <table:table-cell table:formula="of:=([.B1709]-[.F17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-0.029758389779088" calcext:value-type="float">
            <text:p>-0,029758389779088</text:p>
          </table:table-cell>
          <table:table-cell table:number-columns-repeated="2"/>
          <table:table-cell office:value-type="float" office:value="1708" calcext:value-type="float">
            <text:p>1708</text:p>
          </table:table-cell>
          <table:table-cell office:value-type="float" office:value="-0.029758389779088" calcext:value-type="float">
            <text:p>-0,029758389779088</text:p>
          </table:table-cell>
          <table:table-cell/>
          <table:table-cell table:formula="of:=([.B1710]-[.F17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0.0960828067257341" calcext:value-type="float">
            <text:p>-0,096082806725734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-0.0960828067257341" calcext:value-type="float">
            <text:p>-0,096082806725734</text:p>
          </table:table-cell>
          <table:table-cell/>
          <table:table-cell table:formula="of:=([.B1711]-[.F17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-0.00730840669267082" calcext:value-type="float">
            <text:p>-0,007308406692671</text:p>
          </table:table-cell>
          <table:table-cell table:number-columns-repeated="2"/>
          <table:table-cell office:value-type="float" office:value="1710" calcext:value-type="float">
            <text:p>1710</text:p>
          </table:table-cell>
          <table:table-cell office:value-type="float" office:value="-0.00730840669267082" calcext:value-type="float">
            <text:p>-0,007308406692671</text:p>
          </table:table-cell>
          <table:table-cell/>
          <table:table-cell table:formula="of:=([.B1712]-[.F17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0.0542292950966276" calcext:value-type="float">
            <text:p>-0,054229295096628</text:p>
          </table:table-cell>
          <table:table-cell table:number-columns-repeated="2"/>
          <table:table-cell office:value-type="float" office:value="1711" calcext:value-type="float">
            <text:p>1711</text:p>
          </table:table-cell>
          <table:table-cell office:value-type="float" office:value="-0.0542292950966276" calcext:value-type="float">
            <text:p>-0,054229295096628</text:p>
          </table:table-cell>
          <table:table-cell/>
          <table:table-cell table:formula="of:=([.B1713]-[.F17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.151119971923096" calcext:value-type="float">
            <text:p>0,151119971923096</text:p>
          </table:table-cell>
          <table:table-cell table:number-columns-repeated="2"/>
          <table:table-cell office:value-type="float" office:value="1712" calcext:value-type="float">
            <text:p>1712</text:p>
          </table:table-cell>
          <table:table-cell office:value-type="float" office:value="0.151119971923096" calcext:value-type="float">
            <text:p>0,151119971923096</text:p>
          </table:table-cell>
          <table:table-cell/>
          <table:table-cell table:formula="of:=([.B1714]-[.F17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0.0101491896265371" calcext:value-type="float">
            <text:p>-0,010149189626537</text:p>
          </table:table-cell>
          <table:table-cell table:number-columns-repeated="2"/>
          <table:table-cell office:value-type="float" office:value="1713" calcext:value-type="float">
            <text:p>1713</text:p>
          </table:table-cell>
          <table:table-cell office:value-type="float" office:value="-0.0101491896265371" calcext:value-type="float">
            <text:p>-0,010149189626537</text:p>
          </table:table-cell>
          <table:table-cell/>
          <table:table-cell table:formula="of:=([.B1715]-[.F17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-0.00601303996190064" calcext:value-type="float">
            <text:p>-0,006013039961901</text:p>
          </table:table-cell>
          <table:table-cell table:number-columns-repeated="2"/>
          <table:table-cell office:value-type="float" office:value="1714" calcext:value-type="float">
            <text:p>1714</text:p>
          </table:table-cell>
          <table:table-cell office:value-type="float" office:value="-0.00601303996190064" calcext:value-type="float">
            <text:p>-0,006013039961901</text:p>
          </table:table-cell>
          <table:table-cell/>
          <table:table-cell table:formula="of:=([.B1716]-[.F17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0.0765675556708558" calcext:value-type="float">
            <text:p>-0,076567555670856</text:p>
          </table:table-cell>
          <table:table-cell table:number-columns-repeated="2"/>
          <table:table-cell office:value-type="float" office:value="1715" calcext:value-type="float">
            <text:p>1715</text:p>
          </table:table-cell>
          <table:table-cell office:value-type="float" office:value="-0.0765675556708558" calcext:value-type="float">
            <text:p>-0,076567555670856</text:p>
          </table:table-cell>
          <table:table-cell/>
          <table:table-cell table:formula="of:=([.B1717]-[.F17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-0.053407787155829" calcext:value-type="float">
            <text:p>-0,053407787155829</text:p>
          </table:table-cell>
          <table:table-cell table:number-columns-repeated="2"/>
          <table:table-cell office:value-type="float" office:value="1716" calcext:value-type="float">
            <text:p>1716</text:p>
          </table:table-cell>
          <table:table-cell office:value-type="float" office:value="-0.053407787155829" calcext:value-type="float">
            <text:p>-0,053407787155829</text:p>
          </table:table-cell>
          <table:table-cell/>
          <table:table-cell table:formula="of:=([.B1718]-[.F17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0.0462091270394628" calcext:value-type="float">
            <text:p>-0,046209127039463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-0.0462091270394628" calcext:value-type="float">
            <text:p>-0,046209127039463</text:p>
          </table:table-cell>
          <table:table-cell/>
          <table:table-cell table:formula="of:=([.B1719]-[.F17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-0.0417314353896994" calcext:value-type="float">
            <text:p>-0,041731435389699</text:p>
          </table:table-cell>
          <table:table-cell table:number-columns-repeated="2"/>
          <table:table-cell office:value-type="float" office:value="1718" calcext:value-type="float">
            <text:p>1718</text:p>
          </table:table-cell>
          <table:table-cell office:value-type="float" office:value="-0.0417314353896994" calcext:value-type="float">
            <text:p>-0,041731435389699</text:p>
          </table:table-cell>
          <table:table-cell/>
          <table:table-cell table:formula="of:=([.B1720]-[.F17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.176719456625935" calcext:value-type="float">
            <text:p>0,176719456625935</text:p>
          </table:table-cell>
          <table:table-cell table:number-columns-repeated="2"/>
          <table:table-cell office:value-type="float" office:value="1719" calcext:value-type="float">
            <text:p>1719</text:p>
          </table:table-cell>
          <table:table-cell office:value-type="float" office:value="0.176719456625935" calcext:value-type="float">
            <text:p>0,176719456625935</text:p>
          </table:table-cell>
          <table:table-cell/>
          <table:table-cell table:formula="of:=([.B1721]-[.F17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-0.0292870252160234" calcext:value-type="float">
            <text:p>-0,029287025216023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-0.0292870252160234" calcext:value-type="float">
            <text:p>-0,029287025216024</text:p>
          </table:table-cell>
          <table:table-cell/>
          <table:table-cell table:formula="of:=([.B1722]-[.F17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.00746197550737303" calcext:value-type="float">
            <text:p>0,007461975507373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office:value-type="float" office:value="0.00746197550737303" calcext:value-type="float">
            <text:p>0,007461975507373</text:p>
          </table:table-cell>
          <table:table-cell/>
          <table:table-cell table:formula="of:=([.B1723]-[.F17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-0.0638897724343005" calcext:value-type="float">
            <text:p>-0,063889772434301</text:p>
          </table:table-cell>
          <table:table-cell table:number-columns-repeated="2"/>
          <table:table-cell office:value-type="float" office:value="1722" calcext:value-type="float">
            <text:p>1722</text:p>
          </table:table-cell>
          <table:table-cell office:value-type="float" office:value="-0.0638897724343005" calcext:value-type="float">
            <text:p>-0,063889772434301</text:p>
          </table:table-cell>
          <table:table-cell/>
          <table:table-cell table:formula="of:=([.B1724]-[.F17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0.053582583735901" calcext:value-type="float">
            <text:p>-0,053582583735901</text:p>
          </table:table-cell>
          <table:table-cell table:number-columns-repeated="2"/>
          <table:table-cell office:value-type="float" office:value="1723" calcext:value-type="float">
            <text:p>1723</text:p>
          </table:table-cell>
          <table:table-cell office:value-type="float" office:value="-0.053582583735901" calcext:value-type="float">
            <text:p>-0,053582583735901</text:p>
          </table:table-cell>
          <table:table-cell/>
          <table:table-cell table:formula="of:=([.B1725]-[.F17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0.0300253530936399" calcext:value-type="float">
            <text:p>-0,03002535309364</text:p>
          </table:table-cell>
          <table:table-cell table:number-columns-repeated="2"/>
          <table:table-cell office:value-type="float" office:value="1724" calcext:value-type="float">
            <text:p>1724</text:p>
          </table:table-cell>
          <table:table-cell office:value-type="float" office:value="-0.0300253530936399" calcext:value-type="float">
            <text:p>-0,03002535309364</text:p>
          </table:table-cell>
          <table:table-cell/>
          <table:table-cell table:formula="of:=([.B1726]-[.F17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0.00857501745000896" calcext:value-type="float">
            <text:p>-0,008575017450009</text:p>
          </table:table-cell>
          <table:table-cell table:number-columns-repeated="2"/>
          <table:table-cell office:value-type="float" office:value="1725" calcext:value-type="float">
            <text:p>1725</text:p>
          </table:table-cell>
          <table:table-cell office:value-type="float" office:value="-0.00857501745000896" calcext:value-type="float">
            <text:p>-0,008575017450009</text:p>
          </table:table-cell>
          <table:table-cell/>
          <table:table-cell table:formula="of:=([.B1727]-[.F17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.0593047225072331" calcext:value-type="float">
            <text:p>0,059304722507233</text:p>
          </table:table-cell>
          <table:table-cell table:number-columns-repeated="2"/>
          <table:table-cell office:value-type="float" office:value="1726" calcext:value-type="float">
            <text:p>1726</text:p>
          </table:table-cell>
          <table:table-cell office:value-type="float" office:value="0.0593047225072331" calcext:value-type="float">
            <text:p>0,059304722507233</text:p>
          </table:table-cell>
          <table:table-cell/>
          <table:table-cell table:formula="of:=([.B1728]-[.F17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0.0292870252160234" calcext:value-type="float">
            <text:p>-0,029287025216023</text:p>
          </table:table-cell>
          <table:table-cell table:number-columns-repeated="2"/>
          <table:table-cell office:value-type="float" office:value="1727" calcext:value-type="float">
            <text:p>1727</text:p>
          </table:table-cell>
          <table:table-cell office:value-type="float" office:value="-0.0292870252160234" calcext:value-type="float">
            <text:p>-0,029287025216024</text:p>
          </table:table-cell>
          <table:table-cell/>
          <table:table-cell table:formula="of:=([.B1729]-[.F17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0.0145382845104244" calcext:value-type="float">
            <text:p>-0,014538284510424</text:p>
          </table:table-cell>
          <table:table-cell table:number-columns-repeated="2"/>
          <table:table-cell office:value-type="float" office:value="1728" calcext:value-type="float">
            <text:p>1728</text:p>
          </table:table-cell>
          <table:table-cell office:value-type="float" office:value="-0.0145382845104244" calcext:value-type="float">
            <text:p>-0,014538284510424</text:p>
          </table:table-cell>
          <table:table-cell/>
          <table:table-cell table:formula="of:=([.B1730]-[.F17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0.0171498246947519" calcext:value-type="float">
            <text:p>-0,017149824694752</text:p>
          </table:table-cell>
          <table:table-cell table:number-columns-repeated="2"/>
          <table:table-cell office:value-type="float" office:value="1729" calcext:value-type="float">
            <text:p>1729</text:p>
          </table:table-cell>
          <table:table-cell office:value-type="float" office:value="-0.0171498246947519" calcext:value-type="float">
            <text:p>-0,017149824694752</text:p>
          </table:table-cell>
          <table:table-cell/>
          <table:table-cell table:formula="of:=([.B1731]-[.F17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-0.0359122879803897" calcext:value-type="float">
            <text:p>-0,0359122879803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-0.0359122879803897" calcext:value-type="float">
            <text:p>-0,03591228798039</text:p>
          </table:table-cell>
          <table:table-cell/>
          <table:table-cell table:formula="of:=([.B1732]-[.F17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0.0394945325496231" calcext:value-type="float">
            <text:p>-0,039494532549623</text:p>
          </table:table-cell>
          <table:table-cell table:number-columns-repeated="2"/>
          <table:table-cell office:value-type="float" office:value="1731" calcext:value-type="float">
            <text:p>1731</text:p>
          </table:table-cell>
          <table:table-cell office:value-type="float" office:value="-0.0394945325496231" calcext:value-type="float">
            <text:p>-0,039494532549623</text:p>
          </table:table-cell>
          <table:table-cell/>
          <table:table-cell table:formula="of:=([.B1733]-[.F17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-0.032325324251444" calcext:value-type="float">
            <text:p>-0,032325324251444</text:p>
          </table:table-cell>
          <table:table-cell table:number-columns-repeated="2"/>
          <table:table-cell office:value-type="float" office:value="1732" calcext:value-type="float">
            <text:p>1732</text:p>
          </table:table-cell>
          <table:table-cell office:value-type="float" office:value="-0.032325324251444" calcext:value-type="float">
            <text:p>-0,032325324251444</text:p>
          </table:table-cell>
          <table:table-cell/>
          <table:table-cell table:formula="of:=([.B1734]-[.F17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0.00642391481360743" calcext:value-type="float">
            <text:p>-0,006423914813607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-0.00642391481360743" calcext:value-type="float">
            <text:p>-0,006423914813607</text:p>
          </table:table-cell>
          <table:table-cell/>
          <table:table-cell table:formula="of:=([.B1735]-[.F17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.0304033618891817" calcext:value-type="float">
            <text:p>0,030403361889182</text:p>
          </table:table-cell>
          <table:table-cell table:number-columns-repeated="2"/>
          <table:table-cell office:value-type="float" office:value="1734" calcext:value-type="float">
            <text:p>1734</text:p>
          </table:table-cell>
          <table:table-cell office:value-type="float" office:value="0.0304033618891817" calcext:value-type="float">
            <text:p>0,030403361889182</text:p>
          </table:table-cell>
          <table:table-cell/>
          <table:table-cell table:formula="of:=([.B1736]-[.F17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0.0186211522060446" calcext:value-type="float">
            <text:p>-0,018621152206045</text:p>
          </table:table-cell>
          <table:table-cell table:number-columns-repeated="2"/>
          <table:table-cell office:value-type="float" office:value="1735" calcext:value-type="float">
            <text:p>1735</text:p>
          </table:table-cell>
          <table:table-cell office:value-type="float" office:value="-0.0186211522060446" calcext:value-type="float">
            <text:p>-0,018621152206045</text:p>
          </table:table-cell>
          <table:table-cell/>
          <table:table-cell table:formula="of:=([.B1737]-[.F17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.00780951330800848" calcext:value-type="float">
            <text:p>0,007809513308008</text:p>
          </table:table-cell>
          <table:table-cell table:number-columns-repeated="2"/>
          <table:table-cell office:value-type="float" office:value="1736" calcext:value-type="float">
            <text:p>1736</text:p>
          </table:table-cell>
          <table:table-cell office:value-type="float" office:value="0.00780951330800848" calcext:value-type="float">
            <text:p>0,007809513308008</text:p>
          </table:table-cell>
          <table:table-cell/>
          <table:table-cell table:formula="of:=([.B1738]-[.F17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0.0303134241671428" calcext:value-type="float">
            <text:p>-0,030313424167143</text:p>
          </table:table-cell>
          <table:table-cell table:number-columns-repeated="2"/>
          <table:table-cell office:value-type="float" office:value="1737" calcext:value-type="float">
            <text:p>1737</text:p>
          </table:table-cell>
          <table:table-cell office:value-type="float" office:value="-0.0303134241671428" calcext:value-type="float">
            <text:p>-0,030313424167143</text:p>
          </table:table-cell>
          <table:table-cell/>
          <table:table-cell table:formula="of:=([.B1739]-[.F17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.128256741876803" calcext:value-type="float">
            <text:p>0,128256741876803</text:p>
          </table:table-cell>
          <table:table-cell table:number-columns-repeated="2"/>
          <table:table-cell office:value-type="float" office:value="1738" calcext:value-type="float">
            <text:p>1738</text:p>
          </table:table-cell>
          <table:table-cell office:value-type="float" office:value="0.128256741876803" calcext:value-type="float">
            <text:p>0,128256741876803</text:p>
          </table:table-cell>
          <table:table-cell/>
          <table:table-cell table:formula="of:=([.B1740]-[.F17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.175245514649014" calcext:value-type="float">
            <text:p>0,175245514649014</text:p>
          </table:table-cell>
          <table:table-cell table:number-columns-repeated="2"/>
          <table:table-cell office:value-type="float" office:value="1739" calcext:value-type="float">
            <text:p>1739</text:p>
          </table:table-cell>
          <table:table-cell office:value-type="float" office:value="0.175245514649014" calcext:value-type="float">
            <text:p>0,175245514649014</text:p>
          </table:table-cell>
          <table:table-cell/>
          <table:table-cell table:formula="of:=([.B1741]-[.F17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0.0293296979541642" calcext:value-type="float">
            <text:p>-0,029329697954164</text:p>
          </table:table-cell>
          <table:table-cell table:number-columns-repeated="2"/>
          <table:table-cell office:value-type="float" office:value="1740" calcext:value-type="float">
            <text:p>1740</text:p>
          </table:table-cell>
          <table:table-cell office:value-type="float" office:value="-0.0293296979541642" calcext:value-type="float">
            <text:p>-0,029329697954164</text:p>
          </table:table-cell>
          <table:table-cell/>
          <table:table-cell table:formula="of:=([.B1742]-[.F17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.131467067651414" calcext:value-type="float">
            <text:p>0,131467067651414</text:p>
          </table:table-cell>
          <table:table-cell table:number-columns-repeated="2"/>
          <table:table-cell office:value-type="float" office:value="1741" calcext:value-type="float">
            <text:p>1741</text:p>
          </table:table-cell>
          <table:table-cell office:value-type="float" office:value="0.131467067651414" calcext:value-type="float">
            <text:p>0,131467067651414</text:p>
          </table:table-cell>
          <table:table-cell/>
          <table:table-cell table:formula="of:=([.B1743]-[.F17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.115995164015774" calcext:value-type="float">
            <text:p>0,115995164015774</text:p>
          </table:table-cell>
          <table:table-cell table:number-columns-repeated="2"/>
          <table:table-cell office:value-type="float" office:value="1742" calcext:value-type="float">
            <text:p>1742</text:p>
          </table:table-cell>
          <table:table-cell office:value-type="float" office:value="0.115995164015774" calcext:value-type="float">
            <text:p>0,115995164015774</text:p>
          </table:table-cell>
          <table:table-cell/>
          <table:table-cell table:formula="of:=([.B1744]-[.F17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.0885352906187571" calcext:value-type="float">
            <text:p>0,088535290618757</text:p>
          </table:table-cell>
          <table:table-cell table:number-columns-repeated="2"/>
          <table:table-cell office:value-type="float" office:value="1743" calcext:value-type="float">
            <text:p>1743</text:p>
          </table:table-cell>
          <table:table-cell office:value-type="float" office:value="0.0885352906187571" calcext:value-type="float">
            <text:p>0,088535290618757</text:p>
          </table:table-cell>
          <table:table-cell/>
          <table:table-cell table:formula="of:=([.B1745]-[.F17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-0.00193632557109796" calcext:value-type="float">
            <text:p>-0,001936325571098</text:p>
          </table:table-cell>
          <table:table-cell table:number-columns-repeated="2"/>
          <table:table-cell office:value-type="float" office:value="1744" calcext:value-type="float">
            <text:p>1744</text:p>
          </table:table-cell>
          <table:table-cell office:value-type="float" office:value="-0.00193632557109796" calcext:value-type="float">
            <text:p>-0,001936325571098</text:p>
          </table:table-cell>
          <table:table-cell/>
          <table:table-cell table:formula="of:=([.B1746]-[.F17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0.0783103348854133" calcext:value-type="float">
            <text:p>-0,078310334885413</text:p>
          </table:table-cell>
          <table:table-cell table:number-columns-repeated="2"/>
          <table:table-cell office:value-type="float" office:value="1745" calcext:value-type="float">
            <text:p>1745</text:p>
          </table:table-cell>
          <table:table-cell office:value-type="float" office:value="-0.0783103348854133" calcext:value-type="float">
            <text:p>-0,078310334885413</text:p>
          </table:table-cell>
          <table:table-cell/>
          <table:table-cell table:formula="of:=([.B1747]-[.F17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.0352355455466357" calcext:value-type="float">
            <text:p>0,035235545546636</text:p>
          </table:table-cell>
          <table:table-cell table:number-columns-repeated="2"/>
          <table:table-cell office:value-type="float" office:value="1746" calcext:value-type="float">
            <text:p>1746</text:p>
          </table:table-cell>
          <table:table-cell office:value-type="float" office:value="0.0352355455466357" calcext:value-type="float">
            <text:p>0,035235545546636</text:p>
          </table:table-cell>
          <table:table-cell/>
          <table:table-cell table:formula="of:=([.B1748]-[.F17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0.00532112702102946" calcext:value-type="float">
            <text:p>-0,005321127021029</text:p>
          </table:table-cell>
          <table:table-cell table:number-columns-repeated="2"/>
          <table:table-cell office:value-type="float" office:value="1747" calcext:value-type="float">
            <text:p>1747</text:p>
          </table:table-cell>
          <table:table-cell office:value-type="float" office:value="-0.00532112702102946" calcext:value-type="float">
            <text:p>-0,005321127021029</text:p>
          </table:table-cell>
          <table:table-cell/>
          <table:table-cell table:formula="of:=([.B1749]-[.F17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0.0152164651231283" calcext:value-type="float">
            <text:p>-0,015216465123128</text:p>
          </table:table-cell>
          <table:table-cell table:number-columns-repeated="2"/>
          <table:table-cell office:value-type="float" office:value="1748" calcext:value-type="float">
            <text:p>1748</text:p>
          </table:table-cell>
          <table:table-cell office:value-type="float" office:value="-0.0152164651231283" calcext:value-type="float">
            <text:p>-0,015216465123128</text:p>
          </table:table-cell>
          <table:table-cell/>
          <table:table-cell table:formula="of:=([.B1750]-[.F17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0.00467094349126789" calcext:value-type="float">
            <text:p>-0,004670943491268</text:p>
          </table:table-cell>
          <table:table-cell table:number-columns-repeated="2"/>
          <table:table-cell office:value-type="float" office:value="1749" calcext:value-type="float">
            <text:p>1749</text:p>
          </table:table-cell>
          <table:table-cell office:value-type="float" office:value="-0.00467094349126789" calcext:value-type="float">
            <text:p>-0,004670943491268</text:p>
          </table:table-cell>
          <table:table-cell/>
          <table:table-cell table:formula="of:=([.B1751]-[.F17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0.0258347888182419" calcext:value-type="float">
            <text:p>-0,02583478881824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office:value-type="float" office:value="-0.0258347888182419" calcext:value-type="float">
            <text:p>-0,025834788818242</text:p>
          </table:table-cell>
          <table:table-cell/>
          <table:table-cell table:formula="of:=([.B1752]-[.F17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0.070153971780118" calcext:value-type="float">
            <text:p>-0,070153971780118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office:value-type="float" office:value="-0.070153971780118" calcext:value-type="float">
            <text:p>-0,070153971780118</text:p>
          </table:table-cell>
          <table:table-cell/>
          <table:table-cell table:formula="of:=([.B1753]-[.F17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.00447511588617041" calcext:value-type="float">
            <text:p>0,00447511588617</text:p>
          </table:table-cell>
          <table:table-cell table:number-columns-repeated="2"/>
          <table:table-cell office:value-type="float" office:value="1752" calcext:value-type="float">
            <text:p>1752</text:p>
          </table:table-cell>
          <table:table-cell office:value-type="float" office:value="0.00447511588617041" calcext:value-type="float">
            <text:p>0,00447511588617</text:p>
          </table:table-cell>
          <table:table-cell/>
          <table:table-cell table:formula="of:=([.B1754]-[.F17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.0059941775056417" calcext:value-type="float">
            <text:p>0,005994177505642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0.0059941775056417" calcext:value-type="float">
            <text:p>0,005994177505642</text:p>
          </table:table-cell>
          <table:table-cell/>
          <table:table-cell table:formula="of:=([.B1755]-[.F17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-0.025385935754706" calcext:value-type="float">
            <text:p>-0,025385935754706</text:p>
          </table:table-cell>
          <table:table-cell table:number-columns-repeated="2"/>
          <table:table-cell office:value-type="float" office:value="1754" calcext:value-type="float">
            <text:p>1754</text:p>
          </table:table-cell>
          <table:table-cell office:value-type="float" office:value="-0.025385935754706" calcext:value-type="float">
            <text:p>-0,025385935754706</text:p>
          </table:table-cell>
          <table:table-cell/>
          <table:table-cell table:formula="of:=([.B1756]-[.F17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0.0428924138971969" calcext:value-type="float">
            <text:p>-0,042892413897197</text:p>
          </table:table-cell>
          <table:table-cell table:number-columns-repeated="2"/>
          <table:table-cell office:value-type="float" office:value="1755" calcext:value-type="float">
            <text:p>1755</text:p>
          </table:table-cell>
          <table:table-cell office:value-type="float" office:value="-0.0428924138971969" calcext:value-type="float">
            <text:p>-0,042892413897197</text:p>
          </table:table-cell>
          <table:table-cell/>
          <table:table-cell table:formula="of:=([.B1757]-[.F17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.0406643278581596" calcext:value-type="float">
            <text:p>0,04066432785816</text:p>
          </table:table-cell>
          <table:table-cell table:number-columns-repeated="2"/>
          <table:table-cell office:value-type="float" office:value="1756" calcext:value-type="float">
            <text:p>1756</text:p>
          </table:table-cell>
          <table:table-cell office:value-type="float" office:value="0.0406643278581596" calcext:value-type="float">
            <text:p>0,04066432785816</text:p>
          </table:table-cell>
          <table:table-cell/>
          <table:table-cell table:formula="of:=([.B1758]-[.F17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0.0424045940570952" calcext:value-type="float">
            <text:p>-0,042404594057095</text:p>
          </table:table-cell>
          <table:table-cell table:number-columns-repeated="2"/>
          <table:table-cell office:value-type="float" office:value="1757" calcext:value-type="float">
            <text:p>1757</text:p>
          </table:table-cell>
          <table:table-cell office:value-type="float" office:value="-0.0424045940570952" calcext:value-type="float">
            <text:p>-0,042404594057095</text:p>
          </table:table-cell>
          <table:table-cell/>
          <table:table-cell table:formula="of:=([.B1759]-[.F17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-0.0369279987459521" calcext:value-type="float">
            <text:p>-0,036927998745952</text:p>
          </table:table-cell>
          <table:table-cell table:number-columns-repeated="2"/>
          <table:table-cell office:value-type="float" office:value="1758" calcext:value-type="float">
            <text:p>1758</text:p>
          </table:table-cell>
          <table:table-cell office:value-type="float" office:value="-0.0369279987459521" calcext:value-type="float">
            <text:p>-0,036927998745952</text:p>
          </table:table-cell>
          <table:table-cell/>
          <table:table-cell table:formula="of:=([.B1760]-[.F17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.00862174446764774" calcext:value-type="float">
            <text:p>0,008621744467648</text:p>
          </table:table-cell>
          <table:table-cell table:number-columns-repeated="2"/>
          <table:table-cell office:value-type="float" office:value="1759" calcext:value-type="float">
            <text:p>1759</text:p>
          </table:table-cell>
          <table:table-cell office:value-type="float" office:value="0.00862174446764774" calcext:value-type="float">
            <text:p>0,008621744467648</text:p>
          </table:table-cell>
          <table:table-cell/>
          <table:table-cell table:formula="of:=([.B1761]-[.F17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0.0081852023240859" calcext:value-type="float">
            <text:p>-0,008185202324086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-0.0081852023240859" calcext:value-type="float">
            <text:p>-0,008185202324086</text:p>
          </table:table-cell>
          <table:table-cell/>
          <table:table-cell table:formula="of:=([.B1762]-[.F17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0.0446754634884044" calcext:value-type="float">
            <text:p>-0,044675463488404</text:p>
          </table:table-cell>
          <table:table-cell table:number-columns-repeated="2"/>
          <table:table-cell office:value-type="float" office:value="1761" calcext:value-type="float">
            <text:p>1761</text:p>
          </table:table-cell>
          <table:table-cell office:value-type="float" office:value="-0.0446754634884044" calcext:value-type="float">
            <text:p>-0,044675463488405</text:p>
          </table:table-cell>
          <table:table-cell/>
          <table:table-cell table:formula="of:=([.B1763]-[.F17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-0.0335625515218114" calcext:value-type="float">
            <text:p>-0,033562551521811</text:p>
          </table:table-cell>
          <table:table-cell table:number-columns-repeated="2"/>
          <table:table-cell office:value-type="float" office:value="1762" calcext:value-type="float">
            <text:p>1762</text:p>
          </table:table-cell>
          <table:table-cell office:value-type="float" office:value="-0.0335625515218114" calcext:value-type="float">
            <text:p>-0,033562551521812</text:p>
          </table:table-cell>
          <table:table-cell/>
          <table:table-cell table:formula="of:=([.B1764]-[.F17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0.0431163899596806" calcext:value-type="float">
            <text:p>-0,043116389959681</text:p>
          </table:table-cell>
          <table:table-cell table:number-columns-repeated="2"/>
          <table:table-cell office:value-type="float" office:value="1763" calcext:value-type="float">
            <text:p>1763</text:p>
          </table:table-cell>
          <table:table-cell office:value-type="float" office:value="-0.0431163899596806" calcext:value-type="float">
            <text:p>-0,043116389959681</text:p>
          </table:table-cell>
          <table:table-cell/>
          <table:table-cell table:formula="of:=([.B1765]-[.F17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-0.0335625515218114" calcext:value-type="float">
            <text:p>-0,033562551521811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-0.0335625515218114" calcext:value-type="float">
            <text:p>-0,033562551521812</text:p>
          </table:table-cell>
          <table:table-cell/>
          <table:table-cell table:formula="of:=([.B1766]-[.F17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0.0430837308574078" calcext:value-type="float">
            <text:p>-0,043083730857408</text:p>
          </table:table-cell>
          <table:table-cell table:number-columns-repeated="2"/>
          <table:table-cell office:value-type="float" office:value="1765" calcext:value-type="float">
            <text:p>1765</text:p>
          </table:table-cell>
          <table:table-cell office:value-type="float" office:value="-0.0430837308574078" calcext:value-type="float">
            <text:p>-0,043083730857408</text:p>
          </table:table-cell>
          <table:table-cell/>
          <table:table-cell table:formula="of:=([.B1767]-[.F17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.14297196353388" calcext:value-type="float">
            <text:p>0,14297196353388</text:p>
          </table:table-cell>
          <table:table-cell table:number-columns-repeated="2"/>
          <table:table-cell office:value-type="float" office:value="1766" calcext:value-type="float">
            <text:p>1766</text:p>
          </table:table-cell>
          <table:table-cell office:value-type="float" office:value="0.14297196353388" calcext:value-type="float">
            <text:p>0,14297196353388</text:p>
          </table:table-cell>
          <table:table-cell/>
          <table:table-cell table:formula="of:=([.B1768]-[.F17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0.0351707348673141" calcext:value-type="float">
            <text:p>-0,035170734867314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-0.0351707348673141" calcext:value-type="float">
            <text:p>-0,035170734867314</text:p>
          </table:table-cell>
          <table:table-cell/>
          <table:table-cell table:formula="of:=([.B1769]-[.F17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.0130579902342569" calcext:value-type="float">
            <text:p>0,013057990234257</text:p>
          </table:table-cell>
          <table:table-cell table:number-columns-repeated="2"/>
          <table:table-cell office:value-type="float" office:value="1768" calcext:value-type="float">
            <text:p>1768</text:p>
          </table:table-cell>
          <table:table-cell office:value-type="float" office:value="0.0130579902342569" calcext:value-type="float">
            <text:p>0,013057990234257</text:p>
          </table:table-cell>
          <table:table-cell/>
          <table:table-cell table:formula="of:=([.B1770]-[.F17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0.0528052769084485" calcext:value-type="float">
            <text:p>-0,05280527690844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-0.0528052769084485" calcext:value-type="float">
            <text:p>-0,052805276908449</text:p>
          </table:table-cell>
          <table:table-cell/>
          <table:table-cell table:formula="of:=([.B1771]-[.F17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-0.0376461403233181" calcext:value-type="float">
            <text:p>-0,037646140323318</text:p>
          </table:table-cell>
          <table:table-cell table:number-columns-repeated="2"/>
          <table:table-cell office:value-type="float" office:value="1770" calcext:value-type="float">
            <text:p>1770</text:p>
          </table:table-cell>
          <table:table-cell office:value-type="float" office:value="-0.0376461403233181" calcext:value-type="float">
            <text:p>-0,037646140323318</text:p>
          </table:table-cell>
          <table:table-cell/>
          <table:table-cell table:formula="of:=([.B1772]-[.F17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.0172102061630757" calcext:value-type="float">
            <text:p>0,017210206163076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0.0172102061630757" calcext:value-type="float">
            <text:p>0,017210206163076</text:p>
          </table:table-cell>
          <table:table-cell/>
          <table:table-cell table:formula="of:=([.B1773]-[.F17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-0.0349044383286509" calcext:value-type="float">
            <text:p>-0,034904438328651</text:p>
          </table:table-cell>
          <table:table-cell table:number-columns-repeated="2"/>
          <table:table-cell office:value-type="float" office:value="1772" calcext:value-type="float">
            <text:p>1772</text:p>
          </table:table-cell>
          <table:table-cell office:value-type="float" office:value="-0.0349044383286509" calcext:value-type="float">
            <text:p>-0,034904438328651</text:p>
          </table:table-cell>
          <table:table-cell/>
          <table:table-cell table:formula="of:=([.B1774]-[.F17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0.0393640929809759" calcext:value-type="float">
            <text:p>-0,039364092980976</text:p>
          </table:table-cell>
          <table:table-cell table:number-columns-repeated="2"/>
          <table:table-cell office:value-type="float" office:value="1773" calcext:value-type="float">
            <text:p>1773</text:p>
          </table:table-cell>
          <table:table-cell office:value-type="float" office:value="-0.0393640929809759" calcext:value-type="float">
            <text:p>-0,039364092980976</text:p>
          </table:table-cell>
          <table:table-cell/>
          <table:table-cell table:formula="of:=([.B1775]-[.F17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.00100069564108368" calcext:value-type="float">
            <text:p>0,001000695641084</text:p>
          </table:table-cell>
          <table:table-cell table:number-columns-repeated="2"/>
          <table:table-cell office:value-type="float" office:value="1774" calcext:value-type="float">
            <text:p>1774</text:p>
          </table:table-cell>
          <table:table-cell office:value-type="float" office:value="0.00100069564108368" calcext:value-type="float">
            <text:p>0,001000695641084</text:p>
          </table:table-cell>
          <table:table-cell/>
          <table:table-cell table:formula="of:=([.B1776]-[.F1776])^2" office:value-type="float" office:value="1.88079096131566E-035" calcext:value-type="float">
            <text:p>1,88079096131566E-35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0.0619777875117162" calcext:value-type="float">
            <text:p>-0,061977787511716</text:p>
          </table:table-cell>
          <table:table-cell table:number-columns-repeated="2"/>
          <table:table-cell office:value-type="float" office:value="1775" calcext:value-type="float">
            <text:p>1775</text:p>
          </table:table-cell>
          <table:table-cell office:value-type="float" office:value="-0.0619777875117162" calcext:value-type="float">
            <text:p>-0,061977787511716</text:p>
          </table:table-cell>
          <table:table-cell/>
          <table:table-cell table:formula="of:=([.B1777]-[.F17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0.00374792963111888" calcext:value-type="float">
            <text:p>-0,003747929631119</text:p>
          </table:table-cell>
          <table:table-cell table:number-columns-repeated="2"/>
          <table:table-cell office:value-type="float" office:value="1776" calcext:value-type="float">
            <text:p>1776</text:p>
          </table:table-cell>
          <table:table-cell office:value-type="float" office:value="-0.00374792963111888" calcext:value-type="float">
            <text:p>-0,003747929631119</text:p>
          </table:table-cell>
          <table:table-cell/>
          <table:table-cell table:formula="of:=([.B1778]-[.F17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0.0496677687703947" calcext:value-type="float">
            <text:p>-0,049667768770395</text:p>
          </table:table-cell>
          <table:table-cell table:number-columns-repeated="2"/>
          <table:table-cell office:value-type="float" office:value="1777" calcext:value-type="float">
            <text:p>1777</text:p>
          </table:table-cell>
          <table:table-cell office:value-type="float" office:value="-0.0496677687703947" calcext:value-type="float">
            <text:p>-0,049667768770395</text:p>
          </table:table-cell>
          <table:table-cell/>
          <table:table-cell table:formula="of:=([.B1779]-[.F17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.0052988110015582" calcext:value-type="float">
            <text:p>0,005298811001558</text:p>
          </table:table-cell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0.0052988110015582" calcext:value-type="float">
            <text:p>0,005298811001558</text:p>
          </table:table-cell>
          <table:table-cell/>
          <table:table-cell table:formula="of:=([.B1780]-[.F17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0.0267732648901721" calcext:value-type="float">
            <text:p>-0,026773264890172</text:p>
          </table:table-cell>
          <table:table-cell table:number-columns-repeated="2"/>
          <table:table-cell office:value-type="float" office:value="1779" calcext:value-type="float">
            <text:p>1779</text:p>
          </table:table-cell>
          <table:table-cell office:value-type="float" office:value="-0.0267732648901721" calcext:value-type="float">
            <text:p>-0,026773264890172</text:p>
          </table:table-cell>
          <table:table-cell/>
          <table:table-cell table:formula="of:=([.B1781]-[.F17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0.0140390552821122" calcext:value-type="float">
            <text:p>-0,014039055282112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-0.0140390552821122" calcext:value-type="float">
            <text:p>-0,014039055282112</text:p>
          </table:table-cell>
          <table:table-cell/>
          <table:table-cell table:formula="of:=([.B1782]-[.F17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0.0857358028550806" calcext:value-type="float">
            <text:p>-0,085735802855081</text:p>
          </table:table-cell>
          <table:table-cell table:number-columns-repeated="2"/>
          <table:table-cell office:value-type="float" office:value="1781" calcext:value-type="float">
            <text:p>1781</text:p>
          </table:table-cell>
          <table:table-cell office:value-type="float" office:value="-0.0857358028550806" calcext:value-type="float">
            <text:p>-0,085735802855081</text:p>
          </table:table-cell>
          <table:table-cell/>
          <table:table-cell table:formula="of:=([.B1783]-[.F17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0.0727628278135576" calcext:value-type="float">
            <text:p>-0,072762827813558</text:p>
          </table:table-cell>
          <table:table-cell table:number-columns-repeated="2"/>
          <table:table-cell office:value-type="float" office:value="1782" calcext:value-type="float">
            <text:p>1782</text:p>
          </table:table-cell>
          <table:table-cell office:value-type="float" office:value="-0.0727628278135576" calcext:value-type="float">
            <text:p>-0,072762827813558</text:p>
          </table:table-cell>
          <table:table-cell/>
          <table:table-cell table:formula="of:=([.B1784]-[.F17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.0406643278581596" calcext:value-type="float">
            <text:p>0,04066432785816</text:p>
          </table:table-cell>
          <table:table-cell table:number-columns-repeated="2"/>
          <table:table-cell office:value-type="float" office:value="1783" calcext:value-type="float">
            <text:p>1783</text:p>
          </table:table-cell>
          <table:table-cell office:value-type="float" office:value="0.0406643278581596" calcext:value-type="float">
            <text:p>0,04066432785816</text:p>
          </table:table-cell>
          <table:table-cell/>
          <table:table-cell table:formula="of:=([.B1785]-[.F17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0.0702608932026583" calcext:value-type="float">
            <text:p>-0,070260893202658</text:p>
          </table:table-cell>
          <table:table-cell table:number-columns-repeated="2"/>
          <table:table-cell office:value-type="float" office:value="1784" calcext:value-type="float">
            <text:p>1784</text:p>
          </table:table-cell>
          <table:table-cell office:value-type="float" office:value="-0.0702608932026583" calcext:value-type="float">
            <text:p>-0,070260893202658</text:p>
          </table:table-cell>
          <table:table-cell/>
          <table:table-cell table:formula="of:=([.B1786]-[.F17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0.0128396141892815" calcext:value-type="float">
            <text:p>-0,012839614189282</text:p>
          </table:table-cell>
          <table:table-cell table:number-columns-repeated="2"/>
          <table:table-cell office:value-type="float" office:value="1785" calcext:value-type="float">
            <text:p>1785</text:p>
          </table:table-cell>
          <table:table-cell office:value-type="float" office:value="-0.0128396141892815" calcext:value-type="float">
            <text:p>-0,012839614189282</text:p>
          </table:table-cell>
          <table:table-cell/>
          <table:table-cell table:formula="of:=([.B1787]-[.F17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0.0288519953930819" calcext:value-type="float">
            <text:p>-0,028851995393082</text:p>
          </table:table-cell>
          <table:table-cell table:number-columns-repeated="2"/>
          <table:table-cell office:value-type="float" office:value="1786" calcext:value-type="float">
            <text:p>1786</text:p>
          </table:table-cell>
          <table:table-cell office:value-type="float" office:value="-0.0288519953930819" calcext:value-type="float">
            <text:p>-0,028851995393082</text:p>
          </table:table-cell>
          <table:table-cell/>
          <table:table-cell table:formula="of:=([.B1788]-[.F17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0.0149035274926234" calcext:value-type="float">
            <text:p>-0,014903527492623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-0.0149035274926234" calcext:value-type="float">
            <text:p>-0,014903527492623</text:p>
          </table:table-cell>
          <table:table-cell/>
          <table:table-cell table:formula="of:=([.B1789]-[.F17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0.015993604992257" calcext:value-type="float">
            <text:p>-0,015993604992257</text:p>
          </table:table-cell>
          <table:table-cell table:number-columns-repeated="2"/>
          <table:table-cell office:value-type="float" office:value="1788" calcext:value-type="float">
            <text:p>1788</text:p>
          </table:table-cell>
          <table:table-cell office:value-type="float" office:value="-0.015993604992257" calcext:value-type="float">
            <text:p>-0,015993604992257</text:p>
          </table:table-cell>
          <table:table-cell/>
          <table:table-cell table:formula="of:=([.B1790]-[.F17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0.0320214972897031" calcext:value-type="float">
            <text:p>-0,032021497289703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office:value-type="float" office:value="-0.0320214972897031" calcext:value-type="float">
            <text:p>-0,032021497289703</text:p>
          </table:table-cell>
          <table:table-cell/>
          <table:table-cell table:formula="of:=([.B1791]-[.F17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0.0114378131971265" calcext:value-type="float">
            <text:p>-0,011437813197127</text:p>
          </table:table-cell>
          <table:table-cell table:number-columns-repeated="2"/>
          <table:table-cell office:value-type="float" office:value="1790" calcext:value-type="float">
            <text:p>1790</text:p>
          </table:table-cell>
          <table:table-cell office:value-type="float" office:value="-0.0114378131971265" calcext:value-type="float">
            <text:p>-0,011437813197127</text:p>
          </table:table-cell>
          <table:table-cell/>
          <table:table-cell table:formula="of:=([.B1792]-[.F17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0.0568618346795719" calcext:value-type="float">
            <text:p>-0,056861834679572</text:p>
          </table:table-cell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-0.0568618346795719" calcext:value-type="float">
            <text:p>-0,056861834679572</text:p>
          </table:table-cell>
          <table:table-cell/>
          <table:table-cell table:formula="of:=([.B1793]-[.F17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0.0497135029765348" calcext:value-type="float">
            <text:p>-0,049713502976535</text:p>
          </table:table-cell>
          <table:table-cell table:number-columns-repeated="2"/>
          <table:table-cell office:value-type="float" office:value="1792" calcext:value-type="float">
            <text:p>1792</text:p>
          </table:table-cell>
          <table:table-cell office:value-type="float" office:value="-0.0497135029765348" calcext:value-type="float">
            <text:p>-0,049713502976535</text:p>
          </table:table-cell>
          <table:table-cell/>
          <table:table-cell table:formula="of:=([.B1794]-[.F17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0.0367781823271991" calcext:value-type="float">
            <text:p>-0,036778182327199</text:p>
          </table:table-cell>
          <table:table-cell table:number-columns-repeated="2"/>
          <table:table-cell office:value-type="float" office:value="1793" calcext:value-type="float">
            <text:p>1793</text:p>
          </table:table-cell>
          <table:table-cell office:value-type="float" office:value="-0.0367781823271991" calcext:value-type="float">
            <text:p>-0,036778182327199</text:p>
          </table:table-cell>
          <table:table-cell/>
          <table:table-cell table:formula="of:=([.B1795]-[.F17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0.0284202053992754" calcext:value-type="float">
            <text:p>-0,028420205399275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-0.0284202053992754" calcext:value-type="float">
            <text:p>-0,028420205399275</text:p>
          </table:table-cell>
          <table:table-cell/>
          <table:table-cell table:formula="of:=([.B1796]-[.F17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0.032569480981179" calcext:value-type="float">
            <text:p>-0,032569480981179</text:p>
          </table:table-cell>
          <table:table-cell table:number-columns-repeated="2"/>
          <table:table-cell office:value-type="float" office:value="1795" calcext:value-type="float">
            <text:p>1795</text:p>
          </table:table-cell>
          <table:table-cell office:value-type="float" office:value="-0.032569480981179" calcext:value-type="float">
            <text:p>-0,032569480981179</text:p>
          </table:table-cell>
          <table:table-cell/>
          <table:table-cell table:formula="of:=([.B1797]-[.F17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-0.00822150014662469" calcext:value-type="float">
            <text:p>-0,008221500146625</text:p>
          </table:table-cell>
          <table:table-cell table:number-columns-repeated="2"/>
          <table:table-cell office:value-type="float" office:value="1796" calcext:value-type="float">
            <text:p>1796</text:p>
          </table:table-cell>
          <table:table-cell office:value-type="float" office:value="-0.00822150014662469" calcext:value-type="float">
            <text:p>-0,008221500146625</text:p>
          </table:table-cell>
          <table:table-cell/>
          <table:table-cell table:formula="of:=([.B1798]-[.F17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0.0569842360775322" calcext:value-type="float">
            <text:p>-0,056984236077532</text:p>
          </table:table-cell>
          <table:table-cell table:number-columns-repeated="2"/>
          <table:table-cell office:value-type="float" office:value="1797" calcext:value-type="float">
            <text:p>1797</text:p>
          </table:table-cell>
          <table:table-cell office:value-type="float" office:value="-0.0569842360775322" calcext:value-type="float">
            <text:p>-0,056984236077532</text:p>
          </table:table-cell>
          <table:table-cell/>
          <table:table-cell table:formula="of:=([.B1799]-[.F17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0.0743215709186487" calcext:value-type="float">
            <text:p>-0,074321570918649</text:p>
          </table:table-cell>
          <table:table-cell table:number-columns-repeated="2"/>
          <table:table-cell office:value-type="float" office:value="1798" calcext:value-type="float">
            <text:p>1798</text:p>
          </table:table-cell>
          <table:table-cell office:value-type="float" office:value="-0.0743215709186487" calcext:value-type="float">
            <text:p>-0,074321570918649</text:p>
          </table:table-cell>
          <table:table-cell/>
          <table:table-cell table:formula="of:=([.B1800]-[.F18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0.0661311404786302" calcext:value-type="float">
            <text:p>-0,06613114047863</text:p>
          </table:table-cell>
          <table:table-cell table:number-columns-repeated="2"/>
          <table:table-cell office:value-type="float" office:value="1799" calcext:value-type="float">
            <text:p>1799</text:p>
          </table:table-cell>
          <table:table-cell office:value-type="float" office:value="-0.0661311404786302" calcext:value-type="float">
            <text:p>-0,06613114047863</text:p>
          </table:table-cell>
          <table:table-cell/>
          <table:table-cell table:formula="of:=([.B1801]-[.F18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63435135398818" calcext:value-type="float">
            <text:p>0,163435135398818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0.163435135398818" calcext:value-type="float">
            <text:p>0,163435135398818</text:p>
          </table:table-cell>
          <table:table-cell/>
          <table:table-cell table:formula="of:=([.B1802]-[.F18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0.067712117259578" calcext:value-type="float">
            <text:p>-0,067712117259578</text:p>
          </table:table-cell>
          <table:table-cell table:number-columns-repeated="2"/>
          <table:table-cell office:value-type="float" office:value="1801" calcext:value-type="float">
            <text:p>1801</text:p>
          </table:table-cell>
          <table:table-cell office:value-type="float" office:value="-0.067712117259578" calcext:value-type="float">
            <text:p>-0,067712117259578</text:p>
          </table:table-cell>
          <table:table-cell/>
          <table:table-cell table:formula="of:=([.B1803]-[.F18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0.0369935316294748" calcext:value-type="float">
            <text:p>-0,036993531629475</text:p>
          </table:table-cell>
          <table:table-cell table:number-columns-repeated="2"/>
          <table:table-cell office:value-type="float" office:value="1802" calcext:value-type="float">
            <text:p>1802</text:p>
          </table:table-cell>
          <table:table-cell office:value-type="float" office:value="-0.0369935316294748" calcext:value-type="float">
            <text:p>-0,036993531629475</text:p>
          </table:table-cell>
          <table:table-cell/>
          <table:table-cell table:formula="of:=([.B1804]-[.F18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0.0505961313942021" calcext:value-type="float">
            <text:p>-0,050596131394202</text:p>
          </table:table-cell>
          <table:table-cell table:number-columns-repeated="2"/>
          <table:table-cell office:value-type="float" office:value="1803" calcext:value-type="float">
            <text:p>1803</text:p>
          </table:table-cell>
          <table:table-cell office:value-type="float" office:value="-0.0505961313942021" calcext:value-type="float">
            <text:p>-0,050596131394202</text:p>
          </table:table-cell>
          <table:table-cell/>
          <table:table-cell table:formula="of:=([.B1805]-[.F18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0.0663407051807239" calcext:value-type="float">
            <text:p>-0,066340705180724</text:p>
          </table:table-cell>
          <table:table-cell table:number-columns-repeated="2"/>
          <table:table-cell office:value-type="float" office:value="1804" calcext:value-type="float">
            <text:p>1804</text:p>
          </table:table-cell>
          <table:table-cell office:value-type="float" office:value="-0.0663407051807239" calcext:value-type="float">
            <text:p>-0,066340705180724</text:p>
          </table:table-cell>
          <table:table-cell/>
          <table:table-cell table:formula="of:=([.B1806]-[.F18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0.0105588094484033" calcext:value-type="float">
            <text:p>-0,010558809448403</text:p>
          </table:table-cell>
          <table:table-cell table:number-columns-repeated="2"/>
          <table:table-cell office:value-type="float" office:value="1805" calcext:value-type="float">
            <text:p>1805</text:p>
          </table:table-cell>
          <table:table-cell office:value-type="float" office:value="-0.0105588094484033" calcext:value-type="float">
            <text:p>-0,010558809448403</text:p>
          </table:table-cell>
          <table:table-cell/>
          <table:table-cell table:formula="of:=([.B1807]-[.F18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.174233925445936" calcext:value-type="float">
            <text:p>0,174233925445936</text:p>
          </table:table-cell>
          <table:table-cell table:number-columns-repeated="2"/>
          <table:table-cell office:value-type="float" office:value="1806" calcext:value-type="float">
            <text:p>1806</text:p>
          </table:table-cell>
          <table:table-cell office:value-type="float" office:value="0.174233925445936" calcext:value-type="float">
            <text:p>0,174233925445936</text:p>
          </table:table-cell>
          <table:table-cell/>
          <table:table-cell table:formula="of:=([.B1808]-[.F18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.0836116482254931" calcext:value-type="float">
            <text:p>0,083611648225493</text:p>
          </table:table-cell>
          <table:table-cell table:number-columns-repeated="2"/>
          <table:table-cell office:value-type="float" office:value="1807" calcext:value-type="float">
            <text:p>1807</text:p>
          </table:table-cell>
          <table:table-cell office:value-type="float" office:value="0.0836116482254931" calcext:value-type="float">
            <text:p>0,083611648225493</text:p>
          </table:table-cell>
          <table:table-cell/>
          <table:table-cell table:formula="of:=([.B1809]-[.F18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0.0282871591427566" calcext:value-type="float">
            <text:p>-0,028287159142757</text:p>
          </table:table-cell>
          <table:table-cell table:number-columns-repeated="2"/>
          <table:table-cell office:value-type="float" office:value="1808" calcext:value-type="float">
            <text:p>1808</text:p>
          </table:table-cell>
          <table:table-cell office:value-type="float" office:value="-0.0282871591427566" calcext:value-type="float">
            <text:p>-0,028287159142757</text:p>
          </table:table-cell>
          <table:table-cell/>
          <table:table-cell table:formula="of:=([.B1810]-[.F18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0.0571552711332366" calcext:value-type="float">
            <text:p>-0,057155271133237</text:p>
          </table:table-cell>
          <table:table-cell table:number-columns-repeated="2"/>
          <table:table-cell office:value-type="float" office:value="1809" calcext:value-type="float">
            <text:p>1809</text:p>
          </table:table-cell>
          <table:table-cell office:value-type="float" office:value="-0.0571552711332366" calcext:value-type="float">
            <text:p>-0,057155271133237</text:p>
          </table:table-cell>
          <table:table-cell/>
          <table:table-cell table:formula="of:=([.B1811]-[.F18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0.0935151223036741" calcext:value-type="float">
            <text:p>-0,093515122303674</text:p>
          </table:table-cell>
          <table:table-cell table:number-columns-repeated="2"/>
          <table:table-cell office:value-type="float" office:value="1810" calcext:value-type="float">
            <text:p>1810</text:p>
          </table:table-cell>
          <table:table-cell office:value-type="float" office:value="-0.0935151223036741" calcext:value-type="float">
            <text:p>-0,093515122303674</text:p>
          </table:table-cell>
          <table:table-cell/>
          <table:table-cell table:formula="of:=([.B1812]-[.F18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0.0590394670626924" calcext:value-type="float">
            <text:p>-0,059039467062692</text:p>
          </table:table-cell>
          <table:table-cell table:number-columns-repeated="2"/>
          <table:table-cell office:value-type="float" office:value="1811" calcext:value-type="float">
            <text:p>1811</text:p>
          </table:table-cell>
          <table:table-cell office:value-type="float" office:value="-0.0590394670626924" calcext:value-type="float">
            <text:p>-0,059039467062693</text:p>
          </table:table-cell>
          <table:table-cell/>
          <table:table-cell table:formula="of:=([.B1813]-[.F18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0.0353233954353473" calcext:value-type="float">
            <text:p>-0,035323395435347</text:p>
          </table:table-cell>
          <table:table-cell table:number-columns-repeated="2"/>
          <table:table-cell office:value-type="float" office:value="1812" calcext:value-type="float">
            <text:p>1812</text:p>
          </table:table-cell>
          <table:table-cell office:value-type="float" office:value="-0.0353233954353473" calcext:value-type="float">
            <text:p>-0,035323395435347</text:p>
          </table:table-cell>
          <table:table-cell/>
          <table:table-cell table:formula="of:=([.B1814]-[.F18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1" office:value-type="float" office:value="0.000000363649139564919" calcext:value-type="float">
            <text:p>3,64E-07</text:p>
          </table:table-cell>
          <table:table-cell table:number-columns-repeated="2"/>
          <table:table-cell office:value-type="float" office:value="1813" calcext:value-type="float">
            <text:p>1813</text:p>
          </table:table-cell>
          <table:table-cell table:style-name="ce1" office:value-type="float" office:value="0.000000363649139564919" calcext:value-type="float">
            <text:p>3,64E-07</text:p>
          </table:table-cell>
          <table:table-cell/>
          <table:table-cell table:formula="of:=([.B1815]-[.F18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0.0485873782733165" calcext:value-type="float">
            <text:p>-0,048587378273317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-0.0485873782733165" calcext:value-type="float">
            <text:p>-0,048587378273317</text:p>
          </table:table-cell>
          <table:table-cell/>
          <table:table-cell table:formula="of:=([.B1816]-[.F18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.0037768700193806" calcext:value-type="float">
            <text:p>0,003776870019381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0.0037768700193806" calcext:value-type="float">
            <text:p>0,003776870019381</text:p>
          </table:table-cell>
          <table:table-cell/>
          <table:table-cell table:formula="of:=([.B1817]-[.F18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0.00193632557109796" calcext:value-type="float">
            <text:p>-0,001936325571098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office:value-type="float" office:value="-0.00193632557109796" calcext:value-type="float">
            <text:p>-0,001936325571098</text:p>
          </table:table-cell>
          <table:table-cell/>
          <table:table-cell table:formula="of:=([.B1818]-[.F18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145698853946676" calcext:value-type="float">
            <text:p>0,145698853946676</text:p>
          </table:table-cell>
          <table:table-cell table:number-columns-repeated="2"/>
          <table:table-cell office:value-type="float" office:value="1817" calcext:value-type="float">
            <text:p>1817</text:p>
          </table:table-cell>
          <table:table-cell office:value-type="float" office:value="0.145698853946676" calcext:value-type="float">
            <text:p>0,145698853946676</text:p>
          </table:table-cell>
          <table:table-cell/>
          <table:table-cell table:formula="of:=([.B1819]-[.F18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.00123455092569139" calcext:value-type="float">
            <text:p>0,001234550925691</text:p>
          </table:table-cell>
          <table:table-cell table:number-columns-repeated="2"/>
          <table:table-cell office:value-type="float" office:value="1818" calcext:value-type="float">
            <text:p>1818</text:p>
          </table:table-cell>
          <table:table-cell office:value-type="float" office:value="0.00123455092569139" calcext:value-type="float">
            <text:p>0,001234550925691</text:p>
          </table:table-cell>
          <table:table-cell/>
          <table:table-cell table:formula="of:=([.B1820]-[.F18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0.0183458381513822" calcext:value-type="float">
            <text:p>-0,018345838151382</text:p>
          </table:table-cell>
          <table:table-cell table:number-columns-repeated="2"/>
          <table:table-cell office:value-type="float" office:value="1819" calcext:value-type="float">
            <text:p>1819</text:p>
          </table:table-cell>
          <table:table-cell office:value-type="float" office:value="-0.0183458381513822" calcext:value-type="float">
            <text:p>-0,018345838151382</text:p>
          </table:table-cell>
          <table:table-cell/>
          <table:table-cell table:formula="of:=([.B1821]-[.F18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0.0194512055699049" calcext:value-type="float">
            <text:p>-0,019451205569905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-0.0194512055699049" calcext:value-type="float">
            <text:p>-0,019451205569905</text:p>
          </table:table-cell>
          <table:table-cell/>
          <table:table-cell table:formula="of:=([.B1822]-[.F18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0.0252878851956104" calcext:value-type="float">
            <text:p>-0,02528788519561</text:p>
          </table:table-cell>
          <table:table-cell table:number-columns-repeated="2"/>
          <table:table-cell office:value-type="float" office:value="1821" calcext:value-type="float">
            <text:p>1821</text:p>
          </table:table-cell>
          <table:table-cell office:value-type="float" office:value="-0.0252878851956104" calcext:value-type="float">
            <text:p>-0,02528788519561</text:p>
          </table:table-cell>
          <table:table-cell/>
          <table:table-cell table:formula="of:=([.B1823]-[.F18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0.0659651094719288" calcext:value-type="float">
            <text:p>-0,065965109471929</text:p>
          </table:table-cell>
          <table:table-cell table:number-columns-repeated="2"/>
          <table:table-cell office:value-type="float" office:value="1822" calcext:value-type="float">
            <text:p>1822</text:p>
          </table:table-cell>
          <table:table-cell office:value-type="float" office:value="-0.0659651094719288" calcext:value-type="float">
            <text:p>-0,065965109471929</text:p>
          </table:table-cell>
          <table:table-cell/>
          <table:table-cell table:formula="of:=([.B1824]-[.F18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0.0323520889303535" calcext:value-type="float">
            <text:p>-0,032352088930354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-0.0323520889303535" calcext:value-type="float">
            <text:p>-0,032352088930354</text:p>
          </table:table-cell>
          <table:table-cell/>
          <table:table-cell table:formula="of:=([.B1825]-[.F18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0.020407614170888" calcext:value-type="float">
            <text:p>-0,020407614170888</text:p>
          </table:table-cell>
          <table:table-cell table:number-columns-repeated="2"/>
          <table:table-cell office:value-type="float" office:value="1824" calcext:value-type="float">
            <text:p>1824</text:p>
          </table:table-cell>
          <table:table-cell office:value-type="float" office:value="-0.020407614170888" calcext:value-type="float">
            <text:p>-0,020407614170888</text:p>
          </table:table-cell>
          <table:table-cell/>
          <table:table-cell table:formula="of:=([.B1826]-[.F18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0.00343494719238266" calcext:value-type="float">
            <text:p>-0,003434947192383</text:p>
          </table:table-cell>
          <table:table-cell table:number-columns-repeated="2"/>
          <table:table-cell office:value-type="float" office:value="1825" calcext:value-type="float">
            <text:p>1825</text:p>
          </table:table-cell>
          <table:table-cell office:value-type="float" office:value="-0.00343494719238266" calcext:value-type="float">
            <text:p>-0,003434947192383</text:p>
          </table:table-cell>
          <table:table-cell/>
          <table:table-cell table:formula="of:=([.B1827]-[.F18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0.0480560508330048" calcext:value-type="float">
            <text:p>-0,048056050833005</text:p>
          </table:table-cell>
          <table:table-cell table:number-columns-repeated="2"/>
          <table:table-cell office:value-type="float" office:value="1826" calcext:value-type="float">
            <text:p>1826</text:p>
          </table:table-cell>
          <table:table-cell office:value-type="float" office:value="-0.0480560508330048" calcext:value-type="float">
            <text:p>-0,048056050833005</text:p>
          </table:table-cell>
          <table:table-cell/>
          <table:table-cell table:formula="of:=([.B1828]-[.F18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0.0281258508262696" calcext:value-type="float">
            <text:p>-0,02812585082627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-0.0281258508262696" calcext:value-type="float">
            <text:p>-0,02812585082627</text:p>
          </table:table-cell>
          <table:table-cell/>
          <table:table-cell table:formula="of:=([.B1829]-[.F18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0.0976627265118004" calcext:value-type="float">
            <text:p>-0,0976627265118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office:value-type="float" office:value="-0.0976627265118004" calcext:value-type="float">
            <text:p>-0,097662726511801</text:p>
          </table:table-cell>
          <table:table-cell/>
          <table:table-cell table:formula="of:=([.B1830]-[.F18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0.0168381215990868" calcext:value-type="float">
            <text:p>-0,016838121599087</text:p>
          </table:table-cell>
          <table:table-cell table:number-columns-repeated="2"/>
          <table:table-cell office:value-type="float" office:value="1829" calcext:value-type="float">
            <text:p>1829</text:p>
          </table:table-cell>
          <table:table-cell office:value-type="float" office:value="-0.0168381215990868" calcext:value-type="float">
            <text:p>-0,016838121599087</text:p>
          </table:table-cell>
          <table:table-cell/>
          <table:table-cell table:formula="of:=([.B1831]-[.F18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0.0348812623462016" calcext:value-type="float">
            <text:p>-0,034881262346202</text:p>
          </table:table-cell>
          <table:table-cell table:number-columns-repeated="2"/>
          <table:table-cell office:value-type="float" office:value="1830" calcext:value-type="float">
            <text:p>1830</text:p>
          </table:table-cell>
          <table:table-cell office:value-type="float" office:value="-0.0348812623462016" calcext:value-type="float">
            <text:p>-0,034881262346202</text:p>
          </table:table-cell>
          <table:table-cell/>
          <table:table-cell table:formula="of:=([.B1832]-[.F18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0.0665660121959801" calcext:value-type="float">
            <text:p>-0,06656601219598</text:p>
          </table:table-cell>
          <table:table-cell table:number-columns-repeated="2"/>
          <table:table-cell office:value-type="float" office:value="1831" calcext:value-type="float">
            <text:p>1831</text:p>
          </table:table-cell>
          <table:table-cell office:value-type="float" office:value="-0.0665660121959801" calcext:value-type="float">
            <text:p>-0,06656601219598</text:p>
          </table:table-cell>
          <table:table-cell/>
          <table:table-cell table:formula="of:=([.B1833]-[.F18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.120584676951336" calcext:value-type="float">
            <text:p>0,120584676951336</text:p>
          </table:table-cell>
          <table:table-cell table:number-columns-repeated="2"/>
          <table:table-cell office:value-type="float" office:value="1832" calcext:value-type="float">
            <text:p>1832</text:p>
          </table:table-cell>
          <table:table-cell office:value-type="float" office:value="0.120584676951336" calcext:value-type="float">
            <text:p>0,120584676951336</text:p>
          </table:table-cell>
          <table:table-cell/>
          <table:table-cell table:formula="of:=([.B1834]-[.F18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0.0381682818224219" calcext:value-type="float">
            <text:p>-0,038168281822422</text:p>
          </table:table-cell>
          <table:table-cell table:number-columns-repeated="2"/>
          <table:table-cell office:value-type="float" office:value="1833" calcext:value-type="float">
            <text:p>1833</text:p>
          </table:table-cell>
          <table:table-cell office:value-type="float" office:value="-0.0381682818224219" calcext:value-type="float">
            <text:p>-0,038168281822422</text:p>
          </table:table-cell>
          <table:table-cell/>
          <table:table-cell table:formula="of:=([.B1835]-[.F18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0.0410891299288188" calcext:value-type="float">
            <text:p>-0,041089129928819</text:p>
          </table:table-cell>
          <table:table-cell table:number-columns-repeated="2"/>
          <table:table-cell office:value-type="float" office:value="1834" calcext:value-type="float">
            <text:p>1834</text:p>
          </table:table-cell>
          <table:table-cell office:value-type="float" office:value="-0.0410891299288188" calcext:value-type="float">
            <text:p>-0,041089129928819</text:p>
          </table:table-cell>
          <table:table-cell/>
          <table:table-cell table:formula="of:=([.B1836]-[.F18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0.0448509545347537" calcext:value-type="float">
            <text:p>-0,044850954534754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office:value-type="float" office:value="-0.0448509545347537" calcext:value-type="float">
            <text:p>-0,044850954534754</text:p>
          </table:table-cell>
          <table:table-cell/>
          <table:table-cell table:formula="of:=([.B1837]-[.F18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0.0749820023440974" calcext:value-type="float">
            <text:p>-0,074982002344097</text:p>
          </table:table-cell>
          <table:table-cell table:number-columns-repeated="2"/>
          <table:table-cell office:value-type="float" office:value="1836" calcext:value-type="float">
            <text:p>1836</text:p>
          </table:table-cell>
          <table:table-cell office:value-type="float" office:value="-0.0749820023440974" calcext:value-type="float">
            <text:p>-0,074982002344097</text:p>
          </table:table-cell>
          <table:table-cell/>
          <table:table-cell table:formula="of:=([.B1838]-[.F18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0.0261291786150423" calcext:value-type="float">
            <text:p>-0,026129178615042</text:p>
          </table:table-cell>
          <table:table-cell table:number-columns-repeated="2"/>
          <table:table-cell office:value-type="float" office:value="1837" calcext:value-type="float">
            <text:p>1837</text:p>
          </table:table-cell>
          <table:table-cell office:value-type="float" office:value="-0.0261291786150423" calcext:value-type="float">
            <text:p>-0,026129178615042</text:p>
          </table:table-cell>
          <table:table-cell/>
          <table:table-cell table:formula="of:=([.B1839]-[.F18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0.0571025004664736" calcext:value-type="float">
            <text:p>-0,057102500466474</text:p>
          </table:table-cell>
          <table:table-cell table:number-columns-repeated="2"/>
          <table:table-cell office:value-type="float" office:value="1838" calcext:value-type="float">
            <text:p>1838</text:p>
          </table:table-cell>
          <table:table-cell office:value-type="float" office:value="-0.0571025004664736" calcext:value-type="float">
            <text:p>-0,057102500466474</text:p>
          </table:table-cell>
          <table:table-cell/>
          <table:table-cell table:formula="of:=([.B1840]-[.F18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0.0332039956852869" calcext:value-type="float">
            <text:p>-0,033203995685287</text:p>
          </table:table-cell>
          <table:table-cell table:number-columns-repeated="2"/>
          <table:table-cell office:value-type="float" office:value="1839" calcext:value-type="float">
            <text:p>1839</text:p>
          </table:table-cell>
          <table:table-cell office:value-type="float" office:value="-0.0332039956852869" calcext:value-type="float">
            <text:p>-0,033203995685287</text:p>
          </table:table-cell>
          <table:table-cell/>
          <table:table-cell table:formula="of:=([.B1841]-[.F18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00822285748031594" calcext:value-type="float">
            <text:p>0,008222857480316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office:value-type="float" office:value="0.00822285748031594" calcext:value-type="float">
            <text:p>0,008222857480316</text:p>
          </table:table-cell>
          <table:table-cell/>
          <table:table-cell table:formula="of:=([.B1842]-[.F18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0.0349009628746325" calcext:value-type="float">
            <text:p>-0,034900962874633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-0.0349009628746325" calcext:value-type="float">
            <text:p>-0,034900962874633</text:p>
          </table:table-cell>
          <table:table-cell/>
          <table:table-cell table:formula="of:=([.B1843]-[.F18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0.048118264689638" calcext:value-type="float">
            <text:p>-0,048118264689638</text:p>
          </table:table-cell>
          <table:table-cell table:number-columns-repeated="2"/>
          <table:table-cell office:value-type="float" office:value="1842" calcext:value-type="float">
            <text:p>1842</text:p>
          </table:table-cell>
          <table:table-cell office:value-type="float" office:value="-0.048118264689638" calcext:value-type="float">
            <text:p>-0,048118264689638</text:p>
          </table:table-cell>
          <table:table-cell/>
          <table:table-cell table:formula="of:=([.B1844]-[.F18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0.0816045518642141" calcext:value-type="float">
            <text:p>-0,081604551864214</text:p>
          </table:table-cell>
          <table:table-cell table:number-columns-repeated="2"/>
          <table:table-cell office:value-type="float" office:value="1843" calcext:value-type="float">
            <text:p>1843</text:p>
          </table:table-cell>
          <table:table-cell office:value-type="float" office:value="-0.0816045518642141" calcext:value-type="float">
            <text:p>-0,081604551864214</text:p>
          </table:table-cell>
          <table:table-cell/>
          <table:table-cell table:formula="of:=([.B1845]-[.F18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0.0541928849164115" calcext:value-type="float">
            <text:p>-0,054192884916412</text:p>
          </table:table-cell>
          <table:table-cell table:number-columns-repeated="2"/>
          <table:table-cell office:value-type="float" office:value="1844" calcext:value-type="float">
            <text:p>1844</text:p>
          </table:table-cell>
          <table:table-cell office:value-type="float" office:value="-0.0541928849164115" calcext:value-type="float">
            <text:p>-0,054192884916412</text:p>
          </table:table-cell>
          <table:table-cell/>
          <table:table-cell table:formula="of:=([.B1846]-[.F18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0.0327089719089402" calcext:value-type="float">
            <text:p>-0,03270897190894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-0.0327089719089402" calcext:value-type="float">
            <text:p>-0,03270897190894</text:p>
          </table:table-cell>
          <table:table-cell/>
          <table:table-cell table:formula="of:=([.B1847]-[.F18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0.0896264572770129" calcext:value-type="float">
            <text:p>-0,089626457277013</text:p>
          </table:table-cell>
          <table:table-cell table:number-columns-repeated="2"/>
          <table:table-cell office:value-type="float" office:value="1846" calcext:value-type="float">
            <text:p>1846</text:p>
          </table:table-cell>
          <table:table-cell office:value-type="float" office:value="-0.0896264572770129" calcext:value-type="float">
            <text:p>-0,089626457277013</text:p>
          </table:table-cell>
          <table:table-cell/>
          <table:table-cell table:formula="of:=([.B1848]-[.F18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0.0216849325165945" calcext:value-type="float">
            <text:p>-0,021684932516595</text:p>
          </table:table-cell>
          <table:table-cell table:number-columns-repeated="2"/>
          <table:table-cell office:value-type="float" office:value="1847" calcext:value-type="float">
            <text:p>1847</text:p>
          </table:table-cell>
          <table:table-cell office:value-type="float" office:value="-0.0216849325165945" calcext:value-type="float">
            <text:p>-0,021684932516595</text:p>
          </table:table-cell>
          <table:table-cell/>
          <table:table-cell table:formula="of:=([.B1849]-[.F18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0.0296249661982558" calcext:value-type="float">
            <text:p>-0,029624966198256</text:p>
          </table:table-cell>
          <table:table-cell table:number-columns-repeated="2"/>
          <table:table-cell office:value-type="float" office:value="1848" calcext:value-type="float">
            <text:p>1848</text:p>
          </table:table-cell>
          <table:table-cell office:value-type="float" office:value="-0.0296249661982558" calcext:value-type="float">
            <text:p>-0,029624966198256</text:p>
          </table:table-cell>
          <table:table-cell/>
          <table:table-cell table:formula="of:=([.B1850]-[.F18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.13841850377834" calcext:value-type="float">
            <text:p>0,13841850377834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office:value-type="float" office:value="0.13841850377834" calcext:value-type="float">
            <text:p>0,13841850377834</text:p>
          </table:table-cell>
          <table:table-cell/>
          <table:table-cell table:formula="of:=([.B1851]-[.F18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16101169390501" calcext:value-type="float">
            <text:p>0,16101169390501</text:p>
          </table:table-cell>
          <table:table-cell table:number-columns-repeated="2"/>
          <table:table-cell office:value-type="float" office:value="1850" calcext:value-type="float">
            <text:p>1850</text:p>
          </table:table-cell>
          <table:table-cell office:value-type="float" office:value="0.16101169390501" calcext:value-type="float">
            <text:p>0,16101169390501</text:p>
          </table:table-cell>
          <table:table-cell/>
          <table:table-cell table:formula="of:=([.B1852]-[.F18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.109543797200787" calcext:value-type="float">
            <text:p>0,109543797200787</text:p>
          </table:table-cell>
          <table:table-cell table:number-columns-repeated="2"/>
          <table:table-cell office:value-type="float" office:value="1851" calcext:value-type="float">
            <text:p>1851</text:p>
          </table:table-cell>
          <table:table-cell office:value-type="float" office:value="0.109543797200787" calcext:value-type="float">
            <text:p>0,109543797200787</text:p>
          </table:table-cell>
          <table:table-cell/>
          <table:table-cell table:formula="of:=([.B1853]-[.F18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0.0297161193996515" calcext:value-type="float">
            <text:p>-0,029716119399652</text:p>
          </table:table-cell>
          <table:table-cell table:number-columns-repeated="2"/>
          <table:table-cell office:value-type="float" office:value="1852" calcext:value-type="float">
            <text:p>1852</text:p>
          </table:table-cell>
          <table:table-cell office:value-type="float" office:value="-0.0297161193996515" calcext:value-type="float">
            <text:p>-0,029716119399652</text:p>
          </table:table-cell>
          <table:table-cell/>
          <table:table-cell table:formula="of:=([.B1854]-[.F18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0.0526079973882151" calcext:value-type="float">
            <text:p>-0,052607997388215</text:p>
          </table:table-cell>
          <table:table-cell table:number-columns-repeated="2"/>
          <table:table-cell office:value-type="float" office:value="1853" calcext:value-type="float">
            <text:p>1853</text:p>
          </table:table-cell>
          <table:table-cell office:value-type="float" office:value="-0.0526079973882151" calcext:value-type="float">
            <text:p>-0,052607997388215</text:p>
          </table:table-cell>
          <table:table-cell/>
          <table:table-cell table:formula="of:=([.B1855]-[.F18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.18343548237867" calcext:value-type="float">
            <text:p>0,18343548237867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0.18343548237867" calcext:value-type="float">
            <text:p>0,18343548237867</text:p>
          </table:table-cell>
          <table:table-cell/>
          <table:table-cell table:formula="of:=([.B1856]-[.F18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0.0569675342260235" calcext:value-type="float">
            <text:p>-0,056967534226024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-0.0569675342260235" calcext:value-type="float">
            <text:p>-0,056967534226024</text:p>
          </table:table-cell>
          <table:table-cell/>
          <table:table-cell table:formula="of:=([.B1857]-[.F18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0.0528949337559865" calcext:value-type="float">
            <text:p>-0,052894933755987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-0.0528949337559865" calcext:value-type="float">
            <text:p>-0,052894933755987</text:p>
          </table:table-cell>
          <table:table-cell/>
          <table:table-cell table:formula="of:=([.B1858]-[.F18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.159574653916165" calcext:value-type="float">
            <text:p>0,159574653916165</text:p>
          </table:table-cell>
          <table:table-cell table:number-columns-repeated="2"/>
          <table:table-cell office:value-type="float" office:value="1857" calcext:value-type="float">
            <text:p>1857</text:p>
          </table:table-cell>
          <table:table-cell office:value-type="float" office:value="0.159574653916165" calcext:value-type="float">
            <text:p>0,159574653916165</text:p>
          </table:table-cell>
          <table:table-cell/>
          <table:table-cell table:formula="of:=([.B1859]-[.F18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147438477247997" calcext:value-type="float">
            <text:p>0,147438477247997</text:p>
          </table:table-cell>
          <table:table-cell table:number-columns-repeated="2"/>
          <table:table-cell office:value-type="float" office:value="1858" calcext:value-type="float">
            <text:p>1858</text:p>
          </table:table-cell>
          <table:table-cell office:value-type="float" office:value="0.147438477247997" calcext:value-type="float">
            <text:p>0,147438477247997</text:p>
          </table:table-cell>
          <table:table-cell/>
          <table:table-cell table:formula="of:=([.B1860]-[.F18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.0119260152171602" calcext:value-type="float">
            <text:p>0,01192601521716</text:p>
          </table:table-cell>
          <table:table-cell table:number-columns-repeated="2"/>
          <table:table-cell office:value-type="float" office:value="1859" calcext:value-type="float">
            <text:p>1859</text:p>
          </table:table-cell>
          <table:table-cell office:value-type="float" office:value="0.0119260152171602" calcext:value-type="float">
            <text:p>0,01192601521716</text:p>
          </table:table-cell>
          <table:table-cell/>
          <table:table-cell table:formula="of:=([.B1861]-[.F18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16657579550032" calcext:value-type="float">
            <text:p>0,16657579550032</text:p>
          </table:table-cell>
          <table:table-cell table:number-columns-repeated="2"/>
          <table:table-cell office:value-type="float" office:value="1860" calcext:value-type="float">
            <text:p>1860</text:p>
          </table:table-cell>
          <table:table-cell office:value-type="float" office:value="0.16657579550032" calcext:value-type="float">
            <text:p>0,16657579550032</text:p>
          </table:table-cell>
          <table:table-cell/>
          <table:table-cell table:formula="of:=([.B1862]-[.F18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.117750460213284" calcext:value-type="float">
            <text:p>0,117750460213284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office:value-type="float" office:value="0.117750460213284" calcext:value-type="float">
            <text:p>0,117750460213284</text:p>
          </table:table-cell>
          <table:table-cell/>
          <table:table-cell table:formula="of:=([.B1863]-[.F18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0.0044575132799013" calcext:value-type="float">
            <text:p>-0,004457513279901</text:p>
          </table:table-cell>
          <table:table-cell table:number-columns-repeated="2"/>
          <table:table-cell office:value-type="float" office:value="1862" calcext:value-type="float">
            <text:p>1862</text:p>
          </table:table-cell>
          <table:table-cell office:value-type="float" office:value="-0.0044575132799013" calcext:value-type="float">
            <text:p>-0,004457513279901</text:p>
          </table:table-cell>
          <table:table-cell/>
          <table:table-cell table:formula="of:=([.B1864]-[.F18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168255578541492" calcext:value-type="float">
            <text:p>0,168255578541492</text:p>
          </table:table-cell>
          <table:table-cell table:number-columns-repeated="2"/>
          <table:table-cell office:value-type="float" office:value="1863" calcext:value-type="float">
            <text:p>1863</text:p>
          </table:table-cell>
          <table:table-cell office:value-type="float" office:value="0.168255578541492" calcext:value-type="float">
            <text:p>0,168255578541492</text:p>
          </table:table-cell>
          <table:table-cell/>
          <table:table-cell table:formula="of:=([.B1865]-[.F18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0.00199563790797638" calcext:value-type="float">
            <text:p>-0,001995637907976</text:p>
          </table:table-cell>
          <table:table-cell table:number-columns-repeated="2"/>
          <table:table-cell office:value-type="float" office:value="1864" calcext:value-type="float">
            <text:p>1864</text:p>
          </table:table-cell>
          <table:table-cell office:value-type="float" office:value="-0.00199563790797638" calcext:value-type="float">
            <text:p>-0,001995637907976</text:p>
          </table:table-cell>
          <table:table-cell/>
          <table:table-cell table:formula="of:=([.B1866]-[.F18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0.0380749367446202" calcext:value-type="float">
            <text:p>-0,03807493674462</text:p>
          </table:table-cell>
          <table:table-cell table:number-columns-repeated="2"/>
          <table:table-cell office:value-type="float" office:value="1865" calcext:value-type="float">
            <text:p>1865</text:p>
          </table:table-cell>
          <table:table-cell office:value-type="float" office:value="-0.0380749367446202" calcext:value-type="float">
            <text:p>-0,03807493674462</text:p>
          </table:table-cell>
          <table:table-cell/>
          <table:table-cell table:formula="of:=([.B1867]-[.F18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-0.0119873988969048" calcext:value-type="float">
            <text:p>-0,011987398896905</text:p>
          </table:table-cell>
          <table:table-cell table:number-columns-repeated="2"/>
          <table:table-cell office:value-type="float" office:value="1866" calcext:value-type="float">
            <text:p>1866</text:p>
          </table:table-cell>
          <table:table-cell office:value-type="float" office:value="-0.0119873988969048" calcext:value-type="float">
            <text:p>-0,011987398896905</text:p>
          </table:table-cell>
          <table:table-cell/>
          <table:table-cell table:formula="of:=([.B1868]-[.F18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0.067257006480523" calcext:value-type="float">
            <text:p>-0,067257006480523</text:p>
          </table:table-cell>
          <table:table-cell table:number-columns-repeated="2"/>
          <table:table-cell office:value-type="float" office:value="1867" calcext:value-type="float">
            <text:p>1867</text:p>
          </table:table-cell>
          <table:table-cell office:value-type="float" office:value="-0.067257006480523" calcext:value-type="float">
            <text:p>-0,067257006480523</text:p>
          </table:table-cell>
          <table:table-cell/>
          <table:table-cell table:formula="of:=([.B1869]-[.F18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0430284798947264" calcext:value-type="float">
            <text:p>0,043028479894726</text:p>
          </table:table-cell>
          <table:table-cell table:number-columns-repeated="2"/>
          <table:table-cell office:value-type="float" office:value="1868" calcext:value-type="float">
            <text:p>1868</text:p>
          </table:table-cell>
          <table:table-cell office:value-type="float" office:value="0.0430284798947264" calcext:value-type="float">
            <text:p>0,043028479894726</text:p>
          </table:table-cell>
          <table:table-cell/>
          <table:table-cell table:formula="of:=([.B1870]-[.F18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17095306184982" calcext:value-type="float">
            <text:p>0,17095306184982</text:p>
          </table:table-cell>
          <table:table-cell table:number-columns-repeated="2"/>
          <table:table-cell office:value-type="float" office:value="1869" calcext:value-type="float">
            <text:p>1869</text:p>
          </table:table-cell>
          <table:table-cell office:value-type="float" office:value="0.17095306184982" calcext:value-type="float">
            <text:p>0,17095306184982</text:p>
          </table:table-cell>
          <table:table-cell/>
          <table:table-cell table:formula="of:=([.B1871]-[.F18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0.0237418828177731" calcext:value-type="float">
            <text:p>-0,023741882817773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-0.0237418828177731" calcext:value-type="float">
            <text:p>-0,023741882817773</text:p>
          </table:table-cell>
          <table:table-cell/>
          <table:table-cell table:formula="of:=([.B1872]-[.F18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160954276971582" calcext:value-type="float">
            <text:p>0,160954276971582</text:p>
          </table:table-cell>
          <table:table-cell table:number-columns-repeated="2"/>
          <table:table-cell office:value-type="float" office:value="1871" calcext:value-type="float">
            <text:p>1871</text:p>
          </table:table-cell>
          <table:table-cell office:value-type="float" office:value="0.160954276971582" calcext:value-type="float">
            <text:p>0,160954276971582</text:p>
          </table:table-cell>
          <table:table-cell/>
          <table:table-cell table:formula="of:=([.B1873]-[.F18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0.00782967180700278" calcext:value-type="float">
            <text:p>-0,007829671807003</text:p>
          </table:table-cell>
          <table:table-cell table:number-columns-repeated="2"/>
          <table:table-cell office:value-type="float" office:value="1872" calcext:value-type="float">
            <text:p>1872</text:p>
          </table:table-cell>
          <table:table-cell office:value-type="float" office:value="-0.00782967180700278" calcext:value-type="float">
            <text:p>-0,007829671807003</text:p>
          </table:table-cell>
          <table:table-cell/>
          <table:table-cell table:formula="of:=([.B1874]-[.F18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0.0249295079683014" calcext:value-type="float">
            <text:p>-0,024929507968301</text:p>
          </table:table-cell>
          <table:table-cell table:number-columns-repeated="2"/>
          <table:table-cell office:value-type="float" office:value="1873" calcext:value-type="float">
            <text:p>1873</text:p>
          </table:table-cell>
          <table:table-cell office:value-type="float" office:value="-0.0249295079683014" calcext:value-type="float">
            <text:p>-0,024929507968301</text:p>
          </table:table-cell>
          <table:table-cell/>
          <table:table-cell table:formula="of:=([.B1875]-[.F18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0.00594861224643954" calcext:value-type="float">
            <text:p>-0,00594861224644</text:p>
          </table:table-cell>
          <table:table-cell table:number-columns-repeated="2"/>
          <table:table-cell office:value-type="float" office:value="1874" calcext:value-type="float">
            <text:p>1874</text:p>
          </table:table-cell>
          <table:table-cell office:value-type="float" office:value="-0.00594861224643954" calcext:value-type="float">
            <text:p>-0,00594861224644</text:p>
          </table:table-cell>
          <table:table-cell/>
          <table:table-cell table:formula="of:=([.B1876]-[.F18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0.0214284201589733" calcext:value-type="float">
            <text:p>-0,021428420158973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-0.0214284201589733" calcext:value-type="float">
            <text:p>-0,021428420158973</text:p>
          </table:table-cell>
          <table:table-cell/>
          <table:table-cell table:formula="of:=([.B1877]-[.F18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0.047410553111313" calcext:value-type="float">
            <text:p>-0,047410553111313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office:value-type="float" office:value="-0.047410553111313" calcext:value-type="float">
            <text:p>-0,047410553111313</text:p>
          </table:table-cell>
          <table:table-cell/>
          <table:table-cell table:formula="of:=([.B1878]-[.F18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0037001504133895" calcext:value-type="float">
            <text:p>0,00370015041339</text:p>
          </table:table-cell>
          <table:table-cell table:number-columns-repeated="2"/>
          <table:table-cell office:value-type="float" office:value="1877" calcext:value-type="float">
            <text:p>1877</text:p>
          </table:table-cell>
          <table:table-cell office:value-type="float" office:value="0.0037001504133895" calcext:value-type="float">
            <text:p>0,00370015041339</text:p>
          </table:table-cell>
          <table:table-cell/>
          <table:table-cell table:formula="of:=([.B1879]-[.F18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0.0566830326937024" calcext:value-type="float">
            <text:p>-0,056683032693702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 office:value-type="float" office:value="-0.0566830326937024" calcext:value-type="float">
            <text:p>-0,056683032693702</text:p>
          </table:table-cell>
          <table:table-cell/>
          <table:table-cell table:formula="of:=([.B1880]-[.F18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137067083806237" calcext:value-type="float">
            <text:p>0,137067083806237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office:value-type="float" office:value="0.137067083806237" calcext:value-type="float">
            <text:p>0,137067083806237</text:p>
          </table:table-cell>
          <table:table-cell/>
          <table:table-cell table:formula="of:=([.B1881]-[.F18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0.0271886014895252" calcext:value-type="float">
            <text:p>-0,027188601489525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office:value-type="float" office:value="-0.0271886014895252" calcext:value-type="float">
            <text:p>-0,027188601489525</text:p>
          </table:table-cell>
          <table:table-cell/>
          <table:table-cell table:formula="of:=([.B1882]-[.F18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0.00332452762983036" calcext:value-type="float">
            <text:p>-0,00332452762983</text:p>
          </table:table-cell>
          <table:table-cell table:number-columns-repeated="2"/>
          <table:table-cell office:value-type="float" office:value="1881" calcext:value-type="float">
            <text:p>1881</text:p>
          </table:table-cell>
          <table:table-cell table:style-name="ce1" office:value-type="float" office:value="-0.00332452762983036" calcext:value-type="float">
            <text:p>-3,32E-03</text:p>
          </table:table-cell>
          <table:table-cell/>
          <table:table-cell table:formula="of:=([.B1883]-[.F18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0.0561562872160842" calcext:value-type="float">
            <text:p>-0,056156287216084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office:value-type="float" office:value="-0.0561562872160842" calcext:value-type="float">
            <text:p>-0,056156287216084</text:p>
          </table:table-cell>
          <table:table-cell/>
          <table:table-cell table:formula="of:=([.B1884]-[.F18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0.0491613674296427" calcext:value-type="float">
            <text:p>-0,049161367429643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office:value-type="float" office:value="-0.0491613674296427" calcext:value-type="float">
            <text:p>-0,049161367429643</text:p>
          </table:table-cell>
          <table:table-cell/>
          <table:table-cell table:formula="of:=([.B1885]-[.F18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0.00589946022306283" calcext:value-type="float">
            <text:p>-0,005899460223063</text:p>
          </table:table-cell>
          <table:table-cell table:number-columns-repeated="2"/>
          <table:table-cell office:value-type="float" office:value="1884" calcext:value-type="float">
            <text:p>1884</text:p>
          </table:table-cell>
          <table:table-cell office:value-type="float" office:value="-0.00589946022306283" calcext:value-type="float">
            <text:p>-0,005899460223063</text:p>
          </table:table-cell>
          <table:table-cell/>
          <table:table-cell table:formula="of:=([.B1886]-[.F18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00364134561702641" calcext:value-type="float">
            <text:p>0,003641345617026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office:value-type="float" office:value="0.00364134561702641" calcext:value-type="float">
            <text:p>0,003641345617026</text:p>
          </table:table-cell>
          <table:table-cell/>
          <table:table-cell table:formula="of:=([.B1887]-[.F18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0.0656954386352486" calcext:value-type="float">
            <text:p>-0,065695438635249</text:p>
          </table:table-cell>
          <table:table-cell table:number-columns-repeated="2"/>
          <table:table-cell office:value-type="float" office:value="1886" calcext:value-type="float">
            <text:p>1886</text:p>
          </table:table-cell>
          <table:table-cell office:value-type="float" office:value="-0.0656954386352486" calcext:value-type="float">
            <text:p>-0,065695438635249</text:p>
          </table:table-cell>
          <table:table-cell/>
          <table:table-cell table:formula="of:=([.B1888]-[.F18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189748193973324" calcext:value-type="float">
            <text:p>0,189748193973324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office:value-type="float" office:value="0.189748193973324" calcext:value-type="float">
            <text:p>0,189748193973324</text:p>
          </table:table-cell>
          <table:table-cell/>
          <table:table-cell table:formula="of:=([.B1889]-[.F18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0.0446174839450899" calcext:value-type="float">
            <text:p>-0,04461748394509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office:value-type="float" office:value="-0.0446174839450899" calcext:value-type="float">
            <text:p>-0,04461748394509</text:p>
          </table:table-cell>
          <table:table-cell/>
          <table:table-cell table:formula="of:=([.B1890]-[.F18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0.0536290954784676" calcext:value-type="float">
            <text:p>-0,053629095478468</text:p>
          </table:table-cell>
          <table:table-cell table:number-columns-repeated="2"/>
          <table:table-cell office:value-type="float" office:value="1889" calcext:value-type="float">
            <text:p>1889</text:p>
          </table:table-cell>
          <table:table-cell office:value-type="float" office:value="-0.0536290954784676" calcext:value-type="float">
            <text:p>-0,053629095478468</text:p>
          </table:table-cell>
          <table:table-cell/>
          <table:table-cell table:formula="of:=([.B1891]-[.F18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0.0198880549676937" calcext:value-type="float">
            <text:p>-0,019888054967694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office:value-type="float" office:value="-0.0198880549676937" calcext:value-type="float">
            <text:p>-0,019888054967694</text:p>
          </table:table-cell>
          <table:table-cell/>
          <table:table-cell table:formula="of:=([.B1892]-[.F18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00994041367391135" calcext:value-type="float">
            <text:p>0,009940413673911</text:p>
          </table:table-cell>
          <table:table-cell table:number-columns-repeated="2"/>
          <table:table-cell office:value-type="float" office:value="1891" calcext:value-type="float">
            <text:p>1891</text:p>
          </table:table-cell>
          <table:table-cell office:value-type="float" office:value="0.00994041367391135" calcext:value-type="float">
            <text:p>0,009940413673911</text:p>
          </table:table-cell>
          <table:table-cell/>
          <table:table-cell table:formula="of:=([.B1893]-[.F18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0.00819771819876888" calcext:value-type="float">
            <text:p>-0,008197718198769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office:value-type="float" office:value="-0.00819771819876888" calcext:value-type="float">
            <text:p>-0,008197718198769</text:p>
          </table:table-cell>
          <table:table-cell/>
          <table:table-cell table:formula="of:=([.B1894]-[.F18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.165255156266737" calcext:value-type="float">
            <text:p>0,165255156266737</text:p>
          </table:table-cell>
          <table:table-cell table:number-columns-repeated="2"/>
          <table:table-cell office:value-type="float" office:value="1893" calcext:value-type="float">
            <text:p>1893</text:p>
          </table:table-cell>
          <table:table-cell office:value-type="float" office:value="0.165255156266737" calcext:value-type="float">
            <text:p>0,165255156266737</text:p>
          </table:table-cell>
          <table:table-cell/>
          <table:table-cell table:formula="of:=([.B1895]-[.F18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0.0431320082558917" calcext:value-type="float">
            <text:p>-0,043132008255892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table:style-name="ce1" office:value-type="float" office:value="-0.0431320082558917" calcext:value-type="float">
            <text:p>-4,31E-02</text:p>
          </table:table-cell>
          <table:table-cell/>
          <table:table-cell table:formula="of:=([.B1896]-[.F18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174909966935414" calcext:value-type="float">
            <text:p>0,174909966935414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office:value-type="float" office:value="0.174909966935414" calcext:value-type="float">
            <text:p>0,174909966935414</text:p>
          </table:table-cell>
          <table:table-cell/>
          <table:table-cell table:formula="of:=([.B1897]-[.F18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16095036464351" calcext:value-type="float">
            <text:p>0,16095036464351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office:value-type="float" office:value="0.16095036464351" calcext:value-type="float">
            <text:p>0,16095036464351</text:p>
          </table:table-cell>
          <table:table-cell/>
          <table:table-cell table:formula="of:=([.B1898]-[.F18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0.0576212941412062" calcext:value-type="float">
            <text:p>-0,057621294141206</text:p>
          </table:table-cell>
          <table:table-cell table:number-columns-repeated="2"/>
          <table:table-cell office:value-type="float" office:value="1897" calcext:value-type="float">
            <text:p>1897</text:p>
          </table:table-cell>
          <table:table-cell office:value-type="float" office:value="-0.0576212941412062" calcext:value-type="float">
            <text:p>-0,057621294141206</text:p>
          </table:table-cell>
          <table:table-cell/>
          <table:table-cell table:formula="of:=([.B1899]-[.F18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.148347561935216" calcext:value-type="float">
            <text:p>0,148347561935216</text:p>
          </table:table-cell>
          <table:table-cell table:number-columns-repeated="2"/>
          <table:table-cell office:value-type="float" office:value="1898" calcext:value-type="float">
            <text:p>1898</text:p>
          </table:table-cell>
          <table:table-cell office:value-type="float" office:value="0.148347561935216" calcext:value-type="float">
            <text:p>0,148347561935216</text:p>
          </table:table-cell>
          <table:table-cell/>
          <table:table-cell table:formula="of:=([.B1900]-[.F19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179702777319743" calcext:value-type="float">
            <text:p>0,179702777319743</text:p>
          </table:table-cell>
          <table:table-cell table:number-columns-repeated="2"/>
          <table:table-cell office:value-type="float" office:value="1899" calcext:value-type="float">
            <text:p>1899</text:p>
          </table:table-cell>
          <table:table-cell office:value-type="float" office:value="0.179702777319743" calcext:value-type="float">
            <text:p>0,179702777319743</text:p>
          </table:table-cell>
          <table:table-cell/>
          <table:table-cell table:formula="of:=([.B1901]-[.F19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235628813813576" calcext:value-type="float">
            <text:p>0,023562881381358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0.0235628813813576" calcext:value-type="float">
            <text:p>0,023562881381358</text:p>
          </table:table-cell>
          <table:table-cell/>
          <table:table-cell table:formula="of:=([.B1902]-[.F19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0299866217588722" calcext:value-type="float">
            <text:p>0,029986621758872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0.0299866217588722" calcext:value-type="float">
            <text:p>0,029986621758872</text:p>
          </table:table-cell>
          <table:table-cell/>
          <table:table-cell table:formula="of:=([.B1903]-[.F19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-0.0242881771838629" calcext:value-type="float">
            <text:p>-0,024288177183863</text:p>
          </table:table-cell>
          <table:table-cell table:number-columns-repeated="2"/>
          <table:table-cell office:value-type="float" office:value="1902" calcext:value-type="float">
            <text:p>1902</text:p>
          </table:table-cell>
          <table:table-cell office:value-type="float" office:value="-0.0242881771838629" calcext:value-type="float">
            <text:p>-0,024288177183863</text:p>
          </table:table-cell>
          <table:table-cell/>
          <table:table-cell table:formula="of:=([.B1904]-[.F19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0.0807607893762419" calcext:value-type="float">
            <text:p>-0,080760789376242</text:p>
          </table:table-cell>
          <table:table-cell table:number-columns-repeated="2"/>
          <table:table-cell office:value-type="float" office:value="1903" calcext:value-type="float">
            <text:p>1903</text:p>
          </table:table-cell>
          <table:table-cell office:value-type="float" office:value="-0.0807607893762419" calcext:value-type="float">
            <text:p>-0,080760789376242</text:p>
          </table:table-cell>
          <table:table-cell/>
          <table:table-cell table:formula="of:=([.B1905]-[.F19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0.00574013832725197" calcext:value-type="float">
            <text:p>-0,005740138327252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-0.00574013832725197" calcext:value-type="float">
            <text:p>-0,005740138327252</text:p>
          </table:table-cell>
          <table:table-cell/>
          <table:table-cell table:formula="of:=([.B1906]-[.F19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0.0656920973891158" calcext:value-type="float">
            <text:p>-0,065692097389116</text:p>
          </table:table-cell>
          <table:table-cell table:number-columns-repeated="2"/>
          <table:table-cell office:value-type="float" office:value="1905" calcext:value-type="float">
            <text:p>1905</text:p>
          </table:table-cell>
          <table:table-cell office:value-type="float" office:value="-0.0656920973891158" calcext:value-type="float">
            <text:p>-0,065692097389116</text:p>
          </table:table-cell>
          <table:table-cell/>
          <table:table-cell table:formula="of:=([.B1907]-[.F19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0.0133887668558167" calcext:value-type="float">
            <text:p>-0,013388766855817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office:value-type="float" office:value="-0.0133887668558167" calcext:value-type="float">
            <text:p>-0,013388766855817</text:p>
          </table:table-cell>
          <table:table-cell/>
          <table:table-cell table:formula="of:=([.B1908]-[.F19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0.0186951543785049" calcext:value-type="float">
            <text:p>-0,018695154378505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-0.0186951543785049" calcext:value-type="float">
            <text:p>-0,018695154378505</text:p>
          </table:table-cell>
          <table:table-cell/>
          <table:table-cell table:formula="of:=([.B1909]-[.F19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0.0371405938257357" calcext:value-type="float">
            <text:p>-0,037140593825736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-0.0371405938257357" calcext:value-type="float">
            <text:p>-0,037140593825736</text:p>
          </table:table-cell>
          <table:table-cell/>
          <table:table-cell table:formula="of:=([.B1910]-[.F19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0.0783055637924421" calcext:value-type="float">
            <text:p>-0,078305563792442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-0.0783055637924421" calcext:value-type="float">
            <text:p>-0,078305563792442</text:p>
          </table:table-cell>
          <table:table-cell/>
          <table:table-cell table:formula="of:=([.B1911]-[.F19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0.031470030448761" calcext:value-type="float">
            <text:p>-0,031470030448761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-0.031470030448761" calcext:value-type="float">
            <text:p>-0,031470030448761</text:p>
          </table:table-cell>
          <table:table-cell/>
          <table:table-cell table:formula="of:=([.B1912]-[.F19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0.0394315548201311" calcext:value-type="float">
            <text:p>-0,039431554820131</text:p>
          </table:table-cell>
          <table:table-cell table:number-columns-repeated="2"/>
          <table:table-cell office:value-type="float" office:value="1911" calcext:value-type="float">
            <text:p>1911</text:p>
          </table:table-cell>
          <table:table-cell office:value-type="float" office:value="-0.0394315548201311" calcext:value-type="float">
            <text:p>-0,039431554820131</text:p>
          </table:table-cell>
          <table:table-cell/>
          <table:table-cell table:formula="of:=([.B1913]-[.F19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00168664793456907" calcext:value-type="float">
            <text:p>0,001686647934569</text:p>
          </table:table-cell>
          <table:table-cell table:number-columns-repeated="2"/>
          <table:table-cell office:value-type="float" office:value="1912" calcext:value-type="float">
            <text:p>1912</text:p>
          </table:table-cell>
          <table:table-cell office:value-type="float" office:value="0.00168664793456907" calcext:value-type="float">
            <text:p>0,001686647934569</text:p>
          </table:table-cell>
          <table:table-cell/>
          <table:table-cell table:formula="of:=([.B1914]-[.F19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0.0390915126760034" calcext:value-type="float">
            <text:p>-0,039091512676003</text:p>
          </table:table-cell>
          <table:table-cell table:number-columns-repeated="2"/>
          <table:table-cell office:value-type="float" office:value="1913" calcext:value-type="float">
            <text:p>1913</text:p>
          </table:table-cell>
          <table:table-cell office:value-type="float" office:value="-0.0390915126760034" calcext:value-type="float">
            <text:p>-0,039091512676003</text:p>
          </table:table-cell>
          <table:table-cell/>
          <table:table-cell table:formula="of:=([.B1915]-[.F19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114734845706153" calcext:value-type="float">
            <text:p>0,114734845706153</text:p>
          </table:table-cell>
          <table:table-cell table:number-columns-repeated="2"/>
          <table:table-cell office:value-type="float" office:value="1914" calcext:value-type="float">
            <text:p>1914</text:p>
          </table:table-cell>
          <table:table-cell office:value-type="float" office:value="0.114734845706153" calcext:value-type="float">
            <text:p>0,114734845706153</text:p>
          </table:table-cell>
          <table:table-cell/>
          <table:table-cell table:formula="of:=([.B1916]-[.F1916])^2" office:value-type="float" office:value="1.85081867655613E-031" calcext:value-type="float">
            <text:p>1,85081867655613E-3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0.0470677610289553" calcext:value-type="float">
            <text:p>-0,047067761028955</text:p>
          </table:table-cell>
          <table:table-cell table:number-columns-repeated="2"/>
          <table:table-cell office:value-type="float" office:value="1915" calcext:value-type="float">
            <text:p>1915</text:p>
          </table:table-cell>
          <table:table-cell office:value-type="float" office:value="-0.0470677610289553" calcext:value-type="float">
            <text:p>-0,047067761028955</text:p>
          </table:table-cell>
          <table:table-cell/>
          <table:table-cell table:formula="of:=([.B1917]-[.F19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-0.028813882680503" calcext:value-type="float">
            <text:p>-0,028813882680503</text:p>
          </table:table-cell>
          <table:table-cell table:number-columns-repeated="2"/>
          <table:table-cell office:value-type="float" office:value="1916" calcext:value-type="float">
            <text:p>1916</text:p>
          </table:table-cell>
          <table:table-cell office:value-type="float" office:value="-0.028813882680503" calcext:value-type="float">
            <text:p>-0,028813882680503</text:p>
          </table:table-cell>
          <table:table-cell/>
          <table:table-cell table:formula="of:=([.B1918]-[.F19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0.0149810988348255" calcext:value-type="float">
            <text:p>-0,014981098834826</text:p>
          </table:table-cell>
          <table:table-cell table:number-columns-repeated="2"/>
          <table:table-cell office:value-type="float" office:value="1917" calcext:value-type="float">
            <text:p>1917</text:p>
          </table:table-cell>
          <table:table-cell office:value-type="float" office:value="-0.0149810988348255" calcext:value-type="float">
            <text:p>-0,014981098834826</text:p>
          </table:table-cell>
          <table:table-cell/>
          <table:table-cell table:formula="of:=([.B1919]-[.F19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0.0394144556055584" calcext:value-type="float">
            <text:p>-0,039414455605558</text:p>
          </table:table-cell>
          <table:table-cell table:number-columns-repeated="2"/>
          <table:table-cell office:value-type="float" office:value="1918" calcext:value-type="float">
            <text:p>1918</text:p>
          </table:table-cell>
          <table:table-cell office:value-type="float" office:value="-0.0394144556055584" calcext:value-type="float">
            <text:p>-0,039414455605559</text:p>
          </table:table-cell>
          <table:table-cell/>
          <table:table-cell table:formula="of:=([.B1920]-[.F19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0.0201394356170152" calcext:value-type="float">
            <text:p>-0,020139435617015</text:p>
          </table:table-cell>
          <table:table-cell table:number-columns-repeated="2"/>
          <table:table-cell office:value-type="float" office:value="1919" calcext:value-type="float">
            <text:p>1919</text:p>
          </table:table-cell>
          <table:table-cell office:value-type="float" office:value="-0.0201394356170152" calcext:value-type="float">
            <text:p>-0,020139435617015</text:p>
          </table:table-cell>
          <table:table-cell/>
          <table:table-cell table:formula="of:=([.B1921]-[.F19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0.0121866093396813" calcext:value-type="float">
            <text:p>-0,012186609339681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-0.0121866093396813" calcext:value-type="float">
            <text:p>-0,012186609339681</text:p>
          </table:table-cell>
          <table:table-cell/>
          <table:table-cell table:formula="of:=([.B1922]-[.F19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0.060117813139851" calcext:value-type="float">
            <text:p>-0,060117813139851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 office:value-type="float" office:value="-0.060117813139851" calcext:value-type="float">
            <text:p>-0,060117813139851</text:p>
          </table:table-cell>
          <table:table-cell/>
          <table:table-cell table:formula="of:=([.B1923]-[.F19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0.0316610159763926" calcext:value-type="float">
            <text:p>-0,031661015976393</text:p>
          </table:table-cell>
          <table:table-cell table:number-columns-repeated="2"/>
          <table:table-cell office:value-type="float" office:value="1922" calcext:value-type="float">
            <text:p>1922</text:p>
          </table:table-cell>
          <table:table-cell office:value-type="float" office:value="-0.0316610159763926" calcext:value-type="float">
            <text:p>-0,031661015976393</text:p>
          </table:table-cell>
          <table:table-cell/>
          <table:table-cell table:formula="of:=([.B1924]-[.F19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0.0147472558563336" calcext:value-type="float">
            <text:p>-0,014747255856334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 office:value-type="float" office:value="-0.0147472558563336" calcext:value-type="float">
            <text:p>-0,014747255856334</text:p>
          </table:table-cell>
          <table:table-cell/>
          <table:table-cell table:formula="of:=([.B1925]-[.F19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168527600370961" calcext:value-type="float">
            <text:p>0,168527600370961</text:p>
          </table:table-cell>
          <table:table-cell table:number-columns-repeated="2"/>
          <table:table-cell office:value-type="float" office:value="1924" calcext:value-type="float">
            <text:p>1924</text:p>
          </table:table-cell>
          <table:table-cell office:value-type="float" office:value="0.168527600370961" calcext:value-type="float">
            <text:p>0,168527600370961</text:p>
          </table:table-cell>
          <table:table-cell/>
          <table:table-cell table:formula="of:=([.B1926]-[.F19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0989104468866564" calcext:value-type="float">
            <text:p>0,098910446886656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 office:value-type="float" office:value="0.0989104468866564" calcext:value-type="float">
            <text:p>0,098910446886656</text:p>
          </table:table-cell>
          <table:table-cell/>
          <table:table-cell table:formula="of:=([.B1927]-[.F19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0593907257778671" calcext:value-type="float">
            <text:p>0,059390725777867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office:value-type="float" office:value="0.0593907257778671" calcext:value-type="float">
            <text:p>0,059390725777867</text:p>
          </table:table-cell>
          <table:table-cell/>
          <table:table-cell table:formula="of:=([.B1928]-[.F19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0.0295026258465277" calcext:value-type="float">
            <text:p>-0,029502625846528</text:p>
          </table:table-cell>
          <table:table-cell table:number-columns-repeated="2"/>
          <table:table-cell office:value-type="float" office:value="1927" calcext:value-type="float">
            <text:p>1927</text:p>
          </table:table-cell>
          <table:table-cell office:value-type="float" office:value="-0.0295026258465277" calcext:value-type="float">
            <text:p>-0,029502625846528</text:p>
          </table:table-cell>
          <table:table-cell/>
          <table:table-cell table:formula="of:=([.B1929]-[.F19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00279640498941109" calcext:value-type="float">
            <text:p>0,002796404989411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0.00279640498941109" calcext:value-type="float">
            <text:p>0,002796404989411</text:p>
          </table:table-cell>
          <table:table-cell/>
          <table:table-cell table:formula="of:=([.B1930]-[.F19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0.0343316105895654" calcext:value-type="float">
            <text:p>-0,034331610589565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-0.0343316105895654" calcext:value-type="float">
            <text:p>-0,034331610589565</text:p>
          </table:table-cell>
          <table:table-cell/>
          <table:table-cell table:formula="of:=([.B1931]-[.F19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0.0520307259252512" calcext:value-type="float">
            <text:p>-0,052030725925251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-0.0520307259252512" calcext:value-type="float">
            <text:p>-0,052030725925251</text:p>
          </table:table-cell>
          <table:table-cell/>
          <table:table-cell table:formula="of:=([.B1932]-[.F19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0.0283372122767309" calcext:value-type="float">
            <text:p>-0,028337212276731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-0.0283372122767309" calcext:value-type="float">
            <text:p>-0,028337212276731</text:p>
          </table:table-cell>
          <table:table-cell/>
          <table:table-cell table:formula="of:=([.B1933]-[.F19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0165098301067089" calcext:value-type="float">
            <text:p>0,016509830106709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0.0165098301067089" calcext:value-type="float">
            <text:p>0,016509830106709</text:p>
          </table:table-cell>
          <table:table-cell/>
          <table:table-cell table:formula="of:=([.B1934]-[.F19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0.05763753420588" calcext:value-type="float">
            <text:p>-0,05763753420588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office:value-type="float" office:value="-0.05763753420588" calcext:value-type="float">
            <text:p>-0,05763753420588</text:p>
          </table:table-cell>
          <table:table-cell/>
          <table:table-cell table:formula="of:=([.B1935]-[.F19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0.116267635313484" calcext:value-type="float">
            <text:p>-0,116267635313484</text:p>
          </table:table-cell>
          <table:table-cell table:number-columns-repeated="2"/>
          <table:table-cell office:value-type="float" office:value="1934" calcext:value-type="float">
            <text:p>1934</text:p>
          </table:table-cell>
          <table:table-cell office:value-type="float" office:value="-0.116267635313484" calcext:value-type="float">
            <text:p>-0,116267635313484</text:p>
          </table:table-cell>
          <table:table-cell/>
          <table:table-cell table:formula="of:=([.B1936]-[.F19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0.0292427115528302" calcext:value-type="float">
            <text:p>-0,0292427115528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-0.0292427115528302" calcext:value-type="float">
            <text:p>-0,02924271155283</text:p>
          </table:table-cell>
          <table:table-cell/>
          <table:table-cell table:formula="of:=([.B1937]-[.F19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0217784805543538" calcext:value-type="float">
            <text:p>0,021778480554354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0.0217784805543538" calcext:value-type="float">
            <text:p>0,021778480554354</text:p>
          </table:table-cell>
          <table:table-cell/>
          <table:table-cell table:formula="of:=([.B1938]-[.F19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0.02598139506047" calcext:value-type="float">
            <text:p>-0,02598139506047</text:p>
          </table:table-cell>
          <table:table-cell table:number-columns-repeated="2"/>
          <table:table-cell office:value-type="float" office:value="1937" calcext:value-type="float">
            <text:p>1937</text:p>
          </table:table-cell>
          <table:table-cell office:value-type="float" office:value="-0.02598139506047" calcext:value-type="float">
            <text:p>-0,02598139506047</text:p>
          </table:table-cell>
          <table:table-cell/>
          <table:table-cell table:formula="of:=([.B1939]-[.F19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0.035877190064082" calcext:value-type="float">
            <text:p>-0,035877190064082</text:p>
          </table:table-cell>
          <table:table-cell table:number-columns-repeated="2"/>
          <table:table-cell office:value-type="float" office:value="1938" calcext:value-type="float">
            <text:p>1938</text:p>
          </table:table-cell>
          <table:table-cell office:value-type="float" office:value="-0.035877190064082" calcext:value-type="float">
            <text:p>-0,035877190064082</text:p>
          </table:table-cell>
          <table:table-cell/>
          <table:table-cell table:formula="of:=([.B1940]-[.F19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0.0465910670020759" calcext:value-type="float">
            <text:p>-0,0465910670020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-0.0465910670020759" calcext:value-type="float">
            <text:p>-0,046591067002076</text:p>
          </table:table-cell>
          <table:table-cell/>
          <table:table-cell table:formula="of:=([.B1941]-[.F19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0.0395740303275109" calcext:value-type="float">
            <text:p>-0,039574030327511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-0.0395740303275109" calcext:value-type="float">
            <text:p>-0,039574030327511</text:p>
          </table:table-cell>
          <table:table-cell/>
          <table:table-cell table:formula="of:=([.B1942]-[.F19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0.0858305580691198" calcext:value-type="float">
            <text:p>-0,08583055806912</text:p>
          </table:table-cell>
          <table:table-cell table:number-columns-repeated="2"/>
          <table:table-cell office:value-type="float" office:value="1941" calcext:value-type="float">
            <text:p>1941</text:p>
          </table:table-cell>
          <table:table-cell office:value-type="float" office:value="-0.0858305580691198" calcext:value-type="float">
            <text:p>-0,08583055806912</text:p>
          </table:table-cell>
          <table:table-cell/>
          <table:table-cell table:formula="of:=([.B1943]-[.F19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15469795397529" calcext:value-type="float">
            <text:p>0,15469795397529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office:value-type="float" office:value="0.15469795397529" calcext:value-type="float">
            <text:p>0,15469795397529</text:p>
          </table:table-cell>
          <table:table-cell/>
          <table:table-cell table:formula="of:=([.B1944]-[.F19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158682341885632" calcext:value-type="float">
            <text:p>0,158682341885632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0.158682341885632" calcext:value-type="float">
            <text:p>0,158682341885632</text:p>
          </table:table-cell>
          <table:table-cell/>
          <table:table-cell table:formula="of:=([.B1945]-[.F19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-0.0164343428839768" calcext:value-type="float">
            <text:p>-0,016434342883977</text:p>
          </table:table-cell>
          <table:table-cell table:number-columns-repeated="2"/>
          <table:table-cell office:value-type="float" office:value="1944" calcext:value-type="float">
            <text:p>1944</text:p>
          </table:table-cell>
          <table:table-cell office:value-type="float" office:value="-0.0164343428839768" calcext:value-type="float">
            <text:p>-0,016434342883977</text:p>
          </table:table-cell>
          <table:table-cell/>
          <table:table-cell table:formula="of:=([.B1946]-[.F19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0.0415009700963186" calcext:value-type="float">
            <text:p>-0,041500970096319</text:p>
          </table:table-cell>
          <table:table-cell table:number-columns-repeated="2"/>
          <table:table-cell office:value-type="float" office:value="1945" calcext:value-type="float">
            <text:p>1945</text:p>
          </table:table-cell>
          <table:table-cell office:value-type="float" office:value="-0.0415009700963186" calcext:value-type="float">
            <text:p>-0,041500970096319</text:p>
          </table:table-cell>
          <table:table-cell/>
          <table:table-cell table:formula="of:=([.B1947]-[.F19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0.0622381336195666" calcext:value-type="float">
            <text:p>-0,062238133619567</text:p>
          </table:table-cell>
          <table:table-cell table:number-columns-repeated="2"/>
          <table:table-cell office:value-type="float" office:value="1946" calcext:value-type="float">
            <text:p>1946</text:p>
          </table:table-cell>
          <table:table-cell office:value-type="float" office:value="-0.0622381336195666" calcext:value-type="float">
            <text:p>-0,062238133619567</text:p>
          </table:table-cell>
          <table:table-cell/>
          <table:table-cell table:formula="of:=([.B1948]-[.F19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0.0865749394040763" calcext:value-type="float">
            <text:p>-0,086574939404076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-0.0865749394040763" calcext:value-type="float">
            <text:p>-0,086574939404076</text:p>
          </table:table-cell>
          <table:table-cell/>
          <table:table-cell table:formula="of:=([.B1949]-[.F19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0.00241164877663068" calcext:value-type="float">
            <text:p>-0,002411648776631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-0.00241164877663068" calcext:value-type="float">
            <text:p>-0,002411648776631</text:p>
          </table:table-cell>
          <table:table-cell/>
          <table:table-cell table:formula="of:=([.B1950]-[.F19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0.0184391358526412" calcext:value-type="float">
            <text:p>-0,018439135852641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office:value-type="float" office:value="-0.0184391358526412" calcext:value-type="float">
            <text:p>-0,018439135852641</text:p>
          </table:table-cell>
          <table:table-cell/>
          <table:table-cell table:formula="of:=([.B1951]-[.F19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0426720934736248" calcext:value-type="float">
            <text:p>0,004267209347362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style-name="ce1" office:value-type="float" office:value="0.00426720934736248" calcext:value-type="float">
            <text:p>4,27E-03</text:p>
          </table:table-cell>
          <table:table-cell/>
          <table:table-cell table:formula="of:=([.B1952]-[.F19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0459463378709082" calcext:value-type="float">
            <text:p>0,045946337870908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0.0459463378709082" calcext:value-type="float">
            <text:p>0,045946337870908</text:p>
          </table:table-cell>
          <table:table-cell/>
          <table:table-cell table:formula="of:=([.B1953]-[.F19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0.0563842829217462" calcext:value-type="float">
            <text:p>-0,056384282921746</text:p>
          </table:table-cell>
          <table:table-cell table:number-columns-repeated="2"/>
          <table:table-cell office:value-type="float" office:value="1952" calcext:value-type="float">
            <text:p>1952</text:p>
          </table:table-cell>
          <table:table-cell office:value-type="float" office:value="-0.0563842829217462" calcext:value-type="float">
            <text:p>-0,056384282921746</text:p>
          </table:table-cell>
          <table:table-cell/>
          <table:table-cell table:formula="of:=([.B1954]-[.F19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0.0600465677209242" calcext:value-type="float">
            <text:p>-0,060046567720924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-0.0600465677209242" calcext:value-type="float">
            <text:p>-0,060046567720924</text:p>
          </table:table-cell>
          <table:table-cell/>
          <table:table-cell table:formula="of:=([.B1955]-[.F19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0.0267776979275938" calcext:value-type="float">
            <text:p>-0,026777697927594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-0.0267776979275938" calcext:value-type="float">
            <text:p>-0,026777697927594</text:p>
          </table:table-cell>
          <table:table-cell/>
          <table:table-cell table:formula="of:=([.B1956]-[.F19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.132147570691527" calcext:value-type="float">
            <text:p>0,132147570691527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0.132147570691527" calcext:value-type="float">
            <text:p>0,132147570691527</text:p>
          </table:table-cell>
          <table:table-cell/>
          <table:table-cell table:formula="of:=([.B1957]-[.F19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0.0294168030694644" calcext:value-type="float">
            <text:p>-0,029416803069464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-0.0294168030694644" calcext:value-type="float">
            <text:p>-0,029416803069464</text:p>
          </table:table-cell>
          <table:table-cell/>
          <table:table-cell table:formula="of:=([.B1958]-[.F19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0132075945987749" calcext:value-type="float">
            <text:p>0,013207594598775</text:p>
          </table:table-cell>
          <table:table-cell table:number-columns-repeated="2"/>
          <table:table-cell office:value-type="float" office:value="1957" calcext:value-type="float">
            <text:p>1957</text:p>
          </table:table-cell>
          <table:table-cell office:value-type="float" office:value="0.0132075945987749" calcext:value-type="float">
            <text:p>0,013207594598775</text:p>
          </table:table-cell>
          <table:table-cell/>
          <table:table-cell table:formula="of:=([.B1959]-[.F19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0.0199801583984151" calcext:value-type="float">
            <text:p>-0,01998015839841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-0.0199801583984151" calcext:value-type="float">
            <text:p>-0,019980158398415</text:p>
          </table:table-cell>
          <table:table-cell/>
          <table:table-cell table:formula="of:=([.B1960]-[.F19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174620673262608" calcext:value-type="float">
            <text:p>0,174620673262608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0.174620673262608" calcext:value-type="float">
            <text:p>0,174620673262608</text:p>
          </table:table-cell>
          <table:table-cell/>
          <table:table-cell table:formula="of:=([.B1961]-[.F19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182211258641149" calcext:value-type="float">
            <text:p>0,182211258641149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office:value-type="float" office:value="0.182211258641149" calcext:value-type="float">
            <text:p>0,182211258641149</text:p>
          </table:table-cell>
          <table:table-cell/>
          <table:table-cell table:formula="of:=([.B1962]-[.F19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0.00401550182978364" calcext:value-type="float">
            <text:p>-0,004015501829784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office:value-type="float" office:value="-0.00401550182978364" calcext:value-type="float">
            <text:p>-0,004015501829784</text:p>
          </table:table-cell>
          <table:table-cell/>
          <table:table-cell table:formula="of:=([.B1963]-[.F19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194129084337037" calcext:value-type="float">
            <text:p>0,194129084337037</text:p>
          </table:table-cell>
          <table:table-cell table:number-columns-repeated="2"/>
          <table:table-cell office:value-type="float" office:value="1962" calcext:value-type="float">
            <text:p>1962</text:p>
          </table:table-cell>
          <table:table-cell office:value-type="float" office:value="0.194129084337037" calcext:value-type="float">
            <text:p>0,194129084337037</text:p>
          </table:table-cell>
          <table:table-cell/>
          <table:table-cell table:formula="of:=([.B1964]-[.F19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0.0240935113794588" calcext:value-type="float">
            <text:p>-0,024093511379459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-0.0240935113794588" calcext:value-type="float">
            <text:p>-0,024093511379459</text:p>
          </table:table-cell>
          <table:table-cell/>
          <table:table-cell table:formula="of:=([.B1965]-[.F19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0.0709382999331498" calcext:value-type="float">
            <text:p>-0,07093829993315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-0.0709382999331498" calcext:value-type="float">
            <text:p>-0,07093829993315</text:p>
          </table:table-cell>
          <table:table-cell/>
          <table:table-cell table:formula="of:=([.B1966]-[.F19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0479082145034613" calcext:value-type="float">
            <text:p>0,047908214503461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float" office:value="0.0479082145034613" calcext:value-type="float">
            <text:p>0,047908214503461</text:p>
          </table:table-cell>
          <table:table-cell/>
          <table:table-cell table:formula="of:=([.B1967]-[.F19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0.0049607528935578" calcext:value-type="float">
            <text:p>-0,004960752893558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-0.0049607528935578" calcext:value-type="float">
            <text:p>-0,004960752893558</text:p>
          </table:table-cell>
          <table:table-cell/>
          <table:table-cell table:formula="of:=([.B1968]-[.F19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0.0497498283665274" calcext:value-type="float">
            <text:p>-0,049749828366527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-0.0497498283665274" calcext:value-type="float">
            <text:p>-0,049749828366527</text:p>
          </table:table-cell>
          <table:table-cell/>
          <table:table-cell table:formula="of:=([.B1969]-[.F19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0.0569118558914249" calcext:value-type="float">
            <text:p>-0,056911855891425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-0.0569118558914249" calcext:value-type="float">
            <text:p>-0,056911855891425</text:p>
          </table:table-cell>
          <table:table-cell/>
          <table:table-cell table:formula="of:=([.B1970]-[.F19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0.00401922325451619" calcext:value-type="float">
            <text:p>-0,004019223254516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-0.00401922325451619" calcext:value-type="float">
            <text:p>-0,004019223254516</text:p>
          </table:table-cell>
          <table:table-cell/>
          <table:table-cell table:formula="of:=([.B1971]-[.F19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0.0404516622903265" calcext:value-type="float">
            <text:p>-0,040451662290327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-0.0404516622903265" calcext:value-type="float">
            <text:p>-0,040451662290327</text:p>
          </table:table-cell>
          <table:table-cell/>
          <table:table-cell table:formula="of:=([.B1972]-[.F19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0.038493700539969" calcext:value-type="float">
            <text:p>-0,038493700539969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float" office:value="-0.038493700539969" calcext:value-type="float">
            <text:p>-0,038493700539969</text:p>
          </table:table-cell>
          <table:table-cell/>
          <table:table-cell table:formula="of:=([.B1973]-[.F19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0.103078838050437" calcext:value-type="float">
            <text:p>-0,103078838050437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office:value-type="float" office:value="-0.103078838050437" calcext:value-type="float">
            <text:p>-0,103078838050437</text:p>
          </table:table-cell>
          <table:table-cell/>
          <table:table-cell table:formula="of:=([.B1974]-[.F19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0.0409752069451513" calcext:value-type="float">
            <text:p>-0,040975206945151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-0.0409752069451513" calcext:value-type="float">
            <text:p>-0,040975206945151</text:p>
          </table:table-cell>
          <table:table-cell/>
          <table:table-cell table:formula="of:=([.B1975]-[.F19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0.0263242554181164" calcext:value-type="float">
            <text:p>-0,026324255418116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-0.0263242554181164" calcext:value-type="float">
            <text:p>-0,026324255418116</text:p>
          </table:table-cell>
          <table:table-cell/>
          <table:table-cell table:formula="of:=([.B1976]-[.F19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0.053826341760251" calcext:value-type="float">
            <text:p>-0,053826341760251</text:p>
          </table:table-cell>
          <table:table-cell table:number-columns-repeated="2"/>
          <table:table-cell office:value-type="float" office:value="1975" calcext:value-type="float">
            <text:p>1975</text:p>
          </table:table-cell>
          <table:table-cell office:value-type="float" office:value="-0.053826341760251" calcext:value-type="float">
            <text:p>-0,053826341760251</text:p>
          </table:table-cell>
          <table:table-cell/>
          <table:table-cell table:formula="of:=([.B1977]-[.F19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0514397761209318" calcext:value-type="float">
            <text:p>0,051439776120932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0.0514397761209318" calcext:value-type="float">
            <text:p>0,051439776120932</text:p>
          </table:table-cell>
          <table:table-cell/>
          <table:table-cell table:formula="of:=([.B1978]-[.F19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0.0697375226573569" calcext:value-type="float">
            <text:p>-0,06973752265735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-0.0697375226573569" calcext:value-type="float">
            <text:p>-0,069737522657357</text:p>
          </table:table-cell>
          <table:table-cell/>
          <table:table-cell table:formula="of:=([.B1979]-[.F19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0.0847974642514946" calcext:value-type="float">
            <text:p>-0,08479746425149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-0.0847974642514946" calcext:value-type="float">
            <text:p>-0,084797464251495</text:p>
          </table:table-cell>
          <table:table-cell/>
          <table:table-cell table:formula="of:=([.B1980]-[.F19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117875909334279" calcext:value-type="float">
            <text:p>0,117875909334279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0.117875909334279" calcext:value-type="float">
            <text:p>0,117875909334279</text:p>
          </table:table-cell>
          <table:table-cell/>
          <table:table-cell table:formula="of:=([.B1981]-[.F1981])^2" office:value-type="float" office:value="1.97215226305253E-031" calcext:value-type="float">
            <text:p>1,97215226305253E-3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181871402291531" calcext:value-type="float">
            <text:p>0,181871402291531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0.181871402291531" calcext:value-type="float">
            <text:p>0,181871402291531</text:p>
          </table:table-cell>
          <table:table-cell/>
          <table:table-cell table:formula="of:=([.B1982]-[.F19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0.0694436132534993" calcext:value-type="float">
            <text:p>-0,069443613253499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office:value-type="float" office:value="-0.0694436132534993" calcext:value-type="float">
            <text:p>-0,069443613253499</text:p>
          </table:table-cell>
          <table:table-cell/>
          <table:table-cell table:formula="of:=([.B1983]-[.F19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0.0477775545556592" calcext:value-type="float">
            <text:p>-0,047777554555659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office:value-type="float" office:value="-0.0477775545556592" calcext:value-type="float">
            <text:p>-0,047777554555659</text:p>
          </table:table-cell>
          <table:table-cell/>
          <table:table-cell table:formula="of:=([.B1984]-[.F19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024511145599305" calcext:value-type="float">
            <text:p>0,024511145599305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float" office:value="0.024511145599305" calcext:value-type="float">
            <text:p>0,024511145599305</text:p>
          </table:table-cell>
          <table:table-cell/>
          <table:table-cell table:formula="of:=([.B1985]-[.F19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0.0227320675482197" calcext:value-type="float">
            <text:p>-0,0227320675482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office:value-type="float" office:value="-0.0227320675482197" calcext:value-type="float">
            <text:p>-0,02273206754822</text:p>
          </table:table-cell>
          <table:table-cell/>
          <table:table-cell table:formula="of:=([.B1986]-[.F19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0664579024822966" calcext:value-type="float">
            <text:p>0,00664579024823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office:value-type="float" office:value="0.00664579024822966" calcext:value-type="float">
            <text:p>0,00664579024823</text:p>
          </table:table-cell>
          <table:table-cell/>
          <table:table-cell table:formula="of:=([.B1987]-[.F19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0.0109111534240793" calcext:value-type="float">
            <text:p>-0,010911153424079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-0.0109111534240793" calcext:value-type="float">
            <text:p>-0,010911153424079</text:p>
          </table:table-cell>
          <table:table-cell/>
          <table:table-cell table:formula="of:=([.B1988]-[.F19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0.030039377822318" calcext:value-type="float">
            <text:p>-0,030039377822318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-0.030039377822318" calcext:value-type="float">
            <text:p>-0,030039377822318</text:p>
          </table:table-cell>
          <table:table-cell/>
          <table:table-cell table:formula="of:=([.B1989]-[.F19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-0.0614291741345808" calcext:value-type="float">
            <text:p>-0,061429174134581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office:value-type="float" office:value="-0.0614291741345808" calcext:value-type="float">
            <text:p>-0,061429174134581</text:p>
          </table:table-cell>
          <table:table-cell/>
          <table:table-cell table:formula="of:=([.B1990]-[.F19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0459463378709082" calcext:value-type="float">
            <text:p>0,045946337870908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float" office:value="0.0459463378709082" calcext:value-type="float">
            <text:p>0,045946337870908</text:p>
          </table:table-cell>
          <table:table-cell/>
          <table:table-cell table:formula="of:=([.B1991]-[.F19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-0.0721457363727748" calcext:value-type="float">
            <text:p>-0,072145736372775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-0.0721457363727748" calcext:value-type="float">
            <text:p>-0,072145736372775</text:p>
          </table:table-cell>
          <table:table-cell/>
          <table:table-cell table:formula="of:=([.B1992]-[.F19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0.0377873933799973" calcext:value-type="float">
            <text:p>-0,03778739337999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float" office:value="-0.0377873933799973" calcext:value-type="float">
            <text:p>-0,037787393379997</text:p>
          </table:table-cell>
          <table:table-cell/>
          <table:table-cell table:formula="of:=([.B1993]-[.F19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0.0431983099263448" calcext:value-type="float">
            <text:p>-0,043198309926345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-0.0431983099263448" calcext:value-type="float">
            <text:p>-0,043198309926345</text:p>
          </table:table-cell>
          <table:table-cell/>
          <table:table-cell table:formula="of:=([.B1994]-[.F19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165076015758843" calcext:value-type="float">
            <text:p>0,165076015758843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0.165076015758843" calcext:value-type="float">
            <text:p>0,165076015758843</text:p>
          </table:table-cell>
          <table:table-cell/>
          <table:table-cell table:formula="of:=([.B1995]-[.F19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12194090058469" calcext:value-type="float">
            <text:p>0,12194090058469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0.12194090058469" calcext:value-type="float">
            <text:p>0,12194090058469</text:p>
          </table:table-cell>
          <table:table-cell/>
          <table:table-cell table:formula="of:=([.B1996]-[.F19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0.00548633432995909" calcext:value-type="float">
            <text:p>-0,005486334329959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float" office:value="-0.00548633432995909" calcext:value-type="float">
            <text:p>-0,005486334329959</text:p>
          </table:table-cell>
          <table:table-cell/>
          <table:table-cell table:formula="of:=([.B1997]-[.F19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0.0820042942282798" calcext:value-type="float">
            <text:p>-0,08200429422828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float" office:value="-0.0820042942282798" calcext:value-type="float">
            <text:p>-0,08200429422828</text:p>
          </table:table-cell>
          <table:table-cell/>
          <table:table-cell table:formula="of:=([.B1998]-[.F19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0.0522829421508525" calcext:value-type="float">
            <text:p>-0,052282942150853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float" office:value="-0.0522829421508525" calcext:value-type="float">
            <text:p>-0,052282942150853</text:p>
          </table:table-cell>
          <table:table-cell/>
          <table:table-cell table:formula="of:=([.B1999]-[.F19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388661635332205" calcext:value-type="float">
            <text:p>0,038866163533221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office:value-type="float" office:value="0.0388661635332205" calcext:value-type="float">
            <text:p>0,038866163533221</text:p>
          </table:table-cell>
          <table:table-cell/>
          <table:table-cell table:formula="of:=([.B2000]-[.F20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0.0649872726736393" calcext:value-type="float">
            <text:p>-0,064987272673639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-0.0649872726736393" calcext:value-type="float">
            <text:p>-0,064987272673639</text:p>
          </table:table-cell>
          <table:table-cell/>
          <table:table-cell table:formula="of:=([.B2001]-[.F20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0.0234052259419999" calcext:value-type="float">
            <text:p>-0,023405225942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-0.0234052259419999" calcext:value-type="float">
            <text:p>-0,023405225942</text:p>
          </table:table-cell>
          <table:table-cell/>
          <table:table-cell table:formula="of:=([.B2002]-[.F20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0.049049890250816" calcext:value-type="float">
            <text:p>-0,049049890250816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-0.049049890250816" calcext:value-type="float">
            <text:p>-0,049049890250816</text:p>
          </table:table-cell>
          <table:table-cell/>
          <table:table-cell table:formula="of:=([.B2003]-[.F20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72403093637949" calcext:value-type="float">
            <text:p>0,002724030936379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0.00272403093637949" calcext:value-type="float">
            <text:p>0,002724030936379</text:p>
          </table:table-cell>
          <table:table-cell/>
          <table:table-cell table:formula="of:=([.B2004]-[.F20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178195528730716" calcext:value-type="float">
            <text:p>0,178195528730716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0.178195528730716" calcext:value-type="float">
            <text:p>0,178195528730716</text:p>
          </table:table-cell>
          <table:table-cell/>
          <table:table-cell table:formula="of:=([.B2005]-[.F20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50816562724928" calcext:value-type="float">
            <text:p>0,150816562724928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0.150816562724928" calcext:value-type="float">
            <text:p>0,150816562724928</text:p>
          </table:table-cell>
          <table:table-cell/>
          <table:table-cell table:formula="of:=([.B2006]-[.F20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-0.0431320082558917" calcext:value-type="float">
            <text:p>-0,043132008255892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style-name="ce1" office:value-type="float" office:value="-0.0431320082558917" calcext:value-type="float">
            <text:p>-4,31E-02</text:p>
          </table:table-cell>
          <table:table-cell/>
          <table:table-cell table:formula="of:=([.B2007]-[.F20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0.0382041803581397" calcext:value-type="float">
            <text:p>-0,03820418035814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-0.0382041803581397" calcext:value-type="float">
            <text:p>-0,03820418035814</text:p>
          </table:table-cell>
          <table:table-cell/>
          <table:table-cell table:formula="of:=([.B2008]-[.F20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-0.0360679922635296" calcext:value-type="float">
            <text:p>-0,03606799226353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-0.0360679922635296" calcext:value-type="float">
            <text:p>-0,03606799226353</text:p>
          </table:table-cell>
          <table:table-cell/>
          <table:table-cell table:formula="of:=([.B2009]-[.F20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0.0777592304365507" calcext:value-type="float">
            <text:p>-0,077759230436551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-0.0777592304365507" calcext:value-type="float">
            <text:p>-0,077759230436551</text:p>
          </table:table-cell>
          <table:table-cell/>
          <table:table-cell table:formula="of:=([.B2010]-[.F20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0.0462787466589786" calcext:value-type="float">
            <text:p>-0,046278746658979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-0.0462787466589786" calcext:value-type="float">
            <text:p>-0,046278746658979</text:p>
          </table:table-cell>
          <table:table-cell/>
          <table:table-cell table:formula="of:=([.B2011]-[.F20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-0.0146521275357144" calcext:value-type="float">
            <text:p>-0,014652127535714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-0.0146521275357144" calcext:value-type="float">
            <text:p>-0,014652127535714</text:p>
          </table:table-cell>
          <table:table-cell/>
          <table:table-cell table:formula="of:=([.B2012]-[.F20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121609110022197" calcext:value-type="float">
            <text:p>0,121609110022197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0.121609110022197" calcext:value-type="float">
            <text:p>0,121609110022197</text:p>
          </table:table-cell>
          <table:table-cell/>
          <table:table-cell table:formula="of:=([.B2013]-[.F20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0.0133882612943937" calcext:value-type="float">
            <text:p>-0,013388261294394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-0.0133882612943937" calcext:value-type="float">
            <text:p>-0,013388261294394</text:p>
          </table:table-cell>
          <table:table-cell/>
          <table:table-cell table:formula="of:=([.B2014]-[.F20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-0.053892693590697" calcext:value-type="float">
            <text:p>-0,053892693590697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-0.053892693590697" calcext:value-type="float">
            <text:p>-0,053892693590697</text:p>
          </table:table-cell>
          <table:table-cell/>
          <table:table-cell table:formula="of:=([.B2015]-[.F20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44450082451218" calcext:value-type="float">
            <text:p>0,144450082451218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0.144450082451218" calcext:value-type="float">
            <text:p>0,144450082451218</text:p>
          </table:table-cell>
          <table:table-cell/>
          <table:table-cell table:formula="of:=([.B2016]-[.F20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-0.0783675781907926" calcext:value-type="float">
            <text:p>-0,078367578190793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-0.0783675781907926" calcext:value-type="float">
            <text:p>-0,078367578190793</text:p>
          </table:table-cell>
          <table:table-cell/>
          <table:table-cell table:formula="of:=([.B2017]-[.F20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80350029114191" calcext:value-type="float">
            <text:p>0,180350029114191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office:value-type="float" office:value="0.180350029114191" calcext:value-type="float">
            <text:p>0,180350029114191</text:p>
          </table:table-cell>
          <table:table-cell/>
          <table:table-cell table:formula="of:=([.B2018]-[.F20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73814589463832" calcext:value-type="float">
            <text:p>0,173814589463832</text:p>
          </table:table-cell>
          <table:table-cell table:number-columns-repeated="2"/>
          <table:table-cell office:value-type="float" office:value="2017" calcext:value-type="float">
            <text:p>2017</text:p>
          </table:table-cell>
          <table:table-cell office:value-type="float" office:value="0.173814589463832" calcext:value-type="float">
            <text:p>0,173814589463832</text:p>
          </table:table-cell>
          <table:table-cell/>
          <table:table-cell table:formula="of:=([.B2019]-[.F20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.0206088282736773" calcext:value-type="float">
            <text:p>0,020608828273677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0.0206088282736773" calcext:value-type="float">
            <text:p>0,020608828273677</text:p>
          </table:table-cell>
          <table:table-cell/>
          <table:table-cell table:formula="of:=([.B2020]-[.F20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-0.0394713992504353" calcext:value-type="float">
            <text:p>-0,039471399250435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-0.0394713992504353" calcext:value-type="float">
            <text:p>-0,039471399250435</text:p>
          </table:table-cell>
          <table:table-cell/>
          <table:table-cell table:formula="of:=([.B2021]-[.F20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0.0959264406471764" calcext:value-type="float">
            <text:p>-0,095926440647176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-0.0959264406471764" calcext:value-type="float">
            <text:p>-0,095926440647177</text:p>
          </table:table-cell>
          <table:table-cell/>
          <table:table-cell table:formula="of:=([.B2022]-[.F20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-0.00420698417746487" calcext:value-type="float">
            <text:p>-0,004206984177465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-0.00420698417746487" calcext:value-type="float">
            <text:p>-0,004206984177465</text:p>
          </table:table-cell>
          <table:table-cell/>
          <table:table-cell table:formula="of:=([.B2023]-[.F20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-0.0683309000764718" calcext:value-type="float">
            <text:p>-0,068330900076472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-0.0683309000764718" calcext:value-type="float">
            <text:p>-0,068330900076472</text:p>
          </table:table-cell>
          <table:table-cell/>
          <table:table-cell table:formula="of:=([.B2024]-[.F20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144552155884211" calcext:value-type="float">
            <text:p>0,144552155884211</text:p>
          </table:table-cell>
          <table:table-cell table:number-columns-repeated="2"/>
          <table:table-cell office:value-type="float" office:value="2023" calcext:value-type="float">
            <text:p>2023</text:p>
          </table:table-cell>
          <table:table-cell office:value-type="float" office:value="0.144552155884211" calcext:value-type="float">
            <text:p>0,144552155884211</text:p>
          </table:table-cell>
          <table:table-cell/>
          <table:table-cell table:formula="of:=([.B2025]-[.F20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-0.0196626517347144" calcext:value-type="float">
            <text:p>-0,019662651734714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office:value-type="float" office:value="-0.0196626517347144" calcext:value-type="float">
            <text:p>-0,019662651734714</text:p>
          </table:table-cell>
          <table:table-cell/>
          <table:table-cell table:formula="of:=([.B2026]-[.F20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.0411985555523908" calcext:value-type="float">
            <text:p>0,041198555552391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office:value-type="float" office:value="0.0411985555523908" calcext:value-type="float">
            <text:p>0,041198555552391</text:p>
          </table:table-cell>
          <table:table-cell/>
          <table:table-cell table:formula="of:=([.B2027]-[.F20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.124346270560093" calcext:value-type="float">
            <text:p>0,124346270560093</text:p>
          </table:table-cell>
          <table:table-cell table:number-columns-repeated="2"/>
          <table:table-cell office:value-type="float" office:value="2026" calcext:value-type="float">
            <text:p>2026</text:p>
          </table:table-cell>
          <table:table-cell office:value-type="float" office:value="0.124346270560093" calcext:value-type="float">
            <text:p>0,124346270560093</text:p>
          </table:table-cell>
          <table:table-cell/>
          <table:table-cell table:formula="of:=([.B2028]-[.F20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.0498035111604806" calcext:value-type="float">
            <text:p>0,049803511160481</text:p>
          </table:table-cell>
          <table:table-cell table:number-columns-repeated="2"/>
          <table:table-cell office:value-type="float" office:value="2027" calcext:value-type="float">
            <text:p>2027</text:p>
          </table:table-cell>
          <table:table-cell office:value-type="float" office:value="0.0498035111604806" calcext:value-type="float">
            <text:p>0,049803511160481</text:p>
          </table:table-cell>
          <table:table-cell/>
          <table:table-cell table:formula="of:=([.B2029]-[.F20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-0.0694991250955947" calcext:value-type="float">
            <text:p>-0,069499125095595</text:p>
          </table:table-cell>
          <table:table-cell table:number-columns-repeated="2"/>
          <table:table-cell office:value-type="float" office:value="2028" calcext:value-type="float">
            <text:p>2028</text:p>
          </table:table-cell>
          <table:table-cell office:value-type="float" office:value="-0.0694991250955947" calcext:value-type="float">
            <text:p>-0,069499125095595</text:p>
          </table:table-cell>
          <table:table-cell/>
          <table:table-cell table:formula="of:=([.B2030]-[.F20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-0.0298833234994833" calcext:value-type="float">
            <text:p>-0,029883323499483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-0.0298833234994833" calcext:value-type="float">
            <text:p>-0,029883323499483</text:p>
          </table:table-cell>
          <table:table-cell/>
          <table:table-cell table:formula="of:=([.B2031]-[.F20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-0.0199992338752525" calcext:value-type="float">
            <text:p>-0,019999233875253</text:p>
          </table:table-cell>
          <table:table-cell table:number-columns-repeated="2"/>
          <table:table-cell office:value-type="float" office:value="2030" calcext:value-type="float">
            <text:p>2030</text:p>
          </table:table-cell>
          <table:table-cell office:value-type="float" office:value="-0.0199992338752525" calcext:value-type="float">
            <text:p>-0,019999233875253</text:p>
          </table:table-cell>
          <table:table-cell/>
          <table:table-cell table:formula="of:=([.B2032]-[.F20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style-name="ce1" office:value-type="float" office:value="0.000000363649139564919" calcext:value-type="float">
            <text:p>3,64E-07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table:style-name="ce1" office:value-type="float" office:value="0.000000363649139564919" calcext:value-type="float">
            <text:p>3,64E-07</text:p>
          </table:table-cell>
          <table:table-cell/>
          <table:table-cell table:formula="of:=([.B2033]-[.F20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.00123455092569139" calcext:value-type="float">
            <text:p>0,001234550925691</text:p>
          </table:table-cell>
          <table:table-cell table:number-columns-repeated="2"/>
          <table:table-cell office:value-type="float" office:value="2032" calcext:value-type="float">
            <text:p>2032</text:p>
          </table:table-cell>
          <table:table-cell office:value-type="float" office:value="0.00123455092569139" calcext:value-type="float">
            <text:p>0,001234550925691</text:p>
          </table:table-cell>
          <table:table-cell/>
          <table:table-cell table:formula="of:=([.B2034]-[.F20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.0283497369335454" calcext:value-type="float">
            <text:p>0,028349736933545</text:p>
          </table:table-cell>
          <table:table-cell table:number-columns-repeated="2"/>
          <table:table-cell office:value-type="float" office:value="2033" calcext:value-type="float">
            <text:p>2033</text:p>
          </table:table-cell>
          <table:table-cell office:value-type="float" office:value="0.0283497369335454" calcext:value-type="float">
            <text:p>0,028349736933545</text:p>
          </table:table-cell>
          <table:table-cell/>
          <table:table-cell table:formula="of:=([.B2035]-[.F20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0518628930391248" calcext:value-type="float">
            <text:p>0,051862893039125</text:p>
          </table:table-cell>
          <table:table-cell table:number-columns-repeated="2"/>
          <table:table-cell office:value-type="float" office:value="2034" calcext:value-type="float">
            <text:p>2034</text:p>
          </table:table-cell>
          <table:table-cell office:value-type="float" office:value="0.0518628930391248" calcext:value-type="float">
            <text:p>0,051862893039125</text:p>
          </table:table-cell>
          <table:table-cell/>
          <table:table-cell table:formula="of:=([.B2036]-[.F20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-0.0354829290175439" calcext:value-type="float">
            <text:p>-0,035482929017544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office:value-type="float" office:value="-0.0354829290175439" calcext:value-type="float">
            <text:p>-0,035482929017544</text:p>
          </table:table-cell>
          <table:table-cell/>
          <table:table-cell table:formula="of:=([.B2037]-[.F20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.141365736493333" calcext:value-type="float">
            <text:p>0,141365736493333</text:p>
          </table:table-cell>
          <table:table-cell table:number-columns-repeated="2"/>
          <table:table-cell office:value-type="float" office:value="2036" calcext:value-type="float">
            <text:p>2036</text:p>
          </table:table-cell>
          <table:table-cell office:value-type="float" office:value="0.141365736493333" calcext:value-type="float">
            <text:p>0,141365736493333</text:p>
          </table:table-cell>
          <table:table-cell/>
          <table:table-cell table:formula="of:=([.B2038]-[.F20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.00978131315753703" calcext:value-type="float">
            <text:p>0,009781313157537</text:p>
          </table:table-cell>
          <table:table-cell table:number-columns-repeated="2"/>
          <table:table-cell office:value-type="float" office:value="2037" calcext:value-type="float">
            <text:p>2037</text:p>
          </table:table-cell>
          <table:table-cell office:value-type="float" office:value="0.00978131315753703" calcext:value-type="float">
            <text:p>0,009781313157537</text:p>
          </table:table-cell>
          <table:table-cell/>
          <table:table-cell table:formula="of:=([.B2039]-[.F20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-0.0335625515218114" calcext:value-type="float">
            <text:p>-0,033562551521811</text:p>
          </table:table-cell>
          <table:table-cell table:number-columns-repeated="2"/>
          <table:table-cell office:value-type="float" office:value="2038" calcext:value-type="float">
            <text:p>2038</text:p>
          </table:table-cell>
          <table:table-cell office:value-type="float" office:value="-0.0335625515218114" calcext:value-type="float">
            <text:p>-0,033562551521812</text:p>
          </table:table-cell>
          <table:table-cell/>
          <table:table-cell table:formula="of:=([.B2040]-[.F20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.0450283648434386" calcext:value-type="float">
            <text:p>0,045028364843439</text:p>
          </table:table-cell>
          <table:table-cell table:number-columns-repeated="2"/>
          <table:table-cell office:value-type="float" office:value="2039" calcext:value-type="float">
            <text:p>2039</text:p>
          </table:table-cell>
          <table:table-cell office:value-type="float" office:value="0.0450283648434386" calcext:value-type="float">
            <text:p>0,045028364843439</text:p>
          </table:table-cell>
          <table:table-cell/>
          <table:table-cell table:formula="of:=([.B2041]-[.F20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.0447573593697083" calcext:value-type="float">
            <text:p>0,044757359369708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office:value-type="float" office:value="0.0447573593697083" calcext:value-type="float">
            <text:p>0,044757359369708</text:p>
          </table:table-cell>
          <table:table-cell/>
          <table:table-cell table:formula="of:=([.B2042]-[.F20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.108516801690577" calcext:value-type="float">
            <text:p>0,108516801690577</text:p>
          </table:table-cell>
          <table:table-cell table:number-columns-repeated="2"/>
          <table:table-cell office:value-type="float" office:value="2041" calcext:value-type="float">
            <text:p>2041</text:p>
          </table:table-cell>
          <table:table-cell office:value-type="float" office:value="0.108516801690577" calcext:value-type="float">
            <text:p>0,108516801690577</text:p>
          </table:table-cell>
          <table:table-cell/>
          <table:table-cell table:formula="of:=([.B2043]-[.F2043])^2" office:value-type="float" office:value="1.97215226305253E-031" calcext:value-type="float">
            <text:p>1,97215226305253E-31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-0.0137929975233235" calcext:value-type="float">
            <text:p>-0,013792997523324</text:p>
          </table:table-cell>
          <table:table-cell table:number-columns-repeated="2"/>
          <table:table-cell office:value-type="float" office:value="2042" calcext:value-type="float">
            <text:p>2042</text:p>
          </table:table-cell>
          <table:table-cell office:value-type="float" office:value="-0.0137929975233235" calcext:value-type="float">
            <text:p>-0,013792997523324</text:p>
          </table:table-cell>
          <table:table-cell/>
          <table:table-cell table:formula="of:=([.B2044]-[.F20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-0.035877190064082" calcext:value-type="float">
            <text:p>-0,035877190064082</text:p>
          </table:table-cell>
          <table:table-cell table:number-columns-repeated="2"/>
          <table:table-cell office:value-type="float" office:value="2043" calcext:value-type="float">
            <text:p>2043</text:p>
          </table:table-cell>
          <table:table-cell office:value-type="float" office:value="-0.035877190064082" calcext:value-type="float">
            <text:p>-0,035877190064082</text:p>
          </table:table-cell>
          <table:table-cell/>
          <table:table-cell table:formula="of:=([.B2045]-[.F20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-0.0265848490065611" calcext:value-type="float">
            <text:p>-0,026584849006561</text:p>
          </table:table-cell>
          <table:table-cell table:number-columns-repeated="2"/>
          <table:table-cell office:value-type="float" office:value="2044" calcext:value-type="float">
            <text:p>2044</text:p>
          </table:table-cell>
          <table:table-cell office:value-type="float" office:value="-0.0265848490065611" calcext:value-type="float">
            <text:p>-0,026584849006561</text:p>
          </table:table-cell>
          <table:table-cell/>
          <table:table-cell table:formula="of:=([.B2046]-[.F20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.00659927507836687" calcext:value-type="float">
            <text:p>0,006599275078367</text:p>
          </table:table-cell>
          <table:table-cell table:number-columns-repeated="2"/>
          <table:table-cell office:value-type="float" office:value="2045" calcext:value-type="float">
            <text:p>2045</text:p>
          </table:table-cell>
          <table:table-cell office:value-type="float" office:value="0.00659927507836687" calcext:value-type="float">
            <text:p>0,006599275078367</text:p>
          </table:table-cell>
          <table:table-cell/>
          <table:table-cell table:formula="of:=([.B2047]-[.F20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-0.0461153349215968" calcext:value-type="float">
            <text:p>-0,046115334921597</text:p>
          </table:table-cell>
          <table:table-cell table:number-columns-repeated="2"/>
          <table:table-cell office:value-type="float" office:value="2046" calcext:value-type="float">
            <text:p>2046</text:p>
          </table:table-cell>
          <table:table-cell office:value-type="float" office:value="-0.0461153349215968" calcext:value-type="float">
            <text:p>-0,046115334921597</text:p>
          </table:table-cell>
          <table:table-cell/>
          <table:table-cell table:formula="of:=([.B2048]-[.F20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.0450283648434386" calcext:value-type="float">
            <text:p>0,045028364843439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office:value-type="float" office:value="0.0450283648434386" calcext:value-type="float">
            <text:p>0,045028364843439</text:p>
          </table:table-cell>
          <table:table-cell/>
          <table:table-cell table:formula="of:=([.B2049]-[.F20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421975681285179" calcext:value-type="float">
            <text:p>0,042197568128518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421975681285179" calcext:value-type="float">
            <text:p>0,042197568128518</text:p>
          </table:table-cell>
          <table:table-cell/>
          <table:table-cell table:formula="of:=([.B2050]-[.F20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table:style-name="ce1" office:value-type="float" office:value="-0.0000579210159382385" calcext:value-type="float">
            <text:p>-5,79E-05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table:style-name="ce1" office:value-type="float" office:value="-0.0000579210159382385" calcext:value-type="float">
            <text:p>-5,79E-05</text:p>
          </table:table-cell>
          <table:table-cell/>
          <table:table-cell table:formula="of:=([.B2051]-[.F20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-0.00359473510680579" calcext:value-type="float">
            <text:p>-0,003594735106806</text:p>
          </table:table-cell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-0.00359473510680579" calcext:value-type="float">
            <text:p>-0,003594735106806</text:p>
          </table:table-cell>
          <table:table-cell/>
          <table:table-cell table:formula="of:=([.B2052]-[.F20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-0.0475799513650852" calcext:value-type="float">
            <text:p>-0,047579951365085</text:p>
          </table:table-cell>
          <table:table-cell table:number-columns-repeated="2"/>
          <table:table-cell office:value-type="float" office:value="2051" calcext:value-type="float">
            <text:p>2051</text:p>
          </table:table-cell>
          <table:table-cell office:value-type="float" office:value="-0.0475799513650852" calcext:value-type="float">
            <text:p>-0,047579951365085</text:p>
          </table:table-cell>
          <table:table-cell/>
          <table:table-cell table:formula="of:=([.B2053]-[.F20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.0364936231857138" calcext:value-type="float">
            <text:p>0,036493623185714</text:p>
          </table:table-cell>
          <table:table-cell table:number-columns-repeated="2"/>
          <table:table-cell office:value-type="float" office:value="2052" calcext:value-type="float">
            <text:p>2052</text:p>
          </table:table-cell>
          <table:table-cell office:value-type="float" office:value="0.0364936231857138" calcext:value-type="float">
            <text:p>0,036493623185714</text:p>
          </table:table-cell>
          <table:table-cell/>
          <table:table-cell table:formula="of:=([.B2054]-[.F20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.0357578628151505" calcext:value-type="float">
            <text:p>0,035757862815151</text:p>
          </table:table-cell>
          <table:table-cell table:number-columns-repeated="2"/>
          <table:table-cell office:value-type="float" office:value="2053" calcext:value-type="float">
            <text:p>2053</text:p>
          </table:table-cell>
          <table:table-cell office:value-type="float" office:value="0.0357578628151505" calcext:value-type="float">
            <text:p>0,035757862815151</text:p>
          </table:table-cell>
          <table:table-cell/>
          <table:table-cell table:formula="of:=([.B2055]-[.F20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.0228600526453393" calcext:value-type="float">
            <text:p>0,022860052645339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float" office:value="0.0228600526453393" calcext:value-type="float">
            <text:p>0,022860052645339</text:p>
          </table:table-cell>
          <table:table-cell/>
          <table:table-cell table:formula="of:=([.B2056]-[.F20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-0.0452458623900541" calcext:value-type="float">
            <text:p>-0,045245862390054</text:p>
          </table:table-cell>
          <table:table-cell table:number-columns-repeated="2"/>
          <table:table-cell office:value-type="float" office:value="2055" calcext:value-type="float">
            <text:p>2055</text:p>
          </table:table-cell>
          <table:table-cell office:value-type="float" office:value="-0.0452458623900541" calcext:value-type="float">
            <text:p>-0,045245862390054</text:p>
          </table:table-cell>
          <table:table-cell/>
          <table:table-cell table:formula="of:=([.B2057]-[.F20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-0.0359927002712804" calcext:value-type="float">
            <text:p>-0,03599270027128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-0.0359927002712804" calcext:value-type="float">
            <text:p>-0,03599270027128</text:p>
          </table:table-cell>
          <table:table-cell/>
          <table:table-cell table:formula="of:=([.B2058]-[.F20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-0.060484092977701" calcext:value-type="float">
            <text:p>-0,060484092977701</text:p>
          </table:table-cell>
          <table:table-cell table:number-columns-repeated="2"/>
          <table:table-cell office:value-type="float" office:value="2057" calcext:value-type="float">
            <text:p>2057</text:p>
          </table:table-cell>
          <table:table-cell office:value-type="float" office:value="-0.060484092977701" calcext:value-type="float">
            <text:p>-0,060484092977701</text:p>
          </table:table-cell>
          <table:table-cell/>
          <table:table-cell table:formula="of:=([.B2059]-[.F20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-0.0173375320660216" calcext:value-type="float">
            <text:p>-0,017337532066022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-0.0173375320660216" calcext:value-type="float">
            <text:p>-0,017337532066022</text:p>
          </table:table-cell>
          <table:table-cell/>
          <table:table-cell table:formula="of:=([.B2060]-[.F20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-0.0312548176883628" calcext:value-type="float">
            <text:p>-0,031254817688363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-0.0312548176883628" calcext:value-type="float">
            <text:p>-0,031254817688363</text:p>
          </table:table-cell>
          <table:table-cell/>
          <table:table-cell table:formula="of:=([.B2061]-[.F20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-0.045955481229273" calcext:value-type="float">
            <text:p>-0,045955481229273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-0.045955481229273" calcext:value-type="float">
            <text:p>-0,045955481229273</text:p>
          </table:table-cell>
          <table:table-cell/>
          <table:table-cell table:formula="of:=([.B2062]-[.F20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-0.058700013247195" calcext:value-type="float">
            <text:p>-0,058700013247195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-0.058700013247195" calcext:value-type="float">
            <text:p>-0,058700013247195</text:p>
          </table:table-cell>
          <table:table-cell/>
          <table:table-cell table:formula="of:=([.B2063]-[.F20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-0.0130059984444882" calcext:value-type="float">
            <text:p>-0,013005998444488</text:p>
          </table:table-cell>
          <table:table-cell table:number-columns-repeated="2"/>
          <table:table-cell office:value-type="float" office:value="2062" calcext:value-type="float">
            <text:p>2062</text:p>
          </table:table-cell>
          <table:table-cell office:value-type="float" office:value="-0.0130059984444882" calcext:value-type="float">
            <text:p>-0,013005998444488</text:p>
          </table:table-cell>
          <table:table-cell/>
          <table:table-cell table:formula="of:=([.B2064]-[.F2064])^2" office:value-type="float" office:value="2.19375457727859E-033" calcext:value-type="float">
            <text:p>2,19375457727859E-33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.0518628930391248" calcext:value-type="float">
            <text:p>0,051862893039125</text:p>
          </table:table-cell>
          <table:table-cell table:number-columns-repeated="2"/>
          <table:table-cell office:value-type="float" office:value="2063" calcext:value-type="float">
            <text:p>2063</text:p>
          </table:table-cell>
          <table:table-cell office:value-type="float" office:value="0.0518628930391248" calcext:value-type="float">
            <text:p>0,051862893039125</text:p>
          </table:table-cell>
          <table:table-cell/>
          <table:table-cell table:formula="of:=([.B2065]-[.F20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.00188437768790964" calcext:value-type="float">
            <text:p>0,00188437768791</text:p>
          </table:table-cell>
          <table:table-cell table:number-columns-repeated="2"/>
          <table:table-cell office:value-type="float" office:value="2064" calcext:value-type="float">
            <text:p>2064</text:p>
          </table:table-cell>
          <table:table-cell office:value-type="float" office:value="0.00188437768790964" calcext:value-type="float">
            <text:p>0,00188437768791</text:p>
          </table:table-cell>
          <table:table-cell/>
          <table:table-cell table:formula="of:=([.B2066]-[.F20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-0.0491613674296427" calcext:value-type="float">
            <text:p>-0,049161367429643</text:p>
          </table:table-cell>
          <table:table-cell table:number-columns-repeated="2"/>
          <table:table-cell office:value-type="float" office:value="2065" calcext:value-type="float">
            <text:p>2065</text:p>
          </table:table-cell>
          <table:table-cell office:value-type="float" office:value="-0.0491613674296427" calcext:value-type="float">
            <text:p>-0,049161367429643</text:p>
          </table:table-cell>
          <table:table-cell/>
          <table:table-cell table:formula="of:=([.B2067]-[.F20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-0.0971084211129636" calcext:value-type="float">
            <text:p>-0,097108421112964</text:p>
          </table:table-cell>
          <table:table-cell table:number-columns-repeated="2"/>
          <table:table-cell office:value-type="float" office:value="2066" calcext:value-type="float">
            <text:p>2066</text:p>
          </table:table-cell>
          <table:table-cell office:value-type="float" office:value="-0.0971084211129636" calcext:value-type="float">
            <text:p>-0,097108421112964</text:p>
          </table:table-cell>
          <table:table-cell/>
          <table:table-cell table:formula="of:=([.B2068]-[.F20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-0.0382281219506477" calcext:value-type="float">
            <text:p>-0,038228121950648</text:p>
          </table:table-cell>
          <table:table-cell table:number-columns-repeated="2"/>
          <table:table-cell office:value-type="float" office:value="2067" calcext:value-type="float">
            <text:p>2067</text:p>
          </table:table-cell>
          <table:table-cell office:value-type="float" office:value="-0.0382281219506477" calcext:value-type="float">
            <text:p>-0,038228121950648</text:p>
          </table:table-cell>
          <table:table-cell/>
          <table:table-cell table:formula="of:=([.B2069]-[.F20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-0.0533950028527754" calcext:value-type="float">
            <text:p>-0,05339500285277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-0.0533950028527754" calcext:value-type="float">
            <text:p>-0,053395002852776</text:p>
          </table:table-cell>
          <table:table-cell/>
          <table:table-cell table:formula="of:=([.B2070]-[.F20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-0.0438463932038465" calcext:value-type="float">
            <text:p>-0,043846393203847</text:p>
          </table:table-cell>
          <table:table-cell table:number-columns-repeated="2"/>
          <table:table-cell office:value-type="float" office:value="2069" calcext:value-type="float">
            <text:p>2069</text:p>
          </table:table-cell>
          <table:table-cell office:value-type="float" office:value="-0.0438463932038465" calcext:value-type="float">
            <text:p>-0,043846393203847</text:p>
          </table:table-cell>
          <table:table-cell/>
          <table:table-cell table:formula="of:=([.B2071]-[.F20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-0.0854167278669629" calcext:value-type="float">
            <text:p>-0,085416727866963</text:p>
          </table:table-cell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-0.0854167278669629" calcext:value-type="float">
            <text:p>-0,085416727866963</text:p>
          </table:table-cell>
          <table:table-cell/>
          <table:table-cell table:formula="of:=([.B2072]-[.F20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-0.0409541746149016" calcext:value-type="float">
            <text:p>-0,040954174614902</text:p>
          </table:table-cell>
          <table:table-cell table:number-columns-repeated="2"/>
          <table:table-cell office:value-type="float" office:value="2071" calcext:value-type="float">
            <text:p>2071</text:p>
          </table:table-cell>
          <table:table-cell office:value-type="float" office:value="-0.0409541746149016" calcext:value-type="float">
            <text:p>-0,040954174614902</text:p>
          </table:table-cell>
          <table:table-cell/>
          <table:table-cell table:formula="of:=([.B2073]-[.F20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.0406643278581596" calcext:value-type="float">
            <text:p>0,04066432785816</text:p>
          </table:table-cell>
          <table:table-cell table:number-columns-repeated="2"/>
          <table:table-cell office:value-type="float" office:value="2072" calcext:value-type="float">
            <text:p>2072</text:p>
          </table:table-cell>
          <table:table-cell office:value-type="float" office:value="0.0406643278581596" calcext:value-type="float">
            <text:p>0,04066432785816</text:p>
          </table:table-cell>
          <table:table-cell/>
          <table:table-cell table:formula="of:=([.B2074]-[.F20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-0.0343316105895654" calcext:value-type="float">
            <text:p>-0,034331610589565</text:p>
          </table:table-cell>
          <table:table-cell table:number-columns-repeated="2"/>
          <table:table-cell office:value-type="float" office:value="2073" calcext:value-type="float">
            <text:p>2073</text:p>
          </table:table-cell>
          <table:table-cell office:value-type="float" office:value="-0.0343316105895654" calcext:value-type="float">
            <text:p>-0,034331610589565</text:p>
          </table:table-cell>
          <table:table-cell/>
          <table:table-cell table:formula="of:=([.B2075]-[.F20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-0.0165879851203429" calcext:value-type="float">
            <text:p>-0,016587985120343</text:p>
          </table:table-cell>
          <table:table-cell table:number-columns-repeated="2"/>
          <table:table-cell office:value-type="float" office:value="2074" calcext:value-type="float">
            <text:p>2074</text:p>
          </table:table-cell>
          <table:table-cell office:value-type="float" office:value="-0.0165879851203429" calcext:value-type="float">
            <text:p>-0,016587985120343</text:p>
          </table:table-cell>
          <table:table-cell/>
          <table:table-cell table:formula="of:=([.B2076]-[.F20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-0.0304102410216936" calcext:value-type="float">
            <text:p>-0,030410241021694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office:value-type="float" office:value="-0.0304102410216936" calcext:value-type="float">
            <text:p>-0,030410241021694</text:p>
          </table:table-cell>
          <table:table-cell/>
          <table:table-cell table:formula="of:=([.B2077]-[.F20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-0.00633673445112504" calcext:value-type="float">
            <text:p>-0,006336734451125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-0.00633673445112504" calcext:value-type="float">
            <text:p>-0,006336734451125</text:p>
          </table:table-cell>
          <table:table-cell/>
          <table:table-cell table:formula="of:=([.B2078]-[.F20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.0265743235660986" calcext:value-type="float">
            <text:p>0,02657432356609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0.0265743235660986" calcext:value-type="float">
            <text:p>0,026574323566099</text:p>
          </table:table-cell>
          <table:table-cell/>
          <table:table-cell table:formula="of:=([.B2079]-[.F20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-0.025837491706842" calcext:value-type="float">
            <text:p>-0,025837491706842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-0.025837491706842" calcext:value-type="float">
            <text:p>-0,025837491706842</text:p>
          </table:table-cell>
          <table:table-cell/>
          <table:table-cell table:formula="of:=([.B2080]-[.F20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-0.0294272648081077" calcext:value-type="float">
            <text:p>-0,029427264808108</text:p>
          </table:table-cell>
          <table:table-cell table:number-columns-repeated="2"/>
          <table:table-cell office:value-type="float" office:value="2079" calcext:value-type="float">
            <text:p>2079</text:p>
          </table:table-cell>
          <table:table-cell office:value-type="float" office:value="-0.0294272648081077" calcext:value-type="float">
            <text:p>-0,029427264808108</text:p>
          </table:table-cell>
          <table:table-cell/>
          <table:table-cell table:formula="of:=([.B2081]-[.F20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-0.0211447628533269" calcext:value-type="float">
            <text:p>-0,021144762853327</text:p>
          </table:table-cell>
          <table:table-cell table:number-columns-repeated="2"/>
          <table:table-cell office:value-type="float" office:value="2080" calcext:value-type="float">
            <text:p>2080</text:p>
          </table:table-cell>
          <table:table-cell office:value-type="float" office:value="-0.0211447628533269" calcext:value-type="float">
            <text:p>-0,021144762853327</text:p>
          </table:table-cell>
          <table:table-cell/>
          <table:table-cell table:formula="of:=([.B2082]-[.F20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-0.0444509426113911" calcext:value-type="float">
            <text:p>-0,044450942611391</text:p>
          </table:table-cell>
          <table:table-cell table:number-columns-repeated="2"/>
          <table:table-cell office:value-type="float" office:value="2081" calcext:value-type="float">
            <text:p>2081</text:p>
          </table:table-cell>
          <table:table-cell office:value-type="float" office:value="-0.0444509426113911" calcext:value-type="float">
            <text:p>-0,044450942611391</text:p>
          </table:table-cell>
          <table:table-cell/>
          <table:table-cell table:formula="of:=([.B2083]-[.F20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-0.0297396380374105" calcext:value-type="float">
            <text:p>-0,029739638037411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-0.0297396380374105" calcext:value-type="float">
            <text:p>-0,029739638037411</text:p>
          </table:table-cell>
          <table:table-cell/>
          <table:table-cell table:formula="of:=([.B2084]-[.F20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-0.0296971781191622" calcext:value-type="float">
            <text:p>-0,029697178119162</text:p>
          </table:table-cell>
          <table:table-cell table:number-columns-repeated="2"/>
          <table:table-cell office:value-type="float" office:value="2083" calcext:value-type="float">
            <text:p>2083</text:p>
          </table:table-cell>
          <table:table-cell office:value-type="float" office:value="-0.0296971781191622" calcext:value-type="float">
            <text:p>-0,029697178119162</text:p>
          </table:table-cell>
          <table:table-cell/>
          <table:table-cell table:formula="of:=([.B2085]-[.F20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-0.0480671539882707" calcext:value-type="float">
            <text:p>-0,048067153988271</text:p>
          </table:table-cell>
          <table:table-cell table:number-columns-repeated="2"/>
          <table:table-cell office:value-type="float" office:value="2084" calcext:value-type="float">
            <text:p>2084</text:p>
          </table:table-cell>
          <table:table-cell office:value-type="float" office:value="-0.0480671539882707" calcext:value-type="float">
            <text:p>-0,048067153988271</text:p>
          </table:table-cell>
          <table:table-cell/>
          <table:table-cell table:formula="of:=([.B2086]-[.F20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-0.0306637133882839" calcext:value-type="float">
            <text:p>-0,030663713388284</text:p>
          </table:table-cell>
          <table:table-cell table:number-columns-repeated="2"/>
          <table:table-cell office:value-type="float" office:value="2085" calcext:value-type="float">
            <text:p>2085</text:p>
          </table:table-cell>
          <table:table-cell office:value-type="float" office:value="-0.0306637133882839" calcext:value-type="float">
            <text:p>-0,030663713388284</text:p>
          </table:table-cell>
          <table:table-cell/>
          <table:table-cell table:formula="of:=([.B2087]-[.F20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.154055518275016" calcext:value-type="float">
            <text:p>0,15405551827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0.154055518275016" calcext:value-type="float">
            <text:p>0,154055518275016</text:p>
          </table:table-cell>
          <table:table-cell/>
          <table:table-cell table:formula="of:=([.B2088]-[.F20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-0.0025996964260504" calcext:value-type="float">
            <text:p>-0,00259969642605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-0.0025996964260504" calcext:value-type="float">
            <text:p>-0,00259969642605</text:p>
          </table:table-cell>
          <table:table-cell/>
          <table:table-cell table:formula="of:=([.B2089]-[.F20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.139710848486431" calcext:value-type="float">
            <text:p>0,139710848486431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0.139710848486431" calcext:value-type="float">
            <text:p>0,139710848486431</text:p>
          </table:table-cell>
          <table:table-cell/>
          <table:table-cell table:formula="of:=([.B2090]-[.F20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.176234779604052" calcext:value-type="float">
            <text:p>0,17623477960405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0.176234779604052" calcext:value-type="float">
            <text:p>0,176234779604052</text:p>
          </table:table-cell>
          <table:table-cell/>
          <table:table-cell table:formula="of:=([.B2091]-[.F20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.0115028082358505" calcext:value-type="float">
            <text:p>0,01150280823585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0.0115028082358505" calcext:value-type="float">
            <text:p>0,011502808235851</text:p>
          </table:table-cell>
          <table:table-cell/>
          <table:table-cell table:formula="of:=([.B2092]-[.F20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-0.0168781527658068" calcext:value-type="float">
            <text:p>-0,016878152765807</text:p>
          </table:table-cell>
          <table:table-cell table:number-columns-repeated="2"/>
          <table:table-cell office:value-type="float" office:value="2091" calcext:value-type="float">
            <text:p>2091</text:p>
          </table:table-cell>
          <table:table-cell office:value-type="float" office:value="-0.0168781527658068" calcext:value-type="float">
            <text:p>-0,016878152765807</text:p>
          </table:table-cell>
          <table:table-cell/>
          <table:table-cell table:formula="of:=([.B2093]-[.F20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.170692524212259" calcext:value-type="float">
            <text:p>0,170692524212259</text:p>
          </table:table-cell>
          <table:table-cell table:number-columns-repeated="2"/>
          <table:table-cell office:value-type="float" office:value="2092" calcext:value-type="float">
            <text:p>2092</text:p>
          </table:table-cell>
          <table:table-cell office:value-type="float" office:value="0.170692524212259" calcext:value-type="float">
            <text:p>0,170692524212259</text:p>
          </table:table-cell>
          <table:table-cell/>
          <table:table-cell table:formula="of:=([.B2094]-[.F20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-0.0808513511812203" calcext:value-type="float">
            <text:p>-0,08085135118122</text:p>
          </table:table-cell>
          <table:table-cell table:number-columns-repeated="2"/>
          <table:table-cell office:value-type="float" office:value="2093" calcext:value-type="float">
            <text:p>2093</text:p>
          </table:table-cell>
          <table:table-cell office:value-type="float" office:value="-0.0808513511812203" calcext:value-type="float">
            <text:p>-0,08085135118122</text:p>
          </table:table-cell>
          <table:table-cell/>
          <table:table-cell table:formula="of:=([.B2095]-[.F20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.139352481989466" calcext:value-type="float">
            <text:p>0,139352481989466</text:p>
          </table:table-cell>
          <table:table-cell table:number-columns-repeated="2"/>
          <table:table-cell office:value-type="float" office:value="2094" calcext:value-type="float">
            <text:p>2094</text:p>
          </table:table-cell>
          <table:table-cell office:value-type="float" office:value="0.139352481989466" calcext:value-type="float">
            <text:p>0,139352481989466</text:p>
          </table:table-cell>
          <table:table-cell/>
          <table:table-cell table:formula="of:=([.B2096]-[.F20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-0.0185442166231369" calcext:value-type="float">
            <text:p>-0,018544216623137</text:p>
          </table:table-cell>
          <table:table-cell table:number-columns-repeated="2"/>
          <table:table-cell office:value-type="float" office:value="2095" calcext:value-type="float">
            <text:p>2095</text:p>
          </table:table-cell>
          <table:table-cell office:value-type="float" office:value="-0.0185442166231369" calcext:value-type="float">
            <text:p>-0,018544216623137</text:p>
          </table:table-cell>
          <table:table-cell/>
          <table:table-cell table:formula="of:=([.B2097]-[.F20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-0.061657091665623" calcext:value-type="float">
            <text:p>-0,061657091665623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-0.061657091665623" calcext:value-type="float">
            <text:p>-0,061657091665623</text:p>
          </table:table-cell>
          <table:table-cell/>
          <table:table-cell table:formula="of:=([.B2098]-[.F20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-0.110761300455827" calcext:value-type="float">
            <text:p>-0,110761300455827</text:p>
          </table:table-cell>
          <table:table-cell table:number-columns-repeated="2"/>
          <table:table-cell office:value-type="float" office:value="2097" calcext:value-type="float">
            <text:p>2097</text:p>
          </table:table-cell>
          <table:table-cell office:value-type="float" office:value="-0.110761300455827" calcext:value-type="float">
            <text:p>-0,110761300455827</text:p>
          </table:table-cell>
          <table:table-cell/>
          <table:table-cell table:formula="of:=([.B2099]-[.F2099])^2" office:value-type="float" office:value="1.97215226305253E-031" calcext:value-type="float">
            <text:p>1,97215226305253E-3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.00245242573159242" calcext:value-type="float">
            <text:p>0,00245242573159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0.00245242573159242" calcext:value-type="float">
            <text:p>0,002452425731592</text:p>
          </table:table-cell>
          <table:table-cell/>
          <table:table-cell table:formula="of:=([.B2100]-[.F21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-0.0608084837896114" calcext:value-type="float">
            <text:p>-0,060808483789611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-0.0608084837896114" calcext:value-type="float">
            <text:p>-0,060808483789611</text:p>
          </table:table-cell>
          <table:table-cell/>
          <table:table-cell table:formula="of:=([.B2101]-[.F21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450283648434386" calcext:value-type="float">
            <text:p>0,045028364843439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0.0450283648434386" calcext:value-type="float">
            <text:p>0,045028364843439</text:p>
          </table:table-cell>
          <table:table-cell/>
          <table:table-cell table:formula="of:=([.B2102]-[.F21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.0206088282736773" calcext:value-type="float">
            <text:p>0,020608828273677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0.0206088282736773" calcext:value-type="float">
            <text:p>0,020608828273677</text:p>
          </table:table-cell>
          <table:table-cell/>
          <table:table-cell table:formula="of:=([.B2103]-[.F21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.0500521482520537" calcext:value-type="float">
            <text:p>0,050052148252054</text:p>
          </table:table-cell>
          <table:table-cell table:number-columns-repeated="2"/>
          <table:table-cell office:value-type="float" office:value="2102" calcext:value-type="float">
            <text:p>2102</text:p>
          </table:table-cell>
          <table:table-cell office:value-type="float" office:value="0.0500521482520537" calcext:value-type="float">
            <text:p>0,050052148252054</text:p>
          </table:table-cell>
          <table:table-cell/>
          <table:table-cell table:formula="of:=([.B2104]-[.F21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.133462903225866" calcext:value-type="float">
            <text:p>0,133462903225866</text:p>
          </table:table-cell>
          <table:table-cell table:number-columns-repeated="2"/>
          <table:table-cell office:value-type="float" office:value="2103" calcext:value-type="float">
            <text:p>2103</text:p>
          </table:table-cell>
          <table:table-cell office:value-type="float" office:value="0.133462903225866" calcext:value-type="float">
            <text:p>0,133462903225866</text:p>
          </table:table-cell>
          <table:table-cell/>
          <table:table-cell table:formula="of:=([.B2105]-[.F21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-0.0253423529802749" calcext:value-type="float">
            <text:p>-0,025342352980275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-0.0253423529802749" calcext:value-type="float">
            <text:p>-0,025342352980275</text:p>
          </table:table-cell>
          <table:table-cell/>
          <table:table-cell table:formula="of:=([.B2106]-[.F21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-0.0366152426368945" calcext:value-type="float">
            <text:p>-0,036615242636895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-0.0366152426368945" calcext:value-type="float">
            <text:p>-0,036615242636895</text:p>
          </table:table-cell>
          <table:table-cell/>
          <table:table-cell table:formula="of:=([.B2107]-[.F21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-0.036493894451658" calcext:value-type="float">
            <text:p>-0,036493894451658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-0.036493894451658" calcext:value-type="float">
            <text:p>-0,036493894451658</text:p>
          </table:table-cell>
          <table:table-cell/>
          <table:table-cell table:formula="of:=([.B2108]-[.F21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-0.00475297058379978" calcext:value-type="float">
            <text:p>-0,0047529705838</text:p>
          </table:table-cell>
          <table:table-cell table:number-columns-repeated="2"/>
          <table:table-cell office:value-type="float" office:value="2107" calcext:value-type="float">
            <text:p>2107</text:p>
          </table:table-cell>
          <table:table-cell office:value-type="float" office:value="-0.00475297058379978" calcext:value-type="float">
            <text:p>-0,0047529705838</text:p>
          </table:table-cell>
          <table:table-cell/>
          <table:table-cell table:formula="of:=([.B2109]-[.F21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-0.0191853324227516" calcext:value-type="float">
            <text:p>-0,019185332422752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-0.0191853324227516" calcext:value-type="float">
            <text:p>-0,019185332422752</text:p>
          </table:table-cell>
          <table:table-cell/>
          <table:table-cell table:formula="of:=([.B2110]-[.F21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-0.00548633432995909" calcext:value-type="float">
            <text:p>-0,005486334329959</text:p>
          </table:table-cell>
          <table:table-cell table:number-columns-repeated="2"/>
          <table:table-cell office:value-type="float" office:value="2109" calcext:value-type="float">
            <text:p>2109</text:p>
          </table:table-cell>
          <table:table-cell office:value-type="float" office:value="-0.00548633432995909" calcext:value-type="float">
            <text:p>-0,005486334329959</text:p>
          </table:table-cell>
          <table:table-cell/>
          <table:table-cell table:formula="of:=([.B2111]-[.F21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-0.0718105570975048" calcext:value-type="float">
            <text:p>-0,071810557097505</text:p>
          </table:table-cell>
          <table:table-cell table:number-columns-repeated="2"/>
          <table:table-cell office:value-type="float" office:value="2110" calcext:value-type="float">
            <text:p>2110</text:p>
          </table:table-cell>
          <table:table-cell office:value-type="float" office:value="-0.0718105570975048" calcext:value-type="float">
            <text:p>-0,071810557097505</text:p>
          </table:table-cell>
          <table:table-cell/>
          <table:table-cell table:formula="of:=([.B2112]-[.F21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-0.0171498246947519" calcext:value-type="float">
            <text:p>-0,017149824694752</text:p>
          </table:table-cell>
          <table:table-cell table:number-columns-repeated="2"/>
          <table:table-cell office:value-type="float" office:value="2111" calcext:value-type="float">
            <text:p>2111</text:p>
          </table:table-cell>
          <table:table-cell office:value-type="float" office:value="-0.0171498246947519" calcext:value-type="float">
            <text:p>-0,017149824694752</text:p>
          </table:table-cell>
          <table:table-cell/>
          <table:table-cell table:formula="of:=([.B2113]-[.F21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-0.0255128532749" calcext:value-type="float">
            <text:p>-0,0255128532749</text:p>
          </table:table-cell>
          <table:table-cell table:number-columns-repeated="2"/>
          <table:table-cell office:value-type="float" office:value="2112" calcext:value-type="float">
            <text:p>2112</text:p>
          </table:table-cell>
          <table:table-cell office:value-type="float" office:value="-0.0255128532749" calcext:value-type="float">
            <text:p>-0,0255128532749</text:p>
          </table:table-cell>
          <table:table-cell/>
          <table:table-cell table:formula="of:=([.B2114]-[.F21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-0.0131647494649453" calcext:value-type="float">
            <text:p>-0,013164749464945</text:p>
          </table:table-cell>
          <table:table-cell table:number-columns-repeated="2"/>
          <table:table-cell office:value-type="float" office:value="2113" calcext:value-type="float">
            <text:p>2113</text:p>
          </table:table-cell>
          <table:table-cell office:value-type="float" office:value="-0.0131647494649453" calcext:value-type="float">
            <text:p>-0,013164749464945</text:p>
          </table:table-cell>
          <table:table-cell/>
          <table:table-cell table:formula="of:=([.B2115]-[.F21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.147599716226421" calcext:value-type="float">
            <text:p>0,147599716226421</text:p>
          </table:table-cell>
          <table:table-cell table:number-columns-repeated="2"/>
          <table:table-cell office:value-type="float" office:value="2114" calcext:value-type="float">
            <text:p>2114</text:p>
          </table:table-cell>
          <table:table-cell office:value-type="float" office:value="0.147599716226421" calcext:value-type="float">
            <text:p>0,147599716226421</text:p>
          </table:table-cell>
          <table:table-cell/>
          <table:table-cell table:formula="of:=([.B2116]-[.F21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-0.00947775372181165" calcext:value-type="float">
            <text:p>-0,009477753721812</text:p>
          </table:table-cell>
          <table:table-cell table:number-columns-repeated="2"/>
          <table:table-cell office:value-type="float" office:value="2115" calcext:value-type="float">
            <text:p>2115</text:p>
          </table:table-cell>
          <table:table-cell office:value-type="float" office:value="-0.00947775372181165" calcext:value-type="float">
            <text:p>-0,009477753721812</text:p>
          </table:table-cell>
          <table:table-cell/>
          <table:table-cell table:formula="of:=([.B2117]-[.F21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-0.00282705152272505" calcext:value-type="float">
            <text:p>-0,002827051522725</text:p>
          </table:table-cell>
          <table:table-cell table:number-columns-repeated="2"/>
          <table:table-cell office:value-type="float" office:value="2116" calcext:value-type="float">
            <text:p>2116</text:p>
          </table:table-cell>
          <table:table-cell office:value-type="float" office:value="-0.00282705152272505" calcext:value-type="float">
            <text:p>-0,002827051522725</text:p>
          </table:table-cell>
          <table:table-cell/>
          <table:table-cell table:formula="of:=([.B2118]-[.F21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-0.020230801906287" calcext:value-type="float">
            <text:p>-0,020230801906287</text:p>
          </table:table-cell>
          <table:table-cell table:number-columns-repeated="2"/>
          <table:table-cell office:value-type="float" office:value="2117" calcext:value-type="float">
            <text:p>2117</text:p>
          </table:table-cell>
          <table:table-cell office:value-type="float" office:value="-0.020230801906287" calcext:value-type="float">
            <text:p>-0,020230801906287</text:p>
          </table:table-cell>
          <table:table-cell/>
          <table:table-cell table:formula="of:=([.B2119]-[.F21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-0.0253864191268144" calcext:value-type="float">
            <text:p>-0,025386419126814</text:p>
          </table:table-cell>
          <table:table-cell table:number-columns-repeated="2"/>
          <table:table-cell office:value-type="float" office:value="2118" calcext:value-type="float">
            <text:p>2118</text:p>
          </table:table-cell>
          <table:table-cell office:value-type="float" office:value="-0.0253864191268144" calcext:value-type="float">
            <text:p>-0,025386419126814</text:p>
          </table:table-cell>
          <table:table-cell/>
          <table:table-cell table:formula="of:=([.B2120]-[.F21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-0.046711313516308" calcext:value-type="float">
            <text:p>-0,046711313516308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-0.046711313516308" calcext:value-type="float">
            <text:p>-0,046711313516308</text:p>
          </table:table-cell>
          <table:table-cell/>
          <table:table-cell table:formula="of:=([.B2121]-[.F21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-0.0313789062704756" calcext:value-type="float">
            <text:p>-0,031378906270476</text:p>
          </table:table-cell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-0.0313789062704756" calcext:value-type="float">
            <text:p>-0,031378906270476</text:p>
          </table:table-cell>
          <table:table-cell/>
          <table:table-cell table:formula="of:=([.B2122]-[.F21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.047344732028009" calcext:value-type="float">
            <text:p>0,04734473202800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0.047344732028009" calcext:value-type="float">
            <text:p>0,047344732028009</text:p>
          </table:table-cell>
          <table:table-cell/>
          <table:table-cell table:formula="of:=([.B2123]-[.F21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-0.074029161400528" calcext:value-type="float">
            <text:p>-0,074029161400528</text:p>
          </table:table-cell>
          <table:table-cell table:number-columns-repeated="2"/>
          <table:table-cell office:value-type="float" office:value="2122" calcext:value-type="float">
            <text:p>2122</text:p>
          </table:table-cell>
          <table:table-cell office:value-type="float" office:value="-0.074029161400528" calcext:value-type="float">
            <text:p>-0,074029161400528</text:p>
          </table:table-cell>
          <table:table-cell/>
          <table:table-cell table:formula="of:=([.B2124]-[.F21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.0353025855674385" calcext:value-type="float">
            <text:p>0,035302585567439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0.0353025855674385" calcext:value-type="float">
            <text:p>0,035302585567439</text:p>
          </table:table-cell>
          <table:table-cell/>
          <table:table-cell table:formula="of:=([.B2125]-[.F21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.0306620236346945" calcext:value-type="float">
            <text:p>0,030662023634695</text:p>
          </table:table-cell>
          <table:table-cell table:number-columns-repeated="2"/>
          <table:table-cell office:value-type="float" office:value="2124" calcext:value-type="float">
            <text:p>2124</text:p>
          </table:table-cell>
          <table:table-cell office:value-type="float" office:value="0.0306620236346945" calcext:value-type="float">
            <text:p>0,030662023634695</text:p>
          </table:table-cell>
          <table:table-cell/>
          <table:table-cell table:formula="of:=([.B2126]-[.F21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-0.0282202291318085" calcext:value-type="float">
            <text:p>-0,028220229131809</text:p>
          </table:table-cell>
          <table:table-cell table:number-columns-repeated="2"/>
          <table:table-cell office:value-type="float" office:value="2125" calcext:value-type="float">
            <text:p>2125</text:p>
          </table:table-cell>
          <table:table-cell office:value-type="float" office:value="-0.0282202291318085" calcext:value-type="float">
            <text:p>-0,028220229131809</text:p>
          </table:table-cell>
          <table:table-cell/>
          <table:table-cell table:formula="of:=([.B2127]-[.F21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-0.0451637826835421" calcext:value-type="float">
            <text:p>-0,045163782683542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-0.0451637826835421" calcext:value-type="float">
            <text:p>-0,045163782683542</text:p>
          </table:table-cell>
          <table:table-cell/>
          <table:table-cell table:formula="of:=([.B2128]-[.F21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-0.0425836005518231" calcext:value-type="float">
            <text:p>-0,042583600551823</text:p>
          </table:table-cell>
          <table:table-cell table:number-columns-repeated="2"/>
          <table:table-cell office:value-type="float" office:value="2127" calcext:value-type="float">
            <text:p>2127</text:p>
          </table:table-cell>
          <table:table-cell office:value-type="float" office:value="-0.0425836005518231" calcext:value-type="float">
            <text:p>-0,042583600551823</text:p>
          </table:table-cell>
          <table:table-cell/>
          <table:table-cell table:formula="of:=([.B2129]-[.F21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-0.026917140437528" calcext:value-type="float">
            <text:p>-0,026917140437528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-0.026917140437528" calcext:value-type="float">
            <text:p>-0,026917140437528</text:p>
          </table:table-cell>
          <table:table-cell/>
          <table:table-cell table:formula="of:=([.B2130]-[.F21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-0.0441770096910691" calcext:value-type="float">
            <text:p>-0,044177009691069</text:p>
          </table:table-cell>
          <table:table-cell table:number-columns-repeated="2"/>
          <table:table-cell office:value-type="float" office:value="2129" calcext:value-type="float">
            <text:p>2129</text:p>
          </table:table-cell>
          <table:table-cell office:value-type="float" office:value="-0.0441770096910691" calcext:value-type="float">
            <text:p>-0,044177009691069</text:p>
          </table:table-cell>
          <table:table-cell/>
          <table:table-cell table:formula="of:=([.B2131]-[.F21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.00287373475011375" calcext:value-type="float">
            <text:p>0,002873734750114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0.00287373475011375" calcext:value-type="float">
            <text:p>0,002873734750114</text:p>
          </table:table-cell>
          <table:table-cell/>
          <table:table-cell table:formula="of:=([.B2132]-[.F21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-0.0361200595021626" calcext:value-type="float">
            <text:p>-0,036120059502163</text:p>
          </table:table-cell>
          <table:table-cell table:number-columns-repeated="2"/>
          <table:table-cell office:value-type="float" office:value="2131" calcext:value-type="float">
            <text:p>2131</text:p>
          </table:table-cell>
          <table:table-cell office:value-type="float" office:value="-0.0361200595021626" calcext:value-type="float">
            <text:p>-0,036120059502163</text:p>
          </table:table-cell>
          <table:table-cell/>
          <table:table-cell table:formula="of:=([.B2133]-[.F21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.100613893987499" calcext:value-type="float">
            <text:p>0,10061389398749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0.100613893987499" calcext:value-type="float">
            <text:p>0,100613893987499</text:p>
          </table:table-cell>
          <table:table-cell/>
          <table:table-cell table:formula="of:=([.B2134]-[.F21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.165771725232546" calcext:value-type="float">
            <text:p>0,165771725232546</text:p>
          </table:table-cell>
          <table:table-cell table:number-columns-repeated="2"/>
          <table:table-cell office:value-type="float" office:value="2133" calcext:value-type="float">
            <text:p>2133</text:p>
          </table:table-cell>
          <table:table-cell office:value-type="float" office:value="0.165771725232546" calcext:value-type="float">
            <text:p>0,165771725232546</text:p>
          </table:table-cell>
          <table:table-cell/>
          <table:table-cell table:formula="of:=([.B2135]-[.F21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-0.067838578872453" calcext:value-type="float">
            <text:p>-0,067838578872453</text:p>
          </table:table-cell>
          <table:table-cell table:number-columns-repeated="2"/>
          <table:table-cell office:value-type="float" office:value="2134" calcext:value-type="float">
            <text:p>2134</text:p>
          </table:table-cell>
          <table:table-cell office:value-type="float" office:value="-0.067838578872453" calcext:value-type="float">
            <text:p>-0,067838578872453</text:p>
          </table:table-cell>
          <table:table-cell/>
          <table:table-cell table:formula="of:=([.B2136]-[.F21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-0.0472407459027316" calcext:value-type="float">
            <text:p>-0,047240745902732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-0.0472407459027316" calcext:value-type="float">
            <text:p>-0,047240745902732</text:p>
          </table:table-cell>
          <table:table-cell/>
          <table:table-cell table:formula="of:=([.B2137]-[.F21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.0450626108980377" calcext:value-type="float">
            <text:p>0,045062610898038</text:p>
          </table:table-cell>
          <table:table-cell table:number-columns-repeated="2"/>
          <table:table-cell office:value-type="float" office:value="2136" calcext:value-type="float">
            <text:p>2136</text:p>
          </table:table-cell>
          <table:table-cell office:value-type="float" office:value="0.0450626108980377" calcext:value-type="float">
            <text:p>0,045062610898038</text:p>
          </table:table-cell>
          <table:table-cell/>
          <table:table-cell table:formula="of:=([.B2138]-[.F21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-0.039374438639866" calcext:value-type="float">
            <text:p>-0,039374438639866</text:p>
          </table:table-cell>
          <table:table-cell table:number-columns-repeated="2"/>
          <table:table-cell office:value-type="float" office:value="2137" calcext:value-type="float">
            <text:p>2137</text:p>
          </table:table-cell>
          <table:table-cell office:value-type="float" office:value="-0.039374438639866" calcext:value-type="float">
            <text:p>-0,039374438639866</text:p>
          </table:table-cell>
          <table:table-cell/>
          <table:table-cell table:formula="of:=([.B2139]-[.F21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.113705143483854" calcext:value-type="float">
            <text:p>0,113705143483854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0.113705143483854" calcext:value-type="float">
            <text:p>0,113705143483854</text:p>
          </table:table-cell>
          <table:table-cell/>
          <table:table-cell table:formula="of:=([.B2140]-[.F21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.112813065857296" calcext:value-type="float">
            <text:p>0,112813065857296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0.112813065857296" calcext:value-type="float">
            <text:p>0,112813065857296</text:p>
          </table:table-cell>
          <table:table-cell/>
          <table:table-cell table:formula="of:=([.B2141]-[.F21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-0.0705000397487506" calcext:value-type="float">
            <text:p>-0,070500039748751</text:p>
          </table:table-cell>
          <table:table-cell table:number-columns-repeated="2"/>
          <table:table-cell office:value-type="float" office:value="2140" calcext:value-type="float">
            <text:p>2140</text:p>
          </table:table-cell>
          <table:table-cell office:value-type="float" office:value="-0.0705000397487506" calcext:value-type="float">
            <text:p>-0,070500039748751</text:p>
          </table:table-cell>
          <table:table-cell/>
          <table:table-cell table:formula="of:=([.B2142]-[.F21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-0.0894453870602067" calcext:value-type="float">
            <text:p>-0,089445387060207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-0.0894453870602067" calcext:value-type="float">
            <text:p>-0,089445387060207</text:p>
          </table:table-cell>
          <table:table-cell/>
          <table:table-cell table:formula="of:=([.B2143]-[.F21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-0.0415073945794943" calcext:value-type="float">
            <text:p>-0,041507394579494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-0.0415073945794943" calcext:value-type="float">
            <text:p>-0,041507394579494</text:p>
          </table:table-cell>
          <table:table-cell/>
          <table:table-cell table:formula="of:=([.B2144]-[.F21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-0.0601026702704941" calcext:value-type="float">
            <text:p>-0,060102670270494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-0.0601026702704941" calcext:value-type="float">
            <text:p>-0,060102670270494</text:p>
          </table:table-cell>
          <table:table-cell/>
          <table:table-cell table:formula="of:=([.B2145]-[.F21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-0.070710421177636" calcext:value-type="float">
            <text:p>-0,070710421177636</text:p>
          </table:table-cell>
          <table:table-cell table:number-columns-repeated="2"/>
          <table:table-cell office:value-type="float" office:value="2144" calcext:value-type="float">
            <text:p>2144</text:p>
          </table:table-cell>
          <table:table-cell office:value-type="float" office:value="-0.070710421177636" calcext:value-type="float">
            <text:p>-0,070710421177636</text:p>
          </table:table-cell>
          <table:table-cell/>
          <table:table-cell table:formula="of:=([.B2146]-[.F21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.0606254697615273" calcext:value-type="float">
            <text:p>0,060625469761527</text:p>
          </table:table-cell>
          <table:table-cell table:number-columns-repeated="2"/>
          <table:table-cell office:value-type="float" office:value="2145" calcext:value-type="float">
            <text:p>2145</text:p>
          </table:table-cell>
          <table:table-cell office:value-type="float" office:value="0.0606254697615273" calcext:value-type="float">
            <text:p>0,060625469761527</text:p>
          </table:table-cell>
          <table:table-cell/>
          <table:table-cell table:formula="of:=([.B2147]-[.F21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-0.0468873913591484" calcext:value-type="float">
            <text:p>-0,046887391359148</text:p>
          </table:table-cell>
          <table:table-cell table:number-columns-repeated="2"/>
          <table:table-cell office:value-type="float" office:value="2146" calcext:value-type="float">
            <text:p>2146</text:p>
          </table:table-cell>
          <table:table-cell office:value-type="float" office:value="-0.0468873913591484" calcext:value-type="float">
            <text:p>-0,046887391359148</text:p>
          </table:table-cell>
          <table:table-cell/>
          <table:table-cell table:formula="of:=([.B2148]-[.F21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.0122351272247036" calcext:value-type="float">
            <text:p>0,012235127224704</text:p>
          </table:table-cell>
          <table:table-cell table:number-columns-repeated="2"/>
          <table:table-cell office:value-type="float" office:value="2147" calcext:value-type="float">
            <text:p>2147</text:p>
          </table:table-cell>
          <table:table-cell office:value-type="float" office:value="0.0122351272247036" calcext:value-type="float">
            <text:p>0,012235127224704</text:p>
          </table:table-cell>
          <table:table-cell/>
          <table:table-cell table:formula="of:=([.B2149]-[.F2149])^2" office:value-type="float" office:value="2.03426350375902E-033" calcext:value-type="float">
            <text:p>2,03426350375902E-3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-0.0448950836781139" calcext:value-type="float">
            <text:p>-0,044895083678114</text:p>
          </table:table-cell>
          <table:table-cell table:number-columns-repeated="2"/>
          <table:table-cell office:value-type="float" office:value="2148" calcext:value-type="float">
            <text:p>2148</text:p>
          </table:table-cell>
          <table:table-cell office:value-type="float" office:value="-0.0448950836781139" calcext:value-type="float">
            <text:p>-0,044895083678114</text:p>
          </table:table-cell>
          <table:table-cell/>
          <table:table-cell table:formula="of:=([.B2150]-[.F21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-0.0270963356294604" calcext:value-type="float">
            <text:p>-0,02709633562946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float" office:value="-0.0270963356294604" calcext:value-type="float">
            <text:p>-0,02709633562946</text:p>
          </table:table-cell>
          <table:table-cell/>
          <table:table-cell table:formula="of:=([.B2151]-[.F21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-0.0292791725901937" calcext:value-type="float">
            <text:p>-0,029279172590194</text:p>
          </table:table-cell>
          <table:table-cell table:number-columns-repeated="2"/>
          <table:table-cell office:value-type="float" office:value="2150" calcext:value-type="float">
            <text:p>2150</text:p>
          </table:table-cell>
          <table:table-cell office:value-type="float" office:value="-0.0292791725901937" calcext:value-type="float">
            <text:p>-0,029279172590194</text:p>
          </table:table-cell>
          <table:table-cell/>
          <table:table-cell table:formula="of:=([.B2152]-[.F21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.0487541668402873" calcext:value-type="float">
            <text:p>0,048754166840287</text:p>
          </table:table-cell>
          <table:table-cell table:number-columns-repeated="2"/>
          <table:table-cell office:value-type="float" office:value="2151" calcext:value-type="float">
            <text:p>2151</text:p>
          </table:table-cell>
          <table:table-cell office:value-type="float" office:value="0.0487541668402873" calcext:value-type="float">
            <text:p>0,048754166840287</text:p>
          </table:table-cell>
          <table:table-cell/>
          <table:table-cell table:formula="of:=([.B2153]-[.F21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-0.0442235546519984" calcext:value-type="float">
            <text:p>-0,044223554651998</text:p>
          </table:table-cell>
          <table:table-cell table:number-columns-repeated="2"/>
          <table:table-cell office:value-type="float" office:value="2152" calcext:value-type="float">
            <text:p>2152</text:p>
          </table:table-cell>
          <table:table-cell office:value-type="float" office:value="-0.0442235546519984" calcext:value-type="float">
            <text:p>-0,044223554651998</text:p>
          </table:table-cell>
          <table:table-cell/>
          <table:table-cell table:formula="of:=([.B2154]-[.F21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-0.0163027754409857" calcext:value-type="float">
            <text:p>-0,016302775440986</text:p>
          </table:table-cell>
          <table:table-cell table:number-columns-repeated="2"/>
          <table:table-cell office:value-type="float" office:value="2153" calcext:value-type="float">
            <text:p>2153</text:p>
          </table:table-cell>
          <table:table-cell office:value-type="float" office:value="-0.0163027754409857" calcext:value-type="float">
            <text:p>-0,016302775440986</text:p>
          </table:table-cell>
          <table:table-cell/>
          <table:table-cell table:formula="of:=([.B2155]-[.F21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-0.0975663607666531" calcext:value-type="float">
            <text:p>-0,097566360766653</text:p>
          </table:table-cell>
          <table:table-cell table:number-columns-repeated="2"/>
          <table:table-cell office:value-type="float" office:value="2154" calcext:value-type="float">
            <text:p>2154</text:p>
          </table:table-cell>
          <table:table-cell office:value-type="float" office:value="-0.0975663607666531" calcext:value-type="float">
            <text:p>-0,097566360766653</text:p>
          </table:table-cell>
          <table:table-cell/>
          <table:table-cell table:formula="of:=([.B2156]-[.F21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-0.0431322392060783" calcext:value-type="float">
            <text:p>-0,043132239206078</text:p>
          </table:table-cell>
          <table:table-cell table:number-columns-repeated="2"/>
          <table:table-cell office:value-type="float" office:value="2155" calcext:value-type="float">
            <text:p>2155</text:p>
          </table:table-cell>
          <table:table-cell office:value-type="float" office:value="-0.0431322392060783" calcext:value-type="float">
            <text:p>-0,043132239206078</text:p>
          </table:table-cell>
          <table:table-cell/>
          <table:table-cell table:formula="of:=([.B2157]-[.F21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.174148097561794" calcext:value-type="float">
            <text:p>0,174148097561794</text:p>
          </table:table-cell>
          <table:table-cell table:number-columns-repeated="2"/>
          <table:table-cell office:value-type="float" office:value="2156" calcext:value-type="float">
            <text:p>2156</text:p>
          </table:table-cell>
          <table:table-cell office:value-type="float" office:value="0.174148097561794" calcext:value-type="float">
            <text:p>0,174148097561794</text:p>
          </table:table-cell>
          <table:table-cell/>
          <table:table-cell table:formula="of:=([.B2158]-[.F21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-0.0384106566433922" calcext:value-type="float">
            <text:p>-0,038410656643392</text:p>
          </table:table-cell>
          <table:table-cell table:number-columns-repeated="2"/>
          <table:table-cell office:value-type="float" office:value="2157" calcext:value-type="float">
            <text:p>2157</text:p>
          </table:table-cell>
          <table:table-cell office:value-type="float" office:value="-0.0384106566433922" calcext:value-type="float">
            <text:p>-0,038410656643392</text:p>
          </table:table-cell>
          <table:table-cell/>
          <table:table-cell table:formula="of:=([.B2159]-[.F21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-0.0775061739723078" calcext:value-type="float">
            <text:p>-0,077506173972308</text:p>
          </table:table-cell>
          <table:table-cell table:number-columns-repeated="2"/>
          <table:table-cell office:value-type="float" office:value="2158" calcext:value-type="float">
            <text:p>2158</text:p>
          </table:table-cell>
          <table:table-cell office:value-type="float" office:value="-0.0775061739723078" calcext:value-type="float">
            <text:p>-0,077506173972308</text:p>
          </table:table-cell>
          <table:table-cell/>
          <table:table-cell table:formula="of:=([.B2160]-[.F21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.00494581076916259" calcext:value-type="float">
            <text:p>0,004945810769163</text:p>
          </table:table-cell>
          <table:table-cell table:number-columns-repeated="2"/>
          <table:table-cell office:value-type="float" office:value="2159" calcext:value-type="float">
            <text:p>2159</text:p>
          </table:table-cell>
          <table:table-cell office:value-type="float" office:value="0.00494581076916259" calcext:value-type="float">
            <text:p>0,004945810769163</text:p>
          </table:table-cell>
          <table:table-cell/>
          <table:table-cell table:formula="of:=([.B2161]-[.F21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-0.061414143138037" calcext:value-type="float">
            <text:p>-0,061414143138037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-0.061414143138037" calcext:value-type="float">
            <text:p>-0,061414143138037</text:p>
          </table:table-cell>
          <table:table-cell/>
          <table:table-cell table:formula="of:=([.B2162]-[.F21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-0.0320455794721925" calcext:value-type="float">
            <text:p>-0,032045579472193</text:p>
          </table:table-cell>
          <table:table-cell table:number-columns-repeated="2"/>
          <table:table-cell office:value-type="float" office:value="2161" calcext:value-type="float">
            <text:p>2161</text:p>
          </table:table-cell>
          <table:table-cell office:value-type="float" office:value="-0.0320455794721925" calcext:value-type="float">
            <text:p>-0,032045579472193</text:p>
          </table:table-cell>
          <table:table-cell/>
          <table:table-cell table:formula="of:=([.B2163]-[.F21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-0.00208963466126292" calcext:value-type="float">
            <text:p>-0,002089634661263</text:p>
          </table:table-cell>
          <table:table-cell table:number-columns-repeated="2"/>
          <table:table-cell office:value-type="float" office:value="2162" calcext:value-type="float">
            <text:p>2162</text:p>
          </table:table-cell>
          <table:table-cell office:value-type="float" office:value="-0.00208963466126292" calcext:value-type="float">
            <text:p>-0,002089634661263</text:p>
          </table:table-cell>
          <table:table-cell/>
          <table:table-cell table:formula="of:=([.B2164]-[.F21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-0.0523739492917107" calcext:value-type="float">
            <text:p>-0,052373949291711</text:p>
          </table:table-cell>
          <table:table-cell table:number-columns-repeated="2"/>
          <table:table-cell office:value-type="float" office:value="2163" calcext:value-type="float">
            <text:p>2163</text:p>
          </table:table-cell>
          <table:table-cell office:value-type="float" office:value="-0.0523739492917107" calcext:value-type="float">
            <text:p>-0,052373949291711</text:p>
          </table:table-cell>
          <table:table-cell/>
          <table:table-cell table:formula="of:=([.B2165]-[.F21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-0.0439689486208878" calcext:value-type="float">
            <text:p>-0,043968948620888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-0.0439689486208878" calcext:value-type="float">
            <text:p>-0,043968948620888</text:p>
          </table:table-cell>
          <table:table-cell/>
          <table:table-cell table:formula="of:=([.B2166]-[.F21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.15146332601369" calcext:value-type="float">
            <text:p>0,15146332601369</text:p>
          </table:table-cell>
          <table:table-cell table:number-columns-repeated="2"/>
          <table:table-cell office:value-type="float" office:value="2165" calcext:value-type="float">
            <text:p>2165</text:p>
          </table:table-cell>
          <table:table-cell office:value-type="float" office:value="0.15146332601369" calcext:value-type="float">
            <text:p>0,15146332601369</text:p>
          </table:table-cell>
          <table:table-cell/>
          <table:table-cell table:formula="of:=([.B2167]-[.F21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-0.0778732257865467" calcext:value-type="float">
            <text:p>-0,077873225786547</text:p>
          </table:table-cell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-0.0778732257865467" calcext:value-type="float">
            <text:p>-0,077873225786547</text:p>
          </table:table-cell>
          <table:table-cell/>
          <table:table-cell table:formula="of:=([.B2168]-[.F21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-0.0663157382431651" calcext:value-type="float">
            <text:p>-0,066315738243165</text:p>
          </table:table-cell>
          <table:table-cell table:number-columns-repeated="2"/>
          <table:table-cell office:value-type="float" office:value="2167" calcext:value-type="float">
            <text:p>2167</text:p>
          </table:table-cell>
          <table:table-cell office:value-type="float" office:value="-0.0663157382431651" calcext:value-type="float">
            <text:p>-0,066315738243165</text:p>
          </table:table-cell>
          <table:table-cell/>
          <table:table-cell table:formula="of:=([.B2169]-[.F21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.0450283648434386" calcext:value-type="float">
            <text:p>0,045028364843439</text:p>
          </table:table-cell>
          <table:table-cell table:number-columns-repeated="2"/>
          <table:table-cell office:value-type="float" office:value="2168" calcext:value-type="float">
            <text:p>2168</text:p>
          </table:table-cell>
          <table:table-cell office:value-type="float" office:value="0.0450283648434386" calcext:value-type="float">
            <text:p>0,045028364843439</text:p>
          </table:table-cell>
          <table:table-cell/>
          <table:table-cell table:formula="of:=([.B2170]-[.F21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-0.0465791005977516" calcext:value-type="float">
            <text:p>-0,046579100597752</text:p>
          </table:table-cell>
          <table:table-cell table:number-columns-repeated="2"/>
          <table:table-cell office:value-type="float" office:value="2169" calcext:value-type="float">
            <text:p>2169</text:p>
          </table:table-cell>
          <table:table-cell office:value-type="float" office:value="-0.0465791005977516" calcext:value-type="float">
            <text:p>-0,046579100597752</text:p>
          </table:table-cell>
          <table:table-cell/>
          <table:table-cell table:formula="of:=([.B2171]-[.F21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-0.0553121781008149" calcext:value-type="float">
            <text:p>-0,055312178100815</text:p>
          </table:table-cell>
          <table:table-cell table:number-columns-repeated="2"/>
          <table:table-cell office:value-type="float" office:value="2170" calcext:value-type="float">
            <text:p>2170</text:p>
          </table:table-cell>
          <table:table-cell office:value-type="float" office:value="-0.0553121781008149" calcext:value-type="float">
            <text:p>-0,055312178100815</text:p>
          </table:table-cell>
          <table:table-cell/>
          <table:table-cell table:formula="of:=([.B2172]-[.F21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-0.0135992059509398" calcext:value-type="float">
            <text:p>-0,01359920595094</text:p>
          </table:table-cell>
          <table:table-cell table:number-columns-repeated="2"/>
          <table:table-cell office:value-type="float" office:value="2171" calcext:value-type="float">
            <text:p>2171</text:p>
          </table:table-cell>
          <table:table-cell office:value-type="float" office:value="-0.0135992059509398" calcext:value-type="float">
            <text:p>-0,01359920595094</text:p>
          </table:table-cell>
          <table:table-cell/>
          <table:table-cell table:formula="of:=([.B2173]-[.F21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.0335289921966147" calcext:value-type="float">
            <text:p>0,033528992196615</text:p>
          </table:table-cell>
          <table:table-cell table:number-columns-repeated="2"/>
          <table:table-cell office:value-type="float" office:value="2172" calcext:value-type="float">
            <text:p>2172</text:p>
          </table:table-cell>
          <table:table-cell office:value-type="float" office:value="0.0335289921966147" calcext:value-type="float">
            <text:p>0,033528992196615</text:p>
          </table:table-cell>
          <table:table-cell/>
          <table:table-cell table:formula="of:=([.B2174]-[.F21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.0178327804248836" calcext:value-type="float">
            <text:p>0,017832780424884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0.0178327804248836" calcext:value-type="float">
            <text:p>0,017832780424884</text:p>
          </table:table-cell>
          <table:table-cell/>
          <table:table-cell table:formula="of:=([.B2175]-[.F21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-0.0168681166209253" calcext:value-type="float">
            <text:p>-0,016868116620925</text:p>
          </table:table-cell>
          <table:table-cell table:number-columns-repeated="2"/>
          <table:table-cell office:value-type="float" office:value="2174" calcext:value-type="float">
            <text:p>2174</text:p>
          </table:table-cell>
          <table:table-cell office:value-type="float" office:value="-0.0168681166209253" calcext:value-type="float">
            <text:p>-0,016868116620925</text:p>
          </table:table-cell>
          <table:table-cell/>
          <table:table-cell table:formula="of:=([.B2176]-[.F21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-0.010273598994976" calcext:value-type="float">
            <text:p>-0,010273598994976</text:p>
          </table:table-cell>
          <table:table-cell table:number-columns-repeated="2"/>
          <table:table-cell office:value-type="float" office:value="2175" calcext:value-type="float">
            <text:p>2175</text:p>
          </table:table-cell>
          <table:table-cell office:value-type="float" office:value="-0.010273598994976" calcext:value-type="float">
            <text:p>-0,010273598994976</text:p>
          </table:table-cell>
          <table:table-cell/>
          <table:table-cell table:formula="of:=([.B2177]-[.F21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-0.0292870252160234" calcext:value-type="float">
            <text:p>-0,029287025216023</text:p>
          </table:table-cell>
          <table:table-cell table:number-columns-repeated="2"/>
          <table:table-cell office:value-type="float" office:value="2176" calcext:value-type="float">
            <text:p>2176</text:p>
          </table:table-cell>
          <table:table-cell office:value-type="float" office:value="-0.0292870252160234" calcext:value-type="float">
            <text:p>-0,029287025216024</text:p>
          </table:table-cell>
          <table:table-cell/>
          <table:table-cell table:formula="of:=([.B2178]-[.F21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.00539731139458815" calcext:value-type="float">
            <text:p>0,005397311394588</text:p>
          </table:table-cell>
          <table:table-cell table:number-columns-repeated="2"/>
          <table:table-cell office:value-type="float" office:value="2177" calcext:value-type="float">
            <text:p>2177</text:p>
          </table:table-cell>
          <table:table-cell office:value-type="float" office:value="0.00539731139458815" calcext:value-type="float">
            <text:p>0,005397311394588</text:p>
          </table:table-cell>
          <table:table-cell/>
          <table:table-cell table:formula="of:=([.B2179]-[.F21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-0.0373758863326623" calcext:value-type="float">
            <text:p>-0,037375886332662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-0.0373758863326623" calcext:value-type="float">
            <text:p>-0,037375886332662</text:p>
          </table:table-cell>
          <table:table-cell/>
          <table:table-cell table:formula="of:=([.B2180]-[.F21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.133723485028295" calcext:value-type="float">
            <text:p>0,133723485028295</text:p>
          </table:table-cell>
          <table:table-cell table:number-columns-repeated="2"/>
          <table:table-cell office:value-type="float" office:value="2179" calcext:value-type="float">
            <text:p>2179</text:p>
          </table:table-cell>
          <table:table-cell office:value-type="float" office:value="0.133723485028295" calcext:value-type="float">
            <text:p>0,133723485028295</text:p>
          </table:table-cell>
          <table:table-cell/>
          <table:table-cell table:formula="of:=([.B2181]-[.F21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-0.00420899360431743" calcext:value-type="float">
            <text:p>-0,004208993604317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-0.00420899360431743" calcext:value-type="float">
            <text:p>-0,004208993604317</text:p>
          </table:table-cell>
          <table:table-cell/>
          <table:table-cell table:formula="of:=([.B2182]-[.F21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.209659079447844" calcext:value-type="float">
            <text:p>0,20965907944784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0.209659079447844" calcext:value-type="float">
            <text:p>0,209659079447844</text:p>
          </table:table-cell>
          <table:table-cell/>
          <table:table-cell table:formula="of:=([.B2183]-[.F21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-0.0488373658795465" calcext:value-type="float">
            <text:p>-0,048837365879547</text:p>
          </table:table-cell>
          <table:table-cell table:number-columns-repeated="2"/>
          <table:table-cell office:value-type="float" office:value="2182" calcext:value-type="float">
            <text:p>2182</text:p>
          </table:table-cell>
          <table:table-cell office:value-type="float" office:value="-0.0488373658795465" calcext:value-type="float">
            <text:p>-0,048837365879547</text:p>
          </table:table-cell>
          <table:table-cell/>
          <table:table-cell table:formula="of:=([.B2184]-[.F21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-0.0566148254408915" calcext:value-type="float">
            <text:p>-0,056614825440892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-0.0566148254408915" calcext:value-type="float">
            <text:p>-0,056614825440892</text:p>
          </table:table-cell>
          <table:table-cell/>
          <table:table-cell table:formula="of:=([.B2185]-[.F21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-0.0518316450095669" calcext:value-type="float">
            <text:p>-0,051831645009567</text:p>
          </table:table-cell>
          <table:table-cell table:number-columns-repeated="2"/>
          <table:table-cell office:value-type="float" office:value="2184" calcext:value-type="float">
            <text:p>2184</text:p>
          </table:table-cell>
          <table:table-cell office:value-type="float" office:value="-0.0518316450095669" calcext:value-type="float">
            <text:p>-0,051831645009567</text:p>
          </table:table-cell>
          <table:table-cell/>
          <table:table-cell table:formula="of:=([.B2186]-[.F21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-0.0459210878741478" calcext:value-type="float">
            <text:p>-0,045921087874148</text:p>
          </table:table-cell>
          <table:table-cell table:number-columns-repeated="2"/>
          <table:table-cell office:value-type="float" office:value="2185" calcext:value-type="float">
            <text:p>2185</text:p>
          </table:table-cell>
          <table:table-cell office:value-type="float" office:value="-0.0459210878741478" calcext:value-type="float">
            <text:p>-0,045921087874148</text:p>
          </table:table-cell>
          <table:table-cell/>
          <table:table-cell table:formula="of:=([.B2187]-[.F21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-0.0109685709856849" calcext:value-type="float">
            <text:p>-0,010968570985685</text:p>
          </table:table-cell>
          <table:table-cell table:number-columns-repeated="2"/>
          <table:table-cell office:value-type="float" office:value="2186" calcext:value-type="float">
            <text:p>2186</text:p>
          </table:table-cell>
          <table:table-cell office:value-type="float" office:value="-0.0109685709856849" calcext:value-type="float">
            <text:p>-0,010968570985685</text:p>
          </table:table-cell>
          <table:table-cell/>
          <table:table-cell table:formula="of:=([.B2188]-[.F21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-0.0442025449962014" calcext:value-type="float">
            <text:p>-0,044202544996201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-0.0442025449962014" calcext:value-type="float">
            <text:p>-0,044202544996201</text:p>
          </table:table-cell>
          <table:table-cell/>
          <table:table-cell table:formula="of:=([.B2189]-[.F21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-0.0677103874323288" calcext:value-type="float">
            <text:p>-0,067710387432329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-0.0677103874323288" calcext:value-type="float">
            <text:p>-0,067710387432329</text:p>
          </table:table-cell>
          <table:table-cell/>
          <table:table-cell table:formula="of:=([.B2190]-[.F21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-0.0511934912147621" calcext:value-type="float">
            <text:p>-0,051193491214762</text:p>
          </table:table-cell>
          <table:table-cell table:number-columns-repeated="2"/>
          <table:table-cell office:value-type="float" office:value="2189" calcext:value-type="float">
            <text:p>2189</text:p>
          </table:table-cell>
          <table:table-cell office:value-type="float" office:value="-0.0511934912147621" calcext:value-type="float">
            <text:p>-0,051193491214762</text:p>
          </table:table-cell>
          <table:table-cell/>
          <table:table-cell table:formula="of:=([.B2191]-[.F21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-0.0806916567529567" calcext:value-type="float">
            <text:p>-0,080691656752957</text:p>
          </table:table-cell>
          <table:table-cell table:number-columns-repeated="2"/>
          <table:table-cell office:value-type="float" office:value="2190" calcext:value-type="float">
            <text:p>2190</text:p>
          </table:table-cell>
          <table:table-cell office:value-type="float" office:value="-0.0806916567529567" calcext:value-type="float">
            <text:p>-0,080691656752957</text:p>
          </table:table-cell>
          <table:table-cell/>
          <table:table-cell table:formula="of:=([.B2192]-[.F21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.160740299027773" calcext:value-type="float">
            <text:p>0,160740299027773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0.160740299027773" calcext:value-type="float">
            <text:p>0,160740299027773</text:p>
          </table:table-cell>
          <table:table-cell/>
          <table:table-cell table:formula="of:=([.B2193]-[.F21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-0.0437055998926694" calcext:value-type="float">
            <text:p>-0,043705599892669</text:p>
          </table:table-cell>
          <table:table-cell table:number-columns-repeated="2"/>
          <table:table-cell office:value-type="float" office:value="2192" calcext:value-type="float">
            <text:p>2192</text:p>
          </table:table-cell>
          <table:table-cell office:value-type="float" office:value="-0.0437055998926694" calcext:value-type="float">
            <text:p>-0,04370559989267</text:p>
          </table:table-cell>
          <table:table-cell/>
          <table:table-cell table:formula="of:=([.B2194]-[.F21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-0.0274867000562066" calcext:value-type="float">
            <text:p>-0,027486700056207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-0.0274867000562066" calcext:value-type="float">
            <text:p>-0,027486700056207</text:p>
          </table:table-cell>
          <table:table-cell/>
          <table:table-cell table:formula="of:=([.B2195]-[.F21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.000574880076188207" calcext:value-type="float">
            <text:p>0,000574880076188</text:p>
          </table:table-cell>
          <table:table-cell table:number-columns-repeated="2"/>
          <table:table-cell office:value-type="float" office:value="2194" calcext:value-type="float">
            <text:p>2194</text:p>
          </table:table-cell>
          <table:table-cell office:value-type="float" office:value="0.000574880076188207" calcext:value-type="float">
            <text:p>0,000574880076188</text:p>
          </table:table-cell>
          <table:table-cell/>
          <table:table-cell table:formula="of:=([.B2196]-[.F21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-0.0152098521533033" calcext:value-type="float">
            <text:p>-0,015209852153303</text:p>
          </table:table-cell>
          <table:table-cell table:number-columns-repeated="2"/>
          <table:table-cell office:value-type="float" office:value="2195" calcext:value-type="float">
            <text:p>2195</text:p>
          </table:table-cell>
          <table:table-cell office:value-type="float" office:value="-0.0152098521533033" calcext:value-type="float">
            <text:p>-0,015209852153303</text:p>
          </table:table-cell>
          <table:table-cell/>
          <table:table-cell table:formula="of:=([.B2197]-[.F21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.049977787725291" calcext:value-type="float">
            <text:p>0,049977787725291</text:p>
          </table:table-cell>
          <table:table-cell table:number-columns-repeated="2"/>
          <table:table-cell office:value-type="float" office:value="2196" calcext:value-type="float">
            <text:p>2196</text:p>
          </table:table-cell>
          <table:table-cell office:value-type="float" office:value="0.049977787725291" calcext:value-type="float">
            <text:p>0,049977787725291</text:p>
          </table:table-cell>
          <table:table-cell/>
          <table:table-cell table:formula="of:=([.B2198]-[.F21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-0.0359927002712804" calcext:value-type="float">
            <text:p>-0,03599270027128</text:p>
          </table:table-cell>
          <table:table-cell table:number-columns-repeated="2"/>
          <table:table-cell office:value-type="float" office:value="2197" calcext:value-type="float">
            <text:p>2197</text:p>
          </table:table-cell>
          <table:table-cell office:value-type="float" office:value="-0.0359927002712804" calcext:value-type="float">
            <text:p>-0,03599270027128</text:p>
          </table:table-cell>
          <table:table-cell/>
          <table:table-cell table:formula="of:=([.B2199]-[.F21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-0.0503481410014675" calcext:value-type="float">
            <text:p>-0,050348141001468</text:p>
          </table:table-cell>
          <table:table-cell table:number-columns-repeated="2"/>
          <table:table-cell office:value-type="float" office:value="2198" calcext:value-type="float">
            <text:p>2198</text:p>
          </table:table-cell>
          <table:table-cell office:value-type="float" office:value="-0.0503481410014675" calcext:value-type="float">
            <text:p>-0,050348141001468</text:p>
          </table:table-cell>
          <table:table-cell/>
          <table:table-cell table:formula="of:=([.B2200]-[.F22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.133163708691055" calcext:value-type="float">
            <text:p>0,133163708691055</text:p>
          </table:table-cell>
          <table:table-cell table:number-columns-repeated="2"/>
          <table:table-cell office:value-type="float" office:value="2199" calcext:value-type="float">
            <text:p>2199</text:p>
          </table:table-cell>
          <table:table-cell office:value-type="float" office:value="0.133163708691055" calcext:value-type="float">
            <text:p>0,133163708691055</text:p>
          </table:table-cell>
          <table:table-cell/>
          <table:table-cell table:formula="of:=([.B2201]-[.F22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0.0319332483683315" calcext:value-type="float">
            <text:p>-0,031933248368332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-0.0319332483683315" calcext:value-type="float">
            <text:p>-0,031933248368332</text:p>
          </table:table-cell>
          <table:table-cell/>
          <table:table-cell table:formula="of:=([.B2202]-[.F22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-0.0226454352992116" calcext:value-type="float">
            <text:p>-0,022645435299212</text:p>
          </table:table-cell>
          <table:table-cell table:number-columns-repeated="2"/>
          <table:table-cell office:value-type="float" office:value="2201" calcext:value-type="float">
            <text:p>2201</text:p>
          </table:table-cell>
          <table:table-cell office:value-type="float" office:value="-0.0226454352992116" calcext:value-type="float">
            <text:p>-0,022645435299212</text:p>
          </table:table-cell>
          <table:table-cell/>
          <table:table-cell table:formula="of:=([.B2203]-[.F22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-0.0501660245764879" calcext:value-type="float">
            <text:p>-0,050166024576488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-0.0501660245764879" calcext:value-type="float">
            <text:p>-0,050166024576488</text:p>
          </table:table-cell>
          <table:table-cell/>
          <table:table-cell table:formula="of:=([.B2204]-[.F22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.0182441030925076" calcext:value-type="float">
            <text:p>0,018244103092508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0.0182441030925076" calcext:value-type="float">
            <text:p>0,018244103092508</text:p>
          </table:table-cell>
          <table:table-cell/>
          <table:table-cell table:formula="of:=([.B2205]-[.F22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.15654470831176" calcext:value-type="float">
            <text:p>0,15654470831176</text:p>
          </table:table-cell>
          <table:table-cell table:number-columns-repeated="2"/>
          <table:table-cell office:value-type="float" office:value="2204" calcext:value-type="float">
            <text:p>2204</text:p>
          </table:table-cell>
          <table:table-cell office:value-type="float" office:value="0.15654470831176" calcext:value-type="float">
            <text:p>0,15654470831176</text:p>
          </table:table-cell>
          <table:table-cell/>
          <table:table-cell table:formula="of:=([.B2206]-[.F22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.0593907257778671" calcext:value-type="float">
            <text:p>0,059390725777867</text:p>
          </table:table-cell>
          <table:table-cell table:number-columns-repeated="2"/>
          <table:table-cell office:value-type="float" office:value="2205" calcext:value-type="float">
            <text:p>2205</text:p>
          </table:table-cell>
          <table:table-cell office:value-type="float" office:value="0.0593907257778671" calcext:value-type="float">
            <text:p>0,059390725777867</text:p>
          </table:table-cell>
          <table:table-cell/>
          <table:table-cell table:formula="of:=([.B2207]-[.F22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.145959101741124" calcext:value-type="float">
            <text:p>0,145959101741124</text:p>
          </table:table-cell>
          <table:table-cell table:number-columns-repeated="2"/>
          <table:table-cell office:value-type="float" office:value="2206" calcext:value-type="float">
            <text:p>2206</text:p>
          </table:table-cell>
          <table:table-cell office:value-type="float" office:value="0.145959101741124" calcext:value-type="float">
            <text:p>0,145959101741124</text:p>
          </table:table-cell>
          <table:table-cell/>
          <table:table-cell table:formula="of:=([.B2208]-[.F22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.160236543757286" calcext:value-type="float">
            <text:p>0,160236543757286</text:p>
          </table:table-cell>
          <table:table-cell table:number-columns-repeated="2"/>
          <table:table-cell office:value-type="float" office:value="2207" calcext:value-type="float">
            <text:p>2207</text:p>
          </table:table-cell>
          <table:table-cell office:value-type="float" office:value="0.160236543757286" calcext:value-type="float">
            <text:p>0,160236543757286</text:p>
          </table:table-cell>
          <table:table-cell/>
          <table:table-cell table:formula="of:=([.B2209]-[.F22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-0.0015453827397068" calcext:value-type="float">
            <text:p>-0,001545382739707</text:p>
          </table:table-cell>
          <table:table-cell table:number-columns-repeated="2"/>
          <table:table-cell office:value-type="float" office:value="2208" calcext:value-type="float">
            <text:p>2208</text:p>
          </table:table-cell>
          <table:table-cell office:value-type="float" office:value="-0.0015453827397068" calcext:value-type="float">
            <text:p>-0,001545382739707</text:p>
          </table:table-cell>
          <table:table-cell/>
          <table:table-cell table:formula="of:=([.B2210]-[.F22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-0.00140610908304462" calcext:value-type="float">
            <text:p>-0,001406109083045</text:p>
          </table:table-cell>
          <table:table-cell table:number-columns-repeated="2"/>
          <table:table-cell office:value-type="float" office:value="2209" calcext:value-type="float">
            <text:p>2209</text:p>
          </table:table-cell>
          <table:table-cell office:value-type="float" office:value="-0.00140610908304462" calcext:value-type="float">
            <text:p>-0,001406109083045</text:p>
          </table:table-cell>
          <table:table-cell/>
          <table:table-cell table:formula="of:=([.B2211]-[.F22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-0.0528505042287334" calcext:value-type="float">
            <text:p>-0,052850504228733</text:p>
          </table:table-cell>
          <table:table-cell table:number-columns-repeated="2"/>
          <table:table-cell office:value-type="float" office:value="2210" calcext:value-type="float">
            <text:p>2210</text:p>
          </table:table-cell>
          <table:table-cell office:value-type="float" office:value="-0.0528505042287334" calcext:value-type="float">
            <text:p>-0,052850504228733</text:p>
          </table:table-cell>
          <table:table-cell/>
          <table:table-cell table:formula="of:=([.B2212]-[.F22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-0.0173506404958466" calcext:value-type="float">
            <text:p>-0,017350640495847</text:p>
          </table:table-cell>
          <table:table-cell table:number-columns-repeated="2"/>
          <table:table-cell office:value-type="float" office:value="2211" calcext:value-type="float">
            <text:p>2211</text:p>
          </table:table-cell>
          <table:table-cell office:value-type="float" office:value="-0.0173506404958466" calcext:value-type="float">
            <text:p>-0,017350640495847</text:p>
          </table:table-cell>
          <table:table-cell/>
          <table:table-cell table:formula="of:=([.B2213]-[.F22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-0.00749714977887869" calcext:value-type="float">
            <text:p>-0,007497149778879</text:p>
          </table:table-cell>
          <table:table-cell table:number-columns-repeated="2"/>
          <table:table-cell office:value-type="float" office:value="2212" calcext:value-type="float">
            <text:p>2212</text:p>
          </table:table-cell>
          <table:table-cell office:value-type="float" office:value="-0.00749714977887869" calcext:value-type="float">
            <text:p>-0,007497149778879</text:p>
          </table:table-cell>
          <table:table-cell/>
          <table:table-cell table:formula="of:=([.B2214]-[.F22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-0.0556226715657298" calcext:value-type="float">
            <text:p>-0,05562267156573</text:p>
          </table:table-cell>
          <table:table-cell table:number-columns-repeated="2"/>
          <table:table-cell office:value-type="float" office:value="2213" calcext:value-type="float">
            <text:p>2213</text:p>
          </table:table-cell>
          <table:table-cell office:value-type="float" office:value="-0.0556226715657298" calcext:value-type="float">
            <text:p>-0,05562267156573</text:p>
          </table:table-cell>
          <table:table-cell/>
          <table:table-cell table:formula="of:=([.B2215]-[.F22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-0.00736166032604186" calcext:value-type="float">
            <text:p>-0,007361660326042</text:p>
          </table:table-cell>
          <table:table-cell table:number-columns-repeated="2"/>
          <table:table-cell office:value-type="float" office:value="2214" calcext:value-type="float">
            <text:p>2214</text:p>
          </table:table-cell>
          <table:table-cell office:value-type="float" office:value="-0.00736166032604186" calcext:value-type="float">
            <text:p>-0,007361660326042</text:p>
          </table:table-cell>
          <table:table-cell/>
          <table:table-cell table:formula="of:=([.B2216]-[.F22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-0.02598139506047" calcext:value-type="float">
            <text:p>-0,02598139506047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-0.02598139506047" calcext:value-type="float">
            <text:p>-0,02598139506047</text:p>
          </table:table-cell>
          <table:table-cell/>
          <table:table-cell table:formula="of:=([.B2217]-[.F22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-0.00324682009300506" calcext:value-type="float">
            <text:p>-0,003246820093005</text:p>
          </table:table-cell>
          <table:table-cell table:number-columns-repeated="2"/>
          <table:table-cell office:value-type="float" office:value="2216" calcext:value-type="float">
            <text:p>2216</text:p>
          </table:table-cell>
          <table:table-cell office:value-type="float" office:value="-0.00324682009300506" calcext:value-type="float">
            <text:p>-0,003246820093005</text:p>
          </table:table-cell>
          <table:table-cell/>
          <table:table-cell table:formula="of:=([.B2218]-[.F22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-0.0330766494401457" calcext:value-type="float">
            <text:p>-0,033076649440146</text:p>
          </table:table-cell>
          <table:table-cell table:number-columns-repeated="2"/>
          <table:table-cell office:value-type="float" office:value="2217" calcext:value-type="float">
            <text:p>2217</text:p>
          </table:table-cell>
          <table:table-cell office:value-type="float" office:value="-0.0330766494401457" calcext:value-type="float">
            <text:p>-0,033076649440146</text:p>
          </table:table-cell>
          <table:table-cell/>
          <table:table-cell table:formula="of:=([.B2219]-[.F22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.0930640292881217" calcext:value-type="float">
            <text:p>0,093064029288122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0.0930640292881217" calcext:value-type="float">
            <text:p>0,093064029288122</text:p>
          </table:table-cell>
          <table:table-cell/>
          <table:table-cell table:formula="of:=([.B2220]-[.F22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.135356254914743" calcext:value-type="float">
            <text:p>0,135356254914743</text:p>
          </table:table-cell>
          <table:table-cell table:number-columns-repeated="2"/>
          <table:table-cell office:value-type="float" office:value="2219" calcext:value-type="float">
            <text:p>2219</text:p>
          </table:table-cell>
          <table:table-cell office:value-type="float" office:value="0.135356254914743" calcext:value-type="float">
            <text:p>0,135356254914743</text:p>
          </table:table-cell>
          <table:table-cell/>
          <table:table-cell table:formula="of:=([.B2221]-[.F22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-0.0541674239948141" calcext:value-type="float">
            <text:p>-0,054167423994814</text:p>
          </table:table-cell>
          <table:table-cell table:number-columns-repeated="2"/>
          <table:table-cell office:value-type="float" office:value="2220" calcext:value-type="float">
            <text:p>2220</text:p>
          </table:table-cell>
          <table:table-cell office:value-type="float" office:value="-0.0541674239948141" calcext:value-type="float">
            <text:p>-0,054167423994814</text:p>
          </table:table-cell>
          <table:table-cell/>
          <table:table-cell table:formula="of:=([.B2222]-[.F22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-0.0837111353286617" calcext:value-type="float">
            <text:p>-0,083711135328662</text:p>
          </table:table-cell>
          <table:table-cell table:number-columns-repeated="2"/>
          <table:table-cell office:value-type="float" office:value="2221" calcext:value-type="float">
            <text:p>2221</text:p>
          </table:table-cell>
          <table:table-cell office:value-type="float" office:value="-0.0837111353286617" calcext:value-type="float">
            <text:p>-0,083711135328662</text:p>
          </table:table-cell>
          <table:table-cell/>
          <table:table-cell table:formula="of:=([.B2223]-[.F22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.0450506685424176" calcext:value-type="float">
            <text:p>0,045050668542418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0.0450506685424176" calcext:value-type="float">
            <text:p>0,045050668542418</text:p>
          </table:table-cell>
          <table:table-cell/>
          <table:table-cell table:formula="of:=([.B2224]-[.F22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-0.0336600006931773" calcext:value-type="float">
            <text:p>-0,033660000693177</text:p>
          </table:table-cell>
          <table:table-cell table:number-columns-repeated="2"/>
          <table:table-cell office:value-type="float" office:value="2223" calcext:value-type="float">
            <text:p>2223</text:p>
          </table:table-cell>
          <table:table-cell office:value-type="float" office:value="-0.0336600006931773" calcext:value-type="float">
            <text:p>-0,033660000693177</text:p>
          </table:table-cell>
          <table:table-cell/>
          <table:table-cell table:formula="of:=([.B2225]-[.F22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-0.0443756102178734" calcext:value-type="float">
            <text:p>-0,044375610217873</text:p>
          </table:table-cell>
          <table:table-cell table:number-columns-repeated="2"/>
          <table:table-cell office:value-type="float" office:value="2224" calcext:value-type="float">
            <text:p>2224</text:p>
          </table:table-cell>
          <table:table-cell office:value-type="float" office:value="-0.0443756102178734" calcext:value-type="float">
            <text:p>-0,044375610217874</text:p>
          </table:table-cell>
          <table:table-cell/>
          <table:table-cell table:formula="of:=([.B2226]-[.F22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-0.0436406400952086" calcext:value-type="float">
            <text:p>-0,043640640095209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-0.0436406400952086" calcext:value-type="float">
            <text:p>-0,043640640095209</text:p>
          </table:table-cell>
          <table:table-cell/>
          <table:table-cell table:formula="of:=([.B2227]-[.F22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-0.0158380684595152" calcext:value-type="float">
            <text:p>-0,015838068459515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-0.0158380684595152" calcext:value-type="float">
            <text:p>-0,015838068459515</text:p>
          </table:table-cell>
          <table:table-cell/>
          <table:table-cell table:formula="of:=([.B2228]-[.F22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-0.0599970590664702" calcext:value-type="float">
            <text:p>-0,05999705906647</text:p>
          </table:table-cell>
          <table:table-cell table:number-columns-repeated="2"/>
          <table:table-cell office:value-type="float" office:value="2227" calcext:value-type="float">
            <text:p>2227</text:p>
          </table:table-cell>
          <table:table-cell office:value-type="float" office:value="-0.0599970590664702" calcext:value-type="float">
            <text:p>-0,05999705906647</text:p>
          </table:table-cell>
          <table:table-cell/>
          <table:table-cell table:formula="of:=([.B2229]-[.F22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.0479082145034613" calcext:value-type="float">
            <text:p>0,047908214503461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0.0479082145034613" calcext:value-type="float">
            <text:p>0,047908214503461</text:p>
          </table:table-cell>
          <table:table-cell/>
          <table:table-cell table:formula="of:=([.B2230]-[.F22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.0538693183206926" calcext:value-type="float">
            <text:p>0,053869318320693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0.0538693183206926" calcext:value-type="float">
            <text:p>0,053869318320693</text:p>
          </table:table-cell>
          <table:table-cell/>
          <table:table-cell table:formula="of:=([.B2231]-[.F22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.0218060255532215" calcext:value-type="float">
            <text:p>0,021806025553222</text:p>
          </table:table-cell>
          <table:table-cell table:number-columns-repeated="2"/>
          <table:table-cell office:value-type="float" office:value="2230" calcext:value-type="float">
            <text:p>2230</text:p>
          </table:table-cell>
          <table:table-cell office:value-type="float" office:value="0.0218060255532215" calcext:value-type="float">
            <text:p>0,021806025553222</text:p>
          </table:table-cell>
          <table:table-cell/>
          <table:table-cell table:formula="of:=([.B2232]-[.F22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.125695323567744" calcext:value-type="float">
            <text:p>0,125695323567744</text:p>
          </table:table-cell>
          <table:table-cell table:number-columns-repeated="2"/>
          <table:table-cell office:value-type="float" office:value="2231" calcext:value-type="float">
            <text:p>2231</text:p>
          </table:table-cell>
          <table:table-cell office:value-type="float" office:value="0.125695323567744" calcext:value-type="float">
            <text:p>0,125695323567744</text:p>
          </table:table-cell>
          <table:table-cell/>
          <table:table-cell table:formula="of:=([.B2233]-[.F22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.187375174550749" calcext:value-type="float">
            <text:p>0,187375174550749</text:p>
          </table:table-cell>
          <table:table-cell table:number-columns-repeated="2"/>
          <table:table-cell office:value-type="float" office:value="2232" calcext:value-type="float">
            <text:p>2232</text:p>
          </table:table-cell>
          <table:table-cell office:value-type="float" office:value="0.187375174550749" calcext:value-type="float">
            <text:p>0,187375174550749</text:p>
          </table:table-cell>
          <table:table-cell/>
          <table:table-cell table:formula="of:=([.B2234]-[.F22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-0.0724923773346158" calcext:value-type="float">
            <text:p>-0,072492377334616</text:p>
          </table:table-cell>
          <table:table-cell table:number-columns-repeated="2"/>
          <table:table-cell office:value-type="float" office:value="2233" calcext:value-type="float">
            <text:p>2233</text:p>
          </table:table-cell>
          <table:table-cell office:value-type="float" office:value="-0.0724923773346158" calcext:value-type="float">
            <text:p>-0,072492377334616</text:p>
          </table:table-cell>
          <table:table-cell/>
          <table:table-cell table:formula="of:=([.B2235]-[.F22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-0.0942971485036214" calcext:value-type="float">
            <text:p>-0,094297148503621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-0.0942971485036214" calcext:value-type="float">
            <text:p>-0,094297148503621</text:p>
          </table:table-cell>
          <table:table-cell/>
          <table:table-cell table:formula="of:=([.B2236]-[.F22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-0.0736447100079786" calcext:value-type="float">
            <text:p>-0,073644710007979</text:p>
          </table:table-cell>
          <table:table-cell table:number-columns-repeated="2"/>
          <table:table-cell office:value-type="float" office:value="2235" calcext:value-type="float">
            <text:p>2235</text:p>
          </table:table-cell>
          <table:table-cell office:value-type="float" office:value="-0.0736447100079786" calcext:value-type="float">
            <text:p>-0,073644710007979</text:p>
          </table:table-cell>
          <table:table-cell/>
          <table:table-cell table:formula="of:=([.B2237]-[.F22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.158012833317368" calcext:value-type="float">
            <text:p>0,158012833317368</text:p>
          </table:table-cell>
          <table:table-cell table:number-columns-repeated="2"/>
          <table:table-cell office:value-type="float" office:value="2236" calcext:value-type="float">
            <text:p>2236</text:p>
          </table:table-cell>
          <table:table-cell office:value-type="float" office:value="0.158012833317368" calcext:value-type="float">
            <text:p>0,158012833317368</text:p>
          </table:table-cell>
          <table:table-cell/>
          <table:table-cell table:formula="of:=([.B2238]-[.F22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.139005567077242" calcext:value-type="float">
            <text:p>0,13900556707724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0.139005567077242" calcext:value-type="float">
            <text:p>0,139005567077242</text:p>
          </table:table-cell>
          <table:table-cell/>
          <table:table-cell table:formula="of:=([.B2239]-[.F22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.138431008641918" calcext:value-type="float">
            <text:p>0,138431008641918</text:p>
          </table:table-cell>
          <table:table-cell table:number-columns-repeated="2"/>
          <table:table-cell office:value-type="float" office:value="2238" calcext:value-type="float">
            <text:p>2238</text:p>
          </table:table-cell>
          <table:table-cell office:value-type="float" office:value="0.138431008641918" calcext:value-type="float">
            <text:p>0,138431008641918</text:p>
          </table:table-cell>
          <table:table-cell/>
          <table:table-cell table:formula="of:=([.B2240]-[.F22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-0.0527577247033847" calcext:value-type="float">
            <text:p>-0,052757724703385</text:p>
          </table:table-cell>
          <table:table-cell table:number-columns-repeated="2"/>
          <table:table-cell office:value-type="float" office:value="2239" calcext:value-type="float">
            <text:p>2239</text:p>
          </table:table-cell>
          <table:table-cell office:value-type="float" office:value="-0.0527577247033847" calcext:value-type="float">
            <text:p>-0,052757724703385</text:p>
          </table:table-cell>
          <table:table-cell/>
          <table:table-cell table:formula="of:=([.B2241]-[.F22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.194288253754654" calcext:value-type="float">
            <text:p>0,194288253754654</text:p>
          </table:table-cell>
          <table:table-cell table:number-columns-repeated="2"/>
          <table:table-cell office:value-type="float" office:value="2240" calcext:value-type="float">
            <text:p>2240</text:p>
          </table:table-cell>
          <table:table-cell office:value-type="float" office:value="0.194288253754654" calcext:value-type="float">
            <text:p>0,194288253754654</text:p>
          </table:table-cell>
          <table:table-cell/>
          <table:table-cell table:formula="of:=([.B2242]-[.F22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-0.0237871592235358" calcext:value-type="float">
            <text:p>-0,023787159223536</text:p>
          </table:table-cell>
          <table:table-cell table:number-columns-repeated="2"/>
          <table:table-cell office:value-type="float" office:value="2241" calcext:value-type="float">
            <text:p>2241</text:p>
          </table:table-cell>
          <table:table-cell office:value-type="float" office:value="-0.0237871592235358" calcext:value-type="float">
            <text:p>-0,023787159223536</text:p>
          </table:table-cell>
          <table:table-cell/>
          <table:table-cell table:formula="of:=([.B2243]-[.F22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-0.0483961425960742" calcext:value-type="float">
            <text:p>-0,048396142596074</text:p>
          </table:table-cell>
          <table:table-cell table:number-columns-repeated="2"/>
          <table:table-cell office:value-type="float" office:value="2242" calcext:value-type="float">
            <text:p>2242</text:p>
          </table:table-cell>
          <table:table-cell office:value-type="float" office:value="-0.0483961425960742" calcext:value-type="float">
            <text:p>-0,048396142596074</text:p>
          </table:table-cell>
          <table:table-cell/>
          <table:table-cell table:formula="of:=([.B2244]-[.F22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-0.0267196544660069" calcext:value-type="float">
            <text:p>-0,026719654466007</text:p>
          </table:table-cell>
          <table:table-cell table:number-columns-repeated="2"/>
          <table:table-cell office:value-type="float" office:value="2243" calcext:value-type="float">
            <text:p>2243</text:p>
          </table:table-cell>
          <table:table-cell office:value-type="float" office:value="-0.0267196544660069" calcext:value-type="float">
            <text:p>-0,026719654466007</text:p>
          </table:table-cell>
          <table:table-cell/>
          <table:table-cell table:formula="of:=([.B2245]-[.F22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-0.0398919945302999" calcext:value-type="float">
            <text:p>-0,0398919945303</text:p>
          </table:table-cell>
          <table:table-cell table:number-columns-repeated="2"/>
          <table:table-cell office:value-type="float" office:value="2244" calcext:value-type="float">
            <text:p>2244</text:p>
          </table:table-cell>
          <table:table-cell office:value-type="float" office:value="-0.0398919945302999" calcext:value-type="float">
            <text:p>-0,0398919945303</text:p>
          </table:table-cell>
          <table:table-cell/>
          <table:table-cell table:formula="of:=([.B2246]-[.F22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-0.0843595296346122" calcext:value-type="float">
            <text:p>-0,084359529634612</text:p>
          </table:table-cell>
          <table:table-cell table:number-columns-repeated="2"/>
          <table:table-cell office:value-type="float" office:value="2245" calcext:value-type="float">
            <text:p>2245</text:p>
          </table:table-cell>
          <table:table-cell office:value-type="float" office:value="-0.0843595296346122" calcext:value-type="float">
            <text:p>-0,084359529634612</text:p>
          </table:table-cell>
          <table:table-cell/>
          <table:table-cell table:formula="of:=([.B2247]-[.F22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.168777764292676" calcext:value-type="float">
            <text:p>0,168777764292676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0.168777764292676" calcext:value-type="float">
            <text:p>0,168777764292676</text:p>
          </table:table-cell>
          <table:table-cell/>
          <table:table-cell table:formula="of:=([.B2248]-[.F22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-0.025068970514143" calcext:value-type="float">
            <text:p>-0,02506897051414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-0.025068970514143" calcext:value-type="float">
            <text:p>-0,025068970514143</text:p>
          </table:table-cell>
          <table:table-cell/>
          <table:table-cell table:formula="of:=([.B2249]-[.F22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-0.0364905591868176" calcext:value-type="float">
            <text:p>-0,036490559186818</text:p>
          </table:table-cell>
          <table:table-cell table:number-columns-repeated="2"/>
          <table:table-cell office:value-type="float" office:value="2248" calcext:value-type="float">
            <text:p>2248</text:p>
          </table:table-cell>
          <table:table-cell office:value-type="float" office:value="-0.0364905591868176" calcext:value-type="float">
            <text:p>-0,036490559186818</text:p>
          </table:table-cell>
          <table:table-cell/>
          <table:table-cell table:formula="of:=([.B2250]-[.F22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-0.0463792601912304" calcext:value-type="float">
            <text:p>-0,04637926019123</text:p>
          </table:table-cell>
          <table:table-cell table:number-columns-repeated="2"/>
          <table:table-cell office:value-type="float" office:value="2249" calcext:value-type="float">
            <text:p>2249</text:p>
          </table:table-cell>
          <table:table-cell office:value-type="float" office:value="-0.0463792601912304" calcext:value-type="float">
            <text:p>-0,046379260191231</text:p>
          </table:table-cell>
          <table:table-cell/>
          <table:table-cell table:formula="of:=([.B2251]-[.F22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357578628151505" calcext:value-type="float">
            <text:p>0,035757862815151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office:value-type="float" office:value="0.0357578628151505" calcext:value-type="float">
            <text:p>0,035757862815151</text:p>
          </table:table-cell>
          <table:table-cell/>
          <table:table-cell table:formula="of:=([.B2252]-[.F22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-0.0528513728705395" calcext:value-type="float">
            <text:p>-0,05285137287054</text:p>
          </table:table-cell>
          <table:table-cell table:number-columns-repeated="2"/>
          <table:table-cell office:value-type="float" office:value="2251" calcext:value-type="float">
            <text:p>2251</text:p>
          </table:table-cell>
          <table:table-cell office:value-type="float" office:value="-0.0528513728705395" calcext:value-type="float">
            <text:p>-0,05285137287054</text:p>
          </table:table-cell>
          <table:table-cell/>
          <table:table-cell table:formula="of:=([.B2253]-[.F22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.0433580035030362" calcext:value-type="float">
            <text:p>0,043358003503036</text:p>
          </table:table-cell>
          <table:table-cell table:number-columns-repeated="2"/>
          <table:table-cell office:value-type="float" office:value="2252" calcext:value-type="float">
            <text:p>2252</text:p>
          </table:table-cell>
          <table:table-cell office:value-type="float" office:value="0.0433580035030362" calcext:value-type="float">
            <text:p>0,043358003503036</text:p>
          </table:table-cell>
          <table:table-cell/>
          <table:table-cell table:formula="of:=([.B2254]-[.F22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-0.0242077007504398" calcext:value-type="float">
            <text:p>-0,02420770075044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-0.0242077007504398" calcext:value-type="float">
            <text:p>-0,02420770075044</text:p>
          </table:table-cell>
          <table:table-cell/>
          <table:table-cell table:formula="of:=([.B2255]-[.F22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-0.0651504125553828" calcext:value-type="float">
            <text:p>-0,065150412555383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-0.0651504125553828" calcext:value-type="float">
            <text:p>-0,065150412555383</text:p>
          </table:table-cell>
          <table:table-cell/>
          <table:table-cell table:formula="of:=([.B2256]-[.F22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.0338559773848658" calcext:value-type="float">
            <text:p>0,033855977384866</text:p>
          </table:table-cell>
          <table:table-cell table:number-columns-repeated="2"/>
          <table:table-cell office:value-type="float" office:value="2255" calcext:value-type="float">
            <text:p>2255</text:p>
          </table:table-cell>
          <table:table-cell office:value-type="float" office:value="0.0338559773848658" calcext:value-type="float">
            <text:p>0,033855977384866</text:p>
          </table:table-cell>
          <table:table-cell/>
          <table:table-cell table:formula="of:=([.B2257]-[.F22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-0.0232378930244524" calcext:value-type="float">
            <text:p>-0,02323789302445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-0.0232378930244524" calcext:value-type="float">
            <text:p>-0,023237893024453</text:p>
          </table:table-cell>
          <table:table-cell/>
          <table:table-cell table:formula="of:=([.B2258]-[.F22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-0.0622221780917271" calcext:value-type="float">
            <text:p>-0,062222178091727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-0.0622221780917271" calcext:value-type="float">
            <text:p>-0,062222178091727</text:p>
          </table:table-cell>
          <table:table-cell/>
          <table:table-cell table:formula="of:=([.B2259]-[.F22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-0.0084139859707341" calcext:value-type="float">
            <text:p>-0,008413985970734</text:p>
          </table:table-cell>
          <table:table-cell table:number-columns-repeated="2"/>
          <table:table-cell office:value-type="float" office:value="2258" calcext:value-type="float">
            <text:p>2258</text:p>
          </table:table-cell>
          <table:table-cell office:value-type="float" office:value="-0.0084139859707341" calcext:value-type="float">
            <text:p>-0,008413985970734</text:p>
          </table:table-cell>
          <table:table-cell/>
          <table:table-cell table:formula="of:=([.B2260]-[.F22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-0.0441685763255107" calcext:value-type="float">
            <text:p>-0,044168576325511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-0.0441685763255107" calcext:value-type="float">
            <text:p>-0,044168576325511</text:p>
          </table:table-cell>
          <table:table-cell/>
          <table:table-cell table:formula="of:=([.B2261]-[.F22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.0396603226124504" calcext:value-type="float">
            <text:p>0,03966032261245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0.0396603226124504" calcext:value-type="float">
            <text:p>0,03966032261245</text:p>
          </table:table-cell>
          <table:table-cell/>
          <table:table-cell table:formula="of:=([.B2262]-[.F22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-0.0646135043928261" calcext:value-type="float">
            <text:p>-0,064613504392826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office:value-type="float" office:value="-0.0646135043928261" calcext:value-type="float">
            <text:p>-0,064613504392826</text:p>
          </table:table-cell>
          <table:table-cell/>
          <table:table-cell table:formula="of:=([.B2263]-[.F22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-0.0886791783714694" calcext:value-type="float">
            <text:p>-0,088679178371469</text:p>
          </table:table-cell>
          <table:table-cell table:number-columns-repeated="2"/>
          <table:table-cell office:value-type="float" office:value="2262" calcext:value-type="float">
            <text:p>2262</text:p>
          </table:table-cell>
          <table:table-cell office:value-type="float" office:value="-0.0886791783714694" calcext:value-type="float">
            <text:p>-0,08867917837147</text:p>
          </table:table-cell>
          <table:table-cell/>
          <table:table-cell table:formula="of:=([.B2264]-[.F22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.0445175418515281" calcext:value-type="float">
            <text:p>0,044517541851528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0.0445175418515281" calcext:value-type="float">
            <text:p>0,044517541851528</text:p>
          </table:table-cell>
          <table:table-cell/>
          <table:table-cell table:formula="of:=([.B2265]-[.F22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-0.029758389779088" calcext:value-type="float">
            <text:p>-0,029758389779088</text:p>
          </table:table-cell>
          <table:table-cell table:number-columns-repeated="2"/>
          <table:table-cell office:value-type="float" office:value="2264" calcext:value-type="float">
            <text:p>2264</text:p>
          </table:table-cell>
          <table:table-cell office:value-type="float" office:value="-0.029758389779088" calcext:value-type="float">
            <text:p>-0,029758389779088</text:p>
          </table:table-cell>
          <table:table-cell/>
          <table:table-cell table:formula="of:=([.B2266]-[.F22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-0.0216616009322663" calcext:value-type="float">
            <text:p>-0,021661600932266</text:p>
          </table:table-cell>
          <table:table-cell table:number-columns-repeated="2"/>
          <table:table-cell office:value-type="float" office:value="2265" calcext:value-type="float">
            <text:p>2265</text:p>
          </table:table-cell>
          <table:table-cell office:value-type="float" office:value="-0.0216616009322663" calcext:value-type="float">
            <text:p>-0,021661600932266</text:p>
          </table:table-cell>
          <table:table-cell/>
          <table:table-cell table:formula="of:=([.B2267]-[.F22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-0.0484177008700042" calcext:value-type="float">
            <text:p>-0,048417700870004</text:p>
          </table:table-cell>
          <table:table-cell table:number-columns-repeated="2"/>
          <table:table-cell office:value-type="float" office:value="2266" calcext:value-type="float">
            <text:p>2266</text:p>
          </table:table-cell>
          <table:table-cell office:value-type="float" office:value="-0.0484177008700042" calcext:value-type="float">
            <text:p>-0,048417700870004</text:p>
          </table:table-cell>
          <table:table-cell/>
          <table:table-cell table:formula="of:=([.B2268]-[.F22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.190112493130185" calcext:value-type="float">
            <text:p>0,190112493130185</text:p>
          </table:table-cell>
          <table:table-cell table:number-columns-repeated="2"/>
          <table:table-cell office:value-type="float" office:value="2267" calcext:value-type="float">
            <text:p>2267</text:p>
          </table:table-cell>
          <table:table-cell office:value-type="float" office:value="0.190112493130185" calcext:value-type="float">
            <text:p>0,190112493130185</text:p>
          </table:table-cell>
          <table:table-cell/>
          <table:table-cell table:formula="of:=([.B2269]-[.F22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-0.0482194952975514" calcext:value-type="float">
            <text:p>-0,048219495297551</text:p>
          </table:table-cell>
          <table:table-cell table:number-columns-repeated="2"/>
          <table:table-cell office:value-type="float" office:value="2268" calcext:value-type="float">
            <text:p>2268</text:p>
          </table:table-cell>
          <table:table-cell office:value-type="float" office:value="-0.0482194952975514" calcext:value-type="float">
            <text:p>-0,048219495297551</text:p>
          </table:table-cell>
          <table:table-cell/>
          <table:table-cell table:formula="of:=([.B2270]-[.F22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-0.100153543346699" calcext:value-type="float">
            <text:p>-0,100153543346699</text:p>
          </table:table-cell>
          <table:table-cell table:number-columns-repeated="2"/>
          <table:table-cell office:value-type="float" office:value="2269" calcext:value-type="float">
            <text:p>2269</text:p>
          </table:table-cell>
          <table:table-cell office:value-type="float" office:value="-0.100153543346699" calcext:value-type="float">
            <text:p>-0,100153543346699</text:p>
          </table:table-cell>
          <table:table-cell/>
          <table:table-cell table:formula="of:=([.B2271]-[.F22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-0.0475046747855965" calcext:value-type="float">
            <text:p>-0,047504674785597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-0.0475046747855965" calcext:value-type="float">
            <text:p>-0,047504674785597</text:p>
          </table:table-cell>
          <table:table-cell/>
          <table:table-cell table:formula="of:=([.B2272]-[.F22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-0.0337860467741172" calcext:value-type="float">
            <text:p>-0,033786046774117</text:p>
          </table:table-cell>
          <table:table-cell table:number-columns-repeated="2"/>
          <table:table-cell office:value-type="float" office:value="2271" calcext:value-type="float">
            <text:p>2271</text:p>
          </table:table-cell>
          <table:table-cell office:value-type="float" office:value="-0.0337860467741172" calcext:value-type="float">
            <text:p>-0,033786046774117</text:p>
          </table:table-cell>
          <table:table-cell/>
          <table:table-cell table:formula="of:=([.B2273]-[.F22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-0.0769894880776375" calcext:value-type="float">
            <text:p>-0,076989488077638</text:p>
          </table:table-cell>
          <table:table-cell table:number-columns-repeated="2"/>
          <table:table-cell office:value-type="float" office:value="2272" calcext:value-type="float">
            <text:p>2272</text:p>
          </table:table-cell>
          <table:table-cell office:value-type="float" office:value="-0.0769894880776375" calcext:value-type="float">
            <text:p>-0,076989488077638</text:p>
          </table:table-cell>
          <table:table-cell/>
          <table:table-cell table:formula="of:=([.B2274]-[.F22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.158002483277811" calcext:value-type="float">
            <text:p>0,158002483277811</text:p>
          </table:table-cell>
          <table:table-cell table:number-columns-repeated="2"/>
          <table:table-cell office:value-type="float" office:value="2273" calcext:value-type="float">
            <text:p>2273</text:p>
          </table:table-cell>
          <table:table-cell office:value-type="float" office:value="0.158002483277811" calcext:value-type="float">
            <text:p>0,158002483277811</text:p>
          </table:table-cell>
          <table:table-cell/>
          <table:table-cell table:formula="of:=([.B2275]-[.F22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-0.0570824248149425" calcext:value-type="float">
            <text:p>-0,057082424814943</text:p>
          </table:table-cell>
          <table:table-cell table:number-columns-repeated="2"/>
          <table:table-cell office:value-type="float" office:value="2274" calcext:value-type="float">
            <text:p>2274</text:p>
          </table:table-cell>
          <table:table-cell office:value-type="float" office:value="-0.0570824248149425" calcext:value-type="float">
            <text:p>-0,057082424814943</text:p>
          </table:table-cell>
          <table:table-cell/>
          <table:table-cell table:formula="of:=([.B2276]-[.F22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-0.00200747797406171" calcext:value-type="float">
            <text:p>-0,002007477974062</text:p>
          </table:table-cell>
          <table:table-cell table:number-columns-repeated="2"/>
          <table:table-cell office:value-type="float" office:value="2275" calcext:value-type="float">
            <text:p>2275</text:p>
          </table:table-cell>
          <table:table-cell office:value-type="float" office:value="-0.00200747797406171" calcext:value-type="float">
            <text:p>-0,002007477974062</text:p>
          </table:table-cell>
          <table:table-cell/>
          <table:table-cell table:formula="of:=([.B2277]-[.F22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-0.00867176894428136" calcext:value-type="float">
            <text:p>-0,008671768944281</text:p>
          </table:table-cell>
          <table:table-cell table:number-columns-repeated="2"/>
          <table:table-cell office:value-type="float" office:value="2276" calcext:value-type="float">
            <text:p>2276</text:p>
          </table:table-cell>
          <table:table-cell office:value-type="float" office:value="-0.00867176894428136" calcext:value-type="float">
            <text:p>-0,008671768944281</text:p>
          </table:table-cell>
          <table:table-cell/>
          <table:table-cell table:formula="of:=([.B2278]-[.F22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-0.0611767833457216" calcext:value-type="float">
            <text:p>-0,061176783345722</text:p>
          </table:table-cell>
          <table:table-cell table:number-columns-repeated="2"/>
          <table:table-cell office:value-type="float" office:value="2277" calcext:value-type="float">
            <text:p>2277</text:p>
          </table:table-cell>
          <table:table-cell office:value-type="float" office:value="-0.0611767833457216" calcext:value-type="float">
            <text:p>-0,061176783345722</text:p>
          </table:table-cell>
          <table:table-cell/>
          <table:table-cell table:formula="of:=([.B2279]-[.F22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-0.0757245948087344" calcext:value-type="float">
            <text:p>-0,075724594808734</text:p>
          </table:table-cell>
          <table:table-cell table:number-columns-repeated="2"/>
          <table:table-cell office:value-type="float" office:value="2278" calcext:value-type="float">
            <text:p>2278</text:p>
          </table:table-cell>
          <table:table-cell office:value-type="float" office:value="-0.0757245948087344" calcext:value-type="float">
            <text:p>-0,075724594808734</text:p>
          </table:table-cell>
          <table:table-cell/>
          <table:table-cell table:formula="of:=([.B2280]-[.F22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-0.0395678297140397" calcext:value-type="float">
            <text:p>-0,03956782971404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-0.0395678297140397" calcext:value-type="float">
            <text:p>-0,03956782971404</text:p>
          </table:table-cell>
          <table:table-cell/>
          <table:table-cell table:formula="of:=([.B2281]-[.F22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.154372548058853" calcext:value-type="float">
            <text:p>0,154372548058853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office:value-type="float" office:value="0.154372548058853" calcext:value-type="float">
            <text:p>0,154372548058853</text:p>
          </table:table-cell>
          <table:table-cell/>
          <table:table-cell table:formula="of:=([.B2282]-[.F22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-0.00363828009177745" calcext:value-type="float">
            <text:p>-0,003638280091777</text:p>
          </table:table-cell>
          <table:table-cell table:number-columns-repeated="2"/>
          <table:table-cell office:value-type="float" office:value="2281" calcext:value-type="float">
            <text:p>2281</text:p>
          </table:table-cell>
          <table:table-cell office:value-type="float" office:value="-0.00363828009177745" calcext:value-type="float">
            <text:p>-0,003638280091777</text:p>
          </table:table-cell>
          <table:table-cell/>
          <table:table-cell table:formula="of:=([.B2283]-[.F22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.140822496170552" calcext:value-type="float">
            <text:p>0,14082249617055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0.140822496170552" calcext:value-type="float">
            <text:p>0,140822496170552</text:p>
          </table:table-cell>
          <table:table-cell/>
          <table:table-cell table:formula="of:=([.B2284]-[.F22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.167404337320364" calcext:value-type="float">
            <text:p>0,167404337320364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0.167404337320364" calcext:value-type="float">
            <text:p>0,167404337320364</text:p>
          </table:table-cell>
          <table:table-cell/>
          <table:table-cell table:formula="of:=([.B2285]-[.F22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-0.0478638378587212" calcext:value-type="float">
            <text:p>-0,047863837858721</text:p>
          </table:table-cell>
          <table:table-cell table:number-columns-repeated="2"/>
          <table:table-cell office:value-type="float" office:value="2284" calcext:value-type="float">
            <text:p>2284</text:p>
          </table:table-cell>
          <table:table-cell office:value-type="float" office:value="-0.0478638378587212" calcext:value-type="float">
            <text:p>-0,047863837858721</text:p>
          </table:table-cell>
          <table:table-cell/>
          <table:table-cell table:formula="of:=([.B2286]-[.F22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-0.0414427341594896" calcext:value-type="float">
            <text:p>-0,04144273415949</text:p>
          </table:table-cell>
          <table:table-cell table:number-columns-repeated="2"/>
          <table:table-cell office:value-type="float" office:value="2285" calcext:value-type="float">
            <text:p>2285</text:p>
          </table:table-cell>
          <table:table-cell office:value-type="float" office:value="-0.0414427341594896" calcext:value-type="float">
            <text:p>-0,04144273415949</text:p>
          </table:table-cell>
          <table:table-cell/>
          <table:table-cell table:formula="of:=([.B2287]-[.F22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-0.0539982652348359" calcext:value-type="float">
            <text:p>-0,053998265234836</text:p>
          </table:table-cell>
          <table:table-cell table:number-columns-repeated="2"/>
          <table:table-cell office:value-type="float" office:value="2286" calcext:value-type="float">
            <text:p>2286</text:p>
          </table:table-cell>
          <table:table-cell office:value-type="float" office:value="-0.0539982652348359" calcext:value-type="float">
            <text:p>-0,053998265234836</text:p>
          </table:table-cell>
          <table:table-cell/>
          <table:table-cell table:formula="of:=([.B2288]-[.F22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-0.0646773820496497" calcext:value-type="float">
            <text:p>-0,06467738204965</text:p>
          </table:table-cell>
          <table:table-cell table:number-columns-repeated="2"/>
          <table:table-cell office:value-type="float" office:value="2287" calcext:value-type="float">
            <text:p>2287</text:p>
          </table:table-cell>
          <table:table-cell office:value-type="float" office:value="-0.0646773820496497" calcext:value-type="float">
            <text:p>-0,06467738204965</text:p>
          </table:table-cell>
          <table:table-cell/>
          <table:table-cell table:formula="of:=([.B2289]-[.F22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-0.0203553125140467" calcext:value-type="float">
            <text:p>-0,020355312514047</text:p>
          </table:table-cell>
          <table:table-cell table:number-columns-repeated="2"/>
          <table:table-cell office:value-type="float" office:value="2288" calcext:value-type="float">
            <text:p>2288</text:p>
          </table:table-cell>
          <table:table-cell office:value-type="float" office:value="-0.0203553125140467" calcext:value-type="float">
            <text:p>-0,020355312514047</text:p>
          </table:table-cell>
          <table:table-cell/>
          <table:table-cell table:formula="of:=([.B2290]-[.F22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-0.0171498246947519" calcext:value-type="float">
            <text:p>-0,017149824694752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-0.0171498246947519" calcext:value-type="float">
            <text:p>-0,017149824694752</text:p>
          </table:table-cell>
          <table:table-cell/>
          <table:table-cell table:formula="of:=([.B2291]-[.F22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.157156307609982" calcext:value-type="float">
            <text:p>0,157156307609982</text:p>
          </table:table-cell>
          <table:table-cell table:number-columns-repeated="2"/>
          <table:table-cell office:value-type="float" office:value="2290" calcext:value-type="float">
            <text:p>2290</text:p>
          </table:table-cell>
          <table:table-cell office:value-type="float" office:value="0.157156307609982" calcext:value-type="float">
            <text:p>0,157156307609982</text:p>
          </table:table-cell>
          <table:table-cell/>
          <table:table-cell table:formula="of:=([.B2292]-[.F22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-0.0451637826835421" calcext:value-type="float">
            <text:p>-0,045163782683542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-0.0451637826835421" calcext:value-type="float">
            <text:p>-0,045163782683542</text:p>
          </table:table-cell>
          <table:table-cell/>
          <table:table-cell table:formula="of:=([.B2293]-[.F22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-0.0280875347858597" calcext:value-type="float">
            <text:p>-0,02808753478586</text:p>
          </table:table-cell>
          <table:table-cell table:number-columns-repeated="2"/>
          <table:table-cell office:value-type="float" office:value="2292" calcext:value-type="float">
            <text:p>2292</text:p>
          </table:table-cell>
          <table:table-cell office:value-type="float" office:value="-0.0280875347858597" calcext:value-type="float">
            <text:p>-0,02808753478586</text:p>
          </table:table-cell>
          <table:table-cell/>
          <table:table-cell table:formula="of:=([.B2294]-[.F22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-0.0504178560147886" calcext:value-type="float">
            <text:p>-0,050417856014789</text:p>
          </table:table-cell>
          <table:table-cell table:number-columns-repeated="2"/>
          <table:table-cell office:value-type="float" office:value="2293" calcext:value-type="float">
            <text:p>2293</text:p>
          </table:table-cell>
          <table:table-cell office:value-type="float" office:value="-0.0504178560147886" calcext:value-type="float">
            <text:p>-0,050417856014789</text:p>
          </table:table-cell>
          <table:table-cell/>
          <table:table-cell table:formula="of:=([.B2295]-[.F22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.132735025025104" calcext:value-type="float">
            <text:p>0,132735025025104</text:p>
          </table:table-cell>
          <table:table-cell table:number-columns-repeated="2"/>
          <table:table-cell office:value-type="float" office:value="2294" calcext:value-type="float">
            <text:p>2294</text:p>
          </table:table-cell>
          <table:table-cell office:value-type="float" office:value="0.132735025025104" calcext:value-type="float">
            <text:p>0,132735025025104</text:p>
          </table:table-cell>
          <table:table-cell/>
          <table:table-cell table:formula="of:=([.B2296]-[.F2296])^2" office:value-type="float" office:value="2.49600520792586E-031" calcext:value-type="float">
            <text:p>2,49600520792586E-31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-0.0063880721625556" calcext:value-type="float">
            <text:p>-0,006388072162556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float" office:value="-0.0063880721625556" calcext:value-type="float">
            <text:p>-0,006388072162556</text:p>
          </table:table-cell>
          <table:table-cell/>
          <table:table-cell table:formula="of:=([.B2297]-[.F22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-0.0077527723284044" calcext:value-type="float">
            <text:p>-0,007752772328404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office:value-type="float" office:value="-0.0077527723284044" calcext:value-type="float">
            <text:p>-0,007752772328404</text:p>
          </table:table-cell>
          <table:table-cell/>
          <table:table-cell table:formula="of:=([.B2298]-[.F22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.0287688088047201" calcext:value-type="float">
            <text:p>0,02876880880472</text:p>
          </table:table-cell>
          <table:table-cell table:number-columns-repeated="2"/>
          <table:table-cell office:value-type="float" office:value="2297" calcext:value-type="float">
            <text:p>2297</text:p>
          </table:table-cell>
          <table:table-cell office:value-type="float" office:value="0.0287688088047201" calcext:value-type="float">
            <text:p>0,02876880880472</text:p>
          </table:table-cell>
          <table:table-cell/>
          <table:table-cell table:formula="of:=([.B2299]-[.F22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-0.0307160266214982" calcext:value-type="float">
            <text:p>-0,030716026621498</text:p>
          </table:table-cell>
          <table:table-cell table:number-columns-repeated="2"/>
          <table:table-cell office:value-type="float" office:value="2298" calcext:value-type="float">
            <text:p>2298</text:p>
          </table:table-cell>
          <table:table-cell office:value-type="float" office:value="-0.0307160266214982" calcext:value-type="float">
            <text:p>-0,030716026621498</text:p>
          </table:table-cell>
          <table:table-cell/>
          <table:table-cell table:formula="of:=([.B2300]-[.F23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.186040925252873" calcext:value-type="float">
            <text:p>0,186040925252873</text:p>
          </table:table-cell>
          <table:table-cell table:number-columns-repeated="2"/>
          <table:table-cell office:value-type="float" office:value="2299" calcext:value-type="float">
            <text:p>2299</text:p>
          </table:table-cell>
          <table:table-cell office:value-type="float" office:value="0.186040925252873" calcext:value-type="float">
            <text:p>0,186040925252873</text:p>
          </table:table-cell>
          <table:table-cell/>
          <table:table-cell table:formula="of:=([.B2301]-[.F23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154817764235075" calcext:value-type="float">
            <text:p>0,154817764235075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0.154817764235075" calcext:value-type="float">
            <text:p>0,154817764235075</text:p>
          </table:table-cell>
          <table:table-cell/>
          <table:table-cell table:formula="of:=([.B2302]-[.F23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-0.0950881213719332" calcext:value-type="float">
            <text:p>-0,095088121371933</text:p>
          </table:table-cell>
          <table:table-cell table:number-columns-repeated="2"/>
          <table:table-cell office:value-type="float" office:value="2301" calcext:value-type="float">
            <text:p>2301</text:p>
          </table:table-cell>
          <table:table-cell office:value-type="float" office:value="-0.0950881213719332" calcext:value-type="float">
            <text:p>-0,095088121371933</text:p>
          </table:table-cell>
          <table:table-cell/>
          <table:table-cell table:formula="of:=([.B2303]-[.F23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-0.00730840669267082" calcext:value-type="float">
            <text:p>-0,007308406692671</text:p>
          </table:table-cell>
          <table:table-cell table:number-columns-repeated="2"/>
          <table:table-cell office:value-type="float" office:value="2302" calcext:value-type="float">
            <text:p>2302</text:p>
          </table:table-cell>
          <table:table-cell office:value-type="float" office:value="-0.00730840669267082" calcext:value-type="float">
            <text:p>-0,007308406692671</text:p>
          </table:table-cell>
          <table:table-cell/>
          <table:table-cell table:formula="of:=([.B2304]-[.F23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.0574404392387929" calcext:value-type="float">
            <text:p>0,057440439238793</text:p>
          </table:table-cell>
          <table:table-cell table:number-columns-repeated="2"/>
          <table:table-cell office:value-type="float" office:value="2303" calcext:value-type="float">
            <text:p>2303</text:p>
          </table:table-cell>
          <table:table-cell office:value-type="float" office:value="0.0574404392387929" calcext:value-type="float">
            <text:p>0,057440439238793</text:p>
          </table:table-cell>
          <table:table-cell/>
          <table:table-cell table:formula="of:=([.B2305]-[.F23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-0.0300180320312944" calcext:value-type="float">
            <text:p>-0,030018032031294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office:value-type="float" office:value="-0.0300180320312944" calcext:value-type="float">
            <text:p>-0,030018032031294</text:p>
          </table:table-cell>
          <table:table-cell/>
          <table:table-cell table:formula="of:=([.B2306]-[.F23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-0.00550273441455505" calcext:value-type="float">
            <text:p>-0,005502734414555</text:p>
          </table:table-cell>
          <table:table-cell table:number-columns-repeated="2"/>
          <table:table-cell office:value-type="float" office:value="2305" calcext:value-type="float">
            <text:p>2305</text:p>
          </table:table-cell>
          <table:table-cell office:value-type="float" office:value="-0.00550273441455505" calcext:value-type="float">
            <text:p>-0,005502734414555</text:p>
          </table:table-cell>
          <table:table-cell/>
          <table:table-cell table:formula="of:=([.B2307]-[.F230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.00522105263432204" calcext:value-type="float">
            <text:p>0,005221052634322</text:p>
          </table:table-cell>
          <table:table-cell table:number-columns-repeated="2"/>
          <table:table-cell office:value-type="float" office:value="2306" calcext:value-type="float">
            <text:p>2306</text:p>
          </table:table-cell>
          <table:table-cell office:value-type="float" office:value="0.00522105263432204" calcext:value-type="float">
            <text:p>0,005221052634322</text:p>
          </table:table-cell>
          <table:table-cell/>
          <table:table-cell table:formula="of:=([.B2308]-[.F23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-0.0304133275209213" calcext:value-type="float">
            <text:p>-0,030413327520921</text:p>
          </table:table-cell>
          <table:table-cell table:number-columns-repeated="2"/>
          <table:table-cell office:value-type="float" office:value="2307" calcext:value-type="float">
            <text:p>2307</text:p>
          </table:table-cell>
          <table:table-cell office:value-type="float" office:value="-0.0304133275209213" calcext:value-type="float">
            <text:p>-0,030413327520921</text:p>
          </table:table-cell>
          <table:table-cell/>
          <table:table-cell table:formula="of:=([.B2309]-[.F23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.157319208567116" calcext:value-type="float">
            <text:p>0,157319208567116</text:p>
          </table:table-cell>
          <table:table-cell table:number-columns-repeated="2"/>
          <table:table-cell office:value-type="float" office:value="2308" calcext:value-type="float">
            <text:p>2308</text:p>
          </table:table-cell>
          <table:table-cell office:value-type="float" office:value="0.157319208567116" calcext:value-type="float">
            <text:p>0,157319208567116</text:p>
          </table:table-cell>
          <table:table-cell/>
          <table:table-cell table:formula="of:=([.B2310]-[.F23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-0.0450778984543498" calcext:value-type="float">
            <text:p>-0,04507789845435</text:p>
          </table:table-cell>
          <table:table-cell table:number-columns-repeated="2"/>
          <table:table-cell office:value-type="float" office:value="2309" calcext:value-type="float">
            <text:p>2309</text:p>
          </table:table-cell>
          <table:table-cell office:value-type="float" office:value="-0.0450778984543498" calcext:value-type="float">
            <text:p>-0,04507789845435</text:p>
          </table:table-cell>
          <table:table-cell/>
          <table:table-cell table:formula="of:=([.B2311]-[.F23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-0.0436667807678927" calcext:value-type="float">
            <text:p>-0,043666780767893</text:p>
          </table:table-cell>
          <table:table-cell table:number-columns-repeated="2"/>
          <table:table-cell office:value-type="float" office:value="2310" calcext:value-type="float">
            <text:p>2310</text:p>
          </table:table-cell>
          <table:table-cell office:value-type="float" office:value="-0.0436667807678927" calcext:value-type="float">
            <text:p>-0,043666780767893</text:p>
          </table:table-cell>
          <table:table-cell/>
          <table:table-cell table:formula="of:=([.B2312]-[.F23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-0.0353915927478946" calcext:value-type="float">
            <text:p>-0,035391592747895</text:p>
          </table:table-cell>
          <table:table-cell table:number-columns-repeated="2"/>
          <table:table-cell office:value-type="float" office:value="2311" calcext:value-type="float">
            <text:p>2311</text:p>
          </table:table-cell>
          <table:table-cell office:value-type="float" office:value="-0.0353915927478946" calcext:value-type="float">
            <text:p>-0,035391592747895</text:p>
          </table:table-cell>
          <table:table-cell/>
          <table:table-cell table:formula="of:=([.B2313]-[.F23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.0167658378662531" calcext:value-type="float">
            <text:p>0,016765837866253</text:p>
          </table:table-cell>
          <table:table-cell table:number-columns-repeated="2"/>
          <table:table-cell office:value-type="float" office:value="2312" calcext:value-type="float">
            <text:p>2312</text:p>
          </table:table-cell>
          <table:table-cell office:value-type="float" office:value="0.0167658378662531" calcext:value-type="float">
            <text:p>0,016765837866253</text:p>
          </table:table-cell>
          <table:table-cell/>
          <table:table-cell table:formula="of:=([.B2314]-[.F23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-0.0768093818467373" calcext:value-type="float">
            <text:p>-0,076809381846737</text:p>
          </table:table-cell>
          <table:table-cell table:number-columns-repeated="2"/>
          <table:table-cell office:value-type="float" office:value="2313" calcext:value-type="float">
            <text:p>2313</text:p>
          </table:table-cell>
          <table:table-cell office:value-type="float" office:value="-0.0768093818467373" calcext:value-type="float">
            <text:p>-0,076809381846737</text:p>
          </table:table-cell>
          <table:table-cell/>
          <table:table-cell table:formula="of:=([.B2315]-[.F23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-0.0289419182410913" calcext:value-type="float">
            <text:p>-0,028941918241091</text:p>
          </table:table-cell>
          <table:table-cell table:number-columns-repeated="2"/>
          <table:table-cell office:value-type="float" office:value="2314" calcext:value-type="float">
            <text:p>2314</text:p>
          </table:table-cell>
          <table:table-cell office:value-type="float" office:value="-0.0289419182410913" calcext:value-type="float">
            <text:p>-0,028941918241091</text:p>
          </table:table-cell>
          <table:table-cell/>
          <table:table-cell table:formula="of:=([.B2316]-[.F23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-0.0388021619178442" calcext:value-type="float">
            <text:p>-0,038802161917844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-0.0388021619178442" calcext:value-type="float">
            <text:p>-0,038802161917844</text:p>
          </table:table-cell>
          <table:table-cell/>
          <table:table-cell table:formula="of:=([.B2317]-[.F23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-0.0380085439598997" calcext:value-type="float">
            <text:p>-0,0380085439599</text:p>
          </table:table-cell>
          <table:table-cell table:number-columns-repeated="2"/>
          <table:table-cell office:value-type="float" office:value="2316" calcext:value-type="float">
            <text:p>2316</text:p>
          </table:table-cell>
          <table:table-cell office:value-type="float" office:value="-0.0380085439598997" calcext:value-type="float">
            <text:p>-0,0380085439599</text:p>
          </table:table-cell>
          <table:table-cell/>
          <table:table-cell table:formula="of:=([.B2318]-[.F23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-0.0446195159172078" calcext:value-type="float">
            <text:p>-0,044619515917208</text:p>
          </table:table-cell>
          <table:table-cell table:number-columns-repeated="2"/>
          <table:table-cell office:value-type="float" office:value="2317" calcext:value-type="float">
            <text:p>2317</text:p>
          </table:table-cell>
          <table:table-cell office:value-type="float" office:value="-0.0446195159172078" calcext:value-type="float">
            <text:p>-0,044619515917208</text:p>
          </table:table-cell>
          <table:table-cell/>
          <table:table-cell table:formula="of:=([.B2319]-[.F23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-0.0188906874631028" calcext:value-type="float">
            <text:p>-0,018890687463103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office:value-type="float" office:value="-0.0188906874631028" calcext:value-type="float">
            <text:p>-0,018890687463103</text:p>
          </table:table-cell>
          <table:table-cell/>
          <table:table-cell table:formula="of:=([.B2320]-[.F23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-0.0622162847690433" calcext:value-type="float">
            <text:p>-0,062216284769043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-0.0622162847690433" calcext:value-type="float">
            <text:p>-0,062216284769043</text:p>
          </table:table-cell>
          <table:table-cell/>
          <table:table-cell table:formula="of:=([.B2321]-[.F23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-0.00896946053086903" calcext:value-type="float">
            <text:p>-0,008969460530869</text:p>
          </table:table-cell>
          <table:table-cell table:number-columns-repeated="2"/>
          <table:table-cell office:value-type="float" office:value="2320" calcext:value-type="float">
            <text:p>2320</text:p>
          </table:table-cell>
          <table:table-cell office:value-type="float" office:value="-0.00896946053086903" calcext:value-type="float">
            <text:p>-0,008969460530869</text:p>
          </table:table-cell>
          <table:table-cell/>
          <table:table-cell table:formula="of:=([.B2322]-[.F23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-0.0319191836768428" calcext:value-type="float">
            <text:p>-0,031919183676843</text:p>
          </table:table-cell>
          <table:table-cell table:number-columns-repeated="2"/>
          <table:table-cell office:value-type="float" office:value="2321" calcext:value-type="float">
            <text:p>2321</text:p>
          </table:table-cell>
          <table:table-cell office:value-type="float" office:value="-0.0319191836768428" calcext:value-type="float">
            <text:p>-0,031919183676843</text:p>
          </table:table-cell>
          <table:table-cell/>
          <table:table-cell table:formula="of:=([.B2323]-[.F23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-0.0219292108024055" calcext:value-type="float">
            <text:p>-0,021929210802406</text:p>
          </table:table-cell>
          <table:table-cell table:number-columns-repeated="2"/>
          <table:table-cell office:value-type="float" office:value="2322" calcext:value-type="float">
            <text:p>2322</text:p>
          </table:table-cell>
          <table:table-cell office:value-type="float" office:value="-0.0219292108024055" calcext:value-type="float">
            <text:p>-0,021929210802406</text:p>
          </table:table-cell>
          <table:table-cell/>
          <table:table-cell table:formula="of:=([.B2324]-[.F23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-0.0563973217532576" calcext:value-type="float">
            <text:p>-0,056397321753258</text:p>
          </table:table-cell>
          <table:table-cell table:number-columns-repeated="2"/>
          <table:table-cell office:value-type="float" office:value="2323" calcext:value-type="float">
            <text:p>2323</text:p>
          </table:table-cell>
          <table:table-cell office:value-type="float" office:value="-0.0563973217532576" calcext:value-type="float">
            <text:p>-0,056397321753258</text:p>
          </table:table-cell>
          <table:table-cell/>
          <table:table-cell table:formula="of:=([.B2325]-[.F23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-0.07227063740263" calcext:value-type="float">
            <text:p>-0,07227063740263</text:p>
          </table:table-cell>
          <table:table-cell table:number-columns-repeated="2"/>
          <table:table-cell office:value-type="float" office:value="2324" calcext:value-type="float">
            <text:p>2324</text:p>
          </table:table-cell>
          <table:table-cell office:value-type="float" office:value="-0.07227063740263" calcext:value-type="float">
            <text:p>-0,07227063740263</text:p>
          </table:table-cell>
          <table:table-cell/>
          <table:table-cell table:formula="of:=([.B2326]-[.F23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.00539731139458815" calcext:value-type="float">
            <text:p>0,005397311394588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0.00539731139458815" calcext:value-type="float">
            <text:p>0,005397311394588</text:p>
          </table:table-cell>
          <table:table-cell/>
          <table:table-cell table:formula="of:=([.B2327]-[.F23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-0.0297204603347842" calcext:value-type="float">
            <text:p>-0,029720460334784</text:p>
          </table:table-cell>
          <table:table-cell table:number-columns-repeated="2"/>
          <table:table-cell office:value-type="float" office:value="2326" calcext:value-type="float">
            <text:p>2326</text:p>
          </table:table-cell>
          <table:table-cell office:value-type="float" office:value="-0.0297204603347842" calcext:value-type="float">
            <text:p>-0,029720460334784</text:p>
          </table:table-cell>
          <table:table-cell/>
          <table:table-cell table:formula="of:=([.B2328]-[.F23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-0.0730309734036012" calcext:value-type="float">
            <text:p>-0,073030973403601</text:p>
          </table:table-cell>
          <table:table-cell table:number-columns-repeated="2"/>
          <table:table-cell office:value-type="float" office:value="2327" calcext:value-type="float">
            <text:p>2327</text:p>
          </table:table-cell>
          <table:table-cell office:value-type="float" office:value="-0.0730309734036012" calcext:value-type="float">
            <text:p>-0,073030973403601</text:p>
          </table:table-cell>
          <table:table-cell/>
          <table:table-cell table:formula="of:=([.B2329]-[.F23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-0.0458922065904564" calcext:value-type="float">
            <text:p>-0,045892206590456</text:p>
          </table:table-cell>
          <table:table-cell table:number-columns-repeated="2"/>
          <table:table-cell office:value-type="float" office:value="2328" calcext:value-type="float">
            <text:p>2328</text:p>
          </table:table-cell>
          <table:table-cell office:value-type="float" office:value="-0.0458922065904564" calcext:value-type="float">
            <text:p>-0,045892206590456</text:p>
          </table:table-cell>
          <table:table-cell/>
          <table:table-cell table:formula="of:=([.B2330]-[.F233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-0.00812189087227168" calcext:value-type="float">
            <text:p>-0,008121890872272</text:p>
          </table:table-cell>
          <table:table-cell table:number-columns-repeated="2"/>
          <table:table-cell office:value-type="float" office:value="2329" calcext:value-type="float">
            <text:p>2329</text:p>
          </table:table-cell>
          <table:table-cell office:value-type="float" office:value="-0.00812189087227168" calcext:value-type="float">
            <text:p>-0,008121890872272</text:p>
          </table:table-cell>
          <table:table-cell/>
          <table:table-cell table:formula="of:=([.B2331]-[.F23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.140715612782093" calcext:value-type="float">
            <text:p>0,140715612782093</text:p>
          </table:table-cell>
          <table:table-cell table:number-columns-repeated="2"/>
          <table:table-cell office:value-type="float" office:value="2330" calcext:value-type="float">
            <text:p>2330</text:p>
          </table:table-cell>
          <table:table-cell office:value-type="float" office:value="0.140715612782093" calcext:value-type="float">
            <text:p>0,140715612782093</text:p>
          </table:table-cell>
          <table:table-cell/>
          <table:table-cell table:formula="of:=([.B2332]-[.F23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-0.00601303996190064" calcext:value-type="float">
            <text:p>-0,006013039961901</text:p>
          </table:table-cell>
          <table:table-cell table:number-columns-repeated="2"/>
          <table:table-cell office:value-type="float" office:value="2331" calcext:value-type="float">
            <text:p>2331</text:p>
          </table:table-cell>
          <table:table-cell office:value-type="float" office:value="-0.00601303996190064" calcext:value-type="float">
            <text:p>-0,006013039961901</text:p>
          </table:table-cell>
          <table:table-cell/>
          <table:table-cell table:formula="of:=([.B2333]-[.F23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.133944125018961" calcext:value-type="float">
            <text:p>0,133944125018961</text:p>
          </table:table-cell>
          <table:table-cell table:number-columns-repeated="2"/>
          <table:table-cell office:value-type="float" office:value="2332" calcext:value-type="float">
            <text:p>2332</text:p>
          </table:table-cell>
          <table:table-cell office:value-type="float" office:value="0.133944125018961" calcext:value-type="float">
            <text:p>0,133944125018961</text:p>
          </table:table-cell>
          <table:table-cell/>
          <table:table-cell table:formula="of:=([.B2334]-[.F23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-0.0357430155748788" calcext:value-type="float">
            <text:p>-0,035743015574879</text:p>
          </table:table-cell>
          <table:table-cell table:number-columns-repeated="2"/>
          <table:table-cell office:value-type="float" office:value="2333" calcext:value-type="float">
            <text:p>2333</text:p>
          </table:table-cell>
          <table:table-cell office:value-type="float" office:value="-0.0357430155748788" calcext:value-type="float">
            <text:p>-0,035743015574879</text:p>
          </table:table-cell>
          <table:table-cell/>
          <table:table-cell table:formula="of:=([.B2335]-[.F23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-0.00969310566227229" calcext:value-type="float">
            <text:p>-0,009693105662272</text:p>
          </table:table-cell>
          <table:table-cell table:number-columns-repeated="2"/>
          <table:table-cell office:value-type="float" office:value="2334" calcext:value-type="float">
            <text:p>2334</text:p>
          </table:table-cell>
          <table:table-cell office:value-type="float" office:value="-0.00969310566227229" calcext:value-type="float">
            <text:p>-0,009693105662272</text:p>
          </table:table-cell>
          <table:table-cell/>
          <table:table-cell table:formula="of:=([.B2336]-[.F23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.156772560348799" calcext:value-type="float">
            <text:p>0,156772560348799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0.156772560348799" calcext:value-type="float">
            <text:p>0,156772560348799</text:p>
          </table:table-cell>
          <table:table-cell/>
          <table:table-cell table:formula="of:=([.B2337]-[.F23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-0.0295151442489446" calcext:value-type="float">
            <text:p>-0,029515144248945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-0.0295151442489446" calcext:value-type="float">
            <text:p>-0,029515144248945</text:p>
          </table:table-cell>
          <table:table-cell/>
          <table:table-cell table:formula="of:=([.B2338]-[.F23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-0.028576050336655" calcext:value-type="float">
            <text:p>-0,028576050336655</text:p>
          </table:table-cell>
          <table:table-cell table:number-columns-repeated="2"/>
          <table:table-cell office:value-type="float" office:value="2337" calcext:value-type="float">
            <text:p>2337</text:p>
          </table:table-cell>
          <table:table-cell office:value-type="float" office:value="-0.028576050336655" calcext:value-type="float">
            <text:p>-0,028576050336655</text:p>
          </table:table-cell>
          <table:table-cell/>
          <table:table-cell table:formula="of:=([.B2339]-[.F23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-0.0686155545341584" calcext:value-type="float">
            <text:p>-0,068615554534158</text:p>
          </table:table-cell>
          <table:table-cell table:number-columns-repeated="2"/>
          <table:table-cell office:value-type="float" office:value="2338" calcext:value-type="float">
            <text:p>2338</text:p>
          </table:table-cell>
          <table:table-cell office:value-type="float" office:value="-0.0686155545341584" calcext:value-type="float">
            <text:p>-0,068615554534158</text:p>
          </table:table-cell>
          <table:table-cell/>
          <table:table-cell table:formula="of:=([.B2340]-[.F23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.132060436042403" calcext:value-type="float">
            <text:p>0,132060436042403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office:value-type="float" office:value="0.132060436042403" calcext:value-type="float">
            <text:p>0,132060436042403</text:p>
          </table:table-cell>
          <table:table-cell/>
          <table:table-cell table:formula="of:=([.B2341]-[.F23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.0558745335437196" calcext:value-type="float">
            <text:p>0,05587453354372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 office:value-type="float" office:value="0.0558745335437196" calcext:value-type="float">
            <text:p>0,05587453354372</text:p>
          </table:table-cell>
          <table:table-cell/>
          <table:table-cell table:formula="of:=([.B2342]-[.F23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.162349032512375" calcext:value-type="float">
            <text:p>0,162349032512375</text:p>
          </table:table-cell>
          <table:table-cell table:number-columns-repeated="2"/>
          <table:table-cell office:value-type="float" office:value="2341" calcext:value-type="float">
            <text:p>2341</text:p>
          </table:table-cell>
          <table:table-cell office:value-type="float" office:value="0.162349032512375" calcext:value-type="float">
            <text:p>0,162349032512375</text:p>
          </table:table-cell>
          <table:table-cell/>
          <table:table-cell table:formula="of:=([.B2343]-[.F23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-0.0566605050727745" calcext:value-type="float">
            <text:p>-0,056660505072775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-0.0566605050727745" calcext:value-type="float">
            <text:p>-0,056660505072775</text:p>
          </table:table-cell>
          <table:table-cell/>
          <table:table-cell table:formula="of:=([.B2344]-[.F23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-0.0258490325004834" calcext:value-type="float">
            <text:p>-0,025849032500483</text:p>
          </table:table-cell>
          <table:table-cell table:number-columns-repeated="2"/>
          <table:table-cell office:value-type="float" office:value="2343" calcext:value-type="float">
            <text:p>2343</text:p>
          </table:table-cell>
          <table:table-cell office:value-type="float" office:value="-0.0258490325004834" calcext:value-type="float">
            <text:p>-0,025849032500483</text:p>
          </table:table-cell>
          <table:table-cell/>
          <table:table-cell table:formula="of:=([.B2345]-[.F23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.176794247319141" calcext:value-type="float">
            <text:p>0,176794247319141</text:p>
          </table:table-cell>
          <table:table-cell table:number-columns-repeated="2"/>
          <table:table-cell office:value-type="float" office:value="2344" calcext:value-type="float">
            <text:p>2344</text:p>
          </table:table-cell>
          <table:table-cell office:value-type="float" office:value="0.176794247319141" calcext:value-type="float">
            <text:p>0,176794247319141</text:p>
          </table:table-cell>
          <table:table-cell/>
          <table:table-cell table:formula="of:=([.B2346]-[.F23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.00751637509323392" calcext:value-type="float">
            <text:p>0,007516375093234</text:p>
          </table:table-cell>
          <table:table-cell table:number-columns-repeated="2"/>
          <table:table-cell office:value-type="float" office:value="2345" calcext:value-type="float">
            <text:p>2345</text:p>
          </table:table-cell>
          <table:table-cell office:value-type="float" office:value="0.00751637509323392" calcext:value-type="float">
            <text:p>0,007516375093234</text:p>
          </table:table-cell>
          <table:table-cell/>
          <table:table-cell table:formula="of:=([.B2347]-[.F23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.147901644039733" calcext:value-type="float">
            <text:p>0,147901644039733</text:p>
          </table:table-cell>
          <table:table-cell table:number-columns-repeated="2"/>
          <table:table-cell office:value-type="float" office:value="2346" calcext:value-type="float">
            <text:p>2346</text:p>
          </table:table-cell>
          <table:table-cell office:value-type="float" office:value="0.147901644039733" calcext:value-type="float">
            <text:p>0,147901644039733</text:p>
          </table:table-cell>
          <table:table-cell/>
          <table:table-cell table:formula="of:=([.B2348]-[.F23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-0.014226996075328" calcext:value-type="float">
            <text:p>-0,014226996075328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office:value-type="float" office:value="-0.014226996075328" calcext:value-type="float">
            <text:p>-0,014226996075328</text:p>
          </table:table-cell>
          <table:table-cell/>
          <table:table-cell table:formula="of:=([.B2349]-[.F23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.0335289921966147" calcext:value-type="float">
            <text:p>0,033528992196615</text:p>
          </table:table-cell>
          <table:table-cell table:number-columns-repeated="2"/>
          <table:table-cell office:value-type="float" office:value="2348" calcext:value-type="float">
            <text:p>2348</text:p>
          </table:table-cell>
          <table:table-cell office:value-type="float" office:value="0.0335289921966147" calcext:value-type="float">
            <text:p>0,033528992196615</text:p>
          </table:table-cell>
          <table:table-cell/>
          <table:table-cell table:formula="of:=([.B2350]-[.F23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-0.0838915923268007" calcext:value-type="float">
            <text:p>-0,083891592326801</text:p>
          </table:table-cell>
          <table:table-cell table:number-columns-repeated="2"/>
          <table:table-cell office:value-type="float" office:value="2349" calcext:value-type="float">
            <text:p>2349</text:p>
          </table:table-cell>
          <table:table-cell office:value-type="float" office:value="-0.0838915923268007" calcext:value-type="float">
            <text:p>-0,083891592326801</text:p>
          </table:table-cell>
          <table:table-cell/>
          <table:table-cell table:formula="of:=([.B2351]-[.F23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-0.0688489072898931" calcext:value-type="float">
            <text:p>-0,068848907289893</text:p>
          </table:table-cell>
          <table:table-cell table:number-columns-repeated="2"/>
          <table:table-cell office:value-type="float" office:value="2350" calcext:value-type="float">
            <text:p>2350</text:p>
          </table:table-cell>
          <table:table-cell office:value-type="float" office:value="-0.0688489072898931" calcext:value-type="float">
            <text:p>-0,068848907289893</text:p>
          </table:table-cell>
          <table:table-cell/>
          <table:table-cell table:formula="of:=([.B2352]-[.F23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.00831218356274032" calcext:value-type="float">
            <text:p>0,00831218356274</text:p>
          </table:table-cell>
          <table:table-cell table:number-columns-repeated="2"/>
          <table:table-cell office:value-type="float" office:value="2351" calcext:value-type="float">
            <text:p>2351</text:p>
          </table:table-cell>
          <table:table-cell office:value-type="float" office:value="0.00831218356274032" calcext:value-type="float">
            <text:p>0,00831218356274</text:p>
          </table:table-cell>
          <table:table-cell/>
          <table:table-cell table:formula="of:=([.B2353]-[.F23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-0.016873897061671" calcext:value-type="float">
            <text:p>-0,016873897061671</text:p>
          </table:table-cell>
          <table:table-cell table:number-columns-repeated="2"/>
          <table:table-cell office:value-type="float" office:value="2352" calcext:value-type="float">
            <text:p>2352</text:p>
          </table:table-cell>
          <table:table-cell office:value-type="float" office:value="-0.016873897061671" calcext:value-type="float">
            <text:p>-0,016873897061671</text:p>
          </table:table-cell>
          <table:table-cell/>
          <table:table-cell table:formula="of:=([.B2354]-[.F23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-0.0660856887883406" calcext:value-type="float">
            <text:p>-0,066085688788341</text:p>
          </table:table-cell>
          <table:table-cell table:number-columns-repeated="2"/>
          <table:table-cell office:value-type="float" office:value="2353" calcext:value-type="float">
            <text:p>2353</text:p>
          </table:table-cell>
          <table:table-cell office:value-type="float" office:value="-0.0660856887883406" calcext:value-type="float">
            <text:p>-0,066085688788341</text:p>
          </table:table-cell>
          <table:table-cell/>
          <table:table-cell table:formula="of:=([.B2355]-[.F23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-0.0440381066979939" calcext:value-type="float">
            <text:p>-0,044038106697994</text:p>
          </table:table-cell>
          <table:table-cell table:number-columns-repeated="2"/>
          <table:table-cell office:value-type="float" office:value="2354" calcext:value-type="float">
            <text:p>2354</text:p>
          </table:table-cell>
          <table:table-cell office:value-type="float" office:value="-0.0440381066979939" calcext:value-type="float">
            <text:p>-0,044038106697994</text:p>
          </table:table-cell>
          <table:table-cell/>
          <table:table-cell table:formula="of:=([.B2356]-[.F23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-0.0828404346454699" calcext:value-type="float">
            <text:p>-0,08284043464547</text:p>
          </table:table-cell>
          <table:table-cell table:number-columns-repeated="2"/>
          <table:table-cell office:value-type="float" office:value="2355" calcext:value-type="float">
            <text:p>2355</text:p>
          </table:table-cell>
          <table:table-cell office:value-type="float" office:value="-0.0828404346454699" calcext:value-type="float">
            <text:p>-0,08284043464547</text:p>
          </table:table-cell>
          <table:table-cell/>
          <table:table-cell table:formula="of:=([.B2357]-[.F23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-0.011263205549815" calcext:value-type="float">
            <text:p>-0,011263205549815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-0.011263205549815" calcext:value-type="float">
            <text:p>-0,011263205549815</text:p>
          </table:table-cell>
          <table:table-cell/>
          <table:table-cell table:formula="of:=([.B2358]-[.F23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.0491528704728968" calcext:value-type="float">
            <text:p>0,049152870472897</text:p>
          </table:table-cell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0.0491528704728968" calcext:value-type="float">
            <text:p>0,049152870472897</text:p>
          </table:table-cell>
          <table:table-cell/>
          <table:table-cell table:formula="of:=([.B2359]-[.F23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-0.061414143138037" calcext:value-type="float">
            <text:p>-0,061414143138037</text:p>
          </table:table-cell>
          <table:table-cell table:number-columns-repeated="2"/>
          <table:table-cell office:value-type="float" office:value="2358" calcext:value-type="float">
            <text:p>2358</text:p>
          </table:table-cell>
          <table:table-cell office:value-type="float" office:value="-0.061414143138037" calcext:value-type="float">
            <text:p>-0,061414143138037</text:p>
          </table:table-cell>
          <table:table-cell/>
          <table:table-cell table:formula="of:=([.B2360]-[.F23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-0.0593129120987945" calcext:value-type="float">
            <text:p>-0,059312912098795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-0.0593129120987945" calcext:value-type="float">
            <text:p>-0,059312912098795</text:p>
          </table:table-cell>
          <table:table-cell/>
          <table:table-cell table:formula="of:=([.B2361]-[.F23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.0230984136009758" calcext:value-type="float">
            <text:p>0,023098413600976</text:p>
          </table:table-cell>
          <table:table-cell table:number-columns-repeated="2"/>
          <table:table-cell office:value-type="float" office:value="2360" calcext:value-type="float">
            <text:p>2360</text:p>
          </table:table-cell>
          <table:table-cell office:value-type="float" office:value="0.0230984136009758" calcext:value-type="float">
            <text:p>0,023098413600976</text:p>
          </table:table-cell>
          <table:table-cell/>
          <table:table-cell table:formula="of:=([.B2362]-[.F23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.0338559773848658" calcext:value-type="float">
            <text:p>0,033855977384866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 office:value-type="float" office:value="0.0338559773848658" calcext:value-type="float">
            <text:p>0,033855977384866</text:p>
          </table:table-cell>
          <table:table-cell/>
          <table:table-cell table:formula="of:=([.B2363]-[.F23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.0338559773848658" calcext:value-type="float">
            <text:p>0,033855977384866</text:p>
          </table:table-cell>
          <table:table-cell table:number-columns-repeated="2"/>
          <table:table-cell office:value-type="float" office:value="2362" calcext:value-type="float">
            <text:p>2362</text:p>
          </table:table-cell>
          <table:table-cell office:value-type="float" office:value="0.0338559773848658" calcext:value-type="float">
            <text:p>0,033855977384866</text:p>
          </table:table-cell>
          <table:table-cell/>
          <table:table-cell table:formula="of:=([.B2364]-[.F23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-0.0549877293390645" calcext:value-type="float">
            <text:p>-0,054987729339065</text:p>
          </table:table-cell>
          <table:table-cell table:number-columns-repeated="2"/>
          <table:table-cell office:value-type="float" office:value="2363" calcext:value-type="float">
            <text:p>2363</text:p>
          </table:table-cell>
          <table:table-cell office:value-type="float" office:value="-0.0549877293390645" calcext:value-type="float">
            <text:p>-0,054987729339065</text:p>
          </table:table-cell>
          <table:table-cell/>
          <table:table-cell table:formula="of:=([.B2365]-[.F23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-0.0558247066640915" calcext:value-type="float">
            <text:p>-0,055824706664092</text:p>
          </table:table-cell>
          <table:table-cell table:number-columns-repeated="2"/>
          <table:table-cell office:value-type="float" office:value="2364" calcext:value-type="float">
            <text:p>2364</text:p>
          </table:table-cell>
          <table:table-cell office:value-type="float" office:value="-0.0558247066640915" calcext:value-type="float">
            <text:p>-0,055824706664092</text:p>
          </table:table-cell>
          <table:table-cell/>
          <table:table-cell table:formula="of:=([.B2366]-[.F23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-0.0628264354297623" calcext:value-type="float">
            <text:p>-0,062826435429762</text:p>
          </table:table-cell>
          <table:table-cell table:number-columns-repeated="2"/>
          <table:table-cell office:value-type="float" office:value="2365" calcext:value-type="float">
            <text:p>2365</text:p>
          </table:table-cell>
          <table:table-cell office:value-type="float" office:value="-0.0628264354297623" calcext:value-type="float">
            <text:p>-0,062826435429762</text:p>
          </table:table-cell>
          <table:table-cell/>
          <table:table-cell table:formula="of:=([.B2367]-[.F23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-0.0161648814069641" calcext:value-type="float">
            <text:p>-0,016164881406964</text:p>
          </table:table-cell>
          <table:table-cell table:number-columns-repeated="2"/>
          <table:table-cell office:value-type="float" office:value="2366" calcext:value-type="float">
            <text:p>2366</text:p>
          </table:table-cell>
          <table:table-cell office:value-type="float" office:value="-0.0161648814069641" calcext:value-type="float">
            <text:p>-0,016164881406964</text:p>
          </table:table-cell>
          <table:table-cell/>
          <table:table-cell table:formula="of:=([.B2368]-[.F23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-0.0529087119365537" calcext:value-type="float">
            <text:p>-0,052908711936554</text:p>
          </table:table-cell>
          <table:table-cell table:number-columns-repeated="2"/>
          <table:table-cell office:value-type="float" office:value="2367" calcext:value-type="float">
            <text:p>2367</text:p>
          </table:table-cell>
          <table:table-cell office:value-type="float" office:value="-0.0529087119365537" calcext:value-type="float">
            <text:p>-0,052908711936554</text:p>
          </table:table-cell>
          <table:table-cell/>
          <table:table-cell table:formula="of:=([.B2369]-[.F23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-0.0130753474974707" calcext:value-type="float">
            <text:p>-0,013075347497471</text:p>
          </table:table-cell>
          <table:table-cell table:number-columns-repeated="2"/>
          <table:table-cell office:value-type="float" office:value="2368" calcext:value-type="float">
            <text:p>2368</text:p>
          </table:table-cell>
          <table:table-cell office:value-type="float" office:value="-0.0130753474974707" calcext:value-type="float">
            <text:p>-0,013075347497471</text:p>
          </table:table-cell>
          <table:table-cell/>
          <table:table-cell table:formula="of:=([.B2370]-[.F23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-0.00788858399247387" calcext:value-type="float">
            <text:p>-0,007888583992474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-0.00788858399247387" calcext:value-type="float">
            <text:p>-0,007888583992474</text:p>
          </table:table-cell>
          <table:table-cell/>
          <table:table-cell table:formula="of:=([.B2371]-[.F23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-0.0663157382431651" calcext:value-type="float">
            <text:p>-0,066315738243165</text:p>
          </table:table-cell>
          <table:table-cell table:number-columns-repeated="2"/>
          <table:table-cell office:value-type="float" office:value="2370" calcext:value-type="float">
            <text:p>2370</text:p>
          </table:table-cell>
          <table:table-cell office:value-type="float" office:value="-0.0663157382431651" calcext:value-type="float">
            <text:p>-0,066315738243165</text:p>
          </table:table-cell>
          <table:table-cell/>
          <table:table-cell table:formula="of:=([.B2372]-[.F23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.00459860453382806" calcext:value-type="float">
            <text:p>0,004598604533828</text:p>
          </table:table-cell>
          <table:table-cell table:number-columns-repeated="2"/>
          <table:table-cell office:value-type="float" office:value="2371" calcext:value-type="float">
            <text:p>2371</text:p>
          </table:table-cell>
          <table:table-cell office:value-type="float" office:value="0.00459860453382806" calcext:value-type="float">
            <text:p>0,004598604533828</text:p>
          </table:table-cell>
          <table:table-cell/>
          <table:table-cell table:formula="of:=([.B2373]-[.F23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-0.0102111492825984" calcext:value-type="float">
            <text:p>-0,010211149282598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-0.0102111492825984" calcext:value-type="float">
            <text:p>-0,010211149282598</text:p>
          </table:table-cell>
          <table:table-cell/>
          <table:table-cell table:formula="of:=([.B2374]-[.F2374])^2" office:value-type="float" office:value="1.45648452044285E-033" calcext:value-type="float">
            <text:p>1,45648452044285E-33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-0.0212788938323159" calcext:value-type="float">
            <text:p>-0,021278893832316</text:p>
          </table:table-cell>
          <table:table-cell table:number-columns-repeated="2"/>
          <table:table-cell office:value-type="float" office:value="2373" calcext:value-type="float">
            <text:p>2373</text:p>
          </table:table-cell>
          <table:table-cell office:value-type="float" office:value="-0.0212788938323159" calcext:value-type="float">
            <text:p>-0,021278893832316</text:p>
          </table:table-cell>
          <table:table-cell/>
          <table:table-cell table:formula="of:=([.B2375]-[.F23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-0.052220631206337" calcext:value-type="float">
            <text:p>-0,052220631206337</text:p>
          </table:table-cell>
          <table:table-cell table:number-columns-repeated="2"/>
          <table:table-cell office:value-type="float" office:value="2374" calcext:value-type="float">
            <text:p>2374</text:p>
          </table:table-cell>
          <table:table-cell office:value-type="float" office:value="-0.052220631206337" calcext:value-type="float">
            <text:p>-0,052220631206337</text:p>
          </table:table-cell>
          <table:table-cell/>
          <table:table-cell table:formula="of:=([.B2376]-[.F23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-0.0384245446628179" calcext:value-type="float">
            <text:p>-0,038424544662818</text:p>
          </table:table-cell>
          <table:table-cell table:number-columns-repeated="2"/>
          <table:table-cell office:value-type="float" office:value="2375" calcext:value-type="float">
            <text:p>2375</text:p>
          </table:table-cell>
          <table:table-cell office:value-type="float" office:value="-0.0384245446628179" calcext:value-type="float">
            <text:p>-0,038424544662818</text:p>
          </table:table-cell>
          <table:table-cell/>
          <table:table-cell table:formula="of:=([.B2377]-[.F23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.160425807513859" calcext:value-type="float">
            <text:p>0,160425807513859</text:p>
          </table:table-cell>
          <table:table-cell table:number-columns-repeated="2"/>
          <table:table-cell office:value-type="float" office:value="2376" calcext:value-type="float">
            <text:p>2376</text:p>
          </table:table-cell>
          <table:table-cell office:value-type="float" office:value="0.160425807513859" calcext:value-type="float">
            <text:p>0,160425807513859</text:p>
          </table:table-cell>
          <table:table-cell/>
          <table:table-cell table:formula="of:=([.B2378]-[.F23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-0.0224827508809408" calcext:value-type="float">
            <text:p>-0,022482750880941</text:p>
          </table:table-cell>
          <table:table-cell table:number-columns-repeated="2"/>
          <table:table-cell office:value-type="float" office:value="2377" calcext:value-type="float">
            <text:p>2377</text:p>
          </table:table-cell>
          <table:table-cell office:value-type="float" office:value="-0.0224827508809408" calcext:value-type="float">
            <text:p>-0,022482750880941</text:p>
          </table:table-cell>
          <table:table-cell/>
          <table:table-cell table:formula="of:=([.B2379]-[.F23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-0.0188718718181123" calcext:value-type="float">
            <text:p>-0,018871871818112</text:p>
          </table:table-cell>
          <table:table-cell table:number-columns-repeated="2"/>
          <table:table-cell office:value-type="float" office:value="2378" calcext:value-type="float">
            <text:p>2378</text:p>
          </table:table-cell>
          <table:table-cell office:value-type="float" office:value="-0.0188718718181123" calcext:value-type="float">
            <text:p>-0,018871871818112</text:p>
          </table:table-cell>
          <table:table-cell/>
          <table:table-cell table:formula="of:=([.B2380]-[.F23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.172511335982787" calcext:value-type="float">
            <text:p>0,172511335982787</text:p>
          </table:table-cell>
          <table:table-cell table:number-columns-repeated="2"/>
          <table:table-cell office:value-type="float" office:value="2379" calcext:value-type="float">
            <text:p>2379</text:p>
          </table:table-cell>
          <table:table-cell office:value-type="float" office:value="0.172511335982787" calcext:value-type="float">
            <text:p>0,172511335982787</text:p>
          </table:table-cell>
          <table:table-cell/>
          <table:table-cell table:formula="of:=([.B2381]-[.F23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.00466960167875541" calcext:value-type="float">
            <text:p>0,004669601678755</text:p>
          </table:table-cell>
          <table:table-cell table:number-columns-repeated="2"/>
          <table:table-cell office:value-type="float" office:value="2380" calcext:value-type="float">
            <text:p>2380</text:p>
          </table:table-cell>
          <table:table-cell office:value-type="float" office:value="0.00466960167875541" calcext:value-type="float">
            <text:p>0,004669601678755</text:p>
          </table:table-cell>
          <table:table-cell/>
          <table:table-cell table:formula="of:=([.B2382]-[.F23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-0.0143144507622315" calcext:value-type="float">
            <text:p>-0,014314450762232</text:p>
          </table:table-cell>
          <table:table-cell table:number-columns-repeated="2"/>
          <table:table-cell office:value-type="float" office:value="2381" calcext:value-type="float">
            <text:p>2381</text:p>
          </table:table-cell>
          <table:table-cell office:value-type="float" office:value="-0.0143144507622315" calcext:value-type="float">
            <text:p>-0,014314450762232</text:p>
          </table:table-cell>
          <table:table-cell/>
          <table:table-cell table:formula="of:=([.B2383]-[.F23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.154195372067592" calcext:value-type="float">
            <text:p>0,154195372067592</text:p>
          </table:table-cell>
          <table:table-cell table:number-columns-repeated="2"/>
          <table:table-cell office:value-type="float" office:value="2382" calcext:value-type="float">
            <text:p>2382</text:p>
          </table:table-cell>
          <table:table-cell office:value-type="float" office:value="0.154195372067592" calcext:value-type="float">
            <text:p>0,154195372067592</text:p>
          </table:table-cell>
          <table:table-cell/>
          <table:table-cell table:formula="of:=([.B2384]-[.F23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-0.0111150365742918" calcext:value-type="float">
            <text:p>-0,011115036574292</text:p>
          </table:table-cell>
          <table:table-cell table:number-columns-repeated="2"/>
          <table:table-cell office:value-type="float" office:value="2383" calcext:value-type="float">
            <text:p>2383</text:p>
          </table:table-cell>
          <table:table-cell office:value-type="float" office:value="-0.0111150365742918" calcext:value-type="float">
            <text:p>-0,011115036574292</text:p>
          </table:table-cell>
          <table:table-cell/>
          <table:table-cell table:formula="of:=([.B2385]-[.F23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-0.0541869708366366" calcext:value-type="float">
            <text:p>-0,054186970836637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-0.0541869708366366" calcext:value-type="float">
            <text:p>-0,054186970836637</text:p>
          </table:table-cell>
          <table:table-cell/>
          <table:table-cell table:formula="of:=([.B2386]-[.F238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-0.0304852401110803" calcext:value-type="float">
            <text:p>-0,03048524011108</text:p>
          </table:table-cell>
          <table:table-cell table:number-columns-repeated="2"/>
          <table:table-cell office:value-type="float" office:value="2385" calcext:value-type="float">
            <text:p>2385</text:p>
          </table:table-cell>
          <table:table-cell office:value-type="float" office:value="-0.0304852401110803" calcext:value-type="float">
            <text:p>-0,03048524011108</text:p>
          </table:table-cell>
          <table:table-cell/>
          <table:table-cell table:formula="of:=([.B2387]-[.F23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-0.0154029484388484" calcext:value-type="float">
            <text:p>-0,015402948438848</text:p>
          </table:table-cell>
          <table:table-cell table:number-columns-repeated="2"/>
          <table:table-cell office:value-type="float" office:value="2386" calcext:value-type="float">
            <text:p>2386</text:p>
          </table:table-cell>
          <table:table-cell office:value-type="float" office:value="-0.0154029484388484" calcext:value-type="float">
            <text:p>-0,015402948438848</text:p>
          </table:table-cell>
          <table:table-cell/>
          <table:table-cell table:formula="of:=([.B2388]-[.F23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-0.0283261592506032" calcext:value-type="float">
            <text:p>-0,028326159250603</text:p>
          </table:table-cell>
          <table:table-cell table:number-columns-repeated="2"/>
          <table:table-cell office:value-type="float" office:value="2387" calcext:value-type="float">
            <text:p>2387</text:p>
          </table:table-cell>
          <table:table-cell office:value-type="float" office:value="-0.0283261592506032" calcext:value-type="float">
            <text:p>-0,028326159250603</text:p>
          </table:table-cell>
          <table:table-cell/>
          <table:table-cell table:formula="of:=([.B2389]-[.F23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.196264371106771" calcext:value-type="float">
            <text:p>0,196264371106771</text:p>
          </table:table-cell>
          <table:table-cell table:number-columns-repeated="2"/>
          <table:table-cell office:value-type="float" office:value="2388" calcext:value-type="float">
            <text:p>2388</text:p>
          </table:table-cell>
          <table:table-cell office:value-type="float" office:value="0.196264371106771" calcext:value-type="float">
            <text:p>0,196264371106771</text:p>
          </table:table-cell>
          <table:table-cell/>
          <table:table-cell table:formula="of:=([.B2390]-[.F23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.0116822782622057" calcext:value-type="float">
            <text:p>0,011682278262206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0.0116822782622057" calcext:value-type="float">
            <text:p>0,011682278262206</text:p>
          </table:table-cell>
          <table:table-cell/>
          <table:table-cell table:formula="of:=([.B2391]-[.F23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-0.0402201776798917" calcext:value-type="float">
            <text:p>-0,040220177679892</text:p>
          </table:table-cell>
          <table:table-cell table:number-columns-repeated="2"/>
          <table:table-cell office:value-type="float" office:value="2390" calcext:value-type="float">
            <text:p>2390</text:p>
          </table:table-cell>
          <table:table-cell office:value-type="float" office:value="-0.0402201776798917" calcext:value-type="float">
            <text:p>-0,040220177679892</text:p>
          </table:table-cell>
          <table:table-cell/>
          <table:table-cell table:formula="of:=([.B2392]-[.F23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-0.0384663830028801" calcext:value-type="float">
            <text:p>-0,03846638300288</text:p>
          </table:table-cell>
          <table:table-cell table:number-columns-repeated="2"/>
          <table:table-cell office:value-type="float" office:value="2391" calcext:value-type="float">
            <text:p>2391</text:p>
          </table:table-cell>
          <table:table-cell office:value-type="float" office:value="-0.0384663830028801" calcext:value-type="float">
            <text:p>-0,03846638300288</text:p>
          </table:table-cell>
          <table:table-cell/>
          <table:table-cell table:formula="of:=([.B2393]-[.F23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-0.032004138844283" calcext:value-type="float">
            <text:p>-0,03200413884428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-0.032004138844283" calcext:value-type="float">
            <text:p>-0,032004138844283</text:p>
          </table:table-cell>
          <table:table-cell/>
          <table:table-cell table:formula="of:=([.B2394]-[.F23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-0.025210660955115" calcext:value-type="float">
            <text:p>-0,02521066095511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-0.025210660955115" calcext:value-type="float">
            <text:p>-0,025210660955115</text:p>
          </table:table-cell>
          <table:table-cell/>
          <table:table-cell table:formula="of:=([.B2395]-[.F23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-0.0852563645115752" calcext:value-type="float">
            <text:p>-0,085256364511575</text:p>
          </table:table-cell>
          <table:table-cell table:number-columns-repeated="2"/>
          <table:table-cell office:value-type="float" office:value="2394" calcext:value-type="float">
            <text:p>2394</text:p>
          </table:table-cell>
          <table:table-cell office:value-type="float" office:value="-0.0852563645115752" calcext:value-type="float">
            <text:p>-0,085256364511575</text:p>
          </table:table-cell>
          <table:table-cell/>
          <table:table-cell table:formula="of:=([.B2396]-[.F23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.0397524578446118" calcext:value-type="float">
            <text:p>0,039752457844612</text:p>
          </table:table-cell>
          <table:table-cell table:number-columns-repeated="2"/>
          <table:table-cell office:value-type="float" office:value="2395" calcext:value-type="float">
            <text:p>2395</text:p>
          </table:table-cell>
          <table:table-cell office:value-type="float" office:value="0.0397524578446118" calcext:value-type="float">
            <text:p>0,039752457844612</text:p>
          </table:table-cell>
          <table:table-cell/>
          <table:table-cell table:formula="of:=([.B2397]-[.F23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-0.0266696401931418" calcext:value-type="float">
            <text:p>-0,026669640193142</text:p>
          </table:table-cell>
          <table:table-cell table:number-columns-repeated="2"/>
          <table:table-cell office:value-type="float" office:value="2396" calcext:value-type="float">
            <text:p>2396</text:p>
          </table:table-cell>
          <table:table-cell office:value-type="float" office:value="-0.0266696401931418" calcext:value-type="float">
            <text:p>-0,026669640193142</text:p>
          </table:table-cell>
          <table:table-cell/>
          <table:table-cell table:formula="of:=([.B2398]-[.F23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.174631780907604" calcext:value-type="float">
            <text:p>0,174631780907604</text:p>
          </table:table-cell>
          <table:table-cell table:number-columns-repeated="2"/>
          <table:table-cell office:value-type="float" office:value="2397" calcext:value-type="float">
            <text:p>2397</text:p>
          </table:table-cell>
          <table:table-cell office:value-type="float" office:value="0.174631780907604" calcext:value-type="float">
            <text:p>0,174631780907604</text:p>
          </table:table-cell>
          <table:table-cell/>
          <table:table-cell table:formula="of:=([.B2399]-[.F23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.0523423066304554" calcext:value-type="float">
            <text:p>0,052342306630455</text:p>
          </table:table-cell>
          <table:table-cell table:number-columns-repeated="2"/>
          <table:table-cell office:value-type="float" office:value="2398" calcext:value-type="float">
            <text:p>2398</text:p>
          </table:table-cell>
          <table:table-cell office:value-type="float" office:value="0.0523423066304554" calcext:value-type="float">
            <text:p>0,052342306630456</text:p>
          </table:table-cell>
          <table:table-cell/>
          <table:table-cell table:formula="of:=([.B2400]-[.F24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-0.0220994603652779" calcext:value-type="float">
            <text:p>-0,022099460365278</text:p>
          </table:table-cell>
          <table:table-cell table:number-columns-repeated="2"/>
          <table:table-cell office:value-type="float" office:value="2399" calcext:value-type="float">
            <text:p>2399</text:p>
          </table:table-cell>
          <table:table-cell office:value-type="float" office:value="-0.0220994603652779" calcext:value-type="float">
            <text:p>-0,022099460365278</text:p>
          </table:table-cell>
          <table:table-cell/>
          <table:table-cell table:formula="of:=([.B2401]-[.F24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0.0786090435304789" calcext:value-type="float">
            <text:p>-0,078609043530479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-0.0786090435304789" calcext:value-type="float">
            <text:p>-0,078609043530479</text:p>
          </table:table-cell>
          <table:table-cell/>
          <table:table-cell table:formula="of:=([.B2402]-[.F24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.000350285365513252" calcext:value-type="float">
            <text:p>0,000350285365513</text:p>
          </table:table-cell>
          <table:table-cell table:number-columns-repeated="2"/>
          <table:table-cell office:value-type="float" office:value="2401" calcext:value-type="float">
            <text:p>2401</text:p>
          </table:table-cell>
          <table:table-cell office:value-type="float" office:value="0.000350285365513252" calcext:value-type="float">
            <text:p>0,000350285365513</text:p>
          </table:table-cell>
          <table:table-cell/>
          <table:table-cell table:formula="of:=([.B2403]-[.F24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.000938394518030432" calcext:value-type="float">
            <text:p>0,00093839451803</text:p>
          </table:table-cell>
          <table:table-cell table:number-columns-repeated="2"/>
          <table:table-cell office:value-type="float" office:value="2402" calcext:value-type="float">
            <text:p>2402</text:p>
          </table:table-cell>
          <table:table-cell office:value-type="float" office:value="0.000938394518030432" calcext:value-type="float">
            <text:p>0,00093839451803</text:p>
          </table:table-cell>
          <table:table-cell/>
          <table:table-cell table:formula="of:=([.B2404]-[.F24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.130256218837166" calcext:value-type="float">
            <text:p>0,130256218837166</text:p>
          </table:table-cell>
          <table:table-cell table:number-columns-repeated="2"/>
          <table:table-cell office:value-type="float" office:value="2403" calcext:value-type="float">
            <text:p>2403</text:p>
          </table:table-cell>
          <table:table-cell office:value-type="float" office:value="0.130256218837166" calcext:value-type="float">
            <text:p>0,130256218837166</text:p>
          </table:table-cell>
          <table:table-cell/>
          <table:table-cell table:formula="of:=([.B2405]-[.F240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.160199009677345" calcext:value-type="float">
            <text:p>0,160199009677345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0.160199009677345" calcext:value-type="float">
            <text:p>0,160199009677345</text:p>
          </table:table-cell>
          <table:table-cell/>
          <table:table-cell table:formula="of:=([.B2406]-[.F240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.0119294641510004" calcext:value-type="float">
            <text:p>0,011929464151</text:p>
          </table:table-cell>
          <table:table-cell table:number-columns-repeated="2"/>
          <table:table-cell office:value-type="float" office:value="2405" calcext:value-type="float">
            <text:p>2405</text:p>
          </table:table-cell>
          <table:table-cell office:value-type="float" office:value="0.0119294641510004" calcext:value-type="float">
            <text:p>0,011929464151001</text:p>
          </table:table-cell>
          <table:table-cell/>
          <table:table-cell table:formula="of:=([.B2407]-[.F2407])^2" office:value-type="float" office:value="2.19375457727859E-033" calcext:value-type="float">
            <text:p>2,19375457727859E-33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-0.061870401103065" calcext:value-type="float">
            <text:p>-0,061870401103065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-0.061870401103065" calcext:value-type="float">
            <text:p>-0,061870401103065</text:p>
          </table:table-cell>
          <table:table-cell/>
          <table:table-cell table:formula="of:=([.B2408]-[.F240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-0.0572836972909123" calcext:value-type="float">
            <text:p>-0,057283697290912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office:value-type="float" office:value="-0.0572836972909123" calcext:value-type="float">
            <text:p>-0,057283697290912</text:p>
          </table:table-cell>
          <table:table-cell/>
          <table:table-cell table:formula="of:=([.B2409]-[.F240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-0.109850594197587" calcext:value-type="float">
            <text:p>-0,109850594197587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-0.109850594197587" calcext:value-type="float">
            <text:p>-0,109850594197587</text:p>
          </table:table-cell>
          <table:table-cell/>
          <table:table-cell table:formula="of:=([.B2410]-[.F241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-0.0189092380058456" calcext:value-type="float">
            <text:p>-0,018909238005846</text:p>
          </table:table-cell>
          <table:table-cell table:number-columns-repeated="2"/>
          <table:table-cell office:value-type="float" office:value="2409" calcext:value-type="float">
            <text:p>2409</text:p>
          </table:table-cell>
          <table:table-cell office:value-type="float" office:value="-0.0189092380058456" calcext:value-type="float">
            <text:p>-0,018909238005846</text:p>
          </table:table-cell>
          <table:table-cell/>
          <table:table-cell table:formula="of:=([.B2411]-[.F241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.150938477403176" calcext:value-type="float">
            <text:p>0,150938477403176</text:p>
          </table:table-cell>
          <table:table-cell table:number-columns-repeated="2"/>
          <table:table-cell office:value-type="float" office:value="2410" calcext:value-type="float">
            <text:p>2410</text:p>
          </table:table-cell>
          <table:table-cell office:value-type="float" office:value="0.150938477403176" calcext:value-type="float">
            <text:p>0,150938477403176</text:p>
          </table:table-cell>
          <table:table-cell/>
          <table:table-cell table:formula="of:=([.B2412]-[.F241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.092042204721721" calcext:value-type="float">
            <text:p>0,09204220472172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0.092042204721721" calcext:value-type="float">
            <text:p>0,092042204721721</text:p>
          </table:table-cell>
          <table:table-cell/>
          <table:table-cell table:formula="of:=([.B2413]-[.F241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-0.0230736552395975" calcext:value-type="float">
            <text:p>-0,023073655239598</text:p>
          </table:table-cell>
          <table:table-cell table:number-columns-repeated="2"/>
          <table:table-cell office:value-type="float" office:value="2412" calcext:value-type="float">
            <text:p>2412</text:p>
          </table:table-cell>
          <table:table-cell office:value-type="float" office:value="-0.0230736552395975" calcext:value-type="float">
            <text:p>-0,023073655239598</text:p>
          </table:table-cell>
          <table:table-cell/>
          <table:table-cell table:formula="of:=([.B2414]-[.F241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.0011734089512614" calcext:value-type="float">
            <text:p>0,001173408951261</text:p>
          </table:table-cell>
          <table:table-cell table:number-columns-repeated="2"/>
          <table:table-cell office:value-type="float" office:value="2413" calcext:value-type="float">
            <text:p>2413</text:p>
          </table:table-cell>
          <table:table-cell office:value-type="float" office:value="0.0011734089512614" calcext:value-type="float">
            <text:p>0,001173408951261</text:p>
          </table:table-cell>
          <table:table-cell/>
          <table:table-cell table:formula="of:=([.B2415]-[.F241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-0.03054467514829" calcext:value-type="float">
            <text:p>-0,03054467514829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-0.03054467514829" calcext:value-type="float">
            <text:p>-0,03054467514829</text:p>
          </table:table-cell>
          <table:table-cell/>
          <table:table-cell table:formula="of:=([.B2416]-[.F241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-0.0499712811340167" calcext:value-type="float">
            <text:p>-0,049971281134017</text:p>
          </table:table-cell>
          <table:table-cell table:number-columns-repeated="2"/>
          <table:table-cell office:value-type="float" office:value="2415" calcext:value-type="float">
            <text:p>2415</text:p>
          </table:table-cell>
          <table:table-cell office:value-type="float" office:value="-0.0499712811340167" calcext:value-type="float">
            <text:p>-0,049971281134017</text:p>
          </table:table-cell>
          <table:table-cell/>
          <table:table-cell table:formula="of:=([.B2417]-[.F241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-0.0190243084933003" calcext:value-type="float">
            <text:p>-0,0190243084933</text:p>
          </table:table-cell>
          <table:table-cell table:number-columns-repeated="2"/>
          <table:table-cell office:value-type="float" office:value="2416" calcext:value-type="float">
            <text:p>2416</text:p>
          </table:table-cell>
          <table:table-cell office:value-type="float" office:value="-0.0190243084933003" calcext:value-type="float">
            <text:p>-0,0190243084933</text:p>
          </table:table-cell>
          <table:table-cell/>
          <table:table-cell table:formula="of:=([.B2418]-[.F241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-0.0563316037399758" calcext:value-type="float">
            <text:p>-0,05633160373997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-0.0563316037399758" calcext:value-type="float">
            <text:p>-0,056331603739976</text:p>
          </table:table-cell>
          <table:table-cell/>
          <table:table-cell table:formula="of:=([.B2419]-[.F241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.0142739753739482" calcext:value-type="float">
            <text:p>0,014273975373948</text:p>
          </table:table-cell>
          <table:table-cell table:number-columns-repeated="2"/>
          <table:table-cell office:value-type="float" office:value="2418" calcext:value-type="float">
            <text:p>2418</text:p>
          </table:table-cell>
          <table:table-cell office:value-type="float" office:value="0.0142739753739482" calcext:value-type="float">
            <text:p>0,014273975373948</text:p>
          </table:table-cell>
          <table:table-cell/>
          <table:table-cell table:formula="of:=([.B2420]-[.F242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-0.0874383102031832" calcext:value-type="float">
            <text:p>-0,087438310203183</text:p>
          </table:table-cell>
          <table:table-cell table:number-columns-repeated="2"/>
          <table:table-cell office:value-type="float" office:value="2419" calcext:value-type="float">
            <text:p>2419</text:p>
          </table:table-cell>
          <table:table-cell office:value-type="float" office:value="-0.0874383102031832" calcext:value-type="float">
            <text:p>-0,087438310203183</text:p>
          </table:table-cell>
          <table:table-cell/>
          <table:table-cell table:formula="of:=([.B2421]-[.F24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.134463726696836" calcext:value-type="float">
            <text:p>0,134463726696836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0.134463726696836" calcext:value-type="float">
            <text:p>0,134463726696836</text:p>
          </table:table-cell>
          <table:table-cell/>
          <table:table-cell table:formula="of:=([.B2422]-[.F24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.149057289457445" calcext:value-type="float">
            <text:p>0,149057289457445</text:p>
          </table:table-cell>
          <table:table-cell table:number-columns-repeated="2"/>
          <table:table-cell office:value-type="float" office:value="2421" calcext:value-type="float">
            <text:p>2421</text:p>
          </table:table-cell>
          <table:table-cell office:value-type="float" office:value="0.149057289457445" calcext:value-type="float">
            <text:p>0,149057289457445</text:p>
          </table:table-cell>
          <table:table-cell/>
          <table:table-cell table:formula="of:=([.B2423]-[.F242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-0.0855540612267913" calcext:value-type="float">
            <text:p>-0,085554061226791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-0.0855540612267913" calcext:value-type="float">
            <text:p>-0,085554061226791</text:p>
          </table:table-cell>
          <table:table-cell/>
          <table:table-cell table:formula="of:=([.B2424]-[.F242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.115685959939056" calcext:value-type="float">
            <text:p>0,115685959939056</text:p>
          </table:table-cell>
          <table:table-cell table:number-columns-repeated="2"/>
          <table:table-cell office:value-type="float" office:value="2423" calcext:value-type="float">
            <text:p>2423</text:p>
          </table:table-cell>
          <table:table-cell office:value-type="float" office:value="0.115685959939056" calcext:value-type="float">
            <text:p>0,115685959939056</text:p>
          </table:table-cell>
          <table:table-cell/>
          <table:table-cell table:formula="of:=([.B2425]-[.F242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.00522105263432204" calcext:value-type="float">
            <text:p>0,005221052634322</text:p>
          </table:table-cell>
          <table:table-cell table:number-columns-repeated="2"/>
          <table:table-cell office:value-type="float" office:value="2424" calcext:value-type="float">
            <text:p>2424</text:p>
          </table:table-cell>
          <table:table-cell office:value-type="float" office:value="0.00522105263432204" calcext:value-type="float">
            <text:p>0,005221052634322</text:p>
          </table:table-cell>
          <table:table-cell/>
          <table:table-cell table:formula="of:=([.B2426]-[.F242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-0.033501829998335" calcext:value-type="float">
            <text:p>-0,033501829998335</text:p>
          </table:table-cell>
          <table:table-cell table:number-columns-repeated="2"/>
          <table:table-cell office:value-type="float" office:value="2425" calcext:value-type="float">
            <text:p>2425</text:p>
          </table:table-cell>
          <table:table-cell office:value-type="float" office:value="-0.033501829998335" calcext:value-type="float">
            <text:p>-0,033501829998335</text:p>
          </table:table-cell>
          <table:table-cell/>
          <table:table-cell table:formula="of:=([.B2427]-[.F242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.177190874275726" calcext:value-type="float">
            <text:p>0,177190874275726</text:p>
          </table:table-cell>
          <table:table-cell table:number-columns-repeated="2"/>
          <table:table-cell office:value-type="float" office:value="2426" calcext:value-type="float">
            <text:p>2426</text:p>
          </table:table-cell>
          <table:table-cell office:value-type="float" office:value="0.177190874275726" calcext:value-type="float">
            <text:p>0,177190874275726</text:p>
          </table:table-cell>
          <table:table-cell/>
          <table:table-cell table:formula="of:=([.B2428]-[.F242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-0.0107360704617308" calcext:value-type="float">
            <text:p>-0,010736070461731</text:p>
          </table:table-cell>
          <table:table-cell table:number-columns-repeated="2"/>
          <table:table-cell office:value-type="float" office:value="2427" calcext:value-type="float">
            <text:p>2427</text:p>
          </table:table-cell>
          <table:table-cell office:value-type="float" office:value="-0.0107360704617308" calcext:value-type="float">
            <text:p>-0,010736070461731</text:p>
          </table:table-cell>
          <table:table-cell/>
          <table:table-cell table:formula="of:=([.B2429]-[.F242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.102299807306628" calcext:value-type="float">
            <text:p>0,102299807306628</text:p>
          </table:table-cell>
          <table:table-cell table:number-columns-repeated="2"/>
          <table:table-cell office:value-type="float" office:value="2428" calcext:value-type="float">
            <text:p>2428</text:p>
          </table:table-cell>
          <table:table-cell office:value-type="float" office:value="0.102299807306628" calcext:value-type="float">
            <text:p>0,102299807306628</text:p>
          </table:table-cell>
          <table:table-cell/>
          <table:table-cell table:formula="of:=([.B2430]-[.F2430])^2" office:value-type="float" office:value="1.73333694994851E-031" calcext:value-type="float">
            <text:p>1,73333694994851E-31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-0.0358907886181895" calcext:value-type="float">
            <text:p>-0,03589078861819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-0.0358907886181895" calcext:value-type="float">
            <text:p>-0,03589078861819</text:p>
          </table:table-cell>
          <table:table-cell/>
          <table:table-cell table:formula="of:=([.B2431]-[.F243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-0.0583300756210244" calcext:value-type="float">
            <text:p>-0,058330075621024</text:p>
          </table:table-cell>
          <table:table-cell table:number-columns-repeated="2"/>
          <table:table-cell office:value-type="float" office:value="2430" calcext:value-type="float">
            <text:p>2430</text:p>
          </table:table-cell>
          <table:table-cell office:value-type="float" office:value="-0.0583300756210244" calcext:value-type="float">
            <text:p>-0,058330075621024</text:p>
          </table:table-cell>
          <table:table-cell/>
          <table:table-cell table:formula="of:=([.B2432]-[.F243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-0.0785144526933252" calcext:value-type="float">
            <text:p>-0,078514452693325</text:p>
          </table:table-cell>
          <table:table-cell table:number-columns-repeated="2"/>
          <table:table-cell office:value-type="float" office:value="2431" calcext:value-type="float">
            <text:p>2431</text:p>
          </table:table-cell>
          <table:table-cell office:value-type="float" office:value="-0.0785144526933252" calcext:value-type="float">
            <text:p>-0,078514452693325</text:p>
          </table:table-cell>
          <table:table-cell/>
          <table:table-cell table:formula="of:=([.B2433]-[.F243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-0.0823292204322594" calcext:value-type="float">
            <text:p>-0,082329220432259</text:p>
          </table:table-cell>
          <table:table-cell table:number-columns-repeated="2"/>
          <table:table-cell office:value-type="float" office:value="2432" calcext:value-type="float">
            <text:p>2432</text:p>
          </table:table-cell>
          <table:table-cell office:value-type="float" office:value="-0.0823292204322594" calcext:value-type="float">
            <text:p>-0,08232922043226</text:p>
          </table:table-cell>
          <table:table-cell/>
          <table:table-cell table:formula="of:=([.B2434]-[.F243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-0.029793446416643" calcext:value-type="float">
            <text:p>-0,029793446416643</text:p>
          </table:table-cell>
          <table:table-cell table:number-columns-repeated="2"/>
          <table:table-cell office:value-type="float" office:value="2433" calcext:value-type="float">
            <text:p>2433</text:p>
          </table:table-cell>
          <table:table-cell office:value-type="float" office:value="-0.029793446416643" calcext:value-type="float">
            <text:p>-0,029793446416643</text:p>
          </table:table-cell>
          <table:table-cell/>
          <table:table-cell table:formula="of:=([.B2435]-[.F243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-0.0448301486760612" calcext:value-type="float">
            <text:p>-0,044830148676061</text:p>
          </table:table-cell>
          <table:table-cell table:number-columns-repeated="2"/>
          <table:table-cell office:value-type="float" office:value="2434" calcext:value-type="float">
            <text:p>2434</text:p>
          </table:table-cell>
          <table:table-cell office:value-type="float" office:value="-0.0448301486760612" calcext:value-type="float">
            <text:p>-0,044830148676061</text:p>
          </table:table-cell>
          <table:table-cell/>
          <table:table-cell table:formula="of:=([.B2436]-[.F243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-0.00420551661704016" calcext:value-type="float">
            <text:p>-0,00420551661704</text:p>
          </table:table-cell>
          <table:table-cell table:number-columns-repeated="2"/>
          <table:table-cell office:value-type="float" office:value="2435" calcext:value-type="float">
            <text:p>2435</text:p>
          </table:table-cell>
          <table:table-cell office:value-type="float" office:value="-0.00420551661704016" calcext:value-type="float">
            <text:p>-0,00420551661704</text:p>
          </table:table-cell>
          <table:table-cell/>
          <table:table-cell table:formula="of:=([.B2437]-[.F243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-0.0692065185822211" calcext:value-type="float">
            <text:p>-0,069206518582221</text:p>
          </table:table-cell>
          <table:table-cell table:number-columns-repeated="2"/>
          <table:table-cell office:value-type="float" office:value="2436" calcext:value-type="float">
            <text:p>2436</text:p>
          </table:table-cell>
          <table:table-cell office:value-type="float" office:value="-0.0692065185822211" calcext:value-type="float">
            <text:p>-0,069206518582221</text:p>
          </table:table-cell>
          <table:table-cell/>
          <table:table-cell table:formula="of:=([.B2438]-[.F243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-0.056575833971961" calcext:value-type="float">
            <text:p>-0,056575833971961</text:p>
          </table:table-cell>
          <table:table-cell table:number-columns-repeated="2"/>
          <table:table-cell office:value-type="float" office:value="2437" calcext:value-type="float">
            <text:p>2437</text:p>
          </table:table-cell>
          <table:table-cell office:value-type="float" office:value="-0.056575833971961" calcext:value-type="float">
            <text:p>-0,056575833971961</text:p>
          </table:table-cell>
          <table:table-cell/>
          <table:table-cell table:formula="of:=([.B2439]-[.F243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-0.0809510246369013" calcext:value-type="float">
            <text:p>-0,080951024636901</text:p>
          </table:table-cell>
          <table:table-cell table:number-columns-repeated="2"/>
          <table:table-cell office:value-type="float" office:value="2438" calcext:value-type="float">
            <text:p>2438</text:p>
          </table:table-cell>
          <table:table-cell office:value-type="float" office:value="-0.0809510246369013" calcext:value-type="float">
            <text:p>-0,080951024636901</text:p>
          </table:table-cell>
          <table:table-cell/>
          <table:table-cell table:formula="of:=([.B2440]-[.F244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.108830484329442" calcext:value-type="float">
            <text:p>0,108830484329442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0.108830484329442" calcext:value-type="float">
            <text:p>0,108830484329442</text:p>
          </table:table-cell>
          <table:table-cell/>
          <table:table-cell table:formula="of:=([.B2441]-[.F244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-0.0539266367869997" calcext:value-type="float">
            <text:p>-0,053926636787</text:p>
          </table:table-cell>
          <table:table-cell table:number-columns-repeated="2"/>
          <table:table-cell office:value-type="float" office:value="2440" calcext:value-type="float">
            <text:p>2440</text:p>
          </table:table-cell>
          <table:table-cell office:value-type="float" office:value="-0.0539266367869997" calcext:value-type="float">
            <text:p>-0,053926636787</text:p>
          </table:table-cell>
          <table:table-cell/>
          <table:table-cell table:formula="of:=([.B2442]-[.F244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-0.0242421860063728" calcext:value-type="float">
            <text:p>-0,024242186006373</text:p>
          </table:table-cell>
          <table:table-cell table:number-columns-repeated="2"/>
          <table:table-cell office:value-type="float" office:value="2441" calcext:value-type="float">
            <text:p>2441</text:p>
          </table:table-cell>
          <table:table-cell office:value-type="float" office:value="-0.0242421860063728" calcext:value-type="float">
            <text:p>-0,024242186006373</text:p>
          </table:table-cell>
          <table:table-cell/>
          <table:table-cell table:formula="of:=([.B2443]-[.F244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.164168188641604" calcext:value-type="float">
            <text:p>0,164168188641604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0.164168188641604" calcext:value-type="float">
            <text:p>0,164168188641604</text:p>
          </table:table-cell>
          <table:table-cell/>
          <table:table-cell table:formula="of:=([.B2444]-[.F244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-0.0474490923381102" calcext:value-type="float">
            <text:p>-0,04744909233811</text:p>
          </table:table-cell>
          <table:table-cell table:number-columns-repeated="2"/>
          <table:table-cell office:value-type="float" office:value="2443" calcext:value-type="float">
            <text:p>2443</text:p>
          </table:table-cell>
          <table:table-cell office:value-type="float" office:value="-0.0474490923381102" calcext:value-type="float">
            <text:p>-0,04744909233811</text:p>
          </table:table-cell>
          <table:table-cell/>
          <table:table-cell table:formula="of:=([.B2445]-[.F244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.0426510129302686" calcext:value-type="float">
            <text:p>0,042651012930269</text:p>
          </table:table-cell>
          <table:table-cell table:number-columns-repeated="2"/>
          <table:table-cell office:value-type="float" office:value="2444" calcext:value-type="float">
            <text:p>2444</text:p>
          </table:table-cell>
          <table:table-cell office:value-type="float" office:value="0.0426510129302686" calcext:value-type="float">
            <text:p>0,042651012930269</text:p>
          </table:table-cell>
          <table:table-cell/>
          <table:table-cell table:formula="of:=([.B2446]-[.F244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-0.0547291935469672" calcext:value-type="float">
            <text:p>-0,054729193546967</text:p>
          </table:table-cell>
          <table:table-cell table:number-columns-repeated="2"/>
          <table:table-cell office:value-type="float" office:value="2445" calcext:value-type="float">
            <text:p>2445</text:p>
          </table:table-cell>
          <table:table-cell office:value-type="float" office:value="-0.0547291935469672" calcext:value-type="float">
            <text:p>-0,054729193546967</text:p>
          </table:table-cell>
          <table:table-cell/>
          <table:table-cell table:formula="of:=([.B2447]-[.F244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-0.0820726760318173" calcext:value-type="float">
            <text:p>-0,082072676031817</text:p>
          </table:table-cell>
          <table:table-cell table:number-columns-repeated="2"/>
          <table:table-cell office:value-type="float" office:value="2446" calcext:value-type="float">
            <text:p>2446</text:p>
          </table:table-cell>
          <table:table-cell office:value-type="float" office:value="-0.0820726760318173" calcext:value-type="float">
            <text:p>-0,082072676031817</text:p>
          </table:table-cell>
          <table:table-cell/>
          <table:table-cell table:formula="of:=([.B2448]-[.F244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-0.034473674750868" calcext:value-type="float">
            <text:p>-0,034473674750868</text:p>
          </table:table-cell>
          <table:table-cell table:number-columns-repeated="2"/>
          <table:table-cell office:value-type="float" office:value="2447" calcext:value-type="float">
            <text:p>2447</text:p>
          </table:table-cell>
          <table:table-cell office:value-type="float" office:value="-0.034473674750868" calcext:value-type="float">
            <text:p>-0,034473674750868</text:p>
          </table:table-cell>
          <table:table-cell/>
          <table:table-cell table:formula="of:=([.B2449]-[.F244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.0430309694351035" calcext:value-type="float">
            <text:p>0,043030969435104</text:p>
          </table:table-cell>
          <table:table-cell table:number-columns-repeated="2"/>
          <table:table-cell office:value-type="float" office:value="2448" calcext:value-type="float">
            <text:p>2448</text:p>
          </table:table-cell>
          <table:table-cell office:value-type="float" office:value="0.0430309694351035" calcext:value-type="float">
            <text:p>0,043030969435104</text:p>
          </table:table-cell>
          <table:table-cell/>
          <table:table-cell table:formula="of:=([.B2450]-[.F245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-0.0738109807235783" calcext:value-type="float">
            <text:p>-0,073810980723578</text:p>
          </table:table-cell>
          <table:table-cell table:number-columns-repeated="2"/>
          <table:table-cell office:value-type="float" office:value="2449" calcext:value-type="float">
            <text:p>2449</text:p>
          </table:table-cell>
          <table:table-cell office:value-type="float" office:value="-0.0738109807235783" calcext:value-type="float">
            <text:p>-0,073810980723578</text:p>
          </table:table-cell>
          <table:table-cell/>
          <table:table-cell table:formula="of:=([.B2451]-[.F245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-0.0985368478876112" calcext:value-type="float">
            <text:p>-0,098536847887611</text:p>
          </table:table-cell>
          <table:table-cell table:number-columns-repeated="2"/>
          <table:table-cell office:value-type="float" office:value="2450" calcext:value-type="float">
            <text:p>2450</text:p>
          </table:table-cell>
          <table:table-cell office:value-type="float" office:value="-0.0985368478876112" calcext:value-type="float">
            <text:p>-0,098536847887611</text:p>
          </table:table-cell>
          <table:table-cell/>
          <table:table-cell table:formula="of:=([.B2452]-[.F245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.160837708004154" calcext:value-type="float">
            <text:p>0,160837708004154</text:p>
          </table:table-cell>
          <table:table-cell table:number-columns-repeated="2"/>
          <table:table-cell office:value-type="float" office:value="2451" calcext:value-type="float">
            <text:p>2451</text:p>
          </table:table-cell>
          <table:table-cell office:value-type="float" office:value="0.160837708004154" calcext:value-type="float">
            <text:p>0,160837708004154</text:p>
          </table:table-cell>
          <table:table-cell/>
          <table:table-cell table:formula="of:=([.B2453]-[.F245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-0.0315401146609934" calcext:value-type="float">
            <text:p>-0,031540114660993</text:p>
          </table:table-cell>
          <table:table-cell table:number-columns-repeated="2"/>
          <table:table-cell office:value-type="float" office:value="2452" calcext:value-type="float">
            <text:p>2452</text:p>
          </table:table-cell>
          <table:table-cell office:value-type="float" office:value="-0.0315401146609934" calcext:value-type="float">
            <text:p>-0,031540114660994</text:p>
          </table:table-cell>
          <table:table-cell/>
          <table:table-cell table:formula="of:=([.B2454]-[.F245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.137785263011638" calcext:value-type="float">
            <text:p>0,137785263011638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0.137785263011638" calcext:value-type="float">
            <text:p>0,137785263011638</text:p>
          </table:table-cell>
          <table:table-cell/>
          <table:table-cell table:formula="of:=([.B2455]-[.F245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-0.0184086613898735" calcext:value-type="float">
            <text:p>-0,018408661389874</text:p>
          </table:table-cell>
          <table:table-cell table:number-columns-repeated="2"/>
          <table:table-cell office:value-type="float" office:value="2454" calcext:value-type="float">
            <text:p>2454</text:p>
          </table:table-cell>
          <table:table-cell office:value-type="float" office:value="-0.0184086613898735" calcext:value-type="float">
            <text:p>-0,018408661389874</text:p>
          </table:table-cell>
          <table:table-cell/>
          <table:table-cell table:formula="of:=([.B2456]-[.F245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-0.0682722518258603" calcext:value-type="float">
            <text:p>-0,06827225182586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-0.0682722518258603" calcext:value-type="float">
            <text:p>-0,06827225182586</text:p>
          </table:table-cell>
          <table:table-cell/>
          <table:table-cell table:formula="of:=([.B2457]-[.F245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-0.00404259294895119" calcext:value-type="float">
            <text:p>-0,004042592948951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-0.00404259294895119" calcext:value-type="float">
            <text:p>-0,004042592948951</text:p>
          </table:table-cell>
          <table:table-cell/>
          <table:table-cell table:formula="of:=([.B2458]-[.F245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.0461547336071241" calcext:value-type="float">
            <text:p>0,046154733607124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0.0461547336071241" calcext:value-type="float">
            <text:p>0,046154733607124</text:p>
          </table:table-cell>
          <table:table-cell/>
          <table:table-cell table:formula="of:=([.B2459]-[.F245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-0.0537990837260973" calcext:value-type="float">
            <text:p>-0,053799083726097</text:p>
          </table:table-cell>
          <table:table-cell table:number-columns-repeated="2"/>
          <table:table-cell office:value-type="float" office:value="2458" calcext:value-type="float">
            <text:p>2458</text:p>
          </table:table-cell>
          <table:table-cell office:value-type="float" office:value="-0.0537990837260973" calcext:value-type="float">
            <text:p>-0,053799083726097</text:p>
          </table:table-cell>
          <table:table-cell/>
          <table:table-cell table:formula="of:=([.B2460]-[.F246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-0.0578904938739956" calcext:value-type="float">
            <text:p>-0,057890493873996</text:p>
          </table:table-cell>
          <table:table-cell table:number-columns-repeated="2"/>
          <table:table-cell office:value-type="float" office:value="2459" calcext:value-type="float">
            <text:p>2459</text:p>
          </table:table-cell>
          <table:table-cell office:value-type="float" office:value="-0.0578904938739956" calcext:value-type="float">
            <text:p>-0,057890493873996</text:p>
          </table:table-cell>
          <table:table-cell/>
          <table:table-cell table:formula="of:=([.B2461]-[.F246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-0.0421215578660082" calcext:value-type="float">
            <text:p>-0,042121557866008</text:p>
          </table:table-cell>
          <table:table-cell table:number-columns-repeated="2"/>
          <table:table-cell office:value-type="float" office:value="2460" calcext:value-type="float">
            <text:p>2460</text:p>
          </table:table-cell>
          <table:table-cell office:value-type="float" office:value="-0.0421215578660082" calcext:value-type="float">
            <text:p>-0,042121557866008</text:p>
          </table:table-cell>
          <table:table-cell/>
          <table:table-cell table:formula="of:=([.B2462]-[.F246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-0.0607234598434843" calcext:value-type="float">
            <text:p>-0,060723459843484</text:p>
          </table:table-cell>
          <table:table-cell table:number-columns-repeated="2"/>
          <table:table-cell office:value-type="float" office:value="2461" calcext:value-type="float">
            <text:p>2461</text:p>
          </table:table-cell>
          <table:table-cell office:value-type="float" office:value="-0.0607234598434843" calcext:value-type="float">
            <text:p>-0,060723459843484</text:p>
          </table:table-cell>
          <table:table-cell/>
          <table:table-cell table:formula="of:=([.B2463]-[.F246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-0.02438196213747" calcext:value-type="float">
            <text:p>-0,02438196213747</text:p>
          </table:table-cell>
          <table:table-cell table:number-columns-repeated="2"/>
          <table:table-cell office:value-type="float" office:value="2462" calcext:value-type="float">
            <text:p>2462</text:p>
          </table:table-cell>
          <table:table-cell office:value-type="float" office:value="-0.02438196213747" calcext:value-type="float">
            <text:p>-0,02438196213747</text:p>
          </table:table-cell>
          <table:table-cell/>
          <table:table-cell table:formula="of:=([.B2464]-[.F246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-0.0582373848638835" calcext:value-type="float">
            <text:p>-0,058237384863884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-0.0582373848638835" calcext:value-type="float">
            <text:p>-0,058237384863884</text:p>
          </table:table-cell>
          <table:table-cell/>
          <table:table-cell table:formula="of:=([.B2465]-[.F246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-0.0496716150250737" calcext:value-type="float">
            <text:p>-0,049671615025074</text:p>
          </table:table-cell>
          <table:table-cell table:number-columns-repeated="2"/>
          <table:table-cell office:value-type="float" office:value="2464" calcext:value-type="float">
            <text:p>2464</text:p>
          </table:table-cell>
          <table:table-cell office:value-type="float" office:value="-0.0496716150250737" calcext:value-type="float">
            <text:p>-0,049671615025074</text:p>
          </table:table-cell>
          <table:table-cell/>
          <table:table-cell table:formula="of:=([.B2466]-[.F246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.013545074043005" calcext:value-type="float">
            <text:p>0,013545074043005</text:p>
          </table:table-cell>
          <table:table-cell table:number-columns-repeated="2"/>
          <table:table-cell office:value-type="float" office:value="2465" calcext:value-type="float">
            <text:p>2465</text:p>
          </table:table-cell>
          <table:table-cell office:value-type="float" office:value="0.013545074043005" calcext:value-type="float">
            <text:p>0,013545074043005</text:p>
          </table:table-cell>
          <table:table-cell/>
          <table:table-cell table:formula="of:=([.B2467]-[.F246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-0.0372612081116512" calcext:value-type="float">
            <text:p>-0,037261208111651</text:p>
          </table:table-cell>
          <table:table-cell table:number-columns-repeated="2"/>
          <table:table-cell office:value-type="float" office:value="2466" calcext:value-type="float">
            <text:p>2466</text:p>
          </table:table-cell>
          <table:table-cell office:value-type="float" office:value="-0.0372612081116512" calcext:value-type="float">
            <text:p>-0,037261208111651</text:p>
          </table:table-cell>
          <table:table-cell/>
          <table:table-cell table:formula="of:=([.B2468]-[.F246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-0.042401882053861" calcext:value-type="float">
            <text:p>-0,042401882053861</text:p>
          </table:table-cell>
          <table:table-cell table:number-columns-repeated="2"/>
          <table:table-cell office:value-type="float" office:value="2467" calcext:value-type="float">
            <text:p>2467</text:p>
          </table:table-cell>
          <table:table-cell office:value-type="float" office:value="-0.042401882053861" calcext:value-type="float">
            <text:p>-0,042401882053861</text:p>
          </table:table-cell>
          <table:table-cell/>
          <table:table-cell table:formula="of:=([.B2469]-[.F246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.116050016657596" calcext:value-type="float">
            <text:p>0,116050016657596</text:p>
          </table:table-cell>
          <table:table-cell table:number-columns-repeated="2"/>
          <table:table-cell office:value-type="float" office:value="2468" calcext:value-type="float">
            <text:p>2468</text:p>
          </table:table-cell>
          <table:table-cell office:value-type="float" office:value="0.116050016657596" calcext:value-type="float">
            <text:p>0,116050016657596</text:p>
          </table:table-cell>
          <table:table-cell/>
          <table:table-cell table:formula="of:=([.B2470]-[.F247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.0420625806790756" calcext:value-type="float">
            <text:p>0,042062580679076</text:p>
          </table:table-cell>
          <table:table-cell table:number-columns-repeated="2"/>
          <table:table-cell office:value-type="float" office:value="2469" calcext:value-type="float">
            <text:p>2469</text:p>
          </table:table-cell>
          <table:table-cell office:value-type="float" office:value="0.0420625806790756" calcext:value-type="float">
            <text:p>0,042062580679076</text:p>
          </table:table-cell>
          <table:table-cell/>
          <table:table-cell table:formula="of:=([.B2471]-[.F247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-0.0122720263266534" calcext:value-type="float">
            <text:p>-0,012272026326653</text:p>
          </table:table-cell>
          <table:table-cell table:number-columns-repeated="2"/>
          <table:table-cell office:value-type="float" office:value="2470" calcext:value-type="float">
            <text:p>2470</text:p>
          </table:table-cell>
          <table:table-cell office:value-type="float" office:value="-0.0122720263266534" calcext:value-type="float">
            <text:p>-0,012272026326653</text:p>
          </table:table-cell>
          <table:table-cell/>
          <table:table-cell table:formula="of:=([.B2472]-[.F247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.0985563678393507" calcext:value-type="float">
            <text:p>0,098556367839351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0.0985563678393507" calcext:value-type="float">
            <text:p>0,098556367839351</text:p>
          </table:table-cell>
          <table:table-cell/>
          <table:table-cell table:formula="of:=([.B2473]-[.F247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-0.0228378542005042" calcext:value-type="float">
            <text:p>-0,022837854200504</text:p>
          </table:table-cell>
          <table:table-cell table:number-columns-repeated="2"/>
          <table:table-cell office:value-type="float" office:value="2472" calcext:value-type="float">
            <text:p>2472</text:p>
          </table:table-cell>
          <table:table-cell office:value-type="float" office:value="-0.0228378542005042" calcext:value-type="float">
            <text:p>-0,022837854200504</text:p>
          </table:table-cell>
          <table:table-cell/>
          <table:table-cell table:formula="of:=([.B2474]-[.F247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-0.0541664317841818" calcext:value-type="float">
            <text:p>-0,054166431784182</text:p>
          </table:table-cell>
          <table:table-cell table:number-columns-repeated="2"/>
          <table:table-cell office:value-type="float" office:value="2473" calcext:value-type="float">
            <text:p>2473</text:p>
          </table:table-cell>
          <table:table-cell office:value-type="float" office:value="-0.0541664317841818" calcext:value-type="float">
            <text:p>-0,054166431784182</text:p>
          </table:table-cell>
          <table:table-cell/>
          <table:table-cell table:formula="of:=([.B2475]-[.F247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-0.0457587197614607" calcext:value-type="float">
            <text:p>-0,045758719761461</text:p>
          </table:table-cell>
          <table:table-cell table:number-columns-repeated="2"/>
          <table:table-cell office:value-type="float" office:value="2474" calcext:value-type="float">
            <text:p>2474</text:p>
          </table:table-cell>
          <table:table-cell office:value-type="float" office:value="-0.0457587197614607" calcext:value-type="float">
            <text:p>-0,045758719761461</text:p>
          </table:table-cell>
          <table:table-cell/>
          <table:table-cell table:formula="of:=([.B2476]-[.F247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-0.00612013702711545" calcext:value-type="float">
            <text:p>-0,006120137027115</text:p>
          </table:table-cell>
          <table:table-cell table:number-columns-repeated="2"/>
          <table:table-cell office:value-type="float" office:value="2475" calcext:value-type="float">
            <text:p>2475</text:p>
          </table:table-cell>
          <table:table-cell office:value-type="float" office:value="-0.00612013702711545" calcext:value-type="float">
            <text:p>-0,006120137027115</text:p>
          </table:table-cell>
          <table:table-cell/>
          <table:table-cell table:formula="of:=([.B2477]-[.F247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-0.101725303741813" calcext:value-type="float">
            <text:p>-0,101725303741813</text:p>
          </table:table-cell>
          <table:table-cell table:number-columns-repeated="2"/>
          <table:table-cell office:value-type="float" office:value="2476" calcext:value-type="float">
            <text:p>2476</text:p>
          </table:table-cell>
          <table:table-cell office:value-type="float" office:value="-0.101725303741813" calcext:value-type="float">
            <text:p>-0,101725303741813</text:p>
          </table:table-cell>
          <table:table-cell/>
          <table:table-cell table:formula="of:=([.B2478]-[.F247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-0.0238768714681715" calcext:value-type="float">
            <text:p>-0,023876871468172</text:p>
          </table:table-cell>
          <table:table-cell table:number-columns-repeated="2"/>
          <table:table-cell office:value-type="float" office:value="2477" calcext:value-type="float">
            <text:p>2477</text:p>
          </table:table-cell>
          <table:table-cell office:value-type="float" office:value="-0.0238768714681715" calcext:value-type="float">
            <text:p>-0,023876871468172</text:p>
          </table:table-cell>
          <table:table-cell/>
          <table:table-cell table:formula="of:=([.B2479]-[.F247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.0303606910499221" calcext:value-type="float">
            <text:p>0,030360691049922</text:p>
          </table:table-cell>
          <table:table-cell table:number-columns-repeated="2"/>
          <table:table-cell office:value-type="float" office:value="2478" calcext:value-type="float">
            <text:p>2478</text:p>
          </table:table-cell>
          <table:table-cell office:value-type="float" office:value="0.0303606910499221" calcext:value-type="float">
            <text:p>0,030360691049922</text:p>
          </table:table-cell>
          <table:table-cell/>
          <table:table-cell table:formula="of:=([.B2480]-[.F248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-0.0779257072680304" calcext:value-type="float">
            <text:p>-0,07792570726803</text:p>
          </table:table-cell>
          <table:table-cell table:number-columns-repeated="2"/>
          <table:table-cell office:value-type="float" office:value="2479" calcext:value-type="float">
            <text:p>2479</text:p>
          </table:table-cell>
          <table:table-cell office:value-type="float" office:value="-0.0779257072680304" calcext:value-type="float">
            <text:p>-0,077925707268031</text:p>
          </table:table-cell>
          <table:table-cell/>
          <table:table-cell table:formula="of:=([.B2481]-[.F248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-0.0551594144552502" calcext:value-type="float">
            <text:p>-0,05515941445525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-0.0551594144552502" calcext:value-type="float">
            <text:p>-0,05515941445525</text:p>
          </table:table-cell>
          <table:table-cell/>
          <table:table-cell table:formula="of:=([.B2482]-[.F248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-0.0161473546309464" calcext:value-type="float">
            <text:p>-0,016147354630946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-0.0161473546309464" calcext:value-type="float">
            <text:p>-0,016147354630947</text:p>
          </table:table-cell>
          <table:table-cell/>
          <table:table-cell table:formula="of:=([.B2483]-[.F248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-0.00445972890254541" calcext:value-type="float">
            <text:p>-0,004459728902545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-0.00445972890254541" calcext:value-type="float">
            <text:p>-0,004459728902545</text:p>
          </table:table-cell>
          <table:table-cell/>
          <table:table-cell table:formula="of:=([.B2484]-[.F248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.00272403093637949" calcext:value-type="float">
            <text:p>0,002724030936379</text:p>
          </table:table-cell>
          <table:table-cell table:number-columns-repeated="2"/>
          <table:table-cell office:value-type="float" office:value="2483" calcext:value-type="float">
            <text:p>2483</text:p>
          </table:table-cell>
          <table:table-cell office:value-type="float" office:value="0.00272403093637949" calcext:value-type="float">
            <text:p>0,002724030936379</text:p>
          </table:table-cell>
          <table:table-cell/>
          <table:table-cell table:formula="of:=([.B2485]-[.F248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-0.0109029255586385" calcext:value-type="float">
            <text:p>-0,010902925558639</text:p>
          </table:table-cell>
          <table:table-cell table:number-columns-repeated="2"/>
          <table:table-cell office:value-type="float" office:value="2484" calcext:value-type="float">
            <text:p>2484</text:p>
          </table:table-cell>
          <table:table-cell office:value-type="float" office:value="-0.0109029255586385" calcext:value-type="float">
            <text:p>-0,010902925558639</text:p>
          </table:table-cell>
          <table:table-cell/>
          <table:table-cell table:formula="of:=([.B2486]-[.F2486])^2" office:value-type="float" office:value="1.73333694994851E-033" calcext:value-type="float">
            <text:p>1,73333694994851E-33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159230416525985" calcext:value-type="float">
            <text:p>0,159230416525985</text:p>
          </table:table-cell>
          <table:table-cell table:number-columns-repeated="2"/>
          <table:table-cell office:value-type="float" office:value="2485" calcext:value-type="float">
            <text:p>2485</text:p>
          </table:table-cell>
          <table:table-cell office:value-type="float" office:value="0.159230416525985" calcext:value-type="float">
            <text:p>0,159230416525985</text:p>
          </table:table-cell>
          <table:table-cell/>
          <table:table-cell table:formula="of:=([.B2487]-[.F248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-0.051085400722851" calcext:value-type="float">
            <text:p>-0,051085400722851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-0.051085400722851" calcext:value-type="float">
            <text:p>-0,051085400722851</text:p>
          </table:table-cell>
          <table:table-cell/>
          <table:table-cell table:formula="of:=([.B2488]-[.F248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-0.00803081812214843" calcext:value-type="float">
            <text:p>-0,008030818122148</text:p>
          </table:table-cell>
          <table:table-cell table:number-columns-repeated="2"/>
          <table:table-cell office:value-type="float" office:value="2487" calcext:value-type="float">
            <text:p>2487</text:p>
          </table:table-cell>
          <table:table-cell office:value-type="float" office:value="-0.00803081812214843" calcext:value-type="float">
            <text:p>-0,008030818122148</text:p>
          </table:table-cell>
          <table:table-cell/>
          <table:table-cell table:formula="of:=([.B2489]-[.F248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-0.0373899245414225" calcext:value-type="float">
            <text:p>-0,037389924541423</text:p>
          </table:table-cell>
          <table:table-cell table:number-columns-repeated="2"/>
          <table:table-cell office:value-type="float" office:value="2488" calcext:value-type="float">
            <text:p>2488</text:p>
          </table:table-cell>
          <table:table-cell office:value-type="float" office:value="-0.0373899245414225" calcext:value-type="float">
            <text:p>-0,037389924541423</text:p>
          </table:table-cell>
          <table:table-cell/>
          <table:table-cell table:formula="of:=([.B2490]-[.F249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-0.0387418215661126" calcext:value-type="float">
            <text:p>-0,038741821566113</text:p>
          </table:table-cell>
          <table:table-cell table:number-columns-repeated="2"/>
          <table:table-cell office:value-type="float" office:value="2489" calcext:value-type="float">
            <text:p>2489</text:p>
          </table:table-cell>
          <table:table-cell office:value-type="float" office:value="-0.0387418215661126" calcext:value-type="float">
            <text:p>-0,038741821566113</text:p>
          </table:table-cell>
          <table:table-cell/>
          <table:table-cell table:formula="of:=([.B2491]-[.F249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.184048779192248" calcext:value-type="float">
            <text:p>0,18404877919224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0.184048779192248" calcext:value-type="float">
            <text:p>0,184048779192248</text:p>
          </table:table-cell>
          <table:table-cell/>
          <table:table-cell table:formula="of:=([.B2492]-[.F249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-0.0415073945794943" calcext:value-type="float">
            <text:p>-0,041507394579494</text:p>
          </table:table-cell>
          <table:table-cell table:number-columns-repeated="2"/>
          <table:table-cell office:value-type="float" office:value="2491" calcext:value-type="float">
            <text:p>2491</text:p>
          </table:table-cell>
          <table:table-cell office:value-type="float" office:value="-0.0415073945794943" calcext:value-type="float">
            <text:p>-0,041507394579494</text:p>
          </table:table-cell>
          <table:table-cell/>
          <table:table-cell table:formula="of:=([.B2493]-[.F249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.00702186051239117" calcext:value-type="float">
            <text:p>0,007021860512391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0.00702186051239117" calcext:value-type="float">
            <text:p>0,007021860512391</text:p>
          </table:table-cell>
          <table:table-cell/>
          <table:table-cell table:formula="of:=([.B2494]-[.F249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-0.0122456877738412" calcext:value-type="float">
            <text:p>-0,012245687773841</text:p>
          </table:table-cell>
          <table:table-cell table:number-columns-repeated="2"/>
          <table:table-cell office:value-type="float" office:value="2493" calcext:value-type="float">
            <text:p>2493</text:p>
          </table:table-cell>
          <table:table-cell office:value-type="float" office:value="-0.0122456877738412" calcext:value-type="float">
            <text:p>-0,012245687773841</text:p>
          </table:table-cell>
          <table:table-cell/>
          <table:table-cell table:formula="of:=([.B2495]-[.F2495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-0.0165482980819337" calcext:value-type="float">
            <text:p>-0,016548298081934</text:p>
          </table:table-cell>
          <table:table-cell table:number-columns-repeated="2"/>
          <table:table-cell office:value-type="float" office:value="2494" calcext:value-type="float">
            <text:p>2494</text:p>
          </table:table-cell>
          <table:table-cell office:value-type="float" office:value="-0.0165482980819337" calcext:value-type="float">
            <text:p>-0,016548298081934</text:p>
          </table:table-cell>
          <table:table-cell/>
          <table:table-cell table:formula="of:=([.B2496]-[.F2496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-0.0534900136599335" calcext:value-type="float">
            <text:p>-0,053490013659934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-0.0534900136599335" calcext:value-type="float">
            <text:p>-0,053490013659934</text:p>
          </table:table-cell>
          <table:table-cell/>
          <table:table-cell table:formula="of:=([.B2497]-[.F2497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.146362980474147" calcext:value-type="float">
            <text:p>0,146362980474147</text:p>
          </table:table-cell>
          <table:table-cell table:number-columns-repeated="2"/>
          <table:table-cell office:value-type="float" office:value="2496" calcext:value-type="float">
            <text:p>2496</text:p>
          </table:table-cell>
          <table:table-cell office:value-type="float" office:value="0.146362980474147" calcext:value-type="float">
            <text:p>0,146362980474147</text:p>
          </table:table-cell>
          <table:table-cell/>
          <table:table-cell table:formula="of:=([.B2498]-[.F2498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-0.105527837473093" calcext:value-type="float">
            <text:p>-0,105527837473093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-0.105527837473093" calcext:value-type="float">
            <text:p>-0,105527837473093</text:p>
          </table:table-cell>
          <table:table-cell/>
          <table:table-cell table:formula="of:=([.B2499]-[.F2499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-0.093649121056663" calcext:value-type="float">
            <text:p>-0,093649121056663</text:p>
          </table:table-cell>
          <table:table-cell table:number-columns-repeated="2"/>
          <table:table-cell office:value-type="float" office:value="2498" calcext:value-type="float">
            <text:p>2498</text:p>
          </table:table-cell>
          <table:table-cell office:value-type="float" office:value="-0.093649121056663" calcext:value-type="float">
            <text:p>-0,093649121056663</text:p>
          </table:table-cell>
          <table:table-cell/>
          <table:table-cell table:formula="of:=([.B2500]-[.F2500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0.0454757616401325" calcext:value-type="float">
            <text:p>-0,045475761640133</text:p>
          </table:table-cell>
          <table:table-cell table:number-columns-repeated="2"/>
          <table:table-cell office:value-type="float" office:value="2499" calcext:value-type="float">
            <text:p>2499</text:p>
          </table:table-cell>
          <table:table-cell office:value-type="float" office:value="-0.0454757616401325" calcext:value-type="float">
            <text:p>-0,045475761640133</text:p>
          </table:table-cell>
          <table:table-cell/>
          <table:table-cell table:formula="of:=([.B2501]-[.F250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0.0582803859806377" calcext:value-type="float">
            <text:p>-0,058280385980638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-0.0582803859806377" calcext:value-type="float">
            <text:p>-0,058280385980638</text:p>
          </table:table-cell>
          <table:table-cell/>
          <table:table-cell table:formula="of:=([.B2502]-[.F250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.172511335982787" calcext:value-type="float">
            <text:p>0,172511335982787</text:p>
          </table:table-cell>
          <table:table-cell table:number-columns-repeated="2"/>
          <table:table-cell office:value-type="float" office:value="2501" calcext:value-type="float">
            <text:p>2501</text:p>
          </table:table-cell>
          <table:table-cell office:value-type="float" office:value="0.172511335982787" calcext:value-type="float">
            <text:p>0,172511335982787</text:p>
          </table:table-cell>
          <table:table-cell/>
          <table:table-cell table:formula="of:=([.B2503]-[.F2503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.049977787725291" calcext:value-type="float">
            <text:p>0,049977787725291</text:p>
          </table:table-cell>
          <table:table-cell table:number-columns-repeated="2"/>
          <table:table-cell office:value-type="float" office:value="2502" calcext:value-type="float">
            <text:p>2502</text:p>
          </table:table-cell>
          <table:table-cell office:value-type="float" office:value="0.049977787725291" calcext:value-type="float">
            <text:p>0,049977787725291</text:p>
          </table:table-cell>
          <table:table-cell/>
          <table:table-cell table:formula="of:=([.B2504]-[.F2504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.137963600603868" calcext:value-type="float">
            <text:p>0,137963600603868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0.137963600603868" calcext:value-type="float">
            <text:p>0,137963600603868</text:p>
          </table:table-cell>
          <table:table-cell/>
          <table:table-cell table:formula="of:=([.B2505]-[.F2505])^2" office:value-type="float" office:value="0" calcext:value-type="float">
            <text:p>0</text:p>
          </table:table-cell>
        </table:table-row>
      </table:table>
      <table:table table:name="Лист2" table:style-name="ta1">
        <table:shapes>
          <draw:frame draw:z-index="0" draw:style-name="gr1" draw:text-style-name="P1" svg:width="159.84mm" svg:height="89.9mm" svg:x="228.8mm" svg:y="10.06mm">
            <draw:object draw:notify-on-update-of-ranges="Лист2.D9:Лист2.D23 Лист2.G9:Лист2.G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/>
          <table:table-cell office:value-type="string" calcext:value-type="string">
            <text:p>"date"</text:p>
          </table:table-cell>
          <table:table-cell office:value-type="string" calcext:value-type="string">
            <text:p>"score"</text:p>
          </table:table-cell>
          <table:table-cell office:value-type="string" calcext:value-type="string">
            <text:p>"file"</text:p>
          </table:table-cell>
          <table:table-cell office:value-type="string" calcext:value-type="string">
            <text:p>"isFinal"</text:p>
          </table:table-cell>
          <table:table-cell office:value-type="string" calcext:value-type="string">
            <text:p>"score_private"</text:p>
          </table:table-cell>
        </table:table-row>
        <table:table-row table:style-name="ro1">
          <table:table-cell office:value-type="string" calcext:value-type="string">
            <text:p>"isFinal"</text:p>
          </table:table-cell>
          <table:table-cell/>
          <table:table-cell office:value-type="string" calcext:value-type="string">
            <text:p>ISODate("2019-01-10T20:50:45,931Z"),</text:p>
          </table:table-cell>
          <table:table-cell office:value-type="float" office:value="0.0444486" calcext:value-type="float">
            <text:p>0,0444486</text:p>
          </table:table-cell>
          <table:table-cell office:value-type="string" calcext:value-type="string">
            <text:p>"https://boosters,pro/uploads/kfo9uuno5dufk5b8cgomcsc1f63uv62b,,",</text:p>
          </table:table-cell>
          <table:table-cell office:value-type="string" calcext:value-type="string">
            <text:p>true,</text:p>
          </table:table-cell>
          <table:table-cell office:value-type="float" office:value="0.0426033" calcext:value-type="float">
            <text:p>0,0426033</text:p>
          </table:table-cell>
        </table:table-row>
        <table:table-row table:style-name="ro1">
          <table:table-cell office:value-type="string" calcext:value-type="string">
            <text:p>"score_private"</text:p>
          </table:table-cell>
          <table:table-cell/>
          <table:table-cell office:value-type="string" calcext:value-type="string">
            <text:p>ISODate("2019-01-10T20:46:22,982Z"),</text:p>
          </table:table-cell>
          <table:table-cell office:value-type="float" office:value="0.0440257" calcext:value-type="float">
            <text:p>0,0440257</text:p>
          </table:table-cell>
          <table:table-cell office:value-type="string" calcext:value-type="string">
            <text:p>"https://boosters,pro/uploads/2i4ykaamjr2j3jib8w9gexmkjr3t5iu2,,",</text:p>
          </table:table-cell>
          <table:table-cell office:value-type="string" calcext:value-type="string">
            <text:p>true,</text:p>
          </table:table-cell>
          <table:table-cell office:value-type="float" office:value="0.0429679" calcext:value-type="float">
            <text:p>0,0429679</text:p>
          </table:table-cell>
        </table:table-row>
        <table:table-row table:style-name="ro1">
          <table:table-cell office:value-type="string" calcext:value-type="string">
            <text:p>"date"</text:p>
          </table:table-cell>
          <table:table-cell/>
          <table:table-cell office:value-type="string" calcext:value-type="string">
            <text:p>ISODate("2019-01-09T14:14:17,276Z"),</text:p>
          </table:table-cell>
          <table:table-cell office:value-type="float" office:value="0.0444992" calcext:value-type="float">
            <text:p>0,0444992</text:p>
          </table:table-cell>
          <table:table-cell office:value-type="string" calcext:value-type="string">
            <text:p>"https://boosters,pro/uploads/9p9290h1vn3vvakphl4jn6focx16w97w,,",</text:p>
          </table:table-cell>
          <table:table-cell office:value-type="string" calcext:value-type="string">
            <text:p>false,</text:p>
          </table:table-cell>
          <table:table-cell office:value-type="float" office:value="0.0430946" calcext:value-type="float">
            <text:p>0,0430946</text:p>
          </table:table-cell>
        </table:table-row>
        <table:table-row table:style-name="ro1">
          <table:table-cell office:value-type="string" calcext:value-type="string">
            <text:p>"score"</text:p>
          </table:table-cell>
          <table:table-cell/>
          <table:table-cell office:value-type="string" calcext:value-type="string">
            <text:p>ISODate("2019-01-07T15:53:22,665Z"),</text:p>
          </table:table-cell>
          <table:table-cell office:value-type="float" office:value="0.0446185" calcext:value-type="float">
            <text:p>0,0446185</text:p>
          </table:table-cell>
          <table:table-cell office:value-type="string" calcext:value-type="string">
            <text:p>"https://boosters,pro/uploads/t3e778picahyehkoy44142t6fvbcfn7f,,",</text:p>
          </table:table-cell>
          <table:table-cell office:value-type="string" calcext:value-type="string">
            <text:p>false,</text:p>
          </table:table-cell>
          <table:table-cell office:value-type="float" office:value="0.0433326" calcext:value-type="float">
            <text:p>0,0433326</text:p>
          </table:table-cell>
        </table:table-row>
        <table:table-row table:style-name="ro1">
          <table:table-cell office:value-type="string" calcext:value-type="string">
            <text:p>"file"</text:p>
          </table:table-cell>
          <table:table-cell/>
          <table:table-cell office:value-type="string" calcext:value-type="string">
            <text:p>ISODate("2019-01-07T11:59:29,790Z"),</text:p>
          </table:table-cell>
          <table:table-cell office:value-type="float" office:value="0.0445781" calcext:value-type="float">
            <text:p>0,0445781</text:p>
          </table:table-cell>
          <table:table-cell office:value-type="string" calcext:value-type="string">
            <text:p>"https://boosters,pro/uploads/hoa3sysyl117pe01g6y1ap6l0fr1cr22,,",</text:p>
          </table:table-cell>
          <table:table-cell office:value-type="string" calcext:value-type="string">
            <text:p>false,</text:p>
          </table:table-cell>
          <table:table-cell office:value-type="float" office:value="0.0435433" calcext:value-type="float">
            <text:p>0,0435433</text:p>
          </table:table-cell>
        </table:table-row>
        <table:table-row table:style-name="ro1">
          <table:table-cell office:value-type="string" calcext:value-type="string">
            <text:p>"isFinal"</text:p>
          </table:table-cell>
          <table:table-cell/>
          <table:table-cell office:value-type="string" calcext:value-type="string">
            <text:p>ISODate("2018-12-25T20:42:51,446Z"),</text:p>
          </table:table-cell>
          <table:table-cell office:value-type="float" office:value="0.0442599" calcext:value-type="float">
            <text:p>0,0442599</text:p>
          </table:table-cell>
          <table:table-cell office:value-type="string" calcext:value-type="string">
            <text:p>"https://boosters,pro/uploads/jpxptsy9jc1fqud374lk5ylrd8991w5f,,",</text:p>
          </table:table-cell>
          <table:table-cell office:value-type="string" calcext:value-type="string">
            <text:p>true,</text:p>
          </table:table-cell>
          <table:table-cell office:value-type="float" office:value="0.0439118" calcext:value-type="float">
            <text:p>0,0439118</text:p>
          </table:table-cell>
        </table:table-row>
        <table:table-row table:style-name="ro1">
          <table:table-cell office:value-type="string" calcext:value-type="string">
            <text:p>"score_private"</text:p>
          </table:table-cell>
          <table:table-cell/>
          <table:table-cell office:value-type="string" calcext:value-type="string">
            <text:p>ISODate("2019-01-08T20:03:11,237Z"),</text:p>
          </table:table-cell>
          <table:table-cell office:value-type="float" office:value="0.0452546" calcext:value-type="float">
            <text:p>0,0452546</text:p>
          </table:table-cell>
          <table:table-cell office:value-type="string" calcext:value-type="string">
            <text:p>"https://boosters,pro/uploads/ju331basvq65jpbf7jjjb5eua82prcwn,,",</text:p>
          </table:table-cell>
          <table:table-cell office:value-type="string" calcext:value-type="string">
            <text:p>false,</text:p>
          </table:table-cell>
          <table:table-cell office:value-type="float" office:value="0.0441447" calcext:value-type="float">
            <text:p>0,0441447</text:p>
          </table:table-cell>
        </table:table-row>
        <table:table-row table:style-name="ro1">
          <table:table-cell office:value-type="string" calcext:value-type="string">
            <text:p>"date"</text:p>
          </table:table-cell>
          <table:table-cell/>
          <table:table-cell office:value-type="string" calcext:value-type="string">
            <text:p>ISODate("2019-01-08T18:18:53,447Z"),</text:p>
          </table:table-cell>
          <table:table-cell office:value-type="float" office:value="0.044593" calcext:value-type="float">
            <text:p>0,044593</text:p>
          </table:table-cell>
          <table:table-cell office:value-type="string" calcext:value-type="string">
            <text:p>"https://boosters,pro/uploads/kp3284hvd15frk84jdb64h8drm30b6b0,,",</text:p>
          </table:table-cell>
          <table:table-cell office:value-type="string" calcext:value-type="string">
            <text:p>false,</text:p>
          </table:table-cell>
          <table:table-cell office:value-type="float" office:value="0.0441928" calcext:value-type="float">
            <text:p>0,0441928</text:p>
          </table:table-cell>
        </table:table-row>
        <table:table-row table:style-name="ro1">
          <table:table-cell office:value-type="string" calcext:value-type="string">
            <text:p>"score"</text:p>
          </table:table-cell>
          <table:table-cell/>
          <table:table-cell office:value-type="string" calcext:value-type="string">
            <text:p>ISODate("2018-12-23T17:00:33,212Z"),</text:p>
          </table:table-cell>
          <table:table-cell office:value-type="float" office:value="0.0462012" calcext:value-type="float">
            <text:p>0,0462012</text:p>
          </table:table-cell>
          <table:table-cell office:value-type="string" calcext:value-type="string">
            <text:p>"https://boosters,pro/uploads/e5hc58vnjelsbg4bs010mnl0vrw5wytn,,",</text:p>
          </table:table-cell>
          <table:table-cell office:value-type="string" calcext:value-type="string">
            <text:p>false,</text:p>
          </table:table-cell>
          <table:table-cell office:value-type="float" office:value="0.0442312" calcext:value-type="float">
            <text:p>0,0442312</text:p>
          </table:table-cell>
        </table:table-row>
        <table:table-row table:style-name="ro1">
          <table:table-cell office:value-type="string" calcext:value-type="string">
            <text:p>"file"</text:p>
          </table:table-cell>
          <table:table-cell/>
          <table:table-cell office:value-type="string" calcext:value-type="string">
            <text:p>ISODate("2019-01-08T19:52:56,888Z"),</text:p>
          </table:table-cell>
          <table:table-cell office:value-type="float" office:value="0.0446676" calcext:value-type="float">
            <text:p>0,0446676</text:p>
          </table:table-cell>
          <table:table-cell office:value-type="string" calcext:value-type="string">
            <text:p>"https://boosters,pro/uploads/ghjan88c9dgghfxxy5as4cow14m41xw8,,",</text:p>
          </table:table-cell>
          <table:table-cell office:value-type="string" calcext:value-type="string">
            <text:p>false,</text:p>
          </table:table-cell>
          <table:table-cell office:value-type="float" office:value="0.0443702" calcext:value-type="float">
            <text:p>0,0443702</text:p>
          </table:table-cell>
        </table:table-row>
        <table:table-row table:style-name="ro1">
          <table:table-cell office:value-type="string" calcext:value-type="string">
            <text:p>"isFinal"</text:p>
          </table:table-cell>
          <table:table-cell/>
          <table:table-cell office:value-type="string" calcext:value-type="string">
            <text:p>ISODate("2019-01-09T14:49:02,278Z"),</text:p>
          </table:table-cell>
          <table:table-cell office:value-type="float" office:value="0.0455457" calcext:value-type="float">
            <text:p>0,0455457</text:p>
          </table:table-cell>
          <table:table-cell office:value-type="string" calcext:value-type="string">
            <text:p>"https://boosters,pro/uploads/5a45rtgc8le2gftxafque7c0m3n8j2w1,,",</text:p>
          </table:table-cell>
          <table:table-cell office:value-type="string" calcext:value-type="string">
            <text:p>false,</text:p>
          </table:table-cell>
          <table:table-cell office:value-type="float" office:value="0.0448884" calcext:value-type="float">
            <text:p>0,0448884</text:p>
          </table:table-cell>
        </table:table-row>
        <table:table-row table:style-name="ro1">
          <table:table-cell office:value-type="string" calcext:value-type="string">
            <text:p>"score_private"</text:p>
          </table:table-cell>
          <table:table-cell/>
          <table:table-cell office:value-type="string" calcext:value-type="string">
            <text:p>ISODate("2019-01-07T15:10:08,697Z"),</text:p>
          </table:table-cell>
          <table:table-cell office:value-type="float" office:value="0.0483438" calcext:value-type="float">
            <text:p>0,0483438</text:p>
          </table:table-cell>
          <table:table-cell office:value-type="string" calcext:value-type="string">
            <text:p>"https://boosters,pro/uploads/8i0fb0jswcjtbw6vimdcyqsv2bji6cgd,,",</text:p>
          </table:table-cell>
          <table:table-cell office:value-type="string" calcext:value-type="string">
            <text:p>false,</text:p>
          </table:table-cell>
          <table:table-cell office:value-type="float" office:value="0.044947" calcext:value-type="float">
            <text:p>0,044947</text:p>
          </table:table-cell>
        </table:table-row>
        <table:table-row table:style-name="ro1">
          <table:table-cell office:value-type="string" calcext:value-type="string">
            <text:p>"date"</text:p>
          </table:table-cell>
          <table:table-cell/>
          <table:table-cell office:value-type="string" calcext:value-type="string">
            <text:p>ISODate("2018-12-25T19:44:51,248Z"),</text:p>
          </table:table-cell>
          <table:table-cell office:value-type="float" office:value="0.0460443" calcext:value-type="float">
            <text:p>0,0460443</text:p>
          </table:table-cell>
          <table:table-cell office:value-type="string" calcext:value-type="string">
            <text:p>"https://boosters,pro/uploads/nxp6nr4bjj6vp9559qj32jeoxhwjojit,,",</text:p>
          </table:table-cell>
          <table:table-cell office:value-type="string" calcext:value-type="string">
            <text:p>false,</text:p>
          </table:table-cell>
          <table:table-cell office:value-type="float" office:value="0.0451111" calcext:value-type="float">
            <text:p>0,0451111</text:p>
          </table:table-cell>
        </table:table-row>
        <table:table-row table:style-name="ro1">
          <table:table-cell office:value-type="string" calcext:value-type="string">
            <text:p>"score"</text:p>
          </table:table-cell>
          <table:table-cell/>
          <table:table-cell office:value-type="string" calcext:value-type="string">
            <text:p>ISODate("2019-01-10T11:25:22,196Z"),</text:p>
          </table:table-cell>
          <table:table-cell office:value-type="float" office:value="0.0466819" calcext:value-type="float">
            <text:p>0,0466819</text:p>
          </table:table-cell>
          <table:table-cell office:value-type="string" calcext:value-type="string">
            <text:p>"https://boosters,pro/uploads/c75acxliik1hecssokdpg53gnn2ggvb0,,",</text:p>
          </table:table-cell>
          <table:table-cell office:value-type="string" calcext:value-type="string">
            <text:p>false,</text:p>
          </table:table-cell>
          <table:table-cell office:value-type="float" office:value="0.0458446" calcext:value-type="float">
            <text:p>0,0458446</text:p>
          </table:table-cell>
        </table:table-row>
        <table:table-row table:style-name="ro1">
          <table:table-cell office:value-type="string" calcext:value-type="string">
            <text:p>"file"</text:p>
          </table:table-cell>
          <table:table-cell/>
          <table:table-cell office:value-type="string" calcext:value-type="string">
            <text:p>ISODate("2018-12-23T17:55:59,944Z"),</text:p>
          </table:table-cell>
          <table:table-cell office:value-type="float" office:value="0.0475649" calcext:value-type="float">
            <text:p>0,0475649</text:p>
          </table:table-cell>
          <table:table-cell office:value-type="string" calcext:value-type="string">
            <text:p>"https://boosters,pro/uploads/d82ku8hyw7cjluveaq2lay7wnsjkn7r3,,",</text:p>
          </table:table-cell>
          <table:table-cell office:value-type="string" calcext:value-type="string">
            <text:p>false,</text:p>
          </table:table-cell>
          <table:table-cell office:value-type="float" office:value="0.0469695" calcext:value-type="float">
            <text:p>0,0469695</text:p>
          </table:table-cell>
        </table:table-row>
        <table:table-row table:style-name="ro1">
          <table:table-cell office:value-type="string" calcext:value-type="string">
            <text:p>"isFinal"</text:p>
          </table:table-cell>
          <table:table-cell/>
          <table:table-cell office:value-type="string" calcext:value-type="string">
            <text:p>ISODate("2019-01-09T15:40:28,748Z"),</text:p>
          </table:table-cell>
          <table:table-cell office:value-type="float" office:value="0.167788" calcext:value-type="float">
            <text:p>0,167788</text:p>
          </table:table-cell>
          <table:table-cell office:value-type="string" calcext:value-type="string">
            <text:p>"https://boosters,pro/uploads/clgemwkmkxu7vrs6dqtdgtdjnqj0cakq,,",</text:p>
          </table:table-cell>
          <table:table-cell office:value-type="string" calcext:value-type="string">
            <text:p>false,</text:p>
          </table:table-cell>
          <table:table-cell office:value-type="float" office:value="0.170868" calcext:value-type="float">
            <text:p>0,170868</text:p>
          </table:table-cell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sFinal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sFinal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sFinal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sFinal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sFinal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sFinal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sFinal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sFinal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sFinal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sFinal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at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file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isFinal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score_private"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.00.0000</text:date>, <text:time style:data-style-name="N2" text:time-value="10:18:00.05895696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23:00:20.580993496</meta:creation-date>
    <dc:date>2019-01-15T10:58:09.631454511</dc:date>
    <meta:editing-duration>PT2H31M52S</meta:editing-duration>
    <meta:editing-cycles>6</meta:editing-cycles>
    <meta:generator>LibreOffice/6.0.7.3$Linux_X86_64 LibreOffice_project/00m0$Build-3</meta:generator>
    <meta:document-statistic meta:table-count="2" meta:cell-count="126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Лист1.H2:Лист1.H2505" svg:x="0.32cm" svg:y="0.18cm" svg:width="12.323cm" svg:height="8.64cm">
          <chartooo:coordinate-region svg:x="1.762cm" svg:y="0.18cm" svg:width="10.881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H2:Лист1.H2505" chart:class="chart:line">
            <chart:data-point chart:repeated="25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H2:Лист1.H25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5926418187436E-031">
                <text:p>2.35926418187436E-0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2637501571164E-031">
                <text:p>2.22637501571164E-0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2637501571164E-031">
                <text:p>2.22637501571164E-0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19375457727859E-033">
                <text:p>2.19375457727859E-0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07357203485052E-035">
                <text:p>2.07357203485052E-0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22637501571164E-031">
                <text:p>2.22637501571164E-0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22637501571164E-031">
                <text:p>2.22637501571164E-0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35926418187436E-031">
                <text:p>2.35926418187436E-03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35926418187436E-033">
                <text:p>2.35926418187436E-0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.35926418187436E-033">
                <text:p>2.35926418187436E-0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59190146965757E-033">
                <text:p>1.59190146965757E-0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22637501571164E-031">
                <text:p>2.22637501571164E-0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97215226305253E-031">
                <text:p>1.97215226305253E-03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97215226305253E-031">
                <text:p>1.97215226305253E-03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85081867655613E-031">
                <text:p>1.85081867655613E-03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7215226305253E-031">
                <text:p>1.97215226305253E-03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97215226305253E-031">
                <text:p>1.97215226305253E-0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.22637501571164E-031">
                <text:p>2.22637501571164E-03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73333694994851E-031">
                <text:p>1.73333694994851E-0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07357203485052E-035">
                <text:p>2.07357203485052E-03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97215226305253E-031">
                <text:p>1.97215226305253E-03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35887146955056E-035">
                <text:p>1.35887146955056E-03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.63659809386613E-031">
                <text:p>2.63659809386613E-03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.22637501571164E-031">
                <text:p>2.22637501571164E-03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.03426350375902E-033">
                <text:p>2.03426350375902E-0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49600520792586E-031">
                <text:p>2.49600520792586E-03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.88079096131566E-033">
                <text:p>1.88079096131566E-03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.59190146965757E-033">
                <text:p>1.59190146965757E-03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.35926418187436E-033">
                <text:p>2.35926418187436E-03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0973377094377E-031">
                <text:p>2.0973377094377E-03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.97215226305253E-031">
                <text:p>1.97215226305253E-03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.0973377094377E-031">
                <text:p>2.0973377094377E-03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.35926418187436E-033">
                <text:p>2.35926418187436E-0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.85081867655613E-031">
                <text:p>1.85081867655613E-0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.97215226305253E-031">
                <text:p>1.97215226305253E-03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.61970708322967E-031">
                <text:p>1.61970708322967E-03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.59190146965757E-033">
                <text:p>1.59190146965757E-03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.88079096131566E-033">
                <text:p>1.88079096131566E-03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.88079096131566E-035">
                <text:p>1.88079096131566E-03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.85081867655613E-031">
                <text:p>1.85081867655613E-03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.97215226305253E-031">
                <text:p>1.97215226305253E-03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.97215226305253E-031">
                <text:p>1.97215226305253E-03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.19375457727859E-033">
                <text:p>2.19375457727859E-03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.97215226305253E-031">
                <text:p>1.97215226305253E-03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.03426350375902E-033">
                <text:p>2.03426350375902E-03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.49600520792586E-031">
                <text:p>2.49600520792586E-03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.45648452044285E-033">
                <text:p>1.45648452044285E-033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.19375457727859E-033">
                <text:p>2.19375457727859E-03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.73333694994851E-031">
                <text:p>1.73333694994851E-031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.73333694994851E-033">
                <text:p>1.73333694994851E-03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1cm" xlink:href=".." xlink:type="simple" chart:class="chart:line" chart:style-name="ch1">
        <chart:legend chart:legend-position="end" svg:x="12.921cm" svg:y="3.947cm" style:legend-expansion="high" chart:style-name="ch2"/>
        <chart:plot-area chart:style-name="ch3" table:cell-range-address="Лист2.D9:Лист2.D23 Лист2.G9:Лист2.G23" svg:x="0.319cm" svg:y="0.179cm" svg:width="12.283cm" svg:height="8.633cm">
          <chartooo:coordinate-region svg:x="1.417cm" svg:y="0.379cm" svg:width="10.998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D9:Лист2.D23" chart:class="chart:line">
            <chart:data-point chart:repeated="15"/>
          </chart:series>
          <chart:series chart:style-name="ch7" chart:values-cell-range-address="Лист2.G9:Лист2.G23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44486">
                <text:p>0.0444486</text:p>
                <draw:g>
                  <svg:desc>Лист2.D9:Лист2.D23</svg:desc>
                </draw:g>
              </table:table-cell>
              <table:table-cell office:value-type="float" office:value="0.0426033">
                <text:p>0.0426033</text:p>
                <draw:g>
                  <svg:desc>Лист2.G9:Лист2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0257">
                <text:p>0.0440257</text:p>
              </table:table-cell>
              <table:table-cell office:value-type="float" office:value="0.0429679">
                <text:p>0.0429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4992">
                <text:p>0.0444992</text:p>
              </table:table-cell>
              <table:table-cell office:value-type="float" office:value="0.0430946">
                <text:p>0.0430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46185">
                <text:p>0.0446185</text:p>
              </table:table-cell>
              <table:table-cell office:value-type="float" office:value="0.0433326">
                <text:p>0.0433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45781">
                <text:p>0.0445781</text:p>
              </table:table-cell>
              <table:table-cell office:value-type="float" office:value="0.0435433">
                <text:p>0.0435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2599">
                <text:p>0.0442599</text:p>
              </table:table-cell>
              <table:table-cell office:value-type="float" office:value="0.0439118">
                <text:p>0.0439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2546">
                <text:p>0.0452546</text:p>
              </table:table-cell>
              <table:table-cell office:value-type="float" office:value="0.0441447">
                <text:p>0.0441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4593">
                <text:p>0.044593</text:p>
              </table:table-cell>
              <table:table-cell office:value-type="float" office:value="0.0441928">
                <text:p>0.0441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62012">
                <text:p>0.0462012</text:p>
              </table:table-cell>
              <table:table-cell office:value-type="float" office:value="0.0442312">
                <text:p>0.0442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46676">
                <text:p>0.0446676</text:p>
              </table:table-cell>
              <table:table-cell office:value-type="float" office:value="0.0443702">
                <text:p>0.0443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5457">
                <text:p>0.0455457</text:p>
              </table:table-cell>
              <table:table-cell office:value-type="float" office:value="0.0448884">
                <text:p>0.0448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3438">
                <text:p>0.0483438</text:p>
              </table:table-cell>
              <table:table-cell office:value-type="float" office:value="0.044947">
                <text:p>0.044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60443">
                <text:p>0.0460443</text:p>
              </table:table-cell>
              <table:table-cell office:value-type="float" office:value="0.0451111">
                <text:p>0.045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66819">
                <text:p>0.0466819</text:p>
              </table:table-cell>
              <table:table-cell office:value-type="float" office:value="0.0458446">
                <text:p>0.0458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5649">
                <text:p>0.0475649</text:p>
              </table:table-cell>
              <table:table-cell office:value-type="float" office:value="0.0469695">
                <text:p>0.0469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